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Pictures/2000000A000000DF000000DF12960A1C.svm" manifest:media-type="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Pictures/2000000A000000DF000000DF12960A1C.svm" manifest:media-type="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Pictures/2000000A000000DF000000DF12960A1C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Pictures/2000000A000000DF000000DF12960A1C.svm" manifest:media-type="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Pictures/2000000A000000DF000000DF12960A1C.svm" manifest:media-type="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Pictures/2000000A000000DF000000DF12960A1C.svm" manifest:media-type="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Pictures/2000000A000000DF000000DFEC460C48.svm" manifest:media-type="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Pictures/2000000A000000DF000000DF12960A1C.svm" manifest:media-type="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7492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5429in"/>
    </style:style>
    <style:style style:name="co9" style:family="table-column">
      <style:table-column-properties fo:break-before="auto" style:column-width="0.4429in"/>
    </style:style>
    <style:style style:name="co10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11" style:family="table-cell" style:parent-style-name="Default">
      <style:text-properties fo:color="#ff0000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60"/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634in" svg:height="5.0224in" svg:x="14.2252in" svg:y="0.7189in">
            <draw:object draw:notify-on-update-of-ranges="Sheet1.D4:Sheet1.D69 Sheet1.G2:Sheet1.G2 Sheet1.I4:Sheet1.I69 Sheet2.D4:Sheet2.D51 Sheet2.A1:Sheet2.G2 Sheet2.I4:Sheet2.I52 Sheet2.D4:Sheet2.D51 Sheet2.K2:Sheet2.K2 Sheet2.M4:Sheet2.M51 Sheet1.D4:Sheet1.D69 Sheet1.L2:Sheet1.L2 Sheet1.N4:Sheet1.N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RUN 1, no colling, N2 gaz, beam splitter on</text:p>
          </table:table-cell>
          <table:covered-table-cell table:number-columns-repeated="16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1 , no colling, N2 gaz, beam splitter on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Bottom (51.8V), run <text:s/>1, no colling, N2 gaz, beam splitter o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table:style-name="ce4" table:formula="of:=HOUR([.A4])*60+MINUTE([.A4])" office:value-type="float" office:value="461" calcext:value-type="float">
            <text:p>461</text:p>
          </table:table-cell>
          <table:table-cell table:style-name="ce4" table:formula="of:=[.D4] - [.D$4]" office:value-type="string" office:string-value="" calcext:value-type="error">
            <text:p>Err:522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H4]/[.G4])" office:value-type="float" office:value="1.23381667569867" calcext:value-type="float">
            <text:p>1.233816675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M4]/[.L4])" office:value-type="float" office:value="0.132049954766551" calcext:value-type="float">
            <text:p>0.1320499548</text:p>
          </table:table-cell>
          <table:table-cell table:formula="of:=[.N4]/[.N$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table:style-name="ce4" table:formula="of:=HOUR([.A5])*60+MINUTE([.A5])" office:value-type="float" office:value="465" calcext:value-type="float">
            <text:p>465</text:p>
          </table:table-cell>
          <table:table-cell table:style-name="ce4" table:formula="of:=[.D5] - [.D$4]" office:value-type="string" office:string-value="" calcext:value-type="error">
            <text:p>Err:522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H5]/[.G5])" office:value-type="float" office:value="1.20103395288328" calcext:value-type="float">
            <text:p>1.2010339529</text:p>
          </table:table-cell>
          <table:table-cell table:formula="of:=[.I5]/[.I$4]" office:value-type="float" office:value="0.973429826763502" calcext:value-type="float">
            <text:p>0.9734298268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M5]/[.L5])" office:value-type="float" office:value="0.130189377311696" calcext:value-type="float">
            <text:p>0.1301893773</text:p>
          </table:table-cell>
          <table:table-cell table:formula="of:=[.N5]/[.N$4]" office:value-type="float" office:value="0.985910048525623" calcext:value-type="float">
            <text:p>0.9859100485</text:p>
          </table:table-cell>
          <table:table-cell table:number-columns-repeated="2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table:style-name="ce4" table:formula="of:=HOUR([.A6])*60+MINUTE([.A6])" office:value-type="float" office:value="480" calcext:value-type="float">
            <text:p>480</text:p>
          </table:table-cell>
          <table:table-cell table:style-name="ce4" table:formula="of:=[.D6] - [.D$4]" office:value-type="string" office:string-value="" calcext:value-type="error">
            <text:p>Err:522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H6]/[.G6])" office:value-type="float" office:value="1.16613967682392" calcext:value-type="float">
            <text:p>1.1661396768</text:p>
          </table:table-cell>
          <table:table-cell table:formula="of:=[.I6]/[.I$4]" office:value-type="float" office:value="0.945148254025313" calcext:value-type="float">
            <text:p>0.945148254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M6]/[.L6])" office:value-type="float" office:value="0.120721940864342" calcext:value-type="float">
            <text:p>0.1207219409</text:p>
          </table:table-cell>
          <table:table-cell table:formula="of:=[.N6]/[.N$4]" office:value-type="float" office:value="0.914214178094683" calcext:value-type="float">
            <text:p>0.9142141781</text:p>
          </table:table-cell>
          <table:table-cell table:number-columns-repeated="2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table:style-name="ce4" table:formula="of:=HOUR([.A7])*60+MINUTE([.A7])" office:value-type="float" office:value="484" calcext:value-type="float">
            <text:p>484</text:p>
          </table:table-cell>
          <table:table-cell table:style-name="ce4" table:formula="of:=[.D7] - [.D$4]" office:value-type="string" office:string-value="" calcext:value-type="error">
            <text:p>Err:522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H7]/[.G7])" office:value-type="float" office:value="1.26589786821049" calcext:value-type="float">
            <text:p>1.2658978682</text:p>
          </table:table-cell>
          <table:table-cell table:formula="of:=[.I7]/[.I$4]" office:value-type="float" office:value="1.02600158771046" calcext:value-type="float">
            <text:p>1.0260015877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M7]/[.L7])" office:value-type="float" office:value="0.0938326069761358" calcext:value-type="float">
            <text:p>0.093832607</text:p>
          </table:table-cell>
          <table:table-cell table:formula="of:=[.N7]/[.N$4]" office:value-type="float" office:value="0.710584165984919" calcext:value-type="float">
            <text:p>0.710584166</text:p>
          </table:table-cell>
          <table:table-cell table:number-columns-repeated="2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table:style-name="ce4" table:formula="of:=HOUR([.A8])*60+MINUTE([.A8])" office:value-type="float" office:value="488" calcext:value-type="float">
            <text:p>488</text:p>
          </table:table-cell>
          <table:table-cell table:style-name="ce4" table:formula="of:=[.D8] - [.D$4]" office:value-type="string" office:string-value="" calcext:value-type="error">
            <text:p>Err:522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H8]/[.G8])" office:value-type="float" office:value="1.36175251767416" calcext:value-type="float">
            <text:p>1.3617525177</text:p>
          </table:table-cell>
          <table:table-cell table:formula="of:=[.I8]/[.I$4]" office:value-type="float" office:value="1.1036911272925" calcext:value-type="float">
            <text:p>1.1036911273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M8]/[.L8])" office:value-type="float" office:value="0.105517686581529" calcext:value-type="float">
            <text:p>0.1055176866</text:p>
          </table:table-cell>
          <table:table-cell table:formula="of:=[.N8]/[.N$4]" office:value-type="float" office:value="0.799074007772833" calcext:value-type="float">
            <text:p>0.7990740078</text:p>
          </table:table-cell>
          <table:table-cell table:number-columns-repeated="2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table:style-name="ce4" table:formula="of:=HOUR([.A9])*60+MINUTE([.A9])" office:value-type="float" office:value="491" calcext:value-type="float">
            <text:p>491</text:p>
          </table:table-cell>
          <table:table-cell table:style-name="ce4" table:formula="of:=[.D9] - [.D$4]" office:value-type="string" office:string-value="" calcext:value-type="error">
            <text:p>Err:522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H9]/[.G9])" office:value-type="float" office:value="1.39907661761535" calcext:value-type="float">
            <text:p>1.3990766176</text:p>
          </table:table-cell>
          <table:table-cell table:formula="of:=[.I9]/[.I$4]" office:value-type="float" office:value="1.1339420557135" calcext:value-type="float">
            <text:p>1.1339420557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M9]/[.L9])" office:value-type="float" office:value="0.0415139284396091" calcext:value-type="float">
            <text:p>0.0415139284</text:p>
          </table:table-cell>
          <table:table-cell table:formula="of:=[.N9]/[.N$4]" office:value-type="float" office:value="0.314380482091046" calcext:value-type="float">
            <text:p>0.3143804821</text:p>
          </table:table-cell>
          <table:table-cell table:number-columns-repeated="2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table:style-name="ce4" table:formula="of:=HOUR([.A10])*60+MINUTE([.A10])" office:value-type="float" office:value="494" calcext:value-type="float">
            <text:p>494</text:p>
          </table:table-cell>
          <table:table-cell table:style-name="ce4" table:formula="of:=[.D10] - [.D$4]" office:value-type="string" office:string-value="" calcext:value-type="error">
            <text:p>Err:522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H10]/[.G10])" office:value-type="float" office:value="1.40053377149854" calcext:value-type="float">
            <text:p>1.4005337715</text:p>
          </table:table-cell>
          <table:table-cell table:formula="of:=[.I10]/[.I$4]" office:value-type="float" office:value="1.13512306899683" calcext:value-type="float">
            <text:p>1.135123069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M10]/[.L10])" office:value-type="float" office:value="0.103442848964113" calcext:value-type="float">
            <text:p>0.103442849</text:p>
          </table:table-cell>
          <table:table-cell table:formula="of:=[.N10]/[.N$4]" office:value-type="float" office:value="0.783361487302195" calcext:value-type="float">
            <text:p>0.7833614873</text:p>
          </table:table-cell>
          <table:table-cell table:number-columns-repeated="2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table:style-name="ce4" table:formula="of:=HOUR([.A11])*60+MINUTE([.A11])" office:value-type="float" office:value="498" calcext:value-type="float">
            <text:p>498</text:p>
          </table:table-cell>
          <table:table-cell table:style-name="ce4" table:formula="of:=[.D11] - [.D$4]" office:value-type="string" office:string-value="" calcext:value-type="error">
            <text:p>Err:522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H11]/[.G11])" office:value-type="float" office:value="1.32116519743045" calcext:value-type="float">
            <text:p>1.3211651974</text:p>
          </table:table-cell>
          <table:table-cell table:formula="of:=[.I11]/[.I$4]" office:value-type="float" office:value="1.07079538107419" calcext:value-type="float">
            <text:p>1.0707953811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M11]/[.L11])" office:value-type="float" office:value="0.102385798541083" calcext:value-type="float">
            <text:p>0.1023857985</text:p>
          </table:table-cell>
          <table:table-cell table:formula="of:=[.N11]/[.N$4]" office:value-type="float" office:value="0.775356558978682" calcext:value-type="float">
            <text:p>0.775356559</text:p>
          </table:table-cell>
          <table:table-cell table:number-columns-repeated="2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table:style-name="ce4" table:formula="of:=HOUR([.A12])*60+MINUTE([.A12])" office:value-type="float" office:value="501" calcext:value-type="float">
            <text:p>501</text:p>
          </table:table-cell>
          <table:table-cell table:style-name="ce4" table:formula="of:=[.D12] - [.D$4]" office:value-type="string" office:string-value="" calcext:value-type="error">
            <text:p>Err:522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H12]/[.G12])" office:value-type="float" office:value="1.27389510348059" calcext:value-type="float">
            <text:p>1.2738951035</text:p>
          </table:table-cell>
          <table:table-cell table:formula="of:=[.I12]/[.I$4]" office:value-type="float" office:value="1.0324832923491" calcext:value-type="float">
            <text:p>1.0324832923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M12]/[.L12])" office:value-type="float" office:value="0.104256393750138" calcext:value-type="float">
            <text:p>0.1042563938</text:p>
          </table:table-cell>
          <table:table-cell table:formula="of:=[.N12]/[.N$4]" office:value-type="float" office:value="0.789522373820209" calcext:value-type="float">
            <text:p>0.7895223738</text:p>
          </table:table-cell>
          <table:table-cell table:number-columns-repeated="2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table:style-name="ce4" table:formula="of:=HOUR([.A13])*60+MINUTE([.A13])" office:value-type="float" office:value="505" calcext:value-type="float">
            <text:p>505</text:p>
          </table:table-cell>
          <table:table-cell table:style-name="ce4" table:formula="of:=[.D13] - [.D$4]" office:value-type="string" office:string-value="" calcext:value-type="error">
            <text:p>Err:522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H13]/[.G13])" office:value-type="float" office:value="1.33058486084844" calcext:value-type="float">
            <text:p>1.3305848608</text:p>
          </table:table-cell>
          <table:table-cell table:formula="of:=[.I13]/[.I$4]" office:value-type="float" office:value="1.07842995402454" calcext:value-type="float">
            <text:p>1.078429954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M13]/[.L13])" office:value-type="float" office:value="0.105762165517242" calcext:value-type="float">
            <text:p>0.1057621655</text:p>
          </table:table-cell>
          <table:table-cell table:formula="of:=[.N13]/[.N$4]" office:value-type="float" office:value="0.800925420263998" calcext:value-type="float">
            <text:p>0.8009254203</text:p>
          </table:table-cell>
          <table:table-cell table:number-columns-repeated="2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table:style-name="ce4" table:formula="of:=HOUR([.A14])*60+MINUTE([.A14])" office:value-type="float" office:value="508" calcext:value-type="float">
            <text:p>508</text:p>
          </table:table-cell>
          <table:table-cell table:style-name="ce4" table:formula="of:=[.D14] - [.D$4]" office:value-type="string" office:string-value="" calcext:value-type="error">
            <text:p>Err:522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H14]/[.G14])" office:value-type="float" office:value="1.42554273079758" calcext:value-type="float">
            <text:p>1.4255427308</text:p>
          </table:table-cell>
          <table:table-cell table:formula="of:=[.I14]/[.I$4]" office:value-type="float" office:value="1.15539265992684" calcext:value-type="float">
            <text:p>1.1553926599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M14]/[.L14])" office:value-type="float" office:value="0.0858506403656242" calcext:value-type="float">
            <text:p>0.0858506404</text:p>
          </table:table-cell>
          <table:table-cell table:formula="of:=[.N14]/[.N$4]" office:value-type="float" office:value="0.650137597679592" calcext:value-type="float">
            <text:p>0.6501375977</text:p>
          </table:table-cell>
          <table:table-cell table:number-columns-repeated="2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table:style-name="ce4" table:formula="of:=HOUR([.A15])*60+MINUTE([.A15])" office:value-type="float" office:value="512" calcext:value-type="float">
            <text:p>512</text:p>
          </table:table-cell>
          <table:table-cell table:style-name="ce4" table:formula="of:=[.D15] - [.D$4]" office:value-type="string" office:string-value="" calcext:value-type="error">
            <text:p>Err:522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H15]/[.G15])" office:value-type="float" office:value="1.4331724788177" calcext:value-type="float">
            <text:p>1.4331724788</text:p>
          </table:table-cell>
          <table:table-cell table:formula="of:=[.I15]/[.I$4]" office:value-type="float" office:value="1.16157651865593" calcext:value-type="float">
            <text:p>1.1615765187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M15]/[.L15])" office:value-type="float" office:value="0.049170209555896" calcext:value-type="float">
            <text:p>0.0491702096</text:p>
          </table:table-cell>
          <table:table-cell table:formula="of:=[.N15]/[.N$4]" office:value-type="float" office:value="0.372360669436224" calcext:value-type="float">
            <text:p>0.3723606694</text:p>
          </table:table-cell>
          <table:table-cell table:number-columns-repeated="2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table:style-name="ce4" table:formula="of:=HOUR([.A16])*60+MINUTE([.A16])" office:value-type="float" office:value="516" calcext:value-type="float">
            <text:p>516</text:p>
          </table:table-cell>
          <table:table-cell table:style-name="ce4" table:formula="of:=[.D16] - [.D$4]" office:value-type="string" office:string-value="" calcext:value-type="error">
            <text:p>Err:522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H16]/[.G16])" office:value-type="float" office:value="1.46328293188478" calcext:value-type="float">
            <text:p>1.4632829319</text:p>
          </table:table-cell>
          <table:table-cell table:formula="of:=[.I16]/[.I$4]" office:value-type="float" office:value="1.18598083548852" calcext:value-type="float">
            <text:p>1.1859808355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M16]/[.L16])" office:value-type="float" office:value="0.144109309531189" calcext:value-type="float">
            <text:p>0.1441093095</text:p>
          </table:table-cell>
          <table:table-cell table:formula="of:=[.N16]/[.N$4]" office:value-type="float" office:value="1.09132418701663" calcext:value-type="float">
            <text:p>1.091324187</text:p>
          </table:table-cell>
          <table:table-cell table:number-columns-repeated="2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table:style-name="ce4" table:formula="of:=HOUR([.A17])*60+MINUTE([.A17])" office:value-type="float" office:value="523" calcext:value-type="float">
            <text:p>523</text:p>
          </table:table-cell>
          <table:table-cell table:style-name="ce4" table:formula="of:=[.D17] - [.D$4]" office:value-type="string" office:string-value="" calcext:value-type="error">
            <text:p>Err:522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H17]/[.G17])" office:value-type="float" office:value="1.49616596310623" calcext:value-type="float">
            <text:p>1.4961659631</text:p>
          </table:table-cell>
          <table:table-cell table:formula="of:=[.I17]/[.I$4]" office:value-type="float" office:value="1.21263230800394" calcext:value-type="float">
            <text:p>1.212632308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M17]/[.L17])" office:value-type="float" office:value="0.03692821185745" calcext:value-type="float">
            <text:p>0.0369282119</text:p>
          </table:table-cell>
          <table:table-cell table:formula="of:=[.N17]/[.N$4]" office:value-type="float" office:value="0.279653347270999" calcext:value-type="float">
            <text:p>0.2796533473</text:p>
          </table:table-cell>
          <table:table-cell table:number-columns-repeated="2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table:style-name="ce4" table:formula="of:=HOUR([.A18])*60+MINUTE([.A18])" office:value-type="float" office:value="527" calcext:value-type="float">
            <text:p>527</text:p>
          </table:table-cell>
          <table:table-cell table:style-name="ce4" table:formula="of:=[.D18] - [.D$4]" office:value-type="string" office:string-value="" calcext:value-type="error">
            <text:p>Err:522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H18]/[.G18])" office:value-type="float" office:value="1.53187626813902" calcext:value-type="float">
            <text:p>1.5318762681</text:p>
          </table:table-cell>
          <table:table-cell table:formula="of:=[.I18]/[.I$4]" office:value-type="float" office:value="1.24157526665909" calcext:value-type="float">
            <text:p>1.2415752667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M18]/[.L18])" office:value-type="float" office:value="0.142872804612435" calcext:value-type="float">
            <text:p>0.1428728046</text:p>
          </table:table-cell>
          <table:table-cell table:formula="of:=[.N18]/[.N$4]" office:value-type="float" office:value="1.08196026924066" calcext:value-type="float">
            <text:p>1.0819602692</text:p>
          </table:table-cell>
          <table:table-cell table:number-columns-repeated="2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table:style-name="ce4" table:formula="of:=HOUR([.A19])*60+MINUTE([.A19])" office:value-type="float" office:value="530" calcext:value-type="float">
            <text:p>530</text:p>
          </table:table-cell>
          <table:table-cell table:style-name="ce4" table:formula="of:=[.D19] - [.D$4]" office:value-type="string" office:string-value="" calcext:value-type="error">
            <text:p>Err:522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H19]/[.G19])" office:value-type="float" office:value="1.47723354639502" calcext:value-type="float">
            <text:p>1.4772335464</text:p>
          </table:table-cell>
          <table:table-cell table:formula="of:=[.I19]/[.I$4]" office:value-type="float" office:value="1.1972877133943" calcext:value-type="float">
            <text:p>1.197287713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M19]/[.L19])" office:value-type="float" office:value="0.0164523344699333" calcext:value-type="float">
            <text:p>0.0164523345</text:p>
          </table:table-cell>
          <table:table-cell table:formula="of:=[.N19]/[.N$4]" office:value-type="float" office:value="0.124591746350986" calcext:value-type="float">
            <text:p>0.1245917464</text:p>
          </table:table-cell>
          <table:table-cell table:number-columns-repeated="2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table:style-name="ce4" table:formula="of:=HOUR([.A20])*60+MINUTE([.A20])" office:value-type="float" office:value="534" calcext:value-type="float">
            <text:p>534</text:p>
          </table:table-cell>
          <table:table-cell table:style-name="ce4" table:formula="of:=[.D20] - [.D$4]" office:value-type="string" office:string-value="" calcext:value-type="error">
            <text:p>Err:522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H20]/[.G20])" office:value-type="float" office:value="1.36017851398933" calcext:value-type="float">
            <text:p>1.360178514</text:p>
          </table:table-cell>
          <table:table-cell table:formula="of:=[.I20]/[.I$4]" office:value-type="float" office:value="1.10241540804196" calcext:value-type="float">
            <text:p>1.102415408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M20]/[.L20])" office:value-type="float" office:value="0.13524465525059" calcext:value-type="float">
            <text:p>0.1352446553</text:p>
          </table:table-cell>
          <table:table-cell table:formula="of:=[.N20]/[.N$4]" office:value-type="float" office:value="1.02419312062383" calcext:value-type="float">
            <text:p>1.0241931206</text:p>
          </table:table-cell>
          <table:table-cell table:number-columns-repeated="2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table:style-name="ce4" table:formula="of:=HOUR([.A21])*60+MINUTE([.A21])" office:value-type="float" office:value="537" calcext:value-type="float">
            <text:p>537</text:p>
          </table:table-cell>
          <table:table-cell table:style-name="ce4" table:formula="of:=[.D21] - [.D$4]" office:value-type="string" office:string-value="" calcext:value-type="error">
            <text:p>Err:522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H21]/[.G21])" office:value-type="float" office:value="1.39226727113533" calcext:value-type="float">
            <text:p>1.3922672711</text:p>
          </table:table-cell>
          <table:table-cell table:formula="of:=[.I21]/[.I$4]" office:value-type="float" office:value="1.12842312683684" calcext:value-type="float">
            <text:p>1.1284231268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M21]/[.L21])" office:value-type="float" office:value="0.106704150391378" calcext:value-type="float">
            <text:p>0.1067041504</text:p>
          </table:table-cell>
          <table:table-cell table:formula="of:=[.N21]/[.N$4]" office:value-type="float" office:value="0.808058969652956" calcext:value-type="float">
            <text:p>0.8080589697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table:style-name="ce4" table:formula="of:=HOUR([.A22])*60+MINUTE([.A22])" office:value-type="float" office:value="540" calcext:value-type="float">
            <text:p>540</text:p>
          </table:table-cell>
          <table:table-cell table:style-name="ce4" table:formula="of:=[.D22] - [.D$4]" office:value-type="string" office:string-value="" calcext:value-type="error">
            <text:p>Err:522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H22]/[.G22])" office:value-type="float" office:value="1.41119781814299" calcext:value-type="float">
            <text:p>1.4111978181</text:p>
          </table:table-cell>
          <table:table-cell table:formula="of:=[.I22]/[.I$4]" office:value-type="float" office:value="1.14376620606451" calcext:value-type="float">
            <text:p>1.143766206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M22]/[.L22])" office:value-type="float" office:value="0.111152645665277" calcext:value-type="float">
            <text:p>0.1111526457</text:p>
          </table:table-cell>
          <table:table-cell table:formula="of:=[.N22]/[.N$4]" office:value-type="float" office:value="0.8417469423733" calcext:value-type="float">
            <text:p>0.8417469424</text:p>
          </table:table-cell>
          <table:table-cell table:number-columns-repeated="2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table:style-name="ce4" table:formula="of:=HOUR([.A23])*60+MINUTE([.A23])" office:value-type="float" office:value="544" calcext:value-type="float">
            <text:p>544</text:p>
          </table:table-cell>
          <table:table-cell table:style-name="ce4" table:formula="of:=[.C23] - [.C$4]"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H23]/[.G23])" office:value-type="float" office:value="1.28918247450631" calcext:value-type="float">
            <text:p>1.2891824745</text:p>
          </table:table-cell>
          <table:table-cell table:formula="of:=[.I23]/[.I$4]" office:value-type="float" office:value="1.04487360229289" calcext:value-type="float">
            <text:p>1.0448736023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M23]/[.L23])" office:value-type="float" office:value="0.0837600265273706" calcext:value-type="float">
            <text:p>0.0837600265</text:p>
          </table:table-cell>
          <table:table-cell table:formula="of:=[.N23]/[.N$4]" office:value-type="float" office:value="0.634305605597888" calcext:value-type="float">
            <text:p>0.6343056056</text:p>
          </table:table-cell>
          <table:table-cell table:number-columns-repeated="2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table:style-name="ce4" table:formula="of:=HOUR([.A24])*60+MINUTE([.A24])" office:value-type="float" office:value="548" calcext:value-type="float">
            <text:p>548</text:p>
          </table:table-cell>
          <table:table-cell table:style-name="ce4" table:formula="of:=[.C24] - [.C$4]"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H24]/[.G24])" office:value-type="float" office:value="1.19392246847243" calcext:value-type="float">
            <text:p>1.1939224685</text:p>
          </table:table-cell>
          <table:table-cell table:formula="of:=[.I24]/[.I$4]" office:value-type="float" office:value="0.967666017154737" calcext:value-type="float">
            <text:p>0.9676660172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M24]/[.L24])" office:value-type="float" office:value="0.082005837174495" calcext:value-type="float">
            <text:p>0.0820058372</text:p>
          </table:table-cell>
          <table:table-cell table:formula="of:=[.N24]/[.N$4]" office:value-type="float" office:value="0.621021319692778" calcext:value-type="float">
            <text:p>0.6210213197</text:p>
          </table:table-cell>
          <table:table-cell table:number-columns-repeated="2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table:style-name="ce4" table:formula="of:=HOUR([.A25])*60+MINUTE([.A25])" office:value-type="float" office:value="551" calcext:value-type="float">
            <text:p>551</text:p>
          </table:table-cell>
          <table:table-cell table:style-name="ce4" table:formula="of:=[.C25] - [.C$4]"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H25]/[.G25])" office:value-type="float" office:value="1.05747771881598" calcext:value-type="float">
            <text:p>1.0574777188</text:p>
          </table:table-cell>
          <table:table-cell table:formula="of:=[.I25]/[.I$4]" office:value-type="float" office:value="0.85707847822462" calcext:value-type="float">
            <text:p>0.8570784782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M25]/[.L25])" office:value-type="float" office:value="0.0446315462316468" calcext:value-type="float">
            <text:p>0.0446315462</text:p>
          </table:table-cell>
          <table:table-cell table:formula="of:=[.N25]/[.N$4]" office:value-type="float" office:value="0.337989863840168" calcext:value-type="float">
            <text:p>0.3379898638</text:p>
          </table:table-cell>
          <table:table-cell table:number-columns-repeated="2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table:style-name="ce4" table:formula="of:=HOUR([.A26])*60+MINUTE([.A26])" office:value-type="float" office:value="555" calcext:value-type="float">
            <text:p>555</text:p>
          </table:table-cell>
          <table:table-cell table:style-name="ce4" table:formula="of:=[.C26] - [.C$4]"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H26]/[.G26])" office:value-type="float" office:value="1.27223872614233" calcext:value-type="float">
            <text:p>1.2722387261</text:p>
          </table:table-cell>
          <table:table-cell table:formula="of:=[.I26]/[.I$4]" office:value-type="float" office:value="1.03114080981431" calcext:value-type="float">
            <text:p>1.0311408098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M26]/[.L26])" office:value-type="float" office:value="0.0678100668788683" calcext:value-type="float">
            <text:p>0.0678100669</text:p>
          </table:table-cell>
          <table:table-cell table:formula="of:=[.N26]/[.N$4]" office:value-type="float" office:value="0.513518289337916" calcext:value-type="float">
            <text:p>0.5135182893</text:p>
          </table:table-cell>
          <table:table-cell table:number-columns-repeated="2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table:style-name="ce4" table:formula="of:=HOUR([.A27])*60+MINUTE([.A27])" office:value-type="float" office:value="558" calcext:value-type="float">
            <text:p>558</text:p>
          </table:table-cell>
          <table:table-cell table:style-name="ce4" table:formula="of:=[.C27] - [.C$4]"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H27]/[.G27])" office:value-type="float" office:value="1.283462233165" calcext:value-type="float">
            <text:p>1.2834622332</text:p>
          </table:table-cell>
          <table:table-cell table:formula="of:=[.I27]/[.I$4]" office:value-type="float" office:value="1.04023738570255" calcext:value-type="float">
            <text:p>1.0402373857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M27]/[.L27])" office:value-type="float" office:value="0.0371226627377622" calcext:value-type="float">
            <text:p>0.0371226627</text:p>
          </table:table-cell>
          <table:table-cell table:formula="of:=[.N27]/[.N$4]" office:value-type="float" office:value="0.281125902719095" calcext:value-type="float">
            <text:p>0.2811259027</text:p>
          </table:table-cell>
          <table:table-cell table:number-columns-repeated="2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table:style-name="ce4" table:formula="of:=HOUR([.A28])*60+MINUTE([.A28])" office:value-type="float" office:value="562" calcext:value-type="float">
            <text:p>562</text:p>
          </table:table-cell>
          <table:table-cell table:style-name="ce4" table:formula="of:=[.C28] - [.C$4]"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H28]/[.G28])" office:value-type="float" office:value="1.37251770818238" calcext:value-type="float">
            <text:p>1.3725177082</text:p>
          </table:table-cell>
          <table:table-cell table:formula="of:=[.I28]/[.I$4]" office:value-type="float" office:value="1.11241624077188" calcext:value-type="float">
            <text:p>1.1124162408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M28]/[.L28])" office:value-type="float" office:value="0.0754190656476727" calcext:value-type="float">
            <text:p>0.0754190656</text:p>
          </table:table-cell>
          <table:table-cell table:formula="of:=[.N28]/[.N$4]" office:value-type="float" office:value="0.571140412588592" calcext:value-type="float">
            <text:p>0.5711404126</text:p>
          </table:table-cell>
          <table:table-cell table:number-columns-repeated="2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table:style-name="ce4" table:formula="of:=HOUR([.A29])*60+MINUTE([.A29])" office:value-type="float" office:value="565" calcext:value-type="float">
            <text:p>565</text:p>
          </table:table-cell>
          <table:table-cell table:style-name="ce4" table:formula="of:=[.C29] - [.C$4]"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H29]/[.G29])" office:value-type="float" office:value="1.45002816322039" calcext:value-type="float">
            <text:p>1.4500281632</text:p>
          </table:table-cell>
          <table:table-cell table:formula="of:=[.I29]/[.I$4]" office:value-type="float" office:value="1.17523793589455" calcext:value-type="float">
            <text:p>1.1752379359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M29]/[.L29])" office:value-type="float" office:value="0.0610972160841557" calcext:value-type="float">
            <text:p>0.0610972161</text:p>
          </table:table-cell>
          <table:table-cell table:formula="of:=[.N29]/[.N$4]" office:value-type="float" office:value="0.462682597598527" calcext:value-type="float">
            <text:p>0.4626825976</text:p>
          </table:table-cell>
          <table:table-cell table:number-columns-repeated="2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table:style-name="ce4" table:formula="of:=HOUR([.A30])*60+MINUTE([.A30])" office:value-type="float" office:value="569" calcext:value-type="float">
            <text:p>569</text:p>
          </table:table-cell>
          <table:table-cell table:style-name="ce4" table:formula="of:=[.C30] - [.C$4]"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H30]/[.G30])" office:value-type="float" office:value="1.46308257207034" calcext:value-type="float">
            <text:p>1.4630825721</text:p>
          </table:table-cell>
          <table:table-cell table:formula="of:=[.I30]/[.I$4]" office:value-type="float" office:value="1.18581844522554" calcext:value-type="float">
            <text:p>1.1858184452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M30]/[.L30])" office:value-type="float" office:value="0.126379377512223" calcext:value-type="float">
            <text:p>0.1263793775</text:p>
          </table:table-cell>
          <table:table-cell table:formula="of:=[.N30]/[.N$4]" office:value-type="float" office:value="0.95705733285291" calcext:value-type="float">
            <text:p>0.9570573329</text:p>
          </table:table-cell>
          <table:table-cell table:number-columns-repeated="2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table:style-name="ce4" table:formula="of:=HOUR([.A31])*60+MINUTE([.A31])" office:value-type="float" office:value="572" calcext:value-type="float">
            <text:p>572</text:p>
          </table:table-cell>
          <table:table-cell table:style-name="ce4" table:formula="of:=[.C31] - [.C$4]"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H31]/[.G31])" office:value-type="float" office:value="1.50097341083868" calcext:value-type="float">
            <text:p>1.5009734108</text:p>
          </table:table-cell>
          <table:table-cell table:formula="of:=[.I31]/[.I$4]" office:value-type="float" office:value="1.21652871160031" calcext:value-type="float">
            <text:p>1.2165287116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M31]/[.L31])" office:value-type="float" office:value="0.109280885320075" calcext:value-type="float">
            <text:p>0.1092808853</text:p>
          </table:table-cell>
          <table:table-cell table:formula="of:=[.N31]/[.N$4]" office:value-type="float" office:value="0.827572304081971" calcext:value-type="float">
            <text:p>0.8275723041</text:p>
          </table:table-cell>
          <table:table-cell table:number-columns-repeated="2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table:style-name="ce4" table:formula="of:=HOUR([.A32])*60+MINUTE([.A32])" office:value-type="float" office:value="576" calcext:value-type="float">
            <text:p>576</text:p>
          </table:table-cell>
          <table:table-cell table:style-name="ce4" table:formula="of:=[.C32] - [.C$4]"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H32]/[.G32])" office:value-type="float" office:value="1.43668640784346" calcext:value-type="float">
            <text:p>1.4366864078</text:p>
          </table:table-cell>
          <table:table-cell table:formula="of:=[.I32]/[.I$4]" office:value-type="float" office:value="1.1644245341634" calcext:value-type="float">
            <text:p>1.1644245342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M32]/[.L32])" office:value-type="float" office:value="0.116273283425368" calcext:value-type="float">
            <text:p>0.1162732834</text:p>
          </table:table-cell>
          <table:table-cell table:formula="of:=[.N32]/[.N$4]" office:value-type="float" office:value="0.880524977315786" calcext:value-type="float">
            <text:p>0.8805249773</text:p>
          </table:table-cell>
          <table:table-cell table:number-columns-repeated="2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table:style-name="ce4" table:formula="of:=HOUR([.A33])*60+MINUTE([.A33])" office:value-type="float" office:value="579" calcext:value-type="float">
            <text:p>579</text:p>
          </table:table-cell>
          <table:table-cell table:style-name="ce4" table:formula="of:=[.C33] - [.C$4]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H33]/[.G33])" office:value-type="float" office:value="1.41465674508213" calcext:value-type="float">
            <text:p>1.4146567451</text:p>
          </table:table-cell>
          <table:table-cell table:formula="of:=[.I33]/[.I$4]" office:value-type="float" office:value="1.14656964275592" calcext:value-type="float">
            <text:p>1.1465696428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M33]/[.L33])" office:value-type="float" office:value="0.121289314091904" calcext:value-type="float">
            <text:p>0.1212893141</text:p>
          </table:table-cell>
          <table:table-cell table:formula="of:=[.N33]/[.N$4]" office:value-type="float" office:value="0.918510834072828" calcext:value-type="float">
            <text:p>0.9185108341</text:p>
          </table:table-cell>
          <table:table-cell table:number-columns-repeated="2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table:style-name="ce4" table:formula="of:=HOUR([.A34])*60+MINUTE([.A34])" office:value-type="float" office:value="587" calcext:value-type="float">
            <text:p>587</text:p>
          </table:table-cell>
          <table:table-cell table:style-name="ce4" table:formula="of:=[.C34] - [.C$4]"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H34]/[.G34])" office:value-type="float" office:value="1.49938268524906" calcext:value-type="float">
            <text:p>1.4993826852</text:p>
          </table:table-cell>
          <table:table-cell table:formula="of:=[.I34]/[.I$4]" office:value-type="float" office:value="1.21523943935998" calcext:value-type="float">
            <text:p>1.2152394394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M34]/[.L34])" office:value-type="float" office:value="0.109340028014763" calcext:value-type="float">
            <text:p>0.109340028</text:p>
          </table:table-cell>
          <table:table-cell table:formula="of:=[.N34]/[.N$4]" office:value-type="float" office:value="0.828020185300813" calcext:value-type="float">
            <text:p>0.8280201853</text:p>
          </table:table-cell>
          <table:table-cell table:number-columns-repeated="2"/>
        </table:table-row>
        <table:table-row table:style-name="ro1">
          <table:table-cell office:value-type="time" office:time-value="PT09H50M00S" calcext:value-type="time">
            <text:p>09:50:00 AM</text:p>
          </table:table-cell>
          <table:table-cell/>
          <table:table-cell table:style-name="ce4" table:formula="of:=HOUR([.A35])*60+MINUTE([.A35])" office:value-type="float" office:value="590" calcext:value-type="float">
            <text:p>590</text:p>
          </table:table-cell>
          <table:table-cell table:style-name="ce4" table:formula="of:=[.C35] - [.C$4]"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H35]/[.G35])" office:value-type="float" office:value="1.50035726085048" calcext:value-type="float">
            <text:p>1.5003572609</text:p>
          </table:table-cell>
          <table:table-cell table:formula="of:=[.I35]/[.I$4]" office:value-type="float" office:value="1.21602932623752" calcext:value-type="float">
            <text:p>1.2160293262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M35]/[.L35])" office:value-type="float" office:value="0.122146877301225" calcext:value-type="float">
            <text:p>0.1221468773</text:p>
          </table:table-cell>
          <table:table-cell table:formula="of:=[.N35]/[.N$4]" office:value-type="float" office:value="0.925005067341116" calcext:value-type="float">
            <text:p>0.9250050673</text:p>
          </table:table-cell>
          <table:table-cell table:number-columns-repeated="2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table:style-name="ce4" table:formula="of:=HOUR([.A36])*60+MINUTE([.A36])" office:value-type="float" office:value="591" calcext:value-type="float">
            <text:p>591</text:p>
          </table:table-cell>
          <table:table-cell table:style-name="ce4" table:formula="of:=[.C36] - [.C$4]"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H36]/[.G36])" office:value-type="float" office:value="1.45893511049776" calcext:value-type="float">
            <text:p>1.4589351105</text:p>
          </table:table-cell>
          <table:table-cell table:formula="of:=[.I36]/[.I$4]" office:value-type="float" office:value="1.18245695591009" calcext:value-type="float">
            <text:p>1.1824569559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M36]/[.L36])" office:value-type="float" office:value="0.109301545580957" calcext:value-type="float">
            <text:p>0.1093015456</text:p>
          </table:table-cell>
          <table:table-cell table:formula="of:=[.N36]/[.N$4]" office:value-type="float" office:value="0.827728761999123" calcext:value-type="float">
            <text:p>0.827728762</text:p>
          </table:table-cell>
          <table:table-cell table:number-columns-repeated="2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table:style-name="ce4" table:formula="of:=HOUR([.A37])*60+MINUTE([.A37])" office:value-type="float" office:value="594" calcext:value-type="float">
            <text:p>594</text:p>
          </table:table-cell>
          <table:table-cell table:style-name="ce4" table:formula="of:=[.C37] - [.C$4]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H37]/[.G37])" office:value-type="float" office:value="1.46878308721529" calcext:value-type="float">
            <text:p>1.4687830872</text:p>
          </table:table-cell>
          <table:table-cell table:formula="of:=[.I37]/[.I$4]" office:value-type="float" office:value="1.19043867386827" calcext:value-type="float">
            <text:p>1.1904386739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M37]/[.L37])" office:value-type="float" office:value="0.114254963095697" calcext:value-type="float">
            <text:p>0.1142549631</text:p>
          </table:table-cell>
          <table:table-cell table:formula="of:=[.N37]/[.N$4]" office:value-type="float" office:value="0.865240456141671" calcext:value-type="float">
            <text:p>0.8652404561</text:p>
          </table:table-cell>
          <table:table-cell table:number-columns-repeated="2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table:style-name="ce4" table:formula="of:=HOUR([.A38])*60+MINUTE([.A38])" office:value-type="float" office:value="598" calcext:value-type="float">
            <text:p>598</text:p>
          </table:table-cell>
          <table:table-cell table:style-name="ce4" table:formula="of:=[.C38] - [.C$4]"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H38]/[.G38])" office:value-type="float" office:value="1.49065437644413" calcext:value-type="float">
            <text:p>1.4906543764</text:p>
          </table:table-cell>
          <table:table-cell table:formula="of:=[.I38]/[.I$4]" office:value-type="float" office:value="1.2081652046079" calcext:value-type="float">
            <text:p>1.2081652046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M38]/[.L38])" office:value-type="float" office:value="0.0882249223689412" calcext:value-type="float">
            <text:p>0.0882249224</text:p>
          </table:table-cell>
          <table:table-cell table:formula="of:=[.N38]/[.N$4]" office:value-type="float" office:value="0.668117778040233" calcext:value-type="float">
            <text:p>0.668117778</text:p>
          </table:table-cell>
          <table:table-cell table:number-columns-repeated="2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table:style-name="ce4" table:formula="of:=HOUR([.A39])*60+MINUTE([.A39])" office:value-type="float" office:value="601" calcext:value-type="float">
            <text:p>601</text:p>
          </table:table-cell>
          <table:table-cell table:style-name="ce4" table:formula="of:=[.C39] - [.C$4]"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H39]/[.G39])" office:value-type="float" office:value="1.50396212964457" calcext:value-type="float">
            <text:p>1.5039621296</text:p>
          </table:table-cell>
          <table:table-cell table:formula="of:=[.I39]/[.I$4]" office:value-type="float" office:value="1.21895104780694" calcext:value-type="float">
            <text:p>1.2189510478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M39]/[.L39])" office:value-type="float" office:value="0.147709941426625" calcext:value-type="float">
            <text:p>0.1477099414</text:p>
          </table:table-cell>
          <table:table-cell table:formula="of:=[.N39]/[.N$4]" office:value-type="float" office:value="1.11859138223681" calcext:value-type="float">
            <text:p>1.1185913822</text:p>
          </table:table-cell>
          <table:table-cell table:number-columns-repeated="2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table:style-name="ce4" table:formula="of:=HOUR([.A40])*60+MINUTE([.A40])" office:value-type="float" office:value="605" calcext:value-type="float">
            <text:p>605</text:p>
          </table:table-cell>
          <table:table-cell table:style-name="ce4" table:formula="of:=[.C40] - [.C$4]"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H40]/[.G40])" office:value-type="float" office:value="1.45435906761996" calcext:value-type="float">
            <text:p>1.4543590676</text:p>
          </table:table-cell>
          <table:table-cell table:formula="of:=[.I40]/[.I$4]" office:value-type="float" office:value="1.17874810437004" calcext:value-type="float">
            <text:p>1.1787481044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M40]/[.L40])" office:value-type="float" office:value="0.118478978338798" calcext:value-type="float">
            <text:p>0.1184789783</text:p>
          </table:table-cell>
          <table:table-cell table:formula="of:=[.N40]/[.N$4]" office:value-type="float" office:value="0.897228465910914" calcext:value-type="float">
            <text:p>0.8972284659</text:p>
          </table:table-cell>
          <table:table-cell table:number-columns-repeated="2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table:style-name="ce4" table:formula="of:=HOUR([.A41])*60+MINUTE([.A41])" office:value-type="float" office:value="608" calcext:value-type="float">
            <text:p>608</text:p>
          </table:table-cell>
          <table:table-cell table:style-name="ce4" table:formula="of:=[.C41] - [.C$4]"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H41]/[.G41])" office:value-type="float" office:value="1.49330326363419" calcext:value-type="float">
            <text:p>1.4933032636</text:p>
          </table:table-cell>
          <table:table-cell table:formula="of:=[.I41]/[.I$4]" office:value-type="float" office:value="1.21031210960784" calcext:value-type="float">
            <text:p>1.210312109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M41]/[.L41])" office:value-type="float" office:value="0.101388362570733" calcext:value-type="float">
            <text:p>0.1013883626</text:p>
          </table:table-cell>
          <table:table-cell table:formula="of:=[.N41]/[.N$4]" office:value-type="float" office:value="0.767803084446159" calcext:value-type="float">
            <text:p>0.7678030844</text:p>
          </table:table-cell>
          <table:table-cell table:number-columns-repeated="2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table:style-name="ce4" table:formula="of:=HOUR([.A42])*60+MINUTE([.A42])" office:value-type="float" office:value="612" calcext:value-type="float">
            <text:p>612</text:p>
          </table:table-cell>
          <table:table-cell table:style-name="ce4" table:formula="of:=[.C42] - [.C$4]"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H42]/[.G42])" office:value-type="float" office:value="1.52861991300733" calcext:value-type="float">
            <text:p>1.528619913</text:p>
          </table:table-cell>
          <table:table-cell table:formula="of:=[.I42]/[.I$4]" office:value-type="float" office:value="1.23893601303591" calcext:value-type="float">
            <text:p>1.2389360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M42]/[.L42])" office:value-type="float" office:value="0.100251554649875" calcext:value-type="float">
            <text:p>0.1002515546</text:p>
          </table:table-cell>
          <table:table-cell table:formula="of:=[.N42]/[.N$4]" office:value-type="float" office:value="0.759194161233211" calcext:value-type="float">
            <text:p>0.7591941612</text:p>
          </table:table-cell>
          <table:table-cell table:number-columns-repeated="2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table:style-name="ce4" table:formula="of:=HOUR([.A43])*60+MINUTE([.A43])" office:value-type="float" office:value="615" calcext:value-type="float">
            <text:p>615</text:p>
          </table:table-cell>
          <table:table-cell table:style-name="ce4" table:formula="of:=[.C43] - [.C$4]"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H43]/[.G43])" office:value-type="float" office:value="1.4832142917605" calcext:value-type="float">
            <text:p>1.4832142918</text:p>
          </table:table-cell>
          <table:table-cell table:formula="of:=[.I43]/[.I$4]" office:value-type="float" office:value="1.20213506671937" calcext:value-type="float">
            <text:p>1.2021350667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M43]/[.L43])" office:value-type="float" office:value="0.0993641449566307" calcext:value-type="float">
            <text:p>0.099364145</text:p>
          </table:table-cell>
          <table:table-cell table:formula="of:=[.N43]/[.N$4]" office:value-type="float" office:value="0.752473903776" calcext:value-type="float">
            <text:p>0.7524739038</text:p>
          </table:table-cell>
          <table:table-cell table:number-columns-repeated="2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table:style-name="ce4" table:formula="of:=HOUR([.A44])*60+MINUTE([.A44])" office:value-type="float" office:value="619" calcext:value-type="float">
            <text:p>619</text:p>
          </table:table-cell>
          <table:table-cell table:style-name="ce4" table:formula="of:=[.C44] - [.C$4]"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H44]/[.G44])" office:value-type="float" office:value="1.40946499919848" calcext:value-type="float">
            <text:p>1.4094649992</text:p>
          </table:table-cell>
          <table:table-cell table:formula="of:=[.I44]/[.I$4]" office:value-type="float" office:value="1.14236176812924" calcext:value-type="float">
            <text:p>1.1423617681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M44]/[.L44])" office:value-type="float" office:value="0.107564534644557" calcext:value-type="float">
            <text:p>0.1075645346</text:p>
          </table:table-cell>
          <table:table-cell table:formula="of:=[.N44]/[.N$4]" office:value-type="float" office:value="0.814574566380724" calcext:value-type="float">
            <text:p>0.8145745664</text:p>
          </table:table-cell>
          <table:table-cell table:number-columns-repeated="2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table:style-name="ce4" table:formula="of:=HOUR([.A45])*60+MINUTE([.A45])" office:value-type="float" office:value="622" calcext:value-type="float">
            <text:p>622</text:p>
          </table:table-cell>
          <table:table-cell table:style-name="ce4" table:formula="of:=[.C45] - [.C$4]"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H45]/[.G45])" office:value-type="float" office:value="1.41271520166331" calcext:value-type="float">
            <text:p>1.4127152017</text:p>
          </table:table-cell>
          <table:table-cell table:formula="of:=[.I45]/[.I$4]" office:value-type="float" office:value="1.1449960350579" calcext:value-type="float">
            <text:p>1.1449960351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M45]/[.L45])" office:value-type="float" office:value="0.115504486431308" calcext:value-type="float">
            <text:p>0.1155044864</text:p>
          </table:table-cell>
          <table:table-cell table:formula="of:=[.N45]/[.N$4]" office:value-type="float" office:value="0.874702960977959" calcext:value-type="float">
            <text:p>0.874702961</text:p>
          </table:table-cell>
          <table:table-cell table:number-columns-repeated="2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table:style-name="ce4" table:formula="of:=HOUR([.A46])*60+MINUTE([.A46])" office:value-type="float" office:value="626" calcext:value-type="float">
            <text:p>626</text:p>
          </table:table-cell>
          <table:table-cell table:style-name="ce4" table:formula="of:=[.C46] - [.C$4]"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H46]/[.G46])" office:value-type="float" office:value="1.40599878933544" calcext:value-type="float">
            <text:p>1.4059987893</text:p>
          </table:table-cell>
          <table:table-cell table:formula="of:=[.I46]/[.I$4]" office:value-type="float" office:value="1.13955242867768" calcext:value-type="float">
            <text:p>1.1395524287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M46]/[.L46])" office:value-type="float" office:value="0.0875419393334442" calcext:value-type="float">
            <text:p>0.0875419393</text:p>
          </table:table-cell>
          <table:table-cell table:formula="of:=[.N46]/[.N$4]" office:value-type="float" office:value="0.66294562151277" calcext:value-type="float">
            <text:p>0.6629456215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table:style-name="ce4" table:formula="of:=HOUR([.A47])*60+MINUTE([.A47])" office:value-type="float" office:value="630" calcext:value-type="float">
            <text:p>630</text:p>
          </table:table-cell>
          <table:table-cell table:style-name="ce4" table:formula="of:=[.C47] - [.C$4]"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H47]/[.G47])" office:value-type="float" office:value="1.42188350297007" calcext:value-type="float">
            <text:p>1.421883503</text:p>
          </table:table-cell>
          <table:table-cell table:formula="of:=[.I47]/[.I$4]" office:value-type="float" office:value="1.15242688073161" calcext:value-type="float">
            <text:p>1.1524268807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M47]/[.L47])" office:value-type="float" office:value="0.105205776779374" calcext:value-type="float">
            <text:p>0.1052057768</text:p>
          </table:table-cell>
          <table:table-cell table:formula="of:=[.N47]/[.N$4]" office:value-type="float" office:value="0.796711948636152" calcext:value-type="float">
            <text:p>0.7967119486</text:p>
          </table:table-cell>
          <table:table-cell table:number-columns-repeated="2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table:style-name="ce4" table:formula="of:=HOUR([.A48])*60+MINUTE([.A48])" office:value-type="float" office:value="637" calcext:value-type="float">
            <text:p>637</text:p>
          </table:table-cell>
          <table:table-cell table:style-name="ce4" table:formula="of:=[.C48] - [.C$4]"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H48]/[.G48])" office:value-type="float" office:value="1.51871489663668" calcext:value-type="float">
            <text:p>1.5187148966</text:p>
          </table:table-cell>
          <table:table-cell table:formula="of:=[.I48]/[.I$4]" office:value-type="float" office:value="1.23090806482793" calcext:value-type="float">
            <text:p>1.2309080648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M48]/[.L48])" office:value-type="float" office:value="0.12168885374497" calcext:value-type="float">
            <text:p>0.1216888537</text:p>
          </table:table-cell>
          <table:table-cell table:formula="of:=[.N48]/[.N$4]" office:value-type="float" office:value="0.921536504575879" calcext:value-type="float">
            <text:p>0.9215365046</text:p>
          </table:table-cell>
          <table:table-cell table:number-columns-repeated="2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table:style-name="ce4" table:formula="of:=HOUR([.A49])*60+MINUTE([.A49])" office:value-type="float" office:value="641" calcext:value-type="float">
            <text:p>641</text:p>
          </table:table-cell>
          <table:table-cell table:style-name="ce4" table:formula="of:=[.C49] - [.C$4]"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H49]/[.G49])" office:value-type="float" office:value="1.40924156103472" calcext:value-type="float">
            <text:p>1.409241561</text:p>
          </table:table-cell>
          <table:table-cell table:formula="of:=[.I49]/[.I$4]" office:value-type="float" office:value="1.14218067302155" calcext:value-type="float">
            <text:p>1.142180673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M49]/[.L49])" office:value-type="float" office:value="0.12716206727609" calcext:value-type="float">
            <text:p>0.1271620673</text:p>
          </table:table-cell>
          <table:table-cell table:formula="of:=[.N49]/[.N$4]" office:value-type="float" office:value="0.962984557631223" calcext:value-type="float">
            <text:p>0.9629845576</text:p>
          </table:table-cell>
          <table:table-cell table:number-columns-repeated="2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table:style-name="ce4" table:formula="of:=HOUR([.A50])*60+MINUTE([.A50])" office:value-type="float" office:value="644" calcext:value-type="float">
            <text:p>644</text:p>
          </table:table-cell>
          <table:table-cell table:style-name="ce4" table:formula="of:=[.C50] - [.C$4]"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H50]/[.G50])" office:value-type="float" office:value="1.21581507902271" calcext:value-type="float">
            <text:p>1.215815079</text:p>
          </table:table-cell>
          <table:table-cell table:formula="of:=[.I50]/[.I$4]" office:value-type="float" office:value="0.985409828679958" calcext:value-type="float">
            <text:p>0.9854098287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M50]/[.L50])" office:value-type="float" office:value="0.112154519022107" calcext:value-type="float">
            <text:p>0.112154519</text:p>
          </table:table-cell>
          <table:table-cell table:formula="of:=[.N50]/[.N$4]" office:value-type="float" office:value="0.849334020752857" calcext:value-type="float">
            <text:p>0.8493340208</text:p>
          </table:table-cell>
          <table:table-cell table:number-columns-repeated="2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table:style-name="ce4" table:formula="of:=HOUR([.A51])*60+MINUTE([.A51])" office:value-type="float" office:value="648" calcext:value-type="float">
            <text:p>648</text:p>
          </table:table-cell>
          <table:table-cell table:style-name="ce4" table:formula="of:=[.C51] - [.C$4]"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H51]/[.G51])" office:value-type="float" office:value="1.45338253267795" calcext:value-type="float">
            <text:p>1.4533825327</text:p>
          </table:table-cell>
          <table:table-cell table:formula="of:=[.I51]/[.I$4]" office:value-type="float" office:value="1.17795662946032" calcext:value-type="float">
            <text:p>1.1779566295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M51]/[.L51])" office:value-type="float" office:value="0.131872748709638" calcext:value-type="float">
            <text:p>0.1318727487</text:p>
          </table:table-cell>
          <table:table-cell table:formula="of:=[.N51]/[.N$4]" office:value-type="float" office:value="0.998658037731057" calcext:value-type="float">
            <text:p>0.9986580377</text:p>
          </table:table-cell>
          <table:table-cell table:number-columns-repeated="2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table:style-name="ce4" table:formula="of:=HOUR([.A52])*60+MINUTE([.A52])" office:value-type="float" office:value="651" calcext:value-type="float">
            <text:p>651</text:p>
          </table:table-cell>
          <table:table-cell table:style-name="ce4" table:formula="of:=[.C52] - [.C$4]"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H52]/[.G52])" office:value-type="float" office:value="1.44320817016214" calcext:value-type="float">
            <text:p>1.4432081702</text:p>
          </table:table-cell>
          <table:table-cell table:formula="of:=[.I52]/[.I$4]" office:value-type="float" office:value="1.16971037803886" calcext:value-type="float">
            <text:p>1.169710378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M52]/[.L52])" office:value-type="float" office:value="0.102822736005356" calcext:value-type="float">
            <text:p>0.102822736</text:p>
          </table:table-cell>
          <table:table-cell table:formula="of:=[.N52]/[.N$4]" office:value-type="float" office:value="0.778665439053994" calcext:value-type="float">
            <text:p>0.7786654391</text:p>
          </table:table-cell>
          <table:table-cell table:number-columns-repeated="2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table:style-name="ce4" table:formula="of:=HOUR([.A53])*60+MINUTE([.A53])" office:value-type="float" office:value="655" calcext:value-type="float">
            <text:p>655</text:p>
          </table:table-cell>
          <table:table-cell table:style-name="ce4" table:formula="of:=[.C53] - [.C$4]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H53]/[.G53])" office:value-type="float" office:value="1.44147432338809" calcext:value-type="float">
            <text:p>1.4414743234</text:p>
          </table:table-cell>
          <table:table-cell table:formula="of:=[.I53]/[.I$4]" office:value-type="float" office:value="1.16830510705476" calcext:value-type="float">
            <text:p>1.1683051071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M53]/[.L53])" office:value-type="float" office:value="0.130239064275356" calcext:value-type="float">
            <text:p>0.1302390643</text:p>
          </table:table-cell>
          <table:table-cell table:formula="of:=[.N53]/[.N$4]" office:value-type="float" office:value="0.986286322517901" calcext:value-type="float">
            <text:p>0.9862863225</text:p>
          </table:table-cell>
          <table:table-cell table:number-columns-repeated="2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table:style-name="ce4" table:formula="of:=HOUR([.A54])*60+MINUTE([.A54])" office:value-type="float" office:value="658" calcext:value-type="float">
            <text:p>658</text:p>
          </table:table-cell>
          <table:table-cell table:style-name="ce4" table:formula="of:=[.C54] - [.C$4]" office:value-type="float" office:value="197" calcext:value-type="float">
            <text:p>197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H54]/[.G54])" office:value-type="float" office:value="1.34314159850189" calcext:value-type="float">
            <text:p>1.3431415985</text:p>
          </table:table-cell>
          <table:table-cell table:formula="of:=[.I54]/[.I$4]" office:value-type="float" office:value="1.0886071042453" calcext:value-type="float">
            <text:p>1.0886071042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M54]/[.L54])" office:value-type="float" office:value="0.0834600490666471" calcext:value-type="float">
            <text:p>0.0834600491</text:p>
          </table:table-cell>
          <table:table-cell table:formula="of:=[.N54]/[.N$4]" office:value-type="float" office:value="0.63203390879001" calcext:value-type="float">
            <text:p>0.6320339088</text:p>
          </table:table-cell>
          <table:table-cell table:number-columns-repeated="2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table:style-name="ce4" table:formula="of:=HOUR([.A55])*60+MINUTE([.A55])" office:value-type="float" office:value="662" calcext:value-type="float">
            <text:p>662</text:p>
          </table:table-cell>
          <table:table-cell table:style-name="ce4" table:formula="of:=[.C55] - [.C$4]"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H55]/[.G55])" office:value-type="float" office:value="1.38035668904867" calcext:value-type="float">
            <text:p>1.380356689</text:p>
          </table:table-cell>
          <table:table-cell table:formula="of:=[.I55]/[.I$4]" office:value-type="float" office:value="1.11876968129566" calcext:value-type="float">
            <text:p>1.1187696813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M55]/[.L55])" office:value-type="float" office:value="0.0938661362320913" calcext:value-type="float">
            <text:p>0.0938661362</text:p>
          </table:table-cell>
          <table:table-cell table:formula="of:=[.N55]/[.N$4]" office:value-type="float" office:value="0.710838079407417" calcext:value-type="float">
            <text:p>0.7108380794</text:p>
          </table:table-cell>
          <table:table-cell table:number-columns-repeated="2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table:style-name="ce4" table:formula="of:=HOUR([.A56])*60+MINUTE([.A56])" office:value-type="float" office:value="665" calcext:value-type="float">
            <text:p>665</text:p>
          </table:table-cell>
          <table:table-cell table:style-name="ce4" table:formula="of:=[.C56] - [.C$4]"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H56]/[.G56])" office:value-type="float" office:value="1.48395050211882" calcext:value-type="float">
            <text:p>1.4839505021</text:p>
          </table:table-cell>
          <table:table-cell table:formula="of:=[.I56]/[.I$4]" office:value-type="float" office:value="1.20273176019322" calcext:value-type="float">
            <text:p>1.2027317602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M56]/[.L56])" office:value-type="float" office:value="0.11463540951339" calcext:value-type="float">
            <text:p>0.1146354095</text:p>
          </table:table-cell>
          <table:table-cell table:formula="of:=[.N56]/[.N$4]" office:value-type="float" office:value="0.868121535641964" calcext:value-type="float">
            <text:p>0.8681215356</text:p>
          </table:table-cell>
          <table:table-cell table:number-columns-repeated="2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table:style-name="ce4" table:formula="of:=HOUR([.A57])*60+MINUTE([.A57])" office:value-type="float" office:value="669" calcext:value-type="float">
            <text:p>669</text:p>
          </table:table-cell>
          <table:table-cell table:style-name="ce4" table:formula="of:=[.C57] - [.C$4]"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H57]/[.G57])" office:value-type="float" office:value="1.44299370784676" calcext:value-type="float">
            <text:p>1.4429937078</text:p>
          </table:table-cell>
          <table:table-cell table:formula="of:=[.I57]/[.I$4]" office:value-type="float" office:value="1.16953655779505" calcext:value-type="float">
            <text:p>1.16953655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M57]/[.L57])" office:value-type="float" office:value="0.13131485944356" calcext:value-type="float">
            <text:p>0.1313148594</text:p>
          </table:table-cell>
          <table:table-cell table:formula="of:=[.N57]/[.N$4]" office:value-type="float" office:value="0.994433202765646" calcext:value-type="float">
            <text:p>0.9944332028</text:p>
          </table:table-cell>
          <table:table-cell table:number-columns-repeated="2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table:style-name="ce4" table:formula="of:=HOUR([.A58])*60+MINUTE([.A58])" office:value-type="float" office:value="672" calcext:value-type="float">
            <text:p>672</text:p>
          </table:table-cell>
          <table:table-cell table:style-name="ce4" table:formula="of:=[.C58] - [.C$4]"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H58]/[.G58])" office:value-type="float" office:value="1.45988994377448" calcext:value-type="float">
            <text:p>1.4598899438</text:p>
          </table:table-cell>
          <table:table-cell table:formula="of:=[.I58]/[.I$4]" office:value-type="float" office:value="1.18323084176811" calcext:value-type="float">
            <text:p>1.183230841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M58]/[.L58])" office:value-type="float" office:value="0.122385101168994" calcext:value-type="float">
            <text:p>0.1223851012</text:p>
          </table:table-cell>
          <table:table-cell table:formula="of:=[.N58]/[.N$4]" office:value-type="float" office:value="0.926809110880475" calcext:value-type="float">
            <text:p>0.9268091109</text:p>
          </table:table-cell>
          <table:table-cell table:number-columns-repeated="2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table:style-name="ce4" table:formula="of:=HOUR([.A59])*60+MINUTE([.A59])" office:value-type="float" office:value="676" calcext:value-type="float">
            <text:p>676</text:p>
          </table:table-cell>
          <table:table-cell table:style-name="ce4" table:formula="of:=[.C59] - [.C$4]"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H59]/[.G59])" office:value-type="float" office:value="1.46839998855544" calcext:value-type="float">
            <text:p>1.4683999886</text:p>
          </table:table-cell>
          <table:table-cell table:formula="of:=[.I59]/[.I$4]" office:value-type="float" office:value="1.19012817501752" calcext:value-type="float">
            <text:p>1.190128175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M59]/[.L59])" office:value-type="float" office:value="0.0895729772338297" calcext:value-type="float">
            <text:p>0.0895729772</text:p>
          </table:table-cell>
          <table:table-cell table:formula="of:=[.N59]/[.N$4]" office:value-type="float" office:value="0.678326451471979" calcext:value-type="float">
            <text:p>0.6783264515</text:p>
          </table:table-cell>
          <table:table-cell table:number-columns-repeated="2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table:style-name="ce4" table:formula="of:=HOUR([.A60])*60+MINUTE([.A60])" office:value-type="float" office:value="680" calcext:value-type="float">
            <text:p>680</text:p>
          </table:table-cell>
          <table:table-cell table:style-name="ce4" table:formula="of:=[.C60] - [.C$4]"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H61]/[.G61])" office:value-type="float" office:value="1.3677955283229" calcext:value-type="float">
            <text:p>1.3677955283</text:p>
          </table:table-cell>
          <table:table-cell table:formula="of:=[.I60]/[.I$4]" office:value-type="float" office:value="1.10858894620496" calcext:value-type="float">
            <text:p>1.1085889462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M60]/[.L60])" office:value-type="string" office:string-value="" calcext:value-type="error">
            <text:p>#DIV/0!</text:p>
          </table:table-cell>
          <table:table-cell table:formula="of:=[.N60]/[.N$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table:style-name="ce4" table:formula="of:=HOUR([.A61])*60+MINUTE([.A61])" office:value-type="float" office:value="683" calcext:value-type="float">
            <text:p>683</text:p>
          </table:table-cell>
          <table:table-cell table:style-name="ce4" table:formula="of:=[.C61] - [.C$4]"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H61]/[.G61])" office:value-type="float" office:value="1.3677955283229" calcext:value-type="float">
            <text:p>1.3677955283</text:p>
          </table:table-cell>
          <table:table-cell table:formula="of:=[.I61]/[.I$4]" office:value-type="float" office:value="1.10858894620496" calcext:value-type="float">
            <text:p>1.1085889462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M61]/[.L61])" office:value-type="float" office:value="0.111930309346329" calcext:value-type="float">
            <text:p>0.1119303093</text:p>
          </table:table-cell>
          <table:table-cell table:formula="of:=[.N61]/[.N$4]" office:value-type="float" office:value="0.847636105171022" calcext:value-type="float">
            <text:p>0.8476361052</text:p>
          </table:table-cell>
          <table:table-cell table:number-columns-repeated="2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table:style-name="ce4" table:formula="of:=HOUR([.A62])*60+MINUTE([.A62])" office:value-type="float" office:value="687" calcext:value-type="float">
            <text:p>687</text:p>
          </table:table-cell>
          <table:table-cell table:style-name="ce4" table:formula="of:=[.C62] - [.C$4]" office:value-type="float" office:value="226" calcext:value-type="float">
            <text:p>226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H62]/[.G62])" office:value-type="float" office:value="1.47707881046926" calcext:value-type="float">
            <text:p>1.4770788105</text:p>
          </table:table-cell>
          <table:table-cell table:formula="of:=[.I62]/[.I$4]" office:value-type="float" office:value="1.1971623009819" calcext:value-type="float">
            <text:p>1.197162301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M62]/[.L62])" office:value-type="float" office:value="0.137027429532091" calcext:value-type="float">
            <text:p>0.1370274295</text:p>
          </table:table-cell>
          <table:table-cell table:formula="of:=[.N62]/[.N$4]" office:value-type="float" office:value="1.03769387709629" calcext:value-type="float">
            <text:p>1.0376938771</text:p>
          </table:table-cell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table:style-name="ce4" table:formula="of:=HOUR([.A63])*60+MINUTE([.A63])" office:value-type="float" office:value="690" calcext:value-type="float">
            <text:p>690</text:p>
          </table:table-cell>
          <table:table-cell table:style-name="ce4" table:formula="of:=[.C63] - [.C$4]"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H63]/[.G63])" office:value-type="float" office:value="1.54912659303198" calcext:value-type="float">
            <text:p>1.549126593</text:p>
          </table:table-cell>
          <table:table-cell table:formula="of:=[.I63]/[.I$4]" office:value-type="float" office:value="1.2555565373233" calcext:value-type="float">
            <text:p>1.255556537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M63]/[.L63])" office:value-type="float" office:value="0.0828643697233108" calcext:value-type="float">
            <text:p>0.0828643697</text:p>
          </table:table-cell>
          <table:table-cell table:formula="of:=[.N63]/[.N$4]" office:value-type="float" office:value="0.627522893664035" calcext:value-type="float">
            <text:p>0.6275228937</text:p>
          </table:table-cell>
          <table:table-cell table:number-columns-repeated="2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table:style-name="ce4" table:formula="of:=HOUR([.A64])*60+MINUTE([.A64])" office:value-type="float" office:value="694" calcext:value-type="float">
            <text:p>694</text:p>
          </table:table-cell>
          <table:table-cell table:style-name="ce4" table:formula="of:=[.C64] - [.C$4]" office:value-type="float" office:value="233" calcext:value-type="float">
            <text:p>233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H64]/[.G64])" office:value-type="float" office:value="1.52779753840238" calcext:value-type="float">
            <text:p>1.5277975384</text:p>
          </table:table-cell>
          <table:table-cell table:formula="of:=[.I64]/[.I$4]" office:value-type="float" office:value="1.23826948402787" calcext:value-type="float">
            <text:p>1.2382694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M64]/[.L64])" office:value-type="float" office:value="0.108307690109006" calcext:value-type="float">
            <text:p>0.1083076901</text:p>
          </table:table-cell>
          <table:table-cell table:formula="of:=[.N64]/[.N$4]" office:value-type="float" office:value="0.820202402193033" calcext:value-type="float">
            <text:p>0.8202024022</text:p>
          </table:table-cell>
          <table:table-cell table:number-columns-repeated="2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table:style-name="ce4" table:formula="of:=HOUR([.A65])*60+MINUTE([.A65])" office:value-type="float" office:value="697" calcext:value-type="float">
            <text:p>697</text:p>
          </table:table-cell>
          <table:table-cell table:style-name="ce4" table:formula="of:=[.C65] - [.C$4]"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H65]/[.G65])" office:value-type="float" office:value="1.47937637089121" calcext:value-type="float">
            <text:p>1.4793763709</text:p>
          </table:table-cell>
          <table:table-cell table:formula="of:=[.I65]/[.I$4]" office:value-type="float" office:value="1.19902445803262" calcext:value-type="float">
            <text:p>1.199024458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M65]/[.L65])" office:value-type="float" office:value="0.0699090419587309" calcext:value-type="float">
            <text:p>0.069909042</text:p>
          </table:table-cell>
          <table:table-cell table:formula="of:=[.N65]/[.N$4]" office:value-type="float" office:value="0.529413600196396" calcext:value-type="float">
            <text:p>0.5294136002</text:p>
          </table:table-cell>
          <table:table-cell table:number-columns-repeated="2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table:style-name="ce4" table:formula="of:=HOUR([.A66])*60+MINUTE([.A66])" office:value-type="float" office:value="701" calcext:value-type="float">
            <text:p>701</text:p>
          </table:table-cell>
          <table:table-cell table:style-name="ce4" table:formula="of:=[.C66] - [.C$4]"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H66]/[.G66])" office:value-type="float" office:value="1.39234105991587" calcext:value-type="float">
            <text:p>1.3923410599</text:p>
          </table:table-cell>
          <table:table-cell table:formula="of:=[.I66]/[.I$4]" office:value-type="float" office:value="1.12848293214016" calcext:value-type="float">
            <text:p>1.1284829321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M66]/[.L66])" office:value-type="float" office:value="0.12305526194437" calcext:value-type="float">
            <text:p>0.1230552619</text:p>
          </table:table-cell>
          <table:table-cell table:formula="of:=[.N66]/[.N$4]" office:value-type="float" office:value="0.931884165821322" calcext:value-type="float">
            <text:p>0.9318841658</text:p>
          </table:table-cell>
          <table:table-cell table:number-columns-repeated="2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table:style-name="ce4" table:formula="of:=HOUR([.A67])*60+MINUTE([.A67])" office:value-type="float" office:value="704" calcext:value-type="float">
            <text:p>704</text:p>
          </table:table-cell>
          <table:table-cell table:style-name="ce4" table:formula="of:=[.C67] - [.C$4]"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H67]/[.G67])" office:value-type="float" office:value="1.50152702559027" calcext:value-type="float">
            <text:p>1.5015270256</text:p>
          </table:table-cell>
          <table:table-cell table:formula="of:=[.I67]/[.I$4]" office:value-type="float" office:value="1.21697741258036" calcext:value-type="float">
            <text:p>1.216977412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M67]/[.L67])" office:value-type="float" office:value="0.111816198876351" calcext:value-type="float">
            <text:p>0.1118161989</text:p>
          </table:table-cell>
          <table:table-cell table:formula="of:=[.N67]/[.N$4]" office:value-type="float" office:value="0.846771958945606" calcext:value-type="float">
            <text:p>0.8467719589</text:p>
          </table:table-cell>
          <table:table-cell table:number-columns-repeated="2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table:style-name="ce4" table:formula="of:=HOUR([.A68])*60+MINUTE([.A68])" office:value-type="float" office:value="708" calcext:value-type="float">
            <text:p>708</text:p>
          </table:table-cell>
          <table:table-cell table:style-name="ce4" table:formula="of:=[.C68] - [.C$4]" office:value-type="float" office:value="247" calcext:value-type="float">
            <text:p>247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H68]/[.G68])" office:value-type="float" office:value="1.45884411777497" calcext:value-type="float">
            <text:p>1.4588441178</text:p>
          </table:table-cell>
          <table:table-cell table:formula="of:=[.I68]/[.I$4]" office:value-type="float" office:value="1.18238320692892" calcext:value-type="float">
            <text:p>1.1823832069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M68]/[.L68])" office:value-type="float" office:value="0.146268475165823" calcext:value-type="float">
            <text:p>0.1462684752</text:p>
          </table:table-cell>
          <table:table-cell table:formula="of:=[.N68]/[.N$4]" office:value-type="float" office:value="1.10767531442483" calcext:value-type="float">
            <text:p>1.1076753144</text:p>
          </table:table-cell>
          <table:table-cell table:number-columns-repeated="2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table:style-name="ce4" table:formula="of:=HOUR([.A69])*60+MINUTE([.A69])" office:value-type="float" office:value="711" calcext:value-type="float">
            <text:p>711</text:p>
          </table:table-cell>
          <table:table-cell table:style-name="ce4" table:formula="of:=[.C69] - [.C$4]"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H69]/[.G69])" office:value-type="float" office:value="1.48577372918848" calcext:value-type="float">
            <text:p>1.4857737292</text:p>
          </table:table-cell>
          <table:table-cell table:formula="of:=[.I69]/[.I$4]" office:value-type="float" office:value="1.20420947329726" calcext:value-type="float">
            <text:p>1.2042094733</text:p>
          </table:table-cell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M69]/[.L69])" office:value-type="float" office:value="0.101994539407629" calcext:value-type="float">
            <text:p>0.1019945394</text:p>
          </table:table-cell>
          <table:table-cell table:formula="of:=[.N69]/[.N$4]" office:value-type="float" office:value="0.772393595953469" calcext:value-type="float">
            <text:p>0.772393596</text:p>
          </table:table-cell>
          <table:table-cell table:number-columns-repeated="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973429826763502" calcext:value-type="float">
            <text:p>0.973429826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45148254025313" calcext:value-type="float">
            <text:p>0.94514825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.02600158771046" calcext:value-type="float">
            <text:p>1.026001587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.1036911272925" calcext:value-type="float">
            <text:p>1.103691127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1339420557135" calcext:value-type="float">
            <text:p>1.133942055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.13512306899683" calcext:value-type="float">
            <text:p>1.13512306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.07079538107419" calcext:value-type="float">
            <text:p>1.070795381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0324832923491" calcext:value-type="float">
            <text:p>1.032483292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07842995402454" calcext:value-type="float">
            <text:p>1.07842995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.15539265992684" calcext:value-type="float">
            <text:p>1.155392659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.16157651865593" calcext:value-type="float">
            <text:p>1.161576518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.18598083548852" calcext:value-type="float">
            <text:p>1.185980835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.21263230800394" calcext:value-type="float">
            <text:p>1.21263230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1.24157526665909" calcext:value-type="float">
            <text:p>1.241575266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1.1972877133943" calcext:value-type="float">
            <text:p>1.197287713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.10241540804196" calcext:value-type="float">
            <text:p>1.10241540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2842312683684" calcext:value-type="float">
            <text:p>1.128423126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.14376620606451" calcext:value-type="float">
            <text:p>1.143766206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.04487360229289" calcext:value-type="float">
            <text:p>1.044873602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967666017154737" calcext:value-type="float">
            <text:p>0.967666017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85707847822462" calcext:value-type="float">
            <text:p>0.857078478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.03114080981431" calcext:value-type="float">
            <text:p>1.031140809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.04023738570255" calcext:value-type="float">
            <text:p>1.040237385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.11241624077188" calcext:value-type="float">
            <text:p>1.112416240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.17523793589455" calcext:value-type="float">
            <text:p>1.175237935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.18581844522554" calcext:value-type="float">
            <text:p>1.185818445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.21652871160031" calcext:value-type="float">
            <text:p>1.216528711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.1644245341634" calcext:value-type="float">
            <text:p>1.164424534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.14656964275592" calcext:value-type="float">
            <text:p>1.146569642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.21523943935998" calcext:value-type="float">
            <text:p>1.215239439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.21602932623752" calcext:value-type="float">
            <text:p>1.216029326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.18245695591009" calcext:value-type="float">
            <text:p>1.182456955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.19043867386827" calcext:value-type="float">
            <text:p>1.190438673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.2081652046079" calcext:value-type="float">
            <text:p>1.208165204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.21895104780694" calcext:value-type="float">
            <text:p>1.218951047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.17874810437004" calcext:value-type="float">
            <text:p>1.178748104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.21031210960784" calcext:value-type="float">
            <text:p>1.210312109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.23893601303591" calcext:value-type="float">
            <text:p>1.23893601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.20213506671937" calcext:value-type="float">
            <text:p>1.202135066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1.14236176812924" calcext:value-type="float">
            <text:p>1.142361768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.1449960350579" calcext:value-type="float">
            <text:p>1.144996035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.13955242867768" calcext:value-type="float">
            <text:p>1.139552428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.15242688073161" calcext:value-type="float">
            <text:p>1.152426880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.23090806482793" calcext:value-type="float">
            <text:p>1.230908064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.14218067302155" calcext:value-type="float">
            <text:p>1.14218067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0.985409828679958" calcext:value-type="float">
            <text:p>0.985409828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.17795662946032" calcext:value-type="float">
            <text:p>1.177956629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.16971037803886" calcext:value-type="float">
            <text:p>1.16971037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1.16830510705476" calcext:value-type="float">
            <text:p>1.168305107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.0886071042453" calcext:value-type="float">
            <text:p>1.088607104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.11876968129566" calcext:value-type="float">
            <text:p>1.118769681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.20273176019322" calcext:value-type="float">
            <text:p>1.202731760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.16953655779505" calcext:value-type="float">
            <text:p>1.169536557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1.18323084176811" calcext:value-type="float">
            <text:p>1.183230841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.19012817501752" calcext:value-type="float">
            <text:p>1.19012817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1.10858894620496" calcext:value-type="float">
            <text:p>1.108588946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1.10858894620496" calcext:value-type="float">
            <text:p>1.108588946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1.1971623009819" calcext:value-type="float">
            <text:p>1.19716230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1.2555565373233" calcext:value-type="float">
            <text:p>1.255556537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.23826948402787" calcext:value-type="float">
            <text:p>1.23826948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1.19902445803262" calcext:value-type="float">
            <text:p>1.19902445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.12848293214016" calcext:value-type="float">
            <text:p>1.128482932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1.21697741258036" calcext:value-type="float">
            <text:p>1.216977412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1.18238320692892" calcext:value-type="float">
            <text:p>1.182383206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.20420947329726" calcext:value-type="float">
            <text:p>1.2042094733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O4:Sheet2.O69 Sheet2.P3:Sheet2.P3 Sheet2.P4:Sheet2.P69 Sheet2.O4:Sheet2.O69 Sheet2.Q3:Sheet2.Q3 Sheet2.Q4:Sheet2.Q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O4:Sheet2.O71 Sheet2.R3:Sheet2.R3 Sheet2.R4:Sheet2.R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RUN 2, no colling, N2 gaz, beam splitter on</text:p>
          </table:table-cell>
          <table:covered-table-cell table:number-columns-repeated="13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collin, N2 gaz, 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no colling, N2 gaz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 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table:formula="of:=HOUR([.A4])*60 + MINUTE ([.A4])" office:value-type="float" office:value="756" calcext:value-type="float">
            <text:p>756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H4]/[Sheet2.G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L4]/[.K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I4] / [Sheet1.N4]" office:value-type="float" office:value="9.3435600025757" calcext:value-type="float">
            <text:p>9.3435600026</text:p>
          </table:table-cell>
          <table:table-cell table:formula="of:=[.I4]/[.M4]" office:value-type="float" office:value="8.87057381071366" calcext:value-type="float">
            <text:p>8.8705738107</text:p>
          </table:table-cell>
          <table:table-cell table:formula="of:=[.Q4]-[.P4]" office:value-type="float" office:value="-0.47298619186204" calcext:value-type="float">
            <text:p>-0.472986191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table:formula="of:=HOUR([.A5])*60 + MINUTE ([.A5])" office:value-type="float" office:value="759" calcext:value-type="float">
            <text:p>759</text:p>
          </table:table-cell>
          <table:table-cell table:formula="of:=[.C5] - [.C$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H5]/[Sheet2.G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L5]/[.K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I5] / [Sheet1.N5]" office:value-type="float" office:value="9.22528379568015" calcext:value-type="float">
            <text:p>9.2252837957</text:p>
          </table:table-cell>
          <table:table-cell table:formula="of:=[.I5]/[.M5]" office:value-type="float" office:value="10.5023793170088" calcext:value-type="float">
            <text:p>10.502379317</text:p>
          </table:table-cell>
          <table:table-cell table:formula="of:=[.Q5]-[.P5]" office:value-type="float" office:value="1.27709552132866" calcext:value-type="float">
            <text:p>1.277095521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table:formula="of:=HOUR([.A6])*60 + MINUTE ([.A6])" office:value-type="float" office:value="762" calcext:value-type="float">
            <text:p>762</text:p>
          </table:table-cell>
          <table:table-cell table:formula="of:=[.C6] - [.C$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H6]/[Sheet2.G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L6]/[.K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I6] / [Sheet1.N6]" office:value-type="float" office:value="9.65971610856003" calcext:value-type="float">
            <text:p>9.6597161086</text:p>
          </table:table-cell>
          <table:table-cell table:formula="of:=[.I6]/[.M6]" office:value-type="float" office:value="10.3527136253465" calcext:value-type="float">
            <text:p>10.3527136253</text:p>
          </table:table-cell>
          <table:table-cell table:formula="of:=[.Q6]-[.P6]" office:value-type="float" office:value="0.692997516786505" calcext:value-type="float">
            <text:p>0.6929975168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table:formula="of:=HOUR([.A7])*60 + MINUTE ([.A7])" office:value-type="float" office:value="766" calcext:value-type="float">
            <text:p>766</text:p>
          </table:table-cell>
          <table:table-cell table:formula="of:=[.C7] - [.C$4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H7]/[Sheet2.G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L7]/[.K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I7] / [Sheet1.N7]" office:value-type="float" office:value="13.4910230995973" calcext:value-type="float">
            <text:p>13.4910230996</text:p>
          </table:table-cell>
          <table:table-cell table:formula="of:=[.I7]/[.M7]" office:value-type="float" office:value="9.90132542511884" calcext:value-type="float">
            <text:p>9.9013254251</text:p>
          </table:table-cell>
          <table:table-cell table:formula="of:=[.Q7]-[.P7]" office:value-type="float" office:value="-3.58969767447849" calcext:value-type="float">
            <text:p>-3.5896976745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table:formula="of:=HOUR([.A8])*60 + MINUTE ([.A8])" office:value-type="float" office:value="769" calcext:value-type="float">
            <text:p>769</text:p>
          </table:table-cell>
          <table:table-cell table:formula="of:=[.C8] - [.C$4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H8]/[Sheet2.G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L8]/[.K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I8] / [Sheet1.N8]" office:value-type="float" office:value="12.9054432653998" calcext:value-type="float">
            <text:p>12.9054432654</text:p>
          </table:table-cell>
          <table:table-cell table:formula="of:=[.I8]/[.M8]" office:value-type="float" office:value="11.1048478885828" calcext:value-type="float">
            <text:p>11.1048478886</text:p>
          </table:table-cell>
          <table:table-cell table:formula="of:=[.Q8]-[.P8]" office:value-type="float" office:value="-1.80059537681697" calcext:value-type="float">
            <text:p>-1.8005953768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table:formula="of:=HOUR([.A9])*60 + MINUTE ([.A9])" office:value-type="float" office:value="773" calcext:value-type="float">
            <text:p>773</text:p>
          </table:table-cell>
          <table:table-cell table:formula="of:=[.C9] - [.C$4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H9]/[Sheet2.G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L9]/[.K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I9] / [Sheet1.N9]" office:value-type="float" office:value="33.7013785542027" calcext:value-type="float">
            <text:p>33.7013785542</text:p>
          </table:table-cell>
          <table:table-cell table:formula="of:=[.I9]/[.M9]" office:value-type="float" office:value="10.5596709186138" calcext:value-type="float">
            <text:p>10.5596709186</text:p>
          </table:table-cell>
          <table:table-cell table:formula="of:=[.Q9]-[.P9]" office:value-type="float" office:value="-23.1417076355889" calcext:value-type="float">
            <text:p>-23.1417076356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table:formula="of:=HOUR([.A10])*60 + MINUTE ([.A10])" office:value-type="float" office:value="776" calcext:value-type="float">
            <text:p>776</text:p>
          </table:table-cell>
          <table:table-cell table:formula="of:=[.C10] - [.C$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H10]/[Sheet2.G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L10]/[.K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I10] / [Sheet1.N10]" office:value-type="float" office:value="13.5392033912796" calcext:value-type="float">
            <text:p>13.5392033913</text:p>
          </table:table-cell>
          <table:table-cell table:formula="of:=[.I10]/[.M10]" office:value-type="float" office:value="11.3124666117524" calcext:value-type="float">
            <text:p>11.3124666118</text:p>
          </table:table-cell>
          <table:table-cell table:formula="of:=[.Q10]-[.P10]" office:value-type="float" office:value="-2.22673677952722" calcext:value-type="float">
            <text:p>-2.226736779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table:formula="of:=HOUR([.A11])*60 + MINUTE ([.A11])" office:value-type="float" office:value="780" calcext:value-type="float">
            <text:p>780</text:p>
          </table:table-cell>
          <table:table-cell table:formula="of:=[.C11] - [.C$4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H11]/[Sheet2.G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L11]/[.K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I11] / [Sheet1.N11]" office:value-type="float" office:value="12.9037934582335" calcext:value-type="float">
            <text:p>12.9037934582</text:p>
          </table:table-cell>
          <table:table-cell table:formula="of:=[.I11]/[.M11]" office:value-type="float" office:value="11.7208472649888" calcext:value-type="float">
            <text:p>11.720847265</text:p>
          </table:table-cell>
          <table:table-cell table:formula="of:=[.Q11]-[.P11]" office:value-type="float" office:value="-1.18294619324472" calcext:value-type="float">
            <text:p>-1.1829461932</text:p>
          </table:table-cell>
        </table:table-row>
        <table:table-row table:style-name="ro1">
          <table:table-cell office:value-type="time" office:time-value="PT13H03M00S" calcext:value-type="time">
            <text:p>01:03:00 PM</text:p>
          </table:table-cell>
          <table:table-cell office:value-type="float" office:value="24.13" calcext:value-type="float">
            <text:p>24.13</text:p>
          </table:table-cell>
          <table:table-cell table:formula="of:=HOUR([.A12])*60 + MINUTE ([.A12])" office:value-type="float" office:value="783" calcext:value-type="float">
            <text:p>783</text:p>
          </table:table-cell>
          <table:table-cell table:formula="of:=[.C12] - [.C$4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H12]/[Sheet2.G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L12]/[.K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I12] / [Sheet1.N12]" office:value-type="float" office:value="12.2188679049614" calcext:value-type="float">
            <text:p>12.218867905</text:p>
          </table:table-cell>
          <table:table-cell table:formula="of:=[.I12]/[.M12]" office:value-type="float" office:value="9.95384569549842" calcext:value-type="float">
            <text:p>9.9538456955</text:p>
          </table:table-cell>
          <table:table-cell table:formula="of:=[.Q12]-[.P12]" office:value-type="float" office:value="-2.26502220946302" calcext:value-type="float">
            <text:p>-2.2650222095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table:formula="of:=HOUR([.A13])*60 + MINUTE ([.A13])" office:value-type="float" office:value="787" calcext:value-type="float">
            <text:p>787</text:p>
          </table:table-cell>
          <table:table-cell table:formula="of:=[.C13] - [.C$4]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H13]/[Sheet2.G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L13]/[.K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I13] / [Sheet1.N13]" office:value-type="float" office:value="12.5809154373973" calcext:value-type="float">
            <text:p>12.5809154374</text:p>
          </table:table-cell>
          <table:table-cell table:formula="of:=[.I13]/[.M13]" office:value-type="float" office:value="10.4507530562036" calcext:value-type="float">
            <text:p>10.4507530562</text:p>
          </table:table-cell>
          <table:table-cell table:formula="of:=[.Q13]-[.P13]" office:value-type="float" office:value="-2.13016238119379" calcext:value-type="float">
            <text:p>-2.130162381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table:formula="of:=HOUR([.A14])*60 + MINUTE ([.A14])" office:value-type="float" office:value="790" calcext:value-type="float">
            <text:p>790</text:p>
          </table:table-cell>
          <table:table-cell table:formula="of:=[.C14] - [.C$4]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H14]/[Sheet2.G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L14]/[.K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I14] / [Sheet1.N14]" office:value-type="float" office:value="16.6049166870092" calcext:value-type="float">
            <text:p>16.604916687</text:p>
          </table:table-cell>
          <table:table-cell table:formula="of:=[.I14]/[.M14]" office:value-type="float" office:value="192.440802798709" calcext:value-type="float">
            <text:p>192.4408027987</text:p>
          </table:table-cell>
          <table:table-cell table:formula="of:=[.Q14]-[.P14]" office:value-type="float" office:value="175.8358861117" calcext:value-type="float">
            <text:p>175.8358861117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table:formula="of:=HOUR([.A15])*60 + MINUTE ([.A15])" office:value-type="float" office:value="794" calcext:value-type="float">
            <text:p>794</text:p>
          </table:table-cell>
          <table:table-cell table:formula="of:=[.C15] - [.C$4]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H15]/[Sheet2.G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L15]/[.K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I15] / [Sheet1.N15]" office:value-type="float" office:value="29.1471704465381" calcext:value-type="float">
            <text:p>29.1471704465</text:p>
          </table:table-cell>
          <table:table-cell table:formula="of:=[.I15]/[.M15]" office:value-type="float" office:value="10.0015166167865" calcext:value-type="float">
            <text:p>10.0015166168</text:p>
          </table:table-cell>
          <table:table-cell table:formula="of:=[.Q15]-[.P15]" office:value-type="float" office:value="-19.1456538297516" calcext:value-type="float">
            <text:p>-19.1456538298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table:formula="of:=HOUR([.A16])*60 + MINUTE ([.A16])" office:value-type="float" office:value="798" calcext:value-type="float">
            <text:p>798</text:p>
          </table:table-cell>
          <table:table-cell table:formula="of:=[.C16] - [.C$4]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H16]/[Sheet2.G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L16]/[.K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I16] / [Sheet1.N16]" office:value-type="float" office:value="10.1539792026281" calcext:value-type="float">
            <text:p>10.1539792026</text:p>
          </table:table-cell>
          <table:table-cell table:formula="of:=[.I16]/[.M16]" office:value-type="float" office:value="9.03086455275062" calcext:value-type="float">
            <text:p>9.0308645528</text:p>
          </table:table-cell>
          <table:table-cell table:formula="of:=[.Q16]-[.P16]" office:value-type="float" office:value="-1.12311464987746" calcext:value-type="float">
            <text:p>-1.1231146499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table:formula="of:=HOUR([.A17])*60 + MINUTE ([.A17])" office:value-type="float" office:value="801" calcext:value-type="float">
            <text:p>801</text:p>
          </table:table-cell>
          <table:table-cell table:formula="of:=[.C17] - [.C$4]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H17]/[Sheet2.G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L17]/[.K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I17] / [Sheet1.N17]" office:value-type="float" office:value="40.5155269603013" calcext:value-type="float">
            <text:p>40.5155269603</text:p>
          </table:table-cell>
          <table:table-cell table:formula="of:=[.I17]/[.M17]" office:value-type="float" office:value="8.32104605420172" calcext:value-type="float">
            <text:p>8.3210460542</text:p>
          </table:table-cell>
          <table:table-cell table:formula="of:=[.Q17]-[.P17]" office:value-type="float" office:value="-32.1944809060996" calcext:value-type="float">
            <text:p>-32.1944809061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table:formula="of:=HOUR([.A18])*60 + MINUTE ([.A18])" office:value-type="float" office:value="804" calcext:value-type="float">
            <text:p>804</text:p>
          </table:table-cell>
          <table:table-cell table:formula="of:=[.C18] - [.C$4]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H18]/[Sheet2.G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L18]/[.K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I18] / [Sheet1.N18]" office:value-type="float" office:value="10.7219584041517" calcext:value-type="float">
            <text:p>10.7219584042</text:p>
          </table:table-cell>
          <table:table-cell table:formula="of:=[.I18]/[.M18]" office:value-type="float" office:value="10.6947091649415" calcext:value-type="float">
            <text:p>10.6947091649</text:p>
          </table:table-cell>
          <table:table-cell table:formula="of:=[.Q18]-[.P18]" office:value-type="float" office:value="-0.0272492392102244" calcext:value-type="float">
            <text:p>-0.0272492392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table:formula="of:=HOUR([.A19])*60 + MINUTE ([.A19])" office:value-type="float" office:value="808" calcext:value-type="float">
            <text:p>808</text:p>
          </table:table-cell>
          <table:table-cell table:formula="of:=[.C19] - [.C$4]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H19]/[Sheet2.G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L19]/[.K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I19] / [Sheet1.N19]" office:value-type="float" office:value="89.7886892036306" calcext:value-type="float">
            <text:p>89.7886892036</text:p>
          </table:table-cell>
          <table:table-cell table:formula="of:=[.I19]/[.M19]" office:value-type="float" office:value="11.2132628147682" calcext:value-type="float">
            <text:p>11.2132628148</text:p>
          </table:table-cell>
          <table:table-cell table:formula="of:=[.Q19]-[.P19]" office:value-type="float" office:value="-78.5754263888624" calcext:value-type="float">
            <text:p>-78.5754263889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table:formula="of:=HOUR([.A20])*60 + MINUTE ([.A20])" office:value-type="float" office:value="812" calcext:value-type="float">
            <text:p>812</text:p>
          </table:table-cell>
          <table:table-cell table:formula="of:=[.C20] - [.C$4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H20]/[Sheet2.G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L20]/[.K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I20] / [Sheet1.N20]" office:value-type="float" office:value="10.0571701814693" calcext:value-type="float">
            <text:p>10.0571701815</text:p>
          </table:table-cell>
          <table:table-cell table:formula="of:=[.I20]/[.M20]" office:value-type="float" office:value="11.6922177717249" calcext:value-type="float">
            <text:p>11.6922177717</text:p>
          </table:table-cell>
          <table:table-cell table:formula="of:=[.Q20]-[.P20]" office:value-type="float" office:value="1.63504759025559" calcext:value-type="float">
            <text:p>1.6350475903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table:formula="of:=HOUR([.A21])*60 + MINUTE ([.A21])" office:value-type="float" office:value="815" calcext:value-type="float">
            <text:p>815</text:p>
          </table:table-cell>
          <table:table-cell table:formula="of:=[.C21] - [.C$4]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H21]/[Sheet2.G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L21]/[.K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I21] / [Sheet1.N21]" office:value-type="float" office:value="13.0479204982061" calcext:value-type="float">
            <text:p>13.0479204982</text:p>
          </table:table-cell>
          <table:table-cell table:formula="of:=[.I21]/[.M21]" office:value-type="float" office:value="10.7383066683275" calcext:value-type="float">
            <text:p>10.7383066683</text:p>
          </table:table-cell>
          <table:table-cell table:formula="of:=[.Q21]-[.P21]" office:value-type="float" office:value="-2.30961382987859" calcext:value-type="float">
            <text:p>-2.3096138299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table:formula="of:=HOUR([.A22])*60 + MINUTE ([.A22])" office:value-type="float" office:value="819" calcext:value-type="float">
            <text:p>819</text:p>
          </table:table-cell>
          <table:table-cell table:formula="of:=[.C22] - [.C$4]"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H22]/[Sheet2.G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L22]/[.K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I22] / [Sheet1.N22]" office:value-type="float" office:value="12.6960344461134" calcext:value-type="float">
            <text:p>12.6960344461</text:p>
          </table:table-cell>
          <table:table-cell table:formula="of:=[.I22]/[.M22]" office:value-type="float" office:value="10.0042772879952" calcext:value-type="float">
            <text:p>10.004277288</text:p>
          </table:table-cell>
          <table:table-cell table:formula="of:=[.Q22]-[.P22]" office:value-type="float" office:value="-2.69175715811824" calcext:value-type="float">
            <text:p>-2.6917571581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table:formula="of:=HOUR([.A23])*60 + MINUTE ([.A23])" office:value-type="float" office:value="822" calcext:value-type="float">
            <text:p>822</text:p>
          </table:table-cell>
          <table:table-cell table:formula="of:=[.C23] - [.C$4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H23]/[Sheet2.G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L23]/[.K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I23] / [Sheet1.N23]" office:value-type="float" office:value="15.3913809242293" calcext:value-type="float">
            <text:p>15.3913809242</text:p>
          </table:table-cell>
          <table:table-cell table:formula="of:=[.I23]/[.M23]" office:value-type="float" office:value="13.2079855551818" calcext:value-type="float">
            <text:p>13.2079855552</text:p>
          </table:table-cell>
          <table:table-cell table:formula="of:=[.Q23]-[.P23]" office:value-type="float" office:value="-2.18339536904754" calcext:value-type="float">
            <text:p>-2.18339536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table:formula="of:=HOUR([.A24])*60 + MINUTE ([.A24])" office:value-type="float" office:value="826" calcext:value-type="float">
            <text:p>826</text:p>
          </table:table-cell>
          <table:table-cell table:formula="of:=[.C24] - [.C$4]"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H24]/[Sheet2.G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L24]/[.K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I24] / [Sheet1.N24]" office:value-type="float" office:value="14.5589937205563" calcext:value-type="float">
            <text:p>14.5589937206</text:p>
          </table:table-cell>
          <table:table-cell table:formula="of:=[.I24]/[.M24]" office:value-type="float" office:value="10.8284485470941" calcext:value-type="float">
            <text:p>10.8284485471</text:p>
          </table:table-cell>
          <table:table-cell table:formula="of:=[.Q24]-[.P24]" office:value-type="float" office:value="-3.73054517346221" calcext:value-type="float">
            <text:p>-3.7305451735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table:formula="of:=HOUR([.A25])*60 + MINUTE ([.A25])" office:value-type="float" office:value="830" calcext:value-type="float">
            <text:p>830</text:p>
          </table:table-cell>
          <table:table-cell table:formula="of:=[.C25] - [.C$4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H25]/[Sheet2.G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L25]/[.K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I25] / [Sheet1.N25]" office:value-type="float" office:value="23.6935039921641" calcext:value-type="float">
            <text:p>23.6935039922</text:p>
          </table:table-cell>
          <table:table-cell table:formula="of:=[.I25]/[.M25]" office:value-type="float" office:value="10.4563616052465" calcext:value-type="float">
            <text:p>10.4563616052</text:p>
          </table:table-cell>
          <table:table-cell table:formula="of:=[.Q25]-[.P25]" office:value-type="float" office:value="-13.2371423869176" calcext:value-type="float">
            <text:p>-13.237142386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table:formula="of:=HOUR([.A26])*60 + MINUTE ([.A26])" office:value-type="float" office:value="833" calcext:value-type="float">
            <text:p>833</text:p>
          </table:table-cell>
          <table:table-cell table:formula="of:=[.C26] - [.C$4]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H26]/[Sheet2.G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L26]/[.K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I26] / [Sheet1.N26]" office:value-type="float" office:value="18.7617972478183" calcext:value-type="float">
            <text:p>18.7617972478</text:p>
          </table:table-cell>
          <table:table-cell table:formula="of:=[.I26]/[.M26]" office:value-type="float" office:value="10.237282952534" calcext:value-type="float">
            <text:p>10.2372829525</text:p>
          </table:table-cell>
          <table:table-cell table:formula="of:=[.Q26]-[.P26]" office:value-type="float" office:value="-8.52451429528436" calcext:value-type="float">
            <text:p>-8.5245142953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table:formula="of:=HOUR([.A27])*60 + MINUTE ([.A27])" office:value-type="float" office:value="837" calcext:value-type="float">
            <text:p>837</text:p>
          </table:table-cell>
          <table:table-cell table:formula="of:=[.C27] - [.C$4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H27]/[Sheet2.G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L27]/[.K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I27] / [Sheet1.N27]" office:value-type="float" office:value="34.5735499156268" calcext:value-type="float">
            <text:p>34.5735499156</text:p>
          </table:table-cell>
          <table:table-cell table:formula="of:=[.I27]/[.M27]" office:value-type="float" office:value="12.7428588394789" calcext:value-type="float">
            <text:p>12.7428588395</text:p>
          </table:table-cell>
          <table:table-cell table:formula="of:=[.Q27]-[.P27]" office:value-type="float" office:value="-21.8306910761479" calcext:value-type="float">
            <text:p>-21.8306910761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table:formula="of:=HOUR([.A28])*60 + MINUTE ([.A28])" office:value-type="float" office:value="840" calcext:value-type="float">
            <text:p>840</text:p>
          </table:table-cell>
          <table:table-cell table:formula="of:=[.C28] - [.C$4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H28]/[Sheet2.G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L28]/[.K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I28] / [Sheet1.N28]" office:value-type="float" office:value="18.198550941936" calcext:value-type="float">
            <text:p>18.1985509419</text:p>
          </table:table-cell>
          <table:table-cell table:formula="of:=[.I28]/[.M28]" office:value-type="float" office:value="10.8758537179786" calcext:value-type="float">
            <text:p>10.875853718</text:p>
          </table:table-cell>
          <table:table-cell table:formula="of:=[.Q28]-[.P28]" office:value-type="float" office:value="-7.32269722395736" calcext:value-type="float">
            <text:p>-7.322697224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table:formula="of:=HOUR([.A29])*60 + MINUTE ([.A29])" office:value-type="float" office:value="845" calcext:value-type="float">
            <text:p>845</text:p>
          </table:table-cell>
          <table:table-cell table:formula="of:=[.C29] - [.C$4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H29]/[Sheet2.G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L29]/[.K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I29] / [Sheet1.N29]" office:value-type="float" office:value="23.7331298569007" calcext:value-type="float">
            <text:p>23.7331298569</text:p>
          </table:table-cell>
          <table:table-cell table:formula="of:=[.I29]/[.M29]" office:value-type="float" office:value="11.8396194009215" calcext:value-type="float">
            <text:p>11.8396194009</text:p>
          </table:table-cell>
          <table:table-cell table:formula="of:=[.Q29]-[.P29]" office:value-type="float" office:value="-11.8935104559792" calcext:value-type="float">
            <text:p>-11.893510456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table:formula="of:=HOUR([.A30])*60 + MINUTE ([.A30])" office:value-type="float" office:value="850" calcext:value-type="float">
            <text:p>850</text:p>
          </table:table-cell>
          <table:table-cell table:formula="of:=[.C30] - [.C$4]"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H30]/[Sheet2.G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L30]/[.K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I30] / [Sheet1.N30]" office:value-type="float" office:value="11.5769091514068" calcext:value-type="float">
            <text:p>11.5769091514</text:p>
          </table:table-cell>
          <table:table-cell table:formula="of:=[.I30]/[.M30]" office:value-type="float" office:value="9.62675279653554" calcext:value-type="float">
            <text:p>9.6267527965</text:p>
          </table:table-cell>
          <table:table-cell table:formula="of:=[.Q30]-[.P30]" office:value-type="float" office:value="-1.95015635487125" calcext:value-type="float">
            <text:p>-1.9501563549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table:formula="of:=HOUR([.A31])*60 + MINUTE ([.A31])" office:value-type="float" office:value="853" calcext:value-type="float">
            <text:p>853</text:p>
          </table:table-cell>
          <table:table-cell table:formula="of:=[.C31] - [.C$4]"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H31]/[Sheet2.G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L31]/[.K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I31] / [Sheet1.N31]" office:value-type="float" office:value="13.735004126682" calcext:value-type="float">
            <text:p>13.7350041267</text:p>
          </table:table-cell>
          <table:table-cell table:formula="of:=[.I31]/[.M31]" office:value-type="float" office:value="10.6728388455051" calcext:value-type="float">
            <text:p>10.6728388455</text:p>
          </table:table-cell>
          <table:table-cell table:formula="of:=[.Q31]-[.P31]" office:value-type="float" office:value="-3.06216528117685" calcext:value-type="float">
            <text:p>-3.0621652812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table:formula="of:=HOUR([.A32])*60 + MINUTE ([.A32])" office:value-type="float" office:value="857" calcext:value-type="float">
            <text:p>857</text:p>
          </table:table-cell>
          <table:table-cell table:formula="of:=[.C32] - [.C$4]"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H32]/[Sheet2.G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L32]/[.K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I32] / [Sheet1.N32]" office:value-type="float" office:value="12.3561179792917" calcext:value-type="float">
            <text:p>12.3561179793</text:p>
          </table:table-cell>
          <table:table-cell table:formula="of:=[.I32]/[.M32]" office:value-type="float" office:value="11.3345934094601" calcext:value-type="float">
            <text:p>11.3345934095</text:p>
          </table:table-cell>
          <table:table-cell table:formula="of:=[.Q32]-[.P32]" office:value-type="float" office:value="-1.02152456983158" calcext:value-type="float">
            <text:p>-1.0215245698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table:formula="of:=HOUR([.A33])*60 + MINUTE ([.A33])" office:value-type="float" office:value="861" calcext:value-type="float">
            <text:p>861</text:p>
          </table:table-cell>
          <table:table-cell table:formula="of:=[.C33] - [.C$4]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H33]/[Sheet2.G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L33]/[.K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I33] / [Sheet1.N33]" office:value-type="float" office:value="11.6634903550548" calcext:value-type="float">
            <text:p>11.6634903551</text:p>
          </table:table-cell>
          <table:table-cell table:formula="of:=[.I33]/[.M33]" office:value-type="float" office:value="9.71132036908036" calcext:value-type="float">
            <text:p>9.7113203691</text:p>
          </table:table-cell>
          <table:table-cell table:formula="of:=[.Q33]-[.P33]" office:value-type="float" office:value="-1.95216998597443" calcext:value-type="float">
            <text:p>-1.952169986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table:formula="of:=HOUR([.A34])*60 + MINUTE ([.A34])" office:value-type="float" office:value="865" calcext:value-type="float">
            <text:p>865</text:p>
          </table:table-cell>
          <table:table-cell table:formula="of:=[.C34] - [.C$4]"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H34]/[Sheet2.G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L34]/[.K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I34] / [Sheet1.N34]" office:value-type="float" office:value="13.7130263497519" calcext:value-type="float">
            <text:p>13.7130263498</text:p>
          </table:table-cell>
          <table:table-cell table:formula="of:=[.I34]/[.M34]" office:value-type="float" office:value="9.59322514407815" calcext:value-type="float">
            <text:p>9.5932251441</text:p>
          </table:table-cell>
          <table:table-cell table:formula="of:=[.Q34]-[.P34]" office:value-type="float" office:value="-4.1198012056737" calcext:value-type="float">
            <text:p>-4.1198012057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table:formula="of:=HOUR([.A35])*60 + MINUTE ([.A35])" office:value-type="float" office:value="868" calcext:value-type="float">
            <text:p>868</text:p>
          </table:table-cell>
          <table:table-cell table:formula="of:=[.C35] - [.C$4]"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H35]/[Sheet2.G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L35]/[.K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I35] / [Sheet1.N35]" office:value-type="float" office:value="12.2832224122314" calcext:value-type="float">
            <text:p>12.2832224122</text:p>
          </table:table-cell>
          <table:table-cell table:formula="of:=[.I35]/[.M35]" office:value-type="float" office:value="12.0020220986096" calcext:value-type="float">
            <text:p>12.0020220986</text:p>
          </table:table-cell>
          <table:table-cell table:formula="of:=[.Q35]-[.P35]" office:value-type="float" office:value="-0.281200313621813" calcext:value-type="float">
            <text:p>-0.281200313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table:formula="of:=HOUR([.A36])*60 + MINUTE ([.A36])" office:value-type="float" office:value="871" calcext:value-type="float">
            <text:p>871</text:p>
          </table:table-cell>
          <table:table-cell table:formula="of:=[.C36] - [.C$4]"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H36]/[Sheet2.G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L35]/[.K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I36] / [Sheet1.N36]" office:value-type="float" office:value="13.3477994546487" calcext:value-type="float">
            <text:p>13.3477994546</text:p>
          </table:table-cell>
          <table:table-cell table:formula="of:=[.I36]/[.M36]" office:value-type="float" office:value="11.443523178065" calcext:value-type="float">
            <text:p>11.4435231781</text:p>
          </table:table-cell>
          <table:table-cell table:formula="of:=[.Q36]-[.P36]" office:value-type="float" office:value="-1.90427627658371" calcext:value-type="float">
            <text:p>-1.9042762766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table:formula="of:=HOUR([.A37])*60 + MINUTE ([.A37])" office:value-type="float" office:value="875" calcext:value-type="float">
            <text:p>875</text:p>
          </table:table-cell>
          <table:table-cell table:formula="of:=[.C37] - [.C$4]"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H37]/[Sheet2.G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L37]/[.K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I37] / [Sheet1.N37]" office:value-type="float" office:value="12.8553110291154" calcext:value-type="float">
            <text:p>12.8553110291</text:p>
          </table:table-cell>
          <table:table-cell table:formula="of:=[.I37]/[.M37]" office:value-type="float" office:value="10.515036752745" calcext:value-type="float">
            <text:p>10.5150367527</text:p>
          </table:table-cell>
          <table:table-cell table:formula="of:=[.Q37]-[.P37]" office:value-type="float" office:value="-2.34027427637037" calcext:value-type="float">
            <text:p>-2.3402742764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table:formula="of:=HOUR([.A38])*60 + MINUTE ([.A38])" office:value-type="float" office:value="879" calcext:value-type="float">
            <text:p>879</text:p>
          </table:table-cell>
          <table:table-cell table:formula="of:=[.C38] - [.C$4]"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H38]/[Sheet2.G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L38]/[.K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I38] / [Sheet1.N38]" office:value-type="float" office:value="16.8960690065612" calcext:value-type="float">
            <text:p>16.8960690066</text:p>
          </table:table-cell>
          <table:table-cell table:formula="of:=[.I38]/[.M38]" office:value-type="float" office:value="11.6501425145146" calcext:value-type="float">
            <text:p>11.6501425145</text:p>
          </table:table-cell>
          <table:table-cell table:formula="of:=[.Q38]-[.P38]" office:value-type="float" office:value="-5.24592649204662" calcext:value-type="float">
            <text:p>-5.245926492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table:formula="of:=HOUR([.A39])*60 + MINUTE ([.A39])" office:value-type="float" office:value="883" calcext:value-type="float">
            <text:p>883</text:p>
          </table:table-cell>
          <table:table-cell table:formula="of:=[.C39] - [.C$4]"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H39]/[Sheet2.G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L39]/[.K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I39] / [Sheet1.N39]" office:value-type="float" office:value="10.181861255369" calcext:value-type="float">
            <text:p>10.1818612554</text:p>
          </table:table-cell>
          <table:table-cell table:formula="of:=[.I39]/[.M39]" office:value-type="float" office:value="10.5953646286279" calcext:value-type="float">
            <text:p>10.5953646286</text:p>
          </table:table-cell>
          <table:table-cell table:formula="of:=[.Q39]-[.P39]" office:value-type="float" office:value="0.413503373258942" calcext:value-type="float">
            <text:p>0.4135033733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table:formula="of:=HOUR([.A40])*60 + MINUTE ([.A40])" office:value-type="float" office:value="887" calcext:value-type="float">
            <text:p>887</text:p>
          </table:table-cell>
          <table:table-cell table:formula="of:=[.C40] - [.C$4]" office:value-type="float" office:value="131" calcext:value-type="float">
            <text:p>13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H40]/[Sheet2.G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L40]/[.K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I40] / [Sheet1.N40]" office:value-type="float" office:value="12.2752499051868" calcext:value-type="float">
            <text:p>12.2752499052</text:p>
          </table:table-cell>
          <table:table-cell table:formula="of:=[.I40]/[.M40]" office:value-type="float" office:value="10.1040287207153" calcext:value-type="float">
            <text:p>10.1040287207</text:p>
          </table:table-cell>
          <table:table-cell table:formula="of:=[.Q40]-[.P40]" office:value-type="float" office:value="-2.17122118447153" calcext:value-type="float">
            <text:p>-2.171221184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table:formula="of:=HOUR([.A41])*60 + MINUTE ([.A41])" office:value-type="float" office:value="890" calcext:value-type="float">
            <text:p>890</text:p>
          </table:table-cell>
          <table:table-cell table:formula="of:=[.C41] - [.C$4]"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H41]/[Sheet2.G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L41]/[.K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I41] / [Sheet1.N41]" office:value-type="float" office:value="14.7285470025457" calcext:value-type="float">
            <text:p>14.7285470025</text:p>
          </table:table-cell>
          <table:table-cell table:formula="of:=[.I41]/[.M41]" office:value-type="float" office:value="13.0215113265839" calcext:value-type="float">
            <text:p>13.0215113266</text:p>
          </table:table-cell>
          <table:table-cell table:formula="of:=[.Q41]-[.P41]" office:value-type="float" office:value="-1.70703567596185" calcext:value-type="float">
            <text:p>-1.707035676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table:formula="of:=HOUR([.A42])*60 + MINUTE ([.A42])" office:value-type="float" office:value="894" calcext:value-type="float">
            <text:p>894</text:p>
          </table:table-cell>
          <table:table-cell table:formula="of:=[.C42] - [.C$4]"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H42]/[Sheet2.G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L42]/[.K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I42] / [Sheet1.N42]" office:value-type="float" office:value="15.2478424733261" calcext:value-type="float">
            <text:p>15.2478424733</text:p>
          </table:table-cell>
          <table:table-cell table:formula="of:=[.I42]/[.M42]" office:value-type="float" office:value="10.9232372762544" calcext:value-type="float">
            <text:p>10.9232372763</text:p>
          </table:table-cell>
          <table:table-cell table:formula="of:=[.Q42]-[.P42]" office:value-type="float" office:value="-4.32460519707172" calcext:value-type="float">
            <text:p>-4.3246051971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table:formula="of:=HOUR([.A43])*60 + MINUTE ([.A43])" office:value-type="float" office:value="897" calcext:value-type="float">
            <text:p>897</text:p>
          </table:table-cell>
          <table:table-cell table:formula="of:=[.C43] - [.C$4]"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H43]/[Sheet2.G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L43]/[.K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I43] / [Sheet1.N43]" office:value-type="float" office:value="14.927057364685" calcext:value-type="float">
            <text:p>14.9270573647</text:p>
          </table:table-cell>
          <table:table-cell table:formula="of:=[.I43]/[.M43]" office:value-type="float" office:value="11.9172740810481" calcext:value-type="float">
            <text:p>11.917274081</text:p>
          </table:table-cell>
          <table:table-cell table:formula="of:=[.Q43]-[.P43]" office:value-type="float" office:value="-3.00978328363686" calcext:value-type="float">
            <text:p>-3.0097832836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table:formula="of:=HOUR([.A44])*60 + MINUTE ([.A44])" office:value-type="float" office:value="901" calcext:value-type="float">
            <text:p>901</text:p>
          </table:table-cell>
          <table:table-cell table:formula="of:=[.C44] - [.C$4]" office:value-type="float" office:value="145" calcext:value-type="float">
            <text:p>145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H44]/[Sheet2.G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L44]/[.K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I44] / [Sheet1.N44]" office:value-type="float" office:value="13.1034360335961" calcext:value-type="float">
            <text:p>13.1034360336</text:p>
          </table:table-cell>
          <table:table-cell table:formula="of:=[.I44]/[.M44]" office:value-type="float" office:value="12.5810530518913" calcext:value-type="float">
            <text:p>12.5810530519</text:p>
          </table:table-cell>
          <table:table-cell table:formula="of:=[.Q44]-[.P44]" office:value-type="float" office:value="-0.522382981704753" calcext:value-type="float">
            <text:p>-0.52238298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table:formula="of:=HOUR([.A45])*60 + MINUTE ([.A45])" office:value-type="float" office:value="904" calcext:value-type="float">
            <text:p>904</text:p>
          </table:table-cell>
          <table:table-cell table:formula="of:=[.C45] - [.C$4]"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H45]/[Sheet2.G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L45]/[.K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I45] / [Sheet1.N45]" office:value-type="float" office:value="12.2308253584892" calcext:value-type="float">
            <text:p>12.2308253585</text:p>
          </table:table-cell>
          <table:table-cell table:formula="of:=[.I45]/[.M45]" office:value-type="float" office:value="12.0735124031265" calcext:value-type="float">
            <text:p>12.0735124031</text:p>
          </table:table-cell>
          <table:table-cell table:formula="of:=[.Q45]-[.P45]" office:value-type="float" office:value="-0.157312955362732" calcext:value-type="float">
            <text:p>-0.1573129554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table:formula="of:=HOUR([.A46])*60 + MINUTE ([.A46])" office:value-type="float" office:value="908" calcext:value-type="float">
            <text:p>908</text:p>
          </table:table-cell>
          <table:table-cell table:formula="of:=[.C46] - [.C$4]"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H46]/[Sheet2.G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L46]/[.K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I46] / [Sheet1.N46]" office:value-type="float" office:value="16.0608595153466" calcext:value-type="float">
            <text:p>16.0608595153</text:p>
          </table:table-cell>
          <table:table-cell table:formula="of:=[.I46]/[.M46]" office:value-type="float" office:value="10.8445795591704" calcext:value-type="float">
            <text:p>10.8445795592</text:p>
          </table:table-cell>
          <table:table-cell table:formula="of:=[.Q46]-[.P46]" office:value-type="float" office:value="-5.21627995617621" calcext:value-type="float">
            <text:p>-5.2162799562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table:formula="of:=HOUR([.A47])*60 + MINUTE ([.A47])" office:value-type="float" office:value="912" calcext:value-type="float">
            <text:p>912</text:p>
          </table:table-cell>
          <table:table-cell table:formula="of:=[.C47] - [.C$4]"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H47]/[Sheet2.G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L47]/[.K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I47] / [Sheet1.N47]" office:value-type="float" office:value="13.5152607251965" calcext:value-type="float">
            <text:p>13.5152607252</text:p>
          </table:table-cell>
          <table:table-cell table:formula="of:=[.I47]/[.M47]" office:value-type="float" office:value="9.6616654613737" calcext:value-type="float">
            <text:p>9.6616654614</text:p>
          </table:table-cell>
          <table:table-cell table:formula="of:=[.Q47]-[.P47]" office:value-type="float" office:value="-3.85359526382278" calcext:value-type="float">
            <text:p>-3.8535952638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table:formula="of:=HOUR([.A48])*60 + MINUTE ([.A48])" office:value-type="float" office:value="916" calcext:value-type="float">
            <text:p>916</text:p>
          </table:table-cell>
          <table:table-cell table:formula="of:=[.C48] - [.C$4]"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H48]/[Sheet2.G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L48]/[.K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I48] / [Sheet1.N48]" office:value-type="float" office:value="12.4803122874305" calcext:value-type="float">
            <text:p>12.4803122874</text:p>
          </table:table-cell>
          <table:table-cell table:formula="of:=[.I48]/[.M48]" office:value-type="float" office:value="10.8908179519701" calcext:value-type="float">
            <text:p>10.890817952</text:p>
          </table:table-cell>
          <table:table-cell table:formula="of:=[.Q48]-[.P48]" office:value-type="float" office:value="-1.58949433546036" calcext:value-type="float">
            <text:p>-1.589494335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table:formula="of:=HOUR([.A49])*60 + MINUTE ([.A49])" office:value-type="float" office:value="919" calcext:value-type="float">
            <text:p>919</text:p>
          </table:table-cell>
          <table:table-cell table:formula="of:=[.C49] - [.C$4]"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H49]/[Sheet2.G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L49]/[.K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I49] / [Sheet1.N49]" office:value-type="float" office:value="11.0822479629481" calcext:value-type="float">
            <text:p>11.0822479629</text:p>
          </table:table-cell>
          <table:table-cell table:formula="of:=[.I49]/[.M49]" office:value-type="float" office:value="9.63236903133084" calcext:value-type="float">
            <text:p>9.6323690313</text:p>
          </table:table-cell>
          <table:table-cell table:formula="of:=[.Q49]-[.P49]" office:value-type="float" office:value="-1.44987893161729" calcext:value-type="float">
            <text:p>-1.449878931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table:formula="of:=HOUR([.A50])*60 + MINUTE ([.A50])" office:value-type="float" office:value="923" calcext:value-type="float">
            <text:p>923</text:p>
          </table:table-cell>
          <table:table-cell table:formula="of:=[.C50] - [.C$4]"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H50]/[Sheet2.G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L50]/[.K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I50] / [Sheet1.N50]" office:value-type="float" office:value="10.8405358038498" calcext:value-type="float">
            <text:p>10.8405358038</text:p>
          </table:table-cell>
          <table:table-cell table:formula="of:=[.I50]/[.M50]" office:value-type="float" office:value="11.6830448904159" calcext:value-type="float">
            <text:p>11.6830448904</text:p>
          </table:table-cell>
          <table:table-cell table:formula="of:=[.Q50]-[.P50]" office:value-type="float" office:value="0.842509086566142" calcext:value-type="float">
            <text:p>0.8425090866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table:formula="of:=HOUR([.A51])*60 + MINUTE ([.A51])" office:value-type="float" office:value="926" calcext:value-type="float">
            <text:p>926</text:p>
          </table:table-cell>
          <table:table-cell table:formula="of:=[.C51] - [.C$4]"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H51]/[Sheet2.G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L51]/[.K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I51] / [Sheet1.N51]" office:value-type="float" office:value="11.0210983459369" calcext:value-type="float">
            <text:p>11.0210983459</text:p>
          </table:table-cell>
          <table:table-cell table:formula="of:=[.I51]/[.M51]" office:value-type="float" office:value="9.80042148753822" calcext:value-type="float">
            <text:p>9.8004214875</text:p>
          </table:table-cell>
          <table:table-cell table:formula="of:=[.Q51]-[.P51]" office:value-type="float" office:value="-1.22067685839868" calcext:value-type="float">
            <text:p>-1.2206768584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H52]/[Sheet2.G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L52]/[.K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I52] / [Sheet1.N52]" office:value-type="float" office:value="14.0358857022338" calcext:value-type="float">
            <text:p>14.0358857022</text:p>
          </table:table-cell>
          <table:table-cell table:formula="of:=[.I52]/[.M52]" office:value-type="float" office:value="14.51545933787" calcext:value-type="float">
            <text:p>14.5154593379</text:p>
          </table:table-cell>
          <table:table-cell table:formula="of:=[.Q52]-[.P52]" office:value-type="float" office:value="0.479573635636244" calcext:value-type="float">
            <text:p>0.479573635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H53]/[Sheet2.G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L53]/[.K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I53] / [Sheet1.N53]" office:value-type="float" office:value="11.0679106258048" calcext:value-type="float">
            <text:p>11.0679106258</text:p>
          </table:table-cell>
          <table:table-cell table:formula="of:=[.I53]/[.M53]" office:value-type="float" office:value="9.39037749202167" calcext:value-type="float">
            <text:p>9.390377492</text:p>
          </table:table-cell>
          <table:table-cell table:formula="of:=[.Q53]-[.P53]" office:value-type="float" office:value="-1.67753313378314" calcext:value-type="float">
            <text:p>-1.677533133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H54]/[Sheet2.G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L54]/[.K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I54] / [Sheet1.N54]" office:value-type="float" office:value="16.0932279997742" calcext:value-type="float">
            <text:p>16.0932279998</text:p>
          </table:table-cell>
          <table:table-cell table:formula="of:=[.I54]/[.M54]" office:value-type="float" office:value="11.0839068505056" calcext:value-type="float">
            <text:p>11.0839068505</text:p>
          </table:table-cell>
          <table:table-cell table:formula="of:=[.Q54]-[.P54]" office:value-type="float" office:value="-5.00932114926862" calcext:value-type="float">
            <text:p>-5.0093211493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H55]/[Sheet2.G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L55]/[.K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I55] / [Sheet1.N55]" office:value-type="float" office:value="14.7055876001504" calcext:value-type="float">
            <text:p>14.7055876002</text:p>
          </table:table-cell>
          <table:table-cell table:formula="of:=[.I55]/[.M55]" office:value-type="float" office:value="12.5042438265941" calcext:value-type="float">
            <text:p>12.5042438266</text:p>
          </table:table-cell>
          <table:table-cell table:formula="of:=[.Q55]-[.P55]" office:value-type="float" office:value="-2.20134377355634" calcext:value-type="float">
            <text:p>-2.201343773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H56]/[Sheet2.G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L56]/[.K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I56] / [Sheet1.N56]" office:value-type="float" office:value="12.9449574823169" calcext:value-type="float">
            <text:p>12.9449574823</text:p>
          </table:table-cell>
          <table:table-cell table:formula="of:=[.I56]/[.M56]" office:value-type="float" office:value="10.6101914806861" calcext:value-type="float">
            <text:p>10.6101914807</text:p>
          </table:table-cell>
          <table:table-cell table:formula="of:=[.Q56]-[.P56]" office:value-type="float" office:value="-2.33476600163077" calcext:value-type="float">
            <text:p>-2.334766001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H57]/[Sheet2.G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L57]/[.K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I57] / [Sheet1.N57]" office:value-type="float" office:value="10.9888074659743" calcext:value-type="float">
            <text:p>10.988807466</text:p>
          </table:table-cell>
          <table:table-cell table:formula="of:=[.I57]/[.M57]" office:value-type="float" office:value="11.1719407155581" calcext:value-type="float">
            <text:p>11.1719407156</text:p>
          </table:table-cell>
          <table:table-cell table:formula="of:=[.Q57]-[.P57]" office:value-type="float" office:value="0.183133249583779" calcext:value-type="float">
            <text:p>0.183133249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H58]/[Sheet2.G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L58]/[.K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I58] / [Sheet1.N58]" office:value-type="float" office:value="11.9286574087038" calcext:value-type="float">
            <text:p>11.9286574087</text:p>
          </table:table-cell>
          <table:table-cell table:formula="of:=[.I58]/[.M58]" office:value-type="float" office:value="9.50339440169494" calcext:value-type="float">
            <text:p>9.5033944017</text:p>
          </table:table-cell>
          <table:table-cell table:formula="of:=[.Q58]-[.P58]" office:value-type="float" office:value="-2.42526300700882" calcext:value-type="float">
            <text:p>-2.42526300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H59]/[Sheet2.G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L59]/[.K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I59] / [Sheet1.N59]" office:value-type="float" office:value="16.3933368511598" calcext:value-type="float">
            <text:p>16.3933368512</text:p>
          </table:table-cell>
          <table:table-cell table:formula="of:=[.I59]/[.M59]" office:value-type="float" office:value="11.4673854916727" calcext:value-type="float">
            <text:p>11.4673854917</text:p>
          </table:table-cell>
          <table:table-cell table:formula="of:=[.Q59]-[.P59]" office:value-type="float" office:value="-4.92595135948717" calcext:value-type="float">
            <text:p>-4.925951359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H60]/[Sheet2.G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L60]/[.K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I60] / [Sheet1.N60]" office:value-type="string" office:string-value="" calcext:value-type="error">
            <text:p>#DIV/0!</text:p>
          </table:table-cell>
          <table:table-cell table:formula="of:=[.I60]/[.M60]" office:value-type="float" office:value="10.3638933826503" calcext:value-type="float">
            <text:p>10.3638933827</text:p>
          </table:table-cell>
          <table:table-cell table:formula="of:=[.Q60]-[.P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H61]/[Sheet2.G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L61]/[.K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I61] / [Sheet1.N61]" office:value-type="float" office:value="12.220063862155" calcext:value-type="float">
            <text:p>12.2200638622</text:p>
          </table:table-cell>
          <table:table-cell table:formula="of:=[.I61]/[.M61]" office:value-type="float" office:value="10.5689220560162" calcext:value-type="float">
            <text:p>10.568922056</text:p>
          </table:table-cell>
          <table:table-cell table:formula="of:=[.Q61]-[.P61]" office:value-type="float" office:value="-1.65114180613887" calcext:value-type="float">
            <text:p>-1.6511418061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H62]/[Sheet2.G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L62]/[.K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I62] / [Sheet1.N62]" office:value-type="float" office:value="10.7794389452758" calcext:value-type="float">
            <text:p>10.7794389453</text:p>
          </table:table-cell>
          <table:table-cell table:formula="of:=[.I62]/[.M62]" office:value-type="float" office:value="11.5474538368941" calcext:value-type="float">
            <text:p>11.5474538369</text:p>
          </table:table-cell>
          <table:table-cell table:formula="of:=[.Q62]-[.P62]" office:value-type="float" office:value="0.7680148916183" calcext:value-type="float">
            <text:p>0.768014891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H63]/[Sheet2.G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L63]/[.K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I63] / [Sheet1.N63]" office:value-type="float" office:value="18.6947248643127" calcext:value-type="float">
            <text:p>18.6947248643</text:p>
          </table:table-cell>
          <table:table-cell table:formula="of:=[.I63]/[.M63]" office:value-type="float" office:value="11.0916666987894" calcext:value-type="float">
            <text:p>11.0916666988</text:p>
          </table:table-cell>
          <table:table-cell table:formula="of:=[.Q63]-[.P63]" office:value-type="float" office:value="-7.60305816552322" calcext:value-type="float">
            <text:p>-7.603058165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H64]/[Sheet2.G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L64]/[.K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I64] / [Sheet1.N64]" office:value-type="float" office:value="14.1060855130853" calcext:value-type="float">
            <text:p>14.1060855131</text:p>
          </table:table-cell>
          <table:table-cell table:formula="of:=[.I64]/[.M64]" office:value-type="float" office:value="11.9009789863423" calcext:value-type="float">
            <text:p>11.9009789863</text:p>
          </table:table-cell>
          <table:table-cell table:formula="of:=[.Q64]-[.P64]" office:value-type="float" office:value="-2.20510652674294" calcext:value-type="float">
            <text:p>-2.205106526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H65]/[Sheet2.G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L65]/[.K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I65] / [Sheet1.N65]" office:value-type="float" office:value="21.1614453501527" calcext:value-type="float">
            <text:p>21.1614453502</text:p>
          </table:table-cell>
          <table:table-cell table:formula="of:=[.I65]/[.M65]" office:value-type="float" office:value="11.1067027723352" calcext:value-type="float">
            <text:p>11.1067027723</text:p>
          </table:table-cell>
          <table:table-cell table:formula="of:=[.Q65]-[.P65]" office:value-type="float" office:value="-10.0547425778175" calcext:value-type="float">
            <text:p>-10.054742577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H66]/[Sheet2.G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L66]/[.K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I66] / [Sheet1.N66]" office:value-type="float" office:value="11.3147624726954" calcext:value-type="float">
            <text:p>11.3147624727</text:p>
          </table:table-cell>
          <table:table-cell table:formula="of:=[.I66]/[.M66]" office:value-type="float" office:value="12.3004832585833" calcext:value-type="float">
            <text:p>12.3004832586</text:p>
          </table:table-cell>
          <table:table-cell table:formula="of:=[.Q66]-[.P66]" office:value-type="float" office:value="0.98572078588785" calcext:value-type="float">
            <text:p>0.985720785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H67]/[Sheet2.G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L67]/[.K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I67] / [Sheet1.N67]" office:value-type="float" office:value="13.4285286092643" calcext:value-type="float">
            <text:p>13.4285286093</text:p>
          </table:table-cell>
          <table:table-cell table:formula="of:=[.I67]/[.M67]" office:value-type="float" office:value="13.0883737946996" calcext:value-type="float">
            <text:p>13.0883737947</text:p>
          </table:table-cell>
          <table:table-cell table:formula="of:=[.Q67]-[.P67]" office:value-type="float" office:value="-0.340154814564716" calcext:value-type="float">
            <text:p>-0.340154814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H68]/[Sheet2.G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L68]/[.K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I68] / [Sheet1.N68]" office:value-type="float" office:value="9.9737425724928" calcext:value-type="float">
            <text:p>9.9737425725</text:p>
          </table:table-cell>
          <table:table-cell table:formula="of:=[.I68]/[.M68]" office:value-type="float" office:value="10.5719140782013" calcext:value-type="float">
            <text:p>10.5719140782</text:p>
          </table:table-cell>
          <table:table-cell table:formula="of:=[.Q68]-[.P68]" office:value-type="float" office:value="0.598171505708509" calcext:value-type="float">
            <text:p>0.598171505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H69]/[Sheet2.G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L69]/[.K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I69] / [Sheet1.N69]" office:value-type="float" office:value="14.5671889673473" calcext:value-type="float">
            <text:p>14.5671889673</text:p>
          </table:table-cell>
          <table:table-cell table:formula="of:=[.I69]/[.M69]" office:value-type="float" office:value="11.2573702964766" calcext:value-type="float">
            <text:p>11.2573702965</text:p>
          </table:table-cell>
          <table:table-cell table:formula="of:=[.Q69]-[.P69]" office:value-type="float" office:value="-3.30981867087065" calcext:value-type="float">
            <text:p>-3.309818670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H70]/[Sheet2.G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L70]/[.K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Sheet1.I70] / [Sheet1.N70]" office:value-type="string" office:string-value="" calcext:value-type="error">
            <text:p>#DIV/0!</text:p>
          </table:table-cell>
          <table:table-cell table:formula="of:=[.I70]/[.M70]" office:value-type="float" office:value="11.195799618278" calcext:value-type="float">
            <text:p>11.1957996183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H71]/[Sheet2.G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L71]/[.K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Sheet1.I71] / [Sheet1.N71]" office:value-type="string" office:string-value="" calcext:value-type="error">
            <text:p>#DIV/0!</text:p>
          </table:table-cell>
          <table:table-cell table:formula="of:=[.I71]/[.M71]" office:value-type="float" office:value="11.8108620219099" calcext:value-type="float">
            <text:p>11.810862021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1.3638in" svg:height="3.6839in" svg:x="3.4547in" svg:y="7.4429in">
            <draw:object draw:notify-on-update-of-ranges="Sheet3.C5:Sheet3.C41 Sheet3.D2:Sheet3.D2 Sheet3.J5:Sheet3.J41 Sheet3.M5:Sheet3.M41 Sheet3.K2:Sheet3.K2 Sheet3.T5:Sheet3.T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Test to knox if the use comes from detector. Eliminate variables like b. splitter, N2</text:p>
          </table:table-cell>
          <table:covered-table-cell table:number-columns-repeated="2" table:style-name="Default"/>
          <table:covered-table-cell table:style-name="ce1"/>
          <table:covered-table-cell table:number-columns-repeated="2"/>
          <table:covered-table-cell table:style-name="ce5"/>
          <table:covered-table-cell table:number-columns-repeated="3"/>
          <table:covered-table-cell table:style-name="ce8"/>
          <table:covered-table-cell table:number-columns-repeated="5"/>
          <table:covered-table-cell table:style-name="ce5"/>
          <table:covered-table-cell table:number-columns-repeated="3"/>
        </table:table-row>
        <table:table-row table:style-name="ro1"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RUN 4, beam splitter off, no cooling, start lamp and detector when taking data, no N2 gaz</text:p>
          </table:table-cell>
          <table:covered-table-cell table:number-columns-repeated="2"/>
          <table:covered-table-cell table:style-name="ce5"/>
          <table:covered-table-cell table:number-columns-repeated="2"/>
          <table:table-cell/>
          <table:table-cell table:style-name="ce8" office:value-type="string" calcext:value-type="string" table:number-columns-spanned="9" table:number-rows-spanned="1">
            <text:p>RUN 5, beam splitter off, no colling, leave the detecor on, start lamp while taking data, no N2 gaz</text:p>
          </table:table-cell>
          <table:covered-table-cell table:number-columns-repeated="5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Default"/>
          <table:table-cell table:number-columns-repeated="5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10H52M00S" calcext:value-type="time">
            <text:p>10:52:00 AM</text:p>
          </table:table-cell>
          <table:table-cell table:formula="of:=HOUR([.A5])*60 + MINUTE([.A5])" office:value-type="float" office:value="652" calcext:value-type="float">
            <text:p>652</text:p>
          </table:table-cell>
          <table:table-cell table:formula="of:=[.B5] - [.B$5]" office:value-type="float" office:value="0" calcext:value-type="float">
            <text:p>0</text:p>
          </table:table-cell>
          <table:table-cell office:value-type="float" office:value="25.06" calcext:value-type="float">
            <text:p>25.06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5312" calcext:value-type="float">
            <text:p>5312</text:p>
          </table:table-cell>
          <table:table-cell office:value-type="float" office:value="8759" calcext:value-type="float">
            <text:p>8759</text:p>
          </table:table-cell>
          <table:table-cell table:formula="of:=LN([Sheet3.H5]/[Sheet3.G5])" office:value-type="float" office:value="0.500113331006819" calcext:value-type="float">
            <text:p>0.500113331</text:p>
          </table:table-cell>
          <table:table-cell table:formula="of:=[.I5]/[.I$5]" office:value-type="float" office:value="1" calcext:value-type="float">
            <text:p>1</text:p>
          </table:table-cell>
          <table:table-cell office:value-type="time" office:time-value="PT14H51M00S" calcext:value-type="time">
            <text:p>02:51:00 PM</text:p>
          </table:table-cell>
          <table:table-cell table:formula="of:=HOUR([.K5])*60+MINUTE([.K5])" office:value-type="float" office:value="891" calcext:value-type="float">
            <text:p>891</text:p>
          </table:table-cell>
          <table:table-cell table:formula="of:=[.L5]-[.L$5]" office:value-type="float" office:value="0" calcext:value-type="float">
            <text:p>0</text:p>
          </table:table-cell>
          <table:table-cell office:value-type="float" office:value="25.09" calcext:value-type="float">
            <text:p>25.09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5246" calcext:value-type="float">
            <text:p>5246</text:p>
          </table:table-cell>
          <table:table-cell office:value-type="float" office:value="8687" calcext:value-type="float">
            <text:p>8687</text:p>
          </table:table-cell>
          <table:table-cell table:formula="of:=LN([Sheet3.R5]/[Sheet3.Q5])" office:value-type="float" office:value="0.504361773833102" calcext:value-type="float">
            <text:p>0.5043617738</text:p>
          </table:table-cell>
          <table:table-cell table:formula="of:=[.S5]/[.S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0H56M00S" calcext:value-type="time">
            <text:p>10:56:00 AM</text:p>
          </table:table-cell>
          <table:table-cell table:formula="of:=HOUR([.A6])*60 + MINUTE([.A6])" office:value-type="float" office:value="656" calcext:value-type="float">
            <text:p>656</text:p>
          </table:table-cell>
          <table:table-cell table:formula="of:=[.B6] - [.B$5]" office:value-type="float" office:value="4" calcext:value-type="float">
            <text:p>4</text:p>
          </table:table-cell>
          <table:table-cell office:value-type="float" office:value="25.07" calcext:value-type="float">
            <text:p>25.07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184" calcext:value-type="float">
            <text:p>5184</text:p>
          </table:table-cell>
          <table:table-cell office:value-type="float" office:value="8694" calcext:value-type="float">
            <text:p>8694</text:p>
          </table:table-cell>
          <table:table-cell table:formula="of:=LN([Sheet3.H6]/[Sheet3.G6])" office:value-type="float" office:value="0.517056173516627" calcext:value-type="float">
            <text:p>0.5170561735</text:p>
          </table:table-cell>
          <table:table-cell table:formula="of:=[.I6]/[.I$5]" office:value-type="float" office:value="1.03387800616252" calcext:value-type="float">
            <text:p>1.0338780062</text:p>
          </table:table-cell>
          <table:table-cell office:value-type="time" office:time-value="PT14H54M00S" calcext:value-type="time">
            <text:p>02:54:00 PM</text:p>
          </table:table-cell>
          <table:table-cell table:formula="of:=HOUR([.K6])*60+MINUTE([.K6])" office:value-type="float" office:value="894" calcext:value-type="float">
            <text:p>894</text:p>
          </table:table-cell>
          <table:table-cell table:formula="of:=[.L6]-[.L$5]" office:value-type="float" office:value="3" calcext:value-type="float">
            <text:p>3</text:p>
          </table:table-cell>
          <table:table-cell office:value-type="float" office:value="25.08" calcext:value-type="float">
            <text:p>25.08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5253" calcext:value-type="float">
            <text:p>5253</text:p>
          </table:table-cell>
          <table:table-cell office:value-type="float" office:value="8748" calcext:value-type="float">
            <text:p>8748</text:p>
          </table:table-cell>
          <table:table-cell table:formula="of:=LN([Sheet3.R6]/[Sheet3.Q6])" office:value-type="float" office:value="0.510025760842697" calcext:value-type="float">
            <text:p>0.5100257608</text:p>
          </table:table-cell>
          <table:table-cell table:formula="of:=[.S6]/[.S$5]" office:value-type="float" office:value="1.01123000850471" calcext:value-type="float">
            <text:p>1.0112300085</text:p>
          </table:table-cell>
        </table:table-row>
        <table:table-row table:style-name="ro1">
          <table:table-cell office:value-type="time" office:time-value="PT10H59M00S" calcext:value-type="time">
            <text:p>10:59:00 AM</text:p>
          </table:table-cell>
          <table:table-cell table:formula="of:=HOUR([.A7])*60 + MINUTE([.A7])" office:value-type="float" office:value="659" calcext:value-type="float">
            <text:p>659</text:p>
          </table:table-cell>
          <table:table-cell table:formula="of:=[.B7] - [.B$5]" office:value-type="float" office:value="7" calcext:value-type="float">
            <text:p>7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5322" calcext:value-type="float">
            <text:p>5322</text:p>
          </table:table-cell>
          <table:table-cell office:value-type="float" office:value="8796" calcext:value-type="float">
            <text:p>8796</text:p>
          </table:table-cell>
          <table:table-cell table:formula="of:=LN([Sheet3.H7]/[Sheet3.G7])" office:value-type="float" office:value="0.502447900137017" calcext:value-type="float">
            <text:p>0.5024479001</text:p>
          </table:table-cell>
          <table:table-cell table:formula="of:=[.I7]/[.I$5]" office:value-type="float" office:value="1.00466808018394" calcext:value-type="float">
            <text:p>1.0046680802</text:p>
          </table:table-cell>
          <table:table-cell office:value-type="time" office:time-value="PT14H57M00S" calcext:value-type="time">
            <text:p>02:57:00 PM</text:p>
          </table:table-cell>
          <table:table-cell table:formula="of:=HOUR([.K7])*60+MINUTE([.K7])" office:value-type="float" office:value="897" calcext:value-type="float">
            <text:p>897</text:p>
          </table:table-cell>
          <table:table-cell table:formula="of:=[.L7]-[.L$5]" office:value-type="float" office:value="6" calcext:value-type="float">
            <text:p>6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float" office:value="5183" calcext:value-type="float">
            <text:p>5183</text:p>
          </table:table-cell>
          <table:table-cell office:value-type="float" office:value="8653" calcext:value-type="float">
            <text:p>8653</text:p>
          </table:table-cell>
          <table:table-cell table:formula="of:=LN([Sheet3.R7]/[Sheet3.Q7])" office:value-type="float" office:value="0.512522042417032" calcext:value-type="float">
            <text:p>0.5125220424</text:p>
          </table:table-cell>
          <table:table-cell table:formula="of:=[.S7]/[.S$5]" office:value-type="float" office:value="1.01617939544053" calcext:value-type="float">
            <text:p>1.0161793954</text:p>
          </table:table-cell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table:formula="of:=HOUR([.A8])*60 + MINUTE([.A8])" office:value-type="float" office:value="662" calcext:value-type="float">
            <text:p>662</text:p>
          </table:table-cell>
          <table:table-cell table:formula="of:=[.B8] - [.B$5]" office:value-type="float" office:value="10" calcext:value-type="float">
            <text:p>10</text:p>
          </table:table-cell>
          <table:table-cell office:value-type="float" office:value="25.09" calcext:value-type="float">
            <text:p>25.09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5228" calcext:value-type="float">
            <text:p>5228</text:p>
          </table:table-cell>
          <table:table-cell office:value-type="float" office:value="8775" calcext:value-type="float">
            <text:p>8775</text:p>
          </table:table-cell>
          <table:table-cell table:formula="of:=LN([Sheet3.H8]/[Sheet3.G8])" office:value-type="float" office:value="0.517877973589954" calcext:value-type="float">
            <text:p>0.5178779736</text:p>
          </table:table-cell>
          <table:table-cell table:formula="of:=[.I8]/[.I$5]" office:value-type="float" office:value="1.03552123385188" calcext:value-type="float">
            <text:p>1.0355212339</text:p>
          </table:table-cell>
          <table:table-cell office:value-type="time" office:time-value="PT15H01M00S" calcext:value-type="time">
            <text:p>03:01:00 PM</text:p>
          </table:table-cell>
          <table:table-cell table:formula="of:=HOUR([.K8])*60+MINUTE([.K8])" office:value-type="float" office:value="901" calcext:value-type="float">
            <text:p>901</text:p>
          </table:table-cell>
          <table:table-cell table:formula="of:=[.L8]-[.L$5]" office:value-type="float" office:value="10" calcext:value-type="float">
            <text:p>10</text:p>
          </table:table-cell>
          <table:table-cell office:value-type="float" office:value="25.07" calcext:value-type="float">
            <text:p>25.07</text:p>
          </table:table-cell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5235" calcext:value-type="float">
            <text:p>5235</text:p>
          </table:table-cell>
          <table:table-cell office:value-type="float" office:value="8792" calcext:value-type="float">
            <text:p>8792</text:p>
          </table:table-cell>
          <table:table-cell table:formula="of:=LN([Sheet3.R8]/[Sheet3.Q8])" office:value-type="float" office:value="0.51847537277882" calcext:value-type="float">
            <text:p>0.5184753728</text:p>
          </table:table-cell>
          <table:table-cell table:formula="of:=[.S8]/[.S$5]" office:value-type="float" office:value="1.02798308610594" calcext:value-type="float">
            <text:p>1.0279830861</text:p>
          </table:table-cell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table:formula="of:=HOUR([.A9])*60 + MINUTE([.A9])" office:value-type="float" office:value="665" calcext:value-type="float">
            <text:p>665</text:p>
          </table:table-cell>
          <table:table-cell table:formula="of:=[.B9] - [.B$5]"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176" calcext:value-type="float">
            <text:p>1176</text:p>
          </table:table-cell>
          <table:table-cell office:value-type="float" office:value="5174" calcext:value-type="float">
            <text:p>5174</text:p>
          </table:table-cell>
          <table:table-cell office:value-type="float" office:value="8715" calcext:value-type="float">
            <text:p>8715</text:p>
          </table:table-cell>
          <table:table-cell table:formula="of:=LN([Sheet3.H9]/[Sheet3.G9])" office:value-type="float" office:value="0.521399595208147" calcext:value-type="float">
            <text:p>0.5213995952</text:p>
          </table:table-cell>
          <table:table-cell table:formula="of:=[.I9]/[.I$5]" office:value-type="float" office:value="1.04256288101434" calcext:value-type="float">
            <text:p>1.042562881</text:p>
          </table:table-cell>
          <table:table-cell office:value-type="time" office:time-value="PT15H04M00S" calcext:value-type="time">
            <text:p>03:04:00 PM</text:p>
          </table:table-cell>
          <table:table-cell table:formula="of:=HOUR([.K9])*60+MINUTE([.K9])" office:value-type="float" office:value="904" calcext:value-type="float">
            <text:p>904</text:p>
          </table:table-cell>
          <table:table-cell table:formula="of:=[.L9]-[.L$5]" office:value-type="float" office:value="13" calcext:value-type="float">
            <text:p>13</text:p>
          </table:table-cell>
          <table:table-cell office:value-type="float" office:value="25.06" calcext:value-type="float">
            <text:p>25.06</text:p>
          </table:table-cell>
          <table:table-cell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5123" calcext:value-type="float">
            <text:p>5123</text:p>
          </table:table-cell>
          <table:table-cell office:value-type="float" office:value="8744" calcext:value-type="float">
            <text:p>8744</text:p>
          </table:table-cell>
          <table:table-cell table:formula="of:=LN([Sheet3.R9]/[Sheet3.Q9])" office:value-type="float" office:value="0.534627545917172" calcext:value-type="float">
            <text:p>0.5346275459</text:p>
          </table:table-cell>
          <table:table-cell table:formula="of:=[.S9]/[.S$5]" office:value-type="float" office:value="1.06000806098776" calcext:value-type="float">
            <text:p>1.060008061</text:p>
          </table:table-cell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table:formula="of:=HOUR([.A10])*60 + MINUTE([.A10])" office:value-type="float" office:value="669" calcext:value-type="float">
            <text:p>669</text:p>
          </table:table-cell>
          <table:table-cell table:formula="of:=[.B10] - [.B$5]" office:value-type="float" office:value="17" calcext:value-type="float">
            <text:p>17</text:p>
          </table:table-cell>
          <table:table-cell office:value-type="float" office:value="25.11" calcext:value-type="float">
            <text:p>25.11</text:p>
          </table:table-cell>
          <table:table-cell office:value-type="float" office:value="6" calcext:value-type="float">
            <text:p>6</text:p>
          </table:table-cell>
          <table:table-cell office:value-type="float" office:value="1177" calcext:value-type="float">
            <text:p>1177</text:p>
          </table:table-cell>
          <table:table-cell office:value-type="float" office:value="5258" calcext:value-type="float">
            <text:p>5258</text:p>
          </table:table-cell>
          <table:table-cell office:value-type="float" office:value="8753" calcext:value-type="float">
            <text:p>8753</text:p>
          </table:table-cell>
          <table:table-cell table:formula="of:=LN([Sheet3.H10]/[Sheet3.G10])" office:value-type="float" office:value="0.509645772442611" calcext:value-type="float">
            <text:p>0.5096457724</text:p>
          </table:table-cell>
          <table:table-cell table:formula="of:=[.I10]/[.I$5]" office:value-type="float" office:value="1.01906056256609" calcext:value-type="float">
            <text:p>1.0190605626</text:p>
          </table:table-cell>
          <table:table-cell office:value-type="time" office:time-value="PT15H07M00S" calcext:value-type="time">
            <text:p>03:07:00 PM</text:p>
          </table:table-cell>
          <table:table-cell table:formula="of:=HOUR([.K10])*60+MINUTE([.K10])" office:value-type="float" office:value="907" calcext:value-type="float">
            <text:p>907</text:p>
          </table:table-cell>
          <table:table-cell table:formula="of:=[.L10]-[.L$5]" office:value-type="float" office:value="16" calcext:value-type="float">
            <text:p>16</text:p>
          </table:table-cell>
          <table:table-cell office:value-type="float" office:value="25.06" calcext:value-type="float">
            <text:p>25.06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5280" calcext:value-type="float">
            <text:p>5280</text:p>
          </table:table-cell>
          <table:table-cell office:value-type="float" office:value="8801" calcext:value-type="float">
            <text:p>8801</text:p>
          </table:table-cell>
          <table:table-cell table:formula="of:=LN([Sheet3.R10]/[Sheet3.Q10])" office:value-type="float" office:value="0.510939253673505" calcext:value-type="float">
            <text:p>0.5109392537</text:p>
          </table:table-cell>
          <table:table-cell table:formula="of:=[.S10]/[.S$5]" office:value-type="float" office:value="1.01304119420156" calcext:value-type="float">
            <text:p>1.0130411942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table:formula="of:=HOUR([.A11])*60 + MINUTE([.A11])" office:value-type="float" office:value="673" calcext:value-type="float">
            <text:p>673</text:p>
          </table:table-cell>
          <table:table-cell table:formula="of:=[.B11] - [.B$5]" office:value-type="float" office:value="21" calcext:value-type="float">
            <text:p>21</text:p>
          </table:table-cell>
          <table:table-cell office:value-type="float" office:value="25.12" calcext:value-type="float">
            <text:p>25.12</text:p>
          </table:table-cell>
          <table:table-cell office:value-type="float" office:value="7" calcext:value-type="float">
            <text:p>7</text:p>
          </table:table-cell>
          <table:table-cell office:value-type="float" office:value="1178" calcext:value-type="float">
            <text:p>1178</text:p>
          </table:table-cell>
          <table:table-cell office:value-type="float" office:value="5126" calcext:value-type="float">
            <text:p>5126</text:p>
          </table:table-cell>
          <table:table-cell office:value-type="float" office:value="8710" calcext:value-type="float">
            <text:p>8710</text:p>
          </table:table-cell>
          <table:table-cell table:formula="of:=LN([Sheet3.H11]/[Sheet3.G11])" office:value-type="float" office:value="0.530146162922532" calcext:value-type="float">
            <text:p>0.5301461629</text:p>
          </table:table-cell>
          <table:table-cell table:formula="of:=[.I11]/[.I$5]" office:value-type="float" office:value="1.06005205231233" calcext:value-type="float">
            <text:p>1.0600520523</text:p>
          </table:table-cell>
          <table:table-cell office:value-type="time" office:time-value="PT15H10M00S" calcext:value-type="time">
            <text:p>03:10:00 PM</text:p>
          </table:table-cell>
          <table:table-cell table:formula="of:=HOUR([.K11])*60+MINUTE([.K11])" office:value-type="float" office:value="910" calcext:value-type="float">
            <text:p>910</text:p>
          </table:table-cell>
          <table:table-cell table:formula="of:=[.L11]-[.L$5]" office:value-type="float" office:value="19" calcext:value-type="float">
            <text:p>19</text:p>
          </table:table-cell>
          <table:table-cell office:value-type="float" office:value="25.05" calcext:value-type="float">
            <text:p>25.05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5273" calcext:value-type="float">
            <text:p>5273</text:p>
          </table:table-cell>
          <table:table-cell office:value-type="float" office:value="8849" calcext:value-type="float">
            <text:p>8849</text:p>
          </table:table-cell>
          <table:table-cell table:formula="of:=LN([Sheet3.R11]/[Sheet3.Q11])" office:value-type="float" office:value="0.51770499773688" calcext:value-type="float">
            <text:p>0.5177049977</text:p>
          </table:table-cell>
          <table:table-cell table:formula="of:=[.S11]/[.S$5]" office:value-type="float" office:value="1.02645566059135" calcext:value-type="float">
            <text:p>1.0264556606</text:p>
          </table:table-cell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table:formula="of:=HOUR([.A12])*60 + MINUTE([.A12])" office:value-type="float" office:value="676" calcext:value-type="float">
            <text:p>676</text:p>
          </table:table-cell>
          <table:table-cell table:formula="of:=[.B12] - [.B$5]" office:value-type="float" office:value="24" calcext:value-type="float">
            <text:p>24</text:p>
          </table:table-cell>
          <table:table-cell office:value-type="float" office:value="25.12" calcext:value-type="float">
            <text:p>25.12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office:value-type="float" office:value="5157" calcext:value-type="float">
            <text:p>5157</text:p>
          </table:table-cell>
          <table:table-cell office:value-type="float" office:value="8706" calcext:value-type="float">
            <text:p>8706</text:p>
          </table:table-cell>
          <table:table-cell table:formula="of:=LN([Sheet3.H12]/[Sheet3.G12])" office:value-type="float" office:value="0.523657428061284" calcext:value-type="float">
            <text:p>0.5236574281</text:p>
          </table:table-cell>
          <table:table-cell table:formula="of:=[.I12]/[.I$5]" office:value-type="float" office:value="1.04707752342267" calcext:value-type="float">
            <text:p>1.0470775234</text:p>
          </table:table-cell>
          <table:table-cell office:value-type="time" office:time-value="PT15H13M00S" calcext:value-type="time">
            <text:p>03:13:00 PM</text:p>
          </table:table-cell>
          <table:table-cell table:formula="of:=HOUR([.K12])*60+MINUTE([.K12])" office:value-type="float" office:value="913" calcext:value-type="float">
            <text:p>913</text:p>
          </table:table-cell>
          <table:table-cell table:formula="of:=[.L12]-[.L$5]" office:value-type="float" office:value="22" calcext:value-type="float">
            <text:p>22</text:p>
          </table:table-cell>
          <table:table-cell office:value-type="float" office:value="25.04" calcext:value-type="float">
            <text:p>25.04</text:p>
          </table:table-cell>
          <table:table-cell office:value-type="float" office:value="8" calcext:value-type="float">
            <text:p>8</text:p>
          </table:table-cell>
          <table:table-cell office:value-type="float" office:value="1216" calcext:value-type="float">
            <text:p>1216</text:p>
          </table:table-cell>
          <table:table-cell office:value-type="float" office:value="5156" calcext:value-type="float">
            <text:p>5156</text:p>
          </table:table-cell>
          <table:table-cell office:value-type="float" office:value="8830" calcext:value-type="float">
            <text:p>8830</text:p>
          </table:table-cell>
          <table:table-cell table:formula="of:=LN([Sheet3.R12]/[Sheet3.Q12])" office:value-type="float" office:value="0.537993929538928" calcext:value-type="float">
            <text:p>0.5379939295</text:p>
          </table:table-cell>
          <table:table-cell table:formula="of:=[.S12]/[.S$5]" office:value-type="float" office:value="1.0666826025498" calcext:value-type="float">
            <text:p>1.0666826025</text:p>
          </table:table-cell>
        </table:table-row>
        <table:table-row table:style-name="ro1">
          <table:table-cell office:value-type="time" office:time-value="PT11H19M00S" calcext:value-type="time">
            <text:p>11:19:00 AM</text:p>
          </table:table-cell>
          <table:table-cell table:formula="of:=HOUR([.A13])*60 + MINUTE([.A13])" office:value-type="float" office:value="679" calcext:value-type="float">
            <text:p>679</text:p>
          </table:table-cell>
          <table:table-cell table:formula="of:=[.B13] - [.B$5]" office:value-type="float" office:value="27" calcext:value-type="float">
            <text:p>27</text:p>
          </table:table-cell>
          <table:table-cell office:value-type="float" office:value="25.14" calcext:value-type="float">
            <text:p>25.14</text:p>
          </table:table-cell>
          <table:table-cell office:value-type="float" office:value="9" calcext:value-type="float">
            <text:p>9</text:p>
          </table:table-cell>
          <table:table-cell office:value-type="float" office:value="1180" calcext:value-type="float">
            <text:p>1180</text:p>
          </table:table-cell>
          <table:table-cell office:value-type="float" office:value="5186" calcext:value-type="float">
            <text:p>5186</text:p>
          </table:table-cell>
          <table:table-cell office:value-type="float" office:value="8653" calcext:value-type="float">
            <text:p>8653</text:p>
          </table:table-cell>
          <table:table-cell table:formula="of:=LN([Sheet3.H13]/[Sheet3.G13])" office:value-type="float" office:value="0.511943394508129" calcext:value-type="float">
            <text:p>0.5119433945</text:p>
          </table:table-cell>
          <table:table-cell table:formula="of:=[.I13]/[.I$5]" office:value-type="float" office:value="1.02365476536587" calcext:value-type="float">
            <text:p>1.0236547654</text:p>
          </table:table-cell>
          <table:table-cell office:value-type="time" office:time-value="PT15H17M00S" calcext:value-type="time">
            <text:p>03:17:00 PM</text:p>
          </table:table-cell>
          <table:table-cell table:formula="of:=HOUR([.K13])*60+MINUTE([.K13])" office:value-type="float" office:value="917" calcext:value-type="float">
            <text:p>917</text:p>
          </table:table-cell>
          <table:table-cell table:formula="of:=[.L13]-[.L$5]" office:value-type="float" office:value="26" calcext:value-type="float">
            <text:p>26</text:p>
          </table:table-cell>
          <table:table-cell office:value-type="float" office:value="25.04" calcext:value-type="float">
            <text:p>25.04</text:p>
          </table:table-cell>
          <table:table-cell office:value-type="float" office:value="9" calcext:value-type="float">
            <text:p>9</text:p>
          </table:table-cell>
          <table:table-cell office:value-type="float" office:value="1217" calcext:value-type="float">
            <text:p>1217</text:p>
          </table:table-cell>
          <table:table-cell office:value-type="float" office:value="5128" calcext:value-type="float">
            <text:p>5128</text:p>
          </table:table-cell>
          <table:table-cell office:value-type="float" office:value="8730" calcext:value-type="float">
            <text:p>8730</text:p>
          </table:table-cell>
          <table:table-cell table:formula="of:=LN([Sheet3.R13]/[Sheet3.Q13])" office:value-type="float" office:value="0.532049650233142" calcext:value-type="float">
            <text:p>0.5320496502</text:p>
          </table:table-cell>
          <table:table-cell table:formula="of:=[.S13]/[.S$5]" office:value-type="float" office:value="1.05489685744741" calcext:value-type="float">
            <text:p>1.0548968574</text:p>
          </table:table-cell>
        </table:table-row>
        <table:table-row table:style-name="ro1">
          <table:table-cell office:value-type="time" office:time-value="PT11H22M00S" calcext:value-type="time">
            <text:p>11:22:00 AM</text:p>
          </table:table-cell>
          <table:table-cell table:formula="of:=HOUR([.A14])*60 + MINUTE([.A14])" office:value-type="float" office:value="682" calcext:value-type="float">
            <text:p>682</text:p>
          </table:table-cell>
          <table:table-cell table:formula="of:=[.B14] - [.B$5]" office:value-type="float" office:value="30" calcext:value-type="float">
            <text:p>30</text:p>
          </table:table-cell>
          <table:table-cell office:value-type="float" office:value="25.14" calcext:value-type="float">
            <text:p>25.14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office:value-type="float" office:value="5088" calcext:value-type="float">
            <text:p>5088</text:p>
          </table:table-cell>
          <table:table-cell office:value-type="float" office:value="8552" calcext:value-type="float">
            <text:p>8552</text:p>
          </table:table-cell>
          <table:table-cell table:formula="of:=LN([Sheet3.H14]/[Sheet3.G14])" office:value-type="float" office:value="0.519280347684923" calcext:value-type="float">
            <text:p>0.5192803477</text:p>
          </table:table-cell>
          <table:table-cell table:formula="of:=[.I14]/[.I$5]" office:value-type="float" office:value="1.03832534645601" calcext:value-type="float">
            <text:p>1.0383253465</text:p>
          </table:table-cell>
          <table:table-cell office:value-type="time" office:time-value="PT15H20M00S" calcext:value-type="time">
            <text:p>03:20:00 PM</text:p>
          </table:table-cell>
          <table:table-cell table:formula="of:=HOUR([.K14])*60+MINUTE([.K14])" office:value-type="float" office:value="920" calcext:value-type="float">
            <text:p>920</text:p>
          </table:table-cell>
          <table:table-cell table:formula="of:=[.L14]-[.L$5]" office:value-type="float" office:value="29" calcext:value-type="float">
            <text:p>29</text:p>
          </table:table-cell>
          <table:table-cell office:value-type="float" office:value="25.03" calcext:value-type="float">
            <text:p>25.03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5246" calcext:value-type="float">
            <text:p>5246</text:p>
          </table:table-cell>
          <table:table-cell office:value-type="float" office:value="8860" calcext:value-type="float">
            <text:p>8860</text:p>
          </table:table-cell>
          <table:table-cell table:formula="of:=LN([Sheet3.R14]/[Sheet3.Q14])" office:value-type="float" office:value="0.524080883172308" calcext:value-type="float">
            <text:p>0.5240808832</text:p>
          </table:table-cell>
          <table:table-cell table:formula="of:=[.S14]/[.S$5]" office:value-type="float" office:value="1.03909715280233" calcext:value-type="float">
            <text:p>1.0390971528</text:p>
          </table:table-cell>
        </table:table-row>
        <table:table-row table:style-name="ro1">
          <table:table-cell office:value-type="time" office:time-value="PT11H25M00S" calcext:value-type="time">
            <text:p>11:25:00 AM</text:p>
          </table:table-cell>
          <table:table-cell table:formula="of:=HOUR([.A15])*60 + MINUTE([.A15])" office:value-type="float" office:value="685" calcext:value-type="float">
            <text:p>685</text:p>
          </table:table-cell>
          <table:table-cell table:formula="of:=[.B15] - [.B$5]" office:value-type="float" office:value="33" calcext:value-type="float">
            <text:p>33</text:p>
          </table:table-cell>
          <table:table-cell office:value-type="float" office:value="25.15" calcext:value-type="float">
            <text:p>25.15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182</text:p>
          </table:table-cell>
          <table:table-cell office:value-type="float" office:value="5219" calcext:value-type="float">
            <text:p>5219</text:p>
          </table:table-cell>
          <table:table-cell office:value-type="float" office:value="8694" calcext:value-type="float">
            <text:p>8694</text:p>
          </table:table-cell>
          <table:table-cell table:formula="of:=LN([Sheet3.H15]/[Sheet3.G15])" office:value-type="float" office:value="0.510327319905324" calcext:value-type="float">
            <text:p>0.5103273199</text:p>
          </table:table-cell>
          <table:table-cell table:formula="of:=[.I15]/[.I$5]" office:value-type="float" office:value="1.02042334859969" calcext:value-type="float">
            <text:p>1.0204233486</text:p>
          </table:table-cell>
          <table:table-cell office:value-type="time" office:time-value="PT15H23M00S" calcext:value-type="time">
            <text:p>03:23:00 PM</text:p>
          </table:table-cell>
          <table:table-cell table:formula="of:=HOUR([.K15])*60+MINUTE([.K15])" office:value-type="float" office:value="923" calcext:value-type="float">
            <text:p>923</text:p>
          </table:table-cell>
          <table:table-cell table:formula="of:=[.L15]-[.L$5]" office:value-type="float" office:value="32" calcext:value-type="float">
            <text:p>32</text:p>
          </table:table-cell>
          <table:table-cell office:value-type="float" office:value="25.02" calcext:value-type="float">
            <text:p>25.02</text:p>
          </table:table-cell>
          <table:table-cell office:value-type="float" office:value="11" calcext:value-type="float">
            <text:p>11</text:p>
          </table:table-cell>
          <table:table-cell office:value-type="float" office:value="1219" calcext:value-type="float">
            <text:p>1219</text:p>
          </table:table-cell>
          <table:table-cell office:value-type="float" office:value="5220" calcext:value-type="float">
            <text:p>5220</text:p>
          </table:table-cell>
          <table:table-cell office:value-type="float" office:value="8814" calcext:value-type="float">
            <text:p>8814</text:p>
          </table:table-cell>
          <table:table-cell table:formula="of:=LN([Sheet3.R15]/[Sheet3.Q15])" office:value-type="float" office:value="0.523843964525248" calcext:value-type="float">
            <text:p>0.5238439645</text:p>
          </table:table-cell>
          <table:table-cell table:formula="of:=[.S15]/[.S$5]" office:value-type="float" office:value="1.03862741330312" calcext:value-type="float">
            <text:p>1.0386274133</text:p>
          </table:table-cell>
        </table:table-row>
        <table:table-row table:style-name="ro1">
          <table:table-cell office:value-type="time" office:time-value="PT11H29M00S" calcext:value-type="time">
            <text:p>11:29:00 AM</text:p>
          </table:table-cell>
          <table:table-cell table:formula="of:=HOUR([.A16])*60 + MINUTE([.A16])" office:value-type="float" office:value="689" calcext:value-type="float">
            <text:p>689</text:p>
          </table:table-cell>
          <table:table-cell table:formula="of:=[.B16] - [.B$5]" office:value-type="float" office:value="37" calcext:value-type="float">
            <text:p>37</text:p>
          </table:table-cell>
          <table:table-cell office:value-type="float" office:value="25.15" calcext:value-type="float">
            <text:p>25.15</text:p>
          </table:table-cell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office:value-type="float" office:value="5141" calcext:value-type="float">
            <text:p>5141</text:p>
          </table:table-cell>
          <table:table-cell office:value-type="float" office:value="8784" calcext:value-type="float">
            <text:p>8784</text:p>
          </table:table-cell>
          <table:table-cell table:formula="of:=LN([Sheet3.H16]/[Sheet3.G16])" office:value-type="float" office:value="0.535684271693807" calcext:value-type="float">
            <text:p>0.5356842717</text:p>
          </table:table-cell>
          <table:table-cell table:formula="of:=[.I16]/[.I$5]" office:value-type="float" office:value="1.07112575986602" calcext:value-type="float">
            <text:p>1.0711257599</text:p>
          </table:table-cell>
          <table:table-cell office:value-type="time" office:time-value="PT15H27M00S" calcext:value-type="time">
            <text:p>03:27:00 PM</text:p>
          </table:table-cell>
          <table:table-cell table:formula="of:=HOUR([.K16])*60+MINUTE([.K16])" office:value-type="float" office:value="927" calcext:value-type="float">
            <text:p>927</text:p>
          </table:table-cell>
          <table:table-cell table:formula="of:=[.L16]-[.L$5]" office:value-type="float" office:value="36" calcext:value-type="float">
            <text:p>36</text:p>
          </table:table-cell>
          <table:table-cell office:value-type="float" office:value="25.01" calcext:value-type="float">
            <text:p>25.01</text:p>
          </table:table-cell>
          <table:table-cell office:value-type="float" office:value="12" calcext:value-type="float">
            <text:p>12</text:p>
          </table:table-cell>
          <table:table-cell office:value-type="float" office:value="1220" calcext:value-type="float">
            <text:p>1220</text:p>
          </table:table-cell>
          <table:table-cell office:value-type="float" office:value="5164" calcext:value-type="float">
            <text:p>5164</text:p>
          </table:table-cell>
          <table:table-cell office:value-type="float" office:value="8885" calcext:value-type="float">
            <text:p>8885</text:p>
          </table:table-cell>
          <table:table-cell table:formula="of:=LN([Sheet3.R16]/[Sheet3.Q16])" office:value-type="float" office:value="0.542652988622219" calcext:value-type="float">
            <text:p>0.5426529886</text:p>
          </table:table-cell>
          <table:table-cell table:formula="of:=[.S16]/[.S$5]" office:value-type="float" office:value="1.07592013664737" calcext:value-type="float">
            <text:p>1.0759201366</text:p>
          </table:table-cell>
        </table:table-row>
        <table:table-row table:style-name="ro1">
          <table:table-cell office:value-type="time" office:time-value="PT11H32M00S" calcext:value-type="time">
            <text:p>11:32:00 AM</text:p>
          </table:table-cell>
          <table:table-cell table:formula="of:=HOUR([.A17])*60 + MINUTE([.A17])" office:value-type="float" office:value="692" calcext:value-type="float">
            <text:p>692</text:p>
          </table:table-cell>
          <table:table-cell table:formula="of:=[.B17] - [.B$5]" office:value-type="float" office:value="40" calcext:value-type="float">
            <text:p>40</text:p>
          </table:table-cell>
          <table:table-cell office:value-type="float" office:value="25.16" calcext:value-type="float">
            <text:p>25.16</text:p>
          </table:table-cell>
          <table:table-cell office:value-type="float" office:value="13" calcext:value-type="float">
            <text:p>13</text:p>
          </table:table-cell>
          <table:table-cell office:value-type="float" office:value="1184" calcext:value-type="float">
            <text:p>1184</text:p>
          </table:table-cell>
          <table:table-cell office:value-type="float" office:value="5268" calcext:value-type="float">
            <text:p>5268</text:p>
          </table:table-cell>
          <table:table-cell office:value-type="float" office:value="8647" calcext:value-type="float">
            <text:p>8647</text:p>
          </table:table-cell>
          <table:table-cell table:formula="of:=LN([Sheet3.H17]/[Sheet3.G17])" office:value-type="float" office:value="0.495561656097259" calcext:value-type="float">
            <text:p>0.4955616561</text:p>
          </table:table-cell>
          <table:table-cell table:formula="of:=[.I17]/[.I$5]" office:value-type="float" office:value="0.990898713096895" calcext:value-type="float">
            <text:p>0.9908987131</text:p>
          </table:table-cell>
          <table:table-cell office:value-type="time" office:time-value="PT15H30M00S" calcext:value-type="time">
            <text:p>03:30:00 PM</text:p>
          </table:table-cell>
          <table:table-cell table:formula="of:=HOUR([.K17])*60+MINUTE([.K17])" office:value-type="float" office:value="930" calcext:value-type="float">
            <text:p>930</text:p>
          </table:table-cell>
          <table:table-cell table:formula="of:=[.L17]-[.L$5]" office:value-type="float" office:value="39" calcext:value-type="float">
            <text:p>39</text:p>
          </table:table-cell>
          <table:table-cell office:value-type="float" office:value="25.01" calcext:value-type="float">
            <text:p>25.01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5124" calcext:value-type="float">
            <text:p>5124</text:p>
          </table:table-cell>
          <table:table-cell office:value-type="float" office:value="8736" calcext:value-type="float">
            <text:p>8736</text:p>
          </table:table-cell>
          <table:table-cell table:formula="of:=LN([Sheet3.R17]/[Sheet3.Q17])" office:value-type="float" office:value="0.533517034968061" calcext:value-type="float">
            <text:p>0.533517035</text:p>
          </table:table-cell>
          <table:table-cell table:formula="of:=[.S17]/[.S$5]" office:value-type="float" office:value="1.05780624672124" calcext:value-type="float">
            <text:p>1.0578062467</text:p>
          </table:table-cell>
        </table:table-row>
        <table:table-row table:style-name="ro1">
          <table:table-cell office:value-type="time" office:time-value="PT11H35M00S" calcext:value-type="time">
            <text:p>11:35:00 AM</text:p>
          </table:table-cell>
          <table:table-cell table:formula="of:=HOUR([.A18])*60 + MINUTE([.A18])" office:value-type="float" office:value="695" calcext:value-type="float">
            <text:p>695</text:p>
          </table:table-cell>
          <table:table-cell table:formula="of:=[.B18] - [.B$5]" office:value-type="float" office:value="43" calcext:value-type="float">
            <text:p>43</text:p>
          </table:table-cell>
          <table:table-cell office:value-type="float" office:value="25.17" calcext:value-type="float">
            <text:p>25.17</text:p>
          </table:table-cell>
          <table:table-cell office:value-type="float" office:value="14" calcext:value-type="float">
            <text:p>14</text:p>
          </table:table-cell>
          <table:table-cell office:value-type="float" office:value="1185" calcext:value-type="float">
            <text:p>1185</text:p>
          </table:table-cell>
          <table:table-cell office:value-type="float" office:value="5218" calcext:value-type="float">
            <text:p>5218</text:p>
          </table:table-cell>
          <table:table-cell office:value-type="float" office:value="8582" calcext:value-type="float">
            <text:p>8582</text:p>
          </table:table-cell>
          <table:table-cell table:formula="of:=LN([Sheet3.H18]/[Sheet3.G18])" office:value-type="float" office:value="0.497552799854796" calcext:value-type="float">
            <text:p>0.4975527999</text:p>
          </table:table-cell>
          <table:table-cell table:formula="of:=[.I18]/[.I$5]" office:value-type="float" office:value="0.99488009818321" calcext:value-type="float">
            <text:p>0.9948800982</text:p>
          </table:table-cell>
          <table:table-cell office:value-type="time" office:time-value="PT15H33M00S" calcext:value-type="time">
            <text:p>03:33:00 PM</text:p>
          </table:table-cell>
          <table:table-cell table:formula="of:=HOUR([.K18])*60+MINUTE([.K18])" office:value-type="float" office:value="933" calcext:value-type="float">
            <text:p>933</text:p>
          </table:table-cell>
          <table:table-cell table:formula="of:=[.L18]-[.L$5]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22" calcext:value-type="float">
            <text:p>1222</text:p>
          </table:table-cell>
          <table:table-cell office:value-type="float" office:value="5180" calcext:value-type="float">
            <text:p>5180</text:p>
          </table:table-cell>
          <table:table-cell office:value-type="float" office:value="8866" calcext:value-type="float">
            <text:p>8866</text:p>
          </table:table-cell>
          <table:table-cell table:formula="of:=LN([Sheet3.R18]/[Sheet3.Q18])" office:value-type="float" office:value="0.53741868005147" calcext:value-type="float">
            <text:p>0.5374186801</text:p>
          </table:table-cell>
          <table:table-cell table:formula="of:=[.S18]/[.S$5]" office:value-type="float" office:value="1.06554205321141" calcext:value-type="float">
            <text:p>1.0655420532</text:p>
          </table:table-cell>
        </table:table-row>
        <table:table-row table:style-name="ro1">
          <table:table-cell office:value-type="time" office:time-value="PT11H39M00S" calcext:value-type="time">
            <text:p>11:39:00 AM</text:p>
          </table:table-cell>
          <table:table-cell table:formula="of:=HOUR([.A19])*60 + MINUTE([.A19])" office:value-type="float" office:value="699" calcext:value-type="float">
            <text:p>699</text:p>
          </table:table-cell>
          <table:table-cell table:formula="of:=[.B19] - [.B$5]" office:value-type="float" office:value="47" calcext:value-type="float">
            <text:p>47</text:p>
          </table:table-cell>
          <table:table-cell office:value-type="float" office:value="25.17" calcext:value-type="float">
            <text:p>25.17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float" office:value="5177" calcext:value-type="float">
            <text:p>5177</text:p>
          </table:table-cell>
          <table:table-cell office:value-type="float" office:value="8659" calcext:value-type="float">
            <text:p>8659</text:p>
          </table:table-cell>
          <table:table-cell table:formula="of:=LN([Sheet3.H19]/[Sheet3.G19])" office:value-type="float" office:value="0.5143735045459" calcext:value-type="float">
            <text:p>0.5143735045</text:p>
          </table:table-cell>
          <table:table-cell table:formula="of:=[.I19]/[.I$5]" office:value-type="float" office:value="1.02851388406378" calcext:value-type="float">
            <text:p>1.0285138841</text:p>
          </table:table-cell>
          <table:table-cell office:value-type="time" office:time-value="PT15H36M00S" calcext:value-type="time">
            <text:p>03:36:00 PM</text:p>
          </table:table-cell>
          <table:table-cell table:formula="of:=HOUR([.K19])*60+MINUTE([.K19])" office:value-type="float" office:value="936" calcext:value-type="float">
            <text:p>936</text:p>
          </table:table-cell>
          <table:table-cell table:formula="of:=[.L19]-[.L$5]" office:value-type="float" office:value="45" calcext:value-type="float">
            <text:p>45</text:p>
          </table:table-cell>
          <table:table-cell office:value-type="float" office:value="24.99" calcext:value-type="float">
            <text:p>24.99</text:p>
          </table:table-cell>
          <table:table-cell office:value-type="float" office:value="15" calcext:value-type="float">
            <text:p>15</text:p>
          </table:table-cell>
          <table:table-cell office:value-type="float" office:value="1223" calcext:value-type="float">
            <text:p>1223</text:p>
          </table:table-cell>
          <table:table-cell office:value-type="float" office:value="5149" calcext:value-type="float">
            <text:p>5149</text:p>
          </table:table-cell>
          <table:table-cell office:value-type="float" office:value="8778" calcext:value-type="float">
            <text:p>8778</text:p>
          </table:table-cell>
          <table:table-cell table:formula="of:=LN([Sheet3.R19]/[Sheet3.Q19])" office:value-type="float" office:value="0.533446070202038" calcext:value-type="float">
            <text:p>0.5334460702</text:p>
          </table:table-cell>
          <table:table-cell table:formula="of:=[.S19]/[.S$5]" office:value-type="float" office:value="1.05766554461076" calcext:value-type="float">
            <text:p>1.0576655446</text:p>
          </table:table-cell>
        </table:table-row>
        <table:table-row table:style-name="ro1">
          <table:table-cell office:value-type="time" office:time-value="PT11H43M00S" calcext:value-type="time">
            <text:p>11:43:00 AM</text:p>
          </table:table-cell>
          <table:table-cell table:formula="of:=HOUR([.A20])*60 + MINUTE([.A20])" office:value-type="float" office:value="703" calcext:value-type="float">
            <text:p>703</text:p>
          </table:table-cell>
          <table:table-cell table:formula="of:=[.B20] - [.B$5]" office:value-type="float" office:value="51" calcext:value-type="float">
            <text:p>51</text:p>
          </table:table-cell>
          <table:table-cell office:value-type="float" office:value="25.18" calcext:value-type="float">
            <text:p>25.18</text:p>
          </table:table-cell>
          <table:table-cell office:value-type="float" office:value="16" calcext:value-type="float">
            <text:p>16</text:p>
          </table:table-cell>
          <table:table-cell office:value-type="float" office:value="1187" calcext:value-type="float">
            <text:p>1187</text:p>
          </table:table-cell>
          <table:table-cell office:value-type="float" office:value="5142" calcext:value-type="float">
            <text:p>5142</text:p>
          </table:table-cell>
          <table:table-cell office:value-type="float" office:value="8591" calcext:value-type="float">
            <text:p>8591</text:p>
          </table:table-cell>
          <table:table-cell table:formula="of:=LN([Sheet3.H20]/[Sheet3.G20])" office:value-type="float" office:value="0.513273034812222" calcext:value-type="float">
            <text:p>0.5132730348</text:p>
          </table:table-cell>
          <table:table-cell table:formula="of:=[.I20]/[.I$5]" office:value-type="float" office:value="1.02631344335275" calcext:value-type="float">
            <text:p>1.0263134434</text:p>
          </table:table-cell>
          <table:table-cell office:value-type="time" office:time-value="PT15H40M00S" calcext:value-type="time">
            <text:p>03:40:00 PM</text:p>
          </table:table-cell>
          <table:table-cell table:formula="of:=HOUR([.K20])*60+MINUTE([.K20])" office:value-type="float" office:value="940" calcext:value-type="float">
            <text:p>940</text:p>
          </table:table-cell>
          <table:table-cell table:formula="of:=[.L20]-[.L$5]" office:value-type="float" office:value="49" calcext:value-type="float">
            <text:p>49</text:p>
          </table:table-cell>
          <table:table-cell office:value-type="float" office:value="24.98" calcext:value-type="float">
            <text:p>24.98</text:p>
          </table:table-cell>
          <table:table-cell office:value-type="float" office:value="16" calcext:value-type="float">
            <text:p>16</text:p>
          </table:table-cell>
          <table:table-cell office:value-type="float" office:value="1224" calcext:value-type="float">
            <text:p>1224</text:p>
          </table:table-cell>
          <table:table-cell office:value-type="float" office:value="5320" calcext:value-type="float">
            <text:p>5320</text:p>
          </table:table-cell>
          <table:table-cell office:value-type="float" office:value="8825" calcext:value-type="float">
            <text:p>8825</text:p>
          </table:table-cell>
          <table:table-cell table:formula="of:=LN([Sheet3.R20]/[Sheet3.Q20])" office:value-type="float" office:value="0.506115299465807" calcext:value-type="float">
            <text:p>0.5061152995</text:p>
          </table:table-cell>
          <table:table-cell table:formula="of:=[.S20]/[.S$5]" office:value-type="float" office:value="1.00347672191605" calcext:value-type="float">
            <text:p>1.0034767219</text:p>
          </table:table-cell>
        </table:table-row>
        <table:table-row table:style-name="ro1">
          <table:table-cell office:value-type="time" office:time-value="PT11H47M00S" calcext:value-type="time">
            <text:p>11:47:00 AM</text:p>
          </table:table-cell>
          <table:table-cell table:formula="of:=HOUR([.A21])*60 + MINUTE([.A21])" office:value-type="float" office:value="707" calcext:value-type="float">
            <text:p>707</text:p>
          </table:table-cell>
          <table:table-cell table:formula="of:=[.B21] - [.B$5]" office:value-type="float" office:value="55" calcext:value-type="float">
            <text:p>55</text:p>
          </table:table-cell>
          <table:table-cell office:value-type="float" office:value="25.19" calcext:value-type="float">
            <text:p>25.19</text:p>
          </table:table-cell>
          <table:table-cell office:value-type="float" office:value="17" calcext:value-type="float">
            <text:p>17</text:p>
          </table:table-cell>
          <table:table-cell office:value-type="float" office:value="1188" calcext:value-type="float">
            <text:p>1188</text:p>
          </table:table-cell>
          <table:table-cell office:value-type="float" office:value="5176" calcext:value-type="float">
            <text:p>5176</text:p>
          </table:table-cell>
          <table:table-cell office:value-type="float" office:value="8736" calcext:value-type="float">
            <text:p>8736</text:p>
          </table:table-cell>
          <table:table-cell table:formula="of:=LN([Sheet3.H20]/[Sheet3.G20])" office:value-type="float" office:value="0.513273034812222" calcext:value-type="float">
            <text:p>0.5132730348</text:p>
          </table:table-cell>
          <table:table-cell table:formula="of:=[.I21]/[.I$5]" office:value-type="float" office:value="1.02631344335275" calcext:value-type="float">
            <text:p>1.0263134434</text:p>
          </table:table-cell>
          <table:table-cell office:value-type="time" office:time-value="PT15H44M00S" calcext:value-type="time">
            <text:p>03:44:00 PM</text:p>
          </table:table-cell>
          <table:table-cell table:formula="of:=HOUR([.K21])*60+MINUTE([.K21])" office:value-type="float" office:value="944" calcext:value-type="float">
            <text:p>944</text:p>
          </table:table-cell>
          <table:table-cell table:formula="of:=[.L21]-[.L$5]" office:value-type="float" office:value="53" calcext:value-type="float">
            <text:p>53</text:p>
          </table:table-cell>
          <table:table-cell office:value-type="float" office:value="24.98" calcext:value-type="float">
            <text:p>24.98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float" office:value="5237" calcext:value-type="float">
            <text:p>5237</text:p>
          </table:table-cell>
          <table:table-cell office:value-type="float" office:value="8818" calcext:value-type="float">
            <text:p>8818</text:p>
          </table:table-cell>
          <table:table-cell table:formula="of:=LN([Sheet3.R21]/[Sheet3.Q21])" office:value-type="float" office:value="0.521046271638395" calcext:value-type="float">
            <text:p>0.5210462716</text:p>
          </table:table-cell>
          <table:table-cell table:formula="of:=[.S21]/[.S$5]" office:value-type="float" office:value="1.03308041701593" calcext:value-type="float">
            <text:p>1.033080417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table:formula="of:=HOUR([.A22])*60 + MINUTE([.A22])" office:value-type="float" office:value="710" calcext:value-type="float">
            <text:p>710</text:p>
          </table:table-cell>
          <table:table-cell table:formula="of:=[.B22] - [.B$5]" office:value-type="float" office:value="58" calcext:value-type="float">
            <text:p>58</text:p>
          </table:table-cell>
          <table:table-cell office:value-type="float" office:value="25.19" calcext:value-type="float">
            <text:p>25.19</text:p>
          </table:table-cell>
          <table:table-cell office:value-type="float" office:value="18" calcext:value-type="float">
            <text:p>18</text:p>
          </table:table-cell>
          <table:table-cell office:value-type="float" office:value="1189" calcext:value-type="float">
            <text:p>1189</text:p>
          </table:table-cell>
          <table:table-cell office:value-type="float" office:value="5206" calcext:value-type="float">
            <text:p>5206</text:p>
          </table:table-cell>
          <table:table-cell office:value-type="float" office:value="8633" calcext:value-type="float">
            <text:p>8633</text:p>
          </table:table-cell>
          <table:table-cell table:formula="of:=LN([Sheet3.H21]/[Sheet3.G21])" office:value-type="float" office:value="0.52341986180395" calcext:value-type="float">
            <text:p>0.5234198618</text:p>
          </table:table-cell>
          <table:table-cell table:formula="of:=[.I22]/[.I$5]" office:value-type="float" office:value="1.04660249857809" calcext:value-type="float">
            <text:p>1.0466024986</text:p>
          </table:table-cell>
          <table:table-cell office:value-type="time" office:time-value="PT15H47M00S" calcext:value-type="time">
            <text:p>03:47:00 PM</text:p>
          </table:table-cell>
          <table:table-cell table:formula="of:=HOUR([.K22])*60+MINUTE([.K22])" office:value-type="float" office:value="947" calcext:value-type="float">
            <text:p>947</text:p>
          </table:table-cell>
          <table:table-cell table:formula="of:=[.L22]-[.L$5]" office:value-type="float" office:value="56" calcext:value-type="float">
            <text:p>56</text:p>
          </table:table-cell>
          <table:table-cell office:value-type="float" office:value="24.97" calcext:value-type="float">
            <text:p>24.97</text:p>
          </table:table-cell>
          <table:table-cell office:value-type="float" office:value="18" calcext:value-type="float">
            <text:p>18</text:p>
          </table:table-cell>
          <table:table-cell office:value-type="float" office:value="1226" calcext:value-type="float">
            <text:p>1226</text:p>
          </table:table-cell>
          <table:table-cell office:value-type="float" office:value="5280" calcext:value-type="float">
            <text:p>5280</text:p>
          </table:table-cell>
          <table:table-cell office:value-type="float" office:value="8743" calcext:value-type="float">
            <text:p>8743</text:p>
          </table:table-cell>
          <table:table-cell table:formula="of:=LN([Sheet3.R22]/[Sheet3.Q22])" office:value-type="float" office:value="0.504327282480584" calcext:value-type="float">
            <text:p>0.5043272825</text:p>
          </table:table-cell>
          <table:table-cell table:formula="of:=[.S22]/[.S$5]" office:value-type="float" office:value="0.999931613864676" calcext:value-type="float">
            <text:p>0.9999316139</text:p>
          </table:table-cell>
        </table:table-row>
        <table:table-row table:style-name="ro1">
          <table:table-cell office:value-type="time" office:time-value="PT11H53M00S" calcext:value-type="time">
            <text:p>11:53:00 AM</text:p>
          </table:table-cell>
          <table:table-cell table:formula="of:=HOUR([.A23])*60 + MINUTE([.A23])" office:value-type="float" office:value="713" calcext:value-type="float">
            <text:p>713</text:p>
          </table:table-cell>
          <table:table-cell table:formula="of:=[.B23] - [.B$5]" office:value-type="float" office:value="61" calcext:value-type="float">
            <text:p>61</text:p>
          </table:table-cell>
          <table:table-cell office:value-type="float" office:value="25.19" calcext:value-type="float">
            <text:p>25.19</text:p>
          </table:table-cell>
          <table:table-cell office:value-type="float" office:value="19" calcext:value-type="float">
            <text:p>19</text:p>
          </table:table-cell>
          <table:table-cell office:value-type="float" office:value="1190" calcext:value-type="float">
            <text:p>1190</text:p>
          </table:table-cell>
          <table:table-cell office:value-type="float" office:value="5264" calcext:value-type="float">
            <text:p>5264</text:p>
          </table:table-cell>
          <table:table-cell office:value-type="float" office:value="8647" calcext:value-type="float">
            <text:p>8647</text:p>
          </table:table-cell>
          <table:table-cell table:formula="of:=LN([Sheet3.H22]/[Sheet3.G22])" office:value-type="float" office:value="0.505780262681012" calcext:value-type="float">
            <text:p>0.5057802627</text:p>
          </table:table-cell>
          <table:table-cell table:formula="of:=[.I23]/[.I$5]" office:value-type="float" office:value="1.01133129497425" calcext:value-type="float">
            <text:p>1.011331295</text:p>
          </table:table-cell>
          <table:table-cell office:value-type="time" office:time-value="PT15H50M00S" calcext:value-type="time">
            <text:p>03:50:00 PM</text:p>
          </table:table-cell>
          <table:table-cell table:formula="of:=HOUR([.K23])*60+MINUTE([.K23])" office:value-type="float" office:value="950" calcext:value-type="float">
            <text:p>950</text:p>
          </table:table-cell>
          <table:table-cell table:formula="of:=[.L23]-[.L$5]" office:value-type="float" office:value="59" calcext:value-type="float">
            <text:p>59</text:p>
          </table:table-cell>
          <table:table-cell office:value-type="float" office:value="24.96" calcext:value-type="float">
            <text:p>24.96</text:p>
          </table:table-cell>
          <table:table-cell office:value-type="float" office:value="19" calcext:value-type="float">
            <text:p>19</text:p>
          </table:table-cell>
          <table:table-cell office:value-type="float" office:value="1227" calcext:value-type="float">
            <text:p>1227</text:p>
          </table:table-cell>
          <table:table-cell office:value-type="float" office:value="5213" calcext:value-type="float">
            <text:p>5213</text:p>
          </table:table-cell>
          <table:table-cell office:value-type="float" office:value="8798" calcext:value-type="float">
            <text:p>8798</text:p>
          </table:table-cell>
          <table:table-cell table:formula="of:=LN([Sheet3.R23]/[Sheet3.Q23])" office:value-type="float" office:value="0.523368917140559" calcext:value-type="float">
            <text:p>0.5233689171</text:p>
          </table:table-cell>
          <table:table-cell table:formula="of:=[.S23]/[.S$5]" office:value-type="float" office:value="1.03768553505355" calcext:value-type="float">
            <text:p>1.0376855351</text:p>
          </table:table-cell>
        </table:table-row>
        <table:table-row table:style-name="ro1">
          <table:table-cell office:value-type="time" office:time-value="PT11H56M00S" calcext:value-type="time">
            <text:p>11:56:00 AM</text:p>
          </table:table-cell>
          <table:table-cell table:formula="of:=HOUR([.A24])*60 + MINUTE([.A24])" office:value-type="float" office:value="716" calcext:value-type="float">
            <text:p>716</text:p>
          </table:table-cell>
          <table:table-cell table:formula="of:=[.B24] - [.B$5]" office:value-type="float" office:value="64" calcext:value-type="float">
            <text:p>64</text:p>
          </table:table-cell>
          <table:table-cell office:value-type="float" office:value="25.2" calcext:value-type="float">
            <text:p>25.2</text:p>
          </table:table-cell>
          <table:table-cell office:value-type="float" office:value="20" calcext:value-type="float">
            <text:p>20</text:p>
          </table:table-cell>
          <table:table-cell office:value-type="float" office:value="1191" calcext:value-type="float">
            <text:p>1191</text:p>
          </table:table-cell>
          <table:table-cell office:value-type="float" office:value="5237" calcext:value-type="float">
            <text:p>5237</text:p>
          </table:table-cell>
          <table:table-cell office:value-type="float" office:value="8703" calcext:value-type="float">
            <text:p>8703</text:p>
          </table:table-cell>
          <table:table-cell table:formula="of:=LN([Sheet3.H23]/[Sheet3.G23])" office:value-type="float" office:value="0.496321245955277" calcext:value-type="float">
            <text:p>0.496321246</text:p>
          </table:table-cell>
          <table:table-cell table:formula="of:=[.I24]/[.I$5]" office:value-type="float" office:value="0.99241754855063" calcext:value-type="float">
            <text:p>0.9924175486</text:p>
          </table:table-cell>
          <table:table-cell office:value-type="time" office:time-value="PT15H53M00S" calcext:value-type="time">
            <text:p>03:53:00 PM</text:p>
          </table:table-cell>
          <table:table-cell table:formula="of:=HOUR([.K24])*60+MINUTE([.K24])" office:value-type="float" office:value="953" calcext:value-type="float">
            <text:p>953</text:p>
          </table:table-cell>
          <table:table-cell table:formula="of:=[.L24]-[.L$5]" office:value-type="float" office:value="62" calcext:value-type="float">
            <text:p>62</text:p>
          </table:table-cell>
          <table:table-cell office:value-type="float" office:value="24.96" calcext:value-type="float">
            <text:p>24.96</text:p>
          </table:table-cell>
          <table:table-cell office:value-type="float" office:value="20" calcext:value-type="float">
            <text:p>20</text:p>
          </table:table-cell>
          <table:table-cell office:value-type="float" office:value="1228" calcext:value-type="float">
            <text:p>1228</text:p>
          </table:table-cell>
          <table:table-cell office:value-type="float" office:value="5138" calcext:value-type="float">
            <text:p>5138</text:p>
          </table:table-cell>
          <table:table-cell office:value-type="float" office:value="8797" calcext:value-type="float">
            <text:p>8797</text:p>
          </table:table-cell>
          <table:table-cell table:formula="of:=LN([Sheet3.R24]/[Sheet3.Q24])" office:value-type="float" office:value="0.537746855582846" calcext:value-type="float">
            <text:p>0.5377468556</text:p>
          </table:table-cell>
          <table:table-cell table:formula="of:=[.S24]/[.S$5]" office:value-type="float" office:value="1.06619272808092" calcext:value-type="float">
            <text:p>1.0661927281</text:p>
          </table:table-cell>
        </table:table-row>
        <table:table-row table:style-name="ro1">
          <table:table-cell office:value-type="time" office:time-value="PT11H59M00S" calcext:value-type="time">
            <text:p>11:59:00 AM</text:p>
          </table:table-cell>
          <table:table-cell table:formula="of:=HOUR([.A25])*60 + MINUTE([.A25])" office:value-type="float" office:value="719" calcext:value-type="float">
            <text:p>719</text:p>
          </table:table-cell>
          <table:table-cell table:formula="of:=[.B25] - [.B$5]" office:value-type="float" office:value="67" calcext:value-type="float">
            <text:p>67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5128" calcext:value-type="float">
            <text:p>5128</text:p>
          </table:table-cell>
          <table:table-cell office:value-type="float" office:value="8640" calcext:value-type="float">
            <text:p>8640</text:p>
          </table:table-cell>
          <table:table-cell table:formula="of:=LN([Sheet3.H24]/[Sheet3.G24])" office:value-type="float" office:value="0.507918978510026" calcext:value-type="float">
            <text:p>0.5079189785</text:p>
          </table:table-cell>
          <table:table-cell table:formula="of:=[.I25]/[.I$5]" office:value-type="float" office:value="1.01560775732071" calcext:value-type="float">
            <text:p>1.0156077573</text:p>
          </table:table-cell>
          <table:table-cell office:value-type="time" office:time-value="PT15H56M00S" calcext:value-type="time">
            <text:p>03:56:00 PM</text:p>
          </table:table-cell>
          <table:table-cell table:formula="of:=HOUR([.K25])*60+MINUTE([.K25])" office:value-type="float" office:value="956" calcext:value-type="float">
            <text:p>956</text:p>
          </table:table-cell>
          <table:table-cell table:formula="of:=[.L25]-[.L$5]" office:value-type="float" office:value="65" calcext:value-type="float">
            <text:p>65</text:p>
          </table:table-cell>
          <table:table-cell office:value-type="float" office:value="24.96" calcext:value-type="float">
            <text:p>24.96</text:p>
          </table:table-cell>
          <table:table-cell office:value-type="float" office:value="21" calcext:value-type="float">
            <text:p>21</text:p>
          </table:table-cell>
          <table:table-cell office:value-type="float" office:value="1229" calcext:value-type="float">
            <text:p>1229</text:p>
          </table:table-cell>
          <table:table-cell office:value-type="float" office:value="5214" calcext:value-type="float">
            <text:p>5214</text:p>
          </table:table-cell>
          <table:table-cell office:value-type="float" office:value="8763" calcext:value-type="float">
            <text:p>8763</text:p>
          </table:table-cell>
          <table:table-cell table:formula="of:=LN([Sheet3.R25]/[Sheet3.Q25])" office:value-type="float" office:value="0.519190996562404" calcext:value-type="float">
            <text:p>0.5191909966</text:p>
          </table:table-cell>
          <table:table-cell table:formula="of:=[.S25]/[.S$5]" office:value-type="float" office:value="1.02940195609315" calcext:value-type="float">
            <text:p>1.0294019561</text:p>
          </table:table-cell>
        </table:table-row>
        <table:table-row table:style-name="ro1">
          <table:table-cell office:value-type="time" office:time-value="PT12H03M00S" calcext:value-type="time">
            <text:p>12:03:00 PM</text:p>
          </table:table-cell>
          <table:table-cell table:formula="of:=HOUR([.A26])*60 + MINUTE([.A26])" office:value-type="float" office:value="723" calcext:value-type="float">
            <text:p>723</text:p>
          </table:table-cell>
          <table:table-cell table:formula="of:=[.B26] - [.B$5]" office:value-type="float" office:value="71" calcext:value-type="float">
            <text:p>71</text:p>
          </table:table-cell>
          <table:table-cell office:value-type="float" office:value="25.21" calcext:value-type="float">
            <text:p>25.21</text:p>
          </table:table-cell>
          <table:table-cell office:value-type="float" office:value="22" calcext:value-type="float">
            <text:p>22</text:p>
          </table:table-cell>
          <table:table-cell office:value-type="float" office:value="1193" calcext:value-type="float">
            <text:p>1193</text:p>
          </table:table-cell>
          <table:table-cell office:value-type="float" office:value="5175" calcext:value-type="float">
            <text:p>5175</text:p>
          </table:table-cell>
          <table:table-cell office:value-type="float" office:value="8690" calcext:value-type="float">
            <text:p>8690</text:p>
          </table:table-cell>
          <table:table-cell table:formula="of:=LN([Sheet3.H25]/[Sheet3.G25])" office:value-type="float" office:value="0.521686863197595" calcext:value-type="float">
            <text:p>0.5216868632</text:p>
          </table:table-cell>
          <table:table-cell table:formula="of:=[.I26]/[.I$5]" office:value-type="float" office:value="1.04313728679726" calcext:value-type="float">
            <text:p>1.0431372868</text:p>
          </table:table-cell>
          <table:table-cell office:value-type="time" office:time-value="PT15H59M00S" calcext:value-type="time">
            <text:p>03:59:00 PM</text:p>
          </table:table-cell>
          <table:table-cell table:formula="of:=HOUR([.K26])*60+MINUTE([.K26])" office:value-type="float" office:value="959" calcext:value-type="float">
            <text:p>959</text:p>
          </table:table-cell>
          <table:table-cell table:formula="of:=[.L26]-[.L$5]" office:value-type="float" office:value="68" calcext:value-type="float">
            <text:p>68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230" calcext:value-type="float">
            <text:p>1230</text:p>
          </table:table-cell>
          <table:table-cell office:value-type="float" office:value="5154" calcext:value-type="float">
            <text:p>5154</text:p>
          </table:table-cell>
          <table:table-cell office:value-type="float" office:value="8757" calcext:value-type="float">
            <text:p>8757</text:p>
          </table:table-cell>
          <table:table-cell table:formula="of:=LN([Sheet3.R26]/[Sheet3.Q26])" office:value-type="float" office:value="0.530080268309914" calcext:value-type="float">
            <text:p>0.5300802683</text:p>
          </table:table-cell>
          <table:table-cell table:formula="of:=[.S26]/[.S$5]" office:value-type="float" office:value="1.05099215644626" calcext:value-type="float">
            <text:p>1.0509921564</text:p>
          </table:table-cell>
        </table:table-row>
        <table:table-row table:style-name="ro1">
          <table:table-cell office:value-type="time" office:time-value="PT12H06M00S" calcext:value-type="time">
            <text:p>12:06:00 PM</text:p>
          </table:table-cell>
          <table:table-cell table:formula="of:=HOUR([.A27])*60 + MINUTE([.A27])" office:value-type="float" office:value="726" calcext:value-type="float">
            <text:p>726</text:p>
          </table:table-cell>
          <table:table-cell table:formula="of:=[.B27] - [.B$5]" office:value-type="float" office:value="74" calcext:value-type="float">
            <text:p>74</text:p>
          </table:table-cell>
          <table:table-cell office:value-type="float" office:value="25.21" calcext:value-type="float">
            <text:p>25.21</text:p>
          </table:table-cell>
          <table:table-cell office:value-type="float" office:value="23" calcext:value-type="float">
            <text:p>23</text:p>
          </table:table-cell>
          <table:table-cell office:value-type="float" office:value="1194" calcext:value-type="float">
            <text:p>1194</text:p>
          </table:table-cell>
          <table:table-cell office:value-type="float" office:value="5218" calcext:value-type="float">
            <text:p>5218</text:p>
          </table:table-cell>
          <table:table-cell office:value-type="float" office:value="8633" calcext:value-type="float">
            <text:p>8633</text:p>
          </table:table-cell>
          <table:table-cell table:formula="of:=LN([Sheet3.H26]/[Sheet3.G26])" office:value-type="float" office:value="0.518333600125868" calcext:value-type="float">
            <text:p>0.5183336001</text:p>
          </table:table-cell>
          <table:table-cell table:formula="of:=[.I27]/[.I$5]" office:value-type="float" office:value="1.03643228042405" calcext:value-type="float">
            <text:p>1.0364322804</text:p>
          </table:table-cell>
          <table:table-cell office:value-type="time" office:time-value="PT16H03M00S" calcext:value-type="time">
            <text:p>04:03:00 PM</text:p>
          </table:table-cell>
          <table:table-cell table:formula="of:=HOUR([.K27])*60+MINUTE([.K27])" office:value-type="float" office:value="963" calcext:value-type="float">
            <text:p>963</text:p>
          </table:table-cell>
          <table:table-cell table:formula="of:=[.L27]-[.L$5]" office:value-type="float" office:value="72" calcext:value-type="float">
            <text:p>72</text:p>
          </table:table-cell>
          <table:table-cell office:value-type="float" office:value="24.94" calcext:value-type="float">
            <text:p>24.94</text:p>
          </table:table-cell>
          <table:table-cell office:value-type="float" office:value="23" calcext:value-type="float">
            <text:p>23</text:p>
          </table:table-cell>
          <table:table-cell office:value-type="float" office:value="1231" calcext:value-type="float">
            <text:p>1231</text:p>
          </table:table-cell>
          <table:table-cell office:value-type="float" office:value="5215" calcext:value-type="float">
            <text:p>5215</text:p>
          </table:table-cell>
          <table:table-cell office:value-type="float" office:value="8680" calcext:value-type="float">
            <text:p>8680</text:p>
          </table:table-cell>
          <table:table-cell table:formula="of:=LN([Sheet3.R27]/[Sheet3.Q27])" office:value-type="float" office:value="0.509482440219523" calcext:value-type="float">
            <text:p>0.5094824402</text:p>
          </table:table-cell>
          <table:table-cell table:formula="of:=[.S27]/[.S$5]" office:value-type="float" office:value="1.01015276464651" calcext:value-type="float">
            <text:p>1.0101527646</text:p>
          </table:table-cell>
        </table:table-row>
        <table:table-row table:style-name="ro1">
          <table:table-cell office:value-type="time" office:time-value="PT12H10M00S" calcext:value-type="time">
            <text:p>12:10:00 PM</text:p>
          </table:table-cell>
          <table:table-cell table:formula="of:=HOUR([.A28])*60 + MINUTE([.A28])" office:value-type="float" office:value="730" calcext:value-type="float">
            <text:p>730</text:p>
          </table:table-cell>
          <table:table-cell table:formula="of:=[.B28] - [.B$5]" office:value-type="float" office:value="78" calcext:value-type="float">
            <text:p>78</text:p>
          </table:table-cell>
          <table:table-cell office:value-type="float" office:value="25.22" calcext:value-type="float">
            <text:p>25.22</text:p>
          </table:table-cell>
          <table:table-cell office:value-type="float" office:value="24" calcext:value-type="float">
            <text:p>24</text:p>
          </table:table-cell>
          <table:table-cell office:value-type="float" office:value="1195" calcext:value-type="float">
            <text:p>1195</text:p>
          </table:table-cell>
          <table:table-cell office:value-type="float" office:value="5191" calcext:value-type="float">
            <text:p>5191</text:p>
          </table:table-cell>
          <table:table-cell office:value-type="float" office:value="8708" calcext:value-type="float">
            <text:p>8708</text:p>
          </table:table-cell>
          <table:table-cell table:formula="of:=LN([Sheet3.H28]/[Sheet3.G28])" office:value-type="float" office:value="0.517315786527209" calcext:value-type="float">
            <text:p>0.5173157865</text:p>
          </table:table-cell>
          <table:table-cell table:formula="of:=[.I28]/[.I$5]" office:value-type="float" office:value="1.03439711452154" calcext:value-type="float">
            <text:p>1.0343971145</text:p>
          </table:table-cell>
          <table:table-cell office:value-type="time" office:time-value="PT16H06M00S" calcext:value-type="time">
            <text:p>04:06:00 PM</text:p>
          </table:table-cell>
          <table:table-cell table:formula="of:=HOUR([.K28])*60+MINUTE([.K28])" office:value-type="float" office:value="966" calcext:value-type="float">
            <text:p>966</text:p>
          </table:table-cell>
          <table:table-cell table:formula="of:=[.L28]-[.L$5]" office:value-type="float" office:value="75" calcext:value-type="float">
            <text:p>75</text:p>
          </table:table-cell>
          <table:table-cell office:value-type="float" office:value="24.94" calcext:value-type="float">
            <text:p>24.94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office:value-type="float" office:value="5321" calcext:value-type="float">
            <text:p>5321</text:p>
          </table:table-cell>
          <table:table-cell office:value-type="float" office:value="8789" calcext:value-type="float">
            <text:p>8789</text:p>
          </table:table-cell>
          <table:table-cell table:formula="of:=LN([Sheet3.R28]/[Sheet3.Q28])" office:value-type="float" office:value="0.501839683968276" calcext:value-type="float">
            <text:p>0.501839684</text:p>
          </table:table-cell>
          <table:table-cell table:formula="of:=[.S28]/[.S$5]" office:value-type="float" office:value="0.99499944286884" calcext:value-type="float">
            <text:p>0.9949994429</text:p>
          </table:table-cell>
        </table:table-row>
        <table:table-row table:style-name="ro1">
          <table:table-cell office:value-type="time" office:time-value="PT12H13M00S" calcext:value-type="time">
            <text:p>12:13:00 PM</text:p>
          </table:table-cell>
          <table:table-cell table:formula="of:=HOUR([.A29])*60 + MINUTE([.A29])" office:value-type="float" office:value="733" calcext:value-type="float">
            <text:p>733</text:p>
          </table:table-cell>
          <table:table-cell table:formula="of:=[.B29] - [.B$5]" office:value-type="float" office:value="81" calcext:value-type="float">
            <text:p>81</text:p>
          </table:table-cell>
          <table:table-cell office:value-type="float" office:value="25.22" calcext:value-type="float">
            <text:p>25.22</text:p>
          </table:table-cell>
          <table:table-cell office:value-type="float" office:value="25" calcext:value-type="float">
            <text:p>25</text:p>
          </table:table-cell>
          <table:table-cell office:value-type="float" office:value="1196" calcext:value-type="float">
            <text:p>1196</text:p>
          </table:table-cell>
          <table:table-cell office:value-type="float" office:value="5175" calcext:value-type="float">
            <text:p>5175</text:p>
          </table:table-cell>
          <table:table-cell office:value-type="float" office:value="8699" calcext:value-type="float">
            <text:p>8699</text:p>
          </table:table-cell>
          <table:table-cell table:formula="of:=LN([Sheet3.H29]/[Sheet3.G29])" office:value-type="float" office:value="0.519368737373971" calcext:value-type="float">
            <text:p>0.5193687374</text:p>
          </table:table-cell>
          <table:table-cell table:formula="of:=[.I29]/[.I$5]" office:value-type="float" office:value="1.03850208577401" calcext:value-type="float">
            <text:p>1.0385020858</text:p>
          </table:table-cell>
          <table:table-cell office:value-type="time" office:time-value="PT16H09M00S" calcext:value-type="time">
            <text:p>04:09:00 PM</text:p>
          </table:table-cell>
          <table:table-cell table:formula="of:=HOUR([.K29])*60+MINUTE([.K29])" office:value-type="float" office:value="969" calcext:value-type="float">
            <text:p>969</text:p>
          </table:table-cell>
          <table:table-cell table:formula="of:=[.L29]-[.L$5]" office:value-type="float" office:value="78" calcext:value-type="float">
            <text:p>78</text:p>
          </table:table-cell>
          <table:table-cell office:value-type="float" office:value="24.93" calcext:value-type="float">
            <text:p>24.93</text:p>
          </table:table-cell>
          <table:table-cell office:value-type="float" office:value="25" calcext:value-type="float">
            <text:p>25</text:p>
          </table:table-cell>
          <table:table-cell office:value-type="float" office:value="1233" calcext:value-type="float">
            <text:p>1233</text:p>
          </table:table-cell>
          <table:table-cell office:value-type="float" office:value="5137" calcext:value-type="float">
            <text:p>5137</text:p>
          </table:table-cell>
          <table:table-cell office:value-type="float" office:value="8655" calcext:value-type="float">
            <text:p>8655</text:p>
          </table:table-cell>
          <table:table-cell table:formula="of:=LN([Sheet3.R29]/[Sheet3.Q29])" office:value-type="float" office:value="0.521667937143042" calcext:value-type="float">
            <text:p>0.5216679371</text:p>
          </table:table-cell>
          <table:table-cell table:formula="of:=[.S29]/[.S$5]" office:value-type="float" office:value="1.03431299556748" calcext:value-type="float">
            <text:p>1.0343129956</text:p>
          </table:table-cell>
        </table:table-row>
        <table:table-row table:style-name="ro1">
          <table:table-cell office:value-type="time" office:time-value="PT12H16M00S" calcext:value-type="time">
            <text:p>12:16:00 PM</text:p>
          </table:table-cell>
          <table:table-cell table:formula="of:=HOUR([.A30])*60 + MINUTE([.A30])" office:value-type="float" office:value="736" calcext:value-type="float">
            <text:p>736</text:p>
          </table:table-cell>
          <table:table-cell table:formula="of:=[.B30] - [.B$5]" office:value-type="float" office:value="84" calcext:value-type="float">
            <text:p>84</text:p>
          </table:table-cell>
          <table:table-cell office:value-type="float" office:value="25.22" calcext:value-type="float">
            <text:p>25.22</text:p>
          </table:table-cell>
          <table:table-cell office:value-type="float" office:value="26" calcext:value-type="float">
            <text:p>26</text:p>
          </table:table-cell>
          <table:table-cell office:value-type="float" office:value="1197" calcext:value-type="float">
            <text:p>1197</text:p>
          </table:table-cell>
          <table:table-cell office:value-type="float" office:value="5147" calcext:value-type="float">
            <text:p>5147</text:p>
          </table:table-cell>
          <table:table-cell office:value-type="float" office:value="8682" calcext:value-type="float">
            <text:p>8682</text:p>
          </table:table-cell>
          <table:table-cell table:formula="of:=LN([Sheet3.H30]/[Sheet3.G30])" office:value-type="float" office:value="0.522837896206784" calcext:value-type="float">
            <text:p>0.5228378962</text:p>
          </table:table-cell>
          <table:table-cell table:formula="of:=[.I30]/[.I$5]" office:value-type="float" office:value="1.04543883114297" calcext:value-type="float">
            <text:p>1.0454388311</text:p>
          </table:table-cell>
          <table:table-cell office:value-type="time" office:time-value="PT16H12M00S" calcext:value-type="time">
            <text:p>04:12:00 PM</text:p>
          </table:table-cell>
          <table:table-cell table:formula="of:=HOUR([.K30])*60+MINUTE([.K30])" office:value-type="float" office:value="972" calcext:value-type="float">
            <text:p>972</text:p>
          </table:table-cell>
          <table:table-cell table:formula="of:=[.L30]-[.L$5]" office:value-type="float" office:value="81" calcext:value-type="float">
            <text:p>81</text:p>
          </table:table-cell>
          <table:table-cell office:value-type="float" office:value="24.93" calcext:value-type="float">
            <text:p>24.93</text:p>
          </table:table-cell>
          <table:table-cell office:value-type="float" office:value="26" calcext:value-type="float">
            <text:p>26</text:p>
          </table:table-cell>
          <table:table-cell office:value-type="float" office:value="1234" calcext:value-type="float">
            <text:p>1234</text:p>
          </table:table-cell>
          <table:table-cell office:value-type="float" office:value="5153" calcext:value-type="float">
            <text:p>5153</text:p>
          </table:table-cell>
          <table:table-cell office:value-type="float" office:value="8753" calcext:value-type="float">
            <text:p>8753</text:p>
          </table:table-cell>
          <table:table-cell table:formula="of:=LN([Sheet3.R30]/[Sheet3.Q30])" office:value-type="float" office:value="0.529817429404214" calcext:value-type="float">
            <text:p>0.5298174294</text:p>
          </table:table-cell>
          <table:table-cell table:formula="of:=[.S30]/[.S$5]" office:value-type="float" office:value="1.05047102475204" calcext:value-type="float">
            <text:p>1.0504710248</text:p>
          </table:table-cell>
        </table:table-row>
        <table:table-row table:style-name="ro1">
          <table:table-cell office:value-type="time" office:time-value="PT12H19M00S" calcext:value-type="time">
            <text:p>12:19:00 PM</text:p>
          </table:table-cell>
          <table:table-cell table:formula="of:=HOUR([.A31])*60 + MINUTE([.A31])" office:value-type="float" office:value="739" calcext:value-type="float">
            <text:p>739</text:p>
          </table:table-cell>
          <table:table-cell table:formula="of:=[.B31] - [.B$5]" office:value-type="float" office:value="87" calcext:value-type="float">
            <text:p>87</text:p>
          </table:table-cell>
          <table:table-cell office:value-type="float" office:value="25.22" calcext:value-type="float">
            <text:p>25.22</text:p>
          </table:table-cell>
          <table:table-cell office:value-type="float" office:value="27" calcext:value-type="float">
            <text:p>27</text:p>
          </table:table-cell>
          <table:table-cell office:value-type="float" office:value="1198" calcext:value-type="float">
            <text:p>1198</text:p>
          </table:table-cell>
          <table:table-cell office:value-type="float" office:value="5171" calcext:value-type="float">
            <text:p>5171</text:p>
          </table:table-cell>
          <table:table-cell office:value-type="float" office:value="8541" calcext:value-type="float">
            <text:p>8541</text:p>
          </table:table-cell>
          <table:table-cell table:formula="of:=LN([Sheet3.H31]/[Sheet3.G31])" office:value-type="float" office:value="0.501812003549926" calcext:value-type="float">
            <text:p>0.5018120035</text:p>
          </table:table-cell>
          <table:table-cell table:formula="of:=[.I31]/[.I$5]" office:value-type="float" office:value="1.00339657521164" calcext:value-type="float">
            <text:p>1.0033965752</text:p>
          </table:table-cell>
          <table:table-cell office:value-type="time" office:time-value="PT16H15M00S" calcext:value-type="time">
            <text:p>04:15:00 PM</text:p>
          </table:table-cell>
          <table:table-cell table:formula="of:=HOUR([.K31])*60+MINUTE([.K31])" office:value-type="float" office:value="975" calcext:value-type="float">
            <text:p>975</text:p>
          </table:table-cell>
          <table:table-cell table:formula="of:=[.L31]-[.L$5]" office:value-type="float" office:value="84" calcext:value-type="float">
            <text:p>84</text:p>
          </table:table-cell>
          <table:table-cell office:value-type="float" office:value="24.92" calcext:value-type="float">
            <text:p>24.92</text:p>
          </table:table-cell>
          <table:table-cell office:value-type="float" office:value="27" calcext:value-type="float">
            <text:p>27</text:p>
          </table:table-cell>
          <table:table-cell office:value-type="float" office:value="1235" calcext:value-type="float">
            <text:p>1235</text:p>
          </table:table-cell>
          <table:table-cell office:value-type="float" office:value="5182" calcext:value-type="float">
            <text:p>5182</text:p>
          </table:table-cell>
          <table:table-cell office:value-type="float" office:value="8780" calcext:value-type="float">
            <text:p>8780</text:p>
          </table:table-cell>
          <table:table-cell table:formula="of:=LN([Sheet3.R31]/[Sheet3.Q31])" office:value-type="float" office:value="0.527285325507107" calcext:value-type="float">
            <text:p>0.5272853255</text:p>
          </table:table-cell>
          <table:table-cell table:formula="of:=[.S31]/[.S$5]" office:value-type="float" office:value="1.04545061276113" calcext:value-type="float">
            <text:p>1.0454506128</text:p>
          </table:table-cell>
        </table:table-row>
        <table:table-row table:style-name="ro1">
          <table:table-cell office:value-type="time" office:time-value="PT12H23M00S" calcext:value-type="time">
            <text:p>12:23:00 PM</text:p>
          </table:table-cell>
          <table:table-cell table:formula="of:=HOUR([.A32])*60 + MINUTE([.A32])" office:value-type="float" office:value="743" calcext:value-type="float">
            <text:p>743</text:p>
          </table:table-cell>
          <table:table-cell table:formula="of:=[.B32] - [.B$5]" office:value-type="float" office:value="91" calcext:value-type="float">
            <text:p>91</text:p>
          </table:table-cell>
          <table:table-cell office:value-type="float" office:value="25.22" calcext:value-type="float">
            <text:p>25.22</text:p>
          </table:table-cell>
          <table:table-cell office:value-type="float" office:value="28" calcext:value-type="float">
            <text:p>28</text:p>
          </table:table-cell>
          <table:table-cell office:value-type="float" office:value="1199" calcext:value-type="float">
            <text:p>1199</text:p>
          </table:table-cell>
          <table:table-cell office:value-type="float" office:value="5132" calcext:value-type="float">
            <text:p>5132</text:p>
          </table:table-cell>
          <table:table-cell office:value-type="float" office:value="8721" calcext:value-type="float">
            <text:p>8721</text:p>
          </table:table-cell>
          <table:table-cell table:formula="of:=LN([Sheet3.H32]/[Sheet3.G32])" office:value-type="float" office:value="0.530238463491459" calcext:value-type="float">
            <text:p>0.5302384635</text:p>
          </table:table-cell>
          <table:table-cell table:formula="of:=[.I32]/[.I$5]" office:value-type="float" office:value="1.06023661161759" calcext:value-type="float">
            <text:p>1.0602366116</text:p>
          </table:table-cell>
          <table:table-cell office:value-type="time" office:time-value="PT16H19M00S" calcext:value-type="time">
            <text:p>04:19:00 PM</text:p>
          </table:table-cell>
          <table:table-cell table:formula="of:=HOUR([.K32])*60+MINUTE([.K32])" office:value-type="float" office:value="979" calcext:value-type="float">
            <text:p>979</text:p>
          </table:table-cell>
          <table:table-cell table:formula="of:=[.L32]-[.L$5]" office:value-type="float" office:value="88" calcext:value-type="float">
            <text:p>88</text:p>
          </table:table-cell>
          <table:table-cell office:value-type="float" office:value="24.92" calcext:value-type="float">
            <text:p>24.92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266" calcext:value-type="float">
            <text:p>5266</text:p>
          </table:table-cell>
          <table:table-cell office:value-type="float" office:value="8796" calcext:value-type="float">
            <text:p>8796</text:p>
          </table:table-cell>
          <table:table-cell table:formula="of:=LN([Sheet3.R32]/[Sheet3.Q32])" office:value-type="float" office:value="0.513026011618397" calcext:value-type="float">
            <text:p>0.5130260116</text:p>
          </table:table-cell>
          <table:table-cell table:formula="of:=[.S32]/[.S$5]" office:value-type="float" office:value="1.01717861708561" calcext:value-type="float">
            <text:p>1.0171786171</text:p>
          </table:table-cell>
        </table:table-row>
        <table:table-row table:style-name="ro1">
          <table:table-cell office:value-type="time" office:time-value="PT12H26M00S" calcext:value-type="time">
            <text:p>12:26:00 PM</text:p>
          </table:table-cell>
          <table:table-cell table:formula="of:=HOUR([.A33])*60 + MINUTE([.A33])" office:value-type="float" office:value="746" calcext:value-type="float">
            <text:p>746</text:p>
          </table:table-cell>
          <table:table-cell table:formula="of:=[.B33] - [.B$5]" office:value-type="float" office:value="94" calcext:value-type="float">
            <text:p>94</text:p>
          </table:table-cell>
          <table:table-cell office:value-type="float" office:value="25.23" calcext:value-type="float">
            <text:p>25.23</text:p>
          </table:table-cell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</text:p>
          </table:table-cell>
          <table:table-cell office:value-type="float" office:value="5272" calcext:value-type="float">
            <text:p>5272</text:p>
          </table:table-cell>
          <table:table-cell office:value-type="float" office:value="8687" calcext:value-type="float">
            <text:p>8687</text:p>
          </table:table-cell>
          <table:table-cell table:formula="of:=LN([Sheet3.H33]/[Sheet3.G33])" office:value-type="float" office:value="0.499417858077577" calcext:value-type="float">
            <text:p>0.4994178581</text:p>
          </table:table-cell>
          <table:table-cell table:formula="of:=[.I33]/[.I$5]" office:value-type="float" office:value="0.998609369344661" calcext:value-type="float">
            <text:p>0.9986093693</text:p>
          </table:table-cell>
          <table:table-cell office:value-type="time" office:time-value="PT16H22M00S" calcext:value-type="time">
            <text:p>04:22:00 PM</text:p>
          </table:table-cell>
          <table:table-cell table:formula="of:=HOUR([.K33])*60+MINUTE([.K33])" office:value-type="float" office:value="982" calcext:value-type="float">
            <text:p>982</text:p>
          </table:table-cell>
          <table:table-cell table:formula="of:=[.L33]-[.L$5]" office:value-type="float" office:value="91" calcext:value-type="float">
            <text:p>91</text:p>
          </table:table-cell>
          <table:table-cell office:value-type="float" office:value="24.91" calcext:value-type="float">
            <text:p>24.91</text:p>
          </table:table-cell>
          <table:table-cell office:value-type="float" office:value="29" calcext:value-type="float">
            <text:p>29</text:p>
          </table:table-cell>
          <table:table-cell office:value-type="float" office:value="1237" calcext:value-type="float">
            <text:p>1237</text:p>
          </table:table-cell>
          <table:table-cell office:value-type="float" office:value="5234" calcext:value-type="float">
            <text:p>5234</text:p>
          </table:table-cell>
          <table:table-cell office:value-type="float" office:value="8812" calcext:value-type="float">
            <text:p>8812</text:p>
          </table:table-cell>
          <table:table-cell table:formula="of:=LN([Sheet3.R33]/[Sheet3.Q33])" office:value-type="float" office:value="0.520938624832143" calcext:value-type="float">
            <text:p>0.5209386248</text:p>
          </table:table-cell>
          <table:table-cell table:formula="of:=[.S33]/[.S$5]" office:value-type="float" office:value="1.0328669852853" calcext:value-type="float">
            <text:p>1.0328669853</text:p>
          </table:table-cell>
        </table:table-row>
        <table:table-row table:style-name="ro1">
          <table:table-cell office:value-type="time" office:time-value="PT12H29M00S" calcext:value-type="time">
            <text:p>12:29:00 PM</text:p>
          </table:table-cell>
          <table:table-cell table:formula="of:=HOUR([.A34])*60 + MINUTE([.A34])" office:value-type="float" office:value="749" calcext:value-type="float">
            <text:p>749</text:p>
          </table:table-cell>
          <table:table-cell table:formula="of:=[.B34] - [.B$5]" office:value-type="float" office:value="97" calcext:value-type="float">
            <text:p>97</text:p>
          </table:table-cell>
          <table:table-cell office:value-type="float" office:value="25.23" calcext:value-type="float">
            <text:p>25.23</text:p>
          </table:table-cell>
          <table:table-cell office:value-type="float" office:value="30" calcext:value-type="float">
            <text:p>30</text:p>
          </table:table-cell>
          <table:table-cell office:value-type="float" office:value="1201" calcext:value-type="float">
            <text:p>1201</text:p>
          </table:table-cell>
          <table:table-cell office:value-type="float" office:value="5167" calcext:value-type="float">
            <text:p>5167</text:p>
          </table:table-cell>
          <table:table-cell office:value-type="float" office:value="8740" calcext:value-type="float">
            <text:p>8740</text:p>
          </table:table-cell>
          <table:table-cell table:formula="of:=LN([Sheet3.H34]/[Sheet3.G34])" office:value-type="float" office:value="0.525617940362397" calcext:value-type="float">
            <text:p>0.5256179404</text:p>
          </table:table-cell>
          <table:table-cell table:formula="of:=[.I34]/[.I$5]" office:value-type="float" office:value="1.05099765947897" calcext:value-type="float">
            <text:p>1.0509976595</text:p>
          </table:table-cell>
          <table:table-cell office:value-type="time" office:time-value="PT16H25M00S" calcext:value-type="time">
            <text:p>04:25:00 PM</text:p>
          </table:table-cell>
          <table:table-cell table:formula="of:=HOUR([.K34])*60+MINUTE([.K34])" office:value-type="float" office:value="985" calcext:value-type="float">
            <text:p>985</text:p>
          </table:table-cell>
          <table:table-cell table:formula="of:=[.L34]-[.L$5]" office:value-type="float" office:value="94" calcext:value-type="float">
            <text:p>94</text:p>
          </table:table-cell>
          <table:table-cell office:value-type="float" office:value="24.91" calcext:value-type="float">
            <text:p>24.91</text:p>
          </table:table-cell>
          <table:table-cell office:value-type="float" office:value="30" calcext:value-type="float">
            <text:p>30</text:p>
          </table:table-cell>
          <table:table-cell office:value-type="float" office:value="1238" calcext:value-type="float">
            <text:p>1238</text:p>
          </table:table-cell>
          <table:table-cell office:value-type="float" office:value="5174" calcext:value-type="float">
            <text:p>5174</text:p>
          </table:table-cell>
          <table:table-cell office:value-type="float" office:value="8732" calcext:value-type="float">
            <text:p>8732</text:p>
          </table:table-cell>
          <table:table-cell table:formula="of:=LN([Sheet3.R34]/[Sheet3.Q34])" office:value-type="float" office:value="0.52334835492386" calcext:value-type="float">
            <text:p>0.5233483549</text:p>
          </table:table-cell>
          <table:table-cell table:formula="of:=[.S34]/[.S$5]" office:value-type="float" office:value="1.03764476626859" calcext:value-type="float">
            <text:p>1.0376447663</text:p>
          </table:table-cell>
        </table:table-row>
        <table:table-row table:style-name="ro1">
          <table:table-cell office:value-type="time" office:time-value="PT12H32M00S" calcext:value-type="time">
            <text:p>12:32:00 PM</text:p>
          </table:table-cell>
          <table:table-cell table:formula="of:=HOUR([.A35])*60 + MINUTE([.A35])" office:value-type="float" office:value="752" calcext:value-type="float">
            <text:p>752</text:p>
          </table:table-cell>
          <table:table-cell table:formula="of:=[.B35] - [.B$5]" office:value-type="float" office:value="100" calcext:value-type="float">
            <text:p>100</text:p>
          </table:table-cell>
          <table:table-cell office:value-type="float" office:value="25.24" calcext:value-type="float">
            <text:p>25.24</text:p>
          </table:table-cell>
          <table:table-cell office:value-type="float" office:value="31" calcext:value-type="float">
            <text:p>31</text:p>
          </table:table-cell>
          <table:table-cell office:value-type="float" office:value="1202" calcext:value-type="float">
            <text:p>1202</text:p>
          </table:table-cell>
          <table:table-cell office:value-type="float" office:value="5280" calcext:value-type="float">
            <text:p>5280</text:p>
          </table:table-cell>
          <table:table-cell office:value-type="float" office:value="8784" calcext:value-type="float">
            <text:p>8784</text:p>
          </table:table-cell>
          <table:table-cell table:formula="of:=LN([Sheet3.H35]/[Sheet3.G35])" office:value-type="float" office:value="0.509005787049005" calcext:value-type="float">
            <text:p>0.509005787</text:p>
          </table:table-cell>
          <table:table-cell table:formula="of:=[.I35]/[.I$5]" office:value-type="float" office:value="1.01778088183389" calcext:value-type="float">
            <text:p>1.0177808818</text:p>
          </table:table-cell>
          <table:table-cell office:value-type="time" office:time-value="PT16H28M00S" calcext:value-type="time">
            <text:p>04:28:00 PM</text:p>
          </table:table-cell>
          <table:table-cell table:formula="of:=HOUR([.K35])*60+MINUTE([.K35])" office:value-type="float" office:value="988" calcext:value-type="float">
            <text:p>988</text:p>
          </table:table-cell>
          <table:table-cell table:formula="of:=[.L35]-[.L$5]" office:value-type="float" office:value="97" calcext:value-type="float">
            <text:p>97</text:p>
          </table:table-cell>
          <table:table-cell office:value-type="float" office:value="24.91" calcext:value-type="float">
            <text:p>24.91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5261" calcext:value-type="float">
            <text:p>5261</text:p>
          </table:table-cell>
          <table:table-cell office:value-type="float" office:value="8718" calcext:value-type="float">
            <text:p>8718</text:p>
          </table:table-cell>
          <table:table-cell table:formula="of:=LN([Sheet3.R35]/[Sheet3.Q35])" office:value-type="float" office:value="0.505068731067531" calcext:value-type="float">
            <text:p>0.5050687311</text:p>
          </table:table-cell>
          <table:table-cell table:formula="of:=[.S35]/[.S$5]" office:value-type="float" office:value="1.00140168678736" calcext:value-type="float">
            <text:p>1.0014016868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table:formula="of:=HOUR([.A36])*60 + MINUTE([.A36])" office:value-type="float" office:value="756" calcext:value-type="float">
            <text:p>756</text:p>
          </table:table-cell>
          <table:table-cell table:formula="of:=[.B36] - [.B$5]" office:value-type="float" office:value="104" calcext:value-type="float">
            <text:p>104</text:p>
          </table:table-cell>
          <table:table-cell office:value-type="float" office:value="25.24" calcext:value-type="float">
            <text:p>25.24</text:p>
          </table:table-cell>
          <table:table-cell office:value-type="float" office:value="32" calcext:value-type="float">
            <text:p>32</text:p>
          </table:table-cell>
          <table:table-cell office:value-type="float" office:value="1203" calcext:value-type="float">
            <text:p>1203</text:p>
          </table:table-cell>
          <table:table-cell office:value-type="float" office:value="5152" calcext:value-type="float">
            <text:p>5152</text:p>
          </table:table-cell>
          <table:table-cell office:value-type="float" office:value="8758" calcext:value-type="float">
            <text:p>8758</text:p>
          </table:table-cell>
          <table:table-cell table:formula="of:=LN([Sheet3.H36]/[Sheet3.G36])" office:value-type="float" office:value="0.530582579577154" calcext:value-type="float">
            <text:p>0.5305825796</text:p>
          </table:table-cell>
          <table:table-cell table:formula="of:=[.I36]/[.I$5]" office:value-type="float" office:value="1.06092468782825" calcext:value-type="float">
            <text:p>1.0609246878</text:p>
          </table:table-cell>
          <table:table-cell office:value-type="time" office:time-value="PT16H31M00S" calcext:value-type="time">
            <text:p>04:31:00 PM</text:p>
          </table:table-cell>
          <table:table-cell table:formula="of:=HOUR([.K36])*60+MINUTE([.K36])" office:value-type="float" office:value="991" calcext:value-type="float">
            <text:p>991</text:p>
          </table:table-cell>
          <table:table-cell table:formula="of:=[.L36]-[.L$5]" office:value-type="float" office:value="100" calcext:value-type="float">
            <text:p>100</text:p>
          </table:table-cell>
          <table:table-cell office:value-type="float" office:value="24.91" calcext:value-type="float">
            <text:p>24.91</text:p>
          </table:table-cell>
          <table:table-cell office:value-type="float" office:value="32" calcext:value-type="float">
            <text:p>32</text:p>
          </table:table-cell>
          <table:table-cell office:value-type="float" office:value="1240" calcext:value-type="float">
            <text:p>1240</text:p>
          </table:table-cell>
          <table:table-cell office:value-type="float" office:value="5104" calcext:value-type="float">
            <text:p>5104</text:p>
          </table:table-cell>
          <table:table-cell office:value-type="float" office:value="8756" calcext:value-type="float">
            <text:p>8756</text:p>
          </table:table-cell>
          <table:table-cell table:formula="of:=LN([Sheet3.R36]/[Sheet3.Q36])" office:value-type="float" office:value="0.539714633618128" calcext:value-type="float">
            <text:p>0.5397146336</text:p>
          </table:table-cell>
          <table:table-cell table:formula="of:=[.S36]/[.S$5]" office:value-type="float" office:value="1.07009424904736" calcext:value-type="float">
            <text:p>1.07009424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table:formula="of:=HOUR([.A37])*60 + MINUTE([.A37])" office:value-type="float" office:value="759" calcext:value-type="float">
            <text:p>759</text:p>
          </table:table-cell>
          <table:table-cell table:formula="of:=[.B37] - [.B$5]" office:value-type="float" office:value="107" calcext:value-type="float">
            <text:p>107</text:p>
          </table:table-cell>
          <table:table-cell office:value-type="float" office:value="25.24" calcext:value-type="float">
            <text:p>25.24</text:p>
          </table:table-cell>
          <table:table-cell office:value-type="float" office:value="33" calcext:value-type="float">
            <text:p>33</text:p>
          </table:table-cell>
          <table:table-cell office:value-type="float" office:value="1204" calcext:value-type="float">
            <text:p>1204</text:p>
          </table:table-cell>
          <table:table-cell office:value-type="float" office:value="5295" calcext:value-type="float">
            <text:p>5295</text:p>
          </table:table-cell>
          <table:table-cell office:value-type="float" office:value="8695" calcext:value-type="float">
            <text:p>8695</text:p>
          </table:table-cell>
          <table:table-cell table:formula="of:=LN([Sheet3.H37]/[Sheet3.G37])" office:value-type="float" office:value="0.495985168752877" calcext:value-type="float">
            <text:p>0.4959851688</text:p>
          </table:table-cell>
          <table:table-cell table:formula="of:=[.I37]/[.I$5]" office:value-type="float" office:value="0.991745546463175" calcext:value-type="float">
            <text:p>0.9917455465</text:p>
          </table:table-cell>
          <table:table-cell office:value-type="time" office:time-value="PT16H35M00S" calcext:value-type="time">
            <text:p>04:35:00 PM</text:p>
          </table:table-cell>
          <table:table-cell table:formula="of:=HOUR([.K37])*60+MINUTE([.K37])" office:value-type="float" office:value="995" calcext:value-type="float">
            <text:p>995</text:p>
          </table:table-cell>
          <table:table-cell table:formula="of:=[.L37]-[.L$5]" office:value-type="float" office:value="104" calcext:value-type="float">
            <text:p>104</text:p>
          </table:table-cell>
          <table:table-cell office:value-type="float" office:value="24.91" calcext:value-type="float">
            <text:p>24.91</text:p>
          </table:table-cell>
          <table:table-cell office:value-type="float" office:value="33" calcext:value-type="float">
            <text:p>33</text:p>
          </table:table-cell>
          <table:table-cell office:value-type="float" office:value="1241" calcext:value-type="float">
            <text:p>1241</text:p>
          </table:table-cell>
          <table:table-cell office:value-type="float" office:value="5204" calcext:value-type="float">
            <text:p>5204</text:p>
          </table:table-cell>
          <table:table-cell office:value-type="float" office:value="8842" calcext:value-type="float">
            <text:p>8842</text:p>
          </table:table-cell>
          <table:table-cell table:formula="of:=LN([Sheet3.R37]/[Sheet3.Q37])" office:value-type="float" office:value="0.530085534753793" calcext:value-type="float">
            <text:p>0.5300855348</text:p>
          </table:table-cell>
          <table:table-cell table:formula="of:=[.S37]/[.S$5]" office:value-type="float" office:value="1.0510025982445" calcext:value-type="float">
            <text:p>1.0510025982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table:formula="of:=HOUR([.A38])*60 + MINUTE([.A38])" office:value-type="float" office:value="762" calcext:value-type="float">
            <text:p>762</text:p>
          </table:table-cell>
          <table:table-cell table:formula="of:=[.B38] - [.B$5]" office:value-type="float" office:value="110" calcext:value-type="float">
            <text:p>110</text:p>
          </table:table-cell>
          <table:table-cell office:value-type="float" office:value="25.24" calcext:value-type="float">
            <text:p>25.24</text:p>
          </table:table-cell>
          <table:table-cell office:value-type="float" office:value="34" calcext:value-type="float">
            <text:p>34</text:p>
          </table:table-cell>
          <table:table-cell office:value-type="float" office:value="1205" calcext:value-type="float">
            <text:p>1205</text:p>
          </table:table-cell>
          <table:table-cell office:value-type="float" office:value="5172" calcext:value-type="float">
            <text:p>5172</text:p>
          </table:table-cell>
          <table:table-cell office:value-type="float" office:value="8697" calcext:value-type="float">
            <text:p>8697</text:p>
          </table:table-cell>
          <table:table-cell table:formula="of:=LN([Sheet3.H38]/[Sheet3.G38])" office:value-type="float" office:value="0.519718677698017" calcext:value-type="float">
            <text:p>0.5197186777</text:p>
          </table:table-cell>
          <table:table-cell table:formula="of:=[.I38]/[.I$5]" office:value-type="float" office:value="1.0392018078217" calcext:value-type="float">
            <text:p>1.0392018078</text:p>
          </table:table-cell>
          <table:table-cell office:value-type="time" office:time-value="PT16H38M00S" calcext:value-type="time">
            <text:p>04:38:00 PM</text:p>
          </table:table-cell>
          <table:table-cell table:formula="of:=HOUR([.K38])*60+MINUTE([.K38])" office:value-type="float" office:value="998" calcext:value-type="float">
            <text:p>998</text:p>
          </table:table-cell>
          <table:table-cell table:formula="of:=[.L38]-[.L$5]" office:value-type="float" office:value="107" calcext:value-type="float">
            <text:p>107</text:p>
          </table:table-cell>
          <table:table-cell office:value-type="float" office:value="24.9" calcext:value-type="float">
            <text:p>24.9</text:p>
          </table:table-cell>
          <table:table-cell office:value-type="float" office:value="34" calcext:value-type="float">
            <text:p>34</text:p>
          </table:table-cell>
          <table:table-cell office:value-type="float" office:value="1242" calcext:value-type="float">
            <text:p>1242</text:p>
          </table:table-cell>
          <table:table-cell office:value-type="float" office:value="5219" calcext:value-type="float">
            <text:p>5219</text:p>
          </table:table-cell>
          <table:table-cell office:value-type="float" office:value="8843" calcext:value-type="float">
            <text:p>8843</text:p>
          </table:table-cell>
          <table:table-cell table:formula="of:=LN([Sheet3.R38]/[Sheet3.Q38])" office:value-type="float" office:value="0.527320372932322" calcext:value-type="float">
            <text:p>0.5273203729</text:p>
          </table:table-cell>
          <table:table-cell table:formula="of:=[.S38]/[.S$5]" office:value-type="float" office:value="1.0455201014239" calcext:value-type="float">
            <text:p>1.0455201014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table:formula="of:=HOUR([.A39])*60 + MINUTE([.A39])" office:value-type="float" office:value="766" calcext:value-type="float">
            <text:p>766</text:p>
          </table:table-cell>
          <table:table-cell table:formula="of:=[.B39] - [.B$5]" office:value-type="float" office:value="114" calcext:value-type="float">
            <text:p>114</text:p>
          </table:table-cell>
          <table:table-cell office:value-type="float" office:value="25.24" calcext:value-type="float">
            <text:p>25.24</text:p>
          </table:table-cell>
          <table:table-cell office:value-type="float" office:value="35" calcext:value-type="float">
            <text:p>35</text:p>
          </table:table-cell>
          <table:table-cell office:value-type="float" office:value="1206" calcext:value-type="float">
            <text:p>1206</text:p>
          </table:table-cell>
          <table:table-cell office:value-type="float" office:value="5240" calcext:value-type="float">
            <text:p>5240</text:p>
          </table:table-cell>
          <table:table-cell office:value-type="float" office:value="8629" calcext:value-type="float">
            <text:p>8629</text:p>
          </table:table-cell>
          <table:table-cell table:formula="of:=LN([Sheet3.H39]/[Sheet3.G39])" office:value-type="float" office:value="0.49880712519322" calcext:value-type="float">
            <text:p>0.4988071252</text:p>
          </table:table-cell>
          <table:table-cell table:formula="of:=[.I39]/[.I$5]" office:value-type="float" office:value="0.997388180373097" calcext:value-type="float">
            <text:p>0.9973881804</text:p>
          </table:table-cell>
          <table:table-cell office:value-type="time" office:time-value="PT16H41M00S" calcext:value-type="time">
            <text:p>04:41:00 PM</text:p>
          </table:table-cell>
          <table:table-cell table:formula="of:=HOUR([.K39])*60+MINUTE([.K39])" office:value-type="float" office:value="1001" calcext:value-type="float">
            <text:p>1001</text:p>
          </table:table-cell>
          <table:table-cell table:formula="of:=[.L39]-[.L$5]" office:value-type="float" office:value="110" calcext:value-type="float">
            <text:p>110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1243" calcext:value-type="float">
            <text:p>1243</text:p>
          </table:table-cell>
          <table:table-cell office:value-type="float" office:value="5215" calcext:value-type="float">
            <text:p>5215</text:p>
          </table:table-cell>
          <table:table-cell office:value-type="float" office:value="8895" calcext:value-type="float">
            <text:p>8895</text:p>
          </table:table-cell>
          <table:table-cell table:formula="of:=LN([Sheet3.R39]/[Sheet3.Q39])" office:value-type="float" office:value="0.533950232665063" calcext:value-type="float">
            <text:p>0.5339502327</text:p>
          </table:table-cell>
          <table:table-cell table:formula="of:=[.S39]/[.S$5]" office:value-type="float" office:value="1.05866514943647" calcext:value-type="float">
            <text:p>1.0586651494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table:formula="of:=HOUR([.A40])*60 + MINUTE([.A40])" office:value-type="float" office:value="769" calcext:value-type="float">
            <text:p>769</text:p>
          </table:table-cell>
          <table:table-cell table:formula="of:=[.B40] - [.B$5]" office:value-type="float" office:value="117" calcext:value-type="float">
            <text:p>117</text:p>
          </table:table-cell>
          <table:table-cell office:value-type="float" office:value="25.24" calcext:value-type="float">
            <text:p>25.24</text:p>
          </table:table-cell>
          <table:table-cell office:value-type="float" office:value="36" calcext:value-type="float">
            <text:p>36</text:p>
          </table:table-cell>
          <table:table-cell office:value-type="float" office:value="1207" calcext:value-type="float">
            <text:p>1207</text:p>
          </table:table-cell>
          <table:table-cell office:value-type="float" office:value="5325" calcext:value-type="float">
            <text:p>5325</text:p>
          </table:table-cell>
          <table:table-cell office:value-type="float" office:value="8722" calcext:value-type="float">
            <text:p>8722</text:p>
          </table:table-cell>
          <table:table-cell table:formula="of:=LN([Sheet3.H40]/[Sheet3.G40])" office:value-type="float" office:value="0.493435857825086" calcext:value-type="float">
            <text:p>0.4934358578</text:p>
          </table:table-cell>
          <table:table-cell table:formula="of:=[.I40]/[.I$5]" office:value-type="float" office:value="0.986648080009604" calcext:value-type="float">
            <text:p>0.98664808</text:p>
          </table:table-cell>
          <table:table-cell office:value-type="time" office:time-value="PT16H44M00S" calcext:value-type="time">
            <text:p>04:44:00 PM</text:p>
          </table:table-cell>
          <table:table-cell table:formula="of:=HOUR([.K40])*60+MINUTE([.K40])" office:value-type="float" office:value="1004" calcext:value-type="float">
            <text:p>1004</text:p>
          </table:table-cell>
          <table:table-cell table:formula="of:=[.L40]-[.L$5]" office:value-type="float" office:value="113" calcext:value-type="float">
            <text:p>113</text:p>
          </table:table-cell>
          <table:table-cell office:value-type="float" office:value="24.89" calcext:value-type="float">
            <text:p>24.89</text:p>
          </table:table-cell>
          <table:table-cell office:value-type="float" office:value="36" calcext:value-type="float">
            <text:p>36</text:p>
          </table:table-cell>
          <table:table-cell office:value-type="float" office:value="1244" calcext:value-type="float">
            <text:p>1244</text:p>
          </table:table-cell>
          <table:table-cell office:value-type="float" office:value="5256" calcext:value-type="float">
            <text:p>5256</text:p>
          </table:table-cell>
          <table:table-cell office:value-type="float" office:value="8737" calcext:value-type="float">
            <text:p>8737</text:p>
          </table:table-cell>
          <table:table-cell table:formula="of:=LN([Sheet3.R40]/[Sheet3.Q40])" office:value-type="float" office:value="0.508196600133648" calcext:value-type="float">
            <text:p>0.5081966001</text:p>
          </table:table-cell>
          <table:table-cell table:formula="of:=[.S40]/[.S$5]" office:value-type="float" office:value="1.00760332463621" calcext:value-type="float">
            <text:p>1.0076033246</text:p>
          </table:table-cell>
        </table:table-row>
        <table:table-row table:style-name="ro1">
          <table:table-cell office:value-type="time" office:time-value="PT12H52M00S" calcext:value-type="time">
            <text:p>12:52:00 PM</text:p>
          </table:table-cell>
          <table:table-cell table:formula="of:=HOUR([.A41])*60 + MINUTE([.A41])" office:value-type="float" office:value="772" calcext:value-type="float">
            <text:p>772</text:p>
          </table:table-cell>
          <table:table-cell table:formula="of:=[.B41] - [.B$5]" office:value-type="float" office:value="120" calcext:value-type="float">
            <text:p>120</text:p>
          </table:table-cell>
          <table:table-cell office:value-type="float" office:value="25.24" calcext:value-type="float">
            <text:p>25.24</text:p>
          </table:table-cell>
          <table:table-cell office:value-type="float" office:value="37" calcext:value-type="float">
            <text:p>37</text:p>
          </table:table-cell>
          <table:table-cell office:value-type="float" office:value="1208" calcext:value-type="float">
            <text:p>1208</text:p>
          </table:table-cell>
          <table:table-cell office:value-type="float" office:value="5236" calcext:value-type="float">
            <text:p>5236</text:p>
          </table:table-cell>
          <table:table-cell office:value-type="float" office:value="8646" calcext:value-type="float">
            <text:p>8646</text:p>
          </table:table-cell>
          <table:table-cell table:formula="of:=LN([Sheet3.H41]/[Sheet3.G41])" office:value-type="float" office:value="0.501538938197786" calcext:value-type="float">
            <text:p>0.5015389382</text:p>
          </table:table-cell>
          <table:table-cell table:formula="of:=[.I41]/[.I$5]" office:value-type="float" office:value="1.00285056826639" calcext:value-type="float">
            <text:p>1.0028505683</text:p>
          </table:table-cell>
          <table:table-cell office:value-type="time" office:time-value="PT16H48M00S" calcext:value-type="time">
            <text:p>04:48:00 PM</text:p>
          </table:table-cell>
          <table:table-cell table:formula="of:=HOUR([.K41])*60+MINUTE([.K41])" office:value-type="float" office:value="1008" calcext:value-type="float">
            <text:p>1008</text:p>
          </table:table-cell>
          <table:table-cell table:formula="of:=[.L41]-[.L$5]" office:value-type="float" office:value="117" calcext:value-type="float">
            <text:p>117</text:p>
          </table:table-cell>
          <table:table-cell office:value-type="float" office:value="24.89" calcext:value-type="float">
            <text:p>24.89</text:p>
          </table:table-cell>
          <table:table-cell office:value-type="float" office:value="37" calcext:value-type="float">
            <text:p>37</text:p>
          </table:table-cell>
          <table:table-cell office:value-type="float" office:value="1245" calcext:value-type="float">
            <text:p>1245</text:p>
          </table:table-cell>
          <table:table-cell office:value-type="float" office:value="5102" calcext:value-type="float">
            <text:p>5102</text:p>
          </table:table-cell>
          <table:table-cell office:value-type="float" office:value="8751" calcext:value-type="float">
            <text:p>8751</text:p>
          </table:table-cell>
          <table:table-cell table:formula="of:=LN([Sheet3.R41]/[Sheet3.Q41])" office:value-type="float" office:value="0.539535359834074" calcext:value-type="float">
            <text:p>0.5395353598</text:p>
          </table:table-cell>
          <table:table-cell table:formula="of:=[.S41]/[.S$5]" office:value-type="float" office:value="1.06973880223645" calcext:value-type="float">
            <text:p>1.0697388022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9"/>
        </table:table-row>
      </table:table>
      <table:table table:name="Sheet4" table:style-name="ta1">
        <table:shapes>
          <draw:frame draw:z-index="0" draw:style-name="gr1" draw:text-style-name="P1" svg:width="9.9268in" svg:height="4.9177in" svg:x="0in" svg:y="11.3126in">
            <draw:object draw:notify-on-update-of-ranges="Sheet4.D5:Sheet4.D61 Sheet4.G3:Sheet4.G3 Sheet4.I5:Sheet4.I72 Sheet6.D4:Sheet6.D60 Sheet4.W3:Sheet4.W3 Sheet6.I4:Sheet6.I60 Sheet6.D4:Sheet6.D60 Sheet4.AA3:Sheet4.AA3 Sheet6.M4:Sheet6.M60 Sheet4.D5:Sheet4.D61 Sheet4.K3:Sheet4.K3 Sheet4.M5:Sheet4.M7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4744in" svg:height="4.2457in" svg:x="10.7417in" svg:y="11.2528in">
            <draw:object draw:notify-on-update-of-ranges="Sheet4.D5:Sheet4.D61 Sheet4.G3:Sheet4.G3 Sheet4.J5:Sheet4.J61 Sheet4.T5:Sheet4.T41 Sheet4.W3:Sheet4.W3 Sheet4.Z5:Sheet4.Z40 Sheet1.D4:Sheet1.D69 Sheet1.L2:Sheet1.L2 Sheet4.O5:Sheet4.O61 Sheet4.D5:Sheet4.D61 Sheet4.K3:Sheet4.K3 Sheet4.O5:Sheet4.O6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5" table:default-cell-style-name="Default"/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8" office:value-type="string" calcext:value-type="string" table:number-columns-spanned="30" table:number-rows-spanned="1">
            <text:p>Test to know if the lamp or the beam splitter is an issue. Here <text:s/>colling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5"/>
          <table:covered-table-cell table:style-name="ce1"/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3"/>
        </table:table-row>
        <table:table-row table:style-name="ro1">
          <table:table-cell table:style-name="ce1" office:value-type="string" calcext:value-type="string" table:number-columns-spanned="13" table:number-rows-spanned="1">
            <text:p>RUN 6, bean splitter on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number-columns-repeated="3"/>
          <table:table-cell table:style-name="ce1" office:value-type="string" calcext:value-type="string" table:number-columns-spanned="13" table:number-rows-spanned="1">
            <text:p>RUN 8, bean splitter off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bs, cooling on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bs, cooling on</text:p>
          </table:table-cell>
          <table:covered-table-cell table:number-columns-repeated="2"/>
          <table:table-cell table:number-columns-repeated="3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bs, cooling on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no bs, cooling on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table:number-columns-repeated="2"/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08H51M00S" calcext:value-type="time">
            <text:p>08:51:00 AM</text:p>
          </table:table-cell>
          <table:table-cell office:value-type="float" office:value="-100.04" calcext:value-type="float">
            <text:p>-100.04</text:p>
          </table:table-cell>
          <table:table-cell table:formula="of:=HOUR([.A5])*60 + MINUTE([.A5])" office:value-type="float" office:value="531" calcext:value-type="float">
            <text:p>531</text:p>
          </table:table-cell>
          <table:table-cell table:formula="of:=[.C5] - [.C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665" calcext:value-type="float">
            <text:p>3665</text:p>
          </table:table-cell>
          <table:table-cell office:value-type="float" office:value="9161" calcext:value-type="float">
            <text:p>9161</text:p>
          </table:table-cell>
          <table:table-cell table:formula="of:=LN([.H5]/[.G5])" office:value-type="float" office:value="0.916127007694457" calcext:value-type="float">
            <text:p>0.9161270077</text:p>
          </table:table-cell>
          <table:table-cell table:formula="of:=[.I5]/[.I$5]" office:value-type="float" office:value="1" calcext:value-type="float">
            <text:p>1</text:p>
          </table:table-cell>
          <table:table-cell office:value-type="float" office:value="4683" calcext:value-type="float">
            <text:p>4683</text:p>
          </table:table-cell>
          <table:table-cell office:value-type="float" office:value="14996" calcext:value-type="float">
            <text:p>14996</text:p>
          </table:table-cell>
          <table:table-cell table:formula="of:=LN([.L5]/[.K5])" office:value-type="float" office:value="1.16384456867226" calcext:value-type="float">
            <text:p>1.1638445687</text:p>
          </table:table-cell>
          <table:table-cell table:formula="of:=[.M5]/[.M$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6127007694457" calcext:value-type="float">
            <text:p>0.9161270077</text:p>
          </table:table-cell>
          <table:table-cell office:value-type="time" office:time-value="PT14H03M00S" calcext:value-type="time">
            <text:p>02:03:00 PM</text:p>
          </table:table-cell>
          <table:table-cell office:value-type="float" office:value="-99.92" calcext:value-type="float">
            <text:p>-99.92</text:p>
          </table:table-cell>
          <table:table-cell table:formula="of:=HOUR([Sheet4.Q5])*60+MINUTE([Sheet4.Q5])" office:value-type="float" office:value="843" calcext:value-type="float">
            <text:p>843</text:p>
          </table:table-cell>
          <table:table-cell table:formula="of:=[Sheet4.S5] - [Sheet4.S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9" calcext:value-type="float">
            <text:p>1359</text:p>
          </table:table-cell>
          <table:table-cell office:value-type="float" office:value="1320" calcext:value-type="float">
            <text:p>1320</text:p>
          </table:table-cell>
          <table:table-cell office:value-type="float" office:value="9017" calcext:value-type="float">
            <text:p>9017</text:p>
          </table:table-cell>
          <table:table-cell table:formula="of:=LN([Sheet4.X5]/[Sheet4.W5])" office:value-type="float" office:value="1.92147994791949" calcext:value-type="float">
            <text:p>1.9214799479</text:p>
          </table:table-cell>
          <table:table-cell table:formula="of:=[Sheet4.Y5]/[Sheet4.Y$5]" office:value-type="float" office:value="1" calcext:value-type="float">
            <text:p>1</text:p>
          </table:table-cell>
          <table:table-cell office:value-type="float" office:value="14971" calcext:value-type="float">
            <text:p>14971</text:p>
          </table:table-cell>
          <table:table-cell office:value-type="float" office:value="15000" calcext:value-type="float">
            <text:p>15000</text:p>
          </table:table-cell>
          <table:table-cell table:formula="of:=LN([Sheet4.AB5]/[Sheet4.AA5])" office:value-type="float" office:value="0.00193520463451058" calcext:value-type="float">
            <text:p>0.0019352046</text:p>
          </table:table-cell>
          <table:table-cell table:formula="of:=[Sheet4.AC5]/[Sheet4.AC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-100.05" calcext:value-type="float">
            <text:p>-100.05</text:p>
          </table:table-cell>
          <table:table-cell table:formula="of:=HOUR([.A6])*60 + MINUTE([.A6])" office:value-type="float" office:value="534" calcext:value-type="float">
            <text:p>534</text:p>
          </table:table-cell>
          <table:table-cell table:formula="of:=[.C6] - [.C$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3533" calcext:value-type="float">
            <text:p>3533</text:p>
          </table:table-cell>
          <table:table-cell office:value-type="float" office:value="9129" calcext:value-type="float">
            <text:p>9129</text:p>
          </table:table-cell>
          <table:table-cell table:formula="of:=LN([.H6]/[.G6])" office:value-type="float" office:value="0.949308791205936" calcext:value-type="float">
            <text:p>0.9493087912</text:p>
          </table:table-cell>
          <table:table-cell table:formula="of:=[.I6]/[.I$5]" office:value-type="float" office:value="1.03621963246666" calcext:value-type="float">
            <text:p>1.0362196325</text:p>
          </table:table-cell>
          <table:table-cell office:value-type="float" office:value="4774" calcext:value-type="float">
            <text:p>4774</text:p>
          </table:table-cell>
          <table:table-cell office:value-type="float" office:value="14993" calcext:value-type="float">
            <text:p>14993</text:p>
          </table:table-cell>
          <table:table-cell table:formula="of:=LN([.L6]/[.K6])" office:value-type="float" office:value="1.14439889759613" calcext:value-type="float">
            <text:p>1.1443988976</text:p>
          </table:table-cell>
          <table:table-cell table:formula="of:=[.M6]/[.M$5]" office:value-type="float" office:value="0.98329186594193" calcext:value-type="float">
            <text:p>0.9832918659</text:p>
          </table:table-cell>
          <table:table-cell office:value-type="float" office:value="3" calcext:value-type="float">
            <text:p>3</text:p>
          </table:table-cell>
          <table:table-cell office:value-type="float" office:value="0.949308791205936" calcext:value-type="float">
            <text:p>0.9493087912</text:p>
          </table:table-cell>
          <table:table-cell office:value-type="time" office:time-value="PT14H07M00S" calcext:value-type="time">
            <text:p>02:07:00 PM</text:p>
          </table:table-cell>
          <table:table-cell office:value-type="float" office:value="-100.29" calcext:value-type="float">
            <text:p>-100.29</text:p>
          </table:table-cell>
          <table:table-cell table:formula="of:=HOUR([Sheet4.Q6])*60+MINUTE([Sheet4.Q6])" office:value-type="float" office:value="847" calcext:value-type="float">
            <text:p>847</text:p>
          </table:table-cell>
          <table:table-cell table:formula="of:=[Sheet4.S6] - [Sheet4.S$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60" calcext:value-type="float">
            <text:p>1360</text:p>
          </table:table-cell>
          <table:table-cell office:value-type="float" office:value="1301" calcext:value-type="float">
            <text:p>1301</text:p>
          </table:table-cell>
          <table:table-cell office:value-type="float" office:value="9076" calcext:value-type="float">
            <text:p>9076</text:p>
          </table:table-cell>
          <table:table-cell table:formula="of:=LN([Sheet4.X6]/[Sheet4.W6])" office:value-type="float" office:value="1.94250036738723" calcext:value-type="float">
            <text:p>1.9425003674</text:p>
          </table:table-cell>
          <table:table-cell table:formula="of:=[Sheet4.Y6]/[Sheet4.Y$5]" office:value-type="float" office:value="1.01093970274865" calcext:value-type="float">
            <text:p>1.0109397027</text:p>
          </table:table-cell>
          <table:table-cell office:value-type="float" office:value="14971" calcext:value-type="float">
            <text:p>14971</text:p>
          </table:table-cell>
          <table:table-cell office:value-type="float" office:value="14999" calcext:value-type="float">
            <text:p>14999</text:p>
          </table:table-cell>
          <table:table-cell table:formula="of:=LN([Sheet4.AB6]/[Sheet4.AA6])" office:value-type="float" office:value="0.00186853574552273" calcext:value-type="float">
            <text:p>0.0018685357</text:p>
          </table:table-cell>
          <table:table-cell table:formula="of:=[Sheet4.AC6]/[Sheet4.AC$5]" office:value-type="float" office:value="0.965549437098828" calcext:value-type="float">
            <text:p>0.9655494371</text:p>
          </table:table-cell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-100.23" calcext:value-type="float">
            <text:p>-100.23</text:p>
          </table:table-cell>
          <table:table-cell table:formula="of:=HOUR([.A7])*60 + MINUTE([.A7])" office:value-type="float" office:value="537" calcext:value-type="float">
            <text:p>537</text:p>
          </table:table-cell>
          <table:table-cell table:formula="of:=[.C7] - [.C$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48" calcext:value-type="float">
            <text:p>1248</text:p>
          </table:table-cell>
          <table:table-cell office:value-type="float" office:value="3453" calcext:value-type="float">
            <text:p>3453</text:p>
          </table:table-cell>
          <table:table-cell office:value-type="float" office:value="9105" calcext:value-type="float">
            <text:p>9105</text:p>
          </table:table-cell>
          <table:table-cell table:formula="of:=LN([.H7]/[.G7])" office:value-type="float" office:value="0.969580294771716" calcext:value-type="float">
            <text:p>0.9695802948</text:p>
          </table:table-cell>
          <table:table-cell table:formula="of:=[.I7]/[.I$5]" office:value-type="float" office:value="1.05834702680776" calcext:value-type="float">
            <text:p>1.0583470268</text:p>
          </table:table-cell>
          <table:table-cell office:value-type="float" office:value="5015" calcext:value-type="float">
            <text:p>5015</text:p>
          </table:table-cell>
          <table:table-cell office:value-type="float" office:value="14994" calcext:value-type="float">
            <text:p>14994</text:p>
          </table:table-cell>
          <table:table-cell table:formula="of:=LN([.L7]/[.K7])" office:value-type="float" office:value="1.09521669966697" calcext:value-type="float">
            <text:p>1.0952166997</text:p>
          </table:table-cell>
          <table:table-cell table:formula="of:=[.M7]/[.M$5]" office:value-type="float" office:value="0.941033475729855" calcext:value-type="float">
            <text:p>0.9410334757</text:p>
          </table:table-cell>
          <table:table-cell office:value-type="float" office:value="6" calcext:value-type="float">
            <text:p>6</text:p>
          </table:table-cell>
          <table:table-cell office:value-type="float" office:value="0.969580294771716" calcext:value-type="float">
            <text:p>0.9695802948</text:p>
          </table:table-cell>
          <table:table-cell office:value-type="time" office:time-value="PT14H10M00S" calcext:value-type="time">
            <text:p>02:10:00 PM</text:p>
          </table:table-cell>
          <table:table-cell office:value-type="float" office:value="-100.51" calcext:value-type="float">
            <text:p>-100.51</text:p>
          </table:table-cell>
          <table:table-cell table:formula="of:=HOUR([Sheet4.Q7])*60+MINUTE([Sheet4.Q7])" office:value-type="float" office:value="850" calcext:value-type="float">
            <text:p>850</text:p>
          </table:table-cell>
          <table:table-cell table:formula="of:=[Sheet4.S7] - [Sheet4.S$5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177" calcext:value-type="float">
            <text:p>1177</text:p>
          </table:table-cell>
          <table:table-cell office:value-type="float" office:value="9166" calcext:value-type="float">
            <text:p>9166</text:p>
          </table:table-cell>
          <table:table-cell table:formula="of:=LN([Sheet4.X7]/[Sheet4.W7])" office:value-type="float" office:value="2.05253215780879" calcext:value-type="float">
            <text:p>2.0525321578</text:p>
          </table:table-cell>
          <table:table-cell table:formula="of:=[Sheet4.Y7]/[Sheet4.Y$5]" office:value-type="float" office:value="1.06820378741459" calcext:value-type="float">
            <text:p>1.0682037874</text:p>
          </table:table-cell>
          <table:table-cell office:value-type="float" office:value="14968" calcext:value-type="float">
            <text:p>14968</text:p>
          </table:table-cell>
          <table:table-cell office:value-type="float" office:value="14999" calcext:value-type="float">
            <text:p>14999</text:p>
          </table:table-cell>
          <table:table-cell table:formula="of:=LN([Sheet4.AB7]/[Sheet4.AA7])" office:value-type="float" office:value="0.00206894324143398" calcext:value-type="float">
            <text:p>0.0020689432</text:p>
          </table:table-cell>
          <table:table-cell table:formula="of:=[Sheet4.AC7]/[Sheet4.AC$5]" office:value-type="float" office:value="1.06910825064101" calcext:value-type="float">
            <text:p>1.0691082506</text:p>
          </table:table-cell>
        </table:table-row>
        <table:table-row table:style-name="ro1">
          <table:table-cell office:value-type="time" office:time-value="PT09H01M00S" calcext:value-type="time">
            <text:p>09:01:00 AM</text:p>
          </table:table-cell>
          <table:table-cell office:value-type="float" office:value="-99.88" calcext:value-type="float">
            <text:p>-99.88</text:p>
          </table:table-cell>
          <table:table-cell table:formula="of:=HOUR([.A8])*60 + MINUTE([.A8])" office:value-type="float" office:value="541" calcext:value-type="float">
            <text:p>541</text:p>
          </table:table-cell>
          <table:table-cell table:formula="of:=[.C8] - [.C$5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49" calcext:value-type="float">
            <text:p>1249</text:p>
          </table:table-cell>
          <table:table-cell office:value-type="float" office:value="3309" calcext:value-type="float">
            <text:p>3309</text:p>
          </table:table-cell>
          <table:table-cell office:value-type="float" office:value="9164" calcext:value-type="float">
            <text:p>9164</text:p>
          </table:table-cell>
          <table:table-cell table:formula="of:=LN([.H8]/[.G8])" office:value-type="float" office:value="1.01863673565177" calcext:value-type="float">
            <text:p>1.0186367357</text:p>
          </table:table-cell>
          <table:table-cell table:formula="of:=[.I8]/[.I$5]" office:value-type="float" office:value="1.11189466863912" calcext:value-type="float">
            <text:p>1.1118946686</text:p>
          </table:table-cell>
          <table:table-cell office:value-type="float" office:value="5054" calcext:value-type="float">
            <text:p>5054</text:p>
          </table:table-cell>
          <table:table-cell office:value-type="float" office:value="14997" calcext:value-type="float">
            <text:p>14997</text:p>
          </table:table-cell>
          <table:table-cell table:formula="of:=LN([.L8]/[.K8])" office:value-type="float" office:value="1.08767017213354" calcext:value-type="float">
            <text:p>1.0876701721</text:p>
          </table:table-cell>
          <table:table-cell table:formula="of:=[.M8]/[.M$5]" office:value-type="float" office:value="0.934549338812809" calcext:value-type="float">
            <text:p>0.9345493388</text:p>
          </table:table-cell>
          <table:table-cell office:value-type="float" office:value="10" calcext:value-type="float">
            <text:p>10</text:p>
          </table:table-cell>
          <table:table-cell office:value-type="float" office:value="1.01863673565177" calcext:value-type="float">
            <text:p>1.0186367357</text:p>
          </table:table-cell>
          <table:table-cell office:value-type="time" office:time-value="PT14H14M00S" calcext:value-type="time">
            <text:p>02:14:00 PM</text:p>
          </table:table-cell>
          <table:table-cell office:value-type="float" office:value="-99.98" calcext:value-type="float">
            <text:p>-99.98</text:p>
          </table:table-cell>
          <table:table-cell table:formula="of:=HOUR([Sheet4.Q8])*60+MINUTE([Sheet4.Q8])" office:value-type="float" office:value="854" calcext:value-type="float">
            <text:p>854</text:p>
          </table:table-cell>
          <table:table-cell table:formula="of:=[Sheet4.S8] - [Sheet4.S$5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62" calcext:value-type="float">
            <text:p>1362</text:p>
          </table:table-cell>
          <table:table-cell office:value-type="float" office:value="1094" calcext:value-type="float">
            <text:p>1094</text:p>
          </table:table-cell>
          <table:table-cell office:value-type="float" office:value="9146" calcext:value-type="float">
            <text:p>9146</text:p>
          </table:table-cell>
          <table:table-cell table:formula="of:=LN([Sheet4.X8]/[Sheet4.W8])" office:value-type="float" office:value="2.12347592123607" calcext:value-type="float">
            <text:p>2.1234759212</text:p>
          </table:table-cell>
          <table:table-cell table:formula="of:=[Sheet4.Y8]/[Sheet4.Y$5]" office:value-type="float" office:value="1.10512520494179" calcext:value-type="float">
            <text:p>1.1051252049</text:p>
          </table:table-cell>
          <table:table-cell office:value-type="float" office:value="14960" calcext:value-type="float">
            <text:p>14960</text:p>
          </table:table-cell>
          <table:table-cell office:value-type="float" office:value="14998" calcext:value-type="float">
            <text:p>14998</text:p>
          </table:table-cell>
          <table:table-cell table:formula="of:=LN([Sheet4.AB8]/[Sheet4.AA8])" office:value-type="float" office:value="0.00253688633286637" calcext:value-type="float">
            <text:p>0.0025368863</text:p>
          </table:table-cell>
          <table:table-cell table:formula="of:=[Sheet4.AC8]/[Sheet4.AC$5]" office:value-type="float" office:value="1.31091373368272" calcext:value-type="float">
            <text:p>1.3109137337</text:p>
          </table:table-cell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-100.15" calcext:value-type="float">
            <text:p>-100.15</text:p>
          </table:table-cell>
          <table:table-cell table:formula="of:=HOUR([.A9])*60 + MINUTE([.A9])" office:value-type="float" office:value="544" calcext:value-type="float">
            <text:p>544</text:p>
          </table:table-cell>
          <table:table-cell table:formula="of:=[.C9] - [.C$5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50" calcext:value-type="float">
            <text:p>1250</text:p>
          </table:table-cell>
          <table:table-cell office:value-type="float" office:value="3230" calcext:value-type="float">
            <text:p>3230</text:p>
          </table:table-cell>
          <table:table-cell office:value-type="float" office:value="9185" calcext:value-type="float">
            <text:p>9185</text:p>
          </table:table-cell>
          <table:table-cell table:formula="of:=LN([.H9]/[.G9])" office:value-type="float" office:value="1.04508958143252" calcext:value-type="float">
            <text:p>1.0450895814</text:p>
          </table:table-cell>
          <table:table-cell table:formula="of:=[.I9]/[.I$5]" office:value-type="float" office:value="1.14076931763273" calcext:value-type="float">
            <text:p>1.1407693176</text:p>
          </table:table-cell>
          <table:table-cell office:value-type="float" office:value="5282" calcext:value-type="float">
            <text:p>5282</text:p>
          </table:table-cell>
          <table:table-cell office:value-type="float" office:value="14995" calcext:value-type="float">
            <text:p>14995</text:p>
          </table:table-cell>
          <table:table-cell table:formula="of:=LN([.L9]/[.K9])" office:value-type="float" office:value="1.04341199832603" calcext:value-type="float">
            <text:p>1.0434119983</text:p>
          </table:table-cell>
          <table:table-cell table:formula="of:=[.M9]/[.M$5]" office:value-type="float" office:value="0.896521774824605" calcext:value-type="float">
            <text:p>0.8965217748</text:p>
          </table:table-cell>
          <table:table-cell office:value-type="float" office:value="13" calcext:value-type="float">
            <text:p>13</text:p>
          </table:table-cell>
          <table:table-cell office:value-type="float" office:value="1.04508958143252" calcext:value-type="float">
            <text:p>1.0450895814</text:p>
          </table:table-cell>
          <table:table-cell office:value-type="time" office:time-value="PT14H18M00S" calcext:value-type="time">
            <text:p>02:18:00 PM</text:p>
          </table:table-cell>
          <table:table-cell office:value-type="float" office:value="-100.35" calcext:value-type="float">
            <text:p>-100.35</text:p>
          </table:table-cell>
          <table:table-cell table:formula="of:=HOUR([Sheet4.Q9])*60+MINUTE([Sheet4.Q9])" office:value-type="float" office:value="858" calcext:value-type="float">
            <text:p>858</text:p>
          </table:table-cell>
          <table:table-cell table:formula="of:=[Sheet4.S9] - [Sheet4.S$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1046" calcext:value-type="float">
            <text:p>1046</text:p>
          </table:table-cell>
          <table:table-cell office:value-type="float" office:value="9194" calcext:value-type="float">
            <text:p>9194</text:p>
          </table:table-cell>
          <table:table-cell table:formula="of:=LN([Sheet4.X9]/[Sheet4.W9])" office:value-type="float" office:value="2.17357773174131" calcext:value-type="float">
            <text:p>2.1735777317</text:p>
          </table:table-cell>
          <table:table-cell table:formula="of:=[Sheet4.Y9]/[Sheet4.Y$5]" office:value-type="float" office:value="1.13119979945395" calcext:value-type="float">
            <text:p>1.1311997995</text:p>
          </table:table-cell>
          <table:table-cell office:value-type="float" office:value="14944" calcext:value-type="float">
            <text:p>14944</text:p>
          </table:table-cell>
          <table:table-cell office:value-type="float" office:value="14999" calcext:value-type="float">
            <text:p>14999</text:p>
          </table:table-cell>
          <table:table-cell table:formula="of:=LN([Sheet4.AB9]/[Sheet4.AA9])" office:value-type="float" office:value="0.00367365072673567" calcext:value-type="float">
            <text:p>0.0036736507</text:p>
          </table:table-cell>
          <table:table-cell table:formula="of:=[Sheet4.AC9]/[Sheet4.AC$5]" office:value-type="float" office:value="1.89832675119898" calcext:value-type="float">
            <text:p>1.8983267512</text:p>
          </table:table-cell>
        </table:table-row>
        <table:table-row table:style-name="ro1">
          <table:table-cell office:value-type="time" office:time-value="PT09H07M00S" calcext:value-type="time">
            <text:p>09:07:00 AM</text:p>
          </table:table-cell>
          <table:table-cell office:value-type="float" office:value="-100.28" calcext:value-type="float">
            <text:p>-100.28</text:p>
          </table:table-cell>
          <table:table-cell table:formula="of:=HOUR([.A10])*60 + MINUTE([.A10])" office:value-type="float" office:value="547" calcext:value-type="float">
            <text:p>547</text:p>
          </table:table-cell>
          <table:table-cell table:formula="of:=[.C10] - [.C$5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51" calcext:value-type="float">
            <text:p>1251</text:p>
          </table:table-cell>
          <table:table-cell office:value-type="float" office:value="3123" calcext:value-type="float">
            <text:p>3123</text:p>
          </table:table-cell>
          <table:table-cell office:value-type="float" office:value="9218" calcext:value-type="float">
            <text:p>9218</text:p>
          </table:table-cell>
          <table:table-cell table:formula="of:=LN([.H10]/[.G10])" office:value-type="float" office:value="1.08236401599738" calcext:value-type="float">
            <text:p>1.082364016</text:p>
          </table:table-cell>
          <table:table-cell table:formula="of:=[.I10]/[.I$5]" office:value-type="float" office:value="1.18145629034698" calcext:value-type="float">
            <text:p>1.1814562903</text:p>
          </table:table-cell>
          <table:table-cell office:value-type="float" office:value="5574" calcext:value-type="float">
            <text:p>5574</text:p>
          </table:table-cell>
          <table:table-cell office:value-type="float" office:value="14997" calcext:value-type="float">
            <text:p>14997</text:p>
          </table:table-cell>
          <table:table-cell table:formula="of:=LN([.L10]/[.K10])" office:value-type="float" office:value="0.989737252039786" calcext:value-type="float">
            <text:p>0.989737252</text:p>
          </table:table-cell>
          <table:table-cell table:formula="of:=[.M10]/[.M$5]" office:value-type="float" office:value="0.850403291539952" calcext:value-type="float">
            <text:p>0.8504032915</text:p>
          </table:table-cell>
          <table:table-cell office:value-type="float" office:value="16" calcext:value-type="float">
            <text:p>16</text:p>
          </table:table-cell>
          <table:table-cell office:value-type="float" office:value="1.08236401599738" calcext:value-type="float">
            <text:p>1.082364016</text:p>
          </table:table-cell>
          <table:table-cell office:value-type="time" office:time-value="PT14H22M00S" calcext:value-type="time">
            <text:p>02:22:00 PM</text:p>
          </table:table-cell>
          <table:table-cell office:value-type="float" office:value="-100.02" calcext:value-type="float">
            <text:p>-100.02</text:p>
          </table:table-cell>
          <table:table-cell table:formula="of:=HOUR([Sheet4.Q10])*60+MINUTE([Sheet4.Q10])" office:value-type="float" office:value="862" calcext:value-type="float">
            <text:p>862</text:p>
          </table:table-cell>
          <table:table-cell table:formula="of:=[Sheet4.S10] - [Sheet4.S$5]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64" calcext:value-type="float">
            <text:p>1364</text:p>
          </table:table-cell>
          <table:table-cell office:value-type="float" office:value="982" calcext:value-type="float">
            <text:p>982</text:p>
          </table:table-cell>
          <table:table-cell office:value-type="float" office:value="9236" calcext:value-type="float">
            <text:p>9236</text:p>
          </table:table-cell>
          <table:table-cell table:formula="of:=LN([Sheet4.X10]/[Sheet4.W10])" office:value-type="float" office:value="2.24127286211992" calcext:value-type="float">
            <text:p>2.2412728621</text:p>
          </table:table-cell>
          <table:table-cell table:formula="of:=[Sheet4.Y10]/[Sheet4.Y$5]" office:value-type="float" office:value="1.16643052379844" calcext:value-type="float">
            <text:p>1.1664305238</text:p>
          </table:table-cell>
          <table:table-cell office:value-type="float" office:value="14933" calcext:value-type="float">
            <text:p>14933</text:p>
          </table:table-cell>
          <table:table-cell office:value-type="float" office:value="14999" calcext:value-type="float">
            <text:p>14999</text:p>
          </table:table-cell>
          <table:table-cell table:formula="of:=LN([Sheet4.AB10]/[Sheet4.AA10])" office:value-type="float" office:value="0.00441000313809076" calcext:value-type="float">
            <text:p>0.0044100031</text:p>
          </table:table-cell>
          <table:table-cell table:formula="of:=[Sheet4.AC10]/[Sheet4.AC$5]" office:value-type="float" office:value="2.27883039315171" calcext:value-type="float">
            <text:p>2.2788303932</text:p>
          </table:table-cell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-99.75" calcext:value-type="float">
            <text:p>-99.75</text:p>
          </table:table-cell>
          <table:table-cell table:formula="of:=HOUR([.A11])*60 + MINUTE([.A11])" office:value-type="float" office:value="551" calcext:value-type="float">
            <text:p>551</text:p>
          </table:table-cell>
          <table:table-cell table:formula="of:=[.C11] - [.C$5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52" calcext:value-type="float">
            <text:p>1252</text:p>
          </table:table-cell>
          <table:table-cell office:value-type="float" office:value="3011" calcext:value-type="float">
            <text:p>3011</text:p>
          </table:table-cell>
          <table:table-cell office:value-type="float" office:value="9309" calcext:value-type="float">
            <text:p>9309</text:p>
          </table:table-cell>
          <table:table-cell table:formula="of:=LN([.H11]/[.G11])" office:value-type="float" office:value="1.12870942463476" calcext:value-type="float">
            <text:p>1.1287094246</text:p>
          </table:table-cell>
          <table:table-cell table:formula="of:=[.I11]/[.I$5]" office:value-type="float" office:value="1.23204470030339" calcext:value-type="float">
            <text:p>1.2320447003</text:p>
          </table:table-cell>
          <table:table-cell office:value-type="float" office:value="5661" calcext:value-type="float">
            <text:p>5661</text:p>
          </table:table-cell>
          <table:table-cell office:value-type="float" office:value="14995" calcext:value-type="float">
            <text:p>14995</text:p>
          </table:table-cell>
          <table:table-cell table:formula="of:=LN([.L11]/[.K11])" office:value-type="float" office:value="0.974116257146449" calcext:value-type="float">
            <text:p>0.9741162571</text:p>
          </table:table-cell>
          <table:table-cell table:formula="of:=[.M11]/[.M$5]" office:value-type="float" office:value="0.836981400581473" calcext:value-type="float">
            <text:p>0.8369814006</text:p>
          </table:table-cell>
          <table:table-cell office:value-type="float" office:value="20" calcext:value-type="float">
            <text:p>20</text:p>
          </table:table-cell>
          <table:table-cell office:value-type="float" office:value="1.12870942463476" calcext:value-type="float">
            <text:p>1.1287094246</text:p>
          </table:table-cell>
          <table:table-cell office:value-type="time" office:time-value="PT14H25M00S" calcext:value-type="time">
            <text:p>02:25:00 PM</text:p>
          </table:table-cell>
          <table:table-cell office:value-type="float" office:value="-100.05" calcext:value-type="float">
            <text:p>-100.05</text:p>
          </table:table-cell>
          <table:table-cell table:formula="of:=HOUR([Sheet4.Q11])*60+MINUTE([Sheet4.Q11])" office:value-type="float" office:value="865" calcext:value-type="float">
            <text:p>865</text:p>
          </table:table-cell>
          <table:table-cell table:formula="of:=[Sheet4.S11] - [Sheet4.S$5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65" calcext:value-type="float">
            <text:p>1365</text:p>
          </table:table-cell>
          <table:table-cell office:value-type="float" office:value="914" calcext:value-type="float">
            <text:p>914</text:p>
          </table:table-cell>
          <table:table-cell office:value-type="float" office:value="9267" calcext:value-type="float">
            <text:p>9267</text:p>
          </table:table-cell>
          <table:table-cell table:formula="of:=LN([Sheet4.X11]/[Sheet4.W11])" office:value-type="float" office:value="2.31638441013254" calcext:value-type="float">
            <text:p>2.3163844101</text:p>
          </table:table-cell>
          <table:table-cell table:formula="of:=[Sheet4.Y11]/[Sheet4.Y$5]" office:value-type="float" office:value="1.20552099054723" calcext:value-type="float">
            <text:p>1.2055209905</text:p>
          </table:table-cell>
          <table:table-cell office:value-type="float" office:value="14917" calcext:value-type="float">
            <text:p>14917</text:p>
          </table:table-cell>
          <table:table-cell office:value-type="float" office:value="14999" calcext:value-type="float">
            <text:p>14999</text:p>
          </table:table-cell>
          <table:table-cell table:formula="of:=LN([Sheet4.AB11]/[Sheet4.AA11])" office:value-type="float" office:value="0.00548203004142908" calcext:value-type="float">
            <text:p>0.00548203</text:p>
          </table:table-cell>
          <table:table-cell table:formula="of:=[Sheet4.AC11]/[Sheet4.AC$5]" office:value-type="float" office:value="2.83279088095792" calcext:value-type="float">
            <text:p>2.832790881</text:p>
          </table:table-cell>
        </table:table-row>
        <table:table-row table:style-name="ro1">
          <table:table-cell office:value-type="time" office:time-value="PT09H14M00S" calcext:value-type="time">
            <text:p>09:14:00 AM</text:p>
          </table:table-cell>
          <table:table-cell office:value-type="float" office:value="-99.79" calcext:value-type="float">
            <text:p>-99.79</text:p>
          </table:table-cell>
          <table:table-cell table:formula="of:=HOUR([.A12])*60 + MINUTE([.A12])" office:value-type="float" office:value="554" calcext:value-type="float">
            <text:p>554</text:p>
          </table:table-cell>
          <table:table-cell table:formula="of:=[.C12] - [.C$5]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53" calcext:value-type="float">
            <text:p>1253</text:p>
          </table:table-cell>
          <table:table-cell office:value-type="float" office:value="2906" calcext:value-type="float">
            <text:p>2906</text:p>
          </table:table-cell>
          <table:table-cell office:value-type="float" office:value="9409" calcext:value-type="float">
            <text:p>9409</text:p>
          </table:table-cell>
          <table:table-cell table:formula="of:=LN([.H12]/[.G12])" office:value-type="float" office:value="1.17488911287654" calcext:value-type="float">
            <text:p>1.1748891129</text:p>
          </table:table-cell>
          <table:table-cell table:formula="of:=[.I12]/[.I$5]" office:value-type="float" office:value="1.28245221787892" calcext:value-type="float">
            <text:p>1.2824522179</text:p>
          </table:table-cell>
          <table:table-cell office:value-type="float" office:value="5903" calcext:value-type="float">
            <text:p>5903</text:p>
          </table:table-cell>
          <table:table-cell office:value-type="float" office:value="14996" calcext:value-type="float">
            <text:p>14996</text:p>
          </table:table-cell>
          <table:table-cell table:formula="of:=LN([.L12]/[.K12])" office:value-type="float" office:value="0.932322802615113" calcext:value-type="float">
            <text:p>0.9323228026</text:p>
          </table:table-cell>
          <table:table-cell table:formula="of:=[.M12]/[.M$5]" office:value-type="float" office:value="0.801071575802194" calcext:value-type="float">
            <text:p>0.8010715758</text:p>
          </table:table-cell>
          <table:table-cell office:value-type="float" office:value="23" calcext:value-type="float">
            <text:p>23</text:p>
          </table:table-cell>
          <table:table-cell office:value-type="float" office:value="1.17488911287654" calcext:value-type="float">
            <text:p>1.1748891129</text:p>
          </table:table-cell>
          <table:table-cell office:value-type="time" office:time-value="PT14H29M00S" calcext:value-type="time">
            <text:p>02:29:00 PM</text:p>
          </table:table-cell>
          <table:table-cell office:value-type="float" office:value="-100.03" calcext:value-type="float">
            <text:p>-100.03</text:p>
          </table:table-cell>
          <table:table-cell table:formula="of:=HOUR([Sheet4.Q12])*60+MINUTE([Sheet4.Q12])" office:value-type="float" office:value="869" calcext:value-type="float">
            <text:p>869</text:p>
          </table:table-cell>
          <table:table-cell table:formula="of:=[Sheet4.S12] - [Sheet4.S$5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871" calcext:value-type="float">
            <text:p>871</text:p>
          </table:table-cell>
          <table:table-cell office:value-type="float" office:value="9416" calcext:value-type="float">
            <text:p>9416</text:p>
          </table:table-cell>
          <table:table-cell table:formula="of:=LN([Sheet4.X12]/[Sheet4.W12])" office:value-type="float" office:value="2.38052367208761" calcext:value-type="float">
            <text:p>2.3805236721</text:p>
          </table:table-cell>
          <table:table-cell table:formula="of:=[Sheet4.Y12]/[Sheet4.Y$5]" office:value-type="float" office:value="1.23890112653278" calcext:value-type="float">
            <text:p>1.2389011265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Sheet4.AB12]/[Sheet4.AA12])" office:value-type="float" office:value="0.00467790214176925" calcext:value-type="float">
            <text:p>0.0046779021</text:p>
          </table:table-cell>
          <table:table-cell table:formula="of:=[Sheet4.AC12]/[Sheet4.AC$5]" office:value-type="float" office:value="2.41726485062511" calcext:value-type="float">
            <text:p>2.4172648506</text:p>
          </table:table-cell>
        </table:table-row>
        <table:table-row table:style-name="ro1">
          <table:table-cell office:value-type="time" office:time-value="PT09H21M00S" calcext:value-type="time">
            <text:p>09:21:00 AM</text:p>
          </table:table-cell>
          <table:table-cell office:value-type="float" office:value="-100.11" calcext:value-type="float">
            <text:p>-100.11</text:p>
          </table:table-cell>
          <table:table-cell table:formula="of:=HOUR([.A13])*60 + MINUTE([.A13])" office:value-type="float" office:value="561" calcext:value-type="float">
            <text:p>561</text:p>
          </table:table-cell>
          <table:table-cell table:formula="of:=[.C13] - [.C$5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54" calcext:value-type="float">
            <text:p>1254</text:p>
          </table:table-cell>
          <table:table-cell office:value-type="float" office:value="2783" calcext:value-type="float">
            <text:p>2783</text:p>
          </table:table-cell>
          <table:table-cell office:value-type="float" office:value="9470" calcext:value-type="float">
            <text:p>9470</text:p>
          </table:table-cell>
          <table:table-cell table:formula="of:=LN([.H13]/[.G13])" office:value-type="float" office:value="1.22459942465423" calcext:value-type="float">
            <text:p>1.2245994247</text:p>
          </table:table-cell>
          <table:table-cell table:formula="of:=[.I13]/[.I$5]" office:value-type="float" office:value="1.33671359360542" calcext:value-type="float">
            <text:p>1.3367135936</text:p>
          </table:table-cell>
          <table:table-cell office:value-type="float" office:value="6412" calcext:value-type="float">
            <text:p>6412</text:p>
          </table:table-cell>
          <table:table-cell office:value-type="float" office:value="14991" calcext:value-type="float">
            <text:p>14991</text:p>
          </table:table-cell>
          <table:table-cell table:formula="of:=LN([.L13]/[.K13])" office:value-type="float" office:value="0.849278786282871" calcext:value-type="float">
            <text:p>0.8492787863</text:p>
          </table:table-cell>
          <table:table-cell table:formula="of:=[.M13]/[.M$5]" office:value-type="float" office:value="0.729718391221043" calcext:value-type="float">
            <text:p>0.7297183912</text:p>
          </table:table-cell>
          <table:table-cell office:value-type="float" office:value="30" calcext:value-type="float">
            <text:p>30</text:p>
          </table:table-cell>
          <table:table-cell office:value-type="float" office:value="1.22459942465423" calcext:value-type="float">
            <text:p>1.2245994247</text:p>
          </table:table-cell>
          <table:table-cell office:value-type="time" office:time-value="PT14H32M00S" calcext:value-type="time">
            <text:p>02:32:00 PM</text:p>
          </table:table-cell>
          <table:table-cell office:value-type="float" office:value="-100.08" calcext:value-type="float">
            <text:p>-100.08</text:p>
          </table:table-cell>
          <table:table-cell table:formula="of:=HOUR([Sheet4.Q13])*60+MINUTE([Sheet4.Q13])" office:value-type="float" office:value="872" calcext:value-type="float">
            <text:p>872</text:p>
          </table:table-cell>
          <table:table-cell table:formula="of:=[Sheet4.S13] - [Sheet4.S$5]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67" calcext:value-type="float">
            <text:p>1367</text:p>
          </table:table-cell>
          <table:table-cell office:value-type="float" office:value="861" calcext:value-type="float">
            <text:p>861</text:p>
          </table:table-cell>
          <table:table-cell office:value-type="float" office:value="9469" calcext:value-type="float">
            <text:p>9469</text:p>
          </table:table-cell>
          <table:table-cell table:formula="of:=LN([Sheet4.X13]/[Sheet4.W13])" office:value-type="float" office:value="2.39768407955577" calcext:value-type="float">
            <text:p>2.3976840796</text:p>
          </table:table-cell>
          <table:table-cell table:formula="of:=[Sheet4.Y13]/[Sheet4.Y$5]" office:value-type="float" office:value="1.2478319548179" calcext:value-type="float">
            <text:p>1.2478319548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Sheet4.AB13]/[Sheet4.AA13])" office:value-type="float" office:value="0.00507988526389145" calcext:value-type="float">
            <text:p>0.0050798853</text:p>
          </table:table-cell>
          <table:table-cell table:formula="of:=[Sheet4.AC13]/[Sheet4.AC$5]" office:value-type="float" office:value="2.62498609878338" calcext:value-type="float">
            <text:p>2.6249860988</text:p>
          </table:table-cell>
        </table:table-row>
        <table:table-row table:style-name="ro1">
          <table:table-cell office:value-type="time" office:time-value="PT09H24M00S" calcext:value-type="time">
            <text:p>09:24:00 AM</text:p>
          </table:table-cell>
          <table:table-cell office:value-type="float" office:value="-100" calcext:value-type="float">
            <text:p>-100</text:p>
          </table:table-cell>
          <table:table-cell table:formula="of:=HOUR([.A14])*60 + MINUTE([.A14])" office:value-type="float" office:value="564" calcext:value-type="float">
            <text:p>564</text:p>
          </table:table-cell>
          <table:table-cell table:formula="of:=[.C14] - [.C$5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2679" calcext:value-type="float">
            <text:p>2679</text:p>
          </table:table-cell>
          <table:table-cell office:value-type="float" office:value="9315" calcext:value-type="float">
            <text:p>9315</text:p>
          </table:table-cell>
          <table:table-cell table:formula="of:=LN([.H14]/[.G14])" office:value-type="float" office:value="1.24618241349108" calcext:value-type="float">
            <text:p>1.2461824135</text:p>
          </table:table-cell>
          <table:table-cell table:formula="of:=[.I14]/[.I$5]" office:value-type="float" office:value="1.36027254193417" calcext:value-type="float">
            <text:p>1.3602725419</text:p>
          </table:table-cell>
          <table:table-cell office:value-type="float" office:value="6684" calcext:value-type="float">
            <text:p>6684</text:p>
          </table:table-cell>
          <table:table-cell office:value-type="float" office:value="14990" calcext:value-type="float">
            <text:p>14990</text:p>
          </table:table-cell>
          <table:table-cell table:formula="of:=LN([.L14]/[.K14])" office:value-type="float" office:value="0.807666701381359" calcext:value-type="float">
            <text:p>0.8076667014</text:p>
          </table:table-cell>
          <table:table-cell table:formula="of:=[.M14]/[.M$5]" office:value-type="float" office:value="0.693964403084136" calcext:value-type="float">
            <text:p>0.6939644031</text:p>
          </table:table-cell>
          <table:table-cell office:value-type="float" office:value="33" calcext:value-type="float">
            <text:p>33</text:p>
          </table:table-cell>
          <table:table-cell office:value-type="float" office:value="1.24618241349108" calcext:value-type="float">
            <text:p>1.2461824135</text:p>
          </table:table-cell>
          <table:table-cell office:value-type="time" office:time-value="PT14H36M00S" calcext:value-type="time">
            <text:p>02:36:00 PM</text:p>
          </table:table-cell>
          <table:table-cell office:value-type="float" office:value="-99.94" calcext:value-type="float">
            <text:p>-99.94</text:p>
          </table:table-cell>
          <table:table-cell table:formula="of:=HOUR([Sheet4.Q14])*60+MINUTE([Sheet4.Q14])" office:value-type="float" office:value="876" calcext:value-type="float">
            <text:p>876</text:p>
          </table:table-cell>
          <table:table-cell table:formula="of:=[Sheet4.S14] - [Sheet4.S$5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68" calcext:value-type="float">
            <text:p>1368</text:p>
          </table:table-cell>
          <table:table-cell office:value-type="float" office:value="812" calcext:value-type="float">
            <text:p>812</text:p>
          </table:table-cell>
          <table:table-cell table:style-name="ce9" office:value-type="float" office:value="9480" calcext:value-type="float">
            <text:p>9480</text:p>
          </table:table-cell>
          <table:table-cell table:formula="of:=LN([Sheet4.X14]/[Sheet4.W14])" office:value-type="float" office:value="2.45743925508739" calcext:value-type="float">
            <text:p>2.4574392551</text:p>
          </table:table-cell>
          <table:table-cell table:formula="of:=[Sheet4.Y14]/[Sheet4.Y$5]" office:value-type="float" office:value="1.2789304711445" calcext:value-type="float">
            <text:p>1.2789304711</text:p>
          </table:table-cell>
          <table:table-cell office:value-type="float" office:value="14921" calcext:value-type="float">
            <text:p>14921</text:p>
          </table:table-cell>
          <table:table-cell table:style-name="ce9" office:value-type="float" office:value="15000" calcext:value-type="float">
            <text:p>15000</text:p>
          </table:table-cell>
          <table:table-cell table:formula="of:=LN([Sheet4.AB14]/[Sheet4.AA14])" office:value-type="float" office:value="0.00528058444392542" calcext:value-type="float">
            <text:p>0.0052805844</text:p>
          </table:table-cell>
          <table:table-cell table:formula="of:=[Sheet4.AC14]/[Sheet4.AC$5]" office:value-type="float" office:value="2.72869563753442" calcext:value-type="float">
            <text:p>2.7286956375</text:p>
          </table:table-cell>
        </table:table-row>
        <table:table-row table:style-name="ro1">
          <table:table-cell office:value-type="time" office:time-value="PT09H27M00S" calcext:value-type="time">
            <text:p>09:27:00 AM</text:p>
          </table:table-cell>
          <table:table-cell office:value-type="float" office:value="-99.96" calcext:value-type="float">
            <text:p>-99.96</text:p>
          </table:table-cell>
          <table:table-cell table:formula="of:=HOUR([.A15])*60 + MINUTE([.A15])" office:value-type="float" office:value="567" calcext:value-type="float">
            <text:p>567</text:p>
          </table:table-cell>
          <table:table-cell table:formula="of:=[.C15] - [.C$5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56" calcext:value-type="float">
            <text:p>1256</text:p>
          </table:table-cell>
          <table:table-cell office:value-type="float" office:value="2553" calcext:value-type="float">
            <text:p>2553</text:p>
          </table:table-cell>
          <table:table-cell office:value-type="float" office:value="9442" calcext:value-type="float">
            <text:p>9442</text:p>
          </table:table-cell>
          <table:table-cell table:formula="of:=LN([.H15]/[.G15])" office:value-type="float" office:value="1.30789868386475" calcext:value-type="float">
            <text:p>1.3078986839</text:p>
          </table:table-cell>
          <table:table-cell table:formula="of:=[.I15]/[.I$5]" office:value-type="float" office:value="1.42763904227235" calcext:value-type="float">
            <text:p>1.4276390423</text:p>
          </table:table-cell>
          <table:table-cell office:value-type="float" office:value="6793" calcext:value-type="float">
            <text:p>6793</text:p>
          </table:table-cell>
          <table:table-cell office:value-type="float" office:value="14995" calcext:value-type="float">
            <text:p>14995</text:p>
          </table:table-cell>
          <table:table-cell table:formula="of:=LN([.L15]/[.K15])" office:value-type="float" office:value="0.791824141991808" calcext:value-type="float">
            <text:p>0.791824142</text:p>
          </table:table-cell>
          <table:table-cell table:formula="of:=[.M15]/[.M$5]" office:value-type="float" office:value="0.680352139199427" calcext:value-type="float">
            <text:p>0.6803521392</text:p>
          </table:table-cell>
          <table:table-cell office:value-type="float" office:value="36" calcext:value-type="float">
            <text:p>36</text:p>
          </table:table-cell>
          <table:table-cell office:value-type="float" office:value="1.30789868386475" calcext:value-type="float">
            <text:p>1.3078986839</text:p>
          </table:table-cell>
          <table:table-cell office:value-type="time" office:time-value="PT14H39M00S" calcext:value-type="time">
            <text:p>02:39:00 PM</text:p>
          </table:table-cell>
          <table:table-cell office:value-type="float" office:value="-99.77" calcext:value-type="float">
            <text:p>-99.77</text:p>
          </table:table-cell>
          <table:table-cell table:formula="of:=HOUR([Sheet4.Q15])*60+MINUTE([Sheet4.Q15])" office:value-type="float" office:value="879" calcext:value-type="float">
            <text:p>879</text:p>
          </table:table-cell>
          <table:table-cell table:formula="of:=[Sheet4.S15] - [Sheet4.S$5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69" calcext:value-type="float">
            <text:p>1369</text:p>
          </table:table-cell>
          <table:table-cell office:value-type="float" office:value="793" calcext:value-type="float">
            <text:p>793</text:p>
          </table:table-cell>
          <table:table-cell office:value-type="float" office:value="9431" calcext:value-type="float">
            <text:p>9431</text:p>
          </table:table-cell>
          <table:table-cell table:formula="of:=LN([Sheet4.X15]/[Sheet4.W15])" office:value-type="float" office:value="2.47593419290904" calcext:value-type="float">
            <text:p>2.4759341929</text:p>
          </table:table-cell>
          <table:table-cell table:formula="of:=[Sheet4.Y15]/[Sheet4.Y$5]" office:value-type="float" office:value="1.28855583197206" calcext:value-type="float">
            <text:p>1.288555832</text:p>
          </table:table-cell>
          <table:table-cell office:value-type="float" office:value="14919" calcext:value-type="float">
            <text:p>14919</text:p>
          </table:table-cell>
          <table:table-cell office:value-type="float" office:value="15000" calcext:value-type="float">
            <text:p>15000</text:p>
          </table:table-cell>
          <table:table-cell table:formula="of:=LN([Sheet4.AB15]/[Sheet4.AA15])" office:value-type="float" office:value="0.00541463270149894" calcext:value-type="float">
            <text:p>0.0054146327</text:p>
          </table:table-cell>
          <table:table-cell table:formula="of:=[Sheet4.AC15]/[Sheet4.AC$5]" office:value-type="float" office:value="2.79796389742955" calcext:value-type="float">
            <text:p>2.7979638974</text:p>
          </table:table-cell>
        </table:table-row>
        <table:table-row table:style-name="ro1">
          <table:table-cell office:value-type="time" office:time-value="PT09H31M00S" calcext:value-type="time">
            <text:p>09:31:00 AM</text:p>
          </table:table-cell>
          <table:table-cell office:value-type="float" office:value="-99.93" calcext:value-type="float">
            <text:p>-99.93</text:p>
          </table:table-cell>
          <table:table-cell table:formula="of:=HOUR([.A16])*60 + MINUTE([.A16])" office:value-type="float" office:value="571" calcext:value-type="float">
            <text:p>571</text:p>
          </table:table-cell>
          <table:table-cell table:formula="of:=[.C16] - [.C$5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57" calcext:value-type="float">
            <text:p>1257</text:p>
          </table:table-cell>
          <table:table-cell office:value-type="float" office:value="2475" calcext:value-type="float">
            <text:p>2475</text:p>
          </table:table-cell>
          <table:table-cell office:value-type="float" office:value="9516" calcext:value-type="float">
            <text:p>9516</text:p>
          </table:table-cell>
          <table:table-cell table:formula="of:=LN([.H16]/[.G16])" office:value-type="float" office:value="1.34673419642006" calcext:value-type="float">
            <text:p>1.3467341964</text:p>
          </table:table-cell>
          <table:table-cell table:formula="of:=[.I16]/[.I$5]" office:value-type="float" office:value="1.47003001233342" calcext:value-type="float">
            <text:p>1.4700300123</text:p>
          </table:table-cell>
          <table:table-cell office:value-type="float" office:value="7054" calcext:value-type="float">
            <text:p>7054</text:p>
          </table:table-cell>
          <table:table-cell office:value-type="float" office:value="14997" calcext:value-type="float">
            <text:p>14997</text:p>
          </table:table-cell>
          <table:table-cell table:formula="of:=LN([.L16]/[.K16])" office:value-type="float" office:value="0.754255349285683" calcext:value-type="float">
            <text:p>0.7542553493</text:p>
          </table:table-cell>
          <table:table-cell table:formula="of:=[.M16]/[.M$5]" office:value-type="float" office:value="0.648072233688519" calcext:value-type="float">
            <text:p>0.6480722337</text:p>
          </table:table-cell>
          <table:table-cell office:value-type="float" office:value="40" calcext:value-type="float">
            <text:p>40</text:p>
          </table:table-cell>
          <table:table-cell office:value-type="float" office:value="1.34673419642006" calcext:value-type="float">
            <text:p>1.3467341964</text:p>
          </table:table-cell>
          <table:table-cell office:value-type="time" office:time-value="PT14H43M00S" calcext:value-type="time">
            <text:p>02:43:00 PM</text:p>
          </table:table-cell>
          <table:table-cell office:value-type="float" office:value="-100.43" calcext:value-type="float">
            <text:p>-100.43</text:p>
          </table:table-cell>
          <table:table-cell table:formula="of:=HOUR([Sheet4.Q16])*60+MINUTE([Sheet4.Q16])" office:value-type="float" office:value="883" calcext:value-type="float">
            <text:p>883</text:p>
          </table:table-cell>
          <table:table-cell table:formula="of:=[Sheet4.S16] - [Sheet4.S$5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70" calcext:value-type="float">
            <text:p>1370</text:p>
          </table:table-cell>
          <table:table-cell office:value-type="float" office:value="842" calcext:value-type="float">
            <text:p>842</text:p>
          </table:table-cell>
          <table:table-cell office:value-type="float" office:value="9529" calcext:value-type="float">
            <text:p>9529</text:p>
          </table:table-cell>
          <table:table-cell table:formula="of:=LN([Sheet4.X16]/[Sheet4.W16])" office:value-type="float" office:value="2.42631504510586" calcext:value-type="float">
            <text:p>2.4263150451</text:p>
          </table:table-cell>
          <table:table-cell table:formula="of:=[Sheet4.Y16]/[Sheet4.Y$5]" office:value-type="float" office:value="1.26273243066262" calcext:value-type="float">
            <text:p>1.2627324307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6" calcext:value-type="float">
            <text:p>14996</text:p>
          </table:table-cell>
          <table:table-cell table:formula="of:=LN([Sheet4.AB16]/[Sheet4.AA16])" office:value-type="float" office:value="0.00481284351475416" calcext:value-type="float">
            <text:p>0.0048128435</text:p>
          </table:table-cell>
          <table:table-cell table:formula="of:=[Sheet4.AC16]/[Sheet4.AC$5]" office:value-type="float" office:value="2.48699462006577" calcext:value-type="float">
            <text:p>2.4869946201</text:p>
          </table:table-cell>
        </table:table-row>
        <table:table-row table:style-name="ro1">
          <table:table-cell office:value-type="time" office:time-value="PT09H35M00S" calcext:value-type="time">
            <text:p>09:35:00 AM</text:p>
          </table:table-cell>
          <table:table-cell office:value-type="float" office:value="-99.27" calcext:value-type="float">
            <text:p>-99.27</text:p>
          </table:table-cell>
          <table:table-cell table:formula="of:=HOUR([.A17])*60 + MINUTE([.A17])" office:value-type="float" office:value="575" calcext:value-type="float">
            <text:p>575</text:p>
          </table:table-cell>
          <table:table-cell table:formula="of:=[.C17] - [.C$5]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58" calcext:value-type="float">
            <text:p>1258</text:p>
          </table:table-cell>
          <table:table-cell office:value-type="float" office:value="2343" calcext:value-type="float">
            <text:p>2343</text:p>
          </table:table-cell>
          <table:table-cell office:value-type="float" office:value="9397" calcext:value-type="float">
            <text:p>9397</text:p>
          </table:table-cell>
          <table:table-cell table:formula="of:=LN([.H17]/[.G17])" office:value-type="float" office:value="1.38895832987527" calcext:value-type="float">
            <text:p>1.3889583299</text:p>
          </table:table-cell>
          <table:table-cell table:formula="of:=[.I17]/[.I$5]" office:value-type="float" office:value="1.51611983732556" calcext:value-type="float">
            <text:p>1.5161198373</text:p>
          </table:table-cell>
          <table:table-cell office:value-type="float" office:value="7128" calcext:value-type="float">
            <text:p>7128</text:p>
          </table:table-cell>
          <table:table-cell office:value-type="float" office:value="14996" calcext:value-type="float">
            <text:p>14996</text:p>
          </table:table-cell>
          <table:table-cell table:formula="of:=LN([.L17]/[.K17])" office:value-type="float" office:value="0.743752808705157" calcext:value-type="float">
            <text:p>0.7437528087</text:p>
          </table:table-cell>
          <table:table-cell table:formula="of:=[.M17]/[.M$5]" office:value-type="float" office:value="0.639048227508289" calcext:value-type="float">
            <text:p>0.6390482275</text:p>
          </table:table-cell>
          <table:table-cell office:value-type="float" office:value="44" calcext:value-type="float">
            <text:p>44</text:p>
          </table:table-cell>
          <table:table-cell office:value-type="float" office:value="1.38895832987527" calcext:value-type="float">
            <text:p>1.3889583299</text:p>
          </table:table-cell>
          <table:table-cell office:value-type="time" office:time-value="PT14H46M00S" calcext:value-type="time">
            <text:p>02:46:00 PM</text:p>
          </table:table-cell>
          <table:table-cell office:value-type="float" office:value="-100" calcext:value-type="float">
            <text:p>-100</text:p>
          </table:table-cell>
          <table:table-cell table:formula="of:=HOUR([Sheet4.Q17])*60+MINUTE([Sheet4.Q17])" office:value-type="float" office:value="886" calcext:value-type="float">
            <text:p>886</text:p>
          </table:table-cell>
          <table:table-cell table:formula="of:=[Sheet4.S17] - [Sheet4.S$5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371" calcext:value-type="float">
            <text:p>1371</text:p>
          </table:table-cell>
          <table:table-cell office:value-type="float" office:value="761" calcext:value-type="float">
            <text:p>761</text:p>
          </table:table-cell>
          <table:table-cell office:value-type="float" office:value="9537" calcext:value-type="float">
            <text:p>9537</text:p>
          </table:table-cell>
          <table:table-cell table:formula="of:=LN([Sheet4.X17]/[Sheet4.W17])" office:value-type="float" office:value="2.52830089171723" calcext:value-type="float">
            <text:p>2.5283008917</text:p>
          </table:table-cell>
          <table:table-cell table:formula="of:=[Sheet4.Y17]/[Sheet4.Y$5]" office:value-type="float" office:value="1.31580914724339" calcext:value-type="float">
            <text:p>1.3158091472</text:p>
          </table:table-cell>
          <table:table-cell office:value-type="float" office:value="14926" calcext:value-type="float">
            <text:p>14926</text:p>
          </table:table-cell>
          <table:table-cell office:value-type="float" office:value="14996" calcext:value-type="float">
            <text:p>14996</text:p>
          </table:table-cell>
          <table:table-cell table:formula="of:=LN([Sheet4.AB17]/[Sheet4.AA17])" office:value-type="float" office:value="0.0046788401644698" calcext:value-type="float">
            <text:p>0.0046788402</text:p>
          </table:table-cell>
          <table:table-cell table:formula="of:=[Sheet4.AC17]/[Sheet4.AC$5]" office:value-type="float" office:value="2.41774956561795" calcext:value-type="float">
            <text:p>2.4177495656</text:p>
          </table:table-cell>
        </table:table-row>
        <table:table-row table:style-name="ro1">
          <table:table-cell office:value-type="time" office:time-value="PT09H38M00S" calcext:value-type="time">
            <text:p>09:38:00 AM</text:p>
          </table:table-cell>
          <table:table-cell office:value-type="float" office:value="-100.12" calcext:value-type="float">
            <text:p>-100.12</text:p>
          </table:table-cell>
          <table:table-cell table:formula="of:=HOUR([.A18])*60 + MINUTE([.A18])" office:value-type="float" office:value="578" calcext:value-type="float">
            <text:p>578</text:p>
          </table:table-cell>
          <table:table-cell table:formula="of:=[.C18] - [.C$5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259" calcext:value-type="float">
            <text:p>1259</text:p>
          </table:table-cell>
          <table:table-cell office:value-type="float" office:value="2234" calcext:value-type="float">
            <text:p>2234</text:p>
          </table:table-cell>
          <table:table-cell office:value-type="float" office:value="9541" calcext:value-type="float">
            <text:p>9541</text:p>
          </table:table-cell>
          <table:table-cell table:formula="of:=LN([.H18]/[.G18])" office:value-type="float" office:value="1.4518046011227" calcext:value-type="float">
            <text:p>1.4518046011</text:p>
          </table:table-cell>
          <table:table-cell table:formula="of:=[.I18]/[.I$5]" office:value-type="float" office:value="1.58471979204755" calcext:value-type="float">
            <text:p>1.584719792</text:p>
          </table:table-cell>
          <table:table-cell office:value-type="float" office:value="7254" calcext:value-type="float">
            <text:p>7254</text:p>
          </table:table-cell>
          <table:table-cell office:value-type="float" office:value="14990" calcext:value-type="float">
            <text:p>14990</text:p>
          </table:table-cell>
          <table:table-cell table:formula="of:=LN([.L18]/[.K18])" office:value-type="float" office:value="0.725830271253796" calcext:value-type="float">
            <text:p>0.7258302713</text:p>
          </table:table-cell>
          <table:table-cell table:formula="of:=[.M18]/[.M$5]" office:value-type="float" office:value="0.623648802246711" calcext:value-type="float">
            <text:p>0.6236488022</text:p>
          </table:table-cell>
          <table:table-cell office:value-type="float" office:value="47" calcext:value-type="float">
            <text:p>47</text:p>
          </table:table-cell>
          <table:table-cell office:value-type="float" office:value="1.4518046011227" calcext:value-type="float">
            <text:p>1.4518046011</text:p>
          </table:table-cell>
          <table:table-cell office:value-type="time" office:time-value="PT14H50M00S" calcext:value-type="time">
            <text:p>02:50:00 PM</text:p>
          </table:table-cell>
          <table:table-cell office:value-type="float" office:value="-99.92" calcext:value-type="float">
            <text:p>-99.92</text:p>
          </table:table-cell>
          <table:table-cell table:formula="of:=HOUR([Sheet4.Q18])*60+MINUTE([Sheet4.Q18])" office:value-type="float" office:value="890" calcext:value-type="float">
            <text:p>890</text:p>
          </table:table-cell>
          <table:table-cell table:formula="of:=[Sheet4.S18] - [Sheet4.S$5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72" calcext:value-type="float">
            <text:p>1372</text:p>
          </table:table-cell>
          <table:table-cell office:value-type="float" office:value="810" calcext:value-type="float">
            <text:p>810</text:p>
          </table:table-cell>
          <table:table-cell office:value-type="float" office:value="9475" calcext:value-type="float">
            <text:p>9475</text:p>
          </table:table-cell>
          <table:table-cell table:formula="of:=LN([Sheet4.X18]/[Sheet4.W18])" office:value-type="float" office:value="2.45937778228414" calcext:value-type="float">
            <text:p>2.4593777823</text:p>
          </table:table-cell>
          <table:table-cell table:formula="of:=[Sheet4.Y18]/[Sheet4.Y$5]" office:value-type="float" office:value="1.27993934308139" calcext:value-type="float">
            <text:p>1.2799393431</text:p>
          </table:table-cell>
          <table:table-cell office:value-type="float" office:value="14928" calcext:value-type="float">
            <text:p>14928</text:p>
          </table:table-cell>
          <table:table-cell office:value-type="float" office:value="15000" calcext:value-type="float">
            <text:p>15000</text:p>
          </table:table-cell>
          <table:table-cell table:formula="of:=LN([Sheet4.AB18]/[Sheet4.AA18])" office:value-type="float" office:value="0.00481155699722212" calcext:value-type="float">
            <text:p>0.004811557</text:p>
          </table:table-cell>
          <table:table-cell table:formula="of:=[Sheet4.AC18]/[Sheet4.AC$5]" office:value-type="float" office:value="2.48632982342923" calcext:value-type="float">
            <text:p>2.4863298234</text:p>
          </table:table-cell>
        </table:table-row>
        <table:table-row table:style-name="ro1">
          <table:table-cell office:value-type="time" office:time-value="PT09H42M00S" calcext:value-type="time">
            <text:p>09:42:00 AM</text:p>
          </table:table-cell>
          <table:table-cell office:value-type="float" office:value="-100.01" calcext:value-type="float">
            <text:p>-100.01</text:p>
          </table:table-cell>
          <table:table-cell table:formula="of:=HOUR([.A19])*60 + MINUTE([.A19])" office:value-type="float" office:value="582" calcext:value-type="float">
            <text:p>582</text:p>
          </table:table-cell>
          <table:table-cell table:formula="of:=[.C19] - [.C$5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60" calcext:value-type="float">
            <text:p>1260</text:p>
          </table:table-cell>
          <table:table-cell office:value-type="float" office:value="2179" calcext:value-type="float">
            <text:p>2179</text:p>
          </table:table-cell>
          <table:table-cell office:value-type="float" office:value="9445" calcext:value-type="float">
            <text:p>9445</text:p>
          </table:table-cell>
          <table:table-cell table:formula="of:=LN([.H19]/[.G19])" office:value-type="float" office:value="1.46661944499099" calcext:value-type="float">
            <text:p>1.466619445</text:p>
          </table:table-cell>
          <table:table-cell table:formula="of:=[.I19]/[.I$5]" office:value-type="float" office:value="1.60089096017583" calcext:value-type="float">
            <text:p>1.6008909602</text:p>
          </table:table-cell>
          <table:table-cell office:value-type="float" office:value="7472" calcext:value-type="float">
            <text:p>7472</text:p>
          </table:table-cell>
          <table:table-cell office:value-type="float" office:value="14997" calcext:value-type="float">
            <text:p>14997</text:p>
          </table:table-cell>
          <table:table-cell table:formula="of:=LN([.L19]/[.K19])" office:value-type="float" office:value="0.696687480173001" calcext:value-type="float">
            <text:p>0.6966874802</text:p>
          </table:table-cell>
          <table:table-cell table:formula="of:=[.M19]/[.M$5]" office:value-type="float" office:value="0.598608696492692" calcext:value-type="float">
            <text:p>0.5986086965</text:p>
          </table:table-cell>
          <table:table-cell office:value-type="float" office:value="51" calcext:value-type="float">
            <text:p>51</text:p>
          </table:table-cell>
          <table:table-cell office:value-type="float" office:value="1.46661944499099" calcext:value-type="float">
            <text:p>1.466619445</text:p>
          </table:table-cell>
          <table:table-cell office:value-type="time" office:time-value="PT14H53M00S" calcext:value-type="time">
            <text:p>02:53:00 PM</text:p>
          </table:table-cell>
          <table:table-cell office:value-type="float" office:value="-100.23" calcext:value-type="float">
            <text:p>-100.23</text:p>
          </table:table-cell>
          <table:table-cell table:formula="of:=HOUR([Sheet4.Q19])*60+MINUTE([Sheet4.Q19])" office:value-type="float" office:value="893" calcext:value-type="float">
            <text:p>893</text:p>
          </table:table-cell>
          <table:table-cell table:formula="of:=[Sheet4.S19] - [Sheet4.S$5]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73" calcext:value-type="float">
            <text:p>1373</text:p>
          </table:table-cell>
          <table:table-cell office:value-type="float" office:value="797" calcext:value-type="float">
            <text:p>797</text:p>
          </table:table-cell>
          <table:table-cell office:value-type="float" office:value="9590" calcext:value-type="float">
            <text:p>9590</text:p>
          </table:table-cell>
          <table:table-cell table:formula="of:=LN([Sheet4.X19]/[Sheet4.W19])" office:value-type="float" office:value="2.48762148908727" calcext:value-type="float">
            <text:p>2.4876214891</text:p>
          </table:table-cell>
          <table:table-cell table:formula="of:=[Sheet4.Y19]/[Sheet4.Y$5]" office:value-type="float" office:value="1.29463827701183" calcext:value-type="float">
            <text:p>1.294638277</text:p>
          </table:table-cell>
          <table:table-cell office:value-type="float" office:value="14925" calcext:value-type="float">
            <text:p>14925</text:p>
          </table:table-cell>
          <table:table-cell office:value-type="float" office:value="14998" calcext:value-type="float">
            <text:p>14998</text:p>
          </table:table-cell>
          <table:table-cell table:formula="of:=LN([Sheet4.AB19]/[Sheet4.AA19])" office:value-type="float" office:value="0.0048791996005319" calcext:value-type="float">
            <text:p>0.0048791996</text:p>
          </table:table-cell>
          <table:table-cell table:formula="of:=[Sheet4.AC19]/[Sheet4.AC$5]" office:value-type="float" office:value="2.52128354465514" calcext:value-type="float">
            <text:p>2.5212835447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-100.03" calcext:value-type="float">
            <text:p>-100.03</text:p>
          </table:table-cell>
          <table:table-cell table:formula="of:=HOUR([.A20])*60 + MINUTE([.A20])" office:value-type="float" office:value="585" calcext:value-type="float">
            <text:p>585</text:p>
          </table:table-cell>
          <table:table-cell table:formula="of:=[.C20] - [.C$5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261" calcext:value-type="float">
            <text:p>1261</text:p>
          </table:table-cell>
          <table:table-cell office:value-type="float" office:value="2173" calcext:value-type="float">
            <text:p>2173</text:p>
          </table:table-cell>
          <table:table-cell office:value-type="float" office:value="9548" calcext:value-type="float">
            <text:p>9548</text:p>
          </table:table-cell>
          <table:table-cell table:formula="of:=LN([.H20]/[.G20])" office:value-type="float" office:value="1.48022300720229" calcext:value-type="float">
            <text:p>1.4802230072</text:p>
          </table:table-cell>
          <table:table-cell table:formula="of:=[.I20]/[.I$5]" office:value-type="float" office:value="1.61573995174255" calcext:value-type="float">
            <text:p>1.6157399517</text:p>
          </table:table-cell>
          <table:table-cell office:value-type="float" office:value="7636" calcext:value-type="float">
            <text:p>7636</text:p>
          </table:table-cell>
          <table:table-cell office:value-type="float" office:value="14996" calcext:value-type="float">
            <text:p>14996</text:p>
          </table:table-cell>
          <table:table-cell table:formula="of:=LN([.L20]/[.K20])" office:value-type="float" office:value="0.674909593010164" calcext:value-type="float">
            <text:p>0.674909593</text:p>
          </table:table-cell>
          <table:table-cell table:formula="of:=[.M20]/[.M$5]" office:value-type="float" office:value="0.579896672783476" calcext:value-type="float">
            <text:p>0.5798966728</text:p>
          </table:table-cell>
          <table:table-cell office:value-type="float" office:value="54" calcext:value-type="float">
            <text:p>54</text:p>
          </table:table-cell>
          <table:table-cell office:value-type="float" office:value="1.48022300720229" calcext:value-type="float">
            <text:p>1.4802230072</text:p>
          </table:table-cell>
          <table:table-cell office:value-type="time" office:time-value="PT14H57M00S" calcext:value-type="time">
            <text:p>02:57:00 PM</text:p>
          </table:table-cell>
          <table:table-cell office:value-type="float" office:value="-99.71" calcext:value-type="float">
            <text:p>-99.71</text:p>
          </table:table-cell>
          <table:table-cell table:formula="of:=HOUR([Sheet4.Q20])*60+MINUTE([Sheet4.Q20])" office:value-type="float" office:value="897" calcext:value-type="float">
            <text:p>897</text:p>
          </table:table-cell>
          <table:table-cell table:formula="of:=[Sheet4.S20] - [Sheet4.S$5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374" calcext:value-type="float">
            <text:p>1374</text:p>
          </table:table-cell>
          <table:table-cell office:value-type="float" office:value="815" calcext:value-type="float">
            <text:p>815</text:p>
          </table:table-cell>
          <table:table-cell office:value-type="float" office:value="9563" calcext:value-type="float">
            <text:p>9563</text:p>
          </table:table-cell>
          <table:table-cell table:formula="of:=LN([Sheet4.X20]/[Sheet4.W20])" office:value-type="float" office:value="2.46246865110868" calcext:value-type="float">
            <text:p>2.4624686511</text:p>
          </table:table-cell>
          <table:table-cell table:formula="of:=[Sheet4.Y20]/[Sheet4.Y$5]" office:value-type="float" office:value="1.28154793068486" calcext:value-type="float">
            <text:p>1.281547930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8" calcext:value-type="float">
            <text:p>14998</text:p>
          </table:table-cell>
          <table:table-cell table:formula="of:=LN([Sheet4.AB20]/[Sheet4.AA20])" office:value-type="float" office:value="0.00474520522809497" calcext:value-type="float">
            <text:p>0.0047452052</text:p>
          </table:table-cell>
          <table:table-cell table:formula="of:=[Sheet4.AC20]/[Sheet4.AC$5]" office:value-type="float" office:value="2.45204312943114" calcext:value-type="float">
            <text:p>2.4520431294</text:p>
          </table:table-cell>
        </table:table-row>
        <table:table-row table:style-name="ro1">
          <table:table-cell office:value-type="time" office:time-value="PT09H48M00S" calcext:value-type="time">
            <text:p>09:48:00 AM</text:p>
          </table:table-cell>
          <table:table-cell office:value-type="float" office:value="-99.59" calcext:value-type="float">
            <text:p>-99.59</text:p>
          </table:table-cell>
          <table:table-cell table:formula="of:=HOUR([.A21])*60 + MINUTE([.A21])" office:value-type="float" office:value="588" calcext:value-type="float">
            <text:p>588</text:p>
          </table:table-cell>
          <table:table-cell table:formula="of:=[.C21] - [.C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262" calcext:value-type="float">
            <text:p>1262</text:p>
          </table:table-cell>
          <table:table-cell office:value-type="float" office:value="2097" calcext:value-type="float">
            <text:p>2097</text:p>
          </table:table-cell>
          <table:table-cell office:value-type="float" office:value="9677" calcext:value-type="float">
            <text:p>9677</text:p>
          </table:table-cell>
          <table:table-cell table:formula="of:=LN([.H21]/[.G21])" office:value-type="float" office:value="1.52924418397902" calcext:value-type="float">
            <text:p>1.529244184</text:p>
          </table:table-cell>
          <table:table-cell table:formula="of:=[.I21]/[.I$5]" office:value-type="float" office:value="1.6692491009817" calcext:value-type="float">
            <text:p>1.669249101</text:p>
          </table:table-cell>
          <table:table-cell office:value-type="float" office:value="7758" calcext:value-type="float">
            <text:p>7758</text:p>
          </table:table-cell>
          <table:table-cell office:value-type="float" office:value="14992" calcext:value-type="float">
            <text:p>14992</text:p>
          </table:table-cell>
          <table:table-cell table:formula="of:=LN([.L21]/[.K21])" office:value-type="float" office:value="0.658792156478291" calcext:value-type="float">
            <text:p>0.6587921565</text:p>
          </table:table-cell>
          <table:table-cell table:formula="of:=[.M21]/[.M$5]" office:value-type="float" office:value="0.566048228613427" calcext:value-type="float">
            <text:p>0.5660482286</text:p>
          </table:table-cell>
          <table:table-cell office:value-type="float" office:value="57" calcext:value-type="float">
            <text:p>57</text:p>
          </table:table-cell>
          <table:table-cell office:value-type="float" office:value="1.52924418397902" calcext:value-type="float">
            <text:p>1.529244184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-100.28" calcext:value-type="float">
            <text:p>-100.28</text:p>
          </table:table-cell>
          <table:table-cell table:formula="of:=HOUR([Sheet4.Q21])*60+MINUTE([Sheet4.Q21])" office:value-type="float" office:value="900" calcext:value-type="float">
            <text:p>900</text:p>
          </table:table-cell>
          <table:table-cell table:formula="of:=[Sheet4.S21] - [Sheet4.S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375" calcext:value-type="float">
            <text:p>1375</text:p>
          </table:table-cell>
          <table:table-cell office:value-type="float" office:value="786" calcext:value-type="float">
            <text:p>786</text:p>
          </table:table-cell>
          <table:table-cell office:value-type="float" office:value="9555" calcext:value-type="float">
            <text:p>9555</text:p>
          </table:table-cell>
          <table:table-cell table:formula="of:=LN([Sheet4.X21]/[Sheet4.W21])" office:value-type="float" office:value="2.49786306424517" calcext:value-type="float">
            <text:p>2.4978630642</text:p>
          </table:table-cell>
          <table:table-cell table:formula="of:=[Sheet4.Y21]/[Sheet4.Y$5]" office:value-type="float" office:value="1.2999683223079" calcext:value-type="float">
            <text:p>1.2999683223</text:p>
          </table:table-cell>
          <table:table-cell office:value-type="float" office:value="14895" calcext:value-type="float">
            <text:p>14895</text:p>
          </table:table-cell>
          <table:table-cell office:value-type="float" office:value="14998" calcext:value-type="float">
            <text:p>14998</text:p>
          </table:table-cell>
          <table:table-cell table:formula="of:=LN([Sheet4.AB21]/[Sheet4.AA21])" office:value-type="float" office:value="0.0068912727139521" calcext:value-type="float">
            <text:p>0.0068912727</text:p>
          </table:table-cell>
          <table:table-cell table:formula="of:=[Sheet4.AC21]/[Sheet4.AC$5]" office:value-type="float" office:value="3.56100465607604" calcext:value-type="float">
            <text:p>3.5610046561</text:p>
          </table:table-cell>
        </table:table-row>
        <table:table-row table:style-name="ro1">
          <table:table-cell office:value-type="time" office:time-value="PT09H52M00S" calcext:value-type="time">
            <text:p>09:52:00 AM</text:p>
          </table:table-cell>
          <table:table-cell office:value-type="float" office:value="-99.95" calcext:value-type="float">
            <text:p>-99.95</text:p>
          </table:table-cell>
          <table:table-cell table:formula="of:=HOUR([.A22])*60 + MINUTE([.A22])" office:value-type="float" office:value="592" calcext:value-type="float">
            <text:p>592</text:p>
          </table:table-cell>
          <table:table-cell table:formula="of:=[.C22] - [.C$5]"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263" calcext:value-type="float">
            <text:p>1263</text:p>
          </table:table-cell>
          <table:table-cell office:value-type="float" office:value="1979" calcext:value-type="float">
            <text:p>1979</text:p>
          </table:table-cell>
          <table:table-cell office:value-type="float" office:value="9654" calcext:value-type="float">
            <text:p>9654</text:p>
          </table:table-cell>
          <table:table-cell table:formula="of:=LN([.H22]/[.G22])" office:value-type="float" office:value="1.58478067061787" calcext:value-type="float">
            <text:p>1.5847806706</text:p>
          </table:table-cell>
          <table:table-cell table:formula="of:=[.I22]/[.I$5]" office:value-type="float" office:value="1.72987004782903" calcext:value-type="float">
            <text:p>1.7298700478</text:p>
          </table:table-cell>
          <table:table-cell office:value-type="float" office:value="7845" calcext:value-type="float">
            <text:p>7845</text:p>
          </table:table-cell>
          <table:table-cell office:value-type="float" office:value="14997" calcext:value-type="float">
            <text:p>14997</text:p>
          </table:table-cell>
          <table:table-cell table:formula="of:=LN([.L22]/[.K22])" office:value-type="float" office:value="0.647973794914547" calcext:value-type="float">
            <text:p>0.6479737949</text:p>
          </table:table-cell>
          <table:table-cell table:formula="of:=[.M22]/[.M$5]" office:value-type="float" office:value="0.556752862329177" calcext:value-type="float">
            <text:p>0.5567528623</text:p>
          </table:table-cell>
          <table:table-cell office:value-type="float" office:value="61" calcext:value-type="float">
            <text:p>61</text:p>
          </table:table-cell>
          <table:table-cell office:value-type="float" office:value="1.58478067061787" calcext:value-type="float">
            <text:p>1.5847806706</text:p>
          </table:table-cell>
          <table:table-cell office:value-type="time" office:time-value="PT15H03M00S" calcext:value-type="time">
            <text:p>03:03:00 PM</text:p>
          </table:table-cell>
          <table:table-cell office:value-type="float" office:value="-100.05" calcext:value-type="float">
            <text:p>-100.05</text:p>
          </table:table-cell>
          <table:table-cell table:formula="of:=HOUR([Sheet4.Q22])*60+MINUTE([Sheet4.Q22])" office:value-type="float" office:value="903" calcext:value-type="float">
            <text:p>903</text:p>
          </table:table-cell>
          <table:table-cell table:formula="of:=[Sheet4.S22] - [Sheet4.S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76" calcext:value-type="float">
            <text:p>1376</text:p>
          </table:table-cell>
          <table:table-cell office:value-type="float" office:value="802" calcext:value-type="float">
            <text:p>802</text:p>
          </table:table-cell>
          <table:table-cell office:value-type="float" office:value="9577" calcext:value-type="float">
            <text:p>9577</text:p>
          </table:table-cell>
          <table:table-cell table:formula="of:=LN([Sheet4.X22]/[Sheet4.W22])" office:value-type="float" office:value="2.4800110616551" calcext:value-type="float">
            <text:p>2.4800110617</text:p>
          </table:table-cell>
          <table:table-cell table:formula="of:=[Sheet4.Y22]/[Sheet4.Y$5]" office:value-type="float" office:value="1.29067756566514" calcext:value-type="float">
            <text:p>1.290677565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9" calcext:value-type="float">
            <text:p>14999</text:p>
          </table:table-cell>
          <table:table-cell table:formula="of:=LN([Sheet4.AB22]/[Sheet4.AA22])" office:value-type="float" office:value="0.00481187856211988" calcext:value-type="float">
            <text:p>0.0048118786</text:p>
          </table:table-cell>
          <table:table-cell table:formula="of:=[Sheet4.AC22]/[Sheet4.AC$5]" office:value-type="float" office:value="2.48649598926618" calcext:value-type="float">
            <text:p>2.4864959893</text:p>
          </table:table-cell>
        </table:table-row>
        <table:table-row table:style-name="ro1">
          <table:table-cell office:value-type="time" office:time-value="PT09H55M00S" calcext:value-type="time">
            <text:p>09:55:00 AM</text:p>
          </table:table-cell>
          <table:table-cell office:value-type="float" office:value="-100.05" calcext:value-type="float">
            <text:p>-100.05</text:p>
          </table:table-cell>
          <table:table-cell table:formula="of:=HOUR([.A23])*60 + MINUTE([.A23])" office:value-type="float" office:value="595" calcext:value-type="float">
            <text:p>595</text:p>
          </table:table-cell>
          <table:table-cell table:formula="of:=[.C23] - [.C$5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264" calcext:value-type="float">
            <text:p>1264</text:p>
          </table:table-cell>
          <table:table-cell office:value-type="float" office:value="1931" calcext:value-type="float">
            <text:p>1931</text:p>
          </table:table-cell>
          <table:table-cell office:value-type="float" office:value="9656" calcext:value-type="float">
            <text:p>9656</text:p>
          </table:table-cell>
          <table:table-cell table:formula="of:=LN([.H23]/[.G23])" office:value-type="float" office:value="1.60954148034885" calcext:value-type="float">
            <text:p>1.6095414803</text:p>
          </table:table-cell>
          <table:table-cell table:formula="of:=[.I23]/[.I$5]" office:value-type="float" office:value="1.75689775198251" calcext:value-type="float">
            <text:p>1.756897752</text:p>
          </table:table-cell>
          <table:table-cell office:value-type="float" office:value="7987" calcext:value-type="float">
            <text:p>7987</text:p>
          </table:table-cell>
          <table:table-cell office:value-type="float" office:value="14992" calcext:value-type="float">
            <text:p>14992</text:p>
          </table:table-cell>
          <table:table-cell table:formula="of:=LN([.L23]/[.K23])" office:value-type="float" office:value="0.629701505560815" calcext:value-type="float">
            <text:p>0.6297015056</text:p>
          </table:table-cell>
          <table:table-cell table:formula="of:=[.M23]/[.M$5]" office:value-type="float" office:value="0.541052922796376" calcext:value-type="float">
            <text:p>0.5410529228</text:p>
          </table:table-cell>
          <table:table-cell office:value-type="float" office:value="64" calcext:value-type="float">
            <text:p>64</text:p>
          </table:table-cell>
          <table:table-cell office:value-type="float" office:value="1.60954148034885" calcext:value-type="float">
            <text:p>1.6095414803</text:p>
          </table:table-cell>
          <table:table-cell office:value-type="time" office:time-value="PT15H07M00S" calcext:value-type="time">
            <text:p>03:07:00 PM</text:p>
          </table:table-cell>
          <table:table-cell office:value-type="float" office:value="-99.76" calcext:value-type="float">
            <text:p>-99.76</text:p>
          </table:table-cell>
          <table:table-cell table:formula="of:=HOUR([Sheet4.Q23])*60+MINUTE([Sheet4.Q23])" office:value-type="float" office:value="907" calcext:value-type="float">
            <text:p>907</text:p>
          </table:table-cell>
          <table:table-cell table:formula="of:=[Sheet4.S23] - [Sheet4.S$5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77" calcext:value-type="float">
            <text:p>1377</text:p>
          </table:table-cell>
          <table:table-cell office:value-type="float" office:value="758" calcext:value-type="float">
            <text:p>758</text:p>
          </table:table-cell>
          <table:table-cell office:value-type="float" office:value="9645" calcext:value-type="float">
            <text:p>9645</text:p>
          </table:table-cell>
          <table:table-cell table:formula="of:=LN([Sheet4.X23]/[Sheet4.W23])" office:value-type="float" office:value="2.54351153969746" calcext:value-type="float">
            <text:p>2.5435115397</text:p>
          </table:table-cell>
          <table:table-cell table:formula="of:=[Sheet4.Y23]/[Sheet4.Y$5]" office:value-type="float" office:value="1.32372525794583" calcext:value-type="float">
            <text:p>1.3237252579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Sheet4.AB23]/[Sheet4.AA23])" office:value-type="float" office:value="0.00467790214176925" calcext:value-type="float">
            <text:p>0.0046779021</text:p>
          </table:table-cell>
          <table:table-cell table:formula="of:=[Sheet4.AC23]/[Sheet4.AC$5]" office:value-type="float" office:value="2.41726485062511" calcext:value-type="float">
            <text:p>2.4172648506</text:p>
          </table:table-cell>
        </table:table-row>
        <table:table-row table:style-name="ro1">
          <table:table-cell office:value-type="time" office:time-value="PT09H59M00S" calcext:value-type="time">
            <text:p>09:59:00 AM</text:p>
          </table:table-cell>
          <table:table-cell office:value-type="float" office:value="-99.84" calcext:value-type="float">
            <text:p>-99.84</text:p>
          </table:table-cell>
          <table:table-cell table:formula="of:=HOUR([.A24])*60 + MINUTE([.A24])" office:value-type="float" office:value="599" calcext:value-type="float">
            <text:p>599</text:p>
          </table:table-cell>
          <table:table-cell table:formula="of:=[.C24] - [.C$5]"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265" calcext:value-type="float">
            <text:p>1265</text:p>
          </table:table-cell>
          <table:table-cell office:value-type="float" office:value="1844" calcext:value-type="float">
            <text:p>1844</text:p>
          </table:table-cell>
          <table:table-cell office:value-type="float" office:value="9700" calcext:value-type="float">
            <text:p>9700</text:p>
          </table:table-cell>
          <table:table-cell table:formula="of:=LN([.H24]/[.G24])" office:value-type="float" office:value="1.66018876037494" calcext:value-type="float">
            <text:p>1.6601887604</text:p>
          </table:table-cell>
          <table:table-cell table:formula="of:=[.I24]/[.I$5]" office:value-type="float" office:value="1.81218187700087" calcext:value-type="float">
            <text:p>1.812181877</text:p>
          </table:table-cell>
          <table:table-cell office:value-type="float" office:value="7977" calcext:value-type="float">
            <text:p>7977</text:p>
          </table:table-cell>
          <table:table-cell office:value-type="float" office:value="14998" calcext:value-type="float">
            <text:p>14998</text:p>
          </table:table-cell>
          <table:table-cell table:formula="of:=LN([.L24]/[.K24])" office:value-type="float" office:value="0.631354457950205" calcext:value-type="float">
            <text:p>0.631354458</text:p>
          </table:table-cell>
          <table:table-cell table:formula="of:=[.M24]/[.M$5]" office:value-type="float" office:value="0.54247317463574" calcext:value-type="float">
            <text:p>0.5424731746</text:p>
          </table:table-cell>
          <table:table-cell office:value-type="float" office:value="68" calcext:value-type="float">
            <text:p>68</text:p>
          </table:table-cell>
          <table:table-cell office:value-type="float" office:value="1.66018876037494" calcext:value-type="float">
            <text:p>1.6601887604</text:p>
          </table:table-cell>
          <table:table-cell office:value-type="time" office:time-value="PT15H10M00S" calcext:value-type="time">
            <text:p>03:10:00 PM</text:p>
          </table:table-cell>
          <table:table-cell office:value-type="float" office:value="-100.02" calcext:value-type="float">
            <text:p>-100.02</text:p>
          </table:table-cell>
          <table:table-cell table:formula="of:=HOUR([Sheet4.Q24])*60+MINUTE([Sheet4.Q24])" office:value-type="float" office:value="910" calcext:value-type="float">
            <text:p>910</text:p>
          </table:table-cell>
          <table:table-cell table:formula="of:=[Sheet4.S24] - [Sheet4.S$5]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378" calcext:value-type="float">
            <text:p>1378</text:p>
          </table:table-cell>
          <table:table-cell office:value-type="float" office:value="810" calcext:value-type="float">
            <text:p>810</text:p>
          </table:table-cell>
          <table:table-cell office:value-type="float" office:value="9652" calcext:value-type="float">
            <text:p>9652</text:p>
          </table:table-cell>
          <table:table-cell table:formula="of:=LN([Sheet4.X24]/[Sheet4.W24])" office:value-type="float" office:value="2.47788617907844" calcext:value-type="float">
            <text:p>2.4778861791</text:p>
          </table:table-cell>
          <table:table-cell table:formula="of:=[Sheet4.Y24]/[Sheet4.Y$5]" office:value-type="float" office:value="1.28957170839144" calcext:value-type="float">
            <text:p>1.2895717084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Sheet4.AB24]/[Sheet4.AA24])" office:value-type="float" office:value="0.00507988526389145" calcext:value-type="float">
            <text:p>0.0050798853</text:p>
          </table:table-cell>
          <table:table-cell table:formula="of:=[Sheet4.AC24]/[Sheet4.AC$5]" office:value-type="float" office:value="2.62498609878338" calcext:value-type="float">
            <text:p>2.6249860988</text:p>
          </table:table-cell>
        </table:table-row>
        <table:table-row table:style-name="ro1">
          <table:table-cell office:value-type="time" office:time-value="PT10H02M00S" calcext:value-type="time">
            <text:p>10:02:00 AM</text:p>
          </table:table-cell>
          <table:table-cell office:value-type="float" office:value="-99.92" calcext:value-type="float">
            <text:p>-99.92</text:p>
          </table:table-cell>
          <table:table-cell table:formula="of:=HOUR([.A25])*60 + MINUTE([.A25])" office:value-type="float" office:value="602" calcext:value-type="float">
            <text:p>602</text:p>
          </table:table-cell>
          <table:table-cell table:formula="of:=[.C25] - [.C$5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266" calcext:value-type="float">
            <text:p>1266</text:p>
          </table:table-cell>
          <table:table-cell office:value-type="float" office:value="1879" calcext:value-type="float">
            <text:p>1879</text:p>
          </table:table-cell>
          <table:table-cell office:value-type="float" office:value="9744" calcext:value-type="float">
            <text:p>9744</text:p>
          </table:table-cell>
          <table:table-cell table:formula="of:=LN([.H25]/[.G25])" office:value-type="float" office:value="1.64591199053621" calcext:value-type="float">
            <text:p>1.6459119905</text:p>
          </table:table-cell>
          <table:table-cell table:formula="of:=[.I25]/[.I$5]" office:value-type="float" office:value="1.7965980444986" calcext:value-type="float">
            <text:p>1.7965980445</text:p>
          </table:table-cell>
          <table:table-cell office:value-type="float" office:value="8132" calcext:value-type="float">
            <text:p>8132</text:p>
          </table:table-cell>
          <table:table-cell office:value-type="float" office:value="14995" calcext:value-type="float">
            <text:p>14995</text:p>
          </table:table-cell>
          <table:table-cell table:formula="of:=LN([.L25]/[.K25])" office:value-type="float" office:value="0.611909916434872" calcext:value-type="float">
            <text:p>0.6119099164</text:p>
          </table:table-cell>
          <table:table-cell table:formula="of:=[.M25]/[.M$5]" office:value-type="float" office:value="0.525766011120327" calcext:value-type="float">
            <text:p>0.5257660111</text:p>
          </table:table-cell>
          <table:table-cell office:value-type="float" office:value="71" calcext:value-type="float">
            <text:p>71</text:p>
          </table:table-cell>
          <table:table-cell office:value-type="float" office:value="1.64591199053621" calcext:value-type="float">
            <text:p>1.6459119905</text:p>
          </table:table-cell>
          <table:table-cell office:value-type="time" office:time-value="PT15H14M00S" calcext:value-type="time">
            <text:p>03:14:00 PM</text:p>
          </table:table-cell>
          <table:table-cell office:value-type="float" office:value="-100.21" calcext:value-type="float">
            <text:p>-100.21</text:p>
          </table:table-cell>
          <table:table-cell table:formula="of:=HOUR([Sheet4.Q25])*60+MINUTE([Sheet4.Q25])" office:value-type="float" office:value="914" calcext:value-type="float">
            <text:p>914</text:p>
          </table:table-cell>
          <table:table-cell table:formula="of:=[Sheet4.S25] - [Sheet4.S$5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79" calcext:value-type="float">
            <text:p>1379</text:p>
          </table:table-cell>
          <table:table-cell office:value-type="float" office:value="760" calcext:value-type="float">
            <text:p>760</text:p>
          </table:table-cell>
          <table:table-cell office:value-type="float" office:value="9807" calcext:value-type="float">
            <text:p>9807</text:p>
          </table:table-cell>
          <table:table-cell table:formula="of:=LN([Sheet4.X25]/[Sheet4.W25])" office:value-type="float" office:value="2.55753326211194" calcext:value-type="float">
            <text:p>2.5575332621</text:p>
          </table:table-cell>
          <table:table-cell table:formula="of:=[Sheet4.Y25]/[Sheet4.Y$5]" office:value-type="float" office:value="1.33102261352306" calcext:value-type="float">
            <text:p>1.3310226135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9" calcext:value-type="float">
            <text:p>14999</text:p>
          </table:table-cell>
          <table:table-cell table:formula="of:=LN([Sheet4.AB25]/[Sheet4.AA25])" office:value-type="float" office:value="0.00501287685431091" calcext:value-type="float">
            <text:p>0.0050128769</text:p>
          </table:table-cell>
          <table:table-cell table:formula="of:=[Sheet4.AC25]/[Sheet4.AC$5]" office:value-type="float" office:value="2.59036009159759" calcext:value-type="float">
            <text:p>2.5903600916</text:p>
          </table:table-cell>
        </table:table-row>
        <table:table-row table:style-name="ro1">
          <table:table-cell office:value-type="time" office:time-value="PT10H06M00S" calcext:value-type="time">
            <text:p>10:06:00 AM</text:p>
          </table:table-cell>
          <table:table-cell office:value-type="float" office:value="-99.9" calcext:value-type="float">
            <text:p>-99.9</text:p>
          </table:table-cell>
          <table:table-cell table:formula="of:=HOUR([.A26])*60 + MINUTE([.A26])" office:value-type="float" office:value="606" calcext:value-type="float">
            <text:p>606</text:p>
          </table:table-cell>
          <table:table-cell table:formula="of:=[.C26] - [.C$5]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267" calcext:value-type="float">
            <text:p>1267</text:p>
          </table:table-cell>
          <table:table-cell office:value-type="float" office:value="1837" calcext:value-type="float">
            <text:p>1837</text:p>
          </table:table-cell>
          <table:table-cell office:value-type="float" office:value="9756" calcext:value-type="float">
            <text:p>9756</text:p>
          </table:table-cell>
          <table:table-cell table:formula="of:=LN([.H26]/[.G26])" office:value-type="float" office:value="1.66974867412069" calcext:value-type="float">
            <text:p>1.6697486741</text:p>
          </table:table-cell>
          <table:table-cell table:formula="of:=[.I26]/[.I$5]" office:value-type="float" office:value="1.82261701717845" calcext:value-type="float">
            <text:p>1.8226170172</text:p>
          </table:table-cell>
          <table:table-cell office:value-type="float" office:value="8339" calcext:value-type="float">
            <text:p>8339</text:p>
          </table:table-cell>
          <table:table-cell office:value-type="float" office:value="14998" calcext:value-type="float">
            <text:p>14998</text:p>
          </table:table-cell>
          <table:table-cell table:formula="of:=LN([.L26]/[.K26])" office:value-type="float" office:value="0.586973553774349" calcext:value-type="float">
            <text:p>0.5869735538</text:p>
          </table:table-cell>
          <table:table-cell table:formula="of:=[.M26]/[.M$5]" office:value-type="float" office:value="0.50434015810546" calcext:value-type="float">
            <text:p>0.5043401581</text:p>
          </table:table-cell>
          <table:table-cell office:value-type="float" office:value="75" calcext:value-type="float">
            <text:p>75</text:p>
          </table:table-cell>
          <table:table-cell office:value-type="float" office:value="1.66974867412069" calcext:value-type="float">
            <text:p>1.6697486741</text:p>
          </table:table-cell>
          <table:table-cell office:value-type="time" office:time-value="PT15H17M00S" calcext:value-type="time">
            <text:p>03:17:00 PM</text:p>
          </table:table-cell>
          <table:table-cell office:value-type="float" office:value="-100.07" calcext:value-type="float">
            <text:p>-100.07</text:p>
          </table:table-cell>
          <table:table-cell table:formula="of:=HOUR([Sheet4.Q26])*60+MINUTE([Sheet4.Q26])" office:value-type="float" office:value="917" calcext:value-type="float">
            <text:p>917</text:p>
          </table:table-cell>
          <table:table-cell table:formula="of:=[Sheet4.S26] - [Sheet4.S$5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80" calcext:value-type="float">
            <text:p>1380</text:p>
          </table:table-cell>
          <table:table-cell office:value-type="float" office:value="727" calcext:value-type="float">
            <text:p>727</text:p>
          </table:table-cell>
          <table:table-cell office:value-type="float" office:value="9674" calcext:value-type="float">
            <text:p>9674</text:p>
          </table:table-cell>
          <table:table-cell table:formula="of:=LN([Sheet4.X26]/[Sheet4.W26])" office:value-type="float" office:value="2.58827067584941" calcext:value-type="float">
            <text:p>2.5882706758</text:p>
          </table:table-cell>
          <table:table-cell table:formula="of:=[Sheet4.Y26]/[Sheet4.Y$5]" office:value-type="float" office:value="1.34701935279205" calcext:value-type="float">
            <text:p>1.3470193528</text:p>
          </table:table-cell>
          <table:table-cell office:value-type="float" office:value="14921" calcext:value-type="float">
            <text:p>14921</text:p>
          </table:table-cell>
          <table:table-cell office:value-type="float" office:value="14996" calcext:value-type="float">
            <text:p>14996</text:p>
          </table:table-cell>
          <table:table-cell table:formula="of:=LN([Sheet4.AB26]/[Sheet4.AA26])" office:value-type="float" office:value="0.00501388221538105" calcext:value-type="float">
            <text:p>0.0050138822</text:p>
          </table:table-cell>
          <table:table-cell table:formula="of:=[Sheet4.AC26]/[Sheet4.AC$5]" office:value-type="float" office:value="2.59087960310155" calcext:value-type="float">
            <text:p>2.5908796031</text:p>
          </table:table-cell>
        </table:table-row>
        <table:table-row table:style-name="ro1">
          <table:table-cell office:value-type="time" office:time-value="PT10H09M00S" calcext:value-type="time">
            <text:p>10:09:00 AM</text:p>
          </table:table-cell>
          <table:table-cell office:value-type="float" office:value="-100.04" calcext:value-type="float">
            <text:p>-100.04</text:p>
          </table:table-cell>
          <table:table-cell table:formula="of:=HOUR([.A27])*60 + MINUTE([.A27])" office:value-type="float" office:value="609" calcext:value-type="float">
            <text:p>609</text:p>
          </table:table-cell>
          <table:table-cell table:formula="of:=[.C27] - [.C$5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268" calcext:value-type="float">
            <text:p>1268</text:p>
          </table:table-cell>
          <table:table-cell office:value-type="float" office:value="1846" calcext:value-type="float">
            <text:p>1846</text:p>
          </table:table-cell>
          <table:table-cell office:value-type="float" office:value="9698" calcext:value-type="float">
            <text:p>9698</text:p>
          </table:table-cell>
          <table:table-cell table:formula="of:=LN([.H27]/[.G27])" office:value-type="float" office:value="1.6588985426025" calcext:value-type="float">
            <text:p>1.6588985426</text:p>
          </table:table-cell>
          <table:table-cell table:formula="of:=[.I27]/[.I$5]" office:value-type="float" office:value="1.81077353758767" calcext:value-type="float">
            <text:p>1.8107735376</text:p>
          </table:table-cell>
          <table:table-cell office:value-type="float" office:value="8239" calcext:value-type="float">
            <text:p>8239</text:p>
          </table:table-cell>
          <table:table-cell office:value-type="float" office:value="14994" calcext:value-type="float">
            <text:p>14994</text:p>
          </table:table-cell>
          <table:table-cell table:formula="of:=LN([.L27]/[.K27])" office:value-type="float" office:value="0.598771143747417" calcext:value-type="float">
            <text:p>0.5987711437</text:p>
          </table:table-cell>
          <table:table-cell table:formula="of:=[.M27]/[.M$5]" office:value-type="float" office:value="0.514476898260142" calcext:value-type="float">
            <text:p>0.5144768983</text:p>
          </table:table-cell>
          <table:table-cell office:value-type="float" office:value="78" calcext:value-type="float">
            <text:p>78</text:p>
          </table:table-cell>
          <table:table-cell office:value-type="float" office:value="1.6588985426025" calcext:value-type="float">
            <text:p>1.6588985426</text:p>
          </table:table-cell>
          <table:table-cell office:value-type="time" office:time-value="PT15H21M00S" calcext:value-type="time">
            <text:p>03:21:00 PM</text:p>
          </table:table-cell>
          <table:table-cell office:value-type="float" office:value="-100.14" calcext:value-type="float">
            <text:p>-100.14</text:p>
          </table:table-cell>
          <table:table-cell table:formula="of:=HOUR([Sheet4.Q27])*60+MINUTE([Sheet4.Q27])" office:value-type="float" office:value="921" calcext:value-type="float">
            <text:p>921</text:p>
          </table:table-cell>
          <table:table-cell table:formula="of:=[Sheet4.S27] - [Sheet4.S$5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381" calcext:value-type="float">
            <text:p>1381</text:p>
          </table:table-cell>
          <table:table-cell office:value-type="float" office:value="771" calcext:value-type="float">
            <text:p>771</text:p>
          </table:table-cell>
          <table:table-cell office:value-type="float" office:value="9710" calcext:value-type="float">
            <text:p>9710</text:p>
          </table:table-cell>
          <table:table-cell table:formula="of:=LN([Sheet4.X27]/[Sheet4.W27])" office:value-type="float" office:value="2.53322318772204" calcext:value-type="float">
            <text:p>2.5332231877</text:p>
          </table:table-cell>
          <table:table-cell table:formula="of:=[Sheet4.Y27]/[Sheet4.Y$5]" office:value-type="float" office:value="1.3183708684886" calcext:value-type="float">
            <text:p>1.3183708685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8" calcext:value-type="float">
            <text:p>14998</text:p>
          </table:table-cell>
          <table:table-cell table:formula="of:=LN([Sheet4.AB27]/[Sheet4.AA27])" office:value-type="float" office:value="0.00615304241969567" calcext:value-type="float">
            <text:p>0.0061530424</text:p>
          </table:table-cell>
          <table:table-cell table:formula="of:=[Sheet4.AC27]/[Sheet4.AC$5]" office:value-type="float" office:value="3.17953063462552" calcext:value-type="float">
            <text:p>3.1795306346</text:p>
          </table:table-cell>
        </table:table-row>
        <table:table-row table:style-name="ro1">
          <table:table-cell office:value-type="time" office:time-value="PT10H13M00S" calcext:value-type="time">
            <text:p>10:13:00 AM</text:p>
          </table:table-cell>
          <table:table-cell office:value-type="float" office:value="-100.02" calcext:value-type="float">
            <text:p>-100.02</text:p>
          </table:table-cell>
          <table:table-cell table:formula="of:=HOUR([.A28])*60 + MINUTE([.A28])" office:value-type="float" office:value="613" calcext:value-type="float">
            <text:p>613</text:p>
          </table:table-cell>
          <table:table-cell table:formula="of:=[.C28] - [.C$5]"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69" calcext:value-type="float">
            <text:p>1269</text:p>
          </table:table-cell>
          <table:table-cell office:value-type="float" office:value="1858" calcext:value-type="float">
            <text:p>1858</text:p>
          </table:table-cell>
          <table:table-cell office:value-type="float" office:value="9832" calcext:value-type="float">
            <text:p>9832</text:p>
          </table:table-cell>
          <table:table-cell table:formula="of:=LN([.H28]/[.G28])" office:value-type="float" office:value="1.66614173187209" calcext:value-type="float">
            <text:p>1.6661417319</text:p>
          </table:table-cell>
          <table:table-cell table:formula="of:=[.I28]/[.I$5]" office:value-type="float" office:value="1.81867985320631" calcext:value-type="float">
            <text:p>1.8186798532</text:p>
          </table:table-cell>
          <table:table-cell office:value-type="float" office:value="8298" calcext:value-type="float">
            <text:p>8298</text:p>
          </table:table-cell>
          <table:table-cell office:value-type="float" office:value="14991" calcext:value-type="float">
            <text:p>14991</text:p>
          </table:table-cell>
          <table:table-cell table:formula="of:=LN([.L28]/[.K28])" office:value-type="float" office:value="0.591435499119502" calcext:value-type="float">
            <text:p>0.5914354991</text:p>
          </table:table-cell>
          <table:table-cell table:formula="of:=[.M28]/[.M$5]" office:value-type="float" office:value="0.508173956419476" calcext:value-type="float">
            <text:p>0.5081739564</text:p>
          </table:table-cell>
          <table:table-cell office:value-type="float" office:value="82" calcext:value-type="float">
            <text:p>82</text:p>
          </table:table-cell>
          <table:table-cell office:value-type="float" office:value="1.66614173187209" calcext:value-type="float">
            <text:p>1.6661417319</text:p>
          </table:table-cell>
          <table:table-cell office:value-type="time" office:time-value="PT15H24M00S" calcext:value-type="time">
            <text:p>03:24:00 PM</text:p>
          </table:table-cell>
          <table:table-cell office:value-type="float" office:value="-99.9" calcext:value-type="float">
            <text:p>-99.9</text:p>
          </table:table-cell>
          <table:table-cell table:formula="of:=HOUR([Sheet4.Q28])*60+MINUTE([Sheet4.Q28])" office:value-type="float" office:value="924" calcext:value-type="float">
            <text:p>924</text:p>
          </table:table-cell>
          <table:table-cell table:formula="of:=[Sheet4.S28] - [Sheet4.S$5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82" calcext:value-type="float">
            <text:p>1382</text:p>
          </table:table-cell>
          <table:table-cell office:value-type="float" office:value="747" calcext:value-type="float">
            <text:p>747</text:p>
          </table:table-cell>
          <table:table-cell office:value-type="float" office:value="9663" calcext:value-type="float">
            <text:p>9663</text:p>
          </table:table-cell>
          <table:table-cell table:formula="of:=LN([Sheet4.X28]/[Sheet4.W28])" office:value-type="float" office:value="2.55999425286649" calcext:value-type="float">
            <text:p>2.5599942529</text:p>
          </table:table-cell>
          <table:table-cell table:formula="of:=[Sheet4.Y28]/[Sheet4.Y$5]" office:value-type="float" office:value="1.33230339230881" calcext:value-type="float">
            <text:p>1.3323033923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8" calcext:value-type="float">
            <text:p>14998</text:p>
          </table:table-cell>
          <table:table-cell table:formula="of:=LN([Sheet4.AB28]/[Sheet4.AA28])" office:value-type="float" office:value="0.00628722557991034" calcext:value-type="float">
            <text:p>0.0062872256</text:p>
          </table:table-cell>
          <table:table-cell table:formula="of:=[Sheet4.AC28]/[Sheet4.AC$5]" office:value-type="float" office:value="3.24886860427574" calcext:value-type="float">
            <text:p>3.2488686043</text:p>
          </table:table-cell>
        </table:table-row>
        <table:table-row table:style-name="ro1">
          <table:table-cell office:value-type="time" office:time-value="PT10H16M00S" calcext:value-type="time">
            <text:p>10:16:00 AM</text:p>
          </table:table-cell>
          <table:table-cell office:value-type="float" office:value="-100" calcext:value-type="float">
            <text:p>-100</text:p>
          </table:table-cell>
          <table:table-cell table:formula="of:=HOUR([.A29])*60 + MINUTE([.A29])" office:value-type="float" office:value="616" calcext:value-type="float">
            <text:p>616</text:p>
          </table:table-cell>
          <table:table-cell table:formula="of:=[.C29] - [.C$5]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270" calcext:value-type="float">
            <text:p>1270</text:p>
          </table:table-cell>
          <table:table-cell office:value-type="float" office:value="1775" calcext:value-type="float">
            <text:p>1775</text:p>
          </table:table-cell>
          <table:table-cell office:value-type="float" office:value="9840" calcext:value-type="float">
            <text:p>9840</text:p>
          </table:table-cell>
          <table:table-cell table:formula="of:=LN([.H29]/[.G29])" office:value-type="float" office:value="1.71265528813678" calcext:value-type="float">
            <text:p>1.7126552881</text:p>
          </table:table-cell>
          <table:table-cell table:formula="of:=[.I29]/[.I$5]" office:value-type="float" office:value="1.8694518049925" calcext:value-type="float">
            <text:p>1.869451805</text:p>
          </table:table-cell>
          <table:table-cell office:value-type="float" office:value="8458" calcext:value-type="float">
            <text:p>8458</text:p>
          </table:table-cell>
          <table:table-cell office:value-type="float" office:value="14997" calcext:value-type="float">
            <text:p>14997</text:p>
          </table:table-cell>
          <table:table-cell table:formula="of:=LN([.L29]/[.K29])" office:value-type="float" office:value="0.572737442049246" calcext:value-type="float">
            <text:p>0.572737442</text:p>
          </table:table-cell>
          <table:table-cell table:formula="of:=[.M29]/[.M$5]" office:value-type="float" office:value="0.492108188211625" calcext:value-type="float">
            <text:p>0.4921081882</text:p>
          </table:table-cell>
          <table:table-cell office:value-type="float" office:value="85" calcext:value-type="float">
            <text:p>85</text:p>
          </table:table-cell>
          <table:table-cell office:value-type="float" office:value="1.71265528813678" calcext:value-type="float">
            <text:p>1.7126552881</text:p>
          </table:table-cell>
          <table:table-cell office:value-type="time" office:time-value="PT15H27M00S" calcext:value-type="time">
            <text:p>03:27:00 PM</text:p>
          </table:table-cell>
          <table:table-cell office:value-type="float" office:value="-100.19" calcext:value-type="float">
            <text:p>-100.19</text:p>
          </table:table-cell>
          <table:table-cell table:formula="of:=HOUR([Sheet4.Q29])*60+MINUTE([Sheet4.Q29])" office:value-type="float" office:value="927" calcext:value-type="float">
            <text:p>927</text:p>
          </table:table-cell>
          <table:table-cell table:formula="of:=[Sheet4.S29] - [Sheet4.S$5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83" calcext:value-type="float">
            <text:p>1383</text:p>
          </table:table-cell>
          <table:table-cell office:value-type="float" office:value="739" calcext:value-type="float">
            <text:p>739</text:p>
          </table:table-cell>
          <table:table-cell office:value-type="float" office:value="9833" calcext:value-type="float">
            <text:p>9833</text:p>
          </table:table-cell>
          <table:table-cell table:formula="of:=LN([Sheet4.X29]/[Sheet4.W29])" office:value-type="float" office:value="2.58820143383195" calcext:value-type="float">
            <text:p>2.5882014338</text:p>
          </table:table-cell>
          <table:table-cell table:formula="of:=[Sheet4.Y29]/[Sheet4.Y$5]" office:value-type="float" office:value="1.34698331701789" calcext:value-type="float">
            <text:p>1.346983317</text:p>
          </table:table-cell>
          <table:table-cell office:value-type="float" office:value="14900" calcext:value-type="float">
            <text:p>14900</text:p>
          </table:table-cell>
          <table:table-cell office:value-type="float" office:value="15000" calcext:value-type="float">
            <text:p>15000</text:p>
          </table:table-cell>
          <table:table-cell table:formula="of:=LN([Sheet4.AB29]/[Sheet4.AA29])" office:value-type="float" office:value="0.00668898815079671" calcext:value-type="float">
            <text:p>0.0066889882</text:p>
          </table:table-cell>
          <table:table-cell table:formula="of:=[Sheet4.AC29]/[Sheet4.AC$5]" office:value-type="float" office:value="3.45647588451977" calcext:value-type="float">
            <text:p>3.4564758845</text:p>
          </table:table-cell>
        </table:table-row>
        <table:table-row table:style-name="ro1">
          <table:table-cell office:value-type="time" office:time-value="PT10H20M00S" calcext:value-type="time">
            <text:p>10:20:00 AM</text:p>
          </table:table-cell>
          <table:table-cell office:value-type="float" office:value="-99.96" calcext:value-type="float">
            <text:p>-99.96</text:p>
          </table:table-cell>
          <table:table-cell table:formula="of:=HOUR([.A30])*60 + MINUTE([.A30])" office:value-type="float" office:value="620" calcext:value-type="float">
            <text:p>620</text:p>
          </table:table-cell>
          <table:table-cell table:formula="of:=[.C30] - [.C$5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1271" calcext:value-type="float">
            <text:p>1271</text:p>
          </table:table-cell>
          <table:table-cell office:value-type="float" office:value="1651" calcext:value-type="float">
            <text:p>1651</text:p>
          </table:table-cell>
          <table:table-cell office:value-type="float" office:value="9881" calcext:value-type="float">
            <text:p>9881</text:p>
          </table:table-cell>
          <table:table-cell table:formula="of:=LN([.H30]/[.G30])" office:value-type="float" office:value="1.78923255627483" calcext:value-type="float">
            <text:p>1.7892325563</text:p>
          </table:table-cell>
          <table:table-cell table:formula="of:=[.I30]/[.I$5]" office:value-type="float" office:value="1.95303985282308" calcext:value-type="float">
            <text:p>1.9530398528</text:p>
          </table:table-cell>
          <table:table-cell office:value-type="float" office:value="8418" calcext:value-type="float">
            <text:p>8418</text:p>
          </table:table-cell>
          <table:table-cell office:value-type="float" office:value="14998" calcext:value-type="float">
            <text:p>14998</text:p>
          </table:table-cell>
          <table:table-cell table:formula="of:=LN([.L30]/[.K30])" office:value-type="float" office:value="0.577544588530819" calcext:value-type="float">
            <text:p>0.5775445885</text:p>
          </table:table-cell>
          <table:table-cell table:formula="of:=[.M30]/[.M$5]" office:value-type="float" office:value="0.496238590681996" calcext:value-type="float">
            <text:p>0.4962385907</text:p>
          </table:table-cell>
          <table:table-cell office:value-type="float" office:value="89" calcext:value-type="float">
            <text:p>89</text:p>
          </table:table-cell>
          <table:table-cell office:value-type="float" office:value="1.78923255627483" calcext:value-type="float">
            <text:p>1.7892325563</text:p>
          </table:table-cell>
          <table:table-cell office:value-type="time" office:time-value="PT15H31M00S" calcext:value-type="time">
            <text:p>03:31:00 PM</text:p>
          </table:table-cell>
          <table:table-cell office:value-type="float" office:value="-100.24" calcext:value-type="float">
            <text:p>-100.24</text:p>
          </table:table-cell>
          <table:table-cell table:formula="of:=HOUR([Sheet4.Q30])*60+MINUTE([Sheet4.Q30])" office:value-type="float" office:value="931" calcext:value-type="float">
            <text:p>931</text:p>
          </table:table-cell>
          <table:table-cell table:formula="of:=[Sheet4.S30] - [Sheet4.S$5]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384" calcext:value-type="float">
            <text:p>1384</text:p>
          </table:table-cell>
          <table:table-cell office:value-type="float" office:value="719" calcext:value-type="float">
            <text:p>719</text:p>
          </table:table-cell>
          <table:table-cell office:value-type="float" office:value="9814" calcext:value-type="float">
            <text:p>9814</text:p>
          </table:table-cell>
          <table:table-cell table:formula="of:=LN([Sheet4.X30]/[Sheet4.W30])" office:value-type="float" office:value="2.6137038589288" calcext:value-type="float">
            <text:p>2.6137038589</text:p>
          </table:table-cell>
          <table:table-cell table:formula="of:=[Sheet4.Y30]/[Sheet4.Y$5]" office:value-type="float" office:value="1.36025559973125" calcext:value-type="float">
            <text:p>1.3602555997</text:p>
          </table:table-cell>
          <table:table-cell office:value-type="float" office:value="14919" calcext:value-type="float">
            <text:p>14919</text:p>
          </table:table-cell>
          <table:table-cell office:value-type="float" office:value="14998" calcext:value-type="float">
            <text:p>14998</text:p>
          </table:table-cell>
          <table:table-cell table:formula="of:=LN([Sheet4.AB30]/[Sheet4.AA30])" office:value-type="float" office:value="0.0052812904784864" calcext:value-type="float">
            <text:p>0.0052812905</text:p>
          </table:table-cell>
          <table:table-cell table:formula="of:=[Sheet4.AC30]/[Sheet4.AC$5]" office:value-type="float" office:value="2.72906047469345" calcext:value-type="float">
            <text:p>2.7290604747</text:p>
          </table:table-cell>
        </table:table-row>
        <table:table-row table:style-name="ro1">
          <table:table-cell office:value-type="time" office:time-value="PT10H24M00S" calcext:value-type="time">
            <text:p>10:24:00 AM</text:p>
          </table:table-cell>
          <table:table-cell office:value-type="float" office:value="-100" calcext:value-type="float">
            <text:p>-100</text:p>
          </table:table-cell>
          <table:table-cell table:formula="of:=HOUR([.A31])*60 + MINUTE([.A31])" office:value-type="float" office:value="624" calcext:value-type="float">
            <text:p>624</text:p>
          </table:table-cell>
          <table:table-cell table:formula="of:=[.C31] - [.C$5]"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72" calcext:value-type="float">
            <text:p>1272</text:p>
          </table:table-cell>
          <table:table-cell office:value-type="float" office:value="1695" calcext:value-type="float">
            <text:p>1695</text:p>
          </table:table-cell>
          <table:table-cell office:value-type="float" office:value="9977" calcext:value-type="float">
            <text:p>9977</text:p>
          </table:table-cell>
          <table:table-cell table:formula="of:=LN([.H31]/[.G31])" office:value-type="float" office:value="1.77259970309896" calcext:value-type="float">
            <text:p>1.7725997031</text:p>
          </table:table-cell>
          <table:table-cell table:formula="of:=[.I31]/[.I$5]" office:value-type="float" office:value="1.93488423352993" calcext:value-type="float">
            <text:p>1.9348842335</text:p>
          </table:table-cell>
          <table:table-cell office:value-type="float" office:value="8499" calcext:value-type="float">
            <text:p>8499</text:p>
          </table:table-cell>
          <table:table-cell office:value-type="float" office:value="14995" calcext:value-type="float">
            <text:p>14995</text:p>
          </table:table-cell>
          <table:table-cell table:formula="of:=LN([.L31]/[.K31])" office:value-type="float" office:value="0.567768302684483" calcext:value-type="float">
            <text:p>0.5677683027</text:p>
          </table:table-cell>
          <table:table-cell table:formula="of:=[.M31]/[.M$5]" office:value-type="float" office:value="0.487838598011593" calcext:value-type="float">
            <text:p>0.487838598</text:p>
          </table:table-cell>
          <table:table-cell office:value-type="float" office:value="93" calcext:value-type="float">
            <text:p>93</text:p>
          </table:table-cell>
          <table:table-cell office:value-type="float" office:value="1.77259970309896" calcext:value-type="float">
            <text:p>1.7725997031</text:p>
          </table:table-cell>
          <table:table-cell office:value-type="time" office:time-value="PT15H35M00S" calcext:value-type="time">
            <text:p>03:35:00 PM</text:p>
          </table:table-cell>
          <table:table-cell office:value-type="float" office:value="-100.04" calcext:value-type="float">
            <text:p>-100.04</text:p>
          </table:table-cell>
          <table:table-cell table:formula="of:=HOUR([Sheet4.Q31])*60+MINUTE([Sheet4.Q31])" office:value-type="float" office:value="935" calcext:value-type="float">
            <text:p>935</text:p>
          </table:table-cell>
          <table:table-cell table:formula="of:=[Sheet4.S31] - [Sheet4.S$5]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385" calcext:value-type="float">
            <text:p>1385</text:p>
          </table:table-cell>
          <table:table-cell office:value-type="float" office:value="766" calcext:value-type="float">
            <text:p>766</text:p>
          </table:table-cell>
          <table:table-cell office:value-type="float" office:value="9881" calcext:value-type="float">
            <text:p>9881</text:p>
          </table:table-cell>
          <table:table-cell table:formula="of:=LN([Sheet4.X31]/[Sheet4.W31])" office:value-type="float" office:value="2.55718683045437" calcext:value-type="float">
            <text:p>2.5571868305</text:p>
          </table:table-cell>
          <table:table-cell table:formula="of:=[Sheet4.Y31]/[Sheet4.Y$5]" office:value-type="float" office:value="1.33084231933995" calcext:value-type="float">
            <text:p>1.3308423193</text:p>
          </table:table-cell>
          <table:table-cell office:value-type="float" office:value="14903" calcext:value-type="float">
            <text:p>14903</text:p>
          </table:table-cell>
          <table:table-cell office:value-type="float" office:value="14998" calcext:value-type="float">
            <text:p>14998</text:p>
          </table:table-cell>
          <table:table-cell table:formula="of:=LN([Sheet4.AB31]/[Sheet4.AA31])" office:value-type="float" office:value="0.00635432391254195" calcext:value-type="float">
            <text:p>0.0063543239</text:p>
          </table:table-cell>
          <table:table-cell table:formula="of:=[Sheet4.AC31]/[Sheet4.AC$5]" office:value-type="float" office:value="3.28354107840848" calcext:value-type="float">
            <text:p>3.2835410784</text:p>
          </table:table-cell>
        </table:table-row>
        <table:table-row table:style-name="ro1">
          <table:table-cell office:value-type="time" office:time-value="PT10H27M00S" calcext:value-type="time">
            <text:p>10:27:00 AM</text:p>
          </table:table-cell>
          <table:table-cell office:value-type="float" office:value="-99.94" calcext:value-type="float">
            <text:p>-99.94</text:p>
          </table:table-cell>
          <table:table-cell table:formula="of:=HOUR([.A32])*60 + MINUTE([.A32])" office:value-type="float" office:value="627" calcext:value-type="float">
            <text:p>627</text:p>
          </table:table-cell>
          <table:table-cell table:formula="of:=[.C32] - [.C$5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273" calcext:value-type="float">
            <text:p>1273</text:p>
          </table:table-cell>
          <table:table-cell office:value-type="float" office:value="1585" calcext:value-type="float">
            <text:p>1585</text:p>
          </table:table-cell>
          <table:table-cell office:value-type="float" office:value="9864" calcext:value-type="float">
            <text:p>9864</text:p>
          </table:table-cell>
          <table:table-cell table:formula="of:=LN([.H32]/[.G32])" office:value-type="float" office:value="1.8283073585328" calcext:value-type="float">
            <text:p>1.8283073585</text:p>
          </table:table-cell>
          <table:table-cell table:formula="of:=[.I32]/[.I$5]" office:value-type="float" office:value="1.99569201996779" calcext:value-type="float">
            <text:p>1.99569202</text:p>
          </table:table-cell>
          <table:table-cell office:value-type="float" office:value="8494" calcext:value-type="float">
            <text:p>8494</text:p>
          </table:table-cell>
          <table:table-cell office:value-type="float" office:value="14998" calcext:value-type="float">
            <text:p>14998</text:p>
          </table:table-cell>
          <table:table-cell table:formula="of:=LN([.L32]/[.K32])" office:value-type="float" office:value="0.568556826988118" calcext:value-type="float">
            <text:p>0.568556827</text:p>
          </table:table-cell>
          <table:table-cell table:formula="of:=[.M32]/[.M$5]" office:value-type="float" office:value="0.488516114859513" calcext:value-type="float">
            <text:p>0.4885161149</text:p>
          </table:table-cell>
          <table:table-cell office:value-type="float" office:value="96" calcext:value-type="float">
            <text:p>96</text:p>
          </table:table-cell>
          <table:table-cell office:value-type="float" office:value="1.8283073585328" calcext:value-type="float">
            <text:p>1.8283073585</text:p>
          </table:table-cell>
          <table:table-cell office:value-type="time" office:time-value="PT15H39M00S" calcext:value-type="time">
            <text:p>03:39:00 PM</text:p>
          </table:table-cell>
          <table:table-cell office:value-type="float" office:value="-100.24" calcext:value-type="float">
            <text:p>-100.24</text:p>
          </table:table-cell>
          <table:table-cell table:formula="of:=HOUR([Sheet4.Q32])*60+MINUTE([Sheet4.Q32])" office:value-type="float" office:value="939" calcext:value-type="float">
            <text:p>939</text:p>
          </table:table-cell>
          <table:table-cell table:formula="of:=[Sheet4.S32] - [Sheet4.S$5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386" calcext:value-type="float">
            <text:p>1386</text:p>
          </table:table-cell>
          <table:table-cell office:value-type="float" office:value="722" calcext:value-type="float">
            <text:p>722</text:p>
          </table:table-cell>
          <table:table-cell office:value-type="float" office:value="9843" calcext:value-type="float">
            <text:p>9843</text:p>
          </table:table-cell>
          <table:table-cell table:formula="of:=LN([Sheet4.X32]/[Sheet4.W32])" office:value-type="float" office:value="2.61249068273638" calcext:value-type="float">
            <text:p>2.6124906827</text:p>
          </table:table-cell>
          <table:table-cell table:formula="of:=[Sheet4.Y32]/[Sheet4.Y$5]" office:value-type="float" office:value="1.35962422379952" calcext:value-type="float">
            <text:p>1.3596242238</text:p>
          </table:table-cell>
          <table:table-cell office:value-type="float" office:value="14894" calcext:value-type="float">
            <text:p>14894</text:p>
          </table:table-cell>
          <table:table-cell office:value-type="float" office:value="15000" calcext:value-type="float">
            <text:p>15000</text:p>
          </table:table-cell>
          <table:table-cell table:formula="of:=LN([Sheet4.AB32]/[Sheet4.AA32])" office:value-type="float" office:value="0.00709175381375632" calcext:value-type="float">
            <text:p>0.0070917538</text:p>
          </table:table-cell>
          <table:table-cell table:formula="of:=[Sheet4.AC32]/[Sheet4.AC$5]" office:value-type="float" office:value="3.66460150378353" calcext:value-type="float">
            <text:p>3.6646015038</text:p>
          </table:table-cell>
        </table:table-row>
        <table:table-row table:style-name="ro1">
          <table:table-cell office:value-type="time" office:time-value="PT10H31M00S" calcext:value-type="time">
            <text:p>10:31:00 AM</text:p>
          </table:table-cell>
          <table:table-cell office:value-type="float" office:value="-100.18" calcext:value-type="float">
            <text:p>-100.18</text:p>
          </table:table-cell>
          <table:table-cell table:formula="of:=HOUR([.A33])*60 + MINUTE([.A33])" office:value-type="float" office:value="631" calcext:value-type="float">
            <text:p>631</text:p>
          </table:table-cell>
          <table:table-cell table:formula="of:=[.C33] - [.C$5]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74" calcext:value-type="float">
            <text:p>1274</text:p>
          </table:table-cell>
          <table:table-cell office:value-type="float" office:value="1580" calcext:value-type="float">
            <text:p>1580</text:p>
          </table:table-cell>
          <table:table-cell office:value-type="float" office:value="9969" calcext:value-type="float">
            <text:p>9969</text:p>
          </table:table-cell>
          <table:table-cell table:formula="of:=LN([.H33]/[.G33])" office:value-type="float" office:value="1.84205543100169" calcext:value-type="float">
            <text:p>1.842055431</text:p>
          </table:table-cell>
          <table:table-cell table:formula="of:=[.I33]/[.I$5]" office:value-type="float" office:value="2.01069875195301" calcext:value-type="float">
            <text:p>2.010698752</text:p>
          </table:table-cell>
          <table:table-cell office:value-type="float" office:value="8622" calcext:value-type="float">
            <text:p>8622</text:p>
          </table:table-cell>
          <table:table-cell office:value-type="float" office:value="14995" calcext:value-type="float">
            <text:p>14995</text:p>
          </table:table-cell>
          <table:table-cell table:formula="of:=LN([.L33]/[.K33])" office:value-type="float" office:value="0.553399735876029" calcext:value-type="float">
            <text:p>0.5533997359</text:p>
          </table:table-cell>
          <table:table-cell table:formula="of:=[.M33]/[.M$5]" office:value-type="float" office:value="0.475492819893777" calcext:value-type="float">
            <text:p>0.4754928199</text:p>
          </table:table-cell>
          <table:table-cell office:value-type="float" office:value="100" calcext:value-type="float">
            <text:p>100</text:p>
          </table:table-cell>
          <table:table-cell office:value-type="float" office:value="1.84205543100169" calcext:value-type="float">
            <text:p>1.842055431</text:p>
          </table:table-cell>
          <table:table-cell office:value-type="time" office:time-value="PT15H42M00S" calcext:value-type="time">
            <text:p>03:42:00 PM</text:p>
          </table:table-cell>
          <table:table-cell office:value-type="float" office:value="-100.35" calcext:value-type="float">
            <text:p>-100.35</text:p>
          </table:table-cell>
          <table:table-cell table:formula="of:=HOUR([Sheet4.Q33])*60+MINUTE([Sheet4.Q33])" office:value-type="float" office:value="942" calcext:value-type="float">
            <text:p>942</text:p>
          </table:table-cell>
          <table:table-cell table:formula="of:=[Sheet4.S33] - [Sheet4.S$5]"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1387" calcext:value-type="float">
            <text:p>1387</text:p>
          </table:table-cell>
          <table:table-cell office:value-type="float" office:value="756" calcext:value-type="float">
            <text:p>756</text:p>
          </table:table-cell>
          <table:table-cell office:value-type="float" office:value="9822" calcext:value-type="float">
            <text:p>9822</text:p>
          </table:table-cell>
          <table:table-cell table:formula="of:=LN([Sheet4.X33]/[Sheet4.W33])" office:value-type="float" office:value="2.56433867041966" calcext:value-type="float">
            <text:p>2.5643386704</text:p>
          </table:table-cell>
          <table:table-cell table:formula="of:=[Sheet4.Y33]/[Sheet4.Y$5]" office:value-type="float" office:value="1.33456436701108" calcext:value-type="float">
            <text:p>1.334564367</text:p>
          </table:table-cell>
          <table:table-cell office:value-type="float" office:value="14884" calcext:value-type="float">
            <text:p>14884</text:p>
          </table:table-cell>
          <table:table-cell office:value-type="float" office:value="14998" calcext:value-type="float">
            <text:p>14998</text:p>
          </table:table-cell>
          <table:table-cell table:formula="of:=LN([Sheet4.AB33]/[Sheet4.AA33])" office:value-type="float" office:value="0.00763004839482162" calcext:value-type="float">
            <text:p>0.0076300484</text:p>
          </table:table-cell>
          <table:table-cell table:formula="of:=[Sheet4.AC33]/[Sheet4.AC$5]" office:value-type="float" office:value="3.94276050126931" calcext:value-type="float">
            <text:p>3.9427605013</text:p>
          </table:table-cell>
        </table:table-row>
        <table:table-row table:style-name="ro1">
          <table:table-cell office:value-type="time" office:time-value="PT10H34M00S" calcext:value-type="time">
            <text:p>10:34:00 AM</text:p>
          </table:table-cell>
          <table:table-cell office:value-type="float" office:value="-99.9" calcext:value-type="float">
            <text:p>-99.9</text:p>
          </table:table-cell>
          <table:table-cell table:formula="of:=HOUR([.A34])*60 + MINUTE([.A34])" office:value-type="float" office:value="634" calcext:value-type="float">
            <text:p>634</text:p>
          </table:table-cell>
          <table:table-cell table:formula="of:=[.C34] - [.C$5]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75" calcext:value-type="float">
            <text:p>1275</text:p>
          </table:table-cell>
          <table:table-cell office:value-type="float" office:value="1516" calcext:value-type="float">
            <text:p>1516</text:p>
          </table:table-cell>
          <table:table-cell office:value-type="float" office:value="9939" calcext:value-type="float">
            <text:p>9939</text:p>
          </table:table-cell>
          <table:table-cell table:formula="of:=LN([.H34]/[.G34])" office:value-type="float" office:value="1.88039112476569" calcext:value-type="float">
            <text:p>1.8803911248</text:p>
          </table:table-cell>
          <table:table-cell table:formula="of:=[.I34]/[.I$5]" office:value-type="float" office:value="2.05254414395873" calcext:value-type="float">
            <text:p>2.052544144</text:p>
          </table:table-cell>
          <table:table-cell office:value-type="float" office:value="8601" calcext:value-type="float">
            <text:p>8601</text:p>
          </table:table-cell>
          <table:table-cell office:value-type="float" office:value="14993" calcext:value-type="float">
            <text:p>14993</text:p>
          </table:table-cell>
          <table:table-cell table:formula="of:=LN([.L34]/[.K34])" office:value-type="float" office:value="0.555704949943424" calcext:value-type="float">
            <text:p>0.5557049499</text:p>
          </table:table-cell>
          <table:table-cell table:formula="of:=[.M34]/[.M$5]" office:value-type="float" office:value="0.477473508835792" calcext:value-type="float">
            <text:p>0.4774735088</text:p>
          </table:table-cell>
          <table:table-cell office:value-type="float" office:value="103" calcext:value-type="float">
            <text:p>103</text:p>
          </table:table-cell>
          <table:table-cell office:value-type="float" office:value="1.88039112476569" calcext:value-type="float">
            <text:p>1.8803911248</text:p>
          </table:table-cell>
          <table:table-cell office:value-type="time" office:time-value="PT15H45M00S" calcext:value-type="time">
            <text:p>03:45:00 PM</text:p>
          </table:table-cell>
          <table:table-cell office:value-type="float" office:value="-100.36" calcext:value-type="float">
            <text:p>-100.36</text:p>
          </table:table-cell>
          <table:table-cell table:formula="of:=HOUR([Sheet4.Q34])*60+MINUTE([Sheet4.Q34])" office:value-type="float" office:value="945" calcext:value-type="float">
            <text:p>945</text:p>
          </table:table-cell>
          <table:table-cell table:formula="of:=[Sheet4.S34] - [Sheet4.S$5]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388" calcext:value-type="float">
            <text:p>1388</text:p>
          </table:table-cell>
          <table:table-cell office:value-type="float" office:value="706" calcext:value-type="float">
            <text:p>706</text:p>
          </table:table-cell>
          <table:table-cell office:value-type="float" office:value="9874" calcext:value-type="float">
            <text:p>9874</text:p>
          </table:table-cell>
          <table:table-cell table:formula="of:=LN([Sheet4.X34]/[Sheet4.W34])" office:value-type="float" office:value="2.63804508132557" calcext:value-type="float">
            <text:p>2.6380450813</text:p>
          </table:table-cell>
          <table:table-cell table:formula="of:=[Sheet4.Y34]/[Sheet4.Y$5]" office:value-type="float" office:value="1.37292355519086" calcext:value-type="float">
            <text:p>1.3729235552</text:p>
          </table:table-cell>
          <table:table-cell office:value-type="float" office:value="14913" calcext:value-type="float">
            <text:p>14913</text:p>
          </table:table-cell>
          <table:table-cell office:value-type="float" office:value="15000" calcext:value-type="float">
            <text:p>15000</text:p>
          </table:table-cell>
          <table:table-cell table:formula="of:=LN([Sheet4.AB34]/[Sheet4.AA34])" office:value-type="float" office:value="0.00581688532156483" calcext:value-type="float">
            <text:p>0.0058168853</text:p>
          </table:table-cell>
          <table:table-cell table:formula="of:=[Sheet4.AC34]/[Sheet4.AC$5]" office:value-type="float" office:value="3.0058244062835" calcext:value-type="float">
            <text:p>3.0058244063</text:p>
          </table:table-cell>
        </table:table-row>
        <table:table-row table:style-name="ro1">
          <table:table-cell office:value-type="time" office:time-value="PT10H38M00S" calcext:value-type="time">
            <text:p>10:38:00 AM</text:p>
          </table:table-cell>
          <table:table-cell office:value-type="float" office:value="-100.05" calcext:value-type="float">
            <text:p>-100.05</text:p>
          </table:table-cell>
          <table:table-cell table:formula="of:=HOUR([.A35])*60 + MINUTE([.A35])" office:value-type="float" office:value="638" calcext:value-type="float">
            <text:p>638</text:p>
          </table:table-cell>
          <table:table-cell table:formula="of:=[.C35] - [.C$5]"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276" calcext:value-type="float">
            <text:p>1276</text:p>
          </table:table-cell>
          <table:table-cell office:value-type="float" office:value="1577" calcext:value-type="float">
            <text:p>1577</text:p>
          </table:table-cell>
          <table:table-cell office:value-type="float" office:value="9874" calcext:value-type="float">
            <text:p>9874</text:p>
          </table:table-cell>
          <table:table-cell table:formula="of:=LN([.H35]/[.G35])" office:value-type="float" office:value="1.83438073185577" calcext:value-type="float">
            <text:p>1.8343807319</text:p>
          </table:table-cell>
          <table:table-cell table:formula="of:=[.I35]/[.I$5]" office:value-type="float" office:value="2.00232142099184" calcext:value-type="float">
            <text:p>2.002321421</text:p>
          </table:table-cell>
          <table:table-cell office:value-type="float" office:value="8580" calcext:value-type="float">
            <text:p>8580</text:p>
          </table:table-cell>
          <table:table-cell office:value-type="float" office:value="14995" calcext:value-type="float">
            <text:p>14995</text:p>
          </table:table-cell>
          <table:table-cell table:formula="of:=LN([.L35]/[.K35])" office:value-type="float" office:value="0.558282898701101" calcext:value-type="float">
            <text:p>0.5582828987</text:p>
          </table:table-cell>
          <table:table-cell table:formula="of:=[.M35]/[.M$5]" office:value-type="float" office:value="0.479688537222804" calcext:value-type="float">
            <text:p>0.4796885372</text:p>
          </table:table-cell>
          <table:table-cell office:value-type="float" office:value="107" calcext:value-type="float">
            <text:p>107</text:p>
          </table:table-cell>
          <table:table-cell office:value-type="float" office:value="1.83438073185577" calcext:value-type="float">
            <text:p>1.8343807319</text:p>
          </table:table-cell>
          <table:table-cell office:value-type="time" office:time-value="PT15H49M00S" calcext:value-type="time">
            <text:p>03:49:00 PM</text:p>
          </table:table-cell>
          <table:table-cell office:value-type="float" office:value="-100.34" calcext:value-type="float">
            <text:p>-100.34</text:p>
          </table:table-cell>
          <table:table-cell table:formula="of:=HOUR([Sheet4.Q35])*60+MINUTE([Sheet4.Q35])" office:value-type="float" office:value="949" calcext:value-type="float">
            <text:p>949</text:p>
          </table:table-cell>
          <table:table-cell table:formula="of:=[Sheet4.S35] - [Sheet4.S$5]"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389" calcext:value-type="float">
            <text:p>1389</text:p>
          </table:table-cell>
          <table:table-cell office:value-type="float" office:value="724" calcext:value-type="float">
            <text:p>724</text:p>
          </table:table-cell>
          <table:table-cell office:value-type="float" office:value="9780" calcext:value-type="float">
            <text:p>9780</text:p>
          </table:table-cell>
          <table:table-cell table:formula="of:=LN([Sheet4.X35]/[Sheet4.W35])" office:value-type="float" office:value="2.60330337064315" calcext:value-type="float">
            <text:p>2.6033033706</text:p>
          </table:table-cell>
          <table:table-cell table:formula="of:=[Sheet4.Y35]/[Sheet4.Y$5]" office:value-type="float" office:value="1.35484285092952" calcext:value-type="float">
            <text:p>1.3548428509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7" calcext:value-type="float">
            <text:p>14997</text:p>
          </table:table-cell>
          <table:table-cell table:formula="of:=LN([Sheet4.AB35]/[Sheet4.AA35])" office:value-type="float" office:value="0.0046785274484404" calcext:value-type="float">
            <text:p>0.0046785274</text:p>
          </table:table-cell>
          <table:table-cell table:formula="of:=[Sheet4.AC35]/[Sheet4.AC$5]" office:value-type="float" office:value="2.41758797235602" calcext:value-type="float">
            <text:p>2.4175879724</text:p>
          </table:table-cell>
        </table:table-row>
        <table:table-row table:style-name="ro1">
          <table:table-cell office:value-type="time" office:time-value="PT10H42M00S" calcext:value-type="time">
            <text:p>10:42:00 AM</text:p>
          </table:table-cell>
          <table:table-cell office:value-type="float" office:value="-100.12" calcext:value-type="float">
            <text:p>-100.12</text:p>
          </table:table-cell>
          <table:table-cell table:formula="of:=HOUR([.A36])*60 + MINUTE([.A36])" office:value-type="float" office:value="642" calcext:value-type="float">
            <text:p>642</text:p>
          </table:table-cell>
          <table:table-cell table:formula="of:=[.C36] - [.C$5]"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1277" calcext:value-type="float">
            <text:p>1277</text:p>
          </table:table-cell>
          <table:table-cell office:value-type="float" office:value="1572" calcext:value-type="float">
            <text:p>1572</text:p>
          </table:table-cell>
          <table:table-cell office:value-type="float" office:value="9992" calcext:value-type="float">
            <text:p>9992</text:p>
          </table:table-cell>
          <table:table-cell table:formula="of:=LN([.H36]/[.G36])" office:value-type="float" office:value="1.84943607881626" calcext:value-type="float">
            <text:p>1.8494360788</text:p>
          </table:table-cell>
          <table:table-cell table:formula="of:=[.I36]/[.I$5]" office:value-type="float" office:value="2.0187551106812" calcext:value-type="float">
            <text:p>2.0187551107</text:p>
          </table:table-cell>
          <table:table-cell office:value-type="float" office:value="8655" calcext:value-type="float">
            <text:p>8655</text:p>
          </table:table-cell>
          <table:table-cell office:value-type="float" office:value="14992" calcext:value-type="float">
            <text:p>14992</text:p>
          </table:table-cell>
          <table:table-cell table:formula="of:=LN([.L36]/[.K36])" office:value-type="float" office:value="0.549379536867894" calcext:value-type="float">
            <text:p>0.5493795369</text:p>
          </table:table-cell>
          <table:table-cell table:formula="of:=[.M36]/[.M$5]" office:value-type="float" office:value="0.47203857942529" calcext:value-type="float">
            <text:p>0.4720385794</text:p>
          </table:table-cell>
          <table:table-cell office:value-type="float" office:value="111" calcext:value-type="float">
            <text:p>111</text:p>
          </table:table-cell>
          <table:table-cell office:value-type="float" office:value="1.84943607881626" calcext:value-type="float">
            <text:p>1.8494360788</text:p>
          </table:table-cell>
          <table:table-cell office:value-type="time" office:time-value="PT15H52M00S" calcext:value-type="time">
            <text:p>03:52:00 PM</text:p>
          </table:table-cell>
          <table:table-cell office:value-type="float" office:value="-100.32" calcext:value-type="float">
            <text:p>-100.32</text:p>
          </table:table-cell>
          <table:table-cell table:formula="of:=HOUR([Sheet4.Q36])*60+MINUTE([Sheet4.Q36])" office:value-type="float" office:value="952" calcext:value-type="float">
            <text:p>952</text:p>
          </table:table-cell>
          <table:table-cell table:formula="of:=[Sheet4.S36] - [Sheet4.S$5]"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390" calcext:value-type="float">
            <text:p>1390</text:p>
          </table:table-cell>
          <table:table-cell office:value-type="float" office:value="715" calcext:value-type="float">
            <text:p>715</text:p>
          </table:table-cell>
          <table:table-cell office:value-type="float" office:value="9801" calcext:value-type="float">
            <text:p>9801</text:p>
          </table:table-cell>
          <table:table-cell table:formula="of:=LN([Sheet4.X36]/[Sheet4.W36])" office:value-type="float" office:value="2.61795715757517" calcext:value-type="float">
            <text:p>2.6179571576</text:p>
          </table:table-cell>
          <table:table-cell table:formula="of:=[Sheet4.Y36]/[Sheet4.Y$5]" office:value-type="float" office:value="1.36246915322213" calcext:value-type="float">
            <text:p>1.3624691532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9" calcext:value-type="float">
            <text:p>14999</text:p>
          </table:table-cell>
          <table:table-cell table:formula="of:=LN([Sheet4.AB36]/[Sheet4.AA36])" office:value-type="float" office:value="0.00621971575372032" calcext:value-type="float">
            <text:p>0.0062197158</text:p>
          </table:table-cell>
          <table:table-cell table:formula="of:=[Sheet4.AC36]/[Sheet4.AC$5]" office:value-type="float" office:value="3.21398349446043" calcext:value-type="float">
            <text:p>3.2139834945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-100.1" calcext:value-type="float">
            <text:p>-100.1</text:p>
          </table:table-cell>
          <table:table-cell table:formula="of:=HOUR([.A37])*60 + MINUTE([.A37])" office:value-type="float" office:value="645" calcext:value-type="float">
            <text:p>645</text:p>
          </table:table-cell>
          <table:table-cell table:formula="of:=[.C37] - [.C$5]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278" calcext:value-type="float">
            <text:p>1278</text:p>
          </table:table-cell>
          <table:table-cell office:value-type="float" office:value="1484" calcext:value-type="float">
            <text:p>1484</text:p>
          </table:table-cell>
          <table:table-cell office:value-type="float" office:value="9945" calcext:value-type="float">
            <text:p>9945</text:p>
          </table:table-cell>
          <table:table-cell table:formula="of:=LN([.H37]/[.G37])" office:value-type="float" office:value="1.90232876756075" calcext:value-type="float">
            <text:p>1.9023287676</text:p>
          </table:table-cell>
          <table:table-cell table:formula="of:=[.I37]/[.I$5]" office:value-type="float" office:value="2.07649021542131" calcext:value-type="float">
            <text:p>2.0764902154</text:p>
          </table:table-cell>
          <table:table-cell office:value-type="float" office:value="8600" calcext:value-type="float">
            <text:p>8600</text:p>
          </table:table-cell>
          <table:table-cell office:value-type="float" office:value="14993" calcext:value-type="float">
            <text:p>14993</text:p>
          </table:table-cell>
          <table:table-cell table:formula="of:=LN([.L37]/[.K37])" office:value-type="float" office:value="0.555821222253304" calcext:value-type="float">
            <text:p>0.5558212223</text:p>
          </table:table-cell>
          <table:table-cell table:formula="of:=[.M37]/[.M$5]" office:value-type="float" office:value="0.477573412476717" calcext:value-type="float">
            <text:p>0.4775734125</text:p>
          </table:table-cell>
          <table:table-cell office:value-type="float" office:value="114" calcext:value-type="float">
            <text:p>114</text:p>
          </table:table-cell>
          <table:table-cell office:value-type="float" office:value="1.90232876756075" calcext:value-type="float">
            <text:p>1.9023287676</text:p>
          </table:table-cell>
          <table:table-cell office:value-type="time" office:time-value="PT15H56M00S" calcext:value-type="time">
            <text:p>03:56:00 PM</text:p>
          </table:table-cell>
          <table:table-cell office:value-type="float" office:value="-100.35" calcext:value-type="float">
            <text:p>-100.35</text:p>
          </table:table-cell>
          <table:table-cell table:formula="of:=HOUR([Sheet4.Q37])*60+MINUTE([Sheet4.Q37])" office:value-type="float" office:value="956" calcext:value-type="float">
            <text:p>956</text:p>
          </table:table-cell>
          <table:table-cell table:formula="of:=[Sheet4.S37] - [Sheet4.S$5]"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office:value-type="float" office:value="1391" calcext:value-type="float">
            <text:p>1391</text:p>
          </table:table-cell>
          <table:table-cell office:value-type="float" office:value="739" calcext:value-type="float">
            <text:p>739</text:p>
          </table:table-cell>
          <table:table-cell office:value-type="float" office:value="9986" calcext:value-type="float">
            <text:p>9986</text:p>
          </table:table-cell>
          <table:table-cell table:formula="of:=LN([Sheet4.X37]/[Sheet4.W37])" office:value-type="float" office:value="2.60364147011235" calcext:value-type="float">
            <text:p>2.6036414701</text:p>
          </table:table-cell>
          <table:table-cell table:formula="of:=[Sheet4.Y37]/[Sheet4.Y$5]" office:value-type="float" office:value="1.35501880877367" calcext:value-type="float">
            <text:p>1.3550188088</text:p>
          </table:table-cell>
          <table:table-cell office:value-type="float" office:value="14901" calcext:value-type="float">
            <text:p>14901</text:p>
          </table:table-cell>
          <table:table-cell office:value-type="float" office:value="14998" calcext:value-type="float">
            <text:p>14998</text:p>
          </table:table-cell>
          <table:table-cell table:formula="of:=LN([Sheet4.AB37]/[Sheet4.AA37])" office:value-type="float" office:value="0.00648853408587453" calcext:value-type="float">
            <text:p>0.0064885341</text:p>
          </table:table-cell>
          <table:table-cell table:formula="of:=[Sheet4.AC37]/[Sheet4.AC$5]" office:value-type="float" office:value="3.35289300685016" calcext:value-type="float">
            <text:p>3.3528930069</text:p>
          </table:table-cell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-100.15" calcext:value-type="float">
            <text:p>-100.15</text:p>
          </table:table-cell>
          <table:table-cell table:formula="of:=HOUR([.A38])*60 + MINUTE([.A38])" office:value-type="float" office:value="648" calcext:value-type="float">
            <text:p>648</text:p>
          </table:table-cell>
          <table:table-cell table:formula="of:=[.C38] - [.C$5]"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1279" calcext:value-type="float">
            <text:p>1279</text:p>
          </table:table-cell>
          <table:table-cell office:value-type="float" office:value="1418" calcext:value-type="float">
            <text:p>1418</text:p>
          </table:table-cell>
          <table:table-cell office:value-type="float" office:value="9906" calcext:value-type="float">
            <text:p>9906</text:p>
          </table:table-cell>
          <table:table-cell table:formula="of:=LN([.H38]/[.G38])" office:value-type="float" office:value="1.94389320605611" calcext:value-type="float">
            <text:p>1.9438932061</text:p>
          </table:table-cell>
          <table:table-cell table:formula="of:=[.I38]/[.I$5]" office:value-type="float" office:value="2.12185994925327" calcext:value-type="float">
            <text:p>2.1218599493</text:p>
          </table:table-cell>
          <table:table-cell office:value-type="float" office:value="8820" calcext:value-type="float">
            <text:p>8820</text:p>
          </table:table-cell>
          <table:table-cell office:value-type="float" office:value="14997" calcext:value-type="float">
            <text:p>14997</text:p>
          </table:table-cell>
          <table:table-cell table:formula="of:=LN([.L38]/[.K38])" office:value-type="float" office:value="0.530828311080843" calcext:value-type="float">
            <text:p>0.5308283111</text:p>
          </table:table-cell>
          <table:table-cell table:formula="of:=[.M38]/[.M$5]" office:value-type="float" office:value="0.456098971778013" calcext:value-type="float">
            <text:p>0.4560989718</text:p>
          </table:table-cell>
          <table:table-cell office:value-type="float" office:value="117" calcext:value-type="float">
            <text:p>117</text:p>
          </table:table-cell>
          <table:table-cell office:value-type="float" office:value="1.94389320605611" calcext:value-type="float">
            <text:p>1.9438932061</text:p>
          </table:table-cell>
          <table:table-cell office:value-type="time" office:time-value="PT15H59M00S" calcext:value-type="time">
            <text:p>03:59:00 PM</text:p>
          </table:table-cell>
          <table:table-cell office:value-type="float" office:value="-99.66" calcext:value-type="float">
            <text:p>-99.66</text:p>
          </table:table-cell>
          <table:table-cell table:formula="of:=HOUR([Sheet4.Q38])*60+MINUTE([Sheet4.Q38])" office:value-type="float" office:value="959" calcext:value-type="float">
            <text:p>959</text:p>
          </table:table-cell>
          <table:table-cell table:formula="of:=[Sheet4.S38] - [Sheet4.S$5]"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1392" calcext:value-type="float">
            <text:p>1392</text:p>
          </table:table-cell>
          <table:table-cell office:value-type="float" office:value="704" calcext:value-type="float">
            <text:p>704</text:p>
          </table:table-cell>
          <table:table-cell office:value-type="float" office:value="10001" calcext:value-type="float">
            <text:p>10001</text:p>
          </table:table-cell>
          <table:table-cell table:formula="of:=LN([Sheet4.X38]/[Sheet4.W38])" office:value-type="float" office:value="2.65366201081847" calcext:value-type="float">
            <text:p>2.6536620108</text:p>
          </table:table-cell>
          <table:table-cell table:formula="of:=[Sheet4.Y38]/[Sheet4.Y$5]" office:value-type="float" office:value="1.38105110786702" calcext:value-type="float">
            <text:p>1.3810511079</text:p>
          </table:table-cell>
          <table:table-cell office:value-type="float" office:value="14905" calcext:value-type="float">
            <text:p>14905</text:p>
          </table:table-cell>
          <table:table-cell office:value-type="float" office:value="14993" calcext:value-type="float">
            <text:p>14993</text:p>
          </table:table-cell>
          <table:table-cell table:formula="of:=LN([Sheet4.AB38]/[Sheet4.AA38])" office:value-type="float" office:value="0.00588669838273126" calcext:value-type="float">
            <text:p>0.0058866984</text:p>
          </table:table-cell>
          <table:table-cell table:formula="of:=[Sheet4.AC38]/[Sheet4.AC$5]" office:value-type="float" office:value="3.04189969254597" calcext:value-type="float">
            <text:p>3.0418996925</text:p>
          </table:table-cell>
        </table:table-row>
        <table:table-row table:style-name="ro1">
          <table:table-cell office:value-type="time" office:time-value="PT10H53M00S" calcext:value-type="time">
            <text:p>10:53:00 AM</text:p>
          </table:table-cell>
          <table:table-cell office:value-type="float" office:value="-100.18" calcext:value-type="float">
            <text:p>-100.18</text:p>
          </table:table-cell>
          <table:table-cell table:formula="of:=HOUR([.A39])*60 + MINUTE([.A39])" office:value-type="float" office:value="653" calcext:value-type="float">
            <text:p>653</text:p>
          </table:table-cell>
          <table:table-cell table:formula="of:=[.C39] - [.C$5]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280" calcext:value-type="float">
            <text:p>1280</text:p>
          </table:table-cell>
          <table:table-cell office:value-type="float" office:value="1473" calcext:value-type="float">
            <text:p>1473</text:p>
          </table:table-cell>
          <table:table-cell office:value-type="float" office:value="9984" calcext:value-type="float">
            <text:p>9984</text:p>
          </table:table-cell>
          <table:table-cell table:formula="of:=LN([.H39]/[.G39])" office:value-type="float" office:value="1.91368267414658" calcext:value-type="float">
            <text:p>1.9136826741</text:p>
          </table:table-cell>
          <table:table-cell table:formula="of:=[.I39]/[.I$5]" office:value-type="float" office:value="2.08888359154763" calcext:value-type="float">
            <text:p>2.0888835915</text:p>
          </table:table-cell>
          <table:table-cell office:value-type="float" office:value="8802" calcext:value-type="float">
            <text:p>8802</text:p>
          </table:table-cell>
          <table:table-cell office:value-type="float" office:value="14994" calcext:value-type="float">
            <text:p>14994</text:p>
          </table:table-cell>
          <table:table-cell table:formula="of:=LN([.L39]/[.K39])" office:value-type="float" office:value="0.532671152691971" calcext:value-type="float">
            <text:p>0.5326711527</text:p>
          </table:table-cell>
          <table:table-cell table:formula="of:=[.M39]/[.M$5]" office:value-type="float" office:value="0.45768238047427" calcext:value-type="float">
            <text:p>0.4576823805</text:p>
          </table:table-cell>
          <table:table-cell office:value-type="float" office:value="122" calcext:value-type="float">
            <text:p>122</text:p>
          </table:table-cell>
          <table:table-cell office:value-type="float" office:value="1.91368267414658" calcext:value-type="float">
            <text:p>1.9136826741</text:p>
          </table:table-cell>
          <table:table-cell office:value-type="time" office:time-value="PT16H03M00S" calcext:value-type="time">
            <text:p>04:03:00 PM</text:p>
          </table:table-cell>
          <table:table-cell office:value-type="float" office:value="-100.2" calcext:value-type="float">
            <text:p>-100.2</text:p>
          </table:table-cell>
          <table:table-cell table:formula="of:=HOUR([Sheet4.Q39])*60+MINUTE([Sheet4.Q39])" office:value-type="float" office:value="963" calcext:value-type="float">
            <text:p>963</text:p>
          </table:table-cell>
          <table:table-cell table:formula="of:=[Sheet4.S39] - [Sheet4.S$5]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393" calcext:value-type="float">
            <text:p>1393</text:p>
          </table:table-cell>
          <table:table-cell office:value-type="float" office:value="725" calcext:value-type="float">
            <text:p>725</text:p>
          </table:table-cell>
          <table:table-cell office:value-type="float" office:value="9936" calcext:value-type="float">
            <text:p>9936</text:p>
          </table:table-cell>
          <table:table-cell table:formula="of:=LN([Sheet4.X39]/[Sheet4.W39])" office:value-type="float" office:value="2.61774814931859" calcext:value-type="float">
            <text:p>2.6177481493</text:p>
          </table:table-cell>
          <table:table-cell table:formula="of:=[Sheet4.Y39]/[Sheet4.Y$5]" office:value-type="float" office:value="1.36236037859931" calcext:value-type="float">
            <text:p>1.3623603786</text:p>
          </table:table-cell>
          <table:table-cell office:value-type="float" office:value="14907" calcext:value-type="float">
            <text:p>14907</text:p>
          </table:table-cell>
          <table:table-cell office:value-type="float" office:value="14998" calcext:value-type="float">
            <text:p>14998</text:p>
          </table:table-cell>
          <table:table-cell table:formula="of:=LN([Sheet4.AB39]/[Sheet4.AA39])" office:value-type="float" office:value="0.00608595759090435" calcext:value-type="float">
            <text:p>0.0060859576</text:p>
          </table:table-cell>
          <table:table-cell table:formula="of:=[Sheet4.AC39]/[Sheet4.AC$5]" office:value-type="float" office:value="3.14486513848367" calcext:value-type="float">
            <text:p>3.1448651385</text:p>
          </table:table-cell>
        </table:table-row>
        <table:table-row table:style-name="ro1">
          <table:table-cell office:value-type="time" office:time-value="PT10H57M00S" calcext:value-type="time">
            <text:p>10:57:00 AM</text:p>
          </table:table-cell>
          <table:table-cell office:value-type="float" office:value="-100.18" calcext:value-type="float">
            <text:p>-100.18</text:p>
          </table:table-cell>
          <table:table-cell table:formula="of:=HOUR([.A40])*60 + MINUTE([.A40])" office:value-type="float" office:value="657" calcext:value-type="float">
            <text:p>657</text:p>
          </table:table-cell>
          <table:table-cell table:formula="of:=[.C40] - [.C$5]"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281" calcext:value-type="float">
            <text:p>1281</text:p>
          </table:table-cell>
          <table:table-cell office:value-type="float" office:value="1376" calcext:value-type="float">
            <text:p>1376</text:p>
          </table:table-cell>
          <table:table-cell office:value-type="float" office:value="10144" calcext:value-type="float">
            <text:p>10144</text:p>
          </table:table-cell>
          <table:table-cell table:formula="of:=LN([.H40]/[.G40])" office:value-type="float" office:value="1.99770165818372" calcext:value-type="float">
            <text:p>1.9977016582</text:p>
          </table:table-cell>
          <table:table-cell table:formula="of:=[.I40]/[.I$5]" office:value-type="float" office:value="2.18059465707836" calcext:value-type="float">
            <text:p>2.1805946571</text:p>
          </table:table-cell>
          <table:table-cell office:value-type="float" office:value="8726" calcext:value-type="float">
            <text:p>8726</text:p>
          </table:table-cell>
          <table:table-cell office:value-type="float" office:value="14997" calcext:value-type="float">
            <text:p>14997</text:p>
          </table:table-cell>
          <table:table-cell table:formula="of:=LN([.L40]/[.K40])" office:value-type="float" office:value="0.541543106398125" calcext:value-type="float">
            <text:p>0.5415431064</text:p>
          </table:table-cell>
          <table:table-cell table:formula="of:=[.M40]/[.M$5]" office:value-type="float" office:value="0.465305351741195" calcext:value-type="float">
            <text:p>0.4653053517</text:p>
          </table:table-cell>
          <table:table-cell office:value-type="float" office:value="126" calcext:value-type="float">
            <text:p>126</text:p>
          </table:table-cell>
          <table:table-cell office:value-type="float" office:value="1.99770165818372" calcext:value-type="float">
            <text:p>1.9977016582</text:p>
          </table:table-cell>
          <table:table-cell office:value-type="time" office:time-value="PT16H06M00S" calcext:value-type="time">
            <text:p>04:06:00 PM</text:p>
          </table:table-cell>
          <table:table-cell office:value-type="float" office:value="-100.33" calcext:value-type="float">
            <text:p>-100.33</text:p>
          </table:table-cell>
          <table:table-cell table:formula="of:=HOUR([Sheet4.Q40])*60+MINUTE([Sheet4.Q40])" office:value-type="float" office:value="966" calcext:value-type="float">
            <text:p>966</text:p>
          </table:table-cell>
          <table:table-cell table:formula="of:=[Sheet4.S40] - [Sheet4.S$5]"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1394" calcext:value-type="float">
            <text:p>1394</text:p>
          </table:table-cell>
          <table:table-cell office:value-type="float" office:value="722" calcext:value-type="float">
            <text:p>722</text:p>
          </table:table-cell>
          <table:table-cell office:value-type="float" office:value="10039" calcext:value-type="float">
            <text:p>10039</text:p>
          </table:table-cell>
          <table:table-cell table:formula="of:=LN([Sheet4.X40]/[Sheet4.W40])" office:value-type="float" office:value="2.6322076477987" calcext:value-type="float">
            <text:p>2.6322076478</text:p>
          </table:table-cell>
          <table:table-cell table:formula="of:=[Sheet4.Y40]/[Sheet4.Y$5]" office:value-type="float" office:value="1.36988556692916" calcext:value-type="float">
            <text:p>1.3698855669</text:p>
          </table:table-cell>
          <table:table-cell office:value-type="float" office:value="14907" calcext:value-type="float">
            <text:p>14907</text:p>
          </table:table-cell>
          <table:table-cell office:value-type="float" office:value="15000" calcext:value-type="float">
            <text:p>15000</text:p>
          </table:table-cell>
          <table:table-cell table:formula="of:=LN([Sheet4.AB40]/[Sheet4.AA40])" office:value-type="float" office:value="0.00621929981391692" calcext:value-type="float">
            <text:p>0.0062192998</text:p>
          </table:table-cell>
          <table:table-cell table:formula="of:=[Sheet4.AC40]/[Sheet4.AC$5]" office:value-type="float" office:value="3.21376856121978" calcext:value-type="float">
            <text:p>3.2137685612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-99.67" calcext:value-type="float">
            <text:p>-99.67</text:p>
          </table:table-cell>
          <table:table-cell table:formula="of:=HOUR([.A41])*60 + MINUTE([.A41])" office:value-type="float" office:value="660" calcext:value-type="float">
            <text:p>660</text:p>
          </table:table-cell>
          <table:table-cell table:formula="of:=[.C41] - [.C$5]"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1282" calcext:value-type="float">
            <text:p>1282</text:p>
          </table:table-cell>
          <table:table-cell office:value-type="float" office:value="1388" calcext:value-type="float">
            <text:p>1388</text:p>
          </table:table-cell>
          <table:table-cell office:value-type="float" office:value="9934" calcext:value-type="float">
            <text:p>9934</text:p>
          </table:table-cell>
          <table:table-cell table:formula="of:=LN([.H41]/[.G41])" office:value-type="float" office:value="1.96809935460055" calcext:value-type="float">
            <text:p>1.9680993546</text:p>
          </table:table-cell>
          <table:table-cell table:formula="of:=[.I41]/[.I$5]" office:value-type="float" office:value="2.14828221204121" calcext:value-type="float">
            <text:p>2.148282212</text:p>
          </table:table-cell>
          <table:table-cell office:value-type="float" office:value="8760" calcext:value-type="float">
            <text:p>8760</text:p>
          </table:table-cell>
          <table:table-cell office:value-type="float" office:value="14993" calcext:value-type="float">
            <text:p>14993</text:p>
          </table:table-cell>
          <table:table-cell table:formula="of:=LN([.L41]/[.K41])" office:value-type="float" office:value="0.537387520564466" calcext:value-type="float">
            <text:p>0.5373875206</text:p>
          </table:table-cell>
          <table:table-cell table:formula="of:=[.M41]/[.M$5]" office:value-type="float" office:value="0.461734784033515" calcext:value-type="float">
            <text:p>0.461734784</text:p>
          </table:table-cell>
          <table:table-cell office:value-type="float" office:value="129" calcext:value-type="float">
            <text:p>129</text:p>
          </table:table-cell>
          <table:table-cell office:value-type="float" office:value="1.96809935460055" calcext:value-type="float">
            <text:p>1.9680993546</text:p>
          </table:table-cell>
          <table:table-cell office:value-type="time" office:time-value="PT16H10M00S" calcext:value-type="time">
            <text:p>04:10:00 PM</text:p>
          </table:table-cell>
          <table:table-cell office:value-type="float" office:value="-100.24" calcext:value-type="float">
            <text:p>-100.24</text:p>
          </table:table-cell>
          <table:table-cell table:formula="of:=HOUR([Sheet4.Q41])*60+MINUTE([Sheet4.Q41])" office:value-type="float" office:value="970" calcext:value-type="float">
            <text:p>970</text:p>
          </table:table-cell>
          <table:table-cell table:formula="of:=[Sheet4.S41] - [Sheet4.S$5]"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float" office:value="1395" calcext:value-type="float">
            <text:p>1395</text:p>
          </table:table-cell>
          <table:table-cell office:value-type="float" office:value="735" calcext:value-type="float">
            <text:p>735</text:p>
          </table:table-cell>
          <table:table-cell office:value-type="float" office:value="10006" calcext:value-type="float">
            <text:p>10006</text:p>
          </table:table-cell>
          <table:table-cell table:formula="of:=LN([Sheet4.X41]/[Sheet4.W41])" office:value-type="float" office:value="2.61106969283531" calcext:value-type="float">
            <text:p>2.6110696928</text:p>
          </table:table-cell>
          <table:table-cell table:formula="of:=[Sheet4.Y41]/[Sheet4.Y$5]" office:value-type="float" office:value="1.35888469492616" calcext:value-type="float">
            <text:p>1.3588846949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9" calcext:value-type="float">
            <text:p>14999</text:p>
          </table:table-cell>
          <table:table-cell table:formula="of:=LN([Sheet4.AB41]/[Sheet4.AA41])" office:value-type="float" office:value="0.00635389891393499" calcext:value-type="float">
            <text:p>0.0063538989</text:p>
          </table:table-cell>
          <table:table-cell table:formula="of:=[Sheet4.AC41]/[Sheet4.AC$5]" office:value-type="float" office:value="3.28332146411065" calcext:value-type="float">
            <text:p>3.2833214641</text:p>
          </table:table-cell>
        </table:table-row>
        <table:table-row table:style-name="ro1">
          <table:table-cell office:value-type="time" office:time-value="PT11H03M00S" calcext:value-type="time">
            <text:p>11:03:00 AM</text:p>
          </table:table-cell>
          <table:table-cell office:value-type="float" office:value="-99.92" calcext:value-type="float">
            <text:p>-99.92</text:p>
          </table:table-cell>
          <table:table-cell table:formula="of:=HOUR([.A42])*60 + MINUTE([.A42])" office:value-type="float" office:value="663" calcext:value-type="float">
            <text:p>663</text:p>
          </table:table-cell>
          <table:table-cell table:formula="of:=[.C42] - [.C$5]"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283" calcext:value-type="float">
            <text:p>1283</text:p>
          </table:table-cell>
          <table:table-cell office:value-type="float" office:value="1330" calcext:value-type="float">
            <text:p>1330</text:p>
          </table:table-cell>
          <table:table-cell office:value-type="float" office:value="9973" calcext:value-type="float">
            <text:p>9973</text:p>
          </table:table-cell>
          <table:table-cell table:formula="of:=LN([.H42]/[.G42])" office:value-type="float" office:value="2.01470249918607" calcext:value-type="float">
            <text:p>2.0147024992</text:p>
          </table:table-cell>
          <table:table-cell table:formula="of:=[.I42]/[.I$5]" office:value-type="float" office:value="2.19915195411203" calcext:value-type="float">
            <text:p>2.1991519541</text:p>
          </table:table-cell>
          <table:table-cell office:value-type="float" office:value="8749" calcext:value-type="float">
            <text:p>8749</text:p>
          </table:table-cell>
          <table:table-cell office:value-type="float" office:value="14994" calcext:value-type="float">
            <text:p>14994</text:p>
          </table:table-cell>
          <table:table-cell table:formula="of:=LN([.L42]/[.K42])" office:value-type="float" office:value="0.538710712956743" calcext:value-type="float">
            <text:p>0.538710713</text:p>
          </table:table-cell>
          <table:table-cell table:formula="of:=[.M42]/[.M$5]" office:value-type="float" office:value="0.462871699071737" calcext:value-type="float">
            <text:p>0.4628716991</text:p>
          </table:table-cell>
          <table:table-cell office:value-type="float" office:value="132" calcext:value-type="float">
            <text:p>132</text:p>
          </table:table-cell>
          <table:table-cell office:value-type="float" office:value="2.01470249918607" calcext:value-type="float">
            <text:p>2.014702499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07M00S" calcext:value-type="time">
            <text:p>11:07:00 AM</text:p>
          </table:table-cell>
          <table:table-cell office:value-type="float" office:value="-99.68" calcext:value-type="float">
            <text:p>-99.68</text:p>
          </table:table-cell>
          <table:table-cell table:formula="of:=HOUR([.A43])*60 + MINUTE([.A43])" office:value-type="float" office:value="667" calcext:value-type="float">
            <text:p>667</text:p>
          </table:table-cell>
          <table:table-cell table:formula="of:=[.C43] - [.C$5]"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284" calcext:value-type="float">
            <text:p>1284</text:p>
          </table:table-cell>
          <table:table-cell office:value-type="float" office:value="1304" calcext:value-type="float">
            <text:p>1304</text:p>
          </table:table-cell>
          <table:table-cell office:value-type="float" office:value="10046" calcext:value-type="float">
            <text:p>10046</text:p>
          </table:table-cell>
          <table:table-cell table:formula="of:=LN([.H43]/[.G43])" office:value-type="float" office:value="2.04173808182339" calcext:value-type="float">
            <text:p>2.0417380818</text:p>
          </table:table-cell>
          <table:table-cell table:formula="of:=[.I43]/[.I$5]" office:value-type="float" office:value="2.22866269051675" calcext:value-type="float">
            <text:p>2.2286626905</text:p>
          </table:table-cell>
          <table:table-cell office:value-type="float" office:value="8830" calcext:value-type="float">
            <text:p>8830</text:p>
          </table:table-cell>
          <table:table-cell office:value-type="float" office:value="14996" calcext:value-type="float">
            <text:p>14996</text:p>
          </table:table-cell>
          <table:table-cell table:formula="of:=LN([.L43]/[.K43])" office:value-type="float" office:value="0.529628484257797" calcext:value-type="float">
            <text:p>0.5296284843</text:p>
          </table:table-cell>
          <table:table-cell table:formula="of:=[.M43]/[.M$5]" office:value-type="float" office:value="0.455068055059971" calcext:value-type="float">
            <text:p>0.4550680551</text:p>
          </table:table-cell>
          <table:table-cell office:value-type="float" office:value="136" calcext:value-type="float">
            <text:p>136</text:p>
          </table:table-cell>
          <table:table-cell office:value-type="float" office:value="2.04173808182339" calcext:value-type="float">
            <text:p>2.041738081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10M00S" calcext:value-type="time">
            <text:p>11:10:00 AM</text:p>
          </table:table-cell>
          <table:table-cell office:value-type="float" office:value="-100.14" calcext:value-type="float">
            <text:p>-100.14</text:p>
          </table:table-cell>
          <table:table-cell table:formula="of:=HOUR([.A44])*60 + MINUTE([.A44])" office:value-type="float" office:value="670" calcext:value-type="float">
            <text:p>670</text:p>
          </table:table-cell>
          <table:table-cell table:formula="of:=[.C44] - [.C$5]"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1348" calcext:value-type="float">
            <text:p>1348</text:p>
          </table:table-cell>
          <table:table-cell office:value-type="float" office:value="10207" calcext:value-type="float">
            <text:p>10207</text:p>
          </table:table-cell>
          <table:table-cell table:formula="of:=LN([.H44]/[.G44])" office:value-type="float" office:value="2.02445174693125" calcext:value-type="float">
            <text:p>2.0244517469</text:p>
          </table:table-cell>
          <table:table-cell table:formula="of:=[.I44]/[.I$5]" office:value-type="float" office:value="2.20979376214006" calcext:value-type="float">
            <text:p>2.2097937621</text:p>
          </table:table-cell>
          <table:table-cell office:value-type="float" office:value="8864" calcext:value-type="float">
            <text:p>8864</text:p>
          </table:table-cell>
          <table:table-cell office:value-type="float" office:value="14995" calcext:value-type="float">
            <text:p>14995</text:p>
          </table:table-cell>
          <table:table-cell table:formula="of:=LN([.L44]/[.K44])" office:value-type="float" office:value="0.525718682196044" calcext:value-type="float">
            <text:p>0.5257186822</text:p>
          </table:table-cell>
          <table:table-cell table:formula="of:=[.M44]/[.M$5]" office:value-type="float" office:value="0.451708669995166" calcext:value-type="float">
            <text:p>0.45170867</text:p>
          </table:table-cell>
          <table:table-cell office:value-type="float" office:value="139" calcext:value-type="float">
            <text:p>139</text:p>
          </table:table-cell>
          <table:table-cell office:value-type="float" office:value="2.02445174693125" calcext:value-type="float">
            <text:p>2.024451746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office:value-type="float" office:value="-99.84" calcext:value-type="float">
            <text:p>-99.84</text:p>
          </table:table-cell>
          <table:table-cell table:formula="of:=HOUR([.A45])*60 + MINUTE([.A45])" office:value-type="float" office:value="673" calcext:value-type="float">
            <text:p>673</text:p>
          </table:table-cell>
          <table:table-cell table:formula="of:=[.C45] - [.C$5]"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1286" calcext:value-type="float">
            <text:p>1286</text:p>
          </table:table-cell>
          <table:table-cell office:value-type="float" office:value="1268" calcext:value-type="float">
            <text:p>1268</text:p>
          </table:table-cell>
          <table:table-cell office:value-type="float" office:value="10032" calcext:value-type="float">
            <text:p>10032</text:p>
          </table:table-cell>
          <table:table-cell table:formula="of:=LN([.H45]/[.G45])" office:value-type="float" office:value="2.06833912787553" calcext:value-type="float">
            <text:p>2.0683391279</text:p>
          </table:table-cell>
          <table:table-cell table:formula="of:=[.I45]/[.I$5]" office:value-type="float" office:value="2.25769910776973" calcext:value-type="float">
            <text:p>2.2576991078</text:p>
          </table:table-cell>
          <table:table-cell office:value-type="float" office:value="8889" calcext:value-type="float">
            <text:p>8889</text:p>
          </table:table-cell>
          <table:table-cell office:value-type="float" office:value="14997" calcext:value-type="float">
            <text:p>14997</text:p>
          </table:table-cell>
          <table:table-cell table:formula="of:=LN([.L45]/[.K45])" office:value-type="float" office:value="0.523035623840005" calcext:value-type="float">
            <text:p>0.5230356238</text:p>
          </table:table-cell>
          <table:table-cell table:formula="of:=[.M45]/[.M$5]" office:value-type="float" office:value="0.449403329206318" calcext:value-type="float">
            <text:p>0.4494033292</text:p>
          </table:table-cell>
          <table:table-cell office:value-type="float" office:value="142" calcext:value-type="float">
            <text:p>142</text:p>
          </table:table-cell>
          <table:table-cell office:value-type="float" office:value="2.06833912787553" calcext:value-type="float">
            <text:p>2.068339127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17M00S" calcext:value-type="time">
            <text:p>11:17:00 AM</text:p>
          </table:table-cell>
          <table:table-cell office:value-type="float" office:value="-99.87" calcext:value-type="float">
            <text:p>-99.87</text:p>
          </table:table-cell>
          <table:table-cell table:formula="of:=HOUR([.A46])*60 + MINUTE([.A46])" office:value-type="float" office:value="677" calcext:value-type="float">
            <text:p>677</text:p>
          </table:table-cell>
          <table:table-cell table:formula="of:=[.C46] - [.C$5]"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1287" calcext:value-type="float">
            <text:p>1287</text:p>
          </table:table-cell>
          <table:table-cell office:value-type="float" office:value="1313" calcext:value-type="float">
            <text:p>1313</text:p>
          </table:table-cell>
          <table:table-cell office:value-type="float" office:value="10102" calcext:value-type="float">
            <text:p>10102</text:p>
          </table:table-cell>
          <table:table-cell table:formula="of:=LN([.H46]/[.G46])" office:value-type="float" office:value="2.0404188287252" calcext:value-type="float">
            <text:p>2.0404188287</text:p>
          </table:table-cell>
          <table:table-cell table:formula="of:=[.I46]/[.I$5]" office:value-type="float" office:value="2.22722265754413" calcext:value-type="float">
            <text:p>2.2272226575</text:p>
          </table:table-cell>
          <table:table-cell office:value-type="float" office:value="8801" calcext:value-type="float">
            <text:p>8801</text:p>
          </table:table-cell>
          <table:table-cell office:value-type="float" office:value="14993" calcext:value-type="float">
            <text:p>14993</text:p>
          </table:table-cell>
          <table:table-cell table:formula="of:=LN([.L46]/[.K46])" office:value-type="float" office:value="0.532718074121091" calcext:value-type="float">
            <text:p>0.5327180741</text:p>
          </table:table-cell>
          <table:table-cell table:formula="of:=[.M46]/[.M$5]" office:value-type="float" office:value="0.457722696363852" calcext:value-type="float">
            <text:p>0.4577226964</text:p>
          </table:table-cell>
          <table:table-cell office:value-type="float" office:value="146" calcext:value-type="float">
            <text:p>146</text:p>
          </table:table-cell>
          <table:table-cell office:value-type="float" office:value="2.0404188287252" calcext:value-type="float">
            <text:p>2.040418828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21M00S" calcext:value-type="time">
            <text:p>11:21:00 AM</text:p>
          </table:table-cell>
          <table:table-cell office:value-type="float" office:value="-99.64" calcext:value-type="float">
            <text:p>-99.64</text:p>
          </table:table-cell>
          <table:table-cell table:formula="of:=HOUR([.A47])*60 + MINUTE([.A47])" office:value-type="float" office:value="681" calcext:value-type="float">
            <text:p>681</text:p>
          </table:table-cell>
          <table:table-cell table:formula="of:=[.C47] - [.C$5]"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1288" calcext:value-type="float">
            <text:p>1288</text:p>
          </table:table-cell>
          <table:table-cell office:value-type="float" office:value="1276" calcext:value-type="float">
            <text:p>1276</text:p>
          </table:table-cell>
          <table:table-cell office:value-type="float" office:value="10116" calcext:value-type="float">
            <text:p>10116</text:p>
          </table:table-cell>
          <table:table-cell table:formula="of:=LN([.H47]/[.G47])" office:value-type="float" office:value="2.07038814388512" calcext:value-type="float">
            <text:p>2.0703881439</text:p>
          </table:table-cell>
          <table:table-cell table:formula="of:=[.I47]/[.I$5]" office:value-type="float" office:value="2.25993571469473" calcext:value-type="float">
            <text:p>2.2599357147</text:p>
          </table:table-cell>
          <table:table-cell office:value-type="float" office:value="8909" calcext:value-type="float">
            <text:p>8909</text:p>
          </table:table-cell>
          <table:table-cell office:value-type="float" office:value="14995" calcext:value-type="float">
            <text:p>14995</text:p>
          </table:table-cell>
          <table:table-cell table:formula="of:=LN([.L47]/[.K47])" office:value-type="float" office:value="0.520654810462466" calcext:value-type="float">
            <text:p>0.5206548105</text:p>
          </table:table-cell>
          <table:table-cell table:formula="of:=[.M47]/[.M$5]" office:value-type="float" office:value="0.447357683729572" calcext:value-type="float">
            <text:p>0.4473576837</text:p>
          </table:table-cell>
          <table:table-cell office:value-type="float" office:value="150" calcext:value-type="float">
            <text:p>150</text:p>
          </table:table-cell>
          <table:table-cell office:value-type="float" office:value="2.07038814388512" calcext:value-type="float">
            <text:p>2.070388143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24M00S" calcext:value-type="time">
            <text:p>11:24:00 AM</text:p>
          </table:table-cell>
          <table:table-cell office:value-type="float" office:value="-99.89" calcext:value-type="float">
            <text:p>-99.89</text:p>
          </table:table-cell>
          <table:table-cell table:formula="of:=HOUR([.A48])*60 + MINUTE([.A48])" office:value-type="float" office:value="684" calcext:value-type="float">
            <text:p>684</text:p>
          </table:table-cell>
          <table:table-cell table:formula="of:=[.C48] - [.C$5]"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1289" calcext:value-type="float">
            <text:p>1289</text:p>
          </table:table-cell>
          <table:table-cell office:value-type="float" office:value="1298" calcext:value-type="float">
            <text:p>1298</text:p>
          </table:table-cell>
          <table:table-cell office:value-type="float" office:value="10127" calcext:value-type="float">
            <text:p>10127</text:p>
          </table:table-cell>
          <table:table-cell table:formula="of:=LN([.H48]/[.G48])" office:value-type="float" office:value="2.05438050606825" calcext:value-type="float">
            <text:p>2.0543805061</text:p>
          </table:table-cell>
          <table:table-cell table:formula="of:=[.I48]/[.I$5]" office:value-type="float" office:value="2.24246255029457" calcext:value-type="float">
            <text:p>2.2424625503</text:p>
          </table:table-cell>
          <table:table-cell office:value-type="float" office:value="8907" calcext:value-type="float">
            <text:p>8907</text:p>
          </table:table-cell>
          <table:table-cell office:value-type="float" office:value="14994" calcext:value-type="float">
            <text:p>14994</text:p>
          </table:table-cell>
          <table:table-cell table:formula="of:=LN([.L48]/[.K48])" office:value-type="float" office:value="0.520812636631138" calcext:value-type="float">
            <text:p>0.5208126366</text:p>
          </table:table-cell>
          <table:table-cell table:formula="of:=[.M48]/[.M$5]" office:value-type="float" office:value="0.447493291329522" calcext:value-type="float">
            <text:p>0.4474932913</text:p>
          </table:table-cell>
          <table:table-cell office:value-type="float" office:value="153" calcext:value-type="float">
            <text:p>153</text:p>
          </table:table-cell>
          <table:table-cell office:value-type="float" office:value="2.05438050606825" calcext:value-type="float">
            <text:p>2.054380506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28M00S" calcext:value-type="time">
            <text:p>11:28:00 AM</text:p>
          </table:table-cell>
          <table:table-cell office:value-type="float" office:value="-100.12" calcext:value-type="float">
            <text:p>-100.12</text:p>
          </table:table-cell>
          <table:table-cell table:formula="of:=HOUR([.A49])*60 + MINUTE([.A49])" office:value-type="float" office:value="688" calcext:value-type="float">
            <text:p>688</text:p>
          </table:table-cell>
          <table:table-cell table:formula="of:=[.C49] - [.C$5]"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1290" calcext:value-type="float">
            <text:p>1290</text:p>
          </table:table-cell>
          <table:table-cell office:value-type="float" office:value="1316" calcext:value-type="float">
            <text:p>1316</text:p>
          </table:table-cell>
          <table:table-cell office:value-type="float" office:value="10134" calcext:value-type="float">
            <text:p>10134</text:p>
          </table:table-cell>
          <table:table-cell table:formula="of:=LN([.H49]/[.G49])" office:value-type="float" office:value="2.04129927415059" calcext:value-type="float">
            <text:p>2.0412992742</text:p>
          </table:table-cell>
          <table:table-cell table:formula="of:=[.I49]/[.I$5]" office:value-type="float" office:value="2.22818370925202" calcext:value-type="float">
            <text:p>2.2281837093</text:p>
          </table:table-cell>
          <table:table-cell office:value-type="float" office:value="8968" calcext:value-type="float">
            <text:p>8968</text:p>
          </table:table-cell>
          <table:table-cell office:value-type="float" office:value="14999" calcext:value-type="float">
            <text:p>14999</text:p>
          </table:table-cell>
          <table:table-cell table:formula="of:=LN([.L49]/[.K49])" office:value-type="float" office:value="0.514320846443364" calcext:value-type="float">
            <text:p>0.5143208464</text:p>
          </table:table-cell>
          <table:table-cell table:formula="of:=[.M49]/[.M$5]" office:value-type="float" office:value="0.441915407166536" calcext:value-type="float">
            <text:p>0.4419154072</text:p>
          </table:table-cell>
          <table:table-cell office:value-type="float" office:value="157" calcext:value-type="float">
            <text:p>157</text:p>
          </table:table-cell>
          <table:table-cell office:value-type="float" office:value="2.04129927415059" calcext:value-type="float">
            <text:p>2.041299274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31M00S" calcext:value-type="time">
            <text:p>11:31:00 AM</text:p>
          </table:table-cell>
          <table:table-cell office:value-type="float" office:value="-100.28" calcext:value-type="float">
            <text:p>-100.28</text:p>
          </table:table-cell>
          <table:table-cell table:formula="of:=HOUR([.A50])*60 + MINUTE([.A50])" office:value-type="float" office:value="691" calcext:value-type="float">
            <text:p>691</text:p>
          </table:table-cell>
          <table:table-cell table:formula="of:=[.C50] - [.C$5]"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291" calcext:value-type="float">
            <text:p>1291</text:p>
          </table:table-cell>
          <table:table-cell office:value-type="float" office:value="1294" calcext:value-type="float">
            <text:p>1294</text:p>
          </table:table-cell>
          <table:table-cell office:value-type="float" office:value="10114" calcext:value-type="float">
            <text:p>10114</text:p>
          </table:table-cell>
          <table:table-cell table:formula="of:=LN([.H50]/[.G50])" office:value-type="float" office:value="2.05618240657908" calcext:value-type="float">
            <text:p>2.0561824066</text:p>
          </table:table-cell>
          <table:table-cell table:formula="of:=[.I50]/[.I$5]" office:value-type="float" office:value="2.24442941787483" calcext:value-type="float">
            <text:p>2.2444294179</text:p>
          </table:table-cell>
          <table:table-cell office:value-type="float" office:value="8945" calcext:value-type="float">
            <text:p>8945</text:p>
          </table:table-cell>
          <table:table-cell office:value-type="float" office:value="14997" calcext:value-type="float">
            <text:p>14997</text:p>
          </table:table-cell>
          <table:table-cell table:formula="of:=LN([.L50]/[.K50])" office:value-type="float" office:value="0.516755464138861" calcext:value-type="float">
            <text:p>0.5167554641</text:p>
          </table:table-cell>
          <table:table-cell table:formula="of:=[.M50]/[.M$5]" office:value-type="float" office:value="0.444007282457301" calcext:value-type="float">
            <text:p>0.4440072825</text:p>
          </table:table-cell>
          <table:table-cell office:value-type="float" office:value="160" calcext:value-type="float">
            <text:p>160</text:p>
          </table:table-cell>
          <table:table-cell office:value-type="float" office:value="2.05618240657908" calcext:value-type="float">
            <text:p>2.056182406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-99.92" calcext:value-type="float">
            <text:p>-99.92</text:p>
          </table:table-cell>
          <table:table-cell table:formula="of:=HOUR([.A51])*60 + MINUTE([.A51])" office:value-type="float" office:value="694" calcext:value-type="float">
            <text:p>694</text:p>
          </table:table-cell>
          <table:table-cell table:formula="of:=[.C51] - [.C$5]"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1292" calcext:value-type="float">
            <text:p>1292</text:p>
          </table:table-cell>
          <table:table-cell office:value-type="float" office:value="1219" calcext:value-type="float">
            <text:p>1219</text:p>
          </table:table-cell>
          <table:table-cell office:value-type="float" office:value="10169" calcext:value-type="float">
            <text:p>10169</text:p>
          </table:table-cell>
          <table:table-cell table:formula="of:=LN([.H51]/[.G51])" office:value-type="float" office:value="2.12131302630987" calcext:value-type="float">
            <text:p>2.1213130263</text:p>
          </table:table-cell>
          <table:table-cell table:formula="of:=[.I51]/[.I$5]" office:value-type="float" office:value="2.31552285708551" calcext:value-type="float">
            <text:p>2.3155228571</text:p>
          </table:table-cell>
          <table:table-cell office:value-type="float" office:value="8840" calcext:value-type="float">
            <text:p>8840</text:p>
          </table:table-cell>
          <table:table-cell office:value-type="float" office:value="14992" calcext:value-type="float">
            <text:p>14992</text:p>
          </table:table-cell>
          <table:table-cell table:formula="of:=LN([.L51]/[.K51])" office:value-type="float" office:value="0.528229848846514" calcext:value-type="float">
            <text:p>0.5282298488</text:p>
          </table:table-cell>
          <table:table-cell table:formula="of:=[.M51]/[.M$5]" office:value-type="float" office:value="0.453866317775689" calcext:value-type="float">
            <text:p>0.4538663178</text:p>
          </table:table-cell>
          <table:table-cell office:value-type="float" office:value="163" calcext:value-type="float">
            <text:p>163</text:p>
          </table:table-cell>
          <table:table-cell office:value-type="float" office:value="2.12131302630987" calcext:value-type="float">
            <text:p>2.121313026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38M00S" calcext:value-type="time">
            <text:p>11:38:00 AM</text:p>
          </table:table-cell>
          <table:table-cell office:value-type="float" office:value="-100.15" calcext:value-type="float">
            <text:p>-100.15</text:p>
          </table:table-cell>
          <table:table-cell table:formula="of:=HOUR([.A52])*60 + MINUTE([.A52])" office:value-type="float" office:value="698" calcext:value-type="float">
            <text:p>698</text:p>
          </table:table-cell>
          <table:table-cell table:formula="of:=[.C52] - [.C$5]"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1293" calcext:value-type="float">
            <text:p>1293</text:p>
          </table:table-cell>
          <table:table-cell office:value-type="float" office:value="1198" calcext:value-type="float">
            <text:p>1198</text:p>
          </table:table-cell>
          <table:table-cell office:value-type="float" office:value="10186" calcext:value-type="float">
            <text:p>10186</text:p>
          </table:table-cell>
          <table:table-cell table:formula="of:=LN([.H52]/[.G52])" office:value-type="float" office:value="2.14036072876915" calcext:value-type="float">
            <text:p>2.1403607288</text:p>
          </table:table-cell>
          <table:table-cell table:formula="of:=[.I52]/[.I$5]" office:value-type="float" office:value="2.33631440923855" calcext:value-type="float">
            <text:p>2.3363144092</text:p>
          </table:table-cell>
          <table:table-cell office:value-type="float" office:value="8835" calcext:value-type="float">
            <text:p>8835</text:p>
          </table:table-cell>
          <table:table-cell office:value-type="float" office:value="14994" calcext:value-type="float">
            <text:p>14994</text:p>
          </table:table-cell>
          <table:table-cell table:formula="of:=LN([.L52]/[.K52])" office:value-type="float" office:value="0.528929015309211" calcext:value-type="float">
            <text:p>0.5289290153</text:p>
          </table:table-cell>
          <table:table-cell table:formula="of:=[.M52]/[.M$5]" office:value-type="float" office:value="0.454467056466676" calcext:value-type="float">
            <text:p>0.4544670565</text:p>
          </table:table-cell>
          <table:table-cell office:value-type="float" office:value="167" calcext:value-type="float">
            <text:p>167</text:p>
          </table:table-cell>
          <table:table-cell office:value-type="float" office:value="2.14036072876915" calcext:value-type="float">
            <text:p>2.140360728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-99.52" calcext:value-type="float">
            <text:p>-99.52</text:p>
          </table:table-cell>
          <table:table-cell table:formula="of:=HOUR([.A53])*60 + MINUTE([.A53])" office:value-type="float" office:value="701" calcext:value-type="float">
            <text:p>701</text:p>
          </table:table-cell>
          <table:table-cell table:formula="of:=[.C53] - [.C$5]"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float" office:value="1294" calcext:value-type="float">
            <text:p>1294</text:p>
          </table:table-cell>
          <table:table-cell office:value-type="float" office:value="1217" calcext:value-type="float">
            <text:p>1217</text:p>
          </table:table-cell>
          <table:table-cell office:value-type="float" office:value="10233" calcext:value-type="float">
            <text:p>10233</text:p>
          </table:table-cell>
          <table:table-cell table:formula="of:=LN([.H53]/[.G53])" office:value-type="float" office:value="2.12922897809923" calcext:value-type="float">
            <text:p>2.1292289781</text:p>
          </table:table-cell>
          <table:table-cell table:formula="of:=[.I53]/[.I$5]" office:value-type="float" office:value="2.32416352778169" calcext:value-type="float">
            <text:p>2.3241635278</text:p>
          </table:table-cell>
          <table:table-cell office:value-type="float" office:value="8968" calcext:value-type="float">
            <text:p>8968</text:p>
          </table:table-cell>
          <table:table-cell office:value-type="float" office:value="14994" calcext:value-type="float">
            <text:p>14994</text:p>
          </table:table-cell>
          <table:table-cell table:formula="of:=LN([.L53]/[.K53])" office:value-type="float" office:value="0.513987435311011" calcext:value-type="float">
            <text:p>0.5139874353</text:p>
          </table:table-cell>
          <table:table-cell table:formula="of:=[.M53]/[.M$5]" office:value-type="float" office:value="0.441628933232364" calcext:value-type="float">
            <text:p>0.4416289332</text:p>
          </table:table-cell>
          <table:table-cell office:value-type="float" office:value="170" calcext:value-type="float">
            <text:p>170</text:p>
          </table:table-cell>
          <table:table-cell office:value-type="float" office:value="2.12922897809923" calcext:value-type="float">
            <text:p>2.129228978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-99.93" calcext:value-type="float">
            <text:p>-99.93</text:p>
          </table:table-cell>
          <table:table-cell table:formula="of:=HOUR([.A54])*60 + MINUTE([.A54])" office:value-type="float" office:value="704" calcext:value-type="float">
            <text:p>704</text:p>
          </table:table-cell>
          <table:table-cell table:formula="of:=[.C54] - [.C$5]"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295" calcext:value-type="float">
            <text:p>1295</text:p>
          </table:table-cell>
          <table:table-cell office:value-type="float" office:value="1212" calcext:value-type="float">
            <text:p>1212</text:p>
          </table:table-cell>
          <table:table-cell office:value-type="float" office:value="10180" calcext:value-type="float">
            <text:p>10180</text:p>
          </table:table-cell>
          <table:table-cell table:formula="of:=LN([.H54]/[.G54])" office:value-type="float" office:value="2.12815312347525" calcext:value-type="float">
            <text:p>2.1281531235</text:p>
          </table:table-cell>
          <table:table-cell table:formula="of:=[.I54]/[.I$5]" office:value-type="float" office:value="2.32298917682932" calcext:value-type="float">
            <text:p>2.3229891768</text:p>
          </table:table-cell>
          <table:table-cell office:value-type="float" office:value="9036" calcext:value-type="float">
            <text:p>9036</text:p>
          </table:table-cell>
          <table:table-cell office:value-type="float" office:value="14992" calcext:value-type="float">
            <text:p>14992</text:p>
          </table:table-cell>
          <table:table-cell table:formula="of:=LN([.L54]/[.K54])" office:value-type="float" office:value="0.506300126890309" calcext:value-type="float">
            <text:p>0.5063001269</text:p>
          </table:table-cell>
          <table:table-cell table:formula="of:=[.M54]/[.M$5]" office:value-type="float" office:value="0.435023834383579" calcext:value-type="float">
            <text:p>0.4350238344</text:p>
          </table:table-cell>
          <table:table-cell office:value-type="float" office:value="173" calcext:value-type="float">
            <text:p>173</text:p>
          </table:table-cell>
          <table:table-cell office:value-type="float" office:value="2.12815312347525" calcext:value-type="float">
            <text:p>2.128153123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-99.93" calcext:value-type="float">
            <text:p>-99.93</text:p>
          </table:table-cell>
          <table:table-cell table:formula="of:=HOUR([.A55])*60 + MINUTE([.A55])" office:value-type="float" office:value="708" calcext:value-type="float">
            <text:p>708</text:p>
          </table:table-cell>
          <table:table-cell table:formula="of:=[.C55] - [.C$5]"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1296" calcext:value-type="float">
            <text:p>1296</text:p>
          </table:table-cell>
          <table:table-cell office:value-type="float" office:value="1186" calcext:value-type="float">
            <text:p>1186</text:p>
          </table:table-cell>
          <table:table-cell office:value-type="float" office:value="10164" calcext:value-type="float">
            <text:p>10164</text:p>
          </table:table-cell>
          <table:table-cell table:formula="of:=LN([.H55]/[.G55])" office:value-type="float" office:value="2.14826576488238" calcext:value-type="float">
            <text:p>2.1482657649</text:p>
          </table:table-cell>
          <table:table-cell table:formula="of:=[.I55]/[.I$5]" office:value-type="float" office:value="2.3449431649098" calcext:value-type="float">
            <text:p>2.3449431649</text:p>
          </table:table-cell>
          <table:table-cell office:value-type="float" office:value="8983" calcext:value-type="float">
            <text:p>8983</text:p>
          </table:table-cell>
          <table:table-cell office:value-type="float" office:value="14995" calcext:value-type="float">
            <text:p>14995</text:p>
          </table:table-cell>
          <table:table-cell table:formula="of:=LN([.L55]/[.K55])" office:value-type="float" office:value="0.512382909953903" calcext:value-type="float">
            <text:p>0.51238291</text:p>
          </table:table-cell>
          <table:table-cell table:formula="of:=[.M55]/[.M$5]" office:value-type="float" office:value="0.440250290928831" calcext:value-type="float">
            <text:p>0.4402502909</text:p>
          </table:table-cell>
          <table:table-cell office:value-type="float" office:value="177" calcext:value-type="float">
            <text:p>177</text:p>
          </table:table-cell>
          <table:table-cell office:value-type="float" office:value="2.14826576488238" calcext:value-type="float">
            <text:p>2.148265764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-99.67" calcext:value-type="float">
            <text:p>-99.67</text:p>
          </table:table-cell>
          <table:table-cell table:formula="of:=HOUR([.A56])*60 + MINUTE([.A56])" office:value-type="float" office:value="711" calcext:value-type="float">
            <text:p>711</text:p>
          </table:table-cell>
          <table:table-cell table:formula="of:=[.C56] - [.C$5]"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1297" calcext:value-type="float">
            <text:p>1297</text:p>
          </table:table-cell>
          <table:table-cell office:value-type="float" office:value="1203" calcext:value-type="float">
            <text:p>1203</text:p>
          </table:table-cell>
          <table:table-cell office:value-type="float" office:value="10096" calcext:value-type="float">
            <text:p>10096</text:p>
          </table:table-cell>
          <table:table-cell table:formula="of:=LN([.H56]/[.G56])" office:value-type="float" office:value="2.12732086880632" calcext:value-type="float">
            <text:p>2.1273208688</text:p>
          </table:table-cell>
          <table:table-cell table:formula="of:=[.I56]/[.I$5]" office:value-type="float" office:value="2.32208072782394" calcext:value-type="float">
            <text:p>2.3220807278</text:p>
          </table:table-cell>
          <table:table-cell office:value-type="float" office:value="9062" calcext:value-type="float">
            <text:p>9062</text:p>
          </table:table-cell>
          <table:table-cell office:value-type="float" office:value="15000" calcext:value-type="float">
            <text:p>15000</text:p>
          </table:table-cell>
          <table:table-cell table:formula="of:=LN([.L56]/[.K56])" office:value-type="float" office:value="0.503960354857264" calcext:value-type="float">
            <text:p>0.5039603549</text:p>
          </table:table-cell>
          <table:table-cell table:formula="of:=[.M56]/[.M$5]" office:value-type="float" office:value="0.433013452502676" calcext:value-type="float">
            <text:p>0.4330134525</text:p>
          </table:table-cell>
          <table:table-cell office:value-type="float" office:value="180" calcext:value-type="float">
            <text:p>180</text:p>
          </table:table-cell>
          <table:table-cell office:value-type="float" office:value="2.12732086880632" calcext:value-type="float">
            <text:p>2.127320868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54M00S" calcext:value-type="time">
            <text:p>11:54:00 AM</text:p>
          </table:table-cell>
          <table:table-cell office:value-type="float" office:value="-100.06" calcext:value-type="float">
            <text:p>-100.06</text:p>
          </table:table-cell>
          <table:table-cell table:formula="of:=HOUR([.A57])*60 + MINUTE([.A57])" office:value-type="float" office:value="714" calcext:value-type="float">
            <text:p>714</text:p>
          </table:table-cell>
          <table:table-cell table:formula="of:=[.C57] - [.C$5]"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1298" calcext:value-type="float">
            <text:p>1298</text:p>
          </table:table-cell>
          <table:table-cell office:value-type="float" office:value="1201" calcext:value-type="float">
            <text:p>1201</text:p>
          </table:table-cell>
          <table:table-cell office:value-type="float" office:value="10340" calcext:value-type="float">
            <text:p>10340</text:p>
          </table:table-cell>
          <table:table-cell table:formula="of:=LN([.H57]/[.G57])" office:value-type="float" office:value="2.15286532598244" calcext:value-type="float">
            <text:p>2.152865326</text:p>
          </table:table-cell>
          <table:table-cell table:formula="of:=[.I57]/[.I$5]" office:value-type="float" office:value="2.34996382368464" calcext:value-type="float">
            <text:p>2.3499638237</text:p>
          </table:table-cell>
          <table:table-cell office:value-type="float" office:value="8985" calcext:value-type="float">
            <text:p>8985</text:p>
          </table:table-cell>
          <table:table-cell office:value-type="float" office:value="14996" calcext:value-type="float">
            <text:p>14996</text:p>
          </table:table-cell>
          <table:table-cell table:formula="of:=LN([.L57]/[.K57])" office:value-type="float" office:value="0.512226978638143" calcext:value-type="float">
            <text:p>0.5122269786</text:p>
          </table:table-cell>
          <table:table-cell table:formula="of:=[.M57]/[.M$5]" office:value-type="float" office:value="0.440116311426794" calcext:value-type="float">
            <text:p>0.4401163114</text:p>
          </table:table-cell>
          <table:table-cell office:value-type="float" office:value="183" calcext:value-type="float">
            <text:p>183</text:p>
          </table:table-cell>
          <table:table-cell office:value-type="float" office:value="2.15286532598244" calcext:value-type="float">
            <text:p>2.15286532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58M00S" calcext:value-type="time">
            <text:p>11:58:00 AM</text:p>
          </table:table-cell>
          <table:table-cell office:value-type="float" office:value="-99.64" calcext:value-type="float">
            <text:p>-99.64</text:p>
          </table:table-cell>
          <table:table-cell table:formula="of:=HOUR([.A58])*60 + MINUTE([.A58])" office:value-type="float" office:value="718" calcext:value-type="float">
            <text:p>718</text:p>
          </table:table-cell>
          <table:table-cell table:formula="of:=[.C58] - [.C$5]"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1299" calcext:value-type="float">
            <text:p>1299</text:p>
          </table:table-cell>
          <table:table-cell office:value-type="float" office:value="1153" calcext:value-type="float">
            <text:p>1153</text:p>
          </table:table-cell>
          <table:table-cell office:value-type="float" office:value="10272" calcext:value-type="float">
            <text:p>10272</text:p>
          </table:table-cell>
          <table:table-cell table:formula="of:=LN([.H58]/[.G58])" office:value-type="float" office:value="2.18705450566068" calcext:value-type="float">
            <text:p>2.1870545057</text:p>
          </table:table-cell>
          <table:table-cell table:formula="of:=[.I58]/[.I$5]" office:value-type="float" office:value="2.38728308115778" calcext:value-type="float">
            <text:p>2.3872830812</text:p>
          </table:table-cell>
          <table:table-cell office:value-type="float" office:value="8986" calcext:value-type="float">
            <text:p>8986</text:p>
          </table:table-cell>
          <table:table-cell office:value-type="float" office:value="14995" calcext:value-type="float">
            <text:p>14995</text:p>
          </table:table-cell>
          <table:table-cell table:formula="of:=LN([.L58]/[.K58])" office:value-type="float" office:value="0.512049001553004" calcext:value-type="float">
            <text:p>0.5120490016</text:p>
          </table:table-cell>
          <table:table-cell table:formula="of:=[.M58]/[.M$5]" office:value-type="float" office:value="0.439963389730951" calcext:value-type="float">
            <text:p>0.4399633897</text:p>
          </table:table-cell>
          <table:table-cell office:value-type="float" office:value="187" calcext:value-type="float">
            <text:p>187</text:p>
          </table:table-cell>
          <table:table-cell office:value-type="float" office:value="2.18705450566068" calcext:value-type="float">
            <text:p>2.187054505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2H01M00S" calcext:value-type="time">
            <text:p>12:01:00 PM</text:p>
          </table:table-cell>
          <table:table-cell office:value-type="float" office:value="-99.45" calcext:value-type="float">
            <text:p>-99.45</text:p>
          </table:table-cell>
          <table:table-cell table:formula="of:=HOUR([.A59])*60 + MINUTE([.A59])" office:value-type="float" office:value="721" calcext:value-type="float">
            <text:p>721</text:p>
          </table:table-cell>
          <table:table-cell table:formula="of:=[.C59] - [.C$5]"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303" calcext:value-type="float">
            <text:p>10303</text:p>
          </table:table-cell>
          <table:table-cell table:formula="of:=LN([.H59]/[.G59])" office:value-type="float" office:value="2.1814322414264" calcext:value-type="float">
            <text:p>2.1814322414</text:p>
          </table:table-cell>
          <table:table-cell table:formula="of:=[.I59]/[.I$5]" office:value-type="float" office:value="2.38114608902999" calcext:value-type="float">
            <text:p>2.381146089</text:p>
          </table:table-cell>
          <table:table-cell office:value-type="float" office:value="9106" calcext:value-type="float">
            <text:p>9106</text:p>
          </table:table-cell>
          <table:table-cell office:value-type="float" office:value="14995" calcext:value-type="float">
            <text:p>14995</text:p>
          </table:table-cell>
          <table:table-cell table:formula="of:=LN([.L59]/[.K59])" office:value-type="float" office:value="0.498783275288382" calcext:value-type="float">
            <text:p>0.4987832753</text:p>
          </table:table-cell>
          <table:table-cell table:formula="of:=[.M59]/[.M$5]" office:value-type="float" office:value="0.428565195657874" calcext:value-type="float">
            <text:p>0.4285651957</text:p>
          </table:table-cell>
          <table:table-cell office:value-type="float" office:value="190" calcext:value-type="float">
            <text:p>190</text:p>
          </table:table-cell>
          <table:table-cell office:value-type="float" office:value="2.1814322414264" calcext:value-type="float">
            <text:p>2.181432241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2H05M00S" calcext:value-type="time">
            <text:p>12:05:00 PM</text:p>
          </table:table-cell>
          <table:table-cell office:value-type="float" office:value="-98.65" calcext:value-type="float">
            <text:p>-98.65</text:p>
          </table:table-cell>
          <table:table-cell table:formula="of:=HOUR([.A60])*60 + MINUTE([.A60])" office:value-type="float" office:value="725" calcext:value-type="float">
            <text:p>725</text:p>
          </table:table-cell>
          <table:table-cell table:formula="of:=[.C60] - [.C$5]"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1301" calcext:value-type="float">
            <text:p>1301</text:p>
          </table:table-cell>
          <table:table-cell office:value-type="float" office:value="1115" calcext:value-type="float">
            <text:p>1115</text:p>
          </table:table-cell>
          <table:table-cell office:value-type="float" office:value="10272" calcext:value-type="float">
            <text:p>10272</text:p>
          </table:table-cell>
          <table:table-cell table:formula="of:=LN([.H60]/[.G60])" office:value-type="float" office:value="2.22056734203552" calcext:value-type="float">
            <text:p>2.220567342</text:p>
          </table:table-cell>
          <table:table-cell table:formula="of:=[.I60]/[.I$5]" office:value-type="float" office:value="2.42386407494289" calcext:value-type="float">
            <text:p>2.4238640749</text:p>
          </table:table-cell>
          <table:table-cell office:value-type="float" office:value="9006" calcext:value-type="float">
            <text:p>9006</text:p>
          </table:table-cell>
          <table:table-cell office:value-type="float" office:value="14992" calcext:value-type="float">
            <text:p>14992</text:p>
          </table:table-cell>
          <table:table-cell table:formula="of:=LN([.L60]/[.K60])" office:value-type="float" office:value="0.509625703616686" calcext:value-type="float">
            <text:p>0.5096257036</text:p>
          </table:table-cell>
          <table:table-cell table:formula="of:=[.M60]/[.M$5]" office:value-type="float" office:value="0.437881240617962" calcext:value-type="float">
            <text:p>0.4378812406</text:p>
          </table:table-cell>
          <table:table-cell office:value-type="float" office:value="194" calcext:value-type="float">
            <text:p>194</text:p>
          </table:table-cell>
          <table:table-cell office:value-type="float" office:value="2.22056734203552" calcext:value-type="float">
            <text:p>2.22056734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2H09M00S" calcext:value-type="time">
            <text:p>12:09:00 PM</text:p>
          </table:table-cell>
          <table:table-cell office:value-type="float" office:value="-94.23" calcext:value-type="float">
            <text:p>-94.23</text:p>
          </table:table-cell>
          <table:table-cell table:formula="of:=HOUR([.A61])*60 + MINUTE([.A61])" office:value-type="float" office:value="729" calcext:value-type="float">
            <text:p>729</text:p>
          </table:table-cell>
          <table:table-cell table:formula="of:=[.C61] - [.C$5]"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float" office:value="1302" calcext:value-type="float">
            <text:p>1302</text:p>
          </table:table-cell>
          <table:table-cell office:value-type="float" office:value="1164" calcext:value-type="float">
            <text:p>1164</text:p>
          </table:table-cell>
          <table:table-cell office:value-type="float" office:value="10203" calcext:value-type="float">
            <text:p>10203</text:p>
          </table:table-cell>
          <table:table-cell table:formula="of:=LN([.H61]/[.G61])" office:value-type="float" office:value="2.17081944538392" calcext:value-type="float">
            <text:p>2.1708194454</text:p>
          </table:table-cell>
          <table:table-cell table:formula="of:=[.I61]/[.I$5]" office:value-type="float" office:value="2.36956167338309" calcext:value-type="float">
            <text:p>2.3695616734</text:p>
          </table:table-cell>
          <table:table-cell office:value-type="float" office:value="9119" calcext:value-type="float">
            <text:p>9119</text:p>
          </table:table-cell>
          <table:table-cell office:value-type="float" office:value="14986" calcext:value-type="float">
            <text:p>14986</text:p>
          </table:table-cell>
          <table:table-cell table:formula="of:=LN([.L61]/[.K61])" office:value-type="float" office:value="0.496756282990591" calcext:value-type="float">
            <text:p>0.496756283</text:p>
          </table:table-cell>
          <table:table-cell table:formula="of:=[.M61]/[.M$5]" office:value-type="float" office:value="0.426823560776076" calcext:value-type="float">
            <text:p>0.4268235608</text:p>
          </table:table-cell>
          <table:table-cell office:value-type="float" office:value="198" calcext:value-type="float">
            <text:p>198</text:p>
          </table:table-cell>
          <table:table-cell office:value-type="float" office:value="2.17081944538392" calcext:value-type="float">
            <text:p>2.1708194454</text:p>
          </table:table-cell>
          <table:table-cell table:style-name="Default"/>
          <table:table-cell table:number-columns-repeated="13"/>
        </table:table-row>
        <table:table-row table:style-name="ro1" table:number-rows-repeated="11">
          <table:table-cell table:number-columns-repeated="16"/>
          <table:table-cell table:style-name="Default"/>
          <table:table-cell table:number-columns-repeated="13"/>
        </table:table-row>
        <table:table-row table:style-name="ro1">
          <table:table-cell table:number-columns-repeated="16"/>
          <table:table-cell table:style-name="Default"/>
          <table:table-cell table:number-columns-repeated="13"/>
        </table:table-row>
      </table:table>
      <table:table table:name="Sheet5" table:style-name="ta1">
        <table:shapes>
          <draw:frame draw:z-index="0" draw:style-name="gr1" draw:text-style-name="P1" svg:width="6.2988in" svg:height="3.5429in" svg:x="0.2169in" svg:y="7.4331in">
            <draw:object draw:notify-on-update-of-ranges="Sheet5.C5:Sheet5.C39 Sheet5.G3:Sheet5.G3 Sheet5.I5:Sheet5.I61 Sheet5.C5:Sheet5.C39 Sheet5.K3:Sheet5.K3 Sheet5.M5:Sheet5.M6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452in" svg:y="7.3878in">
            <draw:object draw:notify-on-update-of-ranges="Sheet5.AD5:Sheet5.AD57 Sheet5.AG3:Sheet5.AG3 Sheet5.AI5:Sheet5.AI57 Sheet5.D5:Sheet5.D41 Sheet5.G3:Sheet5.G3 Sheet5.I5:Sheet5.I4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8" table:number-rows-spanned="1">
            <text:p>Test to know if the lamp or the beam splitter is an issue. Here no colling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4"/>
          <table:covered-table-cell table:style-name="ce1"/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style-name="Default"/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3" table:number-rows-spanned="1">
            <text:p>RUN 7, bean splitter on, no colling, all on when taking data, N2 gaz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number-columns-repeated="2"/>
          <table:table-cell table:style-name="ce1" office:value-type="string" calcext:value-type="string" table:number-columns-spanned="13" table:number-rows-spanned="1">
            <text:p>RUN 9, bean splitter off, no colling, all on when taking data, N2 gaz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style-name="Default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bs, no cooling, N2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 table:number-columns-repeated="2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bs, failed test, no cooling, RT, issue with N2 gaz </text:p>
          </table:table-cell>
          <table:covered-table-cell table:number-columns-repeated="2"/>
          <table:table-cell/>
          <table:table-cell table:style-name="ce5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bs, test 1, no cooling, RT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2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3</text:p>
          </table:table-cell>
          <table:table-cell/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 &gt; nor</text:p>
          </table:table-cell>
          <table:table-cell/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 &gt; nor</text:p>
          </table:table-cell>
        </table:table-row>
        <table:table-row table:style-name="ro1">
          <table:table-cell office:value-type="time" office:time-value="PT13H59M00S" calcext:value-type="time">
            <text:p>01:59:00 PM</text:p>
          </table:table-cell>
          <table:table-cell office:value-type="float" office:value="17.95" calcext:value-type="float">
            <text:p>17.95</text:p>
          </table:table-cell>
          <table:table-cell table:formula="of:=HOUR([.A5])*60+MINUTE([.A5])" office:value-type="float" office:value="839" calcext:value-type="float">
            <text:p>839</text:p>
          </table:table-cell>
          <table:table-cell table:formula="of:=[.C5]-[.C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776" calcext:value-type="float">
            <text:p>776</text:p>
          </table:table-cell>
          <table:table-cell office:value-type="float" office:value="9379" calcext:value-type="float">
            <text:p>9379</text:p>
          </table:table-cell>
          <table:table-cell table:formula="of:=LN([.H5]/[.G5])" office:value-type="float" office:value="2.49207590632572" calcext:value-type="float">
            <text:p>2.4920759063</text:p>
          </table:table-cell>
          <table:table-cell table:formula="of:= [.I5] / [.I$5]" office:value-type="float" office:value="1" calcext:value-type="float">
            <text:p>1</text:p>
          </table:table-cell>
          <table:table-cell office:value-type="float" office:value="6986" calcext:value-type="float">
            <text:p>6986</text:p>
          </table:table-cell>
          <table:table-cell office:value-type="float" office:value="8904" calcext:value-type="float">
            <text:p>8904</text:p>
          </table:table-cell>
          <table:table-cell table:formula="of:=LN([.L5]/[.K5])" office:value-type="float" office:value="0.242592467588603" calcext:value-type="float">
            <text:p>0.2425924676</text:p>
          </table:table-cell>
          <table:table-cell table:formula="of:=[.M5]/[.M$5]" office:value-type="float" office:value="1" calcext:value-type="float">
            <text:p>1</text:p>
          </table:table-cell>
          <table:table-cell/>
          <table:table-cell office:value-type="time" office:time-value="PT13H16M00S" calcext:value-type="time">
            <text:p>01:16:00 PM</text:p>
          </table:table-cell>
          <table:table-cell office:value-type="float" office:value="18" calcext:value-type="float">
            <text:p>18</text:p>
          </table:table-cell>
          <table:table-cell table:formula="of:=HOUR([.P5])*60 + MINUTE([.P5])" office:value-type="float" office:value="796" calcext:value-type="float">
            <text:p>796</text:p>
          </table:table-cell>
          <table:table-cell table:formula="of:= [.R5] - [.R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5" calcext:value-type="float">
            <text:p>1415</text:p>
          </table:table-cell>
          <table:table-cell office:value-type="float" office:value="329" calcext:value-type="float">
            <text:p>329</text:p>
          </table:table-cell>
          <table:table-cell office:value-type="float" office:value="7499" calcext:value-type="float">
            <text:p>7499</text:p>
          </table:table-cell>
          <table:table-cell table:formula="of:=LN([.W5]/[.V5])" office:value-type="float" office:value="3.12646720653602" calcext:value-type="float">
            <text:p>3.1264672065</text:p>
          </table:table-cell>
          <table:table-cell table:formula="of:=[.X5]/[.X$5]" office:value-type="float" office:value="1" calcext:value-type="float">
            <text:p>1</text:p>
          </table:table-cell>
          <table:table-cell/>
          <table:table-cell office:value-type="time" office:time-value="PT10H42M00S" calcext:value-type="time">
            <text:p>10:42:00 AM</text:p>
          </table:table-cell>
          <table:table-cell office:value-type="float" office:value="24.14" calcext:value-type="float">
            <text:p>24.14</text:p>
          </table:table-cell>
          <table:table-cell table:formula="of:=HOUR([.AA5])*60 + MINUTE([.AA5])" office:value-type="float" office:value="642" calcext:value-type="float">
            <text:p>642</text:p>
          </table:table-cell>
          <table:table-cell table:formula="of:= [.AC5] - [.AC$5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33" calcext:value-type="float">
            <text:p>1433</text:p>
          </table:table-cell>
          <table:table-cell office:value-type="float" office:value="1437" calcext:value-type="float">
            <text:p>1437</text:p>
          </table:table-cell>
          <table:table-cell office:value-type="float" office:value="7934" calcext:value-type="float">
            <text:p>7934</text:p>
          </table:table-cell>
          <table:table-cell table:formula="of:=LN([.AH5]/[.AG5])" office:value-type="float" office:value="1.70859971499525" calcext:value-type="float">
            <text:p>1.708599715</text:p>
          </table:table-cell>
          <table:table-cell table:formula="of:=[.AI5]/[.AI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4H02M00S" calcext:value-type="time">
            <text:p>02:02:00 PM</text:p>
          </table:table-cell>
          <table:table-cell office:value-type="float" office:value="18.08" calcext:value-type="float">
            <text:p>18.08</text:p>
          </table:table-cell>
          <table:table-cell table:formula="of:=HOUR([.A6])*60+MINUTE([.A6])" office:value-type="float" office:value="842" calcext:value-type="float">
            <text:p>842</text:p>
          </table:table-cell>
          <table:table-cell table:formula="of:=[.C6]-[.C$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04" calcext:value-type="float">
            <text:p>1304</text:p>
          </table:table-cell>
          <table:table-cell office:value-type="float" office:value="719" calcext:value-type="float">
            <text:p>719</text:p>
          </table:table-cell>
          <table:table-cell office:value-type="float" office:value="9348" calcext:value-type="float">
            <text:p>9348</text:p>
          </table:table-cell>
          <table:table-cell table:formula="of:=LN([.H6]/[.G6])" office:value-type="float" office:value="2.5650563379377" calcext:value-type="float">
            <text:p>2.5650563379</text:p>
          </table:table-cell>
          <table:table-cell table:formula="of:= [.I6] / [.I$5]" office:value-type="float" office:value="1.02928499546372" calcext:value-type="float">
            <text:p>1.0292849955</text:p>
          </table:table-cell>
          <table:table-cell office:value-type="float" office:value="6913" calcext:value-type="float">
            <text:p>6913</text:p>
          </table:table-cell>
          <table:table-cell office:value-type="float" office:value="8914" calcext:value-type="float">
            <text:p>8914</text:p>
          </table:table-cell>
          <table:table-cell table:formula="of:=LN([.L6]/[.K6])" office:value-type="float" office:value="0.254219377561236" calcext:value-type="float">
            <text:p>0.2542193776</text:p>
          </table:table-cell>
          <table:table-cell table:formula="of:=[.M6]/[.M$5]" office:value-type="float" office:value="1.04792774519426" calcext:value-type="float">
            <text:p>1.0479277452</text:p>
          </table:table-cell>
          <table:table-cell/>
          <table:table-cell office:value-type="time" office:time-value="PT13H20M00S" calcext:value-type="time">
            <text:p>01:20:00 PM</text:p>
          </table:table-cell>
          <table:table-cell office:value-type="float" office:value="18.1" calcext:value-type="float">
            <text:p>18.1</text:p>
          </table:table-cell>
          <table:table-cell table:formula="of:=HOUR([.P6])*60 + MINUTE([.P6])" office:value-type="float" office:value="800" calcext:value-type="float">
            <text:p>800</text:p>
          </table:table-cell>
          <table:table-cell table:formula="of:= [.R6] - [.R$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16" calcext:value-type="float">
            <text:p>1416</text:p>
          </table:table-cell>
          <table:table-cell office:value-type="float" office:value="326" calcext:value-type="float">
            <text:p>326</text:p>
          </table:table-cell>
          <table:table-cell office:value-type="float" office:value="7483" calcext:value-type="float">
            <text:p>7483</text:p>
          </table:table-cell>
          <table:table-cell table:formula="of:=LN([.W6]/[.V6])" office:value-type="float" office:value="3.13349167871365" calcext:value-type="float">
            <text:p>3.1334916787</text:p>
          </table:table-cell>
          <table:table-cell table:formula="of:=[.X6]/[.X$5]" office:value-type="float" office:value="1.00224677622172" calcext:value-type="float">
            <text:p>1.0022467762</text:p>
          </table:table-cell>
          <table:table-cell/>
          <table:table-cell office:value-type="time" office:time-value="PT10H45M00S" calcext:value-type="time">
            <text:p>10:45:00 AM</text:p>
          </table:table-cell>
          <table:table-cell office:value-type="float" office:value="24.12" calcext:value-type="float">
            <text:p>24.12</text:p>
          </table:table-cell>
          <table:table-cell table:formula="of:=HOUR([.AA6])*60 + MINUTE([.AA6])" office:value-type="float" office:value="645" calcext:value-type="float">
            <text:p>645</text:p>
          </table:table-cell>
          <table:table-cell table:formula="of:= [.AC6] - [.AC$5]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34" calcext:value-type="float">
            <text:p>1434</text:p>
          </table:table-cell>
          <table:table-cell office:value-type="float" office:value="1242" calcext:value-type="float">
            <text:p>1242</text:p>
          </table:table-cell>
          <table:table-cell office:value-type="float" office:value="7822" calcext:value-type="float">
            <text:p>7822</text:p>
          </table:table-cell>
          <table:table-cell table:formula="of:=LN([.AH6]/[.AG6])" office:value-type="float" office:value="1.84021729282204" calcext:value-type="float">
            <text:p>1.8402172928</text:p>
          </table:table-cell>
          <table:table-cell table:formula="of:=[.AI6]/[.AI$5]" office:value-type="float" office:value="1.07703242407901" calcext:value-type="float">
            <text:p>1.0770324241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18.2" calcext:value-type="float">
            <text:p>18.2</text:p>
          </table:table-cell>
          <table:table-cell table:formula="of:=HOUR([.A7])*60+MINUTE([.A7])" office:value-type="float" office:value="845" calcext:value-type="float">
            <text:p>845</text:p>
          </table:table-cell>
          <table:table-cell table:formula="of:=[.C7]-[.C$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714" calcext:value-type="float">
            <text:p>714</text:p>
          </table:table-cell>
          <table:table-cell office:value-type="float" office:value="9281" calcext:value-type="float">
            <text:p>9281</text:p>
          </table:table-cell>
          <table:table-cell table:formula="of:=LN([.H7]/[.G7])" office:value-type="float" office:value="2.56484161625581" calcext:value-type="float">
            <text:p>2.5648416163</text:p>
          </table:table-cell>
          <table:table-cell table:formula="of:= [.I7] / [.I$5]" office:value-type="float" office:value="1.02919883368937" calcext:value-type="float">
            <text:p>1.0291988337</text:p>
          </table:table-cell>
          <table:table-cell office:value-type="float" office:value="7062" calcext:value-type="float">
            <text:p>7062</text:p>
          </table:table-cell>
          <table:table-cell office:value-type="float" office:value="8903" calcext:value-type="float">
            <text:p>8903</text:p>
          </table:table-cell>
          <table:table-cell table:formula="of:=LN([.L7]/[.K7])" office:value-type="float" office:value="0.23166000108534" calcext:value-type="float">
            <text:p>0.2316600011</text:p>
          </table:table-cell>
          <table:table-cell table:formula="of:=[.M7]/[.M$5]" office:value-type="float" office:value="0.954934847681242" calcext:value-type="float">
            <text:p>0.9549348477</text:p>
          </table:table-cell>
          <table:table-cell/>
          <table:table-cell office:value-type="time" office:time-value="PT13H23M00S" calcext:value-type="time">
            <text:p>01:23:00 PM</text:p>
          </table:table-cell>
          <table:table-cell office:value-type="float" office:value="18.35" calcext:value-type="float">
            <text:p>18.35</text:p>
          </table:table-cell>
          <table:table-cell table:formula="of:=HOUR([.P7])*60 + MINUTE([.P7])" office:value-type="float" office:value="803" calcext:value-type="float">
            <text:p>803</text:p>
          </table:table-cell>
          <table:table-cell table:formula="of:= [.R7] - [.R$5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17" calcext:value-type="float">
            <text:p>1417</text:p>
          </table:table-cell>
          <table:table-cell office:value-type="float" office:value="391" calcext:value-type="float">
            <text:p>391</text:p>
          </table:table-cell>
          <table:table-cell office:value-type="float" office:value="7492" calcext:value-type="float">
            <text:p>7492</text:p>
          </table:table-cell>
          <table:table-cell table:formula="of:=LN([.W7]/[.V7])" office:value-type="float" office:value="2.95288350357861" calcext:value-type="float">
            <text:p>2.9528835036</text:p>
          </table:table-cell>
          <table:table-cell table:formula="of:=[.X7]/[.X$5]" office:value-type="float" office:value="0.944479282368764" calcext:value-type="float">
            <text:p>0.9444792824</text:p>
          </table:table-cell>
          <table:table-cell/>
          <table:table-cell office:value-type="time" office:time-value="PT10H48M00S" calcext:value-type="time">
            <text:p>10:48:00 AM</text:p>
          </table:table-cell>
          <table:table-cell office:value-type="float" office:value="24.05" calcext:value-type="float">
            <text:p>24.05</text:p>
          </table:table-cell>
          <table:table-cell table:formula="of:=HOUR([.AA7])*60 + MINUTE([.AA7])" office:value-type="float" office:value="648" calcext:value-type="float">
            <text:p>648</text:p>
          </table:table-cell>
          <table:table-cell table:formula="of:= [.AC7] - [.AC$5]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35" calcext:value-type="float">
            <text:p>1435</text:p>
          </table:table-cell>
          <table:table-cell office:value-type="float" office:value="1176" calcext:value-type="float">
            <text:p>1176</text:p>
          </table:table-cell>
          <table:table-cell office:value-type="float" office:value="8076" calcext:value-type="float">
            <text:p>8076</text:p>
          </table:table-cell>
          <table:table-cell table:formula="of:=LN([.AH7]/[.AG7])" office:value-type="float" office:value="1.92677785097416" calcext:value-type="float">
            <text:p>1.926777851</text:p>
          </table:table-cell>
          <table:table-cell table:formula="of:=[.AI7]/[.AI$5]" office:value-type="float" office:value="1.12769411937981" calcext:value-type="float">
            <text:p>1.1276941194</text:p>
          </table:table-cell>
        </table:table-row>
        <table:table-row table:style-name="ro1">
          <table:table-cell office:value-type="time" office:time-value="PT14H09M00S" calcext:value-type="time">
            <text:p>02:09:00 PM</text:p>
          </table:table-cell>
          <table:table-cell office:value-type="float" office:value="18.31" calcext:value-type="float">
            <text:p>18.31</text:p>
          </table:table-cell>
          <table:table-cell table:formula="of:=HOUR([.A8])*60+MINUTE([.A8])" office:value-type="float" office:value="849" calcext:value-type="float">
            <text:p>849</text:p>
          </table:table-cell>
          <table:table-cell table:formula="of:=[.C8]-[.C$5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float" office:value="708" calcext:value-type="float">
            <text:p>708</text:p>
          </table:table-cell>
          <table:table-cell office:value-type="float" office:value="9255" calcext:value-type="float">
            <text:p>9255</text:p>
          </table:table-cell>
          <table:table-cell table:formula="of:=LN([.H8]/[.G8])" office:value-type="float" office:value="2.57047513131388" calcext:value-type="float">
            <text:p>2.5704751313</text:p>
          </table:table-cell>
          <table:table-cell table:formula="of:= [.I8] / [.I$5]" office:value-type="float" office:value="1.03145940490382" calcext:value-type="float">
            <text:p>1.0314594049</text:p>
          </table:table-cell>
          <table:table-cell office:value-type="float" office:value="7035" calcext:value-type="float">
            <text:p>7035</text:p>
          </table:table-cell>
          <table:table-cell office:value-type="float" office:value="8791" calcext:value-type="float">
            <text:p>8791</text:p>
          </table:table-cell>
          <table:table-cell table:formula="of:=LN([.L8]/[.K8])" office:value-type="float" office:value="0.222830780302689" calcext:value-type="float">
            <text:p>0.2228307803</text:p>
          </table:table-cell>
          <table:table-cell table:formula="of:=[.M8]/[.M$5]" office:value-type="float" office:value="0.91853956768589" calcext:value-type="float">
            <text:p>0.9185395677</text:p>
          </table:table-cell>
          <table:table-cell/>
          <table:table-cell office:value-type="time" office:time-value="PT13H27M00S" calcext:value-type="time">
            <text:p>01:27:00 PM</text:p>
          </table:table-cell>
          <table:table-cell office:value-type="float" office:value="18.3" calcext:value-type="float">
            <text:p>18.3</text:p>
          </table:table-cell>
          <table:table-cell table:formula="of:=HOUR([.P8])*60 + MINUTE([.P8])" office:value-type="float" office:value="807" calcext:value-type="float">
            <text:p>807</text:p>
          </table:table-cell>
          <table:table-cell table:formula="of:= [.R8] - [.R$5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18" calcext:value-type="float">
            <text:p>1418</text:p>
          </table:table-cell>
          <table:table-cell office:value-type="float" office:value="365" calcext:value-type="float">
            <text:p>365</text:p>
          </table:table-cell>
          <table:table-cell office:value-type="float" office:value="7497" calcext:value-type="float">
            <text:p>7497</text:p>
          </table:table-cell>
          <table:table-cell table:formula="of:=LN([.W8]/[.V8])" office:value-type="float" office:value="3.02236086592057" calcext:value-type="float">
            <text:p>3.0223608659</text:p>
          </table:table-cell>
          <table:table-cell table:formula="of:=[.X8]/[.X$5]" office:value-type="float" office:value="0.96670160480244" calcext:value-type="float">
            <text:p>0.9667016048</text:p>
          </table:table-cell>
          <table:table-cell/>
          <table:table-cell office:value-type="time" office:time-value="PT10H52M00S" calcext:value-type="time">
            <text:p>10:52:00 AM</text:p>
          </table:table-cell>
          <table:table-cell office:value-type="float" office:value="24.07" calcext:value-type="float">
            <text:p>24.07</text:p>
          </table:table-cell>
          <table:table-cell table:formula="of:=HOUR([.AA8])*60 + MINUTE([.AA8])" office:value-type="float" office:value="652" calcext:value-type="float">
            <text:p>652</text:p>
          </table:table-cell>
          <table:table-cell table:formula="of:= [.AC8] - [.AC$5]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36" calcext:value-type="float">
            <text:p>1436</text:p>
          </table:table-cell>
          <table:table-cell office:value-type="float" office:value="1158" calcext:value-type="float">
            <text:p>1158</text:p>
          </table:table-cell>
          <table:table-cell office:value-type="float" office:value="8199" calcext:value-type="float">
            <text:p>8199</text:p>
          </table:table-cell>
          <table:table-cell table:formula="of:=LN([.AH9]/[.AG9])" office:value-type="float" office:value="2.042316723247" calcext:value-type="float">
            <text:p>2.0423167232</text:p>
          </table:table-cell>
          <table:table-cell table:formula="of:=[.AI8]/[.AI$5]" office:value-type="float" office:value="1.19531608563605" calcext:value-type="float">
            <text:p>1.1953160856</text:p>
          </table:table-cell>
        </table:table-row>
        <table:table-row table:style-name="ro1">
          <table:table-cell office:value-type="time" office:time-value="PT14H12M00S" calcext:value-type="time">
            <text:p>02:12:00 PM</text:p>
          </table:table-cell>
          <table:table-cell office:value-type="float" office:value="18.41" calcext:value-type="float">
            <text:p>18.41</text:p>
          </table:table-cell>
          <table:table-cell table:formula="of:=HOUR([.A9])*60+MINUTE([.A9])" office:value-type="float" office:value="852" calcext:value-type="float">
            <text:p>852</text:p>
          </table:table-cell>
          <table:table-cell table:formula="of:=[.C9]-[.C$5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07" calcext:value-type="float">
            <text:p>1307</text:p>
          </table:table-cell>
          <table:table-cell office:value-type="float" office:value="710" calcext:value-type="float">
            <text:p>710</text:p>
          </table:table-cell>
          <table:table-cell office:value-type="float" office:value="9308" calcext:value-type="float">
            <text:p>9308</text:p>
          </table:table-cell>
          <table:table-cell table:formula="of:=LN([.H9]/[.G9])" office:value-type="float" office:value="2.57336455438682" calcext:value-type="float">
            <text:p>2.5733645544</text:p>
          </table:table-cell>
          <table:table-cell table:formula="of:= [.I9] / [.I$5]" office:value-type="float" office:value="1.03261884915093" calcext:value-type="float">
            <text:p>1.0326188492</text:p>
          </table:table-cell>
          <table:table-cell office:value-type="float" office:value="7112" calcext:value-type="float">
            <text:p>7112</text:p>
          </table:table-cell>
          <table:table-cell office:value-type="float" office:value="8872" calcext:value-type="float">
            <text:p>8872</text:p>
          </table:table-cell>
          <table:table-cell table:formula="of:=LN([.L9]/[.K9])" office:value-type="float" office:value="0.221116751836462" calcext:value-type="float">
            <text:p>0.2211167518</text:p>
          </table:table-cell>
          <table:table-cell table:formula="of:=[.M9]/[.M$5]" office:value-type="float" office:value="0.911474103192024" calcext:value-type="float">
            <text:p>0.9114741032</text:p>
          </table:table-cell>
          <table:table-cell/>
          <table:table-cell office:value-type="time" office:time-value="PT13H30M00S" calcext:value-type="time">
            <text:p>01:30:00 PM</text:p>
          </table:table-cell>
          <table:table-cell office:value-type="float" office:value="18.67" calcext:value-type="float">
            <text:p>18.67</text:p>
          </table:table-cell>
          <table:table-cell table:formula="of:=HOUR([.P9])*60 + MINUTE([.P9])" office:value-type="float" office:value="810" calcext:value-type="float">
            <text:p>810</text:p>
          </table:table-cell>
          <table:table-cell table:formula="of:= [.R9] - [.R$5]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19" calcext:value-type="float">
            <text:p>1419</text:p>
          </table:table-cell>
          <table:table-cell office:value-type="float" office:value="381" calcext:value-type="float">
            <text:p>381</text:p>
          </table:table-cell>
          <table:table-cell office:value-type="float" office:value="7581" calcext:value-type="float">
            <text:p>7581</text:p>
          </table:table-cell>
          <table:table-cell table:formula="of:=LN([.W9]/[.V9])" office:value-type="float" office:value="2.9906010209296" calcext:value-type="float">
            <text:p>2.9906010209</text:p>
          </table:table-cell>
          <table:table-cell table:formula="of:=[.X9]/[.X$5]" office:value-type="float" office:value="0.956543223827079" calcext:value-type="float">
            <text:p>0.9565432238</text:p>
          </table:table-cell>
          <table:table-cell/>
          <table:table-cell office:value-type="time" office:time-value="PT10H55M00S" calcext:value-type="time">
            <text:p>10:55:00 AM</text:p>
          </table:table-cell>
          <table:table-cell office:value-type="float" office:value="24.09" calcext:value-type="float">
            <text:p>24.09</text:p>
          </table:table-cell>
          <table:table-cell table:formula="of:=HOUR([.AA9])*60 + MINUTE([.AA9])" office:value-type="float" office:value="655" calcext:value-type="float">
            <text:p>655</text:p>
          </table:table-cell>
          <table:table-cell table:formula="of:= [.AC9] - [.AC$5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37" calcext:value-type="float">
            <text:p>1437</text:p>
          </table:table-cell>
          <table:table-cell office:value-type="float" office:value="1101" calcext:value-type="float">
            <text:p>1101</text:p>
          </table:table-cell>
          <table:table-cell office:value-type="float" office:value="8487" calcext:value-type="float">
            <text:p>8487</text:p>
          </table:table-cell>
          <table:table-cell table:formula="of:=LN([.AH10]/[.AG10])" office:value-type="float" office:value="2.01678914629298" calcext:value-type="float">
            <text:p>2.0167891463</text:p>
          </table:table-cell>
          <table:table-cell table:formula="of:=[.AI9]/[.AI$5]" office:value-type="float" office:value="1.18037544346575" calcext:value-type="float">
            <text:p>1.1803754435</text:p>
          </table:table-cell>
        </table:table-row>
        <table:table-row table:style-name="ro1">
          <table:table-cell office:value-type="time" office:time-value="PT14H16M00S" calcext:value-type="time">
            <text:p>02:16:00 PM</text:p>
          </table:table-cell>
          <table:table-cell office:value-type="float" office:value="18.53" calcext:value-type="float">
            <text:p>18.53</text:p>
          </table:table-cell>
          <table:table-cell table:formula="of:=HOUR([.A10])*60+MINUTE([.A10])" office:value-type="float" office:value="856" calcext:value-type="float">
            <text:p>856</text:p>
          </table:table-cell>
          <table:table-cell table:formula="of:=[.C10]-[.C$5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08" calcext:value-type="float">
            <text:p>1308</text:p>
          </table:table-cell>
          <table:table-cell office:value-type="float" office:value="713" calcext:value-type="float">
            <text:p>713</text:p>
          </table:table-cell>
          <table:table-cell office:value-type="float" office:value="9265" calcext:value-type="float">
            <text:p>9265</text:p>
          </table:table-cell>
          <table:table-cell table:formula="of:=LN([.H10]/[.G10])" office:value-type="float" office:value="2.56451771830516" calcext:value-type="float">
            <text:p>2.5645177183</text:p>
          </table:table-cell>
          <table:table-cell table:formula="of:= [.I10] / [.I$5]" office:value-type="float" office:value="1.02906886254771" calcext:value-type="float">
            <text:p>1.0290688625</text:p>
          </table:table-cell>
          <table:table-cell office:value-type="float" office:value="7043" calcext:value-type="float">
            <text:p>7043</text:p>
          </table:table-cell>
          <table:table-cell office:value-type="float" office:value="8786" calcext:value-type="float">
            <text:p>8786</text:p>
          </table:table-cell>
          <table:table-cell table:formula="of:=LN([.L10]/[.K10])" office:value-type="float" office:value="0.221125329790315" calcext:value-type="float">
            <text:p>0.2211253298</text:p>
          </table:table-cell>
          <table:table-cell table:formula="of:=[.M10]/[.M$5]" office:value-type="float" office:value="0.911509462714673" calcext:value-type="float">
            <text:p>0.9115094627</text:p>
          </table:table-cell>
          <table:table-cell/>
          <table:table-cell office:value-type="time" office:time-value="PT13H33M00S" calcext:value-type="time">
            <text:p>01:33:00 PM</text:p>
          </table:table-cell>
          <table:table-cell office:value-type="float" office:value="18.72" calcext:value-type="float">
            <text:p>18.72</text:p>
          </table:table-cell>
          <table:table-cell table:formula="of:=HOUR([.P10])*60 + MINUTE([.P10])" office:value-type="float" office:value="813" calcext:value-type="float">
            <text:p>813</text:p>
          </table:table-cell>
          <table:table-cell table:formula="of:= [.R10] - [.R$5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20" calcext:value-type="float">
            <text:p>1420</text:p>
          </table:table-cell>
          <table:table-cell office:value-type="float" office:value="363" calcext:value-type="float">
            <text:p>363</text:p>
          </table:table-cell>
          <table:table-cell office:value-type="float" office:value="7619" calcext:value-type="float">
            <text:p>7619</text:p>
          </table:table-cell>
          <table:table-cell table:formula="of:=LN([.W10]/[.V10])" office:value-type="float" office:value="3.04399757220816" calcext:value-type="float">
            <text:p>3.0439975722</text:p>
          </table:table-cell>
          <table:table-cell table:formula="of:=[.X10]/[.X$5]" office:value-type="float" office:value="0.973622101599066" calcext:value-type="float">
            <text:p>0.9736221016</text:p>
          </table:table-cell>
          <table:table-cell/>
          <table:table-cell office:value-type="time" office:time-value="PT10H58M00S" calcext:value-type="time">
            <text:p>10:58:00 AM</text:p>
          </table:table-cell>
          <table:table-cell office:value-type="float" office:value="24" calcext:value-type="float">
            <text:p>24</text:p>
          </table:table-cell>
          <table:table-cell table:formula="of:=HOUR([.AA10])*60 + MINUTE([.AA10])" office:value-type="float" office:value="658" calcext:value-type="float">
            <text:p>658</text:p>
          </table:table-cell>
          <table:table-cell table:formula="of:= [.AC10] - [.AC$5]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438" calcext:value-type="float">
            <text:p>1438</text:p>
          </table:table-cell>
          <table:table-cell office:value-type="float" office:value="1130" calcext:value-type="float">
            <text:p>1130</text:p>
          </table:table-cell>
          <table:table-cell office:value-type="float" office:value="8491" calcext:value-type="float">
            <text:p>8491</text:p>
          </table:table-cell>
          <table:table-cell table:formula="of:=LN([.AH10]/[.AG10])" office:value-type="float" office:value="2.01678914629298" calcext:value-type="float">
            <text:p>2.0167891463</text:p>
          </table:table-cell>
          <table:table-cell table:formula="of:=[.AI10]/[.AI$5]" office:value-type="float" office:value="1.18037544346575" calcext:value-type="float">
            <text:p>1.1803754435</text:p>
          </table:table-cell>
        </table:table-row>
        <table:table-row table:style-name="ro1">
          <table:table-cell office:value-type="time" office:time-value="PT14H20M00S" calcext:value-type="time">
            <text:p>02:20:00 PM</text:p>
          </table:table-cell>
          <table:table-cell office:value-type="float" office:value="18.64" calcext:value-type="float">
            <text:p>18.64</text:p>
          </table:table-cell>
          <table:table-cell table:formula="of:=HOUR([.A11])*60+MINUTE([.A11])" office:value-type="float" office:value="860" calcext:value-type="float">
            <text:p>860</text:p>
          </table:table-cell>
          <table:table-cell table:formula="of:=[.C11]-[.C$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09" calcext:value-type="float">
            <text:p>1309</text:p>
          </table:table-cell>
          <table:table-cell office:value-type="float" office:value="698" calcext:value-type="float">
            <text:p>698</text:p>
          </table:table-cell>
          <table:table-cell office:value-type="float" office:value="9255" calcext:value-type="float">
            <text:p>9255</text:p>
          </table:table-cell>
          <table:table-cell table:formula="of:=LN([.H11]/[.G11])" office:value-type="float" office:value="2.58470012224523" calcext:value-type="float">
            <text:p>2.5847001222</text:p>
          </table:table-cell>
          <table:table-cell table:formula="of:= [.I11] / [.I$5]" office:value-type="float" office:value="1.03716749384896" calcext:value-type="float">
            <text:p>1.0371674938</text:p>
          </table:table-cell>
          <table:table-cell office:value-type="float" office:value="7040" calcext:value-type="float">
            <text:p>7040</text:p>
          </table:table-cell>
          <table:table-cell office:value-type="float" office:value="8744" calcext:value-type="float">
            <text:p>8744</text:p>
          </table:table-cell>
          <table:table-cell table:formula="of:=LN([.L11]/[.K11])" office:value-type="float" office:value="0.216759580704286" calcext:value-type="float">
            <text:p>0.2167595807</text:p>
          </table:table-cell>
          <table:table-cell table:formula="of:=[.M11]/[.M$5]" office:value-type="float" office:value="0.893513235834983" calcext:value-type="float">
            <text:p>0.8935132358</text:p>
          </table:table-cell>
          <table:table-cell/>
          <table:table-cell office:value-type="time" office:time-value="PT13H37M00S" calcext:value-type="time">
            <text:p>01:37:00 PM</text:p>
          </table:table-cell>
          <table:table-cell office:value-type="float" office:value="18.8" calcext:value-type="float">
            <text:p>18.8</text:p>
          </table:table-cell>
          <table:table-cell table:formula="of:=HOUR([.P11])*60 + MINUTE([.P11])" office:value-type="float" office:value="817" calcext:value-type="float">
            <text:p>817</text:p>
          </table:table-cell>
          <table:table-cell table:formula="of:= [.R11] - [.R$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21" calcext:value-type="float">
            <text:p>1421</text:p>
          </table:table-cell>
          <table:table-cell office:value-type="float" office:value="449" calcext:value-type="float">
            <text:p>449</text:p>
          </table:table-cell>
          <table:table-cell office:value-type="float" office:value="7501" calcext:value-type="float">
            <text:p>7501</text:p>
          </table:table-cell>
          <table:table-cell table:formula="of:=LN([.W11]/[.V11])" office:value-type="float" office:value="2.81576873622738" calcext:value-type="float">
            <text:p>2.8157687362</text:p>
          </table:table-cell>
          <table:table-cell table:formula="of:=[.X11]/[.X$5]" office:value-type="float" office:value="0.900623147538824" calcext:value-type="float">
            <text:p>0.9006231475</text:p>
          </table:table-cell>
          <table:table-cell/>
          <table:table-cell office:value-type="time" office:time-value="PT11H02M00S" calcext:value-type="time">
            <text:p>11:02:00 AM</text:p>
          </table:table-cell>
          <table:table-cell office:value-type="float" office:value="23.99" calcext:value-type="float">
            <text:p>23.99</text:p>
          </table:table-cell>
          <table:table-cell table:formula="of:=HOUR([.AA11])*60 + MINUTE([.AA11])" office:value-type="float" office:value="662" calcext:value-type="float">
            <text:p>662</text:p>
          </table:table-cell>
          <table:table-cell table:formula="of:= [.AC11] - [.AC$5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39" calcext:value-type="float">
            <text:p>1439</text:p>
          </table:table-cell>
          <table:table-cell office:value-type="float" office:value="1091" calcext:value-type="float">
            <text:p>1091</text:p>
          </table:table-cell>
          <table:table-cell office:value-type="float" office:value="8498" calcext:value-type="float">
            <text:p>8498</text:p>
          </table:table-cell>
          <table:table-cell table:formula="of:=LN([.AH11]/[.AG11])" office:value-type="float" office:value="2.05273613484169" calcext:value-type="float">
            <text:p>2.0527361348</text:p>
          </table:table-cell>
          <table:table-cell table:formula="of:=[.AI11]/[.AI$5]" office:value-type="float" office:value="1.2014143024994" calcext:value-type="float">
            <text:p>1.2014143025</text:p>
          </table:table-cell>
        </table:table-row>
        <table:table-row table:style-name="ro1">
          <table:table-cell office:value-type="time" office:time-value="PT14H23M00S" calcext:value-type="time">
            <text:p>02:23:00 PM</text:p>
          </table:table-cell>
          <table:table-cell office:value-type="float" office:value="18.73" calcext:value-type="float">
            <text:p>18.73</text:p>
          </table:table-cell>
          <table:table-cell table:formula="of:=HOUR([.A12])*60+MINUTE([.A12])" office:value-type="float" office:value="863" calcext:value-type="float">
            <text:p>863</text:p>
          </table:table-cell>
          <table:table-cell table:formula="of:=[.C12]-[.C$5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10" calcext:value-type="float">
            <text:p>1310</text:p>
          </table:table-cell>
          <table:table-cell office:value-type="float" office:value="721" calcext:value-type="float">
            <text:p>721</text:p>
          </table:table-cell>
          <table:table-cell office:value-type="float" office:value="9243" calcext:value-type="float">
            <text:p>9243</text:p>
          </table:table-cell>
          <table:table-cell table:formula="of:=LN([.H12]/[.G12])" office:value-type="float" office:value="2.55098264997983" calcext:value-type="float">
            <text:p>2.55098265</text:p>
          </table:table-cell>
          <table:table-cell table:formula="of:= [.I12] / [.I$5]" office:value-type="float" office:value="1.02363762014816" calcext:value-type="float">
            <text:p>1.0236376201</text:p>
          </table:table-cell>
          <table:table-cell office:value-type="float" office:value="7012" calcext:value-type="float">
            <text:p>7012</text:p>
          </table:table-cell>
          <table:table-cell office:value-type="float" office:value="8876" calcext:value-type="float">
            <text:p>8876</text:p>
          </table:table-cell>
          <table:table-cell table:formula="of:=LN([.L12]/[.K12])" office:value-type="float" office:value="0.235728038011359" calcext:value-type="float">
            <text:p>0.235728038</text:p>
          </table:table-cell>
          <table:table-cell table:formula="of:=[.M12]/[.M$5]" office:value-type="float" office:value="0.971703863498001" calcext:value-type="float">
            <text:p>0.9717038635</text:p>
          </table:table-cell>
          <table:table-cell/>
          <table:table-cell office:value-type="time" office:time-value="PT13H40M00S" calcext:value-type="time">
            <text:p>01:40:00 PM</text:p>
          </table:table-cell>
          <table:table-cell office:value-type="float" office:value="18.82" calcext:value-type="float">
            <text:p>18.82</text:p>
          </table:table-cell>
          <table:table-cell table:formula="of:=HOUR([.P12])*60 + MINUTE([.P12])" office:value-type="float" office:value="820" calcext:value-type="float">
            <text:p>820</text:p>
          </table:table-cell>
          <table:table-cell table:formula="of:= [.R12] - [.R$5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22" calcext:value-type="float">
            <text:p>1422</text:p>
          </table:table-cell>
          <table:table-cell office:value-type="float" office:value="401" calcext:value-type="float">
            <text:p>401</text:p>
          </table:table-cell>
          <table:table-cell office:value-type="float" office:value="7884" calcext:value-type="float">
            <text:p>7884</text:p>
          </table:table-cell>
          <table:table-cell table:formula="of:=LN([.W12]/[.V12])" office:value-type="float" office:value="2.97862924096604" calcext:value-type="float">
            <text:p>2.978629241</text:p>
          </table:table-cell>
          <table:table-cell table:formula="of:=[.X12]/[.X$5]" office:value-type="float" office:value="0.95271405205821" calcext:value-type="float">
            <text:p>0.9527140521</text:p>
          </table:table-cell>
          <table:table-cell/>
          <table:table-cell office:value-type="time" office:time-value="PT11H05M00S" calcext:value-type="time">
            <text:p>11:05:00 AM</text:p>
          </table:table-cell>
          <table:table-cell office:value-type="float" office:value="24" calcext:value-type="float">
            <text:p>24</text:p>
          </table:table-cell>
          <table:table-cell table:formula="of:=HOUR([.AA12])*60 + MINUTE([.AA12])" office:value-type="float" office:value="665" calcext:value-type="float">
            <text:p>665</text:p>
          </table:table-cell>
          <table:table-cell table:formula="of:= [.AC12] - [.AC$5]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40" calcext:value-type="float">
            <text:p>1440</text:p>
          </table:table-cell>
          <table:table-cell office:value-type="float" office:value="1083" calcext:value-type="float">
            <text:p>1083</text:p>
          </table:table-cell>
          <table:table-cell office:value-type="float" office:value="8494" calcext:value-type="float">
            <text:p>8494</text:p>
          </table:table-cell>
          <table:table-cell table:formula="of:=LN([.AH12]/[.AG12])" office:value-type="float" office:value="2.05962506387223" calcext:value-type="float">
            <text:p>2.0596250639</text:p>
          </table:table-cell>
          <table:table-cell table:formula="of:=[.AI12]/[.AI$5]" office:value-type="float" office:value="1.20544621762269" calcext:value-type="float">
            <text:p>1.2054462176</text:p>
          </table:table-cell>
        </table:table-row>
        <table:table-row table:style-name="ro1">
          <table:table-cell office:value-type="time" office:time-value="PT14H27M00S" calcext:value-type="time">
            <text:p>02:27:00 PM</text:p>
          </table:table-cell>
          <table:table-cell office:value-type="float" office:value="18.82" calcext:value-type="float">
            <text:p>18.82</text:p>
          </table:table-cell>
          <table:table-cell table:formula="of:=HOUR([.A13])*60+MINUTE([.A13])" office:value-type="float" office:value="867" calcext:value-type="float">
            <text:p>867</text:p>
          </table:table-cell>
          <table:table-cell table:formula="of:=[.C13]-[.C$5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11" calcext:value-type="float">
            <text:p>1311</text:p>
          </table:table-cell>
          <table:table-cell office:value-type="float" office:value="743" calcext:value-type="float">
            <text:p>743</text:p>
          </table:table-cell>
          <table:table-cell office:value-type="float" office:value="9154" calcext:value-type="float">
            <text:p>9154</text:p>
          </table:table-cell>
          <table:table-cell table:formula="of:=LN([.H13]/[.G13])" office:value-type="float" office:value="2.51125017649583" calcext:value-type="float">
            <text:p>2.5112501765</text:p>
          </table:table-cell>
          <table:table-cell table:formula="of:= [.I13] / [.I$5]" office:value-type="float" office:value="1.00769409556163" calcext:value-type="float">
            <text:p>1.0076940956</text:p>
          </table:table-cell>
          <table:table-cell office:value-type="float" office:value="7061" calcext:value-type="float">
            <text:p>7061</text:p>
          </table:table-cell>
          <table:table-cell office:value-type="float" office:value="8773" calcext:value-type="float">
            <text:p>8773</text:p>
          </table:table-cell>
          <table:table-cell table:formula="of:=LN([.L13]/[.K13])" office:value-type="float" office:value="0.217092138612037" calcext:value-type="float">
            <text:p>0.2170921386</text:p>
          </table:table-cell>
          <table:table-cell table:formula="of:=[.M13]/[.M$5]" office:value-type="float" office:value="0.894884085932088" calcext:value-type="float">
            <text:p>0.8948840859</text:p>
          </table:table-cell>
          <table:table-cell/>
          <table:table-cell office:value-type="time" office:time-value="PT13H44M00S" calcext:value-type="time">
            <text:p>01:44:00 PM</text:p>
          </table:table-cell>
          <table:table-cell office:value-type="float" office:value="19.1" calcext:value-type="float">
            <text:p>19.1</text:p>
          </table:table-cell>
          <table:table-cell table:formula="of:=HOUR([.P13])*60 + MINUTE([.P13])" office:value-type="float" office:value="824" calcext:value-type="float">
            <text:p>824</text:p>
          </table:table-cell>
          <table:table-cell table:formula="of:= [.R13] - [.R$5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23" calcext:value-type="float">
            <text:p>1423</text:p>
          </table:table-cell>
          <table:table-cell office:value-type="float" office:value="430" calcext:value-type="float">
            <text:p>430</text:p>
          </table:table-cell>
          <table:table-cell office:value-type="float" office:value="7916" calcext:value-type="float">
            <text:p>7916</text:p>
          </table:table-cell>
          <table:table-cell table:formula="of:=LN([.W13]/[.V13])" office:value-type="float" office:value="2.91285609803485" calcext:value-type="float">
            <text:p>2.912856098</text:p>
          </table:table-cell>
          <table:table-cell table:formula="of:=[.X13]/[.X$5]" office:value-type="float" office:value="0.931676523568005" calcext:value-type="float">
            <text:p>0.9316765236</text:p>
          </table:table-cell>
          <table:table-cell/>
          <table:table-cell office:value-type="time" office:time-value="PT11H08M00S" calcext:value-type="time">
            <text:p>11:08:00 AM</text:p>
          </table:table-cell>
          <table:table-cell office:value-type="float" office:value="23.96" calcext:value-type="float">
            <text:p>23.96</text:p>
          </table:table-cell>
          <table:table-cell table:formula="of:=HOUR([.AA13])*60 + MINUTE([.AA13])" office:value-type="float" office:value="668" calcext:value-type="float">
            <text:p>668</text:p>
          </table:table-cell>
          <table:table-cell table:formula="of:= [.AC13] - [.AC$5]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441" calcext:value-type="float">
            <text:p>1441</text:p>
          </table:table-cell>
          <table:table-cell office:value-type="float" office:value="1134" calcext:value-type="float">
            <text:p>1134</text:p>
          </table:table-cell>
          <table:table-cell office:value-type="float" office:value="8233" calcext:value-type="float">
            <text:p>8233</text:p>
          </table:table-cell>
          <table:table-cell table:formula="of:=LN([.AH13]/[.AG13])" office:value-type="float" office:value="1.98239926301073" calcext:value-type="float">
            <text:p>1.982399263</text:p>
          </table:table-cell>
          <table:table-cell table:formula="of:=[.AI13]/[.AI$5]" office:value-type="float" office:value="1.16024791858065" calcext:value-type="float">
            <text:p>1.160247918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18.92" calcext:value-type="float">
            <text:p>18.92</text:p>
          </table:table-cell>
          <table:table-cell table:formula="of:=HOUR([.A14])*60+MINUTE([.A14])" office:value-type="float" office:value="871" calcext:value-type="float">
            <text:p>871</text:p>
          </table:table-cell>
          <table:table-cell table:formula="of:=[.C14]-[.C$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12" calcext:value-type="float">
            <text:p>1312</text:p>
          </table:table-cell>
          <table:table-cell office:value-type="float" office:value="658" calcext:value-type="float">
            <text:p>658</text:p>
          </table:table-cell>
          <table:table-cell office:value-type="float" office:value="9082" calcext:value-type="float">
            <text:p>9082</text:p>
          </table:table-cell>
          <table:table-cell table:formula="of:=LN([.H14]/[.G14])" office:value-type="float" office:value="2.62484478033258" calcext:value-type="float">
            <text:p>2.6248447803</text:p>
          </table:table-cell>
          <table:table-cell table:formula="of:= [.I14] / [.I$5]" office:value-type="float" office:value="1.05327641652883" calcext:value-type="float">
            <text:p>1.0532764165</text:p>
          </table:table-cell>
          <table:table-cell office:value-type="float" office:value="7134" calcext:value-type="float">
            <text:p>7134</text:p>
          </table:table-cell>
          <table:table-cell office:value-type="float" office:value="8700" calcext:value-type="float">
            <text:p>8700</text:p>
          </table:table-cell>
          <table:table-cell table:formula="of:=LN([.L14]/[.K14])" office:value-type="float" office:value="0.198450938723838" calcext:value-type="float">
            <text:p>0.1984509387</text:p>
          </table:table-cell>
          <table:table-cell table:formula="of:=[.M14]/[.M$5]" office:value-type="float" office:value="0.818042459011457" calcext:value-type="float">
            <text:p>0.818042459</text:p>
          </table:table-cell>
          <table:table-cell/>
          <table:table-cell office:value-type="time" office:time-value="PT13H48M00S" calcext:value-type="time">
            <text:p>01:48:00 PM</text:p>
          </table:table-cell>
          <table:table-cell office:value-type="float" office:value="19.28" calcext:value-type="float">
            <text:p>19.28</text:p>
          </table:table-cell>
          <table:table-cell table:formula="of:=HOUR([.P14])*60 + MINUTE([.P14])" office:value-type="float" office:value="828" calcext:value-type="float">
            <text:p>828</text:p>
          </table:table-cell>
          <table:table-cell table:formula="of:= [.R14] - [.R$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24" calcext:value-type="float">
            <text:p>1424</text:p>
          </table:table-cell>
          <table:table-cell office:value-type="float" office:value="426" calcext:value-type="float">
            <text:p>426</text:p>
          </table:table-cell>
          <table:table-cell office:value-type="float" office:value="8208" calcext:value-type="float">
            <text:p>8208</text:p>
          </table:table-cell>
          <table:table-cell table:formula="of:=LN([.W14]/[.V14])" office:value-type="float" office:value="2.95842522114118" calcext:value-type="float">
            <text:p>2.9584252211</text:p>
          </table:table-cell>
          <table:table-cell table:formula="of:=[.X14]/[.X$5]" office:value-type="float" office:value="0.946251799781063" calcext:value-type="float">
            <text:p>0.9462517998</text:p>
          </table:table-cell>
          <table:table-cell/>
          <table:table-cell office:value-type="time" office:time-value="PT11H12M00S" calcext:value-type="time">
            <text:p>11:12:00 AM</text:p>
          </table:table-cell>
          <table:table-cell office:value-type="float" office:value="24" calcext:value-type="float">
            <text:p>24</text:p>
          </table:table-cell>
          <table:table-cell table:formula="of:=HOUR([.AA14])*60 + MINUTE([.AA14])" office:value-type="float" office:value="672" calcext:value-type="float">
            <text:p>672</text:p>
          </table:table-cell>
          <table:table-cell table:formula="of:= [.AC14] - [.AC$5]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42" calcext:value-type="float">
            <text:p>1442</text:p>
          </table:table-cell>
          <table:table-cell office:value-type="float" office:value="1186" calcext:value-type="float">
            <text:p>1186</text:p>
          </table:table-cell>
          <table:table-cell office:value-type="float" office:value="8396" calcext:value-type="float">
            <text:p>8396</text:p>
          </table:table-cell>
          <table:table-cell table:formula="of:=LN([.AH14]/[.AG14])" office:value-type="float" office:value="1.95716910138285" calcext:value-type="float">
            <text:p>1.9571691014</text:p>
          </table:table-cell>
          <table:table-cell table:formula="of:=[.AI14]/[.AI$5]" office:value-type="float" office:value="1.14548134604382" calcext:value-type="float">
            <text:p>1.145481346</text:p>
          </table:table-cell>
        </table:table-row>
        <table:table-row table:style-name="ro1">
          <table:table-cell office:value-type="time" office:time-value="PT14H34M00S" calcext:value-type="time">
            <text:p>02:34:00 PM</text:p>
          </table:table-cell>
          <table:table-cell office:value-type="float" office:value="18.98" calcext:value-type="float">
            <text:p>18.98</text:p>
          </table:table-cell>
          <table:table-cell table:formula="of:=HOUR([.A15])*60+MINUTE([.A15])" office:value-type="float" office:value="874" calcext:value-type="float">
            <text:p>874</text:p>
          </table:table-cell>
          <table:table-cell table:formula="of:=[.C15]-[.C$5]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313" calcext:value-type="float">
            <text:p>1313</text:p>
          </table:table-cell>
          <table:table-cell office:value-type="float" office:value="716" calcext:value-type="float">
            <text:p>716</text:p>
          </table:table-cell>
          <table:table-cell office:value-type="float" office:value="9296" calcext:value-type="float">
            <text:p>9296</text:p>
          </table:table-cell>
          <table:table-cell table:formula="of:=LN([.H15]/[.G15])" office:value-type="float" office:value="2.56365931213105" calcext:value-type="float">
            <text:p>2.5636593121</text:p>
          </table:table-cell>
          <table:table-cell table:formula="of:= [.I15] / [.I$5]" office:value-type="float" office:value="1.02872440828292" calcext:value-type="float">
            <text:p>1.0287244083</text:p>
          </table:table-cell>
          <table:table-cell office:value-type="float" office:value="7089" calcext:value-type="float">
            <text:p>7089</text:p>
          </table:table-cell>
          <table:table-cell office:value-type="float" office:value="8712" calcext:value-type="float">
            <text:p>8712</text:p>
          </table:table-cell>
          <table:table-cell table:formula="of:=LN([.L15]/[.K15])" office:value-type="float" office:value="0.206157098757779" calcext:value-type="float">
            <text:p>0.2061570988</text:p>
          </table:table-cell>
          <table:table-cell table:formula="of:=[.M15]/[.M$5]" office:value-type="float" office:value="0.849808325901475" calcext:value-type="float">
            <text:p>0.8498083259</text:p>
          </table:table-cell>
          <table:table-cell/>
          <table:table-cell office:value-type="time" office:time-value="PT13H51M00S" calcext:value-type="time">
            <text:p>01:51:00 PM</text:p>
          </table:table-cell>
          <table:table-cell office:value-type="float" office:value="19.31" calcext:value-type="float">
            <text:p>19.31</text:p>
          </table:table-cell>
          <table:table-cell table:formula="of:=HOUR([.P15])*60 + MINUTE([.P15])" office:value-type="float" office:value="831" calcext:value-type="float">
            <text:p>831</text:p>
          </table:table-cell>
          <table:table-cell table:formula="of:= [.R15] - [.R$5]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425" calcext:value-type="float">
            <text:p>1425</text:p>
          </table:table-cell>
          <table:table-cell office:value-type="float" office:value="463" calcext:value-type="float">
            <text:p>463</text:p>
          </table:table-cell>
          <table:table-cell office:value-type="float" office:value="8065" calcext:value-type="float">
            <text:p>8065</text:p>
          </table:table-cell>
          <table:table-cell table:formula="of:=LN([.W15]/[.V15])" office:value-type="float" office:value="2.85756193647307" calcext:value-type="float">
            <text:p>2.8575619365</text:p>
          </table:table-cell>
          <table:table-cell table:formula="of:=[.X15]/[.X$5]" office:value-type="float" office:value="0.913990695472262" calcext:value-type="float">
            <text:p>0.9139906955</text:p>
          </table:table-cell>
          <table:table-cell/>
          <table:table-cell office:value-type="time" office:time-value="PT11H15M00S" calcext:value-type="time">
            <text:p>11:15:00 AM</text:p>
          </table:table-cell>
          <table:table-cell office:value-type="float" office:value="24" calcext:value-type="float">
            <text:p>24</text:p>
          </table:table-cell>
          <table:table-cell table:formula="of:=HOUR([.AA15])*60 + MINUTE([.AA15])" office:value-type="float" office:value="675" calcext:value-type="float">
            <text:p>675</text:p>
          </table:table-cell>
          <table:table-cell table:formula="of:= [.AC15] - [.AC$5]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443" calcext:value-type="float">
            <text:p>1443</text:p>
          </table:table-cell>
          <table:table-cell office:value-type="float" office:value="1115" calcext:value-type="float">
            <text:p>1115</text:p>
          </table:table-cell>
          <table:table-cell office:value-type="float" office:value="8393" calcext:value-type="float">
            <text:p>8393</text:p>
          </table:table-cell>
          <table:table-cell table:formula="of:=LN([.AH15]/[.AG15])" office:value-type="float" office:value="2.01854362018861" calcext:value-type="float">
            <text:p>2.0185436202</text:p>
          </table:table-cell>
          <table:table-cell table:formula="of:=[.AI15]/[.AI$5]" office:value-type="float" office:value="1.18140229245808" calcext:value-type="float">
            <text:p>1.1814022925</text:p>
          </table:table-cell>
        </table:table-row>
        <table:table-row table:style-name="ro1">
          <table:table-cell office:value-type="time" office:time-value="PT14H38M00S" calcext:value-type="time">
            <text:p>02:38:00 PM</text:p>
          </table:table-cell>
          <table:table-cell office:value-type="float" office:value="19.02" calcext:value-type="float">
            <text:p>19.02</text:p>
          </table:table-cell>
          <table:table-cell table:formula="of:=HOUR([.A16])*60+MINUTE([.A16])" office:value-type="float" office:value="878" calcext:value-type="float">
            <text:p>878</text:p>
          </table:table-cell>
          <table:table-cell table:formula="of:=[.C16]-[.C$5]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14" calcext:value-type="float">
            <text:p>1314</text:p>
          </table:table-cell>
          <table:table-cell office:value-type="float" office:value="673" calcext:value-type="float">
            <text:p>673</text:p>
          </table:table-cell>
          <table:table-cell office:value-type="float" office:value="9140" calcext:value-type="float">
            <text:p>9140</text:p>
          </table:table-cell>
          <table:table-cell table:formula="of:=LN([.H16]/[.G16])" office:value-type="float" office:value="2.60867033480347" calcext:value-type="float">
            <text:p>2.6086703348</text:p>
          </table:table-cell>
          <table:table-cell table:formula="of:= [.I16] / [.I$5]" office:value-type="float" office:value="1.04678606625978" calcext:value-type="float">
            <text:p>1.0467860663</text:p>
          </table:table-cell>
          <table:table-cell office:value-type="float" office:value="6989" calcext:value-type="float">
            <text:p>6989</text:p>
          </table:table-cell>
          <table:table-cell office:value-type="float" office:value="8802" calcext:value-type="float">
            <text:p>8802</text:p>
          </table:table-cell>
          <table:table-cell table:formula="of:=LN([.L16]/[.K16])" office:value-type="float" office:value="0.230641483893908" calcext:value-type="float">
            <text:p>0.2306414839</text:p>
          </table:table-cell>
          <table:table-cell table:formula="of:=[.M16]/[.M$5]" office:value-type="float" office:value="0.95073637770583" calcext:value-type="float">
            <text:p>0.9507363777</text:p>
          </table:table-cell>
          <table:table-cell/>
          <table:table-cell office:value-type="time" office:time-value="PT13H55M00S" calcext:value-type="time">
            <text:p>01:55:00 PM</text:p>
          </table:table-cell>
          <table:table-cell office:value-type="float" office:value="19.31" calcext:value-type="float">
            <text:p>19.31</text:p>
          </table:table-cell>
          <table:table-cell table:formula="of:=HOUR([.P16])*60 + MINUTE([.P16])" office:value-type="float" office:value="835" calcext:value-type="float">
            <text:p>835</text:p>
          </table:table-cell>
          <table:table-cell table:formula="of:= [.R16] - [.R$5]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26" calcext:value-type="float">
            <text:p>1426</text:p>
          </table:table-cell>
          <table:table-cell office:value-type="float" office:value="463" calcext:value-type="float">
            <text:p>463</text:p>
          </table:table-cell>
          <table:table-cell office:value-type="float" office:value="8015" calcext:value-type="float">
            <text:p>8015</text:p>
          </table:table-cell>
          <table:table-cell table:formula="of:=LN([.W16]/[.V16])" office:value-type="float" office:value="2.85134301095742" calcext:value-type="float">
            <text:p>2.851343011</text:p>
          </table:table-cell>
          <table:table-cell table:formula="of:=[.X16]/[.X$5]" office:value-type="float" office:value="0.91200157321227" calcext:value-type="float">
            <text:p>0.9120015732</text:p>
          </table:table-cell>
          <table:table-cell/>
          <table:table-cell office:value-type="time" office:time-value="PT11H18M00S" calcext:value-type="time">
            <text:p>11:18:00 AM</text:p>
          </table:table-cell>
          <table:table-cell office:value-type="float" office:value="23.95" calcext:value-type="float">
            <text:p>23.95</text:p>
          </table:table-cell>
          <table:table-cell table:formula="of:=HOUR([.AA16])*60 + MINUTE([.AA16])" office:value-type="float" office:value="678" calcext:value-type="float">
            <text:p>678</text:p>
          </table:table-cell>
          <table:table-cell table:formula="of:= [.AC16] - [.AC$5]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444" calcext:value-type="float">
            <text:p>1444</text:p>
          </table:table-cell>
          <table:table-cell office:value-type="float" office:value="1141" calcext:value-type="float">
            <text:p>1141</text:p>
          </table:table-cell>
          <table:table-cell office:value-type="float" office:value="8455" calcext:value-type="float">
            <text:p>8455</text:p>
          </table:table-cell>
          <table:table-cell table:formula="of:=LN([.AH16]/[.AG16])" office:value-type="float" office:value="2.0028529114706" calcext:value-type="float">
            <text:p>2.0028529115</text:p>
          </table:table-cell>
          <table:table-cell table:formula="of:=[.AI16]/[.AI$5]" office:value-type="float" office:value="1.17221891932492" calcext:value-type="float">
            <text:p>1.1722189193</text:p>
          </table:table-cell>
        </table:table-row>
        <table:table-row table:style-name="ro1">
          <table:table-cell office:value-type="time" office:time-value="PT14H41M00S" calcext:value-type="time">
            <text:p>02:41:00 PM</text:p>
          </table:table-cell>
          <table:table-cell office:value-type="float" office:value="19.16" calcext:value-type="float">
            <text:p>19.16</text:p>
          </table:table-cell>
          <table:table-cell table:formula="of:=HOUR([.A17])*60+MINUTE([.A17])" office:value-type="float" office:value="881" calcext:value-type="float">
            <text:p>881</text:p>
          </table:table-cell>
          <table:table-cell table:formula="of:=[.C17]-[.C$5]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315" calcext:value-type="float">
            <text:p>1315</text:p>
          </table:table-cell>
          <table:table-cell office:value-type="float" office:value="677" calcext:value-type="float">
            <text:p>677</text:p>
          </table:table-cell>
          <table:table-cell office:value-type="float" office:value="9151" calcext:value-type="float">
            <text:p>9151</text:p>
          </table:table-cell>
          <table:table-cell table:formula="of:=LN([.H17]/[.G17])" office:value-type="float" office:value="2.6039471690031" calcext:value-type="float">
            <text:p>2.603947169</text:p>
          </table:table-cell>
          <table:table-cell table:formula="of:= [.I17] / [.I$5]" office:value-type="float" office:value="1.04489079260925" calcext:value-type="float">
            <text:p>1.0448907926</text:p>
          </table:table-cell>
          <table:table-cell office:value-type="float" office:value="7068" calcext:value-type="float">
            <text:p>7068</text:p>
          </table:table-cell>
          <table:table-cell office:value-type="float" office:value="8826" calcext:value-type="float">
            <text:p>8826</text:p>
          </table:table-cell>
          <table:table-cell table:formula="of:=LN([.L17]/[.K17])" office:value-type="float" office:value="0.222124356389906" calcext:value-type="float">
            <text:p>0.2221243564</text:p>
          </table:table-cell>
          <table:table-cell table:formula="of:=[.M17]/[.M$5]" office:value-type="float" office:value="0.915627589751021" calcext:value-type="float">
            <text:p>0.9156275898</text:p>
          </table:table-cell>
          <table:table-cell/>
          <table:table-cell office:value-type="time" office:time-value="PT13H59M00S" calcext:value-type="time">
            <text:p>01:59:00 PM</text:p>
          </table:table-cell>
          <table:table-cell office:value-type="float" office:value="19.55" calcext:value-type="float">
            <text:p>19.55</text:p>
          </table:table-cell>
          <table:table-cell table:formula="of:=HOUR([.P17])*60 + MINUTE([.P17])" office:value-type="float" office:value="839" calcext:value-type="float">
            <text:p>839</text:p>
          </table:table-cell>
          <table:table-cell table:formula="of:= [.R17] - [.R$5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27" calcext:value-type="float">
            <text:p>1427</text:p>
          </table:table-cell>
          <table:table-cell office:value-type="float" office:value="502" calcext:value-type="float">
            <text:p>502</text:p>
          </table:table-cell>
          <table:table-cell office:value-type="float" office:value="8171" calcext:value-type="float">
            <text:p>8171</text:p>
          </table:table-cell>
          <table:table-cell table:formula="of:=LN([.W17]/[.V17])" office:value-type="float" office:value="2.78974645969298" calcext:value-type="float">
            <text:p>2.7897464597</text:p>
          </table:table-cell>
          <table:table-cell table:formula="of:=[.X17]/[.X$5]" office:value-type="float" office:value="0.892299926850629" calcext:value-type="float">
            <text:p>0.8922999269</text:p>
          </table:table-cell>
          <table:table-cell/>
          <table:table-cell office:value-type="time" office:time-value="PT11H22M00S" calcext:value-type="time">
            <text:p>11:22:00 AM</text:p>
          </table:table-cell>
          <table:table-cell office:value-type="float" office:value="24" calcext:value-type="float">
            <text:p>24</text:p>
          </table:table-cell>
          <table:table-cell table:formula="of:=HOUR([.AA17])*60 + MINUTE([.AA17])" office:value-type="float" office:value="682" calcext:value-type="float">
            <text:p>682</text:p>
          </table:table-cell>
          <table:table-cell table:formula="of:= [.AC17] - [.AC$5]"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445" calcext:value-type="float">
            <text:p>1445</text:p>
          </table:table-cell>
          <table:table-cell office:value-type="float" office:value="1188" calcext:value-type="float">
            <text:p>1188</text:p>
          </table:table-cell>
          <table:table-cell office:value-type="float" office:value="8277" calcext:value-type="float">
            <text:p>8277</text:p>
          </table:table-cell>
          <table:table-cell table:formula="of:=LN([.AH17]/[.AG17])" office:value-type="float" office:value="1.94120936296281" calcext:value-type="float">
            <text:p>1.941209363</text:p>
          </table:table-cell>
          <table:table-cell table:formula="of:=[.AI17]/[.AI$5]" office:value-type="float" office:value="1.13614051666174" calcext:value-type="float">
            <text:p>1.1361405167</text:p>
          </table:table-cell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19.24" calcext:value-type="float">
            <text:p>19.24</text:p>
          </table:table-cell>
          <table:table-cell table:formula="of:=HOUR([.A18])*60+MINUTE([.A18])" office:value-type="float" office:value="885" calcext:value-type="float">
            <text:p>885</text:p>
          </table:table-cell>
          <table:table-cell table:formula="of:=[.C18]-[.C$5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316" calcext:value-type="float">
            <text:p>1316</text:p>
          </table:table-cell>
          <table:table-cell office:value-type="float" office:value="723" calcext:value-type="float">
            <text:p>723</text:p>
          </table:table-cell>
          <table:table-cell office:value-type="float" office:value="9186" calcext:value-type="float">
            <text:p>9186</text:p>
          </table:table-cell>
          <table:table-cell table:formula="of:=LN([.H18]/[.G18])" office:value-type="float" office:value="2.54202664272697" calcext:value-type="float">
            <text:p>2.5420266427</text:p>
          </table:table-cell>
          <table:table-cell table:formula="of:= [.I18] / [.I$5]" office:value-type="float" office:value="1.02004382622314" calcext:value-type="float">
            <text:p>1.0200438262</text:p>
          </table:table-cell>
          <table:table-cell office:value-type="float" office:value="7057" calcext:value-type="float">
            <text:p>7057</text:p>
          </table:table-cell>
          <table:table-cell office:value-type="float" office:value="8625" calcext:value-type="float">
            <text:p>8625</text:p>
          </table:table-cell>
          <table:table-cell table:formula="of:=LN([.L18]/[.K18])" office:value-type="float" office:value="0.20064493089873" calcext:value-type="float">
            <text:p>0.2006449309</text:p>
          </table:table-cell>
          <table:table-cell table:formula="of:=[.M18]/[.M$5]" office:value-type="float" office:value="0.82708640088113" calcext:value-type="float">
            <text:p>0.8270864009</text:p>
          </table:table-cell>
          <table:table-cell/>
          <table:table-cell office:value-type="time" office:time-value="PT14H02M00S" calcext:value-type="time">
            <text:p>02:02:00 PM</text:p>
          </table:table-cell>
          <table:table-cell office:value-type="float" office:value="19.6" calcext:value-type="float">
            <text:p>19.6</text:p>
          </table:table-cell>
          <table:table-cell table:formula="of:=HOUR([.P18])*60 + MINUTE([.P18])" office:value-type="float" office:value="842" calcext:value-type="float">
            <text:p>842</text:p>
          </table:table-cell>
          <table:table-cell table:formula="of:= [.R18] - [.R$5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428" calcext:value-type="float">
            <text:p>1428</text:p>
          </table:table-cell>
          <table:table-cell office:value-type="float" office:value="519" calcext:value-type="float">
            <text:p>519</text:p>
          </table:table-cell>
          <table:table-cell office:value-type="float" office:value="8167" calcext:value-type="float">
            <text:p>8167</text:p>
          </table:table-cell>
          <table:table-cell table:formula="of:=LN([.W18]/[.V18])" office:value-type="float" office:value="2.75595304019239" calcext:value-type="float">
            <text:p>2.7559530402</text:p>
          </table:table-cell>
          <table:table-cell table:formula="of:=[.X18]/[.X$5]" office:value-type="float" office:value="0.881491107417006" calcext:value-type="float">
            <text:p>0.8814911074</text:p>
          </table:table-cell>
          <table:table-cell/>
          <table:table-cell office:value-type="time" office:time-value="PT11H25M00S" calcext:value-type="time">
            <text:p>11:25:00 AM</text:p>
          </table:table-cell>
          <table:table-cell office:value-type="float" office:value="23.94" calcext:value-type="float">
            <text:p>23.94</text:p>
          </table:table-cell>
          <table:table-cell table:formula="of:=HOUR([.AA18])*60 + MINUTE([.AA18])" office:value-type="float" office:value="685" calcext:value-type="float">
            <text:p>685</text:p>
          </table:table-cell>
          <table:table-cell table:formula="of:= [.AC18] - [.AC$5]"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446" calcext:value-type="float">
            <text:p>1446</text:p>
          </table:table-cell>
          <table:table-cell office:value-type="float" office:value="1193" calcext:value-type="float">
            <text:p>1193</text:p>
          </table:table-cell>
          <table:table-cell office:value-type="float" office:value="8216" calcext:value-type="float">
            <text:p>8216</text:p>
          </table:table-cell>
          <table:table-cell table:formula="of:=LN([.AH18]/[.AG18])" office:value-type="float" office:value="1.92961232951048" calcext:value-type="float">
            <text:p>1.9296123295</text:p>
          </table:table-cell>
          <table:table-cell table:formula="of:=[.AI18]/[.AI$5]" office:value-type="float" office:value="1.12935306764688" calcext:value-type="float">
            <text:p>1.1293530676</text:p>
          </table:table-cell>
        </table:table-row>
        <table:table-row table:style-name="ro1">
          <table:table-cell office:value-type="time" office:time-value="PT14H48M00S" calcext:value-type="time">
            <text:p>02:48:00 PM</text:p>
          </table:table-cell>
          <table:table-cell office:value-type="float" office:value="19.3" calcext:value-type="float">
            <text:p>19.3</text:p>
          </table:table-cell>
          <table:table-cell table:formula="of:=HOUR([.A19])*60+MINUTE([.A19])" office:value-type="float" office:value="888" calcext:value-type="float">
            <text:p>888</text:p>
          </table:table-cell>
          <table:table-cell table:formula="of:=[.C19]-[.C$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317" calcext:value-type="float">
            <text:p>1317</text:p>
          </table:table-cell>
          <table:table-cell office:value-type="float" office:value="765" calcext:value-type="float">
            <text:p>765</text:p>
          </table:table-cell>
          <table:table-cell office:value-type="float" office:value="9248" calcext:value-type="float">
            <text:p>9248</text:p>
          </table:table-cell>
          <table:table-cell table:formula="of:=LN([.H19]/[.G19])" office:value-type="float" office:value="2.49228675708562" calcext:value-type="float">
            <text:p>2.4922867571</text:p>
          </table:table-cell>
          <table:table-cell table:formula="of:= [.I19] / [.I$5]" office:value-type="float" office:value="1.00008460848218" calcext:value-type="float">
            <text:p>1.0000846085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L19]/[.K19])" office:value-type="float" office:value="0.18054867212692" calcext:value-type="float">
            <text:p>0.1805486721</text:p>
          </table:table-cell>
          <table:table-cell table:formula="of:=[.M19]/[.M$5]" office:value-type="float" office:value="0.744246818219851" calcext:value-type="float">
            <text:p>0.7442468182</text:p>
          </table:table-cell>
          <table:table-cell/>
          <table:table-cell office:value-type="time" office:time-value="PT14H05M00S" calcext:value-type="time">
            <text:p>02:05:00 PM</text:p>
          </table:table-cell>
          <table:table-cell office:value-type="float" office:value="19.68" calcext:value-type="float">
            <text:p>19.68</text:p>
          </table:table-cell>
          <table:table-cell table:formula="of:=HOUR([.P19])*60 + MINUTE([.P19])" office:value-type="float" office:value="845" calcext:value-type="float">
            <text:p>845</text:p>
          </table:table-cell>
          <table:table-cell table:formula="of:= [.R19] - [.R$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474" calcext:value-type="float">
            <text:p>474</text:p>
          </table:table-cell>
          <table:table-cell office:value-type="float" office:value="8204" calcext:value-type="float">
            <text:p>8204</text:p>
          </table:table-cell>
          <table:table-cell table:formula="of:=LN([.W19]/[.V19])" office:value-type="float" office:value="2.85116979749719" calcext:value-type="float">
            <text:p>2.8511697975</text:p>
          </table:table-cell>
          <table:table-cell table:formula="of:=[.X19]/[.X$5]" office:value-type="float" office:value="0.911946170916713" calcext:value-type="float">
            <text:p>0.9119461709</text:p>
          </table:table-cell>
          <table:table-cell/>
          <table:table-cell office:value-type="time" office:time-value="PT11H29M00S" calcext:value-type="time">
            <text:p>11:29:00 AM</text:p>
          </table:table-cell>
          <table:table-cell office:value-type="float" office:value="23.9" calcext:value-type="float">
            <text:p>23.9</text:p>
          </table:table-cell>
          <table:table-cell table:formula="of:=HOUR([.AA19])*60 + MINUTE([.AA19])" office:value-type="float" office:value="689" calcext:value-type="float">
            <text:p>689</text:p>
          </table:table-cell>
          <table:table-cell table:formula="of:= [.AC19] - [.AC$5]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447" calcext:value-type="float">
            <text:p>1447</text:p>
          </table:table-cell>
          <table:table-cell office:value-type="float" office:value="1154" calcext:value-type="float">
            <text:p>1154</text:p>
          </table:table-cell>
          <table:table-cell office:value-type="float" office:value="8108" calcext:value-type="float">
            <text:p>8108</text:p>
          </table:table-cell>
          <table:table-cell table:formula="of:=LN([.AH19]/[.AG19])" office:value-type="float" office:value="1.94961706050385" calcext:value-type="float">
            <text:p>1.9496170605</text:p>
          </table:table-cell>
          <table:table-cell table:formula="of:=[.AI19]/[.AI$5]" office:value-type="float" office:value="1.14106132840439" calcext:value-type="float">
            <text:p>1.1410613284</text:p>
          </table:table-cell>
        </table:table-row>
        <table:table-row table:style-name="ro1">
          <table:table-cell office:value-type="time" office:time-value="PT14H51M00S" calcext:value-type="time">
            <text:p>02:51:00 PM</text:p>
          </table:table-cell>
          <table:table-cell office:value-type="float" office:value="19.39" calcext:value-type="float">
            <text:p>19.39</text:p>
          </table:table-cell>
          <table:table-cell table:formula="of:=HOUR([.A20])*60+MINUTE([.A20])" office:value-type="float" office:value="891" calcext:value-type="float">
            <text:p>891</text:p>
          </table:table-cell>
          <table:table-cell table:formula="of:=[.C20]-[.C$5]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318" calcext:value-type="float">
            <text:p>1318</text:p>
          </table:table-cell>
          <table:table-cell office:value-type="float" office:value="756" calcext:value-type="float">
            <text:p>756</text:p>
          </table:table-cell>
          <table:table-cell office:value-type="float" office:value="9038" calcext:value-type="float">
            <text:p>9038</text:p>
          </table:table-cell>
          <table:table-cell table:formula="of:=LN([.H20]/[.G20])" office:value-type="float" office:value="2.48115181379169" calcext:value-type="float">
            <text:p>2.4811518138</text:p>
          </table:table-cell>
          <table:table-cell table:formula="of:= [.I20] / [.I$5]" office:value-type="float" office:value="0.995616468781589" calcext:value-type="float">
            <text:p>0.9956164688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L20]/[.K20])" office:value-type="float" office:value="0.18054867212692" calcext:value-type="float">
            <text:p>0.1805486721</text:p>
          </table:table-cell>
          <table:table-cell table:formula="of:=[.M20]/[.M$5]" office:value-type="float" office:value="0.744246818219851" calcext:value-type="float">
            <text:p>0.7442468182</text:p>
          </table:table-cell>
          <table:table-cell/>
          <table:table-cell office:value-type="time" office:time-value="PT14H09M00S" calcext:value-type="time">
            <text:p>02:09:00 PM</text:p>
          </table:table-cell>
          <table:table-cell office:value-type="float" office:value="19.69" calcext:value-type="float">
            <text:p>19.69</text:p>
          </table:table-cell>
          <table:table-cell table:formula="of:=HOUR([.P20])*60 + MINUTE([.P20])" office:value-type="float" office:value="849" calcext:value-type="float">
            <text:p>849</text:p>
          </table:table-cell>
          <table:table-cell table:formula="of:= [.R20] - [.R$5]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430" calcext:value-type="float">
            <text:p>1430</text:p>
          </table:table-cell>
          <table:table-cell office:value-type="float" office:value="540" calcext:value-type="float">
            <text:p>540</text:p>
          </table:table-cell>
          <table:table-cell office:value-type="float" office:value="8292" calcext:value-type="float">
            <text:p>8292</text:p>
          </table:table-cell>
          <table:table-cell table:formula="of:=LN([.W20]/[.V20])" office:value-type="float" office:value="2.73147733399735" calcext:value-type="float">
            <text:p>2.731477334</text:p>
          </table:table-cell>
          <table:table-cell table:formula="of:=[.X20]/[.X$5]" office:value-type="float" office:value="0.873662556986709" calcext:value-type="float">
            <text:p>0.873662557</text:p>
          </table:table-cell>
          <table:table-cell/>
          <table:table-cell office:value-type="time" office:time-value="PT11H32M00S" calcext:value-type="time">
            <text:p>11:32:00 AM</text:p>
          </table:table-cell>
          <table:table-cell office:value-type="float" office:value="23.9" calcext:value-type="float">
            <text:p>23.9</text:p>
          </table:table-cell>
          <table:table-cell table:formula="of:=HOUR([.AA20])*60 + MINUTE([.AA20])" office:value-type="float" office:value="692" calcext:value-type="float">
            <text:p>692</text:p>
          </table:table-cell>
          <table:table-cell table:formula="of:= [.AC20] - [.AC$5]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448" calcext:value-type="float">
            <text:p>1448</text:p>
          </table:table-cell>
          <table:table-cell office:value-type="float" office:value="1175" calcext:value-type="float">
            <text:p>1175</text:p>
          </table:table-cell>
          <table:table-cell office:value-type="float" office:value="8191" calcext:value-type="float">
            <text:p>8191</text:p>
          </table:table-cell>
          <table:table-cell table:formula="of:=LN([.AH20]/[.AG20])" office:value-type="float" office:value="1.94176784293734" calcext:value-type="float">
            <text:p>1.9417678429</text:p>
          </table:table-cell>
          <table:table-cell table:formula="of:=[.AI20]/[.AI$5]" office:value-type="float" office:value="1.13646738080062" calcext:value-type="float">
            <text:p>1.1364673808</text:p>
          </table:table-cell>
        </table:table-row>
        <table:table-row table:style-name="ro1">
          <table:table-cell office:value-type="time" office:time-value="PT14H55M00S" calcext:value-type="time">
            <text:p>02:55:00 PM</text:p>
          </table:table-cell>
          <table:table-cell office:value-type="float" office:value="19.46" calcext:value-type="float">
            <text:p>19.46</text:p>
          </table:table-cell>
          <table:table-cell table:formula="of:=HOUR([.A21])*60+MINUTE([.A21])" office:value-type="float" office:value="895" calcext:value-type="float">
            <text:p>895</text:p>
          </table:table-cell>
          <table:table-cell table:formula="of:=[.C21]-[.C$5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319" calcext:value-type="float">
            <text:p>1319</text:p>
          </table:table-cell>
          <table:table-cell office:value-type="float" office:value="732" calcext:value-type="float">
            <text:p>732</text:p>
          </table:table-cell>
          <table:table-cell office:value-type="float" office:value="9195" calcext:value-type="float">
            <text:p>9195</text:p>
          </table:table-cell>
          <table:table-cell table:formula="of:=LN([.H21]/[.G21])" office:value-type="float" office:value="2.53063462307711" calcext:value-type="float">
            <text:p>2.5306346231</text:p>
          </table:table-cell>
          <table:table-cell table:formula="of:= [.I21] / [.I$5]" office:value-type="float" office:value="1.01547252900825" calcext:value-type="float">
            <text:p>1.015472529</text:p>
          </table:table-cell>
          <table:table-cell office:value-type="float" office:value="7129" calcext:value-type="float">
            <text:p>7129</text:p>
          </table:table-cell>
          <table:table-cell office:value-type="float" office:value="8699" calcext:value-type="float">
            <text:p>8699</text:p>
          </table:table-cell>
          <table:table-cell table:formula="of:=LN([.L21]/[.K21])" office:value-type="float" office:value="0.199037104389912" calcext:value-type="float">
            <text:p>0.1990371044</text:p>
          </table:table-cell>
          <table:table-cell table:formula="of:=[.M21]/[.M$5]" office:value-type="float" office:value="0.820458715673919" calcext:value-type="float">
            <text:p>0.8204587157</text:p>
          </table:table-cell>
          <table:table-cell/>
          <table:table-cell office:value-type="time" office:time-value="PT14H13M00S" calcext:value-type="time">
            <text:p>02:13:00 PM</text:p>
          </table:table-cell>
          <table:table-cell office:value-type="float" office:value="19.91" calcext:value-type="float">
            <text:p>19.91</text:p>
          </table:table-cell>
          <table:table-cell table:formula="of:=HOUR([.P21])*60 + MINUTE([.P21])" office:value-type="float" office:value="853" calcext:value-type="float">
            <text:p>853</text:p>
          </table:table-cell>
          <table:table-cell table:formula="of:= [.R21] - [.R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431" calcext:value-type="float">
            <text:p>1431</text:p>
          </table:table-cell>
          <table:table-cell office:value-type="float" office:value="558" calcext:value-type="float">
            <text:p>558</text:p>
          </table:table-cell>
          <table:table-cell office:value-type="float" office:value="8192" calcext:value-type="float">
            <text:p>8192</text:p>
          </table:table-cell>
          <table:table-cell table:formula="of:=LN([.W21]/[.V21])" office:value-type="float" office:value="2.68655438489798" calcext:value-type="float">
            <text:p>2.6865543849</text:p>
          </table:table-cell>
          <table:table-cell table:formula="of:=[.X21]/[.X$5]" office:value-type="float" office:value="0.859293959418995" calcext:value-type="float">
            <text:p>0.8592939594</text:p>
          </table:table-cell>
          <table:table-cell/>
          <table:table-cell office:value-type="time" office:time-value="PT11H35M00S" calcext:value-type="time">
            <text:p>11:35:00 AM</text:p>
          </table:table-cell>
          <table:table-cell office:value-type="float" office:value="24" calcext:value-type="float">
            <text:p>24</text:p>
          </table:table-cell>
          <table:table-cell table:formula="of:=HOUR([.AA21])*60 + MINUTE([.AA21])" office:value-type="float" office:value="695" calcext:value-type="float">
            <text:p>695</text:p>
          </table:table-cell>
          <table:table-cell table:formula="of:= [.AC21] - [.AC$5]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449" calcext:value-type="float">
            <text:p>1449</text:p>
          </table:table-cell>
          <table:table-cell office:value-type="float" office:value="1225" calcext:value-type="float">
            <text:p>1225</text:p>
          </table:table-cell>
          <table:table-cell office:value-type="float" office:value="8423" calcext:value-type="float">
            <text:p>8423</text:p>
          </table:table-cell>
          <table:table-cell table:formula="of:=LN([.AH21]/[.AG21])" office:value-type="float" office:value="1.92802521533654" calcext:value-type="float">
            <text:p>1.9280252153</text:p>
          </table:table-cell>
          <table:table-cell table:formula="of:=[.AI21]/[.AI$5]" office:value-type="float" office:value="1.12842417004728" calcext:value-type="float">
            <text:p>1.12842417</text:p>
          </table:table-cell>
        </table:table-row>
        <table:table-row table:style-name="ro1">
          <table:table-cell office:value-type="time" office:time-value="PT14H59M00S" calcext:value-type="time">
            <text:p>02:59:00 PM</text:p>
          </table:table-cell>
          <table:table-cell office:value-type="float" office:value="19.57" calcext:value-type="float">
            <text:p>19.57</text:p>
          </table:table-cell>
          <table:table-cell table:formula="of:=HOUR([.A22])*60+MINUTE([.A22])" office:value-type="float" office:value="899" calcext:value-type="float">
            <text:p>899</text:p>
          </table:table-cell>
          <table:table-cell table:formula="of:=[.C22]-[.C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20" calcext:value-type="float">
            <text:p>1320</text:p>
          </table:table-cell>
          <table:table-cell office:value-type="float" office:value="749" calcext:value-type="float">
            <text:p>749</text:p>
          </table:table-cell>
          <table:table-cell office:value-type="float" office:value="9121" calcext:value-type="float">
            <text:p>9121</text:p>
          </table:table-cell>
          <table:table-cell table:formula="of:=LN([.H22]/[.G22])" office:value-type="float" office:value="2.49959574266294" calcext:value-type="float">
            <text:p>2.4995957427</text:p>
          </table:table-cell>
          <table:table-cell table:formula="of:= [.I22] / [.I$5]" office:value-type="float" office:value="1.00301749891251" calcext:value-type="float">
            <text:p>1.0030174989</text:p>
          </table:table-cell>
          <table:table-cell office:value-type="float" office:value="7105" calcext:value-type="float">
            <text:p>7105</text:p>
          </table:table-cell>
          <table:table-cell office:value-type="float" office:value="8680" calcext:value-type="float">
            <text:p>8680</text:p>
          </table:table-cell>
          <table:table-cell table:formula="of:=LN([.L22]/[.K22])" office:value-type="float" office:value="0.200222767123195" calcext:value-type="float">
            <text:p>0.2002227671</text:p>
          </table:table-cell>
          <table:table-cell table:formula="of:=[.M22]/[.M$5]" office:value-type="float" office:value="0.825346182894431" calcext:value-type="float">
            <text:p>0.8253461829</text:p>
          </table:table-cell>
          <table:table-cell/>
          <table:table-cell office:value-type="time" office:time-value="PT14H16M00S" calcext:value-type="time">
            <text:p>02:16:00 PM</text:p>
          </table:table-cell>
          <table:table-cell office:value-type="float" office:value="20.1" calcext:value-type="float">
            <text:p>20.1</text:p>
          </table:table-cell>
          <table:table-cell table:formula="of:=HOUR([.P22])*60 + MINUTE([.P22])" office:value-type="float" office:value="856" calcext:value-type="float">
            <text:p>856</text:p>
          </table:table-cell>
          <table:table-cell table:formula="of:= [.R22] - [.R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432" calcext:value-type="float">
            <text:p>1432</text:p>
          </table:table-cell>
          <table:table-cell table:number-columns-repeated="2"/>
          <table:table-cell table:formula="of:=LN([.W22]/[.V22])" office:value-type="string" office:string-value="" calcext:value-type="error">
            <text:p>#DIV/0!</text:p>
          </table:table-cell>
          <table:table-cell table:formula="of:=[.X22]/[.X$5]" office:value-type="string" office:string-value="" calcext:value-type="error">
            <text:p>#DIV/0!</text:p>
          </table:table-cell>
          <table:table-cell/>
          <table:table-cell office:value-type="time" office:time-value="PT11H38M00S" calcext:value-type="time">
            <text:p>11:38:00 AM</text:p>
          </table:table-cell>
          <table:table-cell office:value-type="float" office:value="24" calcext:value-type="float">
            <text:p>24</text:p>
          </table:table-cell>
          <table:table-cell table:formula="of:=HOUR([.AA22])*60 + MINUTE([.AA22])" office:value-type="float" office:value="698" calcext:value-type="float">
            <text:p>698</text:p>
          </table:table-cell>
          <table:table-cell table:formula="of:= [.AC22] - [.AC$5]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450" calcext:value-type="float">
            <text:p>1450</text:p>
          </table:table-cell>
          <table:table-cell office:value-type="float" office:value="1219" calcext:value-type="float">
            <text:p>1219</text:p>
          </table:table-cell>
          <table:table-cell office:value-type="float" office:value="8601" calcext:value-type="float">
            <text:p>8601</text:p>
          </table:table-cell>
          <table:table-cell table:formula="of:=LN([.AH22]/[.AG22])" office:value-type="float" office:value="1.95384762507021" calcext:value-type="float">
            <text:p>1.9538476251</text:p>
          </table:table-cell>
          <table:table-cell table:formula="of:=[.AI22]/[.AI$5]" office:value-type="float" office:value="1.14353737035221" calcext:value-type="float">
            <text:p>1.1435373704</text:p>
          </table:table-cell>
        </table:table-row>
        <table:table-row table:style-name="ro1">
          <table:table-cell office:value-type="time" office:time-value="PT15H02M00S" calcext:value-type="time">
            <text:p>03:02:00 PM</text:p>
          </table:table-cell>
          <table:table-cell office:value-type="float" office:value="19.61" calcext:value-type="float">
            <text:p>19.61</text:p>
          </table:table-cell>
          <table:table-cell table:formula="of:=HOUR([.A23])*60+MINUTE([.A23])" office:value-type="float" office:value="902" calcext:value-type="float">
            <text:p>902</text:p>
          </table:table-cell>
          <table:table-cell table:formula="of:=[.C23]-[.C$5]"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321" calcext:value-type="float">
            <text:p>1321</text:p>
          </table:table-cell>
          <table:table-cell office:value-type="float" office:value="718" calcext:value-type="float">
            <text:p>718</text:p>
          </table:table-cell>
          <table:table-cell office:value-type="float" office:value="9209" calcext:value-type="float">
            <text:p>9209</text:p>
          </table:table-cell>
          <table:table-cell table:formula="of:=LN([.H23]/[.G23])" office:value-type="float" office:value="2.55146697667314" calcext:value-type="float">
            <text:p>2.5514669767</text:p>
          </table:table-cell>
          <table:table-cell table:formula="of:= [.I23] / [.I$5]" office:value-type="float" office:value="1.02383196683402" calcext:value-type="float">
            <text:p>1.0238319668</text:p>
          </table:table-cell>
          <table:table-cell office:value-type="float" office:value="6988" calcext:value-type="float">
            <text:p>6988</text:p>
          </table:table-cell>
          <table:table-cell office:value-type="float" office:value="8589" calcext:value-type="float">
            <text:p>8589</text:p>
          </table:table-cell>
          <table:table-cell table:formula="of:=LN([.L23]/[.K23])" office:value-type="float" office:value="0.206287922512278" calcext:value-type="float">
            <text:p>0.2062879225</text:p>
          </table:table-cell>
          <table:table-cell table:formula="of:=[.M23]/[.M$5]" office:value-type="float" office:value="0.850347599671181" calcext:value-type="float">
            <text:p>0.8503475997</text:p>
          </table:table-cell>
          <table:table-cell table:number-columns-repeated="12"/>
          <table:table-cell office:value-type="time" office:time-value="PT11H42M00S" calcext:value-type="time">
            <text:p>11:42:00 AM</text:p>
          </table:table-cell>
          <table:table-cell office:value-type="float" office:value="23.97" calcext:value-type="float">
            <text:p>23.97</text:p>
          </table:table-cell>
          <table:table-cell table:formula="of:=HOUR([.AA23])*60 + MINUTE([.AA23])" office:value-type="float" office:value="702" calcext:value-type="float">
            <text:p>702</text:p>
          </table:table-cell>
          <table:table-cell table:formula="of:= [.AC23] - [.AC$5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1451" calcext:value-type="float">
            <text:p>1451</text:p>
          </table:table-cell>
          <table:table-cell office:value-type="float" office:value="1240" calcext:value-type="float">
            <text:p>1240</text:p>
          </table:table-cell>
          <table:table-cell office:value-type="float" office:value="8606" calcext:value-type="float">
            <text:p>8606</text:p>
          </table:table-cell>
          <table:table-cell table:formula="of:=LN([.AH23]/[.AG23])" office:value-type="float" office:value="1.93734825479946" calcext:value-type="float">
            <text:p>1.9373482548</text:p>
          </table:table-cell>
          <table:table-cell table:formula="of:=[.AI23]/[.AI$5]" office:value-type="float" office:value="1.13388070815922" calcext:value-type="float">
            <text:p>1.1338807082</text:p>
          </table:table-cell>
        </table:table-row>
        <table:table-row table:style-name="ro1">
          <table:table-cell office:value-type="time" office:time-value="PT15H05M00S" calcext:value-type="time">
            <text:p>03:05:00 PM</text:p>
          </table:table-cell>
          <table:table-cell office:value-type="float" office:value="19.68" calcext:value-type="float">
            <text:p>19.68</text:p>
          </table:table-cell>
          <table:table-cell table:formula="of:=HOUR([.A24])*60+MINUTE([.A24])" office:value-type="float" office:value="905" calcext:value-type="float">
            <text:p>905</text:p>
          </table:table-cell>
          <table:table-cell table:formula="of:=[.C24]-[.C$5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22" calcext:value-type="float">
            <text:p>1322</text:p>
          </table:table-cell>
          <table:table-cell office:value-type="float" office:value="792" calcext:value-type="float">
            <text:p>792</text:p>
          </table:table-cell>
          <table:table-cell office:value-type="float" office:value="9142" calcext:value-type="float">
            <text:p>9142</text:p>
          </table:table-cell>
          <table:table-cell table:formula="of:=LN([.H24]/[.G24])" office:value-type="float" office:value="2.44607306707726" calcext:value-type="float">
            <text:p>2.4460730671</text:p>
          </table:table-cell>
          <table:table-cell table:formula="of:= [.I24] / [.I$5]" office:value-type="float" office:value="0.981540353914708" calcext:value-type="float">
            <text:p>0.9815403539</text:p>
          </table:table-cell>
          <table:table-cell office:value-type="float" office:value="7108" calcext:value-type="float">
            <text:p>7108</text:p>
          </table:table-cell>
          <table:table-cell office:value-type="float" office:value="8594" calcext:value-type="float">
            <text:p>8594</text:p>
          </table:table-cell>
          <table:table-cell table:formula="of:=LN([.L24]/[.K24])" office:value-type="float" office:value="0.189843375060399" calcext:value-type="float">
            <text:p>0.1898433751</text:p>
          </table:table-cell>
          <table:table-cell table:formula="of:=[.M24]/[.M$5]" office:value-type="float" office:value="0.782560880589011" calcext:value-type="float">
            <text:p>0.7825608806</text:p>
          </table:table-cell>
          <table:table-cell table:number-columns-repeated="12"/>
          <table:table-cell office:value-type="time" office:time-value="PT11H45M00S" calcext:value-type="time">
            <text:p>11:45:00 AM</text:p>
          </table:table-cell>
          <table:table-cell office:value-type="float" office:value="24" calcext:value-type="float">
            <text:p>24</text:p>
          </table:table-cell>
          <table:table-cell table:formula="of:=HOUR([.AA24])*60 + MINUTE([.AA24])" office:value-type="float" office:value="705" calcext:value-type="float">
            <text:p>705</text:p>
          </table:table-cell>
          <table:table-cell table:formula="of:= [.AC24] - [.AC$5]"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452" calcext:value-type="float">
            <text:p>1452</text:p>
          </table:table-cell>
          <table:table-cell office:value-type="float" office:value="1208" calcext:value-type="float">
            <text:p>1208</text:p>
          </table:table-cell>
          <table:table-cell office:value-type="float" office:value="8699" calcext:value-type="float">
            <text:p>8699</text:p>
          </table:table-cell>
          <table:table-cell table:formula="of:=LN([.AH24]/[.AG24])" office:value-type="float" office:value="1.97424197701278" calcext:value-type="float">
            <text:p>1.974241977</text:p>
          </table:table-cell>
          <table:table-cell table:formula="of:=[.AI24]/[.AI$5]" office:value-type="float" office:value="1.15547366635155" calcext:value-type="float">
            <text:p>1.1554736664</text:p>
          </table:table-cell>
        </table:table-row>
        <table:table-row table:style-name="ro1">
          <table:table-cell office:value-type="time" office:time-value="PT15H09M00S" calcext:value-type="time">
            <text:p>03:09:00 PM</text:p>
          </table:table-cell>
          <table:table-cell office:value-type="float" office:value="19.75" calcext:value-type="float">
            <text:p>19.75</text:p>
          </table:table-cell>
          <table:table-cell table:formula="of:=HOUR([.A25])*60+MINUTE([.A25])" office:value-type="float" office:value="909" calcext:value-type="float">
            <text:p>909</text:p>
          </table:table-cell>
          <table:table-cell table:formula="of:=[.C25]-[.C$5]"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323" calcext:value-type="float">
            <text:p>1323</text:p>
          </table:table-cell>
          <table:table-cell office:value-type="float" office:value="802" calcext:value-type="float">
            <text:p>802</text:p>
          </table:table-cell>
          <table:table-cell office:value-type="float" office:value="9101" calcext:value-type="float">
            <text:p>9101</text:p>
          </table:table-cell>
          <table:table-cell table:formula="of:=LN([.H25]/[.G25])" office:value-type="float" office:value="2.42903096871084" calcext:value-type="float">
            <text:p>2.4290309687</text:p>
          </table:table-cell>
          <table:table-cell table:formula="of:= [.I25] / [.I$5]" office:value-type="float" office:value="0.974701838954885" calcext:value-type="float">
            <text:p>0.974701839</text:p>
          </table:table-cell>
          <table:table-cell office:value-type="float" office:value="7117" calcext:value-type="float">
            <text:p>7117</text:p>
          </table:table-cell>
          <table:table-cell office:value-type="float" office:value="8531" calcext:value-type="float">
            <text:p>8531</text:p>
          </table:table-cell>
          <table:table-cell table:formula="of:=LN([.L25]/[.K25])" office:value-type="float" office:value="0.181220299609424" calcext:value-type="float">
            <text:p>0.1812202996</text:p>
          </table:table-cell>
          <table:table-cell table:formula="of:=[.M25]/[.M$5]" office:value-type="float" office:value="0.747015360414006" calcext:value-type="float">
            <text:p>0.7470153604</text:p>
          </table:table-cell>
          <table:table-cell table:number-columns-repeated="12"/>
          <table:table-cell office:value-type="time" office:time-value="PT11H49M00S" calcext:value-type="time">
            <text:p>11:49:00 AM</text:p>
          </table:table-cell>
          <table:table-cell office:value-type="float" office:value="24.01" calcext:value-type="float">
            <text:p>24.01</text:p>
          </table:table-cell>
          <table:table-cell table:formula="of:=HOUR([.AA25])*60 + MINUTE([.AA25])" office:value-type="float" office:value="709" calcext:value-type="float">
            <text:p>709</text:p>
          </table:table-cell>
          <table:table-cell table:formula="of:= [.AC25] - [.AC$5]"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1453" calcext:value-type="float">
            <text:p>1453</text:p>
          </table:table-cell>
          <table:table-cell office:value-type="float" office:value="1334" calcext:value-type="float">
            <text:p>1334</text:p>
          </table:table-cell>
          <table:table-cell office:value-type="float" office:value="8559" calcext:value-type="float">
            <text:p>8559</text:p>
          </table:table-cell>
          <table:table-cell table:formula="of:=LN([.AH25]/[.AG25])" office:value-type="float" office:value="1.85880141340604" calcext:value-type="float">
            <text:p>1.8588014134</text:p>
          </table:table-cell>
          <table:table-cell table:formula="of:=[.AI25]/[.AI$5]" office:value-type="float" office:value="1.08790923765969" calcext:value-type="float">
            <text:p>1.0879092377</text:p>
          </table:table-cell>
        </table:table-row>
        <table:table-row table:style-name="ro1">
          <table:table-cell office:value-type="time" office:time-value="PT15H13M00S" calcext:value-type="time">
            <text:p>03:13:00 PM</text:p>
          </table:table-cell>
          <table:table-cell office:value-type="float" office:value="19.82" calcext:value-type="float">
            <text:p>19.82</text:p>
          </table:table-cell>
          <table:table-cell table:formula="of:=HOUR([.A26])*60+MINUTE([.A26])" office:value-type="float" office:value="913" calcext:value-type="float">
            <text:p>913</text:p>
          </table:table-cell>
          <table:table-cell table:formula="of:=[.C26]-[.C$5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775" calcext:value-type="float">
            <text:p>775</text:p>
          </table:table-cell>
          <table:table-cell office:value-type="float" office:value="9110" calcext:value-type="float">
            <text:p>9110</text:p>
          </table:table-cell>
          <table:table-cell table:formula="of:=LN([.H25]/[.G25])" office:value-type="float" office:value="2.42903096871084" calcext:value-type="float">
            <text:p>2.4290309687</text:p>
          </table:table-cell>
          <table:table-cell table:formula="of:= [.I26] / [.I$5]" office:value-type="float" office:value="0.974701838954885" calcext:value-type="float">
            <text:p>0.974701839</text:p>
          </table:table-cell>
          <table:table-cell office:value-type="float" office:value="7053" calcext:value-type="float">
            <text:p>7053</text:p>
          </table:table-cell>
          <table:table-cell office:value-type="float" office:value="8688" calcext:value-type="float">
            <text:p>8688</text:p>
          </table:table-cell>
          <table:table-cell table:formula="of:=LN([.L26]/[.K26])" office:value-type="float" office:value="0.208489704965537" calcext:value-type="float">
            <text:p>0.208489705</text:p>
          </table:table-cell>
          <table:table-cell table:formula="of:=[.M26]/[.M$5]" office:value-type="float" office:value="0.859423654155253" calcext:value-type="float">
            <text:p>0.8594236542</text:p>
          </table:table-cell>
          <table:table-cell table:number-columns-repeated="12"/>
          <table:table-cell office:value-type="time" office:time-value="PT11H52M00S" calcext:value-type="time">
            <text:p>11:52:00 AM</text:p>
          </table:table-cell>
          <table:table-cell office:value-type="float" office:value="24" calcext:value-type="float">
            <text:p>24</text:p>
          </table:table-cell>
          <table:table-cell table:formula="of:=HOUR([.AA26])*60 + MINUTE([.AA26])" office:value-type="float" office:value="712" calcext:value-type="float">
            <text:p>712</text:p>
          </table:table-cell>
          <table:table-cell table:formula="of:= [.AC26] - [.AC$5]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454" calcext:value-type="float">
            <text:p>1454</text:p>
          </table:table-cell>
          <table:table-cell office:value-type="float" office:value="1343" calcext:value-type="float">
            <text:p>1343</text:p>
          </table:table-cell>
          <table:table-cell office:value-type="float" office:value="8648" calcext:value-type="float">
            <text:p>8648</text:p>
          </table:table-cell>
          <table:table-cell table:formula="of:=LN([.AH26]/[.AG26])" office:value-type="float" office:value="1.86242216279581" calcext:value-type="float">
            <text:p>1.8624221628</text:p>
          </table:table-cell>
          <table:table-cell table:formula="of:=[.AI26]/[.AI$5]" office:value-type="float" office:value="1.09002837027922" calcext:value-type="float">
            <text:p>1.0900283703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19.88" calcext:value-type="float">
            <text:p>19.88</text:p>
          </table:table-cell>
          <table:table-cell table:formula="of:=HOUR([.A27])*60+MINUTE([.A27])" office:value-type="float" office:value="916" calcext:value-type="float">
            <text:p>916</text:p>
          </table:table-cell>
          <table:table-cell table:formula="of:=[.C27]-[.C$5]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325" calcext:value-type="float">
            <text:p>1325</text:p>
          </table:table-cell>
          <table:table-cell office:value-type="float" office:value="802" calcext:value-type="float">
            <text:p>802</text:p>
          </table:table-cell>
          <table:table-cell office:value-type="float" office:value="9140" calcext:value-type="float">
            <text:p>9140</text:p>
          </table:table-cell>
          <table:table-cell table:formula="of:=LN([.H27]/[.G27])" office:value-type="float" office:value="2.43330705658168" calcext:value-type="float">
            <text:p>2.4333070566</text:p>
          </table:table-cell>
          <table:table-cell table:formula="of:= [.I27] / [.I$5]" office:value-type="float" office:value="0.976417712801258" calcext:value-type="float">
            <text:p>0.9764177128</text:p>
          </table:table-cell>
          <table:table-cell office:value-type="float" office:value="7151" calcext:value-type="float">
            <text:p>7151</text:p>
          </table:table-cell>
          <table:table-cell office:value-type="float" office:value="8455" calcext:value-type="float">
            <text:p>8455</text:p>
          </table:table-cell>
          <table:table-cell table:formula="of:=LN([.L27]/[.K27])" office:value-type="float" office:value="0.167505775284285" calcext:value-type="float">
            <text:p>0.1675057753</text:p>
          </table:table-cell>
          <table:table-cell table:formula="of:=[.M27]/[.M$5]" office:value-type="float" office:value="0.690482177576704" calcext:value-type="float">
            <text:p>0.6904821776</text:p>
          </table:table-cell>
          <table:table-cell table:number-columns-repeated="12"/>
          <table:table-cell office:value-type="time" office:time-value="PT11H55M00S" calcext:value-type="time">
            <text:p>11:55:00 AM</text:p>
          </table:table-cell>
          <table:table-cell office:value-type="float" office:value="24" calcext:value-type="float">
            <text:p>24</text:p>
          </table:table-cell>
          <table:table-cell table:formula="of:=HOUR([.AA27])*60 + MINUTE([.AA27])" office:value-type="float" office:value="715" calcext:value-type="float">
            <text:p>715</text:p>
          </table:table-cell>
          <table:table-cell table:formula="of:= [.AC27] - [.AC$5]"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1455" calcext:value-type="float">
            <text:p>1455</text:p>
          </table:table-cell>
          <table:table-cell office:value-type="float" office:value="1284" calcext:value-type="float">
            <text:p>1284</text:p>
          </table:table-cell>
          <table:table-cell office:value-type="float" office:value="8598" calcext:value-type="float">
            <text:p>8598</text:p>
          </table:table-cell>
          <table:table-cell table:formula="of:=LN([.AH27]/[.AG27])" office:value-type="float" office:value="1.90154941280632" calcext:value-type="float">
            <text:p>1.9015494128</text:p>
          </table:table-cell>
          <table:table-cell table:formula="of:=[.AI27]/[.AI$5]" office:value-type="float" office:value="1.11292855554035" calcext:value-type="float">
            <text:p>1.1129285555</text:p>
          </table:table-cell>
        </table:table-row>
        <table:table-row table:style-name="ro1">
          <table:table-cell office:value-type="time" office:time-value="PT15H20M00S" calcext:value-type="time">
            <text:p>03:20:00 PM</text:p>
          </table:table-cell>
          <table:table-cell office:value-type="float" office:value="19.97" calcext:value-type="float">
            <text:p>19.97</text:p>
          </table:table-cell>
          <table:table-cell table:formula="of:=HOUR([.A28])*60+MINUTE([.A28])" office:value-type="float" office:value="920" calcext:value-type="float">
            <text:p>920</text:p>
          </table:table-cell>
          <table:table-cell table:formula="of:=[.C28]-[.C$5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26" calcext:value-type="float">
            <text:p>1326</text:p>
          </table:table-cell>
          <table:table-cell office:value-type="float" office:value="778" calcext:value-type="float">
            <text:p>778</text:p>
          </table:table-cell>
          <table:table-cell office:value-type="float" office:value="9072" calcext:value-type="float">
            <text:p>9072</text:p>
          </table:table-cell>
          <table:table-cell table:formula="of:=LN([.H28]/[.G28])" office:value-type="float" office:value="2.45622150178914" calcext:value-type="float">
            <text:p>2.4562215018</text:p>
          </table:table-cell>
          <table:table-cell table:formula="of:= [.I28] / [.I$5]" office:value-type="float" office:value="0.985612635455619" calcext:value-type="float">
            <text:p>0.9856126355</text:p>
          </table:table-cell>
          <table:table-cell office:value-type="float" office:value="7096" calcext:value-type="float">
            <text:p>7096</text:p>
          </table:table-cell>
          <table:table-cell office:value-type="float" office:value="8439" calcext:value-type="float">
            <text:p>8439</text:p>
          </table:table-cell>
          <table:table-cell table:formula="of:=LN([.L28]/[.K28])" office:value-type="float" office:value="0.173332573168551" calcext:value-type="float">
            <text:p>0.1733325732</text:p>
          </table:table-cell>
          <table:table-cell table:formula="of:=[.M28]/[.M$5]" office:value-type="float" office:value="0.714501051460899" calcext:value-type="float">
            <text:p>0.7145010515</text:p>
          </table:table-cell>
          <table:table-cell table:number-columns-repeated="12"/>
          <table:table-cell office:value-type="time" office:time-value="PT11H59M00S" calcext:value-type="time">
            <text:p>11:59:00 AM</text:p>
          </table:table-cell>
          <table:table-cell office:value-type="float" office:value="23.98" calcext:value-type="float">
            <text:p>23.98</text:p>
          </table:table-cell>
          <table:table-cell table:formula="of:=HOUR([.AA28])*60 + MINUTE([.AA28])" office:value-type="float" office:value="719" calcext:value-type="float">
            <text:p>719</text:p>
          </table:table-cell>
          <table:table-cell table:formula="of:= [.AC28] - [.AC$5]"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456" calcext:value-type="float">
            <text:p>1456</text:p>
          </table:table-cell>
          <table:table-cell office:value-type="float" office:value="1356" calcext:value-type="float">
            <text:p>1356</text:p>
          </table:table-cell>
          <table:table-cell office:value-type="float" office:value="8721" calcext:value-type="float">
            <text:p>8721</text:p>
          </table:table-cell>
          <table:table-cell table:formula="of:=LN([.AH28]/[.AG28])" office:value-type="float" office:value="1.86119472072664" calcext:value-type="float">
            <text:p>1.8611947207</text:p>
          </table:table-cell>
          <table:table-cell table:formula="of:=[.AI28]/[.AI$5]" office:value-type="float" office:value="1.08930997962376" calcext:value-type="float">
            <text:p>1.089309979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0.03" calcext:value-type="float">
            <text:p>20.03</text:p>
          </table:table-cell>
          <table:table-cell table:formula="of:=HOUR([.A29])*60+MINUTE([.A29])" office:value-type="float" office:value="923" calcext:value-type="float">
            <text:p>923</text:p>
          </table:table-cell>
          <table:table-cell table:formula="of:=[.C29]-[.C$5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27" calcext:value-type="float">
            <text:p>1327</text:p>
          </table:table-cell>
          <table:table-cell office:value-type="float" office:value="789" calcext:value-type="float">
            <text:p>789</text:p>
          </table:table-cell>
          <table:table-cell office:value-type="float" office:value="9122" calcext:value-type="float">
            <text:p>9122</text:p>
          </table:table-cell>
          <table:table-cell table:formula="of:=LN([.H29]/[.G29])" office:value-type="float" office:value="2.44767803642577" calcext:value-type="float">
            <text:p>2.4476780364</text:p>
          </table:table-cell>
          <table:table-cell table:formula="of:= [.I29] / [.I$5]" office:value-type="float" office:value="0.982184382992809" calcext:value-type="float">
            <text:p>0.982184383</text:p>
          </table:table-cell>
          <table:table-cell office:value-type="float" office:value="7065" calcext:value-type="float">
            <text:p>7065</text:p>
          </table:table-cell>
          <table:table-cell office:value-type="float" office:value="8492" calcext:value-type="float">
            <text:p>8492</text:p>
          </table:table-cell>
          <table:table-cell table:formula="of:=LN([.L29]/[.K29])" office:value-type="float" office:value="0.183971527704519" calcext:value-type="float">
            <text:p>0.1839715277</text:p>
          </table:table-cell>
          <table:table-cell table:formula="of:=[.M29]/[.M$5]" office:value-type="float" office:value="0.758356306497134" calcext:value-type="float">
            <text:p>0.7583563065</text:p>
          </table:table-cell>
          <table:table-cell table:number-columns-repeated="12"/>
          <table:table-cell office:value-type="time" office:time-value="PT12H02M00S" calcext:value-type="time">
            <text:p>12:02:00 PM</text:p>
          </table:table-cell>
          <table:table-cell office:value-type="float" office:value="24.93" calcext:value-type="float">
            <text:p>24.93</text:p>
          </table:table-cell>
          <table:table-cell table:formula="of:=HOUR([.AA29])*60 + MINUTE([.AA29])" office:value-type="float" office:value="722" calcext:value-type="float">
            <text:p>722</text:p>
          </table:table-cell>
          <table:table-cell table:formula="of:= [.AC29] - [.AC$5]"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1457" calcext:value-type="float">
            <text:p>1457</text:p>
          </table:table-cell>
          <table:table-cell office:value-type="float" office:value="1336" calcext:value-type="float">
            <text:p>1336</text:p>
          </table:table-cell>
          <table:table-cell office:value-type="float" office:value="8594" calcext:value-type="float">
            <text:p>8594</text:p>
          </table:table-cell>
          <table:table-cell table:formula="of:=LN([.AH29]/[.AG29])" office:value-type="float" office:value="1.86138421023835" calcext:value-type="float">
            <text:p>1.8613842102</text:p>
          </table:table-cell>
          <table:table-cell table:formula="of:=[.AI29]/[.AI$5]" office:value-type="float" office:value="1.08942088302029" calcext:value-type="float">
            <text:p>1.089420883</text:p>
          </table:table-cell>
        </table:table-row>
        <table:table-row table:style-name="ro1">
          <table:table-cell office:value-type="time" office:time-value="PT15H27M00S" calcext:value-type="time">
            <text:p>03:27:00 PM</text:p>
          </table:table-cell>
          <table:table-cell office:value-type="float" office:value="20.1" calcext:value-type="float">
            <text:p>20.1</text:p>
          </table:table-cell>
          <table:table-cell table:formula="of:=HOUR([.A30])*60+MINUTE([.A30])" office:value-type="float" office:value="927" calcext:value-type="float">
            <text:p>927</text:p>
          </table:table-cell>
          <table:table-cell table:formula="of:=[.C30]-[.C$5]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328" calcext:value-type="float">
            <text:p>1328</text:p>
          </table:table-cell>
          <table:table-cell office:value-type="float" office:value="863" calcext:value-type="float">
            <text:p>863</text:p>
          </table:table-cell>
          <table:table-cell office:value-type="float" office:value="9102" calcext:value-type="float">
            <text:p>9102</text:p>
          </table:table-cell>
          <table:table-cell table:formula="of:=LN([.H30]/[.G30])" office:value-type="float" office:value="2.35583475749316" calcext:value-type="float">
            <text:p>2.3558347575</text:p>
          </table:table-cell>
          <table:table-cell table:formula="of:= [.I30] / [.I$5]" office:value-type="float" office:value="0.945330257201743" calcext:value-type="float">
            <text:p>0.9453302572</text:p>
          </table:table-cell>
          <table:table-cell office:value-type="float" office:value="7061" calcext:value-type="float">
            <text:p>7061</text:p>
          </table:table-cell>
          <table:table-cell office:value-type="float" office:value="8562" calcext:value-type="float">
            <text:p>8562</text:p>
          </table:table-cell>
          <table:table-cell table:formula="of:=LN([.L30]/[.K30])" office:value-type="float" office:value="0.192747123188544" calcext:value-type="float">
            <text:p>0.1927471232</text:p>
          </table:table-cell>
          <table:table-cell table:formula="of:=[.M30]/[.M$5]" office:value-type="float" office:value="0.794530535529288" calcext:value-type="float">
            <text:p>0.7945305355</text:p>
          </table:table-cell>
          <table:table-cell table:number-columns-repeated="12"/>
          <table:table-cell office:value-type="time" office:time-value="PT12H05M00S" calcext:value-type="time">
            <text:p>12:05:00 PM</text:p>
          </table:table-cell>
          <table:table-cell office:value-type="float" office:value="23.97" calcext:value-type="float">
            <text:p>23.97</text:p>
          </table:table-cell>
          <table:table-cell table:formula="of:=HOUR([.AA30])*60 + MINUTE([.AA30])" office:value-type="float" office:value="725" calcext:value-type="float">
            <text:p>725</text:p>
          </table:table-cell>
          <table:table-cell table:formula="of:= [.AC30] - [.AC$5]"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1458" calcext:value-type="float">
            <text:p>1458</text:p>
          </table:table-cell>
          <table:table-cell office:value-type="float" office:value="1348" calcext:value-type="float">
            <text:p>1348</text:p>
          </table:table-cell>
          <table:table-cell office:value-type="float" office:value="8681" calcext:value-type="float">
            <text:p>8681</text:p>
          </table:table-cell>
          <table:table-cell table:formula="of:=LN([.AH30]/[.AG30])" office:value-type="float" office:value="1.86251471691956" calcext:value-type="float">
            <text:p>1.8625147169</text:p>
          </table:table-cell>
          <table:table-cell table:formula="of:=[.AI30]/[.AI$5]" office:value-type="float" office:value="1.09008253985617" calcext:value-type="float">
            <text:p>1.0900825399</text:p>
          </table:table-cell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office:value-type="float" office:value="20.17" calcext:value-type="float">
            <text:p>20.17</text:p>
          </table:table-cell>
          <table:table-cell table:formula="of:=HOUR([.A31])*60+MINUTE([.A31])" office:value-type="float" office:value="931" calcext:value-type="float">
            <text:p>931</text:p>
          </table:table-cell>
          <table:table-cell table:formula="of:=[.C31]-[.C$5]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329" calcext:value-type="float">
            <text:p>1329</text:p>
          </table:table-cell>
          <table:table-cell office:value-type="float" office:value="824" calcext:value-type="float">
            <text:p>824</text:p>
          </table:table-cell>
          <table:table-cell office:value-type="float" office:value="9071" calcext:value-type="float">
            <text:p>9071</text:p>
          </table:table-cell>
          <table:table-cell table:formula="of:=LN([.H31]/[.G31])" office:value-type="float" office:value="2.39866726070547" calcext:value-type="float">
            <text:p>2.3986672607</text:p>
          </table:table-cell>
          <table:table-cell table:formula="of:= [.I31] / [.I$5]" office:value-type="float" office:value="0.962517736565269" calcext:value-type="float">
            <text:p>0.9625177366</text:p>
          </table:table-cell>
          <table:table-cell office:value-type="float" office:value="7247" calcext:value-type="float">
            <text:p>7247</text:p>
          </table:table-cell>
          <table:table-cell office:value-type="float" office:value="8530" calcext:value-type="float">
            <text:p>8530</text:p>
          </table:table-cell>
          <table:table-cell table:formula="of:=LN([.L31]/[.K31])" office:value-type="float" office:value="0.163001771376443" calcext:value-type="float">
            <text:p>0.1630017714</text:p>
          </table:table-cell>
          <table:table-cell table:formula="of:=[.M31]/[.M$5]" office:value-type="float" office:value="0.671916045030991" calcext:value-type="float">
            <text:p>0.671916045</text:p>
          </table:table-cell>
          <table:table-cell table:number-columns-repeated="12"/>
          <table:table-cell office:value-type="time" office:time-value="PT12H09M00S" calcext:value-type="time">
            <text:p>12:09:00 PM</text:p>
          </table:table-cell>
          <table:table-cell office:value-type="float" office:value="23.95" calcext:value-type="float">
            <text:p>23.95</text:p>
          </table:table-cell>
          <table:table-cell table:formula="of:=HOUR([.AA31])*60 + MINUTE([.AA31])" office:value-type="float" office:value="729" calcext:value-type="float">
            <text:p>729</text:p>
          </table:table-cell>
          <table:table-cell table:formula="of:= [.AC31] - [.AC$5]"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1459" calcext:value-type="float">
            <text:p>1459</text:p>
          </table:table-cell>
          <table:table-cell office:value-type="float" office:value="1335" calcext:value-type="float">
            <text:p>1335</text:p>
          </table:table-cell>
          <table:table-cell office:value-type="float" office:value="8788" calcext:value-type="float">
            <text:p>8788</text:p>
          </table:table-cell>
          <table:table-cell table:formula="of:=LN([.AH31]/[.AG31])" office:value-type="float" office:value="1.88445586267015" calcext:value-type="float">
            <text:p>1.8844558627</text:p>
          </table:table-cell>
          <table:table-cell table:formula="of:=[.AI31]/[.AI$5]" office:value-type="float" office:value="1.10292413496943" calcext:value-type="float">
            <text:p>1.102924135</text:p>
          </table:table-cell>
        </table:table-row>
        <table:table-row table:style-name="ro1">
          <table:table-cell office:value-type="time" office:time-value="PT15H34M00S" calcext:value-type="time">
            <text:p>03:34:00 PM</text:p>
          </table:table-cell>
          <table:table-cell office:value-type="float" office:value="20.23" calcext:value-type="float">
            <text:p>20.23</text:p>
          </table:table-cell>
          <table:table-cell table:formula="of:=HOUR([.A32])*60+MINUTE([.A32])" office:value-type="float" office:value="934" calcext:value-type="float">
            <text:p>934</text:p>
          </table:table-cell>
          <table:table-cell table:formula="of:=[.C32]-[.C$5]"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1330" calcext:value-type="float">
            <text:p>1330</text:p>
          </table:table-cell>
          <table:table-cell office:value-type="float" office:value="893" calcext:value-type="float">
            <text:p>893</text:p>
          </table:table-cell>
          <table:table-cell office:value-type="float" office:value="9127" calcext:value-type="float">
            <text:p>9127</text:p>
          </table:table-cell>
          <table:table-cell table:formula="of:=LN([.H32]/[.G32])" office:value-type="float" office:value="2.32440575164038" calcext:value-type="float">
            <text:p>2.3244057516</text:p>
          </table:table-cell>
          <table:table-cell table:formula="of:= [.I32] / [.I$5]" office:value-type="float" office:value="0.93271868073531" calcext:value-type="float">
            <text:p>0.9327186807</text:p>
          </table:table-cell>
          <table:table-cell office:value-type="float" office:value="7142" calcext:value-type="float">
            <text:p>7142</text:p>
          </table:table-cell>
          <table:table-cell office:value-type="float" office:value="8483" calcext:value-type="float">
            <text:p>8483</text:p>
          </table:table-cell>
          <table:table-cell table:formula="of:=LN([.L32]/[.K32])" office:value-type="float" office:value="0.172071311653341" calcext:value-type="float">
            <text:p>0.1720713117</text:p>
          </table:table-cell>
          <table:table-cell table:formula="of:=[.M32]/[.M$5]" office:value-type="float" office:value="0.709301955513085" calcext:value-type="float">
            <text:p>0.7093019555</text:p>
          </table:table-cell>
          <table:table-cell table:number-columns-repeated="12"/>
          <table:table-cell office:value-type="time" office:time-value="PT12H12M00S" calcext:value-type="time">
            <text:p>12:12:00 PM</text:p>
          </table:table-cell>
          <table:table-cell office:value-type="float" office:value="23.96" calcext:value-type="float">
            <text:p>23.96</text:p>
          </table:table-cell>
          <table:table-cell table:formula="of:=HOUR([.AA32])*60 + MINUTE([.AA32])" office:value-type="float" office:value="732" calcext:value-type="float">
            <text:p>732</text:p>
          </table:table-cell>
          <table:table-cell table:formula="of:= [.AC32] - [.AC$5]"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1460" calcext:value-type="float">
            <text:p>1460</text:p>
          </table:table-cell>
          <table:table-cell office:value-type="float" office:value="1331" calcext:value-type="float">
            <text:p>1331</text:p>
          </table:table-cell>
          <table:table-cell office:value-type="float" office:value="8791" calcext:value-type="float">
            <text:p>8791</text:p>
          </table:table-cell>
          <table:table-cell table:formula="of:=LN([.AH32]/[.AG32])" office:value-type="float" office:value="1.88779793145607" calcext:value-type="float">
            <text:p>1.8877979315</text:p>
          </table:table-cell>
          <table:table-cell table:formula="of:=[.AI32]/[.AI$5]" office:value-type="float" office:value="1.10488016291242" calcext:value-type="float">
            <text:p>1.1048801629</text:p>
          </table:table-cell>
        </table:table-row>
        <table:table-row table:style-name="ro1">
          <table:table-cell office:value-type="time" office:time-value="PT15H37M00S" calcext:value-type="time">
            <text:p>03:37:00 PM</text:p>
          </table:table-cell>
          <table:table-cell office:value-type="float" office:value="20.3" calcext:value-type="float">
            <text:p>20.3</text:p>
          </table:table-cell>
          <table:table-cell table:formula="of:=HOUR([.A33])*60+MINUTE([.A33])" office:value-type="float" office:value="937" calcext:value-type="float">
            <text:p>937</text:p>
          </table:table-cell>
          <table:table-cell table:formula="of:=[.C33]-[.C$5]"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1331" calcext:value-type="float">
            <text:p>1331</text:p>
          </table:table-cell>
          <table:table-cell office:value-type="float" office:value="926" calcext:value-type="float">
            <text:p>926</text:p>
          </table:table-cell>
          <table:table-cell office:value-type="float" office:value="9106" calcext:value-type="float">
            <text:p>9106</text:p>
          </table:table-cell>
          <table:table-cell table:formula="of:=LN([.H33]/[.G33])" office:value-type="float" office:value="2.28581458124855" calcext:value-type="float">
            <text:p>2.2858145812</text:p>
          </table:table-cell>
          <table:table-cell table:formula="of:= [.I33] / [.I$5]" office:value-type="float" office:value="0.917233128993538" calcext:value-type="float">
            <text:p>0.917233129</text:p>
          </table:table-cell>
          <table:table-cell office:value-type="float" office:value="6938" calcext:value-type="float">
            <text:p>6938</text:p>
          </table:table-cell>
          <table:table-cell office:value-type="float" office:value="8379" calcext:value-type="float">
            <text:p>8379</text:p>
          </table:table-cell>
          <table:table-cell table:formula="of:=LN([.L33]/[.K33])" office:value-type="float" office:value="0.188715027083591" calcext:value-type="float">
            <text:p>0.1887150271</text:p>
          </table:table-cell>
          <table:table-cell table:formula="of:=[.M33]/[.M$5]" office:value-type="float" office:value="0.77790967279174" calcext:value-type="float">
            <text:p>0.7779096728</text:p>
          </table:table-cell>
          <table:table-cell table:number-columns-repeated="12"/>
          <table:table-cell office:value-type="time" office:time-value="PT12H17M00S" calcext:value-type="time">
            <text:p>12:17:00 PM</text:p>
          </table:table-cell>
          <table:table-cell office:value-type="float" office:value="23.97" calcext:value-type="float">
            <text:p>23.97</text:p>
          </table:table-cell>
          <table:table-cell table:formula="of:=HOUR([.AA33])*60 + MINUTE([.AA33])" office:value-type="float" office:value="737" calcext:value-type="float">
            <text:p>737</text:p>
          </table:table-cell>
          <table:table-cell table:formula="of:= [.AC33] - [.AC$5]"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1461" calcext:value-type="float">
            <text:p>1461</text:p>
          </table:table-cell>
          <table:table-cell office:value-type="float" office:value="1379" calcext:value-type="float">
            <text:p>1379</text:p>
          </table:table-cell>
          <table:table-cell office:value-type="float" office:value="8799" calcext:value-type="float">
            <text:p>8799</text:p>
          </table:table-cell>
          <table:table-cell table:formula="of:=LN([.AH33]/[.AG33])" office:value-type="float" office:value="1.85327947985226" calcext:value-type="float">
            <text:p>1.8532794799</text:p>
          </table:table-cell>
          <table:table-cell table:formula="of:=[.AI33]/[.AI$5]" office:value-type="float" office:value="1.08467739025545" calcext:value-type="float">
            <text:p>1.0846773903</text:p>
          </table:table-cell>
        </table:table-row>
        <table:table-row table:style-name="ro1">
          <table:table-cell office:value-type="time" office:time-value="PT15H41M00S" calcext:value-type="time">
            <text:p>03:41:00 PM</text:p>
          </table:table-cell>
          <table:table-cell office:value-type="float" office:value="20.37" calcext:value-type="float">
            <text:p>20.37</text:p>
          </table:table-cell>
          <table:table-cell table:formula="of:=HOUR([.A34])*60+MINUTE([.A34])" office:value-type="float" office:value="941" calcext:value-type="float">
            <text:p>941</text:p>
          </table:table-cell>
          <table:table-cell table:formula="of:=[.C34]-[.C$5]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332" calcext:value-type="float">
            <text:p>1332</text:p>
          </table:table-cell>
          <table:table-cell office:value-type="float" office:value="905" calcext:value-type="float">
            <text:p>905</text:p>
          </table:table-cell>
          <table:table-cell office:value-type="float" office:value="9025" calcext:value-type="float">
            <text:p>9025</text:p>
          </table:table-cell>
          <table:table-cell table:formula="of:=LN([.H34]/[.G34])" office:value-type="float" office:value="2.29981883950116" calcext:value-type="float">
            <text:p>2.2998188395</text:p>
          </table:table-cell>
          <table:table-cell table:formula="of:= [.I34] / [.I$5]" office:value-type="float" office:value="0.922852644120289" calcext:value-type="float">
            <text:p>0.9228526441</text:p>
          </table:table-cell>
          <table:table-cell office:value-type="float" office:value="7042" calcext:value-type="float">
            <text:p>7042</text:p>
          </table:table-cell>
          <table:table-cell office:value-type="float" office:value="8440" calcext:value-type="float">
            <text:p>8440</text:p>
          </table:table-cell>
          <table:table-cell table:formula="of:=LN([.L34]/[.K34])" office:value-type="float" office:value="0.181090087875005" calcext:value-type="float">
            <text:p>0.1810900879</text:p>
          </table:table-cell>
          <table:table-cell table:formula="of:=[.M34]/[.M$5]" office:value-type="float" office:value="0.746478609476464" calcext:value-type="float">
            <text:p>0.7464786095</text:p>
          </table:table-cell>
          <table:table-cell table:number-columns-repeated="12"/>
          <table:table-cell office:value-type="time" office:time-value="PT12H20M00S" calcext:value-type="time">
            <text:p>12:20:00 PM</text:p>
          </table:table-cell>
          <table:table-cell office:value-type="float" office:value="23.95" calcext:value-type="float">
            <text:p>23.95</text:p>
          </table:table-cell>
          <table:table-cell table:formula="of:=HOUR([.AA34])*60 + MINUTE([.AA34])" office:value-type="float" office:value="740" calcext:value-type="float">
            <text:p>740</text:p>
          </table:table-cell>
          <table:table-cell table:formula="of:= [.AC34] - [.AC$5]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1462" calcext:value-type="float">
            <text:p>1462</text:p>
          </table:table-cell>
          <table:table-cell office:value-type="float" office:value="1368" calcext:value-type="float">
            <text:p>1368</text:p>
          </table:table-cell>
          <table:table-cell office:value-type="float" office:value="8842" calcext:value-type="float">
            <text:p>8842</text:p>
          </table:table-cell>
          <table:table-cell table:formula="of:=LN([.AH34]/[.AG34])" office:value-type="float" office:value="1.86616327620369" calcext:value-type="float">
            <text:p>1.8661632762</text:p>
          </table:table-cell>
          <table:table-cell table:formula="of:=[.AI34]/[.AI$5]" office:value-type="float" office:value="1.09221794890027" calcext:value-type="float">
            <text:p>1.0922179489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20.43" calcext:value-type="float">
            <text:p>20.43</text:p>
          </table:table-cell>
          <table:table-cell table:formula="of:=HOUR([.A35])*60+MINUTE([.A35])" office:value-type="float" office:value="945" calcext:value-type="float">
            <text:p>945</text:p>
          </table:table-cell>
          <table:table-cell table:formula="of:=[.C35]-[.C$5]"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333" calcext:value-type="float">
            <text:p>1333</text:p>
          </table:table-cell>
          <table:table-cell office:value-type="float" office:value="876" calcext:value-type="float">
            <text:p>876</text:p>
          </table:table-cell>
          <table:table-cell office:value-type="float" office:value="8914" calcext:value-type="float">
            <text:p>8914</text:p>
          </table:table-cell>
          <table:table-cell table:formula="of:=LN([.H35]/[.G35])" office:value-type="float" office:value="2.32001226257011" calcext:value-type="float">
            <text:p>2.3200122626</text:p>
          </table:table-cell>
          <table:table-cell table:formula="of:= [.I35] / [.I$5]" office:value-type="float" office:value="0.930955697088177" calcext:value-type="float">
            <text:p>0.9309556971</text:p>
          </table:table-cell>
          <table:table-cell office:value-type="float" office:value="7075" calcext:value-type="float">
            <text:p>7075</text:p>
          </table:table-cell>
          <table:table-cell office:value-type="float" office:value="8382" calcext:value-type="float">
            <text:p>8382</text:p>
          </table:table-cell>
          <table:table-cell table:formula="of:=LN([.L35]/[.K35])" office:value-type="float" office:value="0.169519105973579" calcext:value-type="float">
            <text:p>0.169519106</text:p>
          </table:table-cell>
          <table:table-cell table:formula="of:=[.M35]/[.M$5]" office:value-type="float" office:value="0.698781407595288" calcext:value-type="float">
            <text:p>0.6987814076</text:p>
          </table:table-cell>
          <table:table-cell table:number-columns-repeated="12"/>
          <table:table-cell office:value-type="time" office:time-value="PT12H23M00S" calcext:value-type="time">
            <text:p>12:23:00 PM</text:p>
          </table:table-cell>
          <table:table-cell office:value-type="float" office:value="23.98" calcext:value-type="float">
            <text:p>23.98</text:p>
          </table:table-cell>
          <table:table-cell table:formula="of:=HOUR([.AA35])*60 + MINUTE([.AA35])" office:value-type="float" office:value="743" calcext:value-type="float">
            <text:p>743</text:p>
          </table:table-cell>
          <table:table-cell table:formula="of:= [.AC35] - [.AC$5]"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1463" calcext:value-type="float">
            <text:p>1463</text:p>
          </table:table-cell>
          <table:table-cell office:value-type="float" office:value="1383" calcext:value-type="float">
            <text:p>1383</text:p>
          </table:table-cell>
          <table:table-cell office:value-type="float" office:value="8684" calcext:value-type="float">
            <text:p>8684</text:p>
          </table:table-cell>
          <table:table-cell table:formula="of:=LN([.AH35]/[.AG35])" office:value-type="float" office:value="1.83722719933342" calcext:value-type="float">
            <text:p>1.8372271993</text:p>
          </table:table-cell>
          <table:table-cell table:formula="of:=[.AI35]/[.AI$5]" office:value-type="float" office:value="1.07528239833432" calcext:value-type="float">
            <text:p>1.0752823983</text:p>
          </table:table-cell>
        </table:table-row>
        <table:table-row table:style-name="ro1">
          <table:table-cell office:value-type="time" office:time-value="PT15H48M00S" calcext:value-type="time">
            <text:p>03:48:00 PM</text:p>
          </table:table-cell>
          <table:table-cell office:value-type="float" office:value="20.49" calcext:value-type="float">
            <text:p>20.49</text:p>
          </table:table-cell>
          <table:table-cell table:formula="of:=HOUR([.A36])*60+MINUTE([.A36])" office:value-type="float" office:value="948" calcext:value-type="float">
            <text:p>948</text:p>
          </table:table-cell>
          <table:table-cell table:formula="of:=[.C36]-[.C$5]"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334" calcext:value-type="float">
            <text:p>1334</text:p>
          </table:table-cell>
          <table:table-cell office:value-type="float" office:value="977" calcext:value-type="float">
            <text:p>977</text:p>
          </table:table-cell>
          <table:table-cell office:value-type="float" office:value="9016" calcext:value-type="float">
            <text:p>9016</text:p>
          </table:table-cell>
          <table:table-cell table:formula="of:=LN([.H36]/[.G36])" office:value-type="float" office:value="2.22226940367683" calcext:value-type="float">
            <text:p>2.2222694037</text:p>
          </table:table-cell>
          <table:table-cell table:formula="of:= [.I36] / [.I$5]" office:value-type="float" office:value="0.891734235717287" calcext:value-type="float">
            <text:p>0.8917342357</text:p>
          </table:table-cell>
          <table:table-cell office:value-type="float" office:value="7070" calcext:value-type="float">
            <text:p>7070</text:p>
          </table:table-cell>
          <table:table-cell office:value-type="float" office:value="8493" calcext:value-type="float">
            <text:p>8493</text:p>
          </table:table-cell>
          <table:table-cell table:formula="of:=LN([.L36]/[.K36])" office:value-type="float" office:value="0.183381814889391" calcext:value-type="float">
            <text:p>0.1833818149</text:p>
          </table:table-cell>
          <table:table-cell table:formula="of:=[.M36]/[.M$5]" office:value-type="float" office:value="0.755925427991342" calcext:value-type="float">
            <text:p>0.755925428</text:p>
          </table:table-cell>
          <table:table-cell table:number-columns-repeated="12"/>
          <table:table-cell office:value-type="time" office:time-value="PT12H27M00S" calcext:value-type="time">
            <text:p>12:27:00 PM</text:p>
          </table:table-cell>
          <table:table-cell office:value-type="float" office:value="23.96" calcext:value-type="float">
            <text:p>23.96</text:p>
          </table:table-cell>
          <table:table-cell table:formula="of:=HOUR([.AA36])*60 + MINUTE([.AA36])" office:value-type="float" office:value="747" calcext:value-type="float">
            <text:p>747</text:p>
          </table:table-cell>
          <table:table-cell table:formula="of:= [.AC36] - [.AC$5]"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464" calcext:value-type="float">
            <text:p>1464</text:p>
          </table:table-cell>
          <table:table-cell office:value-type="float" office:value="1424" calcext:value-type="float">
            <text:p>1424</text:p>
          </table:table-cell>
          <table:table-cell office:value-type="float" office:value="8843" calcext:value-type="float">
            <text:p>8843</text:p>
          </table:table-cell>
          <table:table-cell table:formula="of:=LN([.AH36]/[.AG36])" office:value-type="float" office:value="1.82615637260381" calcext:value-type="float">
            <text:p>1.8261563726</text:p>
          </table:table-cell>
          <table:table-cell table:formula="of:=[.AI36]/[.AI$5]" office:value-type="float" office:value="1.06880292474407" calcext:value-type="float">
            <text:p>1.0688029247</text:p>
          </table:table-cell>
        </table:table-row>
        <table:table-row table:style-name="ro1">
          <table:table-cell office:value-type="time" office:time-value="PT15H51M00S" calcext:value-type="time">
            <text:p>03:51:00 PM</text:p>
          </table:table-cell>
          <table:table-cell office:value-type="float" office:value="20.55" calcext:value-type="float">
            <text:p>20.55</text:p>
          </table:table-cell>
          <table:table-cell table:formula="of:=HOUR([.A37])*60+MINUTE([.A37])" office:value-type="float" office:value="951" calcext:value-type="float">
            <text:p>951</text:p>
          </table:table-cell>
          <table:table-cell table:formula="of:=[.C37]-[.C$5]"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float" office:value="1335" calcext:value-type="float">
            <text:p>1335</text:p>
          </table:table-cell>
          <table:table-cell office:value-type="float" office:value="924" calcext:value-type="float">
            <text:p>924</text:p>
          </table:table-cell>
          <table:table-cell office:value-type="float" office:value="9086" calcext:value-type="float">
            <text:p>9086</text:p>
          </table:table-cell>
          <table:table-cell table:formula="of:=LN([.H37]/[.G37])" office:value-type="float" office:value="2.28577797467766" calcext:value-type="float">
            <text:p>2.2857779747</text:p>
          </table:table-cell>
          <table:table-cell table:formula="of:= [.I37] / [.I$5]" office:value-type="float" office:value="0.917218439805785" calcext:value-type="float">
            <text:p>0.9172184398</text:p>
          </table:table-cell>
          <table:table-cell office:value-type="float" office:value="7112" calcext:value-type="float">
            <text:p>7112</text:p>
          </table:table-cell>
          <table:table-cell office:value-type="float" office:value="8433" calcext:value-type="float">
            <text:p>8433</text:p>
          </table:table-cell>
          <table:table-cell table:formula="of:=LN([.L37]/[.K37])" office:value-type="float" office:value="0.170369082380901" calcext:value-type="float">
            <text:p>0.1703690824</text:p>
          </table:table-cell>
          <table:table-cell table:formula="of:=[.M37]/[.M$5]" office:value-type="float" office:value="0.702285128942333" calcext:value-type="float">
            <text:p>0.7022851289</text:p>
          </table:table-cell>
          <table:table-cell table:number-columns-repeated="12"/>
          <table:table-cell office:value-type="time" office:time-value="PT12H30M00S" calcext:value-type="time">
            <text:p>12:30:00 PM</text:p>
          </table:table-cell>
          <table:table-cell office:value-type="float" office:value="23.98" calcext:value-type="float">
            <text:p>23.98</text:p>
          </table:table-cell>
          <table:table-cell table:formula="of:=HOUR([.AA37])*60 + MINUTE([.AA37])" office:value-type="float" office:value="750" calcext:value-type="float">
            <text:p>750</text:p>
          </table:table-cell>
          <table:table-cell table:formula="of:= [.AC37] - [.AC$5]"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465" calcext:value-type="float">
            <text:p>1465</text:p>
          </table:table-cell>
          <table:table-cell office:value-type="float" office:value="1407" calcext:value-type="float">
            <text:p>1407</text:p>
          </table:table-cell>
          <table:table-cell office:value-type="float" office:value="8779" calcext:value-type="float">
            <text:p>8779</text:p>
          </table:table-cell>
          <table:table-cell table:formula="of:=LN([.AH37]/[.AG37])" office:value-type="float" office:value="1.83090272781182" calcext:value-type="float">
            <text:p>1.8309027278</text:p>
          </table:table-cell>
          <table:table-cell table:formula="of:=[.AI37]/[.AI$5]" office:value-type="float" office:value="1.07158084584891" calcext:value-type="float">
            <text:p>1.0715808458</text:p>
          </table:table-cell>
        </table:table-row>
        <table:table-row table:style-name="ro1">
          <table:table-cell office:value-type="time" office:time-value="PT15H55M00S" calcext:value-type="time">
            <text:p>03:55:00 PM</text:p>
          </table:table-cell>
          <table:table-cell office:value-type="float" office:value="20.6" calcext:value-type="float">
            <text:p>20.6</text:p>
          </table:table-cell>
          <table:table-cell table:formula="of:=HOUR([.A38])*60+MINUTE([.A38])" office:value-type="float" office:value="955" calcext:value-type="float">
            <text:p>955</text:p>
          </table:table-cell>
          <table:table-cell table:formula="of:=[.C38]-[.C$5]"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1336" calcext:value-type="float">
            <text:p>1336</text:p>
          </table:table-cell>
          <table:table-cell office:value-type="float" office:value="988" calcext:value-type="float">
            <text:p>988</text:p>
          </table:table-cell>
          <table:table-cell office:value-type="float" office:value="9051" calcext:value-type="float">
            <text:p>9051</text:p>
          </table:table-cell>
          <table:table-cell table:formula="of:=LN([.H38]/[.G38])" office:value-type="float" office:value="2.2149478300793" calcext:value-type="float">
            <text:p>2.2149478301</text:p>
          </table:table-cell>
          <table:table-cell table:formula="of:= [.I38] / [.I$5]" office:value-type="float" office:value="0.888796294068342" calcext:value-type="float">
            <text:p>0.8887962941</text:p>
          </table:table-cell>
          <table:table-cell office:value-type="float" office:value="7007" calcext:value-type="float">
            <text:p>7007</text:p>
          </table:table-cell>
          <table:table-cell office:value-type="float" office:value="8444" calcext:value-type="float">
            <text:p>8444</text:p>
          </table:table-cell>
          <table:table-cell table:formula="of:=LN([.L38]/[.K38])" office:value-type="float" office:value="0.186546480597677" calcext:value-type="float">
            <text:p>0.1865464806</text:p>
          </table:table-cell>
          <table:table-cell table:formula="of:=[.M38]/[.M$5]" office:value-type="float" office:value="0.768970621602437" calcext:value-type="float">
            <text:p>0.7689706216</text:p>
          </table:table-cell>
          <table:table-cell table:number-columns-repeated="12"/>
          <table:table-cell office:value-type="time" office:time-value="PT12H33M00S" calcext:value-type="time">
            <text:p>12:33:00 PM</text:p>
          </table:table-cell>
          <table:table-cell office:value-type="float" office:value="24" calcext:value-type="float">
            <text:p>24</text:p>
          </table:table-cell>
          <table:table-cell table:formula="of:=HOUR([.AA38])*60 + MINUTE([.AA38])" office:value-type="float" office:value="753" calcext:value-type="float">
            <text:p>753</text:p>
          </table:table-cell>
          <table:table-cell table:formula="of:= [.AC38] - [.AC$5]"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1466" calcext:value-type="float">
            <text:p>1466</text:p>
          </table:table-cell>
          <table:table-cell office:value-type="float" office:value="1348" calcext:value-type="float">
            <text:p>1348</text:p>
          </table:table-cell>
          <table:table-cell office:value-type="float" office:value="8805" calcext:value-type="float">
            <text:p>8805</text:p>
          </table:table-cell>
          <table:table-cell table:formula="of:=LN([.AH38]/[.AG38])" office:value-type="float" office:value="1.87669772945805" calcext:value-type="float">
            <text:p>1.8766977295</text:p>
          </table:table-cell>
          <table:table-cell table:formula="of:=[.AI38]/[.AI$5]" office:value-type="float" office:value="1.09838349672397" calcext:value-type="float">
            <text:p>1.0983834967</text:p>
          </table:table-cell>
        </table:table-row>
        <table:table-row table:style-name="ro1">
          <table:table-cell office:value-type="time" office:time-value="PT15H59M00S" calcext:value-type="time">
            <text:p>03:59:00 PM</text:p>
          </table:table-cell>
          <table:table-cell office:value-type="float" office:value="20.66" calcext:value-type="float">
            <text:p>20.66</text:p>
          </table:table-cell>
          <table:table-cell table:formula="of:=HOUR([.A39])*60+MINUTE([.A39])" office:value-type="float" office:value="959" calcext:value-type="float">
            <text:p>959</text:p>
          </table:table-cell>
          <table:table-cell table:formula="of:=[.C39]-[.C$5]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337" calcext:value-type="float">
            <text:p>1337</text:p>
          </table:table-cell>
          <table:table-cell office:value-type="float" office:value="1002" calcext:value-type="float">
            <text:p>1002</text:p>
          </table:table-cell>
          <table:table-cell office:value-type="float" office:value="9040" calcext:value-type="float">
            <text:p>9040</text:p>
          </table:table-cell>
          <table:table-cell table:formula="of:=LN([.H39]/[.G39])" office:value-type="float" office:value="2.19966117174141" calcext:value-type="float">
            <text:p>2.1996611717</text:p>
          </table:table-cell>
          <table:table-cell table:formula="of:= [.I39] / [.I$5]" office:value-type="float" office:value="0.882662187840241" calcext:value-type="float">
            <text:p>0.8826621878</text:p>
          </table:table-cell>
          <table:table-cell office:value-type="float" office:value="7048" calcext:value-type="float">
            <text:p>7048</text:p>
          </table:table-cell>
          <table:table-cell office:value-type="float" office:value="8509" calcext:value-type="float">
            <text:p>8509</text:p>
          </table:table-cell>
          <table:table-cell table:formula="of:=LN([.L39]/[.K39])" office:value-type="float" office:value="0.188380538233542" calcext:value-type="float">
            <text:p>0.1883805382</text:p>
          </table:table-cell>
          <table:table-cell table:formula="of:=[.M39]/[.M$5]" office:value-type="float" office:value="0.776530863081058" calcext:value-type="float">
            <text:p>0.7765308631</text:p>
          </table:table-cell>
          <table:table-cell table:number-columns-repeated="12"/>
          <table:table-cell office:value-type="time" office:time-value="PT12H37M00S" calcext:value-type="time">
            <text:p>12:37:00 PM</text:p>
          </table:table-cell>
          <table:table-cell office:value-type="float" office:value="23.98" calcext:value-type="float">
            <text:p>23.98</text:p>
          </table:table-cell>
          <table:table-cell table:formula="of:=HOUR([.AA39])*60 + MINUTE([.AA39])" office:value-type="float" office:value="757" calcext:value-type="float">
            <text:p>757</text:p>
          </table:table-cell>
          <table:table-cell table:formula="of:= [.AC39] - [.AC$5]"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1467" calcext:value-type="float">
            <text:p>1467</text:p>
          </table:table-cell>
          <table:table-cell office:value-type="float" office:value="1477" calcext:value-type="float">
            <text:p>1477</text:p>
          </table:table-cell>
          <table:table-cell office:value-type="float" office:value="8718" calcext:value-type="float">
            <text:p>8718</text:p>
          </table:table-cell>
          <table:table-cell table:formula="of:=LN([.AH39]/[.AG39])" office:value-type="float" office:value="1.77537685026696" calcext:value-type="float">
            <text:p>1.7753768503</text:p>
          </table:table-cell>
          <table:table-cell table:formula="of:=[.AI39]/[.AI$5]" office:value-type="float" office:value="1.03908296055867" calcext:value-type="float">
            <text:p>1.0390829606</text:p>
          </table:table-cell>
        </table:table-row>
        <table:table-row table:style-name="ro1">
          <table:table-cell office:value-type="time" office:time-value="PT16H03M00S" calcext:value-type="time">
            <text:p>04:03:00 PM</text:p>
          </table:table-cell>
          <table:table-cell office:value-type="float" office:value="20.74" calcext:value-type="float">
            <text:p>20.74</text:p>
          </table:table-cell>
          <table:table-cell table:formula="of:=HOUR([.A40])*60+MINUTE([.A40])" office:value-type="float" office:value="963" calcext:value-type="float">
            <text:p>963</text:p>
          </table:table-cell>
          <table:table-cell table:formula="of:=[.C40]-[.C$5]"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1338" calcext:value-type="float">
            <text:p>1338</text:p>
          </table:table-cell>
          <table:table-cell office:value-type="float" office:value="1033" calcext:value-type="float">
            <text:p>1033</text:p>
          </table:table-cell>
          <table:table-cell office:value-type="float" office:value="9008" calcext:value-type="float">
            <text:p>9008</text:p>
          </table:table-cell>
          <table:table-cell table:formula="of:=LN([.H40]/[.G40])" office:value-type="float" office:value="2.16564588125983" calcext:value-type="float">
            <text:p>2.1656458813</text:p>
          </table:table-cell>
          <table:table-cell table:formula="of:= [.I40] / [.I$5]" office:value-type="float" office:value="0.869012808062026" calcext:value-type="float">
            <text:p>0.8690128081</text:p>
          </table:table-cell>
          <table:table-cell office:value-type="float" office:value="7043" calcext:value-type="float">
            <text:p>7043</text:p>
          </table:table-cell>
          <table:table-cell office:value-type="float" office:value="8462" calcext:value-type="float">
            <text:p>8462</text:p>
          </table:table-cell>
          <table:table-cell table:formula="of:=LN([.L40]/[.K40])" office:value-type="float" office:value="0.183551336534602" calcext:value-type="float">
            <text:p>0.1835513365</text:p>
          </table:table-cell>
          <table:table-cell table:formula="of:=[.M40]/[.M$5]" office:value-type="float" office:value="0.756624219866031" calcext:value-type="float">
            <text:p>0.7566242199</text:p>
          </table:table-cell>
          <table:table-cell table:number-columns-repeated="12"/>
          <table:table-cell office:value-type="time" office:time-value="PT12H41M00S" calcext:value-type="time">
            <text:p>12:41:00 PM</text:p>
          </table:table-cell>
          <table:table-cell office:value-type="float" office:value="24" calcext:value-type="float">
            <text:p>24</text:p>
          </table:table-cell>
          <table:table-cell table:formula="of:=HOUR([.AA40])*60 + MINUTE([.AA40])" office:value-type="float" office:value="761" calcext:value-type="float">
            <text:p>761</text:p>
          </table:table-cell>
          <table:table-cell table:formula="of:= [.AC40] - [.AC$5]"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468" calcext:value-type="float">
            <text:p>1468</text:p>
          </table:table-cell>
          <table:table-cell office:value-type="float" office:value="1410" calcext:value-type="float">
            <text:p>1410</text:p>
          </table:table-cell>
          <table:table-cell office:value-type="float" office:value="8831" calcext:value-type="float">
            <text:p>8831</text:p>
          </table:table-cell>
          <table:table-cell table:formula="of:=LN([.AH40]/[.AG40])" office:value-type="float" office:value="1.83467855409659" calcext:value-type="float">
            <text:p>1.8346785541</text:p>
          </table:table-cell>
          <table:table-cell table:formula="of:=[.AI40]/[.AI$5]" office:value-type="float" office:value="1.07379074103479" calcext:value-type="float">
            <text:p>1.073790741</text:p>
          </table:table-cell>
        </table:table-row>
        <table:table-row table:style-name="ro1">
          <table:table-cell office:value-type="time" office:time-value="PT16H07M00S" calcext:value-type="time">
            <text:p>04:07:00 PM</text:p>
          </table:table-cell>
          <table:table-cell office:value-type="float" office:value="20.79" calcext:value-type="float">
            <text:p>20.79</text:p>
          </table:table-cell>
          <table:table-cell table:formula="of:=HOUR([.A41])*60+MINUTE([.A41])" office:value-type="float" office:value="967" calcext:value-type="float">
            <text:p>967</text:p>
          </table:table-cell>
          <table:table-cell table:formula="of:=[.C41]-[.C$5]"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1339" calcext:value-type="float">
            <text:p>1339</text:p>
          </table:table-cell>
          <table:table-cell office:value-type="float" office:value="1013" calcext:value-type="float">
            <text:p>1013</text:p>
          </table:table-cell>
          <table:table-cell office:value-type="float" office:value="9045" calcext:value-type="float">
            <text:p>9045</text:p>
          </table:table-cell>
          <table:table-cell table:formula="of:=LN([.H41]/[.G41])" office:value-type="float" office:value="2.18929589358071" calcext:value-type="float">
            <text:p>2.1892958936</text:p>
          </table:table-cell>
          <table:table-cell table:formula="of:= [.I41] / [.I$5]" office:value-type="float" office:value="0.878502893119567" calcext:value-type="float">
            <text:p>0.8785028931</text:p>
          </table:table-cell>
          <table:table-cell office:value-type="float" office:value="6994" calcext:value-type="float">
            <text:p>6994</text:p>
          </table:table-cell>
          <table:table-cell office:value-type="float" office:value="8444" calcext:value-type="float">
            <text:p>8444</text:p>
          </table:table-cell>
          <table:table-cell table:formula="of:=LN([.L41]/[.K41])" office:value-type="float" office:value="0.18840349134489" calcext:value-type="float">
            <text:p>0.1884034913</text:p>
          </table:table-cell>
          <table:table-cell table:formula="of:=[.M41]/[.M$5]" office:value-type="float" office:value="0.776625479008652" calcext:value-type="float">
            <text:p>0.776625479</text:p>
          </table:table-cell>
          <table:table-cell table:number-columns-repeated="12"/>
          <table:table-cell office:value-type="time" office:time-value="PT12H44M00S" calcext:value-type="time">
            <text:p>12:44:00 PM</text:p>
          </table:table-cell>
          <table:table-cell office:value-type="float" office:value="24" calcext:value-type="float">
            <text:p>24</text:p>
          </table:table-cell>
          <table:table-cell table:formula="of:=HOUR([.AA41])*60 + MINUTE([.AA41])" office:value-type="float" office:value="764" calcext:value-type="float">
            <text:p>764</text:p>
          </table:table-cell>
          <table:table-cell table:formula="of:= [.AC41] - [.AC$5]"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1469" calcext:value-type="float">
            <text:p>1469</text:p>
          </table:table-cell>
          <table:table-cell office:value-type="float" office:value="1389" calcext:value-type="float">
            <text:p>1389</text:p>
          </table:table-cell>
          <table:table-cell office:value-type="float" office:value="8709" calcext:value-type="float">
            <text:p>8709</text:p>
          </table:table-cell>
          <table:table-cell table:formula="of:=LN([.AH41]/[.AG41])" office:value-type="float" office:value="1.8357729099384" calcext:value-type="float">
            <text:p>1.8357729099</text:p>
          </table:table-cell>
          <table:table-cell table:formula="of:=[.AI41]/[.AI$5]" office:value-type="float" office:value="1.07443123970292" calcext:value-type="float">
            <text:p>1.0744312397</text:p>
          </table:table-cell>
        </table:table-row>
        <table:table-row table:style-name="ro1" table:number-rows-repeated="4">
          <table:table-cell table:number-columns-repeated="26"/>
          <table:table-cell table:style-name="Default"/>
          <table:table-cell table:number-columns-repeated="9"/>
        </table:table-row>
        <table:table-row table:style-name="ro1" table:number-rows-repeated="15">
          <table:table-cell table:number-columns-repeated="15"/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number-columns-repeated="15"/>
          <table:table-cell table:style-name="Default"/>
          <table:table-cell table:number-columns-repeated="10"/>
          <table:table-cell table:style-name="Default"/>
          <table:table-cell table:number-columns-repeated="9"/>
        </table:table-row>
      </table:table>
      <table:table table:name="Sheet6" table:style-name="ta1">
        <table:shapes>
          <draw:frame draw:z-index="0" draw:style-name="gr1" draw:text-style-name="P1" svg:width="6.2988in" svg:height="3.5429in" svg:x="0.2457in" svg:y="7.0453in">
            <draw:object draw:notify-on-update-of-ranges="Sheet6.A3:Sheet6.A39 Sheet6.B2:Sheet6.B2 Sheet6.B3:Sheet6.B39 Sheet6.A3:Sheet6.A39 Sheet6.C2:Sheet6.C2 Sheet6.C3:Sheet6.C3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7.2114in" svg:y="7.1087in">
            <draw:object draw:notify-on-update-of-ranges="Sheet6.E3:Sheet6.E39 Sheet6.F2:Sheet6.F2 Sheet6.F3:Sheet6.F39 Sheet6.E3:Sheet6.E39 Sheet6.G2:Sheet6.G2 Sheet6.G3:Sheet6.G3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ffect of the temperature on b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ooling/no_cooling for bs and no bs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No cooling</text:p>
          </table:table-cell>
          <table:table-cell table:style-name="ce7" office:value-type="string" calcext:value-type="string">
            <text:p>cooling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No bs</text:p>
          </table:table-cell>
          <table:table-cell table:style-name="ce7" office:value-type="string" calcext:value-type="string">
            <text:p>b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Sheet5.AI5]/[Sheet5.I5]" office:value-type="float" office:value="0.685613030750089" calcext:value-type="float">
            <text:p>0.6856130308</text:p>
          </table:table-cell>
          <table:table-cell table:formula="of:= [Sheet4.Y5]/[Sheet4.I5]" office:value-type="float" office:value="2.09739471905225" calcext:value-type="float">
            <text:p>2.0973947191</text:p>
          </table:table-cell>
          <table:table-cell/>
          <table:table-cell office:value-type="float" office:value="0" calcext:value-type="float">
            <text:p>0</text:p>
          </table:table-cell>
          <table:table-cell table:formula="of:= [Sheet4.Y5]/[Sheet5.AI5]" office:value-type="float" office:value="1.1245933913344" calcext:value-type="float">
            <text:p>1.1245933913</text:p>
          </table:table-cell>
          <table:table-cell table:formula="of:= [Sheet5.I5]/[Sheet4.I5]" office:value-type="float" office:value="2.72022971203232" calcext:value-type="float">
            <text:p>2.720229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Sheet5.AI6]/[Sheet5.I6]" office:value-type="float" office:value="0.717417884981647" calcext:value-type="float">
            <text:p>0.717417885</text:p>
          </table:table-cell>
          <table:table-cell table:formula="of:= [Sheet4.Y6]/[Sheet4.I6]" office:value-type="float" office:value="2.04622603875775" calcext:value-type="float">
            <text:p>2.0462260388</text:p>
          </table:table-cell>
          <table:table-cell/>
          <table:table-cell office:value-type="float" office:value="3" calcext:value-type="float">
            <text:p>3</text:p>
          </table:table-cell>
          <table:table-cell table:formula="of:= [Sheet4.Y6]/[Sheet5.AI6]" office:value-type="float" office:value="1.05558206357703" calcext:value-type="float">
            <text:p>1.0555820636</text:p>
          </table:table-cell>
          <table:table-cell table:formula="of:= [Sheet5.I6]/[Sheet4.I6]" office:value-type="float" office:value="2.70202526480265" calcext:value-type="float">
            <text:p>2.70202526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Sheet5.AI7]/[Sheet5.I7]" office:value-type="float" office:value="0.75122683551388" calcext:value-type="float">
            <text:p>0.7512268355</text:p>
          </table:table-cell>
          <table:table-cell table:formula="of:= [Sheet4.Y7]/[Sheet4.I7]" office:value-type="float" office:value="2.1169284987295" calcext:value-type="float">
            <text:p>2.1169284987</text:p>
          </table:table-cell>
          <table:table-cell/>
          <table:table-cell office:value-type="float" office:value="6" calcext:value-type="float">
            <text:p>6</text:p>
          </table:table-cell>
          <table:table-cell table:formula="of:= [Sheet4.Y7]/[Sheet5.AI7]" office:value-type="float" office:value="1.06526663505658" calcext:value-type="float">
            <text:p>1.0652666351</text:p>
          </table:table-cell>
          <table:table-cell table:formula="of:= [Sheet5.I7]/[Sheet4.I7]" office:value-type="float" office:value="2.64531120329719" calcext:value-type="float">
            <text:p>2.6453112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Sheet5.AI8]/[Sheet5.I8]" office:value-type="float" office:value="0.794528878481342" calcext:value-type="float">
            <text:p>0.7945288785</text:p>
          </table:table-cell>
          <table:table-cell table:formula="of:= [Sheet4.Y8]/[Sheet4.I8]" office:value-type="float" office:value="2.08462531039328" calcext:value-type="float">
            <text:p>2.084625310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 [Sheet4.Y8]/[Sheet5.AI8]" office:value-type="float" office:value="1.03973879127819" calcext:value-type="float">
            <text:p>1.0397387913</text:p>
          </table:table-cell>
          <table:table-cell table:formula="of:= [Sheet5.I8]/[Sheet4.I8]" office:value-type="float" office:value="2.52344632914614" calcext:value-type="float">
            <text:p>2.52344632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Sheet5.AI9]/[Sheet5.I9]" office:value-type="float" office:value="0.783716843715342" calcext:value-type="float">
            <text:p>0.7837168437</text:p>
          </table:table-cell>
          <table:table-cell table:formula="of:= [Sheet4.Y9]/[Sheet4.I9]" office:value-type="float" office:value="2.07980040214538" calcext:value-type="float">
            <text:p>2.07980040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 [Sheet4.Y9]/[Sheet5.AI9]" office:value-type="float" office:value="1.07774168446737" calcext:value-type="float">
            <text:p>1.0777416845</text:p>
          </table:table-cell>
          <table:table-cell table:formula="of:= [Sheet5.I9]/[Sheet4.I9]" office:value-type="float" office:value="2.46233873163242" calcext:value-type="float">
            <text:p>2.4623387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Sheet5.AI10]/[Sheet5.I10]" office:value-type="float" office:value="0.786420437611884" calcext:value-type="float">
            <text:p>0.7864204376</text:p>
          </table:table-cell>
          <table:table-cell table:formula="of:= [Sheet4.Y10]/[Sheet4.I10]" office:value-type="float" office:value="2.07072004334386" calcext:value-type="float">
            <text:p>2.070720043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 [Sheet4.Y10]/[Sheet5.AI10]" office:value-type="float" office:value="1.1113074791381" calcext:value-type="float">
            <text:p>1.1113074791</text:p>
          </table:table-cell>
          <table:table-cell table:formula="of:= [Sheet5.I10]/[Sheet4.I10]" office:value-type="float" office:value="2.36936712640249" calcext:value-type="float">
            <text:p>2.36936712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Sheet5.AI11]/[Sheet5.I11]" office:value-type="float" office:value="0.794187347760311" calcext:value-type="float">
            <text:p>0.7941873478</text:p>
          </table:table-cell>
          <table:table-cell table:formula="of:= [Sheet4.Y11]/[Sheet4.I11]" office:value-type="float" office:value="2.05224157748316" calcext:value-type="float">
            <text:p>2.052241577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 [Sheet4.Y11]/[Sheet5.AI11]" office:value-type="float" office:value="1.12843748926902" calcext:value-type="float">
            <text:p>1.1284374893</text:p>
          </table:table-cell>
          <table:table-cell table:formula="of:= [Sheet5.I11]/[Sheet4.I11]" office:value-type="float" office:value="2.28996060973055" calcext:value-type="float">
            <text:p>2.28996060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Sheet5.AI12]/[Sheet5.I12]" office:value-type="float" office:value="0.807384975310793" calcext:value-type="float">
            <text:p>0.8073849753</text:p>
          </table:table-cell>
          <table:table-cell table:formula="of:= [Sheet4.Y12]/[Sheet4.I12]" office:value-type="float" office:value="2.02616880690916" calcext:value-type="float">
            <text:p>2.026168806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 [Sheet4.Y12]/[Sheet5.AI12]" office:value-type="float" office:value="1.15580438102267" calcext:value-type="float">
            <text:p>1.155804381</text:p>
          </table:table-cell>
          <table:table-cell table:formula="of:= [Sheet5.I12]/[Sheet4.I12]" office:value-type="float" office:value="2.17125396943558" calcext:value-type="float">
            <text:p>2.17125396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Sheet5.AI13]/[Sheet5.I13]" office:value-type="float" office:value="0.789407316548982" calcext:value-type="float">
            <text:p>0.7894073165</text:p>
          </table:table-cell>
          <table:table-cell table:formula="of:= [Sheet4.Y13]/[Sheet4.I13]" office:value-type="float" office:value="1.95793337093291" calcext:value-type="float">
            <text:p>1.957933370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 [Sheet4.Y13]/[Sheet5.AI13]" office:value-type="float" office:value="1.20948596193198" calcext:value-type="float">
            <text:p>1.2094859619</text:p>
          </table:table-cell>
          <table:table-cell table:formula="of:= [Sheet5.I13]/[Sheet4.I13]" office:value-type="float" office:value="2.05067071398052" calcext:value-type="float">
            <text:p>2.0506707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Sheet5.AI14]/[Sheet5.I14]" office:value-type="float" office:value="0.74563231930799" calcext:value-type="float">
            <text:p>0.7456323193</text:p>
          </table:table-cell>
          <table:table-cell table:formula="of:= [Sheet4.Y14]/[Sheet4.I14]" office:value-type="float" office:value="1.97197394898478" calcext:value-type="float">
            <text:p>1.97197394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 [Sheet4.Y14]/[Sheet5.AI14]" office:value-type="float" office:value="1.25560905971337" calcext:value-type="float">
            <text:p>1.2556090597</text:p>
          </table:table-cell>
          <table:table-cell table:formula="of:= [Sheet5.I14]/[Sheet4.I14]" office:value-type="float" office:value="2.10630863661387" calcext:value-type="float">
            <text:p>2.10630863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Sheet5.AI15]/[Sheet5.I15]" office:value-type="float" office:value="0.787368122837933" calcext:value-type="float">
            <text:p>0.7873681228</text:p>
          </table:table-cell>
          <table:table-cell table:formula="of:= [Sheet4.Y15]/[Sheet4.I15]" office:value-type="float" office:value="1.89306268402444" calcext:value-type="float">
            <text:p>1.89306268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 [Sheet4.Y15]/[Sheet5.AI15]" office:value-type="float" office:value="1.22659434661" calcext:value-type="float">
            <text:p>1.2265943466</text:p>
          </table:table-cell>
          <table:table-cell table:formula="of:= [Sheet5.I15]/[Sheet4.I15]" office:value-type="float" office:value="1.96013601340711" calcext:value-type="float">
            <text:p>1.96013601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Sheet5.AI16]/[Sheet5.I16]" office:value-type="float" office:value="0.767767733910117" calcext:value-type="float">
            <text:p>0.7677677339</text:p>
          </table:table-cell>
          <table:table-cell table:formula="of:= [Sheet4.Y16]/[Sheet4.I16]" office:value-type="float" office:value="1.80162874868373" calcext:value-type="float">
            <text:p>1.801628748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 [Sheet4.Y16]/[Sheet5.AI16]" office:value-type="float" office:value="1.21142947203463" calcext:value-type="float">
            <text:p>1.211429472</text:p>
          </table:table-cell>
          <table:table-cell table:formula="of:= [Sheet5.I16]/[Sheet4.I16]" office:value-type="float" office:value="1.93703430249112" calcext:value-type="float">
            <text:p>1.93703430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Sheet5.AI17]/[Sheet5.I17]" office:value-type="float" office:value="0.745487230336543" calcext:value-type="float">
            <text:p>0.7454872303</text:p>
          </table:table-cell>
          <table:table-cell table:formula="of:= [Sheet4.Y17]/[Sheet4.I17]" office:value-type="float" office:value="1.82028563228695" calcext:value-type="float">
            <text:p>1.820285632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 [Sheet4.Y17]/[Sheet5.AI17]" office:value-type="float" office:value="1.30243596592712" calcext:value-type="float">
            <text:p>1.3024359659</text:p>
          </table:table-cell>
          <table:table-cell table:formula="of:= [Sheet5.I17]/[Sheet4.I17]" office:value-type="float" office:value="1.87474822893855" calcext:value-type="float">
            <text:p>1.87474822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Sheet5.AI18]/[Sheet5.I18]" office:value-type="float" office:value="0.759084227158404" calcext:value-type="float">
            <text:p>0.7590842272</text:p>
          </table:table-cell>
          <table:table-cell table:formula="of:= [Sheet4.Y18]/[Sheet4.I18]" office:value-type="float" office:value="1.69401431871911" calcext:value-type="float">
            <text:p>1.694014318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 [Sheet4.Y18]/[Sheet5.AI18]" office:value-type="float" office:value="1.27454501853648" calcext:value-type="float">
            <text:p>1.2745450185</text:p>
          </table:table-cell>
          <table:table-cell table:formula="of:= [Sheet5.I18]/[Sheet4.I18]" office:value-type="float" office:value="1.75094268248027" calcext:value-type="float">
            <text:p>1.75094268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Sheet5.AI19]/[Sheet5.I19]" office:value-type="float" office:value="0.782260329779888" calcext:value-type="float">
            <text:p>0.7822603298</text:p>
          </table:table-cell>
          <table:table-cell table:formula="of:= [Sheet4.Y19]/[Sheet4.I19]" office:value-type="float" office:value="1.69616017132689" calcext:value-type="float">
            <text:p>1.696160171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 [Sheet4.Y19]/[Sheet5.AI19]" office:value-type="float" office:value="1.27595389857964" calcext:value-type="float">
            <text:p>1.2759538986</text:p>
          </table:table-cell>
          <table:table-cell table:formula="of:= [Sheet5.I19]/[Sheet4.I19]" office:value-type="float" office:value="1.69934113828754" calcext:value-type="float">
            <text:p>1.69934113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Sheet5.AI20]/[Sheet5.I20]" office:value-type="float" office:value="0.782607429397855" calcext:value-type="float">
            <text:p>0.7826074294</text:p>
          </table:table-cell>
          <table:table-cell table:formula="of:= [Sheet4.Y20]/[Sheet4.I20]" office:value-type="float" office:value="1.66357950060707" calcext:value-type="float">
            <text:p>1.663579500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 [Sheet4.Y20]/[Sheet5.AI20]" office:value-type="float" office:value="1.26815811687543" calcext:value-type="float">
            <text:p>1.2681581169</text:p>
          </table:table-cell>
          <table:table-cell table:formula="of:= [Sheet5.I20]/[Sheet4.I20]" office:value-type="float" office:value="1.67620135730846" calcext:value-type="float">
            <text:p>1.67620135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Sheet5.AI21]/[Sheet5.I21]" office:value-type="float" office:value="0.76187419462086" calcext:value-type="float">
            <text:p>0.7618741946</text:p>
          </table:table-cell>
          <table:table-cell table:formula="of:= [Sheet4.Y21]/[Sheet4.I21]" office:value-type="float" office:value="1.63339713200402" calcext:value-type="float">
            <text:p>1.63339713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 [Sheet4.Y21]/[Sheet5.AI21]" office:value-type="float" office:value="1.29555518484708" calcext:value-type="float">
            <text:p>1.2955551848</text:p>
          </table:table-cell>
          <table:table-cell table:formula="of:= [Sheet5.I21]/[Sheet4.I21]" office:value-type="float" office:value="1.65482703781977" calcext:value-type="float">
            <text:p>1.65482703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Sheet5.AI22]/[Sheet5.I22]" office:value-type="float" office:value="0.781665447625015" calcext:value-type="float">
            <text:p>0.7816654476</text:p>
          </table:table-cell>
          <table:table-cell table:formula="of:= [Sheet4.Y22]/[Sheet4.I22]" office:value-type="float" office:value="1.56489229559331" calcext:value-type="float">
            <text:p>1.564892295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 [Sheet4.Y22]/[Sheet5.AI22]" office:value-type="float" office:value="1.26929604429413" calcext:value-type="float">
            <text:p>1.2692960443</text:p>
          </table:table-cell>
          <table:table-cell table:formula="of:= [Sheet5.I22]/[Sheet4.I22]" office:value-type="float" office:value="1.57725027128732" calcext:value-type="float">
            <text:p>1.57725027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Sheet5.AI23]/[Sheet5.I23]" office:value-type="float" office:value="0.759307595399714" calcext:value-type="float">
            <text:p>0.7593075954</text:p>
          </table:table-cell>
          <table:table-cell table:formula="of:= [Sheet4.Y23]/[Sheet4.I23]" office:value-type="float" office:value="1.5802708850636" calcext:value-type="float">
            <text:p>1.580270885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 [Sheet4.Y23]/[Sheet5.AI23]" office:value-type="float" office:value="1.31288297465173" calcext:value-type="float">
            <text:p>1.3128829747</text:p>
          </table:table-cell>
          <table:table-cell table:formula="of:= [Sheet5.I23]/[Sheet4.I23]" office:value-type="float" office:value="1.58521355791349" calcext:value-type="float">
            <text:p>1.58521355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Sheet5.AI24]/[Sheet5.I24]" office:value-type="float" office:value="0.807106706494152" calcext:value-type="float">
            <text:p>0.8071067065</text:p>
          </table:table-cell>
          <table:table-cell table:formula="of:= [Sheet4.Y24]/[Sheet4.I24]" office:value-type="float" office:value="1.49253280001657" calcext:value-type="float">
            <text:p>1.492532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 [Sheet4.Y24]/[Sheet5.AI24]" office:value-type="float" office:value="1.25510763519866" calcext:value-type="float">
            <text:p>1.2551076352</text:p>
          </table:table-cell>
          <table:table-cell table:formula="of:= [Sheet5.I24]/[Sheet4.I24]" office:value-type="float" office:value="1.47337045368555" calcext:value-type="float">
            <text:p>1.47337045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Sheet5.AI25]/[Sheet5.I25]" office:value-type="float" office:value="0.765244015967636" calcext:value-type="float">
            <text:p>0.765244016</text:p>
          </table:table-cell>
          <table:table-cell table:formula="of:= [Sheet4.Y25]/[Sheet4.I25]" office:value-type="float" office:value="1.55386999840662" calcext:value-type="float">
            <text:p>1.5538699984</text:p>
          </table:table-cell>
          <table:table-cell/>
          <table:table-cell office:value-type="float" office:value="71" calcext:value-type="float">
            <text:p>71</text:p>
          </table:table-cell>
          <table:table-cell table:formula="of:= [Sheet4.Y25]/[Sheet5.AI25]" office:value-type="float" office:value="1.37590451764589" calcext:value-type="float">
            <text:p>1.3759045176</text:p>
          </table:table-cell>
          <table:table-cell table:formula="of:= [Sheet5.I25]/[Sheet4.I25]" office:value-type="float" office:value="1.47579638685268" calcext:value-type="float">
            <text:p>1.47579638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Sheet5.AI26]/[Sheet5.I26]" office:value-type="float" office:value="0.76673463071747" calcext:value-type="float">
            <text:p>0.7667346307</text:p>
          </table:table-cell>
          <table:table-cell table:formula="of:= [Sheet4.Y26]/[Sheet4.I26]" office:value-type="float" office:value="1.55009596112567" calcext:value-type="float">
            <text:p>1.550095961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 [Sheet4.Y26]/[Sheet5.AI26]" office:value-type="float" office:value="1.3897336101091" calcext:value-type="float">
            <text:p>1.3897336101</text:p>
          </table:table-cell>
          <table:table-cell table:formula="of:= [Sheet5.I26]/[Sheet4.I26]" office:value-type="float" office:value="1.45472849079518" calcext:value-type="float">
            <text:p>1.45472849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Sheet5.AI27]/[Sheet5.I27]" office:value-type="float" office:value="0.781467101598606" calcext:value-type="float">
            <text:p>0.7814671016</text:p>
          </table:table-cell>
          <table:table-cell table:formula="of:= [Sheet4.Y27]/[Sheet4.I27]" office:value-type="float" office:value="1.52705130703647" calcext:value-type="float">
            <text:p>1.52705130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 [Sheet4.Y27]/[Sheet5.AI27]" office:value-type="float" office:value="1.33218898791775" calcext:value-type="float">
            <text:p>1.3321889879</text:p>
          </table:table-cell>
          <table:table-cell table:formula="of:= [Sheet5.I27]/[Sheet4.I27]" office:value-type="float" office:value="1.46682090199698" calcext:value-type="float">
            <text:p>1.4668209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Sheet5.AI28]/[Sheet5.I28]" office:value-type="float" office:value="0.757747100320931" calcext:value-type="float">
            <text:p>0.7577471003</text:p>
          </table:table-cell>
          <table:table-cell table:formula="of:= [Sheet4.Y28]/[Sheet4.I28]" office:value-type="float" office:value="1.53648048295991" calcext:value-type="float">
            <text:p>1.536480483</text:p>
          </table:table-cell>
          <table:table-cell/>
          <table:table-cell office:value-type="float" office:value="82" calcext:value-type="float">
            <text:p>82</text:p>
          </table:table-cell>
          <table:table-cell table:formula="of:= [Sheet4.Y28]/[Sheet5.AI28]" office:value-type="float" office:value="1.37545750821119" calcext:value-type="float">
            <text:p>1.3754575082</text:p>
          </table:table-cell>
          <table:table-cell table:formula="of:= [Sheet5.I28]/[Sheet4.I28]" office:value-type="float" office:value="1.47419721552098" calcext:value-type="float">
            <text:p>1.47419721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Sheet5.AI29]/[Sheet5.I29]" office:value-type="float" office:value="0.760469384673011" calcext:value-type="float">
            <text:p>0.7604693847</text:p>
          </table:table-cell>
          <table:table-cell table:formula="of:= [Sheet4.Y29]/[Sheet4.I29]" office:value-type="float" office:value="1.51122146514824" calcext:value-type="float">
            <text:p>1.511221465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 [Sheet4.Y29]/[Sheet5.AI29]" office:value-type="float" office:value="1.3904713597525" calcext:value-type="float">
            <text:p>1.3904713598</text:p>
          </table:table-cell>
          <table:table-cell table:formula="of:= [Sheet5.I29]/[Sheet4.I29]" office:value-type="float" office:value="1.42917144703919" calcext:value-type="float">
            <text:p>1.4291714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Sheet5.AI30]/[Sheet5.I30]" office:value-type="float" office:value="0.790596501301923" calcext:value-type="float">
            <text:p>0.7905965013</text:p>
          </table:table-cell>
          <table:table-cell table:formula="of:= [Sheet4.Y30]/[Sheet4.I30]" office:value-type="float" office:value="1.46079605457801" calcext:value-type="float">
            <text:p>1.4607960546</text:p>
          </table:table-cell>
          <table:table-cell/>
          <table:table-cell office:value-type="float" office:value="89" calcext:value-type="float">
            <text:p>89</text:p>
          </table:table-cell>
          <table:table-cell table:formula="of:= [Sheet4.Y30]/[Sheet5.AI30]" office:value-type="float" office:value="1.4033198423536" calcext:value-type="float">
            <text:p>1.4033198424</text:p>
          </table:table-cell>
          <table:table-cell table:formula="of:= [Sheet5.I30]/[Sheet4.I30]" office:value-type="float" office:value="1.31667331294149" calcext:value-type="float">
            <text:p>1.31667331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Sheet5.AI31]/[Sheet5.I31]" office:value-type="float" office:value="0.785626207328111" calcext:value-type="float">
            <text:p>0.7856262073</text:p>
          </table:table-cell>
          <table:table-cell table:formula="of:= [Sheet4.Y31]/[Sheet4.I31]" office:value-type="float" office:value="1.44261946224168" calcext:value-type="float">
            <text:p>1.442619462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 [Sheet4.Y31]/[Sheet5.AI31]" office:value-type="float" office:value="1.35698950615432" calcext:value-type="float">
            <text:p>1.3569895062</text:p>
          </table:table-cell>
          <table:table-cell table:formula="of:= [Sheet5.I31]/[Sheet4.I31]" office:value-type="float" office:value="1.3531917310558" calcext:value-type="float">
            <text:p>1.35319173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Sheet5.AI32]/[Sheet5.I32]" office:value-type="float" office:value="0.8121636810285" calcext:value-type="float">
            <text:p>0.812163681</text:p>
          </table:table-cell>
          <table:table-cell table:formula="of:= [Sheet4.Y32]/[Sheet4.I32]" office:value-type="float" office:value="1.4289121960505" calcext:value-type="float">
            <text:p>1.428912196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 [Sheet4.Y32]/[Sheet5.AI32]" office:value-type="float" office:value="1.38388258573912" calcext:value-type="float">
            <text:p>1.3838825857</text:p>
          </table:table-cell>
          <table:table-cell table:formula="of:= [Sheet5.I32]/[Sheet4.I32]" office:value-type="float" office:value="1.27134299426859" calcext:value-type="float">
            <text:p>1.27134299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Sheet5.AI33]/[Sheet5.I33]" office:value-type="float" office:value="0.810774196234223" calcext:value-type="float">
            <text:p>0.8107741962</text:p>
          </table:table-cell>
          <table:table-cell table:formula="of:= [Sheet4.Y33]/[Sheet4.I33]" office:value-type="float" office:value="1.39210722286744" calcext:value-type="float">
            <text:p>1.392107222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 [Sheet4.Y33]/[Sheet5.AI33]" office:value-type="float" office:value="1.38367617960357" calcext:value-type="float">
            <text:p>1.3836761796</text:p>
          </table:table-cell>
          <table:table-cell table:formula="of:= [Sheet5.I33]/[Sheet4.I33]" office:value-type="float" office:value="1.2409043413018" calcext:value-type="float">
            <text:p>1.24090434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Sheet5.AI34]/[Sheet5.I34]" office:value-type="float" office:value="0.811439250844851" calcext:value-type="float">
            <text:p>0.8114392508</text:p>
          </table:table-cell>
          <table:table-cell table:formula="of:= [Sheet4.Y34]/[Sheet4.I34]" office:value-type="float" office:value="1.40292359742673" calcext:value-type="float">
            <text:p>1.4029235974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 [Sheet4.Y34]/[Sheet5.AI34]" office:value-type="float" office:value="1.41361965213039" calcext:value-type="float">
            <text:p>1.4136196521</text:p>
          </table:table-cell>
          <table:table-cell table:formula="of:= [Sheet5.I34]/[Sheet4.I34]" office:value-type="float" office:value="1.22305344309032" calcext:value-type="float">
            <text:p>1.22305344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Sheet5.AI35]/[Sheet5.I35]" office:value-type="float" office:value="0.791904089893966" calcext:value-type="float">
            <text:p>0.7919040899</text:p>
          </table:table-cell>
          <table:table-cell table:formula="of:= [Sheet4.Y35]/[Sheet4.I35]" office:value-type="float" office:value="1.41917287149516" calcext:value-type="float">
            <text:p>1.4191728715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 [Sheet4.Y35]/[Sheet5.AI35]" office:value-type="float" office:value="1.41697410727844" calcext:value-type="float">
            <text:p>1.4169741073</text:p>
          </table:table-cell>
          <table:table-cell table:formula="of:= [Sheet5.I35]/[Sheet4.I35]" office:value-type="float" office:value="1.26473867844384" calcext:value-type="float">
            <text:p>1.26473867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Sheet5.AI36]/[Sheet5.I36]" office:value-type="float" office:value="0.821752920497564" calcext:value-type="float">
            <text:p>0.8217529205</text:p>
          </table:table-cell>
          <table:table-cell table:formula="of:= [Sheet4.Y36]/[Sheet4.I36]" office:value-type="float" office:value="1.41554346622826" calcext:value-type="float">
            <text:p>1.4155434662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 [Sheet4.Y36]/[Sheet5.AI36]" office:value-type="float" office:value="1.43358870951581" calcext:value-type="float">
            <text:p>1.4335887095</text:p>
          </table:table-cell>
          <table:table-cell table:formula="of:= [Sheet5.I36]/[Sheet4.I36]" office:value-type="float" office:value="1.2015929769788" calcext:value-type="float">
            <text:p>1.2015929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Sheet5.AI37]/[Sheet5.I37]" office:value-type="float" office:value="0.800997624482758" calcext:value-type="float">
            <text:p>0.8009976245</text:p>
          </table:table-cell>
          <table:table-cell table:formula="of:= [Sheet4.Y37]/[Sheet4.I37]" office:value-type="float" office:value="1.36866009414916" calcext:value-type="float">
            <text:p>1.3686600941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 [Sheet4.Y37]/[Sheet5.AI37]" office:value-type="float" office:value="1.42205341144697" calcext:value-type="float">
            <text:p>1.4220534114</text:p>
          </table:table-cell>
          <table:table-cell table:formula="of:= [Sheet5.I37]/[Sheet4.I37]" office:value-type="float" office:value="1.20156831650535" calcext:value-type="float">
            <text:p>1.201568316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Sheet5.AI38]/[Sheet5.I38]" office:value-type="float" office:value="0.847287554123052" calcext:value-type="float">
            <text:p>0.8472875541</text:p>
          </table:table-cell>
          <table:table-cell table:formula="of:= [Sheet4.Y38]/[Sheet4.I38]" office:value-type="float" office:value="1.36512746819173" calcext:value-type="float">
            <text:p>1.365127468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 [Sheet4.Y38]/[Sheet5.AI38]" office:value-type="float" office:value="1.41400608588405" calcext:value-type="float">
            <text:p>1.4140060859</text:p>
          </table:table-cell>
          <table:table-cell table:formula="of:= [Sheet5.I38]/[Sheet4.I38]" office:value-type="float" office:value="1.1394390510645" calcext:value-type="float">
            <text:p>1.13943905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Sheet5.AI39]/[Sheet5.I39]" office:value-type="float" office:value="0.807113783283923" calcext:value-type="float">
            <text:p>0.8071137833</text:p>
          </table:table-cell>
          <table:table-cell table:formula="of:= [Sheet4.Y39]/[Sheet4.I39]" office:value-type="float" office:value="1.36791129725099" calcext:value-type="float">
            <text:p>1.3679112973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 [Sheet4.Y39]/[Sheet5.AI39]" office:value-type="float" office:value="1.47447464403119" calcext:value-type="float">
            <text:p>1.474474644</text:p>
          </table:table-cell>
          <table:table-cell table:formula="of:= [Sheet5.I39]/[Sheet4.I39]" office:value-type="float" office:value="1.14943882883946" calcext:value-type="float">
            <text:p>1.14943882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Sheet5.AI40]/[Sheet5.I40]" office:value-type="float" office:value="0.847173847752658" calcext:value-type="float">
            <text:p>0.8471738478</text:p>
          </table:table-cell>
          <table:table-cell table:formula="of:= [Sheet4.Y40]/[Sheet4.I40]" office:value-type="float" office:value="1.31761799216399" calcext:value-type="float">
            <text:p>1.3176179922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 [Sheet4.Y40]/[Sheet5.AI40]" office:value-type="float" office:value="1.43469690748896" calcext:value-type="float">
            <text:p>1.4346969075</text:p>
          </table:table-cell>
          <table:table-cell table:formula="of:= [Sheet5.I40]/[Sheet4.I40]" office:value-type="float" office:value="1.08406872086636" calcext:value-type="float">
            <text:p>1.08406872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Sheet5.AI41]/[Sheet5.I41]" office:value-type="float" office:value="0.83852206333603" calcext:value-type="float">
            <text:p>0.8385220633</text:p>
          </table:table-cell>
          <table:table-cell table:formula="of:= [Sheet4.Y41]/[Sheet4.I41]" office:value-type="float" office:value="1.32669607696979" calcext:value-type="float">
            <text:p>1.326696077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 [Sheet4.Y41]/[Sheet5.AI41]" office:value-type="float" office:value="1.42232717276721" calcext:value-type="float">
            <text:p>1.4223271728</text:p>
          </table:table-cell>
          <table:table-cell table:formula="of:= [Sheet5.I41]/[Sheet4.I41]" office:value-type="float" office:value="1.1123909412719" calcext:value-type="float">
            <text:p>1.1123909413</text:p>
          </table:table-cell>
        </table:table-row>
      </table:table>
      <table:table table:name="Sheet7" table:style-name="ta1">
        <table:shapes>
          <draw:frame draw:z-index="0" draw:style-name="gr1" draw:text-style-name="P1" svg:width="9.2858in" svg:height="7.3051in" svg:x="0.3283in" svg:y="8.35in">
            <draw:object draw:notify-on-update-of-ranges="Sheet7.A5:Sheet7.A49 Sheet7.D3:Sheet7.D3 Sheet7.F5:Sheet7.F49 Sheet7.A5:Sheet7.A49 Sheet7.P3:Sheet7.P3 Sheet7.R5:Sheet7.R46 Sheet7.A5:Sheet7.A49 Sheet7.T3:Sheet7.T3 Sheet7.V5:Sheet7.V46 Sheet7.A5:Sheet7.A49 Sheet7.H3:Sheet7.H3 Sheet7.J5:Sheet7.J4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7.7496in" svg:height="4.3665in" svg:x="10.6748in" svg:y="7.2724in">
            <draw:object draw:notify-on-update-of-ranges="Sheet7.M5:Sheet7.M46 Sheet7.P3:Sheet7.P3 Sheet7.R5:Sheet7.R47 Sheet7.M5:Sheet7.M46 Sheet7.T3:Sheet7.T3 Sheet7.V5:Sheet7.V47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9.3941in" svg:height="4.5724in" svg:x="3.3661in" svg:y="11.4406in">
            <draw:object draw:notify-on-update-of-ranges="Sheet7.M69:Sheet7.M84 Sheet7.O68:Sheet7.O68 Sheet7.O69:Sheet7.O84 Sheet7.M69:Sheet7.M84 Sheet7.P68:Sheet7.P68 Sheet7.P69:Sheet7.P85 Sheet7.A5:Sheet7.A46 Sheet7.P3:Sheet7.P3 Sheet7.R5:Sheet7.R46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3"/>
          <table:table-cell table:style-name="ce5"/>
          <table:table-cell/>
          <table:table-cell table:style-name="ce10" office:value-type="string" calcext:value-type="string" table:number-columns-spanned="18" table:number-rows-spanned="1">
            <text:p>Test to know if cooling @ 0C will have an effect on bs</text:p>
          </table:table-cell>
          <table:covered-table-cell/>
          <table:covered-table-cell table:style-name="ce5"/>
          <table:covered-table-cell table:number-columns-repeated="4"/>
          <table:covered-table-cell table:style-name="ce1"/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1" table:number-rows-spanned="1">
            <text:p>RUN 10, bean splitter , colling @ 0C ,N2</text:p>
          </table:table-cell>
          <table:covered-table-cell table:number-columns-repeated="2"/>
          <table:covered-table-cell table:style-name="ce5"/>
          <table:covered-table-cell table:number-columns-repeated="3"/>
          <table:covered-table-cell table:style-name="ce5"/>
          <table:covered-table-cell table:number-columns-repeated="3"/>
          <table:table-cell/>
          <table:table-cell table:style-name="ce1" office:value-type="string" calcext:value-type="string" table:number-columns-spanned="11" table:number-rows-spanned="1">
            <text:p>RUN 10, bean splitter , colling @ 10C ,N2</text:p>
          </table:table-cell>
          <table:covered-table-cell table:number-columns-repeated="2"/>
          <table:covered-table-cell table:style-name="ce5"/>
          <table:covered-table-cell table:number-columns-repeated="3"/>
          <table:covered-table-cell table:style-name="ce5"/>
          <table:covered-table-cell table:number-columns-repeated="3"/>
          <table:table-cell table:number-columns-repeated="2"/>
          <table:table-cell table:style-name="ce1" office:value-type="string" calcext:value-type="string" table:number-columns-spanned="2" table:number-rows-spanned="1">
            <text:p>VUV2 @ 0C</text:p>
          </table:table-cell>
          <table:covered-table-cell/>
          <table:table-cell/>
          <table:table-cell table:style-name="ce8" office:value-type="string" calcext:value-type="string" table:number-columns-spanned="2" table:number-rows-spanned="1">
            <text:p>VUV3 @ 0C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VUV2 @ 10C</text:p>
          </table:table-cell>
          <table:covered-table-cell/>
          <table:table-cell/>
          <table:table-cell table:style-name="ce8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1">
            <text:p>Top (65.5V), bs, cooling @ 0C , N2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+4.8 OV) , bs, cooling @ 0C , N2</text:p>
          </table:table-cell>
          <table:covered-table-cell table:number-columns-repeated="2"/>
          <table:table-cell table:number-columns-repeated="5"/>
          <table:table-cell table:style-name="ce5" office:value-type="string" calcext:value-type="string" table:number-columns-spanned="3" table:number-rows-spanned="1">
            <text:p>Top (65.5V), bs, cooling @ 10C , N2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+4.8 OV), bs, cooling @ 10C , N2</text:p>
          </table:table-cell>
          <table:covered-table-cell table:number-columns-repeated="2"/>
          <table:table-cell/>
          <table:table-cell table:style-name="ce2"/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2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3</text:p>
          </table:table-cell>
          <table:table-cell/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2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3</text:p>
          </table:table-cell>
          <table:table-cell table:number-columns-repeated="2"/>
          <table:table-cell office:value-type="float" office:value="0.00673744" calcext:value-type="float">
            <text:p>0.00673744</text:p>
          </table:table-cell>
          <table:table-cell office:value-type="float" office:value="0.000924189" calcext:value-type="float">
            <text:p>0.000924189</text:p>
          </table:table-cell>
          <table:table-cell/>
          <table:table-cell office:value-type="float" office:value="0.00678822" calcext:value-type="float">
            <text:p>0.00678822</text:p>
          </table:table-cell>
          <table:table-cell office:value-type="float" office:value="0.000897261" calcext:value-type="float">
            <text:p>0.000897261</text:p>
          </table:table-cell>
          <table:table-cell/>
          <table:table-cell office:value-type="float" office:value="0.00631181" calcext:value-type="float">
            <text:p>0.00631181</text:p>
          </table:table-cell>
          <table:table-cell office:value-type="float" office:value="0.000908865" calcext:value-type="float">
            <text:p>0.00090886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9" calcext:value-type="float">
            <text:p>1479</text:p>
          </table:table-cell>
          <table:table-cell office:value-type="float" office:value="1232" calcext:value-type="float">
            <text:p>1232</text:p>
          </table:table-cell>
          <table:table-cell office:value-type="float" office:value="8851" calcext:value-type="float">
            <text:p>8851</text:p>
          </table:table-cell>
          <table:table-cell table:formula="of:=LN([.E5]/[.D5])" office:value-type="float" office:value="1.97189158187541" calcext:value-type="float">
            <text:p>1.9718915819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float" office:value="10405" calcext:value-type="float">
            <text:p>10405</text:p>
          </table:table-cell>
          <table:table-cell table:formula="of:=LN([.I5]/[.H5])" office:value-type="float" office:value="1.81814982201993" calcext:value-type="float">
            <text:p>1.8181498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22" calcext:value-type="float">
            <text:p>1522</text:p>
          </table:table-cell>
          <table:table-cell office:value-type="float" office:value="938" calcext:value-type="float">
            <text:p>938</text:p>
          </table:table-cell>
          <table:table-cell office:value-type="float" office:value="7998" calcext:value-type="float">
            <text:p>7998</text:p>
          </table:table-cell>
          <table:table-cell table:formula="of:=LN([.Q5]/[.P5])" office:value-type="float" office:value="2.14319684040054" calcext:value-type="float">
            <text:p>2.1431968404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6171" calcext:value-type="float">
            <text:p>6171</text:p>
          </table:table-cell>
          <table:table-cell table:formula="of:=LN([.U5]/[.T5])" office:value-type="float" office:value="1.57613071441633" calcext:value-type="float">
            <text:p>1.5761307144</text:p>
          </table:table-cell>
          <table:table-cell table:number-columns-repeated="3"/>
          <table:table-cell office:value-type="float" office:value="0.00678919" calcext:value-type="float">
            <text:p>0.00678919</text:p>
          </table:table-cell>
          <table:table-cell office:value-type="float" office:value="0.00090339" calcext:value-type="float">
            <text:p>0.00090339</text:p>
          </table:table-cell>
          <table:table-cell/>
          <table:table-cell office:value-type="float" office:value="0.00684445" calcext:value-type="float">
            <text:p>0.00684445</text:p>
          </table:table-cell>
          <table:table-cell office:value-type="float" office:value="0.000886414" calcext:value-type="float">
            <text:p>0.000886414</text:p>
          </table:table-cell>
          <table:table-cell/>
          <table:table-cell office:value-type="float" office:value="0.00633135" calcext:value-type="float">
            <text:p>0.00633135</text:p>
          </table:table-cell>
          <table:table-cell office:value-type="float" office:value="0.000909157" calcext:value-type="float">
            <text:p>0.00090915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0" calcext:value-type="float">
            <text:p>1480</text:p>
          </table:table-cell>
          <table:table-cell office:value-type="float" office:value="1101" calcext:value-type="float">
            <text:p>1101</text:p>
          </table:table-cell>
          <table:table-cell office:value-type="float" office:value="8701" calcext:value-type="float">
            <text:p>8701</text:p>
          </table:table-cell>
          <table:table-cell table:formula="of:=LN([.E6]/[.D6])" office:value-type="float" office:value="2.06721910384334" calcext:value-type="float">
            <text:p>2.0672191038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float" office:value="10676" calcext:value-type="float">
            <text:p>10676</text:p>
          </table:table-cell>
          <table:table-cell table:formula="of:=LN([.I6]/[.H6])" office:value-type="float" office:value="1.78299320960204" calcext:value-type="float">
            <text:p>1.78299320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23" calcext:value-type="float">
            <text:p>1523</text:p>
          </table:table-cell>
          <table:table-cell office:value-type="float" office:value="924" calcext:value-type="float">
            <text:p>924</text:p>
          </table:table-cell>
          <table:table-cell office:value-type="float" office:value="7927" calcext:value-type="float">
            <text:p>7927</text:p>
          </table:table-cell>
          <table:table-cell table:formula="of:=LN([.Q6]/[.P6])" office:value-type="float" office:value="2.14931786119547" calcext:value-type="float">
            <text:p>2.1493178612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6099" calcext:value-type="float">
            <text:p>6099</text:p>
          </table:table-cell>
          <table:table-cell table:formula="of:=LN([.U6]/[.T6])" office:value-type="float" office:value="1.61338074652181" calcext:value-type="float">
            <text:p>1.6133807465</text:p>
          </table:table-cell>
          <table:table-cell table:number-columns-repeated="3"/>
          <table:table-cell office:value-type="float" office:value="0.0068252" calcext:value-type="float">
            <text:p>0.0068252</text:p>
          </table:table-cell>
          <table:table-cell office:value-type="float" office:value="0.000948594" calcext:value-type="float">
            <text:p>0.000948594</text:p>
          </table:table-cell>
          <table:table-cell/>
          <table:table-cell office:value-type="float" office:value="0.00686606" calcext:value-type="float">
            <text:p>0.00686606</text:p>
          </table:table-cell>
          <table:table-cell office:value-type="float" office:value="0.000890325" calcext:value-type="float">
            <text:p>0.000890325</text:p>
          </table:table-cell>
          <table:table-cell/>
          <table:table-cell office:value-type="float" office:value="0.00631059" calcext:value-type="float">
            <text:p>0.00631059</text:p>
          </table:table-cell>
          <table:table-cell office:value-type="float" office:value="0.000934057" calcext:value-type="float">
            <text:p>0.00093405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82" calcext:value-type="float">
            <text:p>1482</text:p>
          </table:table-cell>
          <table:table-cell office:value-type="float" office:value="1166" calcext:value-type="float">
            <text:p>1166</text:p>
          </table:table-cell>
          <table:table-cell office:value-type="float" office:value="8878" calcext:value-type="float">
            <text:p>8878</text:p>
          </table:table-cell>
          <table:table-cell table:formula="of:=LN([.E7]/[.D7])" office:value-type="float" office:value="2.02999721848354" calcext:value-type="float">
            <text:p>2.0299972185</text:p>
          </table:table-cell>
          <table:table-cell/>
          <table:table-cell office:value-type="float" office:value="1756" calcext:value-type="float">
            <text:p>1756</text:p>
          </table:table-cell>
          <table:table-cell office:value-type="float" office:value="10601" calcext:value-type="float">
            <text:p>10601</text:p>
          </table:table-cell>
          <table:table-cell table:formula="of:=LN([.I7]/[.H7])" office:value-type="float" office:value="1.79790984107804" calcext:value-type="float">
            <text:p>1.79790984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24" calcext:value-type="float">
            <text:p>1524</text:p>
          </table:table-cell>
          <table:table-cell office:value-type="float" office:value="964" calcext:value-type="float">
            <text:p>964</text:p>
          </table:table-cell>
          <table:table-cell office:value-type="float" office:value="7936" calcext:value-type="float">
            <text:p>7936</text:p>
          </table:table-cell>
          <table:table-cell table:formula="of:=LN([.Q7]/[.P7])" office:value-type="float" office:value="2.10807335435416" calcext:value-type="float">
            <text:p>2.1080733544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float" office:value="5934" calcext:value-type="float">
            <text:p>5934</text:p>
          </table:table-cell>
          <table:table-cell table:formula="of:=LN([.U7]/[.T7])" office:value-type="float" office:value="1.54879346488585" calcext:value-type="float">
            <text:p>1.5487934649</text:p>
          </table:table-cell>
          <table:table-cell table:number-columns-repeated="3"/>
          <table:table-cell office:value-type="float" office:value="0.00677758" calcext:value-type="float">
            <text:p>0.00677758</text:p>
          </table:table-cell>
          <table:table-cell office:value-type="float" office:value="0.000917064" calcext:value-type="float">
            <text:p>0.000917064</text:p>
          </table:table-cell>
          <table:table-cell/>
          <table:table-cell office:value-type="float" office:value="0.00681526" calcext:value-type="float">
            <text:p>0.00681526</text:p>
          </table:table-cell>
          <table:table-cell office:value-type="float" office:value="0.000894688" calcext:value-type="float">
            <text:p>0.000894688</text:p>
          </table:table-cell>
          <table:table-cell/>
          <table:table-cell office:value-type="float" office:value="0.00629379" calcext:value-type="float">
            <text:p>0.00629379</text:p>
          </table:table-cell>
          <table:table-cell office:value-type="float" office:value="0.000918945" calcext:value-type="float">
            <text:p>0.00091894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83" calcext:value-type="float">
            <text:p>1483</text:p>
          </table:table-cell>
          <table:table-cell office:value-type="float" office:value="1128" calcext:value-type="float">
            <text:p>1128</text:p>
          </table:table-cell>
          <table:table-cell office:value-type="float" office:value="8711" calcext:value-type="float">
            <text:p>8711</text:p>
          </table:table-cell>
          <table:table-cell table:formula="of:=LN([.E8]/[.D8])" office:value-type="float" office:value="2.04414044176089" calcext:value-type="float">
            <text:p>2.0441404418</text:p>
          </table:table-cell>
          <table:table-cell/>
          <table:table-cell office:value-type="float" office:value="1887" calcext:value-type="float">
            <text:p>1887</text:p>
          </table:table-cell>
          <table:table-cell office:value-type="float" office:value="10657" calcext:value-type="float">
            <text:p>10657</text:p>
          </table:table-cell>
          <table:table-cell table:formula="of:=LN([.I8]/[.H8])" office:value-type="float" office:value="1.73122868685241" calcext:value-type="float">
            <text:p>1.731228686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25" calcext:value-type="float">
            <text:p>1525</text:p>
          </table:table-cell>
          <table:table-cell office:value-type="float" office:value="919" calcext:value-type="float">
            <text:p>919</text:p>
          </table:table-cell>
          <table:table-cell office:value-type="float" office:value="7972" calcext:value-type="float">
            <text:p>7972</text:p>
          </table:table-cell>
          <table:table-cell table:formula="of:=LN([.Q8]/[.P8])" office:value-type="float" office:value="2.160404558977" calcext:value-type="float">
            <text:p>2.160404559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5879" calcext:value-type="float">
            <text:p>5879</text:p>
          </table:table-cell>
          <table:table-cell table:formula="of:=LN([.U8]/[.T8])" office:value-type="float" office:value="1.55225114950345" calcext:value-type="float">
            <text:p>1.5522511495</text:p>
          </table:table-cell>
          <table:table-cell table:number-columns-repeated="3"/>
          <table:table-cell office:value-type="float" office:value="0.006656" calcext:value-type="float">
            <text:p>0.006656</text:p>
          </table:table-cell>
          <table:table-cell office:value-type="float" office:value="0.00091265" calcext:value-type="float">
            <text:p>0.00091265</text:p>
          </table:table-cell>
          <table:table-cell/>
          <table:table-cell office:value-type="float" office:value="0.00673675" calcext:value-type="float">
            <text:p>0.00673675</text:p>
          </table:table-cell>
          <table:table-cell office:value-type="float" office:value="0.000885905" calcext:value-type="float">
            <text:p>0.000885905</text:p>
          </table:table-cell>
          <table:table-cell/>
          <table:table-cell office:value-type="float" office:value="0.00627635" calcext:value-type="float">
            <text:p>0.00627635</text:p>
          </table:table-cell>
          <table:table-cell office:value-type="float" office:value="0.0009358" calcext:value-type="float">
            <text:p>0.000935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84" calcext:value-type="float">
            <text:p>1484</text:p>
          </table:table-cell>
          <table:table-cell office:value-type="float" office:value="1156" calcext:value-type="float">
            <text:p>1156</text:p>
          </table:table-cell>
          <table:table-cell office:value-type="float" office:value="8604" calcext:value-type="float">
            <text:p>8604</text:p>
          </table:table-cell>
          <table:table-cell table:formula="of:=LN([.E9]/[.D9])" office:value-type="float" office:value="2.0072614411553" calcext:value-type="float">
            <text:p>2.0072614412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10678" calcext:value-type="float">
            <text:p>10678</text:p>
          </table:table-cell>
          <table:table-cell table:formula="of:=LN([.I9]/[.H9])" office:value-type="float" office:value="1.69626200596968" calcext:value-type="float">
            <text:p>1.69626200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26" calcext:value-type="float">
            <text:p>1526</text:p>
          </table:table-cell>
          <table:table-cell office:value-type="float" office:value="957" calcext:value-type="float">
            <text:p>957</text:p>
          </table:table-cell>
          <table:table-cell office:value-type="float" office:value="7925" calcext:value-type="float">
            <text:p>7925</text:p>
          </table:table-cell>
          <table:table-cell table:formula="of:=LN([.Q9]/[.P9])" office:value-type="float" office:value="2.11397420729253" calcext:value-type="float">
            <text:p>2.1139742073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6026" calcext:value-type="float">
            <text:p>6026</text:p>
          </table:table-cell>
          <table:table-cell table:formula="of:=LN([.U9]/[.T9])" office:value-type="float" office:value="1.53911834091839" calcext:value-type="float">
            <text:p>1.5391183409</text:p>
          </table:table-cell>
          <table:table-cell table:number-columns-repeated="3"/>
          <table:table-cell office:value-type="float" office:value="0.00672166" calcext:value-type="float">
            <text:p>0.00672166</text:p>
          </table:table-cell>
          <table:table-cell office:value-type="float" office:value="0.000906833" calcext:value-type="float">
            <text:p>0.000906833</text:p>
          </table:table-cell>
          <table:table-cell/>
          <table:table-cell office:value-type="float" office:value="0.00679417" calcext:value-type="float">
            <text:p>0.00679417</text:p>
          </table:table-cell>
          <table:table-cell office:value-type="float" office:value="0.000876492" calcext:value-type="float">
            <text:p>0.000876492</text:p>
          </table:table-cell>
          <table:table-cell/>
          <table:table-cell office:value-type="float" office:value="0.0062572" calcext:value-type="float">
            <text:p>0.0062572</text:p>
          </table:table-cell>
          <table:table-cell office:value-type="float" office:value="0.000907325" calcext:value-type="float">
            <text:p>0.00090732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85" calcext:value-type="float">
            <text:p>1485</text:p>
          </table:table-cell>
          <table:table-cell office:value-type="float" office:value="1132" calcext:value-type="float">
            <text:p>1132</text:p>
          </table:table-cell>
          <table:table-cell office:value-type="float" office:value="8757" calcext:value-type="float">
            <text:p>8757</text:p>
          </table:table-cell>
          <table:table-cell table:formula="of:=LN([.E10]/[.D10])" office:value-type="float" office:value="2.0458674007591" calcext:value-type="float">
            <text:p>2.0458674008</text:p>
          </table:table-cell>
          <table:table-cell/>
          <table:table-cell office:value-type="float" office:value="2058" calcext:value-type="float">
            <text:p>2058</text:p>
          </table:table-cell>
          <table:table-cell office:value-type="float" office:value="10666" calcext:value-type="float">
            <text:p>10666</text:p>
          </table:table-cell>
          <table:table-cell table:formula="of:=LN([.I10]/[.H10])" office:value-type="float" office:value="1.64532647476655" calcext:value-type="float">
            <text:p>1.645326474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27" calcext:value-type="float">
            <text:p>1527</text:p>
          </table:table-cell>
          <table:table-cell office:value-type="float" office:value="936" calcext:value-type="float">
            <text:p>936</text:p>
          </table:table-cell>
          <table:table-cell office:value-type="float" office:value="7958" calcext:value-type="float">
            <text:p>7958</text:p>
          </table:table-cell>
          <table:table-cell table:formula="of:=LN([.Q10]/[.P10])" office:value-type="float" office:value="2.14031751450928" calcext:value-type="float">
            <text:p>2.1403175145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6008" calcext:value-type="float">
            <text:p>6008</text:p>
          </table:table-cell>
          <table:table-cell table:formula="of:=LN([.U10]/[.T10])" office:value-type="float" office:value="1.58121155542633" calcext:value-type="float">
            <text:p>1.5812115554</text:p>
          </table:table-cell>
          <table:table-cell table:number-columns-repeated="3"/>
          <table:table-cell office:value-type="float" office:value="0.00671216" calcext:value-type="float">
            <text:p>0.00671216</text:p>
          </table:table-cell>
          <table:table-cell office:value-type="float" office:value="0.000912306" calcext:value-type="float">
            <text:p>0.000912306</text:p>
          </table:table-cell>
          <table:table-cell/>
          <table:table-cell office:value-type="float" office:value="0.00677648" calcext:value-type="float">
            <text:p>0.00677648</text:p>
          </table:table-cell>
          <table:table-cell office:value-type="float" office:value="0.000885945" calcext:value-type="float">
            <text:p>0.000885945</text:p>
          </table:table-cell>
          <table:table-cell/>
          <table:table-cell office:value-type="float" office:value="0.00626477" calcext:value-type="float">
            <text:p>0.00626477</text:p>
          </table:table-cell>
          <table:table-cell office:value-type="float" office:value="0.000926485" calcext:value-type="float">
            <text:p>0.00092648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86" calcext:value-type="float">
            <text:p>1486</text:p>
          </table:table-cell>
          <table:table-cell office:value-type="float" office:value="1174" calcext:value-type="float">
            <text:p>1174</text:p>
          </table:table-cell>
          <table:table-cell office:value-type="float" office:value="8504" calcext:value-type="float">
            <text:p>8504</text:p>
          </table:table-cell>
          <table:table-cell table:formula="of:=LN([.E11]/[.D11])" office:value-type="float" office:value="1.98011991963374" calcext:value-type="float">
            <text:p>1.9801199196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0696" calcext:value-type="float">
            <text:p>10696</text:p>
          </table:table-cell>
          <table:table-cell table:formula="of:=LN([.I11]/[.H11])" office:value-type="float" office:value="1.61234040031043" calcext:value-type="float">
            <text:p>1.612340400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528" calcext:value-type="float">
            <text:p>1528</text:p>
          </table:table-cell>
          <table:table-cell office:value-type="float" office:value="936" calcext:value-type="float">
            <text:p>936</text:p>
          </table:table-cell>
          <table:table-cell office:value-type="float" office:value="7796" calcext:value-type="float">
            <text:p>7796</text:p>
          </table:table-cell>
          <table:table-cell table:formula="of:=LN([.Q11]/[.P11])" office:value-type="float" office:value="2.11975058414986" calcext:value-type="float">
            <text:p>2.1197505841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6014" calcext:value-type="float">
            <text:p>6014</text:p>
          </table:table-cell>
          <table:table-cell table:formula="of:=LN([.U11]/[.T11])" office:value-type="float" office:value="1.60016939192903" calcext:value-type="float">
            <text:p>1.6001693919</text:p>
          </table:table-cell>
          <table:table-cell table:number-columns-repeated="3"/>
          <table:table-cell office:value-type="float" office:value="0.00673298" calcext:value-type="float">
            <text:p>0.00673298</text:p>
          </table:table-cell>
          <table:table-cell office:value-type="float" office:value="0.00090225" calcext:value-type="float">
            <text:p>0.00090225</text:p>
          </table:table-cell>
          <table:table-cell/>
          <table:table-cell office:value-type="float" office:value="0.00679852" calcext:value-type="float">
            <text:p>0.00679852</text:p>
          </table:table-cell>
          <table:table-cell office:value-type="float" office:value="0.000891027" calcext:value-type="float">
            <text:p>0.000891027</text:p>
          </table:table-cell>
          <table:table-cell/>
          <table:table-cell office:value-type="float" office:value="0.00625128" calcext:value-type="float">
            <text:p>0.00625128</text:p>
          </table:table-cell>
          <table:table-cell office:value-type="float" office:value="0.000949043" calcext:value-type="float">
            <text:p>0.00094904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87" calcext:value-type="float">
            <text:p>1487</text:p>
          </table:table-cell>
          <table:table-cell office:value-type="float" office:value="1229" calcext:value-type="float">
            <text:p>1229</text:p>
          </table:table-cell>
          <table:table-cell office:value-type="float" office:value="8454" calcext:value-type="float">
            <text:p>8454</text:p>
          </table:table-cell>
          <table:table-cell table:formula="of:=LN([.E12]/[.D12])" office:value-type="float" office:value="1.9284388715607" calcext:value-type="float">
            <text:p>1.9284388716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0664" calcext:value-type="float">
            <text:p>10664</text:p>
          </table:table-cell>
          <table:table-cell table:formula="of:=LN([.I12]/[.H12])" office:value-type="float" office:value="1.66625438747776" calcext:value-type="float">
            <text:p>1.666254387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30" calcext:value-type="float">
            <text:p>1530</text:p>
          </table:table-cell>
          <table:table-cell office:value-type="float" office:value="870" calcext:value-type="float">
            <text:p>870</text:p>
          </table:table-cell>
          <table:table-cell office:value-type="float" office:value="7658" calcext:value-type="float">
            <text:p>7658</text:p>
          </table:table-cell>
          <table:table-cell table:formula="of:=LN([.Q12]/[.P12])" office:value-type="float" office:value="2.17501292038861" calcext:value-type="float">
            <text:p>2.175012920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6055" calcext:value-type="float">
            <text:p>6055</text:p>
          </table:table-cell>
          <table:table-cell table:formula="of:=LN([.U12]/[.T12])" office:value-type="float" office:value="1.62357536203465" calcext:value-type="float">
            <text:p>1.623575362</text:p>
          </table:table-cell>
          <table:table-cell table:number-columns-repeated="3"/>
          <table:table-cell office:value-type="float" office:value="0.00668515" calcext:value-type="float">
            <text:p>0.00668515</text:p>
          </table:table-cell>
          <table:table-cell office:value-type="float" office:value="0.000914751" calcext:value-type="float">
            <text:p>0.000914751</text:p>
          </table:table-cell>
          <table:table-cell/>
          <table:table-cell office:value-type="float" office:value="0.00672691" calcext:value-type="float">
            <text:p>0.00672691</text:p>
          </table:table-cell>
          <table:table-cell office:value-type="float" office:value="0.000888681" calcext:value-type="float">
            <text:p>0.000888681</text:p>
          </table:table-cell>
          <table:table-cell/>
          <table:table-cell office:value-type="float" office:value="0.00617077" calcext:value-type="float">
            <text:p>0.00617077</text:p>
          </table:table-cell>
          <table:table-cell office:value-type="float" office:value="0.00091678" calcext:value-type="float">
            <text:p>0.0009167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488" calcext:value-type="float">
            <text:p>1488</text:p>
          </table:table-cell>
          <table:table-cell office:value-type="float" office:value="1197" calcext:value-type="float">
            <text:p>1197</text:p>
          </table:table-cell>
          <table:table-cell office:value-type="float" office:value="8510" calcext:value-type="float">
            <text:p>8510</text:p>
          </table:table-cell>
          <table:table-cell table:formula="of:=LN([.E13]/[.D13])" office:value-type="float" office:value="1.96142351600945" calcext:value-type="float">
            <text:p>1.96142351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0643" calcext:value-type="float">
            <text:p>10643</text:p>
          </table:table-cell>
          <table:table-cell table:formula="of:=LN([.I13]/[.H13])" office:value-type="float" office:value="1.66378704884979" calcext:value-type="float">
            <text:p>1.663787048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31" calcext:value-type="float">
            <text:p>1531</text:p>
          </table:table-cell>
          <table:table-cell office:value-type="float" office:value="890" calcext:value-type="float">
            <text:p>890</text:p>
          </table:table-cell>
          <table:table-cell office:value-type="float" office:value="7596" calcext:value-type="float">
            <text:p>7596</text:p>
          </table:table-cell>
          <table:table-cell table:formula="of:=LN([.Q13]/[.P13])" office:value-type="float" office:value="2.14415560920599" calcext:value-type="float">
            <text:p>2.1441556092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float" office:value="5985" calcext:value-type="float">
            <text:p>5985</text:p>
          </table:table-cell>
          <table:table-cell table:formula="of:=LN([.U13]/[.T13])" office:value-type="float" office:value="1.55497504328527" calcext:value-type="float">
            <text:p>1.5549750433</text:p>
          </table:table-cell>
          <table:table-cell table:number-columns-repeated="3"/>
          <table:table-cell office:value-type="float" office:value="0.00670771" calcext:value-type="float">
            <text:p>0.00670771</text:p>
          </table:table-cell>
          <table:table-cell office:value-type="float" office:value="0.000894929" calcext:value-type="float">
            <text:p>0.000894929</text:p>
          </table:table-cell>
          <table:table-cell/>
          <table:table-cell office:value-type="float" office:value="0.00671966" calcext:value-type="float">
            <text:p>0.00671966</text:p>
          </table:table-cell>
          <table:table-cell office:value-type="float" office:value="0.000870625" calcext:value-type="float">
            <text:p>0.000870625</text:p>
          </table:table-cell>
          <table:table-cell/>
          <table:table-cell office:value-type="float" office:value="0.0061558" calcext:value-type="float">
            <text:p>0.0061558</text:p>
          </table:table-cell>
          <table:table-cell office:value-type="float" office:value="0.000925756" calcext:value-type="float">
            <text:p>0.00092575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89" calcext:value-type="float">
            <text:p>1489</text:p>
          </table:table-cell>
          <table:table-cell office:value-type="float" office:value="1238" calcext:value-type="float">
            <text:p>1238</text:p>
          </table:table-cell>
          <table:table-cell office:value-type="float" office:value="8536" calcext:value-type="float">
            <text:p>8536</text:p>
          </table:table-cell>
          <table:table-cell table:formula="of:=LN([.E14]/[.D14])" office:value-type="float" office:value="1.93079533973705" calcext:value-type="float">
            <text:p>1.9307953397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10670" calcext:value-type="float">
            <text:p>10670</text:p>
          </table:table-cell>
          <table:table-cell table:formula="of:=LN([.I14]/[.H14])" office:value-type="float" office:value="1.60243344765329" calcext:value-type="float">
            <text:p>1.602433447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32" calcext:value-type="float">
            <text:p>1532</text:p>
          </table:table-cell>
          <table:table-cell office:value-type="float" office:value="918" calcext:value-type="float">
            <text:p>918</text:p>
          </table:table-cell>
          <table:table-cell office:value-type="float" office:value="7466" calcext:value-type="float">
            <text:p>7466</text:p>
          </table:table-cell>
          <table:table-cell table:formula="of:=LN([.Q14]/[.P14])" office:value-type="float" office:value="2.09591726885404" calcext:value-type="float">
            <text:p>2.0959172689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5939" calcext:value-type="float">
            <text:p>5939</text:p>
          </table:table-cell>
          <table:table-cell table:formula="of:=LN([.U14]/[.T14])" office:value-type="float" office:value="1.51075056425216" calcext:value-type="float">
            <text:p>1.5107505643</text:p>
          </table:table-cell>
          <table:table-cell table:number-columns-repeated="3"/>
          <table:table-cell office:value-type="float" office:value="0.00667469" calcext:value-type="float">
            <text:p>0.00667469</text:p>
          </table:table-cell>
          <table:table-cell office:value-type="float" office:value="0.000912014" calcext:value-type="float">
            <text:p>0.000912014</text:p>
          </table:table-cell>
          <table:table-cell/>
          <table:table-cell office:value-type="float" office:value="0.00671536" calcext:value-type="float">
            <text:p>0.00671536</text:p>
          </table:table-cell>
          <table:table-cell office:value-type="float" office:value="0.000891237" calcext:value-type="float">
            <text:p>0.000891237</text:p>
          </table:table-cell>
          <table:table-cell/>
          <table:table-cell office:value-type="float" office:value="0.00613951" calcext:value-type="float">
            <text:p>0.00613951</text:p>
          </table:table-cell>
          <table:table-cell office:value-type="float" office:value="0.000897473" calcext:value-type="float">
            <text:p>0.00089747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490" calcext:value-type="float">
            <text:p>1490</text:p>
          </table:table-cell>
          <table:table-cell office:value-type="float" office:value="1223" calcext:value-type="float">
            <text:p>1223</text:p>
          </table:table-cell>
          <table:table-cell office:value-type="float" office:value="8465" calcext:value-type="float">
            <text:p>8465</text:p>
          </table:table-cell>
          <table:table-cell table:formula="of:=LN([.E15]/[.D15])" office:value-type="float" office:value="1.93463315888006" calcext:value-type="float">
            <text:p>1.9346331589</text:p>
          </table:table-cell>
          <table:table-cell/>
          <table:table-cell office:value-type="float" office:value="2128" calcext:value-type="float">
            <text:p>2128</text:p>
          </table:table-cell>
          <table:table-cell office:value-type="float" office:value="10709" calcext:value-type="float">
            <text:p>10709</text:p>
          </table:table-cell>
          <table:table-cell table:formula="of:=LN([.I15]/[.H15])" office:value-type="float" office:value="1.61590193793934" calcext:value-type="float">
            <text:p>1.615901937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533" calcext:value-type="float">
            <text:p>1533</text:p>
          </table:table-cell>
          <table:table-cell office:value-type="float" office:value="912" calcext:value-type="float">
            <text:p>912</text:p>
          </table:table-cell>
          <table:table-cell office:value-type="float" office:value="7706" calcext:value-type="float">
            <text:p>7706</text:p>
          </table:table-cell>
          <table:table-cell table:formula="of:=LN([.Q15]/[.P15])" office:value-type="float" office:value="2.13411453511177" calcext:value-type="float">
            <text:p>2.1341145351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float" office:value="6004" calcext:value-type="float">
            <text:p>6004</text:p>
          </table:table-cell>
          <table:table-cell table:formula="of:=LN([.U15]/[.T15])" office:value-type="float" office:value="1.61679334512806" calcext:value-type="float">
            <text:p>1.6167933451</text:p>
          </table:table-cell>
          <table:table-cell table:number-columns-repeated="3"/>
          <table:table-cell office:value-type="float" office:value="0.00667408" calcext:value-type="float">
            <text:p>0.00667408</text:p>
          </table:table-cell>
          <table:table-cell office:value-type="float" office:value="0.000905896" calcext:value-type="float">
            <text:p>0.000905896</text:p>
          </table:table-cell>
          <table:table-cell/>
          <table:table-cell office:value-type="float" office:value="0.00674364" calcext:value-type="float">
            <text:p>0.00674364</text:p>
          </table:table-cell>
          <table:table-cell office:value-type="float" office:value="0.000883877" calcext:value-type="float">
            <text:p>0.000883877</text:p>
          </table:table-cell>
          <table:table-cell/>
          <table:table-cell office:value-type="float" office:value="0.00622894" calcext:value-type="float">
            <text:p>0.00622894</text:p>
          </table:table-cell>
          <table:table-cell office:value-type="float" office:value="0.000909305" calcext:value-type="float">
            <text:p>0.00090930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491" calcext:value-type="float">
            <text:p>1491</text:p>
          </table:table-cell>
          <table:table-cell office:value-type="float" office:value="1247" calcext:value-type="float">
            <text:p>1247</text:p>
          </table:table-cell>
          <table:table-cell office:value-type="float" office:value="8585" calcext:value-type="float">
            <text:p>8585</text:p>
          </table:table-cell>
          <table:table-cell table:formula="of:=LN([.E16]/[.D16])" office:value-type="float" office:value="1.92927582765154" calcext:value-type="float">
            <text:p>1.9292758277</text:p>
          </table:table-cell>
          <table:table-cell/>
          <table:table-cell office:value-type="float" office:value="2136" calcext:value-type="float">
            <text:p>2136</text:p>
          </table:table-cell>
          <table:table-cell office:value-type="float" office:value="10700" calcext:value-type="float">
            <text:p>10700</text:p>
          </table:table-cell>
          <table:table-cell table:formula="of:=LN([.I16]/[.H16])" office:value-type="float" office:value="1.61130882036991" calcext:value-type="float">
            <text:p>1.611308820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534" calcext:value-type="float">
            <text:p>1534</text:p>
          </table:table-cell>
          <table:table-cell office:value-type="float" office:value="862" calcext:value-type="float">
            <text:p>862</text:p>
          </table:table-cell>
          <table:table-cell office:value-type="float" office:value="7576" calcext:value-type="float">
            <text:p>7576</text:p>
          </table:table-cell>
          <table:table-cell table:formula="of:=LN([.Q16]/[.P16])" office:value-type="float" office:value="2.17348536420222" calcext:value-type="float">
            <text:p>2.1734853642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6099" calcext:value-type="float">
            <text:p>6099</text:p>
          </table:table-cell>
          <table:table-cell table:formula="of:=LN([.U16]/[.T16])" office:value-type="float" office:value="1.59786389783112" calcext:value-type="float">
            <text:p>1.5978638978</text:p>
          </table:table-cell>
          <table:table-cell table:number-columns-repeated="3"/>
          <table:table-cell office:value-type="float" office:value="0.00661038" calcext:value-type="float">
            <text:p>0.00661038</text:p>
          </table:table-cell>
          <table:table-cell office:value-type="float" office:value="0.000888713" calcext:value-type="float">
            <text:p>0.000888713</text:p>
          </table:table-cell>
          <table:table-cell/>
          <table:table-cell office:value-type="float" office:value="0.00666664" calcext:value-type="float">
            <text:p>0.00666664</text:p>
          </table:table-cell>
          <table:table-cell office:value-type="float" office:value="0.000883308" calcext:value-type="float">
            <text:p>0.000883308</text:p>
          </table:table-cell>
          <table:table-cell/>
          <table:table-cell office:value-type="float" office:value="0.00622328" calcext:value-type="float">
            <text:p>0.00622328</text:p>
          </table:table-cell>
          <table:table-cell office:value-type="float" office:value="0.000958098" calcext:value-type="float">
            <text:p>0.00095809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492" calcext:value-type="float">
            <text:p>1492</text:p>
          </table:table-cell>
          <table:table-cell office:value-type="float" office:value="1275" calcext:value-type="float">
            <text:p>1275</text:p>
          </table:table-cell>
          <table:table-cell office:value-type="float" office:value="8707" calcext:value-type="float">
            <text:p>8707</text:p>
          </table:table-cell>
          <table:table-cell table:formula="of:=LN([.E17]/[.D17])" office:value-type="float" office:value="1.92118112123609" calcext:value-type="float">
            <text:p>1.9211811212</text:p>
          </table:table-cell>
          <table:table-cell/>
          <table:table-cell office:value-type="float" office:value="2173" calcext:value-type="float">
            <text:p>2173</text:p>
          </table:table-cell>
          <table:table-cell office:value-type="float" office:value="10610" calcext:value-type="float">
            <text:p>10610</text:p>
          </table:table-cell>
          <table:table-cell table:formula="of:=LN([.I17]/[.H17])" office:value-type="float" office:value="1.5856882513516" calcext:value-type="float">
            <text:p>1.585688251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535" calcext:value-type="float">
            <text:p>1535</text:p>
          </table:table-cell>
          <table:table-cell office:value-type="float" office:value="874" calcext:value-type="float">
            <text:p>874</text:p>
          </table:table-cell>
          <table:table-cell office:value-type="float" office:value="7655" calcext:value-type="float">
            <text:p>7655</text:p>
          </table:table-cell>
          <table:table-cell table:formula="of:=LN([.Q17]/[.P17])" office:value-type="float" office:value="2.17003393243625" calcext:value-type="float">
            <text:p>2.1700339324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6097" calcext:value-type="float">
            <text:p>6097</text:p>
          </table:table-cell>
          <table:table-cell table:formula="of:=LN([.U17]/[.T17])" office:value-type="float" office:value="1.62464230382783" calcext:value-type="float">
            <text:p>1.6246423038</text:p>
          </table:table-cell>
          <table:table-cell table:number-columns-repeated="3"/>
          <table:table-cell office:value-type="float" office:value="0.00661038" calcext:value-type="float">
            <text:p>0.00661038</text:p>
          </table:table-cell>
          <table:table-cell office:value-type="float" office:value="0.000888713" calcext:value-type="float">
            <text:p>0.000888713</text:p>
          </table:table-cell>
          <table:table-cell/>
          <table:table-cell office:value-type="float" office:value="0.00673474" calcext:value-type="float">
            <text:p>0.00673474</text:p>
          </table:table-cell>
          <table:table-cell office:value-type="float" office:value="0.000887946" calcext:value-type="float">
            <text:p>0.000887946</text:p>
          </table:table-cell>
          <table:table-cell/>
          <table:table-cell office:value-type="float" office:value="0.00612281" calcext:value-type="float">
            <text:p>0.00612281</text:p>
          </table:table-cell>
          <table:table-cell office:value-type="float" office:value="0.000914461" calcext:value-type="float">
            <text:p>0.00091446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493" calcext:value-type="float">
            <text:p>1493</text:p>
          </table:table-cell>
          <table:table-cell office:value-type="float" office:value="1305" calcext:value-type="float">
            <text:p>1305</text:p>
          </table:table-cell>
          <table:table-cell office:value-type="float" office:value="8389" calcext:value-type="float">
            <text:p>8389</text:p>
          </table:table-cell>
          <table:table-cell table:formula="of:=LN([.E18]/[.D18])" office:value-type="float" office:value="1.8607182830895" calcext:value-type="float">
            <text:p>1.8607182831</text:p>
          </table:table-cell>
          <table:table-cell/>
          <table:table-cell office:value-type="float" office:value="2162" calcext:value-type="float">
            <text:p>2162</text:p>
          </table:table-cell>
          <table:table-cell office:value-type="float" office:value="10647" calcext:value-type="float">
            <text:p>10647</text:p>
          </table:table-cell>
          <table:table-cell table:formula="of:=LN([.I18]/[.H18])" office:value-type="float" office:value="1.59424444311545" calcext:value-type="float">
            <text:p>1.594244443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536" calcext:value-type="float">
            <text:p>1536</text:p>
          </table:table-cell>
          <table:table-cell office:value-type="float" office:value="907" calcext:value-type="float">
            <text:p>907</text:p>
          </table:table-cell>
          <table:table-cell office:value-type="float" office:value="7387" calcext:value-type="float">
            <text:p>7387</text:p>
          </table:table-cell>
          <table:table-cell table:formula="of:=LN([.Q18]/[.P18])" office:value-type="float" office:value="2.0973345274136" calcext:value-type="float">
            <text:p>2.0973345274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6017" calcext:value-type="float">
            <text:p>6017</text:p>
          </table:table-cell>
          <table:table-cell table:formula="of:=LN([.U18]/[.T18])" office:value-type="float" office:value="1.60727969793322" calcext:value-type="float">
            <text:p>1.6072796979</text:p>
          </table:table-cell>
          <table:table-cell table:number-columns-repeated="3"/>
          <table:table-cell office:value-type="float" office:value="0.0067036" calcext:value-type="float">
            <text:p>0.0067036</text:p>
          </table:table-cell>
          <table:table-cell office:value-type="float" office:value="0.000912541" calcext:value-type="float">
            <text:p>0.000912541</text:p>
          </table:table-cell>
          <table:table-cell/>
          <table:table-cell office:value-type="float" office:value="0.00670944" calcext:value-type="float">
            <text:p>0.00670944</text:p>
          </table:table-cell>
          <table:table-cell office:value-type="float" office:value="0.000884201" calcext:value-type="float">
            <text:p>0.000884201</text:p>
          </table:table-cell>
          <table:table-cell/>
          <table:table-cell office:value-type="float" office:value="0.00608321" calcext:value-type="float">
            <text:p>0.00608321</text:p>
          </table:table-cell>
          <table:table-cell office:value-type="float" office:value="0.000906814" calcext:value-type="float">
            <text:p>0.00090681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494" calcext:value-type="float">
            <text:p>1494</text:p>
          </table:table-cell>
          <table:table-cell office:value-type="float" office:value="1356" calcext:value-type="float">
            <text:p>1356</text:p>
          </table:table-cell>
          <table:table-cell office:value-type="float" office:value="8421" calcext:value-type="float">
            <text:p>8421</text:p>
          </table:table-cell>
          <table:table-cell table:formula="of:=LN([.E19]/[.D19])" office:value-type="float" office:value="1.82618939652965" calcext:value-type="float">
            <text:p>1.8261893965</text:p>
          </table:table-cell>
          <table:table-cell/>
          <table:table-cell office:value-type="float" office:value="2222" calcext:value-type="float">
            <text:p>2222</text:p>
          </table:table-cell>
          <table:table-cell office:value-type="float" office:value="10642" calcext:value-type="float">
            <text:p>10642</text:p>
          </table:table-cell>
          <table:table-cell table:formula="of:=LN([.I19]/[.H19])" office:value-type="float" office:value="1.56640074495674" calcext:value-type="float">
            <text:p>1.56640074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537" calcext:value-type="float">
            <text:p>1537</text:p>
          </table:table-cell>
          <table:table-cell office:value-type="float" office:value="925" calcext:value-type="float">
            <text:p>925</text:p>
          </table:table-cell>
          <table:table-cell office:value-type="float" office:value="7496" calcext:value-type="float">
            <text:p>7496</text:p>
          </table:table-cell>
          <table:table-cell table:formula="of:=LN([.Q19]/[.P19])" office:value-type="float" office:value="2.09233108640583" calcext:value-type="float">
            <text:p>2.0923310864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5979" calcext:value-type="float">
            <text:p>5979</text:p>
          </table:table-cell>
          <table:table-cell table:formula="of:=LN([.U19]/[.T19])" office:value-type="float" office:value="1.61010714451529" calcext:value-type="float">
            <text:p>1.6101071445</text:p>
          </table:table-cell>
          <table:table-cell table:number-columns-repeated="3"/>
          <table:table-cell office:value-type="float" office:value="0.0067013" calcext:value-type="float">
            <text:p>0.0067013</text:p>
          </table:table-cell>
          <table:table-cell office:value-type="float" office:value="0.000929508" calcext:value-type="float">
            <text:p>0.000929508</text:p>
          </table:table-cell>
          <table:table-cell/>
          <table:table-cell office:value-type="float" office:value="0.00670398" calcext:value-type="float">
            <text:p>0.00670398</text:p>
          </table:table-cell>
          <table:table-cell office:value-type="float" office:value="0.000865248" calcext:value-type="float">
            <text:p>0.000865248</text:p>
          </table:table-cell>
          <table:table-cell/>
          <table:table-cell office:value-type="float" office:value="0.00618187" calcext:value-type="float">
            <text:p>0.00618187</text:p>
          </table:table-cell>
          <table:table-cell office:value-type="float" office:value="0.000941476" calcext:value-type="float">
            <text:p>0.00094147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495" calcext:value-type="float">
            <text:p>1495</text:p>
          </table:table-cell>
          <table:table-cell office:value-type="float" office:value="1293" calcext:value-type="float">
            <text:p>1293</text:p>
          </table:table-cell>
          <table:table-cell office:value-type="float" office:value="8420" calcext:value-type="float">
            <text:p>8420</text:p>
          </table:table-cell>
          <table:table-cell table:formula="of:=LN([.E20]/[.D20])" office:value-type="float" office:value="1.87364472846451" calcext:value-type="float">
            <text:p>1.8736447285</text:p>
          </table:table-cell>
          <table:table-cell/>
          <table:table-cell office:value-type="float" office:value="2286" calcext:value-type="float">
            <text:p>2286</text:p>
          </table:table-cell>
          <table:table-cell office:value-type="float" office:value="10693" calcext:value-type="float">
            <text:p>10693</text:p>
          </table:table-cell>
          <table:table-cell table:formula="of:=LN([.I20]/[.H20])" office:value-type="float" office:value="1.5427857564019" calcext:value-type="float">
            <text:p>1.542785756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538" calcext:value-type="float">
            <text:p>1538</text:p>
          </table:table-cell>
          <table:table-cell office:value-type="float" office:value="872" calcext:value-type="float">
            <text:p>872</text:p>
          </table:table-cell>
          <table:table-cell office:value-type="float" office:value="7584" calcext:value-type="float">
            <text:p>7584</text:p>
          </table:table-cell>
          <table:table-cell table:formula="of:=LN([.Q20]/[.P20])" office:value-type="float" office:value="2.16300662002588" calcext:value-type="float">
            <text:p>2.16300662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float" office:value="6072" calcext:value-type="float">
            <text:p>6072</text:p>
          </table:table-cell>
          <table:table-cell table:formula="of:=LN([.U20]/[.T20])" office:value-type="float" office:value="1.62721689697755" calcext:value-type="float">
            <text:p>1.627216897</text:p>
          </table:table-cell>
          <table:table-cell table:number-columns-repeated="3"/>
          <table:table-cell office:value-type="float" office:value="0.0066567" calcext:value-type="float">
            <text:p>0.0066567</text:p>
          </table:table-cell>
          <table:table-cell office:value-type="float" office:value="0.0008963" calcext:value-type="float">
            <text:p>0.0008963</text:p>
          </table:table-cell>
          <table:table-cell/>
          <table:table-cell office:value-type="float" office:value="0.00669512" calcext:value-type="float">
            <text:p>0.00669512</text:p>
          </table:table-cell>
          <table:table-cell office:value-type="float" office:value="0.000880062" calcext:value-type="float">
            <text:p>0.000880062</text:p>
          </table:table-cell>
          <table:table-cell/>
          <table:table-cell office:value-type="float" office:value="0.00615975" calcext:value-type="float">
            <text:p>0.00615975</text:p>
          </table:table-cell>
          <table:table-cell office:value-type="float" office:value="0.000918082" calcext:value-type="float">
            <text:p>0.00091808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496" calcext:value-type="float">
            <text:p>1496</text:p>
          </table:table-cell>
          <table:table-cell office:value-type="float" office:value="1241" calcext:value-type="float">
            <text:p>1241</text:p>
          </table:table-cell>
          <table:table-cell office:value-type="float" office:value="8225" calcext:value-type="float">
            <text:p>8225</text:p>
          </table:table-cell>
          <table:table-cell table:formula="of:=LN([.E21]/[.D21])" office:value-type="float" office:value="1.89126079042897" calcext:value-type="float">
            <text:p>1.8912607904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10670" calcext:value-type="float">
            <text:p>10670</text:p>
          </table:table-cell>
          <table:table-cell table:formula="of:=LN([.I21]/[.H21])" office:value-type="float" office:value="1.55828520899741" calcext:value-type="float">
            <text:p>1.55828520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539" calcext:value-type="float">
            <text:p>1539</text:p>
          </table:table-cell>
          <table:table-cell office:value-type="float" office:value="927" calcext:value-type="float">
            <text:p>927</text:p>
          </table:table-cell>
          <table:table-cell office:value-type="float" office:value="7562" calcext:value-type="float">
            <text:p>7562</text:p>
          </table:table-cell>
          <table:table-cell table:formula="of:=LN([.Q21]/[.P21])" office:value-type="float" office:value="2.09893741888502" calcext:value-type="float">
            <text:p>2.0989374189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6047" calcext:value-type="float">
            <text:p>6047</text:p>
          </table:table-cell>
          <table:table-cell table:formula="of:=LN([.U21]/[.T21])" office:value-type="float" office:value="1.60071142254591" calcext:value-type="float">
            <text:p>1.6007114225</text:p>
          </table:table-cell>
          <table:table-cell table:number-columns-repeated="3"/>
          <table:table-cell office:value-type="float" office:value="0.00665423" calcext:value-type="float">
            <text:p>0.00665423</text:p>
          </table:table-cell>
          <table:table-cell office:value-type="float" office:value="0.00089685" calcext:value-type="float">
            <text:p>0.00089685</text:p>
          </table:table-cell>
          <table:table-cell/>
          <table:table-cell office:value-type="float" office:value="0.00672866" calcext:value-type="float">
            <text:p>0.00672866</text:p>
          </table:table-cell>
          <table:table-cell office:value-type="float" office:value="0.00088001" calcext:value-type="float">
            <text:p>0.00088001</text:p>
          </table:table-cell>
          <table:table-cell/>
          <table:table-cell office:value-type="float" office:value="0.00611615" calcext:value-type="float">
            <text:p>0.00611615</text:p>
          </table:table-cell>
          <table:table-cell office:value-type="float" office:value="0.000936902" calcext:value-type="float">
            <text:p>0.00093690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497" calcext:value-type="float">
            <text:p>1497</text:p>
          </table:table-cell>
          <table:table-cell office:value-type="float" office:value="1264" calcext:value-type="float">
            <text:p>1264</text:p>
          </table:table-cell>
          <table:table-cell office:value-type="float" office:value="8359" calcext:value-type="float">
            <text:p>8359</text:p>
          </table:table-cell>
          <table:table-cell table:formula="of:=LN([.E22]/[.D22])" office:value-type="float" office:value="1.88905750699235" calcext:value-type="float">
            <text:p>1.889057507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10724" calcext:value-type="float">
            <text:p>10724</text:p>
          </table:table-cell>
          <table:table-cell table:formula="of:=LN([.I22]/[.H22])" office:value-type="float" office:value="1.54436917940328" calcext:value-type="float">
            <text:p>1.544369179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540" calcext:value-type="float">
            <text:p>1540</text:p>
          </table:table-cell>
          <table:table-cell office:value-type="float" office:value="897" calcext:value-type="float">
            <text:p>897</text:p>
          </table:table-cell>
          <table:table-cell office:value-type="float" office:value="7601" calcext:value-type="float">
            <text:p>7601</text:p>
          </table:table-cell>
          <table:table-cell table:formula="of:=LN([.Q22]/[.P22])" office:value-type="float" office:value="2.13697923450724" calcext:value-type="float">
            <text:p>2.136979234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6049" calcext:value-type="float">
            <text:p>6049</text:p>
          </table:table-cell>
          <table:table-cell table:formula="of:=LN([.U22]/[.T22])" office:value-type="float" office:value="1.59776878503464" calcext:value-type="float">
            <text:p>1.597768785</text:p>
          </table:table-cell>
          <table:table-cell table:number-columns-repeated="3"/>
          <table:table-cell office:value-type="float" office:value="0.0066763" calcext:value-type="float">
            <text:p>0.0066763</text:p>
          </table:table-cell>
          <table:table-cell office:value-type="float" office:value="0.000904021" calcext:value-type="float">
            <text:p>0.000904021</text:p>
          </table:table-cell>
          <table:table-cell/>
          <table:table-cell office:value-type="float" office:value="0.00666256" calcext:value-type="float">
            <text:p>0.00666256</text:p>
          </table:table-cell>
          <table:table-cell office:value-type="float" office:value="0.000891157" calcext:value-type="float">
            <text:p>0.000891157</text:p>
          </table:table-cell>
          <table:table-cell/>
          <table:table-cell office:value-type="float" office:value="0.00613452" calcext:value-type="float">
            <text:p>0.00613452</text:p>
          </table:table-cell>
          <table:table-cell office:value-type="float" office:value="0.00092204" calcext:value-type="float">
            <text:p>0.0009220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498" calcext:value-type="float">
            <text:p>1498</text:p>
          </table:table-cell>
          <table:table-cell office:value-type="float" office:value="1237" calcext:value-type="float">
            <text:p>1237</text:p>
          </table:table-cell>
          <table:table-cell office:value-type="float" office:value="8401" calcext:value-type="float">
            <text:p>8401</text:p>
          </table:table-cell>
          <table:table-cell table:formula="of:=LN([.E23]/[.D23])" office:value-type="float" office:value="1.91566165297236" calcext:value-type="float">
            <text:p>1.915661653</text:p>
          </table:table-cell>
          <table:table-cell/>
          <table:table-cell office:value-type="float" office:value="2229" calcext:value-type="float">
            <text:p>2229</text:p>
          </table:table-cell>
          <table:table-cell office:value-type="float" office:value="10570" calcext:value-type="float">
            <text:p>10570</text:p>
          </table:table-cell>
          <table:table-cell table:formula="of:=LN([.I23]/[.H23])" office:value-type="float" office:value="1.55646674547841" calcext:value-type="float">
            <text:p>1.556466745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541" calcext:value-type="float">
            <text:p>1541</text:p>
          </table:table-cell>
          <table:table-cell office:value-type="float" office:value="961" calcext:value-type="float">
            <text:p>961</text:p>
          </table:table-cell>
          <table:table-cell office:value-type="float" office:value="7670" calcext:value-type="float">
            <text:p>7670</text:p>
          </table:table-cell>
          <table:table-cell table:formula="of:=LN([.Q23]/[.P23])" office:value-type="float" office:value="2.07709748539101" calcext:value-type="float">
            <text:p>2.0770974854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5938" calcext:value-type="float">
            <text:p>5938</text:p>
          </table:table-cell>
          <table:table-cell table:formula="of:=LN([.U23]/[.T23])" office:value-type="float" office:value="1.5622368464249" calcext:value-type="float">
            <text:p>1.5622368464</text:p>
          </table:table-cell>
          <table:table-cell table:number-columns-repeated="3"/>
          <table:table-cell office:value-type="float" office:value="0.00662715" calcext:value-type="float">
            <text:p>0.00662715</text:p>
          </table:table-cell>
          <table:table-cell office:value-type="float" office:value="0.000924235" calcext:value-type="float">
            <text:p>0.000924235</text:p>
          </table:table-cell>
          <table:table-cell/>
          <table:table-cell office:value-type="float" office:value="0.00667038" calcext:value-type="float">
            <text:p>0.00667038</text:p>
          </table:table-cell>
          <table:table-cell office:value-type="float" office:value="0.000868309" calcext:value-type="float">
            <text:p>0.000868309</text:p>
          </table:table-cell>
          <table:table-cell/>
          <table:table-cell office:value-type="float" office:value="0.00612265" calcext:value-type="float">
            <text:p>0.00612265</text:p>
          </table:table-cell>
          <table:table-cell office:value-type="float" office:value="0.000928325" calcext:value-type="float">
            <text:p>0.00092832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float" office:value="1224" calcext:value-type="float">
            <text:p>1224</text:p>
          </table:table-cell>
          <table:table-cell office:value-type="float" office:value="8380" calcext:value-type="float">
            <text:p>8380</text:p>
          </table:table-cell>
          <table:table-cell table:formula="of:=LN([.E24]/[.D24])" office:value-type="float" office:value="1.92372373040386" calcext:value-type="float">
            <text:p>1.9237237304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10617" calcext:value-type="float">
            <text:p>10617</text:p>
          </table:table-cell>
          <table:table-cell table:formula="of:=LN([.I24]/[.H24])" office:value-type="float" office:value="1.53434144906101" calcext:value-type="float">
            <text:p>1.534341449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542" calcext:value-type="float">
            <text:p>1542</text:p>
          </table:table-cell>
          <table:table-cell office:value-type="float" office:value="908" calcext:value-type="float">
            <text:p>908</text:p>
          </table:table-cell>
          <table:table-cell office:value-type="float" office:value="7521" calcext:value-type="float">
            <text:p>7521</text:p>
          </table:table-cell>
          <table:table-cell table:formula="of:=LN([.Q24]/[.P24])" office:value-type="float" office:value="2.11421000822511" calcext:value-type="float">
            <text:p>2.1142100082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5981" calcext:value-type="float">
            <text:p>5981</text:p>
          </table:table-cell>
          <table:table-cell table:formula="of:=LN([.U24]/[.T24])" office:value-type="float" office:value="1.5487837858551" calcext:value-type="float">
            <text:p>1.5487837859</text:p>
          </table:table-cell>
          <table:table-cell table:number-columns-repeated="3"/>
          <table:table-cell office:value-type="float" office:value="0.00663449" calcext:value-type="float">
            <text:p>0.00663449</text:p>
          </table:table-cell>
          <table:table-cell office:value-type="float" office:value="0.000907047" calcext:value-type="float">
            <text:p>0.000907047</text:p>
          </table:table-cell>
          <table:table-cell/>
          <table:table-cell office:value-type="float" office:value="0.00664522" calcext:value-type="float">
            <text:p>0.00664522</text:p>
          </table:table-cell>
          <table:table-cell office:value-type="float" office:value="0.000871558" calcext:value-type="float">
            <text:p>0.000871558</text:p>
          </table:table-cell>
          <table:table-cell/>
          <table:table-cell office:value-type="float" office:value="0.00610242" calcext:value-type="float">
            <text:p>0.00610242</text:p>
          </table:table-cell>
          <table:table-cell office:value-type="float" office:value="0.000945996" calcext:value-type="float">
            <text:p>0.00094599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500" calcext:value-type="float">
            <text:p>1500</text:p>
          </table:table-cell>
          <table:table-cell office:value-type="float" office:value="1241" calcext:value-type="float">
            <text:p>1241</text:p>
          </table:table-cell>
          <table:table-cell office:value-type="float" office:value="8339" calcext:value-type="float">
            <text:p>8339</text:p>
          </table:table-cell>
          <table:table-cell table:formula="of:=LN([.E25]/[.D25])" office:value-type="float" office:value="1.90502579888238" calcext:value-type="float">
            <text:p>1.9050257989</text:p>
          </table:table-cell>
          <table:table-cell/>
          <table:table-cell office:value-type="float" office:value="2203" calcext:value-type="float">
            <text:p>2203</text:p>
          </table:table-cell>
          <table:table-cell office:value-type="float" office:value="10520" calcext:value-type="float">
            <text:p>10520</text:p>
          </table:table-cell>
          <table:table-cell table:formula="of:=LN([.I25]/[.H25])" office:value-type="float" office:value="1.56345813948936" calcext:value-type="float">
            <text:p>1.563458139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543" calcext:value-type="float">
            <text:p>1543</text:p>
          </table:table-cell>
          <table:table-cell office:value-type="float" office:value="884" calcext:value-type="float">
            <text:p>884</text:p>
          </table:table-cell>
          <table:table-cell office:value-type="float" office:value="7638" calcext:value-type="float">
            <text:p>7638</text:p>
          </table:table-cell>
          <table:table-cell table:formula="of:=LN([.Q25]/[.P25])" office:value-type="float" office:value="2.15643400514782" calcext:value-type="float">
            <text:p>2.156434005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6072" calcext:value-type="float">
            <text:p>6072</text:p>
          </table:table-cell>
          <table:table-cell table:formula="of:=LN([.U25]/[.T25])" office:value-type="float" office:value="1.60894396330082" calcext:value-type="float">
            <text:p>1.6089439633</text:p>
          </table:table-cell>
          <table:table-cell table:number-columns-repeated="3"/>
          <table:table-cell office:value-type="float" office:value="0.00663151" calcext:value-type="float">
            <text:p>0.00663151</text:p>
          </table:table-cell>
          <table:table-cell office:value-type="float" office:value="0.000934325" calcext:value-type="float">
            <text:p>0.000934325</text:p>
          </table:table-cell>
          <table:table-cell/>
          <table:table-cell office:value-type="float" office:value="0.00662818" calcext:value-type="float">
            <text:p>0.00662818</text:p>
          </table:table-cell>
          <table:table-cell office:value-type="float" office:value="0.000848217" calcext:value-type="float">
            <text:p>0.000848217</text:p>
          </table:table-cell>
          <table:table-cell/>
          <table:table-cell office:value-type="float" office:value="0.00607676" calcext:value-type="float">
            <text:p>0.00607676</text:p>
          </table:table-cell>
          <table:table-cell office:value-type="float" office:value="0.000902528" calcext:value-type="float">
            <text:p>0.00090252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501" calcext:value-type="float">
            <text:p>1501</text:p>
          </table:table-cell>
          <table:table-cell office:value-type="float" office:value="1299" calcext:value-type="float">
            <text:p>1299</text:p>
          </table:table-cell>
          <table:table-cell office:value-type="float" office:value="8083" calcext:value-type="float">
            <text:p>8083</text:p>
          </table:table-cell>
          <table:table-cell table:formula="of:=LN([.E26]/[.D26])" office:value-type="float" office:value="1.82816835306324" calcext:value-type="float">
            <text:p>1.8281683531</text:p>
          </table:table-cell>
          <table:table-cell/>
          <table:table-cell office:value-type="float" office:value="2189" calcext:value-type="float">
            <text:p>2189</text:p>
          </table:table-cell>
          <table:table-cell office:value-type="float" office:value="10587" calcext:value-type="float">
            <text:p>10587</text:p>
          </table:table-cell>
          <table:table-cell table:formula="of:=LN([.I26]/[.H26])" office:value-type="float" office:value="1.57618201482052" calcext:value-type="float">
            <text:p>1.5761820148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544" calcext:value-type="float">
            <text:p>1544</text:p>
          </table:table-cell>
          <table:table-cell office:value-type="float" office:value="858" calcext:value-type="float">
            <text:p>858</text:p>
          </table:table-cell>
          <table:table-cell office:value-type="float" office:value="7880" calcext:value-type="float">
            <text:p>7880</text:p>
          </table:table-cell>
          <table:table-cell table:formula="of:=LN([.Q26]/[.P26])" office:value-type="float" office:value="2.21747908336396" calcext:value-type="float">
            <text:p>2.2174790834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5890" calcext:value-type="float">
            <text:p>5890</text:p>
          </table:table-cell>
          <table:table-cell table:formula="of:=LN([.U26]/[.T26])" office:value-type="float" office:value="1.56218502758355" calcext:value-type="float">
            <text:p>1.5621850276</text:p>
          </table:table-cell>
          <table:table-cell table:number-columns-repeated="3"/>
          <table:table-cell office:value-type="float" office:value="0.00658281" calcext:value-type="float">
            <text:p>0.00658281</text:p>
          </table:table-cell>
          <table:table-cell office:value-type="float" office:value="0.000878272" calcext:value-type="float">
            <text:p>0.000878272</text:p>
          </table:table-cell>
          <table:table-cell/>
          <table:table-cell office:value-type="float" office:value="0.00656983" calcext:value-type="float">
            <text:p>0.00656983</text:p>
          </table:table-cell>
          <table:table-cell office:value-type="float" office:value="0.000879188" calcext:value-type="float">
            <text:p>0.000879188</text:p>
          </table:table-cell>
          <table:table-cell/>
          <table:table-cell office:value-type="float" office:value="0.00609802" calcext:value-type="float">
            <text:p>0.00609802</text:p>
          </table:table-cell>
          <table:table-cell office:value-type="float" office:value="0.000923437" calcext:value-type="float">
            <text:p>0.00092343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1502" calcext:value-type="float">
            <text:p>1502</text:p>
          </table:table-cell>
          <table:table-cell office:value-type="float" office:value="1252" calcext:value-type="float">
            <text:p>1252</text:p>
          </table:table-cell>
          <table:table-cell office:value-type="float" office:value="8280" calcext:value-type="float">
            <text:p>8280</text:p>
          </table:table-cell>
          <table:table-cell table:formula="of:=LN([.E27]/[.D27])" office:value-type="float" office:value="1.88910069571926" calcext:value-type="float">
            <text:p>1.8891006957</text:p>
          </table:table-cell>
          <table:table-cell/>
          <table:table-cell office:value-type="float" office:value="2286" calcext:value-type="float">
            <text:p>2286</text:p>
          </table:table-cell>
          <table:table-cell office:value-type="float" office:value="10645" calcext:value-type="float">
            <text:p>10645</text:p>
          </table:table-cell>
          <table:table-cell table:formula="of:=LN([.I27]/[.H27])" office:value-type="float" office:value="1.53828673297282" calcext:value-type="float">
            <text:p>1.53828673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1545" calcext:value-type="float">
            <text:p>1545</text:p>
          </table:table-cell>
          <table:table-cell office:value-type="float" office:value="906" calcext:value-type="float">
            <text:p>906</text:p>
          </table:table-cell>
          <table:table-cell office:value-type="float" office:value="7684" calcext:value-type="float">
            <text:p>7684</text:p>
          </table:table-cell>
          <table:table-cell table:formula="of:=LN([.Q27]/[.P27])" office:value-type="float" office:value="2.13785621784547" calcext:value-type="float">
            <text:p>2.1378562178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float" office:value="6042" calcext:value-type="float">
            <text:p>6042</text:p>
          </table:table-cell>
          <table:table-cell table:formula="of:=LN([.U27]/[.T27])" office:value-type="float" office:value="1.56524523959613" calcext:value-type="float">
            <text:p>1.5652452396</text:p>
          </table:table-cell>
          <table:table-cell table:number-columns-repeated="3"/>
          <table:table-cell office:value-type="float" office:value="0.00652484" calcext:value-type="float">
            <text:p>0.00652484</text:p>
          </table:table-cell>
          <table:table-cell office:value-type="float" office:value="0.000917281" calcext:value-type="float">
            <text:p>0.000917281</text:p>
          </table:table-cell>
          <table:table-cell/>
          <table:table-cell office:value-type="float" office:value="0.00664789" calcext:value-type="float">
            <text:p>0.00664789</text:p>
          </table:table-cell>
          <table:table-cell office:value-type="float" office:value="0.000903396" calcext:value-type="float">
            <text:p>0.000903396</text:p>
          </table:table-cell>
          <table:table-cell/>
          <table:table-cell office:value-type="float" office:value="0.00600959" calcext:value-type="float">
            <text:p>0.00600959</text:p>
          </table:table-cell>
          <table:table-cell office:value-type="float" office:value="0.00093832" calcext:value-type="float">
            <text:p>0.0009383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1503" calcext:value-type="float">
            <text:p>1503</text:p>
          </table:table-cell>
          <table:table-cell office:value-type="float" office:value="1250" calcext:value-type="float">
            <text:p>1250</text:p>
          </table:table-cell>
          <table:table-cell office:value-type="float" office:value="8271" calcext:value-type="float">
            <text:p>8271</text:p>
          </table:table-cell>
          <table:table-cell table:formula="of:=LN([.E28]/[.D28])" office:value-type="float" office:value="1.88961186939556" calcext:value-type="float">
            <text:p>1.8896118694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10679" calcext:value-type="float">
            <text:p>10679</text:p>
          </table:table-cell>
          <table:table-cell table:formula="of:=LN([.I28]/[.H28])" office:value-type="float" office:value="1.57438211252932" calcext:value-type="float">
            <text:p>1.5743821125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1546" calcext:value-type="float">
            <text:p>1546</text:p>
          </table:table-cell>
          <table:table-cell office:value-type="float" office:value="898" calcext:value-type="float">
            <text:p>898</text:p>
          </table:table-cell>
          <table:table-cell office:value-type="float" office:value="7871" calcext:value-type="float">
            <text:p>7871</text:p>
          </table:table-cell>
          <table:table-cell table:formula="of:=LN([.Q28]/[.P28])" office:value-type="float" office:value="2.17077032984025" calcext:value-type="float">
            <text:p>2.1707703298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6045" calcext:value-type="float">
            <text:p>6045</text:p>
          </table:table-cell>
          <table:table-cell table:formula="of:=LN([.U28]/[.T28])" office:value-type="float" office:value="1.52767879354486" calcext:value-type="float">
            <text:p>1.5276787935</text:p>
          </table:table-cell>
          <table:table-cell table:number-columns-repeated="3"/>
          <table:table-cell office:value-type="float" office:value="0.00657495" calcext:value-type="float">
            <text:p>0.00657495</text:p>
          </table:table-cell>
          <table:table-cell office:value-type="float" office:value="0.000916244" calcext:value-type="float">
            <text:p>0.000916244</text:p>
          </table:table-cell>
          <table:table-cell/>
          <table:table-cell office:value-type="float" office:value="0.00656462" calcext:value-type="float">
            <text:p>0.00656462</text:p>
          </table:table-cell>
          <table:table-cell office:value-type="float" office:value="0.000875344" calcext:value-type="float">
            <text:p>0.000875344</text:p>
          </table:table-cell>
          <table:table-cell/>
          <table:table-cell office:value-type="float" office:value="0.00609807" calcext:value-type="float">
            <text:p>0.00609807</text:p>
          </table:table-cell>
          <table:table-cell office:value-type="float" office:value="0.000930637" calcext:value-type="float">
            <text:p>0.00093063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504" calcext:value-type="float">
            <text:p>1504</text:p>
          </table:table-cell>
          <table:table-cell office:value-type="float" office:value="1238" calcext:value-type="float">
            <text:p>1238</text:p>
          </table:table-cell>
          <table:table-cell office:value-type="float" office:value="8291" calcext:value-type="float">
            <text:p>8291</text:p>
          </table:table-cell>
          <table:table-cell table:formula="of:=LN([.E29]/[.D29])" office:value-type="float" office:value="1.90167341487168" calcext:value-type="float">
            <text:p>1.9016734149</text:p>
          </table:table-cell>
          <table:table-cell/>
          <table:table-cell office:value-type="float" office:value="2270" calcext:value-type="float">
            <text:p>2270</text:p>
          </table:table-cell>
          <table:table-cell office:value-type="float" office:value="10553" calcext:value-type="float">
            <text:p>10553</text:p>
          </table:table-cell>
          <table:table-cell table:formula="of:=LN([.I29]/[.H29])" office:value-type="float" office:value="1.53663034819564" calcext:value-type="float">
            <text:p>1.536630348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547" calcext:value-type="float">
            <text:p>1547</text:p>
          </table:table-cell>
          <table:table-cell office:value-type="float" office:value="896" calcext:value-type="float">
            <text:p>896</text:p>
          </table:table-cell>
          <table:table-cell office:value-type="float" office:value="7734" calcext:value-type="float">
            <text:p>7734</text:p>
          </table:table-cell>
          <table:table-cell table:formula="of:=LN([.Q29]/[.P29])" office:value-type="float" office:value="2.15544105919231" calcext:value-type="float">
            <text:p>2.1554410592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5982" calcext:value-type="float">
            <text:p>5982</text:p>
          </table:table-cell>
          <table:table-cell table:formula="of:=LN([.U29]/[.T29])" office:value-type="float" office:value="1.56961943029109" calcext:value-type="float">
            <text:p>1.5696194303</text:p>
          </table:table-cell>
          <table:table-cell table:number-columns-repeated="3"/>
          <table:table-cell office:value-type="float" office:value="0.00651913" calcext:value-type="float">
            <text:p>0.00651913</text:p>
          </table:table-cell>
          <table:table-cell office:value-type="float" office:value="0.000901139" calcext:value-type="float">
            <text:p>0.000901139</text:p>
          </table:table-cell>
          <table:table-cell/>
          <table:table-cell office:value-type="float" office:value="0.00660171" calcext:value-type="float">
            <text:p>0.00660171</text:p>
          </table:table-cell>
          <table:table-cell office:value-type="float" office:value="0.000858076" calcext:value-type="float">
            <text:p>0.000858076</text:p>
          </table:table-cell>
          <table:table-cell/>
          <table:table-cell office:value-type="float" office:value="0.00605822" calcext:value-type="float">
            <text:p>0.00605822</text:p>
          </table:table-cell>
          <table:table-cell office:value-type="float" office:value="0.000916098" calcext:value-type="float">
            <text:p>0.00091609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505" calcext:value-type="float">
            <text:p>1505</text:p>
          </table:table-cell>
          <table:table-cell office:value-type="float" office:value="1184" calcext:value-type="float">
            <text:p>1184</text:p>
          </table:table-cell>
          <table:table-cell office:value-type="float" office:value="8081" calcext:value-type="float">
            <text:p>8081</text:p>
          </table:table-cell>
          <table:table-cell table:formula="of:=LN([.E30]/[.D30])" office:value-type="float" office:value="1.9206170907895" calcext:value-type="float">
            <text:p>1.9206170908</text:p>
          </table:table-cell>
          <table:table-cell/>
          <table:table-cell office:value-type="float" office:value="2323" calcext:value-type="float">
            <text:p>2323</text:p>
          </table:table-cell>
          <table:table-cell office:value-type="float" office:value="10707" calcext:value-type="float">
            <text:p>10707</text:p>
          </table:table-cell>
          <table:table-cell table:formula="of:=LN([.I30]/[.H30])" office:value-type="float" office:value="1.52803827938786" calcext:value-type="float">
            <text:p>1.528038279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548" calcext:value-type="float">
            <text:p>1548</text:p>
          </table:table-cell>
          <table:table-cell office:value-type="float" office:value="889" calcext:value-type="float">
            <text:p>889</text:p>
          </table:table-cell>
          <table:table-cell office:value-type="float" office:value="7794" calcext:value-type="float">
            <text:p>7794</text:p>
          </table:table-cell>
          <table:table-cell table:formula="of:=LN([.Q30]/[.P30])" office:value-type="float" office:value="2.17101225038475" calcext:value-type="float">
            <text:p>2.1710122504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6030" calcext:value-type="float">
            <text:p>6030</text:p>
          </table:table-cell>
          <table:table-cell table:formula="of:=LN([.U30]/[.T30])" office:value-type="float" office:value="1.57600634404119" calcext:value-type="float">
            <text:p>1.576006344</text:p>
          </table:table-cell>
          <table:table-cell table:number-columns-repeated="3"/>
          <table:table-cell office:value-type="float" office:value="0.00651964" calcext:value-type="float">
            <text:p>0.00651964</text:p>
          </table:table-cell>
          <table:table-cell office:value-type="float" office:value="0.000882629" calcext:value-type="float">
            <text:p>0.000882629</text:p>
          </table:table-cell>
          <table:table-cell/>
          <table:table-cell office:value-type="float" office:value="0.00661381" calcext:value-type="float">
            <text:p>0.00661381</text:p>
          </table:table-cell>
          <table:table-cell office:value-type="float" office:value="0.000876929" calcext:value-type="float">
            <text:p>0.000876929</text:p>
          </table:table-cell>
          <table:table-cell/>
          <table:table-cell office:value-type="float" office:value="0.00603163" calcext:value-type="float">
            <text:p>0.00603163</text:p>
          </table:table-cell>
          <table:table-cell office:value-type="float" office:value="0.000912893" calcext:value-type="float">
            <text:p>0.00091289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1506" calcext:value-type="float">
            <text:p>1506</text:p>
          </table:table-cell>
          <table:table-cell office:value-type="float" office:value="1163" calcext:value-type="float">
            <text:p>1163</text:p>
          </table:table-cell>
          <table:table-cell office:value-type="float" office:value="8400" calcext:value-type="float">
            <text:p>8400</text:p>
          </table:table-cell>
          <table:table-cell table:formula="of:=LN([.E31]/[.D31])" office:value-type="float" office:value="1.97722883231274" calcext:value-type="float">
            <text:p>1.9772288323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10649" calcext:value-type="float">
            <text:p>10649</text:p>
          </table:table-cell>
          <table:table-cell table:formula="of:=LN([.I31]/[.H31])" office:value-type="float" office:value="1.5554250590018" calcext:value-type="float">
            <text:p>1.55542505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1549" calcext:value-type="float">
            <text:p>1549</text:p>
          </table:table-cell>
          <table:table-cell office:value-type="float" office:value="894" calcext:value-type="float">
            <text:p>894</text:p>
          </table:table-cell>
          <table:table-cell office:value-type="float" office:value="7860" calcext:value-type="float">
            <text:p>7860</text:p>
          </table:table-cell>
          <table:table-cell table:formula="of:=LN([.Q31]/[.P31])" office:value-type="float" office:value="2.17383611024974" calcext:value-type="float">
            <text:p>2.1738361102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6110" calcext:value-type="float">
            <text:p>6110</text:p>
          </table:table-cell>
          <table:table-cell table:formula="of:=LN([.U31]/[.T31])" office:value-type="float" office:value="1.55296167339378" calcext:value-type="float">
            <text:p>1.5529616734</text:p>
          </table:table-cell>
          <table:table-cell table:number-columns-repeated="3"/>
          <table:table-cell office:value-type="float" office:value="0.00657184" calcext:value-type="float">
            <text:p>0.00657184</text:p>
          </table:table-cell>
          <table:table-cell office:value-type="float" office:value="0.00089033" calcext:value-type="float">
            <text:p>0.00089033</text:p>
          </table:table-cell>
          <table:table-cell/>
          <table:table-cell office:value-type="float" office:value="0.00660794" calcext:value-type="float">
            <text:p>0.00660794</text:p>
          </table:table-cell>
          <table:table-cell office:value-type="float" office:value="0.000861523" calcext:value-type="float">
            <text:p>0.000861523</text:p>
          </table:table-cell>
          <table:table-cell/>
          <table:table-cell office:value-type="float" office:value="0.00608636" calcext:value-type="float">
            <text:p>0.00608636</text:p>
          </table:table-cell>
          <table:table-cell office:value-type="float" office:value="0.000903673" calcext:value-type="float">
            <text:p>0.0009036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507" calcext:value-type="float">
            <text:p>1507</text:p>
          </table:table-cell>
          <table:table-cell office:value-type="float" office:value="1174" calcext:value-type="float">
            <text:p>1174</text:p>
          </table:table-cell>
          <table:table-cell office:value-type="float" office:value="8264" calcext:value-type="float">
            <text:p>8264</text:p>
          </table:table-cell>
          <table:table-cell table:formula="of:=LN([.E32]/[.D32])" office:value-type="float" office:value="1.95149201041143" calcext:value-type="float">
            <text:p>1.9514920104</text:p>
          </table:table-cell>
          <table:table-cell/>
          <table:table-cell office:value-type="float" office:value="2238" calcext:value-type="float">
            <text:p>2238</text:p>
          </table:table-cell>
          <table:table-cell office:value-type="float" office:value="10628" calcext:value-type="float">
            <text:p>10628</text:p>
          </table:table-cell>
          <table:table-cell table:formula="of:=LN([.I32]/[.H32])" office:value-type="float" office:value="1.55790941800783" calcext:value-type="float">
            <text:p>1.557909418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550" calcext:value-type="float">
            <text:p>1550</text:p>
          </table:table-cell>
          <table:table-cell office:value-type="float" office:value="883" calcext:value-type="float">
            <text:p>883</text:p>
          </table:table-cell>
          <table:table-cell office:value-type="float" office:value="7733" calcext:value-type="float">
            <text:p>7733</text:p>
          </table:table-cell>
          <table:table-cell table:formula="of:=LN([.Q32]/[.P32])" office:value-type="float" office:value="2.16992696400508" calcext:value-type="float">
            <text:p>2.169926964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6030" calcext:value-type="float">
            <text:p>6030</text:p>
          </table:table-cell>
          <table:table-cell table:formula="of:=LN([.U32]/[.T32])" office:value-type="float" office:value="1.57600634404119" calcext:value-type="float">
            <text:p>1.576006344</text:p>
          </table:table-cell>
          <table:table-cell table:number-columns-repeated="3"/>
          <table:table-cell office:value-type="float" office:value="0.00656933" calcext:value-type="float">
            <text:p>0.00656933</text:p>
          </table:table-cell>
          <table:table-cell office:value-type="float" office:value="0.000887813" calcext:value-type="float">
            <text:p>0.000887813</text:p>
          </table:table-cell>
          <table:table-cell/>
          <table:table-cell office:value-type="float" office:value="0.00660859" calcext:value-type="float">
            <text:p>0.00660859</text:p>
          </table:table-cell>
          <table:table-cell office:value-type="float" office:value="0.000893938" calcext:value-type="float">
            <text:p>0.000893938</text:p>
          </table:table-cell>
          <table:table-cell/>
          <table:table-cell office:value-type="float" office:value="0.00606793" calcext:value-type="float">
            <text:p>0.00606793</text:p>
          </table:table-cell>
          <table:table-cell office:value-type="float" office:value="0.000918959" calcext:value-type="float">
            <text:p>0.00091895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1508" calcext:value-type="float">
            <text:p>1508</text:p>
          </table:table-cell>
          <table:table-cell office:value-type="float" office:value="1163" calcext:value-type="float">
            <text:p>1163</text:p>
          </table:table-cell>
          <table:table-cell office:value-type="float" office:value="8374" calcext:value-type="float">
            <text:p>8374</text:p>
          </table:table-cell>
          <table:table-cell table:formula="of:=LN([.E33]/[.D33])" office:value-type="float" office:value="1.97412879406042" calcext:value-type="float">
            <text:p>1.9741287941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10734" calcext:value-type="float">
            <text:p>10734</text:p>
          </table:table-cell>
          <table:table-cell table:formula="of:=LN([.I33]/[.H33])" office:value-type="float" office:value="1.54530123278421" calcext:value-type="float">
            <text:p>1.545301232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 office:value-type="float" office:value="857" calcext:value-type="float">
            <text:p>857</text:p>
          </table:table-cell>
          <table:table-cell office:value-type="float" office:value="7788" calcext:value-type="float">
            <text:p>7788</text:p>
          </table:table-cell>
          <table:table-cell table:formula="of:=LN([.Q33]/[.P33])" office:value-type="float" office:value="2.20690144789431" calcext:value-type="float">
            <text:p>2.2069014479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5955" calcext:value-type="float">
            <text:p>5955</text:p>
          </table:table-cell>
          <table:table-cell table:formula="of:=LN([.U33]/[.T33])" office:value-type="float" office:value="1.5853803440621" calcext:value-type="float">
            <text:p>1.5853803441</text:p>
          </table:table-cell>
          <table:table-cell table:number-columns-repeated="3"/>
          <table:table-cell office:value-type="float" office:value="0.00657675" calcext:value-type="float">
            <text:p>0.00657675</text:p>
          </table:table-cell>
          <table:table-cell office:value-type="float" office:value="0.000942408" calcext:value-type="float">
            <text:p>0.000942408</text:p>
          </table:table-cell>
          <table:table-cell/>
          <table:table-cell office:value-type="float" office:value="0.0066196" calcext:value-type="float">
            <text:p>0.0066196</text:p>
          </table:table-cell>
          <table:table-cell office:value-type="float" office:value="0.000886042" calcext:value-type="float">
            <text:p>0.000886042</text:p>
          </table:table-cell>
          <table:table-cell/>
          <table:table-cell office:value-type="float" office:value="0.0060775" calcext:value-type="float">
            <text:p>0.0060775</text:p>
          </table:table-cell>
          <table:table-cell office:value-type="float" office:value="0.000950912" calcext:value-type="float">
            <text:p>0.00095091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509" calcext:value-type="float">
            <text:p>1509</text:p>
          </table:table-cell>
          <table:table-cell office:value-type="float" office:value="1124" calcext:value-type="float">
            <text:p>1124</text:p>
          </table:table-cell>
          <table:table-cell office:value-type="float" office:value="8306" calcext:value-type="float">
            <text:p>8306</text:p>
          </table:table-cell>
          <table:table-cell table:formula="of:=LN([.E34]/[.D34])" office:value-type="float" office:value="2.00008439373706" calcext:value-type="float">
            <text:p>2.0000843937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10712" calcext:value-type="float">
            <text:p>10712</text:p>
          </table:table-cell>
          <table:table-cell table:formula="of:=LN([.I34]/[.H34])" office:value-type="float" office:value="1.52592561748667" calcext:value-type="float">
            <text:p>1.5259256175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552" calcext:value-type="float">
            <text:p>1552</text:p>
          </table:table-cell>
          <table:table-cell office:value-type="float" office:value="876" calcext:value-type="float">
            <text:p>876</text:p>
          </table:table-cell>
          <table:table-cell office:value-type="float" office:value="7853" calcext:value-type="float">
            <text:p>7853</text:p>
          </table:table-cell>
          <table:table-cell table:formula="of:=LN([.Q34]/[.P34])" office:value-type="float" office:value="2.19328481243848" calcext:value-type="float">
            <text:p>2.1932848124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5927" calcext:value-type="float">
            <text:p>5927</text:p>
          </table:table-cell>
          <table:table-cell table:formula="of:=LN([.U34]/[.T34])" office:value-type="float" office:value="1.59138024069031" calcext:value-type="float">
            <text:p>1.5913802407</text:p>
          </table:table-cell>
          <table:table-cell table:number-columns-repeated="3"/>
          <table:table-cell office:value-type="float" office:value="0.00658775" calcext:value-type="float">
            <text:p>0.00658775</text:p>
          </table:table-cell>
          <table:table-cell office:value-type="float" office:value="0.000909226" calcext:value-type="float">
            <text:p>0.000909226</text:p>
          </table:table-cell>
          <table:table-cell/>
          <table:table-cell office:value-type="float" office:value="0.00660394" calcext:value-type="float">
            <text:p>0.00660394</text:p>
          </table:table-cell>
          <table:table-cell office:value-type="float" office:value="0.000872588" calcext:value-type="float">
            <text:p>0.000872588</text:p>
          </table:table-cell>
          <table:table-cell/>
          <table:table-cell office:value-type="float" office:value="0.00603407" calcext:value-type="float">
            <text:p>0.00603407</text:p>
          </table:table-cell>
          <table:table-cell office:value-type="float" office:value="0.000902201" calcext:value-type="float">
            <text:p>0.0009022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1510" calcext:value-type="float">
            <text:p>1510</text:p>
          </table:table-cell>
          <table:table-cell office:value-type="float" office:value="1093" calcext:value-type="float">
            <text:p>1093</text:p>
          </table:table-cell>
          <table:table-cell office:value-type="float" office:value="8160" calcext:value-type="float">
            <text:p>8160</text:p>
          </table:table-cell>
          <table:table-cell table:formula="of:=LN([.E35]/[.D35])" office:value-type="float" office:value="2.01031795978161" calcext:value-type="float">
            <text:p>2.0103179598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10632" calcext:value-type="float">
            <text:p>10632</text:p>
          </table:table-cell>
          <table:table-cell table:formula="of:=LN([.I35]/[.H35])" office:value-type="float" office:value="1.54057045638595" calcext:value-type="float">
            <text:p>1.540570456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1553" calcext:value-type="float">
            <text:p>1553</text:p>
          </table:table-cell>
          <table:table-cell office:value-type="float" office:value="891" calcext:value-type="float">
            <text:p>891</text:p>
          </table:table-cell>
          <table:table-cell office:value-type="float" office:value="7905" calcext:value-type="float">
            <text:p>7905</text:p>
          </table:table-cell>
          <table:table-cell table:formula="of:=LN([.Q35]/[.P35])" office:value-type="float" office:value="2.18290632217276" calcext:value-type="float">
            <text:p>2.1829063222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5950" calcext:value-type="float">
            <text:p>5950</text:p>
          </table:table-cell>
          <table:table-cell table:formula="of:=LN([.U35]/[.T35])" office:value-type="float" office:value="1.56827983994059" calcext:value-type="float">
            <text:p>1.5682798399</text:p>
          </table:table-cell>
          <table:table-cell table:number-columns-repeated="3"/>
          <table:table-cell office:value-type="float" office:value="0.00655417" calcext:value-type="float">
            <text:p>0.00655417</text:p>
          </table:table-cell>
          <table:table-cell office:value-type="float" office:value="0.000894896" calcext:value-type="float">
            <text:p>0.000894896</text:p>
          </table:table-cell>
          <table:table-cell/>
          <table:table-cell office:value-type="float" office:value="0.00657571" calcext:value-type="float">
            <text:p>0.00657571</text:p>
          </table:table-cell>
          <table:table-cell office:value-type="float" office:value="0.000874129" calcext:value-type="float">
            <text:p>0.000874129</text:p>
          </table:table-cell>
          <table:table-cell/>
          <table:table-cell office:value-type="float" office:value="0.00598201" calcext:value-type="float">
            <text:p>0.00598201</text:p>
          </table:table-cell>
          <table:table-cell office:value-type="float" office:value="0.000913663" calcext:value-type="float">
            <text:p>0.00091366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1511" calcext:value-type="float">
            <text:p>1511</text:p>
          </table:table-cell>
          <table:table-cell office:value-type="float" office:value="1084" calcext:value-type="float">
            <text:p>1084</text:p>
          </table:table-cell>
          <table:table-cell office:value-type="float" office:value="8393" calcext:value-type="float">
            <text:p>8393</text:p>
          </table:table-cell>
          <table:table-cell table:formula="of:=LN([.E36]/[.D36])" office:value-type="float" office:value="2.04674012208324" calcext:value-type="float">
            <text:p>2.0467401221</text:p>
          </table:table-cell>
          <table:table-cell/>
          <table:table-cell office:value-type="float" office:value="2337" calcext:value-type="float">
            <text:p>2337</text:p>
          </table:table-cell>
          <table:table-cell office:value-type="float" office:value="10627" calcext:value-type="float">
            <text:p>10627</text:p>
          </table:table-cell>
          <table:table-cell table:formula="of:=LN([.I36]/[.H36])" office:value-type="float" office:value="1.51452987683384" calcext:value-type="float">
            <text:p>1.5145298768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1554" calcext:value-type="float">
            <text:p>1554</text:p>
          </table:table-cell>
          <table:table-cell office:value-type="float" office:value="874" calcext:value-type="float">
            <text:p>874</text:p>
          </table:table-cell>
          <table:table-cell office:value-type="float" office:value="8017" calcext:value-type="float">
            <text:p>8017</text:p>
          </table:table-cell>
          <table:table-cell table:formula="of:=LN([.Q36]/[.P36])" office:value-type="float" office:value="2.21623919038742" calcext:value-type="float">
            <text:p>2.2162391904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6027" calcext:value-type="float">
            <text:p>6027</text:p>
          </table:table-cell>
          <table:table-cell table:formula="of:=LN([.U36]/[.T36])" office:value-type="float" office:value="1.53696677657082" calcext:value-type="float">
            <text:p>1.5369667766</text:p>
          </table:table-cell>
          <table:table-cell table:number-columns-repeated="3"/>
          <table:table-cell office:value-type="float" office:value="0.0065254" calcext:value-type="float">
            <text:p>0.0065254</text:p>
          </table:table-cell>
          <table:table-cell office:value-type="float" office:value="0.000901106" calcext:value-type="float">
            <text:p>0.000901106</text:p>
          </table:table-cell>
          <table:table-cell/>
          <table:table-cell office:value-type="float" office:value="0.00657267" calcext:value-type="float">
            <text:p>0.00657267</text:p>
          </table:table-cell>
          <table:table-cell office:value-type="float" office:value="0.000881302" calcext:value-type="float">
            <text:p>0.000881302</text:p>
          </table:table-cell>
          <table:table-cell/>
          <table:table-cell office:value-type="float" office:value="0.00603134" calcext:value-type="float">
            <text:p>0.00603134</text:p>
          </table:table-cell>
          <table:table-cell office:value-type="float" office:value="0.000926426" calcext:value-type="float">
            <text:p>0.00092642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1512" calcext:value-type="float">
            <text:p>1512</text:p>
          </table:table-cell>
          <table:table-cell office:value-type="float" office:value="1086" calcext:value-type="float">
            <text:p>1086</text:p>
          </table:table-cell>
          <table:table-cell office:value-type="float" office:value="8080" calcext:value-type="float">
            <text:p>8080</text:p>
          </table:table-cell>
          <table:table-cell table:formula="of:=LN([.E37]/[.D37])" office:value-type="float" office:value="2.00689065102126" calcext:value-type="float">
            <text:p>2.006890651</text:p>
          </table:table-cell>
          <table:table-cell/>
          <table:table-cell office:value-type="float" office:value="2294" calcext:value-type="float">
            <text:p>2294</text:p>
          </table:table-cell>
          <table:table-cell office:value-type="float" office:value="10776" calcext:value-type="float">
            <text:p>10776</text:p>
          </table:table-cell>
          <table:table-cell table:formula="of:=LN([.I37]/[.H37])" office:value-type="float" office:value="1.54702442040088" calcext:value-type="float">
            <text:p>1.547024420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1555" calcext:value-type="float">
            <text:p>1555</text:p>
          </table:table-cell>
          <table:table-cell office:value-type="float" office:value="887" calcext:value-type="float">
            <text:p>887</text:p>
          </table:table-cell>
          <table:table-cell office:value-type="float" office:value="7779" calcext:value-type="float">
            <text:p>7779</text:p>
          </table:table-cell>
          <table:table-cell table:formula="of:=LN([.Q37]/[.P37])" office:value-type="float" office:value="2.17133809189719" calcext:value-type="float">
            <text:p>2.1713380919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5935" calcext:value-type="float">
            <text:p>5935</text:p>
          </table:table-cell>
          <table:table-cell table:formula="of:=LN([.U37]/[.T37])" office:value-type="float" office:value="1.52855309944764" calcext:value-type="float">
            <text:p>1.5285530994</text:p>
          </table:table-cell>
          <table:table-cell table:number-columns-repeated="3"/>
          <table:table-cell office:value-type="float" office:value="0.00656289" calcext:value-type="float">
            <text:p>0.00656289</text:p>
          </table:table-cell>
          <table:table-cell office:value-type="float" office:value="0.000918519" calcext:value-type="float">
            <text:p>0.000918519</text:p>
          </table:table-cell>
          <table:table-cell/>
          <table:table-cell office:value-type="float" office:value="0.00657108" calcext:value-type="float">
            <text:p>0.00657108</text:p>
          </table:table-cell>
          <table:table-cell office:value-type="float" office:value="0.000884462" calcext:value-type="float">
            <text:p>0.000884462</text:p>
          </table:table-cell>
          <table:table-cell/>
          <table:table-cell office:value-type="float" office:value="0.00604849" calcext:value-type="float">
            <text:p>0.00604849</text:p>
          </table:table-cell>
          <table:table-cell office:value-type="float" office:value="0.000923896" calcext:value-type="float">
            <text:p>0.00092389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1513" calcext:value-type="float">
            <text:p>1513</text:p>
          </table:table-cell>
          <table:table-cell office:value-type="float" office:value="1040" calcext:value-type="float">
            <text:p>1040</text:p>
          </table:table-cell>
          <table:table-cell office:value-type="float" office:value="7958" calcext:value-type="float">
            <text:p>7958</text:p>
          </table:table-cell>
          <table:table-cell table:formula="of:=LN([.E38]/[.D38])" office:value-type="float" office:value="2.03495699885146" calcext:value-type="float">
            <text:p>2.0349569989</text:p>
          </table:table-cell>
          <table:table-cell/>
          <table:table-cell office:value-type="float" office:value="2334" calcext:value-type="float">
            <text:p>2334</text:p>
          </table:table-cell>
          <table:table-cell office:value-type="float" office:value="10699" calcext:value-type="float">
            <text:p>10699</text:p>
          </table:table-cell>
          <table:table-cell table:formula="of:=LN([.I38]/[.H38])" office:value-type="float" office:value="1.52256674529211" calcext:value-type="float">
            <text:p>1.522566745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1556" calcext:value-type="float">
            <text:p>1556</text:p>
          </table:table-cell>
          <table:table-cell office:value-type="float" office:value="856" calcext:value-type="float">
            <text:p>856</text:p>
          </table:table-cell>
          <table:table-cell office:value-type="float" office:value="8369" calcext:value-type="float">
            <text:p>8369</text:p>
          </table:table-cell>
          <table:table-cell table:formula="of:=LN([.Q38]/[.P38])" office:value-type="float" office:value="2.28001930589113" calcext:value-type="float">
            <text:p>2.2800193059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5959" calcext:value-type="float">
            <text:p>5959</text:p>
          </table:table-cell>
          <table:table-cell table:formula="of:=LN([.U38]/[.T38])" office:value-type="float" office:value="1.69506197776505" calcext:value-type="float">
            <text:p>1.6950619778</text:p>
          </table:table-cell>
          <table:table-cell table:number-columns-repeated="3"/>
          <table:table-cell office:value-type="float" office:value="0.00652657" calcext:value-type="float">
            <text:p>0.00652657</text:p>
          </table:table-cell>
          <table:table-cell office:value-type="float" office:value="0.000910911" calcext:value-type="float">
            <text:p>0.000910911</text:p>
          </table:table-cell>
          <table:table-cell/>
          <table:table-cell office:value-type="float" office:value="0.00659543" calcext:value-type="float">
            <text:p>0.00659543</text:p>
          </table:table-cell>
          <table:table-cell office:value-type="float" office:value="0.000887595" calcext:value-type="float">
            <text:p>0.000887595</text:p>
          </table:table-cell>
          <table:table-cell/>
          <table:table-cell office:value-type="float" office:value="0.00607897" calcext:value-type="float">
            <text:p>0.00607897</text:p>
          </table:table-cell>
          <table:table-cell office:value-type="float" office:value="0.000924795" calcext:value-type="float">
            <text:p>0.00092479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1514" calcext:value-type="float">
            <text:p>1514</text:p>
          </table:table-cell>
          <table:table-cell office:value-type="float" office:value="1037" calcext:value-type="float">
            <text:p>1037</text:p>
          </table:table-cell>
          <table:table-cell office:value-type="float" office:value="8047" calcext:value-type="float">
            <text:p>8047</text:p>
          </table:table-cell>
          <table:table-cell table:formula="of:=LN([.E39]/[.D39])" office:value-type="float" office:value="2.04896742191661" calcext:value-type="float">
            <text:p>2.0489674219</text:p>
          </table:table-cell>
          <table:table-cell/>
          <table:table-cell office:value-type="float" office:value="2249" calcext:value-type="float">
            <text:p>2249</text:p>
          </table:table-cell>
          <table:table-cell office:value-type="float" office:value="10566" calcext:value-type="float">
            <text:p>10566</text:p>
          </table:table-cell>
          <table:table-cell table:formula="of:=LN([.I39]/[.H39])" office:value-type="float" office:value="1.54715562576495" calcext:value-type="float">
            <text:p>1.547155625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1557" calcext:value-type="float">
            <text:p>1557</text:p>
          </table:table-cell>
          <table:table-cell office:value-type="float" office:value="1036" calcext:value-type="float">
            <text:p>1036</text:p>
          </table:table-cell>
          <table:table-cell office:value-type="float" office:value="7888" calcext:value-type="float">
            <text:p>7888</text:p>
          </table:table-cell>
          <table:table-cell table:formula="of:=LN([.Q39]/[.P39])" office:value-type="float" office:value="2.02997547346304" calcext:value-type="float">
            <text:p>2.029975473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6112" calcext:value-type="float">
            <text:p>6112</text:p>
          </table:table-cell>
          <table:table-cell table:formula="of:=LN([.U39]/[.T39])" office:value-type="float" office:value="1.62046048023156" calcext:value-type="float">
            <text:p>1.6204604802</text:p>
          </table:table-cell>
          <table:table-cell table:number-columns-repeated="3"/>
          <table:table-cell office:value-type="float" office:value="0.00655578" calcext:value-type="float">
            <text:p>0.00655578</text:p>
          </table:table-cell>
          <table:table-cell office:value-type="float" office:value="0.000917572" calcext:value-type="float">
            <text:p>0.000917572</text:p>
          </table:table-cell>
          <table:table-cell/>
          <table:table-cell office:value-type="float" office:value="0.00660899" calcext:value-type="float">
            <text:p>0.00660899</text:p>
          </table:table-cell>
          <table:table-cell office:value-type="float" office:value="0.00088989" calcext:value-type="float">
            <text:p>0.00088989</text:p>
          </table:table-cell>
          <table:table-cell/>
          <table:table-cell office:value-type="float" office:value="0.00601895" calcext:value-type="float">
            <text:p>0.00601895</text:p>
          </table:table-cell>
          <table:table-cell office:value-type="float" office:value="0.000921756" calcext:value-type="float">
            <text:p>0.00092175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1515" calcext:value-type="float">
            <text:p>1515</text:p>
          </table:table-cell>
          <table:table-cell office:value-type="float" office:value="1010" calcext:value-type="float">
            <text:p>1010</text:p>
          </table:table-cell>
          <table:table-cell office:value-type="float" office:value="8043" calcext:value-type="float">
            <text:p>8043</text:p>
          </table:table-cell>
          <table:table-cell table:formula="of:=LN([.E40]/[.D40])" office:value-type="float" office:value="2.07485181706876" calcext:value-type="float">
            <text:p>2.0748518171</text:p>
          </table:table-cell>
          <table:table-cell/>
          <table:table-cell office:value-type="float" office:value="2293" calcext:value-type="float">
            <text:p>2293</text:p>
          </table:table-cell>
          <table:table-cell office:value-type="float" office:value="10570" calcext:value-type="float">
            <text:p>10570</text:p>
          </table:table-cell>
          <table:table-cell table:formula="of:=LN([.I40]/[.H40])" office:value-type="float" office:value="1.52815879600638" calcext:value-type="float">
            <text:p>1.528158796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1558" calcext:value-type="float">
            <text:p>1558</text:p>
          </table:table-cell>
          <table:table-cell office:value-type="float" office:value="1008" calcext:value-type="float">
            <text:p>1008</text:p>
          </table:table-cell>
          <table:table-cell office:value-type="float" office:value="7915" calcext:value-type="float">
            <text:p>7915</text:p>
          </table:table-cell>
          <table:table-cell table:formula="of:=LN([.Q40]/[.P40])" office:value-type="float" office:value="2.0607915236838" calcext:value-type="float">
            <text:p>2.0607915237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10593" calcext:value-type="float">
            <text:p>10593</text:p>
          </table:table-cell>
          <table:table-cell table:formula="of:=LN([.U40]/[.T40])" office:value-type="float" office:value="1.52641509531467" calcext:value-type="float">
            <text:p>1.5264150953</text:p>
          </table:table-cell>
          <table:table-cell table:number-columns-repeated="3"/>
          <table:table-cell office:value-type="float" office:value="0.00656542" calcext:value-type="float">
            <text:p>0.00656542</text:p>
          </table:table-cell>
          <table:table-cell office:value-type="float" office:value="0.000925349" calcext:value-type="float">
            <text:p>0.000925349</text:p>
          </table:table-cell>
          <table:table-cell/>
          <table:table-cell office:value-type="float" office:value="0.00655763" calcext:value-type="float">
            <text:p>0.00655763</text:p>
          </table:table-cell>
          <table:table-cell office:value-type="float" office:value="0.000891046" calcext:value-type="float">
            <text:p>0.000891046</text:p>
          </table:table-cell>
          <table:table-cell/>
          <table:table-cell office:value-type="float" office:value="0.00601322" calcext:value-type="float">
            <text:p>0.00601322</text:p>
          </table:table-cell>
          <table:table-cell office:value-type="float" office:value="0.000922356" calcext:value-type="float">
            <text:p>0.00092235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1516" calcext:value-type="float">
            <text:p>1516</text:p>
          </table:table-cell>
          <table:table-cell office:value-type="float" office:value="963" calcext:value-type="float">
            <text:p>963</text:p>
          </table:table-cell>
          <table:table-cell office:value-type="float" office:value="8306" calcext:value-type="float">
            <text:p>8306</text:p>
          </table:table-cell>
          <table:table-cell table:formula="of:=LN([.E41]/[.D41])" office:value-type="float" office:value="2.15468001239257" calcext:value-type="float">
            <text:p>2.1546800124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10678" calcext:value-type="float">
            <text:p>10678</text:p>
          </table:table-cell>
          <table:table-cell table:formula="of:=LN([.I41]/[.H41])" office:value-type="float" office:value="1.55814461804655" calcext:value-type="float">
            <text:p>1.558144618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1559" calcext:value-type="float">
            <text:p>1559</text:p>
          </table:table-cell>
          <table:table-cell office:value-type="float" office:value="963" calcext:value-type="float">
            <text:p>963</text:p>
          </table:table-cell>
          <table:table-cell office:value-type="float" office:value="8183" calcext:value-type="float">
            <text:p>8183</text:p>
          </table:table-cell>
          <table:table-cell table:formula="of:=LN([.Q41]/[.P41])" office:value-type="float" office:value="2.13976069872926" calcext:value-type="float">
            <text:p>2.1397606987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6039" calcext:value-type="float">
            <text:p>6039</text:p>
          </table:table-cell>
          <table:table-cell table:formula="of:=LN([.U41]/[.T41])" office:value-type="float" office:value="1.57429520384099" calcext:value-type="float">
            <text:p>1.5742952038</text:p>
          </table:table-cell>
          <table:table-cell table:number-columns-repeated="3"/>
          <table:table-cell office:value-type="float" office:value="0.00649761" calcext:value-type="float">
            <text:p>0.00649761</text:p>
          </table:table-cell>
          <table:table-cell office:value-type="float" office:value="0.000918313" calcext:value-type="float">
            <text:p>0.000918313</text:p>
          </table:table-cell>
          <table:table-cell/>
          <table:table-cell office:value-type="float" office:value="0.00655257" calcext:value-type="float">
            <text:p>0.00655257</text:p>
          </table:table-cell>
          <table:table-cell office:value-type="float" office:value="0.000906291" calcext:value-type="float">
            <text:p>0.000906291</text:p>
          </table:table-cell>
          <table:table-cell/>
          <table:table-cell office:value-type="float" office:value="0.00602855" calcext:value-type="float">
            <text:p>0.00602855</text:p>
          </table:table-cell>
          <table:table-cell office:value-type="float" office:value="0.000933442" calcext:value-type="float">
            <text:p>0.000933442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1517" calcext:value-type="float">
            <text:p>1517</text:p>
          </table:table-cell>
          <table:table-cell office:value-type="float" office:value="1033" calcext:value-type="float">
            <text:p>1033</text:p>
          </table:table-cell>
          <table:table-cell office:value-type="float" office:value="8161" calcext:value-type="float">
            <text:p>8161</text:p>
          </table:table-cell>
          <table:table-cell table:formula="of:=LN([.E42]/[.D42])" office:value-type="float" office:value="2.0668995203496" calcext:value-type="float">
            <text:p>2.0668995203</text:p>
          </table:table-cell>
          <table:table-cell/>
          <table:table-cell office:value-type="float" office:value="2270" calcext:value-type="float">
            <text:p>2270</text:p>
          </table:table-cell>
          <table:table-cell office:value-type="float" office:value="10579" calcext:value-type="float">
            <text:p>10579</text:p>
          </table:table-cell>
          <table:table-cell table:formula="of:=LN([.I42]/[.H42])" office:value-type="float" office:value="1.53909107251133" calcext:value-type="float">
            <text:p>1.5390910725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1560" calcext:value-type="float">
            <text:p>1560</text:p>
          </table:table-cell>
          <table:table-cell office:value-type="float" office:value="814" calcext:value-type="float">
            <text:p>814</text:p>
          </table:table-cell>
          <table:table-cell office:value-type="float" office:value="8132" calcext:value-type="float">
            <text:p>8132</text:p>
          </table:table-cell>
          <table:table-cell table:formula="of:=LN([.Q42]/[.P42])" office:value-type="float" office:value="2.3016018087457" calcext:value-type="float">
            <text:p>2.3016018087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6063" calcext:value-type="float">
            <text:p>6063</text:p>
          </table:table-cell>
          <table:table-cell table:formula="of:=LN([.U42]/[.T42])" office:value-type="float" office:value="1.54756250871601" calcext:value-type="float">
            <text:p>1.5475625087</text:p>
          </table:table-cell>
          <table:table-cell table:number-columns-repeated="3"/>
          <table:table-cell office:value-type="float" office:value="0.00652358" calcext:value-type="float">
            <text:p>0.00652358</text:p>
          </table:table-cell>
          <table:table-cell office:value-type="float" office:value="0.000929093" calcext:value-type="float">
            <text:p>0.000929093</text:p>
          </table:table-cell>
          <table:table-cell/>
          <table:table-cell office:value-type="float" office:value="0.00658327" calcext:value-type="float">
            <text:p>0.00658327</text:p>
          </table:table-cell>
          <table:table-cell office:value-type="float" office:value="0.000892627" calcext:value-type="float">
            <text:p>0.000892627</text:p>
          </table:table-cell>
          <table:table-cell/>
          <table:table-cell office:value-type="float" office:value="0.00600997" calcext:value-type="float">
            <text:p>0.00600997</text:p>
          </table:table-cell>
          <table:table-cell office:value-type="float" office:value="0.000938744" calcext:value-type="float">
            <text:p>0.00093874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1518" calcext:value-type="float">
            <text:p>1518</text:p>
          </table:table-cell>
          <table:table-cell office:value-type="float" office:value="970" calcext:value-type="float">
            <text:p>970</text:p>
          </table:table-cell>
          <table:table-cell office:value-type="float" office:value="8231" calcext:value-type="float">
            <text:p>8231</text:p>
          </table:table-cell>
          <table:table-cell table:formula="of:=LN([.E43]/[.D43])" office:value-type="float" office:value="2.13836672147522" calcext:value-type="float">
            <text:p>2.1383667215</text:p>
          </table:table-cell>
          <table:table-cell/>
          <table:table-cell office:value-type="float" office:value="2281" calcext:value-type="float">
            <text:p>2281</text:p>
          </table:table-cell>
          <table:table-cell office:value-type="float" office:value="10714" calcext:value-type="float">
            <text:p>10714</text:p>
          </table:table-cell>
          <table:table-cell table:formula="of:=LN([.I43]/[.H43])" office:value-type="float" office:value="1.54693735415652" calcext:value-type="float">
            <text:p>1.546937354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1561" calcext:value-type="float">
            <text:p>1561</text:p>
          </table:table-cell>
          <table:table-cell office:value-type="float" office:value="868" calcext:value-type="float">
            <text:p>868</text:p>
          </table:table-cell>
          <table:table-cell office:value-type="float" office:value="8512" calcext:value-type="float">
            <text:p>8512</text:p>
          </table:table-cell>
          <table:table-cell table:formula="of:=LN([.Q43]/[.P43])" office:value-type="float" office:value="2.28304049692108" calcext:value-type="float">
            <text:p>2.2830404969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5941" calcext:value-type="float">
            <text:p>5941</text:p>
          </table:table-cell>
          <table:table-cell table:formula="of:=LN([.U43]/[.T43])" office:value-type="float" office:value="1.60205904279777" calcext:value-type="float">
            <text:p>1.6020590428</text:p>
          </table:table-cell>
          <table:table-cell table:number-columns-repeated="3"/>
          <table:table-cell office:value-type="float" office:value="0.0065322" calcext:value-type="float">
            <text:p>0.0065322</text:p>
          </table:table-cell>
          <table:table-cell office:value-type="float" office:value="0.000932897" calcext:value-type="float">
            <text:p>0.000932897</text:p>
          </table:table-cell>
          <table:table-cell/>
          <table:table-cell office:value-type="float" office:value="0.00653057" calcext:value-type="float">
            <text:p>0.00653057</text:p>
          </table:table-cell>
          <table:table-cell office:value-type="float" office:value="0.000886046" calcext:value-type="float">
            <text:p>0.000886046</text:p>
          </table:table-cell>
          <table:table-cell/>
          <table:table-cell office:value-type="float" office:value="0.00597405" calcext:value-type="float">
            <text:p>0.00597405</text:p>
          </table:table-cell>
          <table:table-cell office:value-type="float" office:value="0.000939511" calcext:value-type="float">
            <text:p>0.00093951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19" calcext:value-type="float">
            <text:p>1519</text:p>
          </table:table-cell>
          <table:table-cell office:value-type="float" office:value="1026" calcext:value-type="float">
            <text:p>1026</text:p>
          </table:table-cell>
          <table:table-cell office:value-type="float" office:value="8076" calcext:value-type="float">
            <text:p>8076</text:p>
          </table:table-cell>
          <table:table-cell table:formula="of:=LN([.E44]/[.D44])" office:value-type="float" office:value="2.06322895370201" calcext:value-type="float">
            <text:p>2.0632289537</text:p>
          </table:table-cell>
          <table:table-cell/>
          <table:table-cell office:value-type="float" office:value="2320" calcext:value-type="float">
            <text:p>2320</text:p>
          </table:table-cell>
          <table:table-cell office:value-type="float" office:value="10537" calcext:value-type="float">
            <text:p>10537</text:p>
          </table:table-cell>
          <table:table-cell table:formula="of:=LN([.I44]/[.H44])" office:value-type="float" office:value="1.51332568693917" calcext:value-type="float">
            <text:p>1.513325686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62" calcext:value-type="float">
            <text:p>1562</text:p>
          </table:table-cell>
          <table:table-cell office:value-type="float" office:value="800" calcext:value-type="float">
            <text:p>800</text:p>
          </table:table-cell>
          <table:table-cell office:value-type="float" office:value="8213" calcext:value-type="float">
            <text:p>8213</text:p>
          </table:table-cell>
          <table:table-cell table:formula="of:=LN([.Q44]/[.P44])" office:value-type="float" office:value="2.32886181607226" calcext:value-type="float">
            <text:p>2.3288618161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5878" calcext:value-type="float">
            <text:p>5878</text:p>
          </table:table-cell>
          <table:table-cell table:formula="of:=LN([.U44]/[.T44])" office:value-type="float" office:value="1.56095564251353" calcext:value-type="float">
            <text:p>1.5609556425</text:p>
          </table:table-cell>
          <table:table-cell table:number-columns-repeated="3"/>
          <table:table-cell office:value-type="float" office:value="0.00648401" calcext:value-type="float">
            <text:p>0.00648401</text:p>
          </table:table-cell>
          <table:table-cell office:value-type="float" office:value="0.000916091" calcext:value-type="float">
            <text:p>0.000916091</text:p>
          </table:table-cell>
          <table:table-cell/>
          <table:table-cell office:value-type="float" office:value="0.00655061" calcext:value-type="float">
            <text:p>0.00655061</text:p>
          </table:table-cell>
          <table:table-cell office:value-type="float" office:value="0.000892092" calcext:value-type="float">
            <text:p>0.000892092</text:p>
          </table:table-cell>
          <table:table-cell/>
          <table:table-cell office:value-type="float" office:value="0.00598677" calcext:value-type="float">
            <text:p>0.00598677</text:p>
          </table:table-cell>
          <table:table-cell office:value-type="float" office:value="0.000916001" calcext:value-type="float">
            <text:p>0.00091600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1520" calcext:value-type="float">
            <text:p>1520</text:p>
          </table:table-cell>
          <table:table-cell office:value-type="float" office:value="1027" calcext:value-type="float">
            <text:p>1027</text:p>
          </table:table-cell>
          <table:table-cell office:value-type="float" office:value="8157" calcext:value-type="float">
            <text:p>8157</text:p>
          </table:table-cell>
          <table:table-cell table:formula="of:=LN([.E45]/[.D45])" office:value-type="float" office:value="2.07223452337202" calcext:value-type="float">
            <text:p>2.0722345234</text:p>
          </table:table-cell>
          <table:table-cell/>
          <table:table-cell office:value-type="float" office:value="2318" calcext:value-type="float">
            <text:p>2318</text:p>
          </table:table-cell>
          <table:table-cell office:value-type="float" office:value="10660" calcext:value-type="float">
            <text:p>10660</text:p>
          </table:table-cell>
          <table:table-cell table:formula="of:=LN([.I45]/[.H45])" office:value-type="float" office:value="1.52579367382014" calcext:value-type="float">
            <text:p>1.525793673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1563" calcext:value-type="float">
            <text:p>1563</text:p>
          </table:table-cell>
          <table:table-cell table:number-columns-repeated="2"/>
          <table:table-cell table:formula="of:=LN([.Q45]/[.P45])" office:value-type="string" office:string-value="" calcext:value-type="error">
            <text:p>#DIV/0!</text:p>
          </table:table-cell>
          <table:table-cell table:number-columns-repeated="3"/>
          <table:table-cell table:formula="of:=LN([.U45]/[.T45]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0.00652242" calcext:value-type="float">
            <text:p>0.00652242</text:p>
          </table:table-cell>
          <table:table-cell office:value-type="float" office:value="0.000926503" calcext:value-type="float">
            <text:p>0.000926503</text:p>
          </table:table-cell>
          <table:table-cell/>
          <table:table-cell office:value-type="float" office:value="0.00649243" calcext:value-type="float">
            <text:p>0.00649243</text:p>
          </table:table-cell>
          <table:table-cell office:value-type="float" office:value="0.000880215" calcext:value-type="float">
            <text:p>0.000880215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1521" calcext:value-type="float">
            <text:p>1521</text:p>
          </table:table-cell>
          <table:table-cell office:value-type="float" office:value="1023" calcext:value-type="float">
            <text:p>1023</text:p>
          </table:table-cell>
          <table:table-cell office:value-type="float" office:value="8308" calcext:value-type="float">
            <text:p>8308</text:p>
          </table:table-cell>
          <table:table-cell table:formula="of:=LN([.E46]/[.D46])" office:value-type="float" office:value="2.09447941904438" calcext:value-type="float">
            <text:p>2.094479419</text:p>
          </table:table-cell>
          <table:table-cell/>
          <table:table-cell office:value-type="float" office:value="2272" calcext:value-type="float">
            <text:p>2272</text:p>
          </table:table-cell>
          <table:table-cell office:value-type="float" office:value="10706" calcext:value-type="float">
            <text:p>10706</text:p>
          </table:table-cell>
          <table:table-cell table:formula="of:=LN([.I46]/[.H46])" office:value-type="float" office:value="1.55014383111228" calcext:value-type="float">
            <text:p>1.5501438311</text:p>
          </table:table-cell>
          <table:table-cell table:number-columns-repeated="15"/>
          <table:table-cell office:value-type="float" office:value="0.00644545" calcext:value-type="float">
            <text:p>0.00644545</text:p>
          </table:table-cell>
          <table:table-cell office:value-type="float" office:value="0.000913054" calcext:value-type="float">
            <text:p>0.000913054</text:p>
          </table:table-cell>
          <table:table-cell table:number-columns-repeated="9"/>
        </table:table-row>
        <table:table-row table:style-name="ro1" table:number-rows-repeated="21">
          <table:table-cell table:number-columns-repeated="36"/>
        </table:table-row>
        <table:table-row table:style-name="ro1">
          <table:table-cell table:number-columns-repeated="14"/>
          <table:table-cell office:value-type="string" calcext:value-type="string">
            <text:p>Top , 10C , test 1</text:p>
          </table:table-cell>
          <table:table-cell office:value-type="string" calcext:value-type="string">
            <text:p>Top , 10 C , test 2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office:value-type="float" office:value="1.42658133722709" calcext:value-type="float">
            <text:p>1.4265813372</text:p>
          </table:table-cell>
          <table:table-cell office:value-type="float" office:value="1.28556654732802" calcext:value-type="float">
            <text:p>1.2855665473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/>
          <table:table-cell office:value-type="float" office:value="1.47531701944863" calcext:value-type="float">
            <text:p>1.4753170194</text:p>
          </table:table-cell>
          <table:table-cell office:value-type="float" office:value="1.34665779980106" calcext:value-type="float">
            <text:p>1.3466577998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/>
          <table:table-cell office:value-type="float" office:value="1.63451070153957" calcext:value-type="float">
            <text:p>1.6345107015</text:p>
          </table:table-cell>
          <table:table-cell office:value-type="float" office:value="1.31373722769902" calcext:value-type="float">
            <text:p>1.3137372277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/>
          <table:table-cell office:value-type="float" office:value="1.51377005855428" calcext:value-type="float">
            <text:p>1.5137700586</text:p>
          </table:table-cell>
          <table:table-cell office:value-type="float" office:value="1.42003093712911" calcext:value-type="float">
            <text:p>1.4200309371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23" calcext:value-type="float">
            <text:p>23</text:p>
          </table:table-cell>
          <table:table-cell/>
          <table:table-cell office:value-type="float" office:value="1.58870937363345" calcext:value-type="float">
            <text:p>1.5887093736</text:p>
          </table:table-cell>
          <table:table-cell office:value-type="float" office:value="1.45631844675447" calcext:value-type="float">
            <text:p>1.4563184468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/>
          <table:table-cell office:value-type="float" office:value="1.63749936823863" calcext:value-type="float">
            <text:p>1.6374993682</text:p>
          </table:table-cell>
          <table:table-cell office:value-type="float" office:value="1.53465376201403" calcext:value-type="float">
            <text:p>1.534653762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/>
          <table:table-cell office:value-type="float" office:value="1.64070855532192" calcext:value-type="float">
            <text:p>1.6407085553</text:p>
          </table:table-cell>
          <table:table-cell office:value-type="float" office:value="1.62958654393732" calcext:value-type="float">
            <text:p>1.6295865439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41" calcext:value-type="float">
            <text:p>41</text:p>
          </table:table-cell>
          <table:table-cell/>
          <table:table-cell office:value-type="float" office:value="1.63485085860668" calcext:value-type="float">
            <text:p>1.6348508586</text:p>
          </table:table-cell>
          <table:table-cell office:value-type="float" office:value="1.72311736416934" calcext:value-type="float">
            <text:p>1.7231173642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47" calcext:value-type="float">
            <text:p>47</text:p>
          </table:table-cell>
          <table:table-cell/>
          <table:table-cell office:value-type="float" office:value="1.69280678243851" calcext:value-type="float">
            <text:p>1.6928067824</text:p>
          </table:table-cell>
          <table:table-cell office:value-type="float" office:value="1.7340667866847" calcext:value-type="float">
            <text:p>1.7340667867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53" calcext:value-type="float">
            <text:p>53</text:p>
          </table:table-cell>
          <table:table-cell/>
          <table:table-cell office:value-type="float" office:value="1.76440638238651" calcext:value-type="float">
            <text:p>1.7644063824</text:p>
          </table:table-cell>
          <table:table-cell office:value-type="float" office:value="1.7816301836551" calcext:value-type="float">
            <text:p>1.7816301837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58" calcext:value-type="float">
            <text:p>58</text:p>
          </table:table-cell>
          <table:table-cell/>
          <table:table-cell office:value-type="float" office:value="1.77057581083966" calcext:value-type="float">
            <text:p>1.7705758108</text:p>
          </table:table-cell>
          <table:table-cell office:value-type="float" office:value="1.85162932492108" calcext:value-type="float">
            <text:p>1.8516293249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64" calcext:value-type="float">
            <text:p>64</text:p>
          </table:table-cell>
          <table:table-cell/>
          <table:table-cell office:value-type="float" office:value="1.80404656547055" calcext:value-type="float">
            <text:p>1.8040465655</text:p>
          </table:table-cell>
          <table:table-cell office:value-type="float" office:value="1.8889530858139" calcext:value-type="float">
            <text:p>1.8889530858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75" calcext:value-type="float">
            <text:p>75</text:p>
          </table:table-cell>
          <table:table-cell/>
          <table:table-cell office:value-type="float" office:value="1.86913319865907" calcext:value-type="float">
            <text:p>1.8691331987</text:p>
          </table:table-cell>
          <table:table-cell office:value-type="float" office:value="1.84661406393295" calcext:value-type="float">
            <text:p>1.8466140639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81" calcext:value-type="float">
            <text:p>81</text:p>
          </table:table-cell>
          <table:table-cell/>
          <table:table-cell office:value-type="float" office:value="1.86154372827695" calcext:value-type="float">
            <text:p>1.8615437283</text:p>
          </table:table-cell>
          <table:table-cell office:value-type="float" office:value="1.95551448521214" calcext:value-type="float">
            <text:p>1.9555144852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87" calcext:value-type="float">
            <text:p>87</text:p>
          </table:table-cell>
          <table:table-cell/>
          <table:table-cell office:value-type="float" office:value="1.84899770108297" calcext:value-type="float">
            <text:p>1.8489977011</text:p>
          </table:table-cell>
          <table:table-cell office:value-type="float" office:value="1.91624915479488" calcext:value-type="float">
            <text:p>1.9162491548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92" calcext:value-type="float">
            <text:p>92</text:p>
          </table:table-cell>
          <table:table-cell/>
          <table:table-cell office:value-type="float" office:value="1.63900734850505" calcext:value-type="float">
            <text:p>1.6390073485</text:p>
          </table:table-cell>
          <table:table-cell office:value-type="float" office:value="1.99337190330103" calcext:value-type="float">
            <text:p>1.9933719033</text:p>
          </table:table-cell>
          <table:table-cell table:number-columns-repeated="20"/>
        </table:table-row>
        <table:table-row table:style-name="ro1">
          <table:table-cell table:number-columns-repeated="15"/>
          <table:table-cell office:value-type="float" office:value="2.00078497655134" calcext:value-type="float">
            <text:p>2.0007849766</text:p>
          </table:table-cell>
          <table:table-cell table:number-columns-repeated="20"/>
        </table:table-row>
      </table:table>
      <table:table table:name="Sheet8" table:style-name="ta1">
        <table:shapes>
          <draw:frame draw:z-index="0" draw:style-name="gr1" draw:text-style-name="P1" svg:width="6.2988in" svg:height="3.5429in" svg:x="10.0772in" svg:y="1.4264in">
            <draw:object draw:notify-on-update-of-ranges="Sheet8.C5:Sheet8.C32 Sheet8.F3:Sheet8.F3 Sheet8.J5:Sheet8.J33 Sheet8.O5:Sheet8.O31 Sheet8.Q3:Sheet8.Q3 Sheet8.U5:Sheet8.U31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RUN 16</text:p>
          </table:table-cell>
          <table:table-cell table:number-columns-repeated="11"/>
          <table:table-cell table:style-name="Default" office:value-type="string" calcext:value-type="string">
            <text:p>Run 15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4"/>
          <table:table-cell table:style-name="ce5" office:value-type="string" calcext:value-type="string" table:number-columns-spanned="3" table:number-rows-spanned="1">
            <text:p>Top (65.5V), run 18, @ -100C 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VUV2 @ 0C</text:p>
          </table:table-cell>
          <table:covered-table-cell/>
          <table:table-cell/>
          <table:table-cell table:style-name="Default"/>
          <table:table-cell table:number-columns-repeated="3"/>
          <table:table-cell table:style-name="ce5" office:value-type="string" calcext:value-type="string" table:number-columns-spanned="3" table:number-rows-spanned="1">
            <text:p>Top (65.5V), run 7 , @ -100C 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VUV2 @ 0C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min nor</text:p>
          </table:table-cell>
          <table:table-cell table:number-columns-repeated="3"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/>
          <table:table-cell table:style-name="Default" office:value-type="string" calcext:value-type="string">
            <text:p>min nor</text:p>
          </table:table-cell>
          <table:table-cell table:number-columns-repeated="2"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</table:table-row>
        <table:table-row table:style-name="ro1">
          <table:table-cell office:value-type="time" office:time-value="PT08H49M00S" calcext:value-type="time">
            <text:p>08:49:00 AM</text:p>
          </table:table-cell>
          <table:table-cell table:formula="of:=HOUR([.A5])*60 + MINUTE([.A5])" office:value-type="float" office:value="529" calcext:value-type="float">
            <text:p>529</text:p>
          </table:table-cell>
          <table:table-cell table:formula="of:=[.B5]- [.B$5]" office:value-type="float" office:value="0" calcext:value-type="float">
            <text:p>0</text:p>
          </table:table-cell>
          <table:table-cell office:value-type="float" office:value="44.67" calcext:value-type="float">
            <text:p>44.67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office:value-type="float" office:value="0.0054442" calcext:value-type="float">
            <text:p>0.0054442</text:p>
          </table:table-cell>
          <table:table-cell office:value-type="float" office:value="0.000934352" calcext:value-type="float">
            <text:p>0.000934352</text:p>
          </table:table-cell>
          <table:table-cell/>
          <table:table-cell office:value-type="time" office:time-value="PT09H09M12S" calcext:value-type="time">
            <text:p>09:09:12 AM</text:p>
          </table:table-cell>
          <table:table-cell table:formula="of:=HOUR([.M5])*60 + MINUTE([.M5])" office:value-type="float" office:value="549" calcext:value-type="float">
            <text:p>549</text:p>
          </table:table-cell>
          <table:table-cell table:formula="of:=[.N5]-[.N$5]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4"/>
          <table:table-cell office:value-type="float" office:value="0.00730052" calcext:value-type="float">
            <text:p>0.00730052</text:p>
          </table:table-cell>
          <table:table-cell office:value-type="float" office:value="0.00087761" calcext:value-type="float">
            <text:p>0.00087761</text:p>
          </table:table-cell>
        </table:table-row>
        <table:table-row table:style-name="ro1">
          <table:table-cell office:value-type="time" office:time-value="PT08H53M00S" calcext:value-type="time">
            <text:p>08:53:00 AM</text:p>
          </table:table-cell>
          <table:table-cell table:formula="of:=HOUR([.A6])*60 + MINUTE([.A6])" office:value-type="float" office:value="533" calcext:value-type="float">
            <text:p>533</text:p>
          </table:table-cell>
          <table:table-cell table:formula="of:=[.B6]- [.B$5]" office:value-type="float" office:value="4" calcext:value-type="float">
            <text:p>4</text:p>
          </table:table-cell>
          <table:table-cell office:value-type="float" office:value="45.17" calcext:value-type="float">
            <text:p>45.17</text:p>
          </table:table-cell>
          <table:table-cell office:value-type="float" office:value="407" calcext:value-type="float">
            <text:p>407</text:p>
          </table:table-cell>
          <table:table-cell table:number-columns-repeated="4"/>
          <table:table-cell office:value-type="float" office:value="0.0056998" calcext:value-type="float">
            <text:p>0.0056998</text:p>
          </table:table-cell>
          <table:table-cell office:value-type="float" office:value="0.000903666" calcext:value-type="float">
            <text:p>0.000903666</text:p>
          </table:table-cell>
          <table:table-cell/>
          <table:table-cell office:value-type="time" office:time-value="PT09H19M00S" calcext:value-type="time">
            <text:p>09:19:00 AM</text:p>
          </table:table-cell>
          <table:table-cell table:formula="of:=HOUR([.M6])*60 + MINUTE([.M6])" office:value-type="float" office:value="559" calcext:value-type="float">
            <text:p>559</text:p>
          </table:table-cell>
          <table:table-cell table:formula="of:=[.N6]-[.N$5]"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table:number-columns-repeated="4"/>
          <table:table-cell office:value-type="float" office:value="0.00818714" calcext:value-type="float">
            <text:p>0.00818714</text:p>
          </table:table-cell>
          <table:table-cell office:value-type="float" office:value="0.00086273" calcext:value-type="float">
            <text:p>0.00086273</text:p>
          </table:table-cell>
        </table:table-row>
        <table:table-row table:style-name="ro1">
          <table:table-cell office:value-type="time" office:time-value="PT08H56M00S" calcext:value-type="time">
            <text:p>08:56:00 AM</text:p>
          </table:table-cell>
          <table:table-cell table:formula="of:=HOUR([.A7])*60 + MINUTE([.A7])" office:value-type="float" office:value="536" calcext:value-type="float">
            <text:p>536</text:p>
          </table:table-cell>
          <table:table-cell table:formula="of:=[.B7]- [.B$5]" office:value-type="float" office:value="7" calcext:value-type="float">
            <text:p>7</text:p>
          </table:table-cell>
          <table:table-cell office:value-type="float" office:value="45.67" calcext:value-type="float">
            <text:p>45.67</text:p>
          </table:table-cell>
          <table:table-cell office:value-type="float" office:value="408" calcext:value-type="float">
            <text:p>408</text:p>
          </table:table-cell>
          <table:table-cell table:number-columns-repeated="4"/>
          <table:table-cell office:value-type="float" office:value="0.00598441" calcext:value-type="float">
            <text:p>0.00598441</text:p>
          </table:table-cell>
          <table:table-cell office:value-type="float" office:value="0.000904583" calcext:value-type="float">
            <text:p>0.000904583</text:p>
          </table:table-cell>
          <table:table-cell/>
          <table:table-cell office:value-type="time" office:time-value="PT09H26M00S" calcext:value-type="time">
            <text:p>09:26:00 AM</text:p>
          </table:table-cell>
          <table:table-cell table:formula="of:=HOUR([.M7])*60 + MINUTE([.M7])" office:value-type="float" office:value="566" calcext:value-type="float">
            <text:p>566</text:p>
          </table:table-cell>
          <table:table-cell table:formula="of:=[.N7]-[.N$5]" office:value-type="float" office:value="17" calcext:value-type="float">
            <text:p>17</text:p>
          </table:table-cell>
          <table:table-cell office:value-type="float" office:value="229" calcext:value-type="float">
            <text:p>229</text:p>
          </table:table-cell>
          <table:table-cell table:number-columns-repeated="4"/>
          <table:table-cell office:value-type="float" office:value="0.00801485" calcext:value-type="float">
            <text:p>0.00801485</text:p>
          </table:table-cell>
          <table:table-cell office:value-type="float" office:value="0.000856391" calcext:value-type="float">
            <text:p>0.000856391</text:p>
          </table:table-cell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table:formula="of:=HOUR([.A8])*60 + MINUTE([.A8])" office:value-type="float" office:value="540" calcext:value-type="float">
            <text:p>540</text:p>
          </table:table-cell>
          <table:table-cell table:formula="of:=[.B8]- [.B$5]" office:value-type="float" office:value="11" calcext:value-type="float">
            <text:p>11</text:p>
          </table:table-cell>
          <table:table-cell office:value-type="float" office:value="46.17" calcext:value-type="float">
            <text:p>46.17</text:p>
          </table:table-cell>
          <table:table-cell office:value-type="float" office:value="409" calcext:value-type="float">
            <text:p>409</text:p>
          </table:table-cell>
          <table:table-cell table:number-columns-repeated="4"/>
          <table:table-cell office:value-type="float" office:value="0.00616802" calcext:value-type="float">
            <text:p>0.00616802</text:p>
          </table:table-cell>
          <table:table-cell office:value-type="float" office:value="0.00087999" calcext:value-type="float">
            <text:p>0.00087999</text:p>
          </table:table-cell>
          <table:table-cell/>
          <table:table-cell office:value-type="time" office:time-value="PT09H33M00S" calcext:value-type="time">
            <text:p>09:33:00 AM</text:p>
          </table:table-cell>
          <table:table-cell table:formula="of:=HOUR([.M8])*60 + MINUTE([.M8])" office:value-type="float" office:value="573" calcext:value-type="float">
            <text:p>573</text:p>
          </table:table-cell>
          <table:table-cell table:formula="of:=[.N8]-[.N$5]"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0.00837461" calcext:value-type="float">
            <text:p>0.00837461</text:p>
          </table:table-cell>
          <table:table-cell office:value-type="float" office:value="0.000871965" calcext:value-type="float">
            <text:p>0.000871965</text:p>
          </table:table-cell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table:formula="of:=HOUR([.A9])*60 + MINUTE([.A9])" office:value-type="float" office:value="544" calcext:value-type="float">
            <text:p>544</text:p>
          </table:table-cell>
          <table:table-cell table:formula="of:=[.B9]- [.B$5]" office:value-type="float" office:value="15" calcext:value-type="float">
            <text:p>15</text:p>
          </table:table-cell>
          <table:table-cell office:value-type="float" office:value="46.67" calcext:value-type="float">
            <text:p>46.67</text:p>
          </table:table-cell>
          <table:table-cell office:value-type="float" office:value="410" calcext:value-type="float">
            <text:p>410</text:p>
          </table:table-cell>
          <table:table-cell table:number-columns-repeated="4"/>
          <table:table-cell office:value-type="float" office:value="0.00622514" calcext:value-type="float">
            <text:p>0.00622514</text:p>
          </table:table-cell>
          <table:table-cell office:value-type="float" office:value="0.000905654" calcext:value-type="float">
            <text:p>0.000905654</text:p>
          </table:table-cell>
          <table:table-cell/>
          <table:table-cell office:value-type="time" office:time-value="PT09H39M00S" calcext:value-type="time">
            <text:p>09:39:00 AM</text:p>
          </table:table-cell>
          <table:table-cell table:formula="of:=HOUR([.M9])*60 + MINUTE([.M9])" office:value-type="float" office:value="579" calcext:value-type="float">
            <text:p>579</text:p>
          </table:table-cell>
          <table:table-cell table:formula="of:=[.N9]-[.N$5]"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table:number-columns-repeated="4"/>
          <table:table-cell office:value-type="float" office:value="0.00852299" calcext:value-type="float">
            <text:p>0.00852299</text:p>
          </table:table-cell>
          <table:table-cell office:value-type="float" office:value="0.000877916" calcext:value-type="float">
            <text:p>0.000877916</text:p>
          </table:table-cell>
        </table:table-row>
        <table:table-row table:style-name="ro1">
          <table:table-cell office:value-type="time" office:time-value="PT09H07M00S" calcext:value-type="time">
            <text:p>09:07:00 AM</text:p>
          </table:table-cell>
          <table:table-cell table:formula="of:=HOUR([.A10])*60 + MINUTE([.A10])" office:value-type="float" office:value="547" calcext:value-type="float">
            <text:p>547</text:p>
          </table:table-cell>
          <table:table-cell table:formula="of:=[.B10]- [.B$5]" office:value-type="float" office:value="18" calcext:value-type="float">
            <text:p>18</text:p>
          </table:table-cell>
          <table:table-cell office:value-type="float" office:value="47.17" calcext:value-type="float">
            <text:p>47.17</text:p>
          </table:table-cell>
          <table:table-cell office:value-type="float" office:value="411" calcext:value-type="float">
            <text:p>411</text:p>
          </table:table-cell>
          <table:table-cell table:number-columns-repeated="4"/>
          <table:table-cell office:value-type="float" office:value="0.00632438" calcext:value-type="float">
            <text:p>0.00632438</text:p>
          </table:table-cell>
          <table:table-cell office:value-type="float" office:value="0.000883478" calcext:value-type="float">
            <text:p>0.000883478</text:p>
          </table:table-cell>
          <table:table-cell/>
          <table:table-cell office:value-type="time" office:time-value="PT09H47M00S" calcext:value-type="time">
            <text:p>09:47:00 AM</text:p>
          </table:table-cell>
          <table:table-cell table:formula="of:=HOUR([.M10])*60 + MINUTE([.M10])" office:value-type="float" office:value="587" calcext:value-type="float">
            <text:p>587</text:p>
          </table:table-cell>
          <table:table-cell table:formula="of:=[.N10]-[.N$5]" office:value-type="float" office:value="38" calcext:value-type="float">
            <text:p>38</text:p>
          </table:table-cell>
          <table:table-cell office:value-type="float" office:value="232" calcext:value-type="float">
            <text:p>232</text:p>
          </table:table-cell>
          <table:table-cell table:number-columns-repeated="4"/>
          <table:table-cell office:value-type="float" office:value="0.00874071" calcext:value-type="float">
            <text:p>0.00874071</text:p>
          </table:table-cell>
          <table:table-cell office:value-type="float" office:value="0.000857633" calcext:value-type="float">
            <text:p>0.000857633</text:p>
          </table:table-cell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table:formula="of:=HOUR([.A11])*60 + MINUTE([.A11])" office:value-type="float" office:value="551" calcext:value-type="float">
            <text:p>551</text:p>
          </table:table-cell>
          <table:table-cell table:formula="of:=[.B11]- [.B$5]" office:value-type="float" office:value="22" calcext:value-type="float">
            <text:p>22</text:p>
          </table:table-cell>
          <table:table-cell office:value-type="float" office:value="47.67" calcext:value-type="float">
            <text:p>47.67</text:p>
          </table:table-cell>
          <table:table-cell office:value-type="float" office:value="412" calcext:value-type="float">
            <text:p>412</text:p>
          </table:table-cell>
          <table:table-cell table:number-columns-repeated="4"/>
          <table:table-cell office:value-type="float" office:value="0.00651848" calcext:value-type="float">
            <text:p>0.00651848</text:p>
          </table:table-cell>
          <table:table-cell office:value-type="float" office:value="0.000916338" calcext:value-type="float">
            <text:p>0.000916338</text:p>
          </table:table-cell>
          <table:table-cell/>
          <table:table-cell office:value-type="time" office:time-value="PT09H54M00S" calcext:value-type="time">
            <text:p>09:54:00 AM</text:p>
          </table:table-cell>
          <table:table-cell table:formula="of:=HOUR([.M11])*60 + MINUTE([.M11])" office:value-type="float" office:value="594" calcext:value-type="float">
            <text:p>594</text:p>
          </table:table-cell>
          <table:table-cell table:formula="of:=[.N11]-[.N$5]"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0.00887359" calcext:value-type="float">
            <text:p>0.00887359</text:p>
          </table:table-cell>
          <table:table-cell office:value-type="float" office:value="0.000886774" calcext:value-type="float">
            <text:p>0.000886774</text:p>
          </table:table-cell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table:formula="of:=HOUR([.A12])*60 + MINUTE([.A12])" office:value-type="float" office:value="555" calcext:value-type="float">
            <text:p>555</text:p>
          </table:table-cell>
          <table:table-cell table:formula="of:=[.B12]- [.B$5]" office:value-type="float" office:value="26" calcext:value-type="float">
            <text:p>26</text:p>
          </table:table-cell>
          <table:table-cell office:value-type="float" office:value="48.17" calcext:value-type="float">
            <text:p>48.17</text:p>
          </table:table-cell>
          <table:table-cell office:value-type="float" office:value="413" calcext:value-type="float">
            <text:p>413</text:p>
          </table:table-cell>
          <table:table-cell table:number-columns-repeated="4"/>
          <table:table-cell office:value-type="float" office:value="0.00673941" calcext:value-type="float">
            <text:p>0.00673941</text:p>
          </table:table-cell>
          <table:table-cell office:value-type="float" office:value="0.00092275" calcext:value-type="float">
            <text:p>0.00092275</text:p>
          </table:table-cell>
          <table:table-cell/>
          <table:table-cell office:value-type="time" office:time-value="PT10H01M00S" calcext:value-type="time">
            <text:p>10:01:00 AM</text:p>
          </table:table-cell>
          <table:table-cell table:formula="of:=HOUR([.M12])*60 + MINUTE([.M12])" office:value-type="float" office:value="601" calcext:value-type="float">
            <text:p>601</text:p>
          </table:table-cell>
          <table:table-cell table:formula="of:=[.N12]-[.N$5]" office:value-type="float" office:value="52" calcext:value-type="float">
            <text:p>52</text:p>
          </table:table-cell>
          <table:table-cell office:value-type="float" office:value="234" calcext:value-type="float">
            <text:p>234</text:p>
          </table:table-cell>
          <table:table-cell table:number-columns-repeated="4"/>
          <table:table-cell office:value-type="float" office:value="0.00901945" calcext:value-type="float">
            <text:p>0.00901945</text:p>
          </table:table-cell>
          <table:table-cell office:value-type="float" office:value="0.000853537" calcext:value-type="float">
            <text:p>0.000853537</text:p>
          </table:table-cell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table:formula="of:=HOUR([.A13])*60 + MINUTE([.A13])" office:value-type="float" office:value="558" calcext:value-type="float">
            <text:p>558</text:p>
          </table:table-cell>
          <table:table-cell table:formula="of:=[.B13]- [.B$5]" office:value-type="float" office:value="29" calcext:value-type="float">
            <text:p>29</text:p>
          </table:table-cell>
          <table:table-cell office:value-type="float" office:value="48.67" calcext:value-type="float">
            <text:p>48.67</text:p>
          </table:table-cell>
          <table:table-cell office:value-type="float" office:value="414" calcext:value-type="float">
            <text:p>414</text:p>
          </table:table-cell>
          <table:table-cell table:number-columns-repeated="4"/>
          <table:table-cell office:value-type="float" office:value="0.00678928" calcext:value-type="float">
            <text:p>0.00678928</text:p>
          </table:table-cell>
          <table:table-cell office:value-type="float" office:value="0.000929681" calcext:value-type="float">
            <text:p>0.000929681</text:p>
          </table:table-cell>
          <table:table-cell/>
          <table:table-cell office:value-type="time" office:time-value="PT10H07M00S" calcext:value-type="time">
            <text:p>10:07:00 AM</text:p>
          </table:table-cell>
          <table:table-cell table:formula="of:=HOUR([.M13])*60 + MINUTE([.M13])" office:value-type="float" office:value="607" calcext:value-type="float">
            <text:p>607</text:p>
          </table:table-cell>
          <table:table-cell table:formula="of:=[.N13]-[.N$5]" office:value-type="float" office:value="58" calcext:value-type="float">
            <text:p>58</text:p>
          </table:table-cell>
          <table:table-cell office:value-type="float" office:value="235" calcext:value-type="float">
            <text:p>235</text:p>
          </table:table-cell>
          <table:table-cell table:number-columns-repeated="4"/>
          <table:table-cell office:value-type="float" office:value="0.00915176" calcext:value-type="float">
            <text:p>0.00915176</text:p>
          </table:table-cell>
          <table:table-cell office:value-type="float" office:value="0.000868958" calcext:value-type="float">
            <text:p>0.000868958</text:p>
          </table:table-cell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table:formula="of:=HOUR([.A14])*60 + MINUTE([.A14])" office:value-type="float" office:value="562" calcext:value-type="float">
            <text:p>562</text:p>
          </table:table-cell>
          <table:table-cell table:formula="of:=[.B14]- [.B$5]" office:value-type="float" office:value="33" calcext:value-type="float">
            <text:p>33</text:p>
          </table:table-cell>
          <table:table-cell office:value-type="float" office:value="49.17" calcext:value-type="float">
            <text:p>49.17</text:p>
          </table:table-cell>
          <table:table-cell office:value-type="float" office:value="415" calcext:value-type="float">
            <text:p>415</text:p>
          </table:table-cell>
          <table:table-cell table:number-columns-repeated="4"/>
          <table:table-cell office:value-type="float" office:value="0.00695811" calcext:value-type="float">
            <text:p>0.00695811</text:p>
          </table:table-cell>
          <table:table-cell office:value-type="float" office:value="0.000902897" calcext:value-type="float">
            <text:p>0.000902897</text:p>
          </table:table-cell>
          <table:table-cell/>
          <table:table-cell office:value-type="time" office:time-value="PT10H14M00S" calcext:value-type="time">
            <text:p>10:14:00 AM</text:p>
          </table:table-cell>
          <table:table-cell table:formula="of:=HOUR([.M14])*60 + MINUTE([.M14])" office:value-type="float" office:value="614" calcext:value-type="float">
            <text:p>614</text:p>
          </table:table-cell>
          <table:table-cell table:formula="of:=[.N14]-[.N$5]" office:value-type="float" office:value="65" calcext:value-type="float">
            <text:p>65</text:p>
          </table:table-cell>
          <table:table-cell office:value-type="float" office:value="236" calcext:value-type="float">
            <text:p>236</text:p>
          </table:table-cell>
          <table:table-cell table:number-columns-repeated="4"/>
          <table:table-cell office:value-type="float" office:value="0.00922858" calcext:value-type="float">
            <text:p>0.00922858</text:p>
          </table:table-cell>
          <table:table-cell office:value-type="float" office:value="0.000881593" calcext:value-type="float">
            <text:p>0.000881593</text:p>
          </table:table-cell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table:formula="of:=HOUR([.A15])*60 + MINUTE([.A15])" office:value-type="float" office:value="565" calcext:value-type="float">
            <text:p>565</text:p>
          </table:table-cell>
          <table:table-cell table:formula="of:=[.B15]- [.B$5]" office:value-type="float" office:value="36" calcext:value-type="float">
            <text:p>36</text:p>
          </table:table-cell>
          <table:table-cell office:value-type="float" office:value="49.67" calcext:value-type="float">
            <text:p>49.67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0.00704471" calcext:value-type="float">
            <text:p>0.00704471</text:p>
          </table:table-cell>
          <table:table-cell office:value-type="float" office:value="0.000898661" calcext:value-type="float">
            <text:p>0.000898661</text:p>
          </table:table-cell>
          <table:table-cell/>
          <table:table-cell office:value-type="time" office:time-value="PT10H21M00S" calcext:value-type="time">
            <text:p>10:21:00 AM</text:p>
          </table:table-cell>
          <table:table-cell table:formula="of:=HOUR([.M15])*60 + MINUTE([.M15])" office:value-type="float" office:value="621" calcext:value-type="float">
            <text:p>621</text:p>
          </table:table-cell>
          <table:table-cell table:formula="of:=[.N15]-[.N$5]" office:value-type="float" office:value="72" calcext:value-type="float">
            <text:p>72</text:p>
          </table:table-cell>
          <table:table-cell office:value-type="float" office:value="237" calcext:value-type="float">
            <text:p>237</text:p>
          </table:table-cell>
          <table:table-cell table:number-columns-repeated="4"/>
          <table:table-cell office:value-type="float" office:value="0.00937273" calcext:value-type="float">
            <text:p>0.00937273</text:p>
          </table:table-cell>
          <table:table-cell office:value-type="float" office:value="0.00087719" calcext:value-type="float">
            <text:p>0.00087719</text:p>
          </table:table-cell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table:formula="of:=HOUR([.A16])*60 + MINUTE([.A16])" office:value-type="float" office:value="569" calcext:value-type="float">
            <text:p>569</text:p>
          </table:table-cell>
          <table:table-cell table:formula="of:=[.B16]- [.B$5]" office:value-type="float" office:value="40" calcext:value-type="float">
            <text:p>40</text:p>
          </table:table-cell>
          <table:table-cell office:value-type="float" office:value="50.17" calcext:value-type="float">
            <text:p>50.17</text:p>
          </table:table-cell>
          <table:table-cell office:value-type="float" office:value="417" calcext:value-type="float">
            <text:p>417</text:p>
          </table:table-cell>
          <table:table-cell table:number-columns-repeated="4"/>
          <table:table-cell office:value-type="float" office:value="0.00722446" calcext:value-type="float">
            <text:p>0.00722446</text:p>
          </table:table-cell>
          <table:table-cell office:value-type="float" office:value="0.000910465" calcext:value-type="float">
            <text:p>0.000910465</text:p>
          </table:table-cell>
          <table:table-cell/>
          <table:table-cell office:value-type="time" office:time-value="PT10H28M00S" calcext:value-type="time">
            <text:p>10:28:00 AM</text:p>
          </table:table-cell>
          <table:table-cell table:formula="of:=HOUR([.M16])*60 + MINUTE([.M16])" office:value-type="float" office:value="628" calcext:value-type="float">
            <text:p>628</text:p>
          </table:table-cell>
          <table:table-cell table:formula="of:=[.N16]-[.N$5]"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 table:number-columns-repeated="4"/>
          <table:table-cell office:value-type="float" office:value="0.00941864" calcext:value-type="float">
            <text:p>0.00941864</text:p>
          </table:table-cell>
          <table:table-cell office:value-type="float" office:value="0.000896638" calcext:value-type="float">
            <text:p>0.000896638</text:p>
          </table:table-cell>
        </table:table-row>
        <table:table-row table:style-name="ro1">
          <table:table-cell office:value-type="time" office:time-value="PT09H35M00S" calcext:value-type="time">
            <text:p>09:35:00 AM</text:p>
          </table:table-cell>
          <table:table-cell table:formula="of:=HOUR([.A17])*60 + MINUTE([.A17])" office:value-type="float" office:value="575" calcext:value-type="float">
            <text:p>575</text:p>
          </table:table-cell>
          <table:table-cell table:formula="of:=[.B17]- [.B$5]" office:value-type="float" office:value="46" calcext:value-type="float">
            <text:p>46</text:p>
          </table:table-cell>
          <table:table-cell office:value-type="float" office:value="50.67" calcext:value-type="float">
            <text:p>50.67</text:p>
          </table:table-cell>
          <table:table-cell office:value-type="float" office:value="418" calcext:value-type="float">
            <text:p>418</text:p>
          </table:table-cell>
          <table:table-cell table:number-columns-repeated="4"/>
          <table:table-cell office:value-type="float" office:value="0.00737987" calcext:value-type="float">
            <text:p>0.00737987</text:p>
          </table:table-cell>
          <table:table-cell office:value-type="float" office:value="0.000897745" calcext:value-type="float">
            <text:p>0.000897745</text:p>
          </table:table-cell>
          <table:table-cell/>
          <table:table-cell office:value-type="time" office:time-value="PT10H35M00S" calcext:value-type="time">
            <text:p>10:35:00 AM</text:p>
          </table:table-cell>
          <table:table-cell table:formula="of:=HOUR([.M17])*60 + MINUTE([.M17])" office:value-type="float" office:value="635" calcext:value-type="float">
            <text:p>635</text:p>
          </table:table-cell>
          <table:table-cell table:formula="of:=[.N17]-[.N$5]" office:value-type="float" office:value="86" calcext:value-type="float">
            <text:p>86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office:value-type="float" office:value="0.00961493" calcext:value-type="float">
            <text:p>0.00961493</text:p>
          </table:table-cell>
          <table:table-cell office:value-type="float" office:value="0.000869194" calcext:value-type="float">
            <text:p>0.000869194</text:p>
          </table:table-cell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table:formula="of:=HOUR([.A18])*60 + MINUTE([.A18])" office:value-type="float" office:value="579" calcext:value-type="float">
            <text:p>579</text:p>
          </table:table-cell>
          <table:table-cell table:formula="of:=[.B18]- [.B$5]" office:value-type="float" office:value="50" calcext:value-type="float">
            <text:p>50</text:p>
          </table:table-cell>
          <table:table-cell office:value-type="float" office:value="51.17" calcext:value-type="float">
            <text:p>51.17</text:p>
          </table:table-cell>
          <table:table-cell office:value-type="float" office:value="419" calcext:value-type="float">
            <text:p>419</text:p>
          </table:table-cell>
          <table:table-cell table:number-columns-repeated="4"/>
          <table:table-cell office:value-type="float" office:value="0.00749387" calcext:value-type="float">
            <text:p>0.00749387</text:p>
          </table:table-cell>
          <table:table-cell office:value-type="float" office:value="0.000917985" calcext:value-type="float">
            <text:p>0.000917985</text:p>
          </table:table-cell>
          <table:table-cell/>
          <table:table-cell office:value-type="time" office:time-value="PT10H42M00S" calcext:value-type="time">
            <text:p>10:42:00 AM</text:p>
          </table:table-cell>
          <table:table-cell table:formula="of:=HOUR([.M18])*60 + MINUTE([.M18])" office:value-type="float" office:value="642" calcext:value-type="float">
            <text:p>642</text:p>
          </table:table-cell>
          <table:table-cell table:formula="of:=[.N18]-[.N$5]"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0.00964" calcext:value-type="float">
            <text:p>0.00964</text:p>
          </table:table-cell>
          <table:table-cell office:value-type="float" office:value="0.000879558" calcext:value-type="float">
            <text:p>0.000879558</text:p>
          </table:table-cell>
        </table:table-row>
        <table:table-row table:style-name="ro1">
          <table:table-cell office:value-type="time" office:time-value="PT09H42M00S" calcext:value-type="time">
            <text:p>09:42:00 AM</text:p>
          </table:table-cell>
          <table:table-cell table:formula="of:=HOUR([.A19])*60 + MINUTE([.A19])" office:value-type="float" office:value="582" calcext:value-type="float">
            <text:p>582</text:p>
          </table:table-cell>
          <table:table-cell table:formula="of:=[.B19]- [.B$5]" office:value-type="float" office:value="53" calcext:value-type="float">
            <text:p>53</text:p>
          </table:table-cell>
          <table:table-cell office:value-type="float" office:value="51.67" calcext:value-type="float">
            <text:p>51.67</text:p>
          </table:table-cell>
          <table:table-cell office:value-type="float" office:value="420" calcext:value-type="float">
            <text:p>420</text:p>
          </table:table-cell>
          <table:table-cell table:number-columns-repeated="4"/>
          <table:table-cell office:value-type="float" office:value="0.00758444" calcext:value-type="float">
            <text:p>0.00758444</text:p>
          </table:table-cell>
          <table:table-cell office:value-type="float" office:value="0.000957362" calcext:value-type="float">
            <text:p>0.000957362</text:p>
          </table:table-cell>
          <table:table-cell/>
          <table:table-cell office:value-type="time" office:time-value="PT10H49M00S" calcext:value-type="time">
            <text:p>10:49:00 AM</text:p>
          </table:table-cell>
          <table:table-cell table:formula="of:=HOUR([.M19])*60 + MINUTE([.M19])" office:value-type="float" office:value="649" calcext:value-type="float">
            <text:p>649</text:p>
          </table:table-cell>
          <table:table-cell table:formula="of:=[.N19]-[.N$5]"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table:number-columns-repeated="4"/>
          <table:table-cell office:value-type="float" office:value="0.0098264" calcext:value-type="float">
            <text:p>0.0098264</text:p>
          </table:table-cell>
          <table:table-cell office:value-type="float" office:value="0.000902906" calcext:value-type="float">
            <text:p>0.000902906</text:p>
          </table:table-cell>
        </table:table-row>
        <table:table-row table:style-name="ro1">
          <table:table-cell office:value-type="time" office:time-value="PT09H46M00S" calcext:value-type="time">
            <text:p>09:46:00 AM</text:p>
          </table:table-cell>
          <table:table-cell table:formula="of:=HOUR([.A20])*60 + MINUTE([.A20])" office:value-type="float" office:value="586" calcext:value-type="float">
            <text:p>586</text:p>
          </table:table-cell>
          <table:table-cell table:formula="of:=[.B20]- [.B$5]" office:value-type="float" office:value="57" calcext:value-type="float">
            <text:p>57</text:p>
          </table:table-cell>
          <table:table-cell office:value-type="float" office:value="52.17" calcext:value-type="float">
            <text:p>52.17</text:p>
          </table:table-cell>
          <table:table-cell office:value-type="float" office:value="421" calcext:value-type="float">
            <text:p>421</text:p>
          </table:table-cell>
          <table:table-cell table:number-columns-repeated="4"/>
          <table:table-cell office:value-type="float" office:value="0.00774047" calcext:value-type="float">
            <text:p>0.00774047</text:p>
          </table:table-cell>
          <table:table-cell office:value-type="float" office:value="0.000946381" calcext:value-type="float">
            <text:p>0.000946381</text:p>
          </table:table-cell>
          <table:table-cell/>
          <table:table-cell office:value-type="time" office:time-value="PT10H56M00S" calcext:value-type="time">
            <text:p>10:56:00 AM</text:p>
          </table:table-cell>
          <table:table-cell table:formula="of:=HOUR([.M20])*60 + MINUTE([.M20])" office:value-type="float" office:value="656" calcext:value-type="float">
            <text:p>656</text:p>
          </table:table-cell>
          <table:table-cell table:formula="of:=[.N20]-[.N$5]" office:value-type="float" office:value="107" calcext:value-type="float">
            <text:p>107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0.00994669" calcext:value-type="float">
            <text:p>0.00994669</text:p>
          </table:table-cell>
          <table:table-cell office:value-type="float" office:value="0.000914231" calcext:value-type="float">
            <text:p>0.000914231</text:p>
          </table:table-cell>
        </table:table-row>
        <table:table-row table:style-name="ro1">
          <table:table-cell office:value-type="time" office:time-value="PT09H53M00S" calcext:value-type="time">
            <text:p>09:53:00 AM</text:p>
          </table:table-cell>
          <table:table-cell table:formula="of:=HOUR([.A21])*60 + MINUTE([.A21])" office:value-type="float" office:value="593" calcext:value-type="float">
            <text:p>593</text:p>
          </table:table-cell>
          <table:table-cell table:formula="of:=[.B21]- [.B$5]" office:value-type="float" office:value="64" calcext:value-type="float">
            <text:p>64</text:p>
          </table:table-cell>
          <table:table-cell office:value-type="float" office:value="52.67" calcext:value-type="float">
            <text:p>52.67</text:p>
          </table:table-cell>
          <table:table-cell office:value-type="float" office:value="422" calcext:value-type="float">
            <text:p>422</text:p>
          </table:table-cell>
          <table:table-cell table:number-columns-repeated="4"/>
          <table:table-cell office:value-type="float" office:value="0.00774047" calcext:value-type="float">
            <text:p>0.00774047</text:p>
          </table:table-cell>
          <table:table-cell office:value-type="float" office:value="0.000946381" calcext:value-type="float">
            <text:p>0.000946381</text:p>
          </table:table-cell>
          <table:table-cell/>
          <table:table-cell office:value-type="time" office:time-value="PT11H03M00S" calcext:value-type="time">
            <text:p>11:03:00 AM</text:p>
          </table:table-cell>
          <table:table-cell table:formula="of:=HOUR([.M21])*60 + MINUTE([.M21])" office:value-type="float" office:value="663" calcext:value-type="float">
            <text:p>663</text:p>
          </table:table-cell>
          <table:table-cell table:formula="of:=[.N21]-[.N$5]" office:value-type="float" office:value="114" calcext:value-type="float">
            <text:p>114</text:p>
          </table:table-cell>
          <table:table-cell office:value-type="float" office:value="243" calcext:value-type="float">
            <text:p>243</text:p>
          </table:table-cell>
          <table:table-cell table:number-columns-repeated="4"/>
          <table:table-cell office:value-type="float" office:value="0.0100431" calcext:value-type="float">
            <text:p>0.0100431</text:p>
          </table:table-cell>
          <table:table-cell office:value-type="float" office:value="0.000893655" calcext:value-type="float">
            <text:p>0.000893655</text:p>
          </table:table-cell>
        </table:table-row>
        <table:table-row table:style-name="ro1">
          <table:table-cell office:value-type="time" office:time-value="PT09H56M00S" calcext:value-type="time">
            <text:p>09:56:00 AM</text:p>
          </table:table-cell>
          <table:table-cell table:formula="of:=HOUR([.A22])*60 + MINUTE([.A22])" office:value-type="float" office:value="596" calcext:value-type="float">
            <text:p>596</text:p>
          </table:table-cell>
          <table:table-cell table:formula="of:=[.B22]- [.B$5]" office:value-type="float" office:value="67" calcext:value-type="float">
            <text:p>67</text:p>
          </table:table-cell>
          <table:table-cell office:value-type="float" office:value="53.17" calcext:value-type="float">
            <text:p>53.17</text:p>
          </table:table-cell>
          <table:table-cell office:value-type="float" office:value="423" calcext:value-type="float">
            <text:p>423</text:p>
          </table:table-cell>
          <table:table-cell table:number-columns-repeated="4"/>
          <table:table-cell office:value-type="float" office:value="0.00784823" calcext:value-type="float">
            <text:p>0.00784823</text:p>
          </table:table-cell>
          <table:table-cell office:value-type="float" office:value="0.000920984" calcext:value-type="float">
            <text:p>0.000920984</text:p>
          </table:table-cell>
          <table:table-cell/>
          <table:table-cell office:value-type="time" office:time-value="PT11H09M00S" calcext:value-type="time">
            <text:p>11:09:00 AM</text:p>
          </table:table-cell>
          <table:table-cell table:formula="of:=HOUR([.M22])*60 + MINUTE([.M22])" office:value-type="float" office:value="669" calcext:value-type="float">
            <text:p>669</text:p>
          </table:table-cell>
          <table:table-cell table:formula="of:=[.N22]-[.N$5]"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number-columns-repeated="4"/>
          <table:table-cell office:value-type="float" office:value="0.0101426" calcext:value-type="float">
            <text:p>0.0101426</text:p>
          </table:table-cell>
          <table:table-cell office:value-type="float" office:value="0.000909959" calcext:value-type="float">
            <text:p>0.000909959</text:p>
          </table:table-cell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 table:formula="of:=HOUR([.A23])*60 + MINUTE([.A23])" office:value-type="float" office:value="600" calcext:value-type="float">
            <text:p>600</text:p>
          </table:table-cell>
          <table:table-cell table:formula="of:=[.B23]- [.B$5]" office:value-type="float" office:value="71" calcext:value-type="float">
            <text:p>71</text:p>
          </table:table-cell>
          <table:table-cell office:value-type="float" office:value="53.67" calcext:value-type="float">
            <text:p>53.67</text:p>
          </table:table-cell>
          <table:table-cell office:value-type="float" office:value="424" calcext:value-type="float">
            <text:p>424</text:p>
          </table:table-cell>
          <table:table-cell table:number-columns-repeated="4"/>
          <table:table-cell office:value-type="float" office:value="0.0079677" calcext:value-type="float">
            <text:p>0.0079677</text:p>
          </table:table-cell>
          <table:table-cell office:value-type="float" office:value="0.000939516" calcext:value-type="float">
            <text:p>0.000939516</text:p>
          </table:table-cell>
          <table:table-cell/>
          <table:table-cell office:value-type="time" office:time-value="PT11H16M00S" calcext:value-type="time">
            <text:p>11:16:00 AM</text:p>
          </table:table-cell>
          <table:table-cell table:formula="of:=HOUR([.M23])*60 + MINUTE([.M23])" office:value-type="float" office:value="676" calcext:value-type="float">
            <text:p>676</text:p>
          </table:table-cell>
          <table:table-cell table:formula="of:=[.N23]-[.N$5]" office:value-type="float" office:value="127" calcext:value-type="float">
            <text:p>127</text:p>
          </table:table-cell>
          <table:table-cell office:value-type="float" office:value="245" calcext:value-type="float">
            <text:p>245</text:p>
          </table:table-cell>
          <table:table-cell table:number-columns-repeated="4"/>
          <table:table-cell office:value-type="float" office:value="0.0101146" calcext:value-type="float">
            <text:p>0.0101146</text:p>
          </table:table-cell>
          <table:table-cell office:value-type="float" office:value="0.000894128" calcext:value-type="float">
            <text:p>0.000894128</text:p>
          </table:table-cell>
        </table:table-row>
        <table:table-row table:style-name="ro1">
          <table:table-cell office:value-type="time" office:time-value="PT10H03M00S" calcext:value-type="time">
            <text:p>10:03:00 AM</text:p>
          </table:table-cell>
          <table:table-cell table:formula="of:=HOUR([.A24])*60 + MINUTE([.A24])" office:value-type="float" office:value="603" calcext:value-type="float">
            <text:p>603</text:p>
          </table:table-cell>
          <table:table-cell table:formula="of:=[.B24]- [.B$5]" office:value-type="float" office:value="74" calcext:value-type="float">
            <text:p>74</text:p>
          </table:table-cell>
          <table:table-cell office:value-type="float" office:value="54.17" calcext:value-type="float">
            <text:p>54.17</text:p>
          </table:table-cell>
          <table:table-cell office:value-type="float" office:value="425" calcext:value-type="float">
            <text:p>425</text:p>
          </table:table-cell>
          <table:table-cell table:number-columns-repeated="4"/>
          <table:table-cell office:value-type="float" office:value="0.00799764" calcext:value-type="float">
            <text:p>0.00799764</text:p>
          </table:table-cell>
          <table:table-cell office:value-type="float" office:value="0.000945286" calcext:value-type="float">
            <text:p>0.000945286</text:p>
          </table:table-cell>
          <table:table-cell/>
          <table:table-cell office:value-type="time" office:time-value="PT11H23M00S" calcext:value-type="time">
            <text:p>11:23:00 AM</text:p>
          </table:table-cell>
          <table:table-cell table:formula="of:=HOUR([.M24])*60 + MINUTE([.M24])" office:value-type="float" office:value="683" calcext:value-type="float">
            <text:p>683</text:p>
          </table:table-cell>
          <table:table-cell table:formula="of:=[.N24]-[.N$5]" office:value-type="float" office:value="134" calcext:value-type="float">
            <text:p>134</text:p>
          </table:table-cell>
          <table:table-cell office:value-type="float" office:value="246" calcext:value-type="float">
            <text:p>246</text:p>
          </table:table-cell>
          <table:table-cell table:number-columns-repeated="4"/>
          <table:table-cell office:value-type="float" office:value="0.0103122" calcext:value-type="float">
            <text:p>0.0103122</text:p>
          </table:table-cell>
          <table:table-cell office:value-type="float" office:value="0.00087058" calcext:value-type="float">
            <text:p>0.00087058</text:p>
          </table:table-cell>
        </table:table-row>
        <table:table-row table:style-name="ro1">
          <table:table-cell office:value-type="time" office:time-value="PT10H07M00S" calcext:value-type="time">
            <text:p>10:07:00 AM</text:p>
          </table:table-cell>
          <table:table-cell table:formula="of:=HOUR([.A25])*60 + MINUTE([.A25])" office:value-type="float" office:value="607" calcext:value-type="float">
            <text:p>607</text:p>
          </table:table-cell>
          <table:table-cell table:formula="of:=[.B25]- [.B$5]" office:value-type="float" office:value="78" calcext:value-type="float">
            <text:p>78</text:p>
          </table:table-cell>
          <table:table-cell office:value-type="float" office:value="54.67" calcext:value-type="float">
            <text:p>54.67</text:p>
          </table:table-cell>
          <table:table-cell office:value-type="float" office:value="426" calcext:value-type="float">
            <text:p>426</text:p>
          </table:table-cell>
          <table:table-cell table:number-columns-repeated="4"/>
          <table:table-cell office:value-type="float" office:value="0.00816797" calcext:value-type="float">
            <text:p>0.00816797</text:p>
          </table:table-cell>
          <table:table-cell office:value-type="float" office:value="0.000965106" calcext:value-type="float">
            <text:p>0.000965106</text:p>
          </table:table-cell>
          <table:table-cell/>
          <table:table-cell office:value-type="time" office:time-value="PT11H30M00S" calcext:value-type="time">
            <text:p>11:30:00 AM</text:p>
          </table:table-cell>
          <table:table-cell table:formula="of:=HOUR([.M25])*60 + MINUTE([.M25])" office:value-type="float" office:value="690" calcext:value-type="float">
            <text:p>690</text:p>
          </table:table-cell>
          <table:table-cell table:formula="of:=[.N25]-[.N$5]" office:value-type="float" office:value="141" calcext:value-type="float">
            <text:p>141</text:p>
          </table:table-cell>
          <table:table-cell office:value-type="float" office:value="247" calcext:value-type="float">
            <text:p>247</text:p>
          </table:table-cell>
          <table:table-cell table:number-columns-repeated="4"/>
          <table:table-cell office:value-type="float" office:value="0.0103815" calcext:value-type="float">
            <text:p>0.0103815</text:p>
          </table:table-cell>
          <table:table-cell office:value-type="float" office:value="0.000895966" calcext:value-type="float">
            <text:p>0.000895966</text:p>
          </table:table-cell>
        </table:table-row>
        <table:table-row table:style-name="ro1">
          <table:table-cell office:value-type="time" office:time-value="PT10H10M00S" calcext:value-type="time">
            <text:p>10:10:00 AM</text:p>
          </table:table-cell>
          <table:table-cell table:formula="of:=HOUR([.A26])*60 + MINUTE([.A26])" office:value-type="float" office:value="610" calcext:value-type="float">
            <text:p>610</text:p>
          </table:table-cell>
          <table:table-cell table:formula="of:=[.B26]- [.B$5]" office:value-type="float" office:value="81" calcext:value-type="float">
            <text:p>81</text:p>
          </table:table-cell>
          <table:table-cell office:value-type="float" office:value="55.17" calcext:value-type="float">
            <text:p>55.17</text:p>
          </table:table-cell>
          <table:table-cell office:value-type="float" office:value="427" calcext:value-type="float">
            <text:p>427</text:p>
          </table:table-cell>
          <table:table-cell table:number-columns-repeated="4"/>
          <table:table-cell office:value-type="float" office:value="0.00819826" calcext:value-type="float">
            <text:p>0.00819826</text:p>
          </table:table-cell>
          <table:table-cell office:value-type="float" office:value="0.001052" calcext:value-type="float">
            <text:p>0.001052</text:p>
          </table:table-cell>
          <table:table-cell/>
          <table:table-cell office:value-type="time" office:time-value="PT11H37M00S" calcext:value-type="time">
            <text:p>11:37:00 AM</text:p>
          </table:table-cell>
          <table:table-cell table:formula="of:=HOUR([.M26])*60 + MINUTE([.M26])" office:value-type="float" office:value="697" calcext:value-type="float">
            <text:p>697</text:p>
          </table:table-cell>
          <table:table-cell table:formula="of:=[.N26]-[.N$5]"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table:number-columns-repeated="4"/>
          <table:table-cell office:value-type="float" office:value="0.0102147" calcext:value-type="float">
            <text:p>0.0102147</text:p>
          </table:table-cell>
          <table:table-cell office:value-type="float" office:value="0.000865956" calcext:value-type="float">
            <text:p>0.000865956</text:p>
          </table:table-cell>
        </table:table-row>
        <table:table-row table:style-name="ro1">
          <table:table-cell office:value-type="time" office:time-value="PT10H14M00S" calcext:value-type="time">
            <text:p>10:14:00 AM</text:p>
          </table:table-cell>
          <table:table-cell table:formula="of:=HOUR([.A27])*60 + MINUTE([.A27])" office:value-type="float" office:value="614" calcext:value-type="float">
            <text:p>614</text:p>
          </table:table-cell>
          <table:table-cell table:formula="of:=[.B27]- [.B$5]" office:value-type="float" office:value="85" calcext:value-type="float">
            <text:p>85</text:p>
          </table:table-cell>
          <table:table-cell office:value-type="float" office:value="55.67" calcext:value-type="float">
            <text:p>55.67</text:p>
          </table:table-cell>
          <table:table-cell office:value-type="float" office:value="428" calcext:value-type="float">
            <text:p>428</text:p>
          </table:table-cell>
          <table:table-cell table:number-columns-repeated="4"/>
          <table:table-cell office:value-type="float" office:value="0.00824453" calcext:value-type="float">
            <text:p>0.00824453</text:p>
          </table:table-cell>
          <table:table-cell office:value-type="float" office:value="0.00093713" calcext:value-type="float">
            <text:p>0.00093713</text:p>
          </table:table-cell>
          <table:table-cell/>
          <table:table-cell office:value-type="time" office:time-value="PT11H43M00S" calcext:value-type="time">
            <text:p>11:43:00 AM</text:p>
          </table:table-cell>
          <table:table-cell table:formula="of:=HOUR([.M27])*60 + MINUTE([.M27])" office:value-type="float" office:value="703" calcext:value-type="float">
            <text:p>703</text:p>
          </table:table-cell>
          <table:table-cell table:formula="of:=[.N27]-[.N$5]" office:value-type="float" office:value="154" calcext:value-type="float">
            <text:p>154</text:p>
          </table:table-cell>
          <table:table-cell office:value-type="float" office:value="249" calcext:value-type="float">
            <text:p>249</text:p>
          </table:table-cell>
          <table:table-cell table:number-columns-repeated="4"/>
          <table:table-cell office:value-type="float" office:value="0.0103201" calcext:value-type="float">
            <text:p>0.0103201</text:p>
          </table:table-cell>
          <table:table-cell office:value-type="float" office:value="0.000870829" calcext:value-type="float">
            <text:p>0.000870829</text:p>
          </table:table-cell>
        </table:table-row>
        <table:table-row table:style-name="ro1">
          <table:table-cell office:value-type="time" office:time-value="PT10H18M00S" calcext:value-type="time">
            <text:p>10:18:00 AM</text:p>
          </table:table-cell>
          <table:table-cell table:formula="of:=HOUR([.A28])*60 + MINUTE([.A28])" office:value-type="float" office:value="618" calcext:value-type="float">
            <text:p>618</text:p>
          </table:table-cell>
          <table:table-cell table:formula="of:=[.B28]- [.B$5]" office:value-type="float" office:value="89" calcext:value-type="float">
            <text:p>89</text:p>
          </table:table-cell>
          <table:table-cell office:value-type="float" office:value="56.17" calcext:value-type="float">
            <text:p>56.17</text:p>
          </table:table-cell>
          <table:table-cell office:value-type="float" office:value="429" calcext:value-type="float">
            <text:p>429</text:p>
          </table:table-cell>
          <table:table-cell table:number-columns-repeated="4"/>
          <table:table-cell office:value-type="float" office:value="0.00843498" calcext:value-type="float">
            <text:p>0.00843498</text:p>
          </table:table-cell>
          <table:table-cell office:value-type="float" office:value="0.000938713" calcext:value-type="float">
            <text:p>0.000938713</text:p>
          </table:table-cell>
          <table:table-cell/>
          <table:table-cell office:value-type="time" office:time-value="PT11H50M00S" calcext:value-type="time">
            <text:p>11:50:00 AM</text:p>
          </table:table-cell>
          <table:table-cell table:formula="of:=HOUR([.M28])*60 + MINUTE([.M28])" office:value-type="float" office:value="710" calcext:value-type="float">
            <text:p>710</text:p>
          </table:table-cell>
          <table:table-cell table:formula="of:=[.N28]-[.N$5]" office:value-type="float" office:value="161" calcext:value-type="float">
            <text:p>161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0.0104064" calcext:value-type="float">
            <text:p>0.0104064</text:p>
          </table:table-cell>
          <table:table-cell office:value-type="float" office:value="0.000867854" calcext:value-type="float">
            <text:p>0.000867854</text:p>
          </table:table-cell>
        </table:table-row>
        <table:table-row table:style-name="ro1">
          <table:table-cell office:value-type="time" office:time-value="PT10H21M00S" calcext:value-type="time">
            <text:p>10:21:00 AM</text:p>
          </table:table-cell>
          <table:table-cell table:formula="of:=HOUR([.A29])*60 + MINUTE([.A29])" office:value-type="float" office:value="621" calcext:value-type="float">
            <text:p>621</text:p>
          </table:table-cell>
          <table:table-cell table:formula="of:=[.B29]- [.B$5]" office:value-type="float" office:value="92" calcext:value-type="float">
            <text:p>92</text:p>
          </table:table-cell>
          <table:table-cell office:value-type="float" office:value="56.67" calcext:value-type="float">
            <text:p>56.67</text:p>
          </table:table-cell>
          <table:table-cell office:value-type="float" office:value="430" calcext:value-type="float">
            <text:p>430</text:p>
          </table:table-cell>
          <table:table-cell table:number-columns-repeated="4"/>
          <table:table-cell office:value-type="float" office:value="0.00848684" calcext:value-type="float">
            <text:p>0.00848684</text:p>
          </table:table-cell>
          <table:table-cell office:value-type="float" office:value="0.000938446" calcext:value-type="float">
            <text:p>0.000938446</text:p>
          </table:table-cell>
          <table:table-cell/>
          <table:table-cell office:value-type="time" office:time-value="PT11H57M00S" calcext:value-type="time">
            <text:p>11:57:00 AM</text:p>
          </table:table-cell>
          <table:table-cell table:formula="of:=HOUR([.M29])*60 + MINUTE([.M29])" office:value-type="float" office:value="717" calcext:value-type="float">
            <text:p>717</text:p>
          </table:table-cell>
          <table:table-cell table:formula="of:=[.N29]-[.N$5]" office:value-type="float" office:value="168" calcext:value-type="float">
            <text:p>168</text:p>
          </table:table-cell>
          <table:table-cell office:value-type="float" office:value="251" calcext:value-type="float">
            <text:p>251</text:p>
          </table:table-cell>
          <table:table-cell table:number-columns-repeated="4"/>
          <table:table-cell office:value-type="float" office:value="0.0102752" calcext:value-type="float">
            <text:p>0.0102752</text:p>
          </table:table-cell>
          <table:table-cell office:value-type="float" office:value="0.00089818" calcext:value-type="float">
            <text:p>0.00089818</text:p>
          </table:table-cell>
        </table:table-row>
        <table:table-row table:style-name="ro1">
          <table:table-cell office:value-type="time" office:time-value="PT10H25M00S" calcext:value-type="time">
            <text:p>10:25:00 AM</text:p>
          </table:table-cell>
          <table:table-cell table:formula="of:=HOUR([.A30])*60 + MINUTE([.A30])" office:value-type="float" office:value="625" calcext:value-type="float">
            <text:p>625</text:p>
          </table:table-cell>
          <table:table-cell table:formula="of:=[.B30]- [.B$5]" office:value-type="float" office:value="96" calcext:value-type="float">
            <text:p>96</text:p>
          </table:table-cell>
          <table:table-cell office:value-type="float" office:value="57.17" calcext:value-type="float">
            <text:p>57.17</text:p>
          </table:table-cell>
          <table:table-cell office:value-type="float" office:value="431" calcext:value-type="float">
            <text:p>431</text:p>
          </table:table-cell>
          <table:table-cell table:number-columns-repeated="4"/>
          <table:table-cell office:value-type="float" office:value="0.00848517" calcext:value-type="float">
            <text:p>0.00848517</text:p>
          </table:table-cell>
          <table:table-cell office:value-type="float" office:value="0.000980675" calcext:value-type="float">
            <text:p>0.000980675</text:p>
          </table:table-cell>
          <table:table-cell/>
          <table:table-cell office:value-type="time" office:time-value="PT12H03M00S" calcext:value-type="time">
            <text:p>12:03:00 PM</text:p>
          </table:table-cell>
          <table:table-cell table:formula="of:=HOUR([.M30])*60 + MINUTE([.M30])" office:value-type="float" office:value="723" calcext:value-type="float">
            <text:p>723</text:p>
          </table:table-cell>
          <table:table-cell table:formula="of:=[.N30]-[.N$5]" office:value-type="float" office:value="174" calcext:value-type="float">
            <text:p>174</text:p>
          </table:table-cell>
          <table:table-cell office:value-type="float" office:value="252" calcext:value-type="float">
            <text:p>252</text:p>
          </table:table-cell>
          <table:table-cell table:number-columns-repeated="4"/>
          <table:table-cell office:value-type="float" office:value="0.0104881" calcext:value-type="float">
            <text:p>0.0104881</text:p>
          </table:table-cell>
          <table:table-cell office:value-type="float" office:value="0.000889523" calcext:value-type="float">
            <text:p>0.000889523</text:p>
          </table:table-cell>
        </table:table-row>
        <table:table-row table:style-name="ro1">
          <table:table-cell office:value-type="time" office:time-value="PT10H28M00S" calcext:value-type="time">
            <text:p>10:28:00 AM</text:p>
          </table:table-cell>
          <table:table-cell table:formula="of:=HOUR([.A31])*60 + MINUTE([.A31])" office:value-type="float" office:value="628" calcext:value-type="float">
            <text:p>628</text:p>
          </table:table-cell>
          <table:table-cell table:formula="of:=[.B31]- [.B$5]" office:value-type="float" office:value="99" calcext:value-type="float">
            <text:p>99</text:p>
          </table:table-cell>
          <table:table-cell office:value-type="float" office:value="57.67" calcext:value-type="float">
            <text:p>57.67</text:p>
          </table:table-cell>
          <table:table-cell office:value-type="float" office:value="432" calcext:value-type="float">
            <text:p>432</text:p>
          </table:table-cell>
          <table:table-cell table:number-columns-repeated="4"/>
          <table:table-cell office:value-type="float" office:value="0.0086353" calcext:value-type="float">
            <text:p>0.0086353</text:p>
          </table:table-cell>
          <table:table-cell office:value-type="float" office:value="0.000999409" calcext:value-type="float">
            <text:p>0.000999409</text:p>
          </table:table-cell>
          <table:table-cell/>
          <table:table-cell office:value-type="time" office:time-value="PT12H10M00S" calcext:value-type="time">
            <text:p>12:10:00 PM</text:p>
          </table:table-cell>
          <table:table-cell table:formula="of:=HOUR([.M31])*60 + MINUTE([.M31])" office:value-type="float" office:value="730" calcext:value-type="float">
            <text:p>730</text:p>
          </table:table-cell>
          <table:table-cell table:formula="of:=[.N31]-[.N$5]"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table:number-columns-repeated="4"/>
          <table:table-cell office:value-type="float" office:value="0.0104704" calcext:value-type="float">
            <text:p>0.0104704</text:p>
          </table:table-cell>
          <table:table-cell office:value-type="float" office:value="0.000883418" calcext:value-type="float">
            <text:p>0.000883418</text:p>
          </table:table-cell>
        </table:table-row>
        <table:table-row table:style-name="ro1">
          <table:table-cell office:value-type="time" office:time-value="PT10H32M00S" calcext:value-type="time">
            <text:p>10:32:00 AM</text:p>
          </table:table-cell>
          <table:table-cell table:formula="of:=HOUR([.A32])*60 + MINUTE([.A32])" office:value-type="float" office:value="632" calcext:value-type="float">
            <text:p>632</text:p>
          </table:table-cell>
          <table:table-cell table:formula="of:=[.B32]- [.B$5]" office:value-type="float" office:value="103" calcext:value-type="float">
            <text:p>103</text:p>
          </table:table-cell>
          <table:table-cell office:value-type="float" office:value="58.17" calcext:value-type="float">
            <text:p>58.17</text:p>
          </table:table-cell>
          <table:table-cell office:value-type="float" office:value="433" calcext:value-type="float">
            <text:p>433</text:p>
          </table:table-cell>
          <table:table-cell table:number-columns-repeated="4"/>
          <table:table-cell office:value-type="float" office:value="0.00872162" calcext:value-type="float">
            <text:p>0.00872162</text:p>
          </table:table-cell>
          <table:table-cell office:value-type="float" office:value="0.00102894" calcext:value-type="float">
            <text:p>0.00102894</text:p>
          </table:table-cell>
          <table:table-cell/>
          <table:table-cell table:style-name="Default"/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8"/>
          <table:table-cell office:value-type="float" office:value="0.00880621" calcext:value-type="float">
            <text:p>0.00880621</text:p>
          </table:table-cell>
          <table:table-cell office:value-type="float" office:value="0.000962007" calcext:value-type="float">
            <text:p>0.000962007</text:p>
          </table:table-cell>
          <table:table-cell/>
          <table:table-cell table:style-name="Default"/>
          <table:table-cell table:number-columns-repeated="9"/>
        </table:table-row>
      </table:table>
      <table:table table:name="Sheet9" table:style-name="ta1">
        <table:shapes>
          <draw:frame draw:z-index="0" draw:style-name="gr1" draw:text-style-name="P1" svg:width="6.2988in" svg:height="3.5429in" svg:x="0.2165in" svg:y="4.2in">
            <draw:object draw:notify-on-update-of-ranges="Sheet9.B4:Sheet9.B22 Sheet9.C2:Sheet9.C2 Sheet9.E4:Sheet9.E23 Sheet9.B4:Sheet9.B22 Sheet9.G2:Sheet9.G2 Sheet9.H4:Sheet9.H23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est to check solution to non alignement, colimator top and bottom off, filter bottom off., lamp further, 2.7V</text:p>
          </table:table-cell>
          <table:covered-table-cell table:number-columns-repeated="8"/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Top 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Top 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les' number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s' number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4603" calcext:value-type="float">
            <text:p>4603</text:p>
          </table:table-cell>
          <table:table-cell table:formula="of:=LN([.D4]/[.C4])" office:value-type="float" office:value="2.88538745892202" calcext:value-type="float">
            <text:p>2.8853874589</text:p>
          </table:table-cell>
          <table:table-cell office:value-type="float" office:value="236" calcext:value-type="float">
            <text:p>236</text:p>
          </table:table-cell>
          <table:table-cell office:value-type="float" office:value="14894" calcext:value-type="float">
            <text:p>14894</text:p>
          </table:table-cell>
          <table:table-cell table:formula="of:=-LN([.F4]/[.G4])" office:value-type="float" office:value="4.14488192124498" calcext:value-type="float">
            <text:p>4.1448819212</text:p>
          </table:table-cell>
          <table:table-cell/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LN([.M4]/[.L4])" office:value-type="string" office:string-value="" calcext:value-type="error">
            <text:p>#DIV/0!</text:p>
          </table:table-cell>
          <table:table-cell table:number-columns-repeated="2"/>
          <table:table-cell table:formula="of:=-LN([.O4]/[.P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4846" calcext:value-type="float">
            <text:p>4846</text:p>
          </table:table-cell>
          <table:table-cell table:formula="of:=LN([.D5]/[.C5])" office:value-type="float" office:value="3.05656327242203" calcext:value-type="float">
            <text:p>3.0565632724</text:p>
          </table:table-cell>
          <table:table-cell office:value-type="float" office:value="239" calcext:value-type="float">
            <text:p>239</text:p>
          </table:table-cell>
          <table:table-cell office:value-type="float" office:value="14879" calcext:value-type="float">
            <text:p>14879</text:p>
          </table:table-cell>
          <table:table-cell table:formula="of:=-LN([.F5]/[.G5])" office:value-type="float" office:value="4.13124254989619" calcext:value-type="float">
            <text:p>4.1312425499</text:p>
          </table:table-cell>
          <table:table-cell/>
          <table:table-cell office:value-type="float" office:value="1770" calcext:value-type="float">
            <text:p>17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N([.M5]/[.L5])" office:value-type="string" office:string-value="" calcext:value-type="error">
            <text:p>#DIV/0!</text:p>
          </table:table-cell>
          <table:table-cell table:number-columns-repeated="2"/>
          <table:table-cell table:formula="of:=-LN([.O5]/[.P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853" calcext:value-type="float">
            <text:p>4853</text:p>
          </table:table-cell>
          <table:table-cell table:formula="of:=LN([.D6]/[.C6])" office:value-type="float" office:value="2.96189941027343" calcext:value-type="float">
            <text:p>2.9618994103</text:p>
          </table:table-cell>
          <table:table-cell office:value-type="float" office:value="252" calcext:value-type="float">
            <text:p>252</text:p>
          </table:table-cell>
          <table:table-cell office:value-type="float" office:value="14899" calcext:value-type="float">
            <text:p>14899</text:p>
          </table:table-cell>
          <table:table-cell table:formula="of:=-LN([.F6]/[.G6])" office:value-type="float" office:value="4.07962028807592" calcext:value-type="float">
            <text:p>4.0796202881</text:p>
          </table:table-cell>
          <table:table-cell/>
          <table:table-cell office:value-type="float" office:value="1771" calcext:value-type="float">
            <text:p>177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N([.M6]/[.L6])" office:value-type="string" office:string-value="" calcext:value-type="error">
            <text:p>#DIV/0!</text:p>
          </table:table-cell>
          <table:table-cell table:number-columns-repeated="2"/>
          <table:table-cell table:formula="of:=-LN([.O6]/[.P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office:value-type="float" office:value="4878" calcext:value-type="float">
            <text:p>4878</text:p>
          </table:table-cell>
          <table:table-cell table:formula="of:=LN([.D7]/[.C7])" office:value-type="float" office:value="2.97906183261088" calcext:value-type="float">
            <text:p>2.9790618326</text:p>
          </table:table-cell>
          <table:table-cell office:value-type="float" office:value="266" calcext:value-type="float">
            <text:p>266</text:p>
          </table:table-cell>
          <table:table-cell office:value-type="float" office:value="14911" calcext:value-type="float">
            <text:p>14911</text:p>
          </table:table-cell>
          <table:table-cell table:formula="of:=-LN([.F7]/[.G7])" office:value-type="float" office:value="4.02635816580921" calcext:value-type="float">
            <text:p>4.0263581658</text:p>
          </table:table-cell>
          <table:table-cell/>
          <table:table-cell office:value-type="float" office:value="1772" calcext:value-type="float">
            <text:p>177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N([.M7]/[.L7])" office:value-type="string" office:string-value="" calcext:value-type="error">
            <text:p>#DIV/0!</text:p>
          </table:table-cell>
          <table:table-cell table:number-columns-repeated="2"/>
          <table:table-cell table:formula="of:=-LN([.O7]/[.P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5059" calcext:value-type="float">
            <text:p>5059</text:p>
          </table:table-cell>
          <table:table-cell table:formula="of:=LN([.D8]/[.C8])" office:value-type="float" office:value="2.98374666981237" calcext:value-type="float">
            <text:p>2.9837466698</text:p>
          </table:table-cell>
          <table:table-cell office:value-type="float" office:value="259" calcext:value-type="float">
            <text:p>259</text:p>
          </table:table-cell>
          <table:table-cell office:value-type="float" office:value="14901" calcext:value-type="float">
            <text:p>14901</text:p>
          </table:table-cell>
          <table:table-cell table:formula="of:=-LN([.F8]/[.G8])" office:value-type="float" office:value="4.05235554207592" calcext:value-type="float">
            <text:p>4.0523555421</text:p>
          </table:table-cell>
          <table:table-cell/>
          <table:table-cell office:value-type="float" office:value="1773" calcext:value-type="float">
            <text:p>177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LN([.M8]/[.L8])" office:value-type="string" office:string-value="" calcext:value-type="error">
            <text:p>#DIV/0!</text:p>
          </table:table-cell>
          <table:table-cell table:number-columns-repeated="2"/>
          <table:table-cell table:formula="of:=-LN([.O8]/[.P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5095" calcext:value-type="float">
            <text:p>5095</text:p>
          </table:table-cell>
          <table:table-cell table:formula="of:=LN([.D9]/[.C9])" office:value-type="float" office:value="3.09793563673363" calcext:value-type="float">
            <text:p>3.0979356367</text:p>
          </table:table-cell>
          <table:table-cell office:value-type="float" office:value="296" calcext:value-type="float">
            <text:p>296</text:p>
          </table:table-cell>
          <table:table-cell office:value-type="float" office:value="14902" calcext:value-type="float">
            <text:p>14902</text:p>
          </table:table-cell>
          <table:table-cell table:formula="of:=-LN([.F9]/[.G9])" office:value-type="float" office:value="3.91889125678961" calcext:value-type="float">
            <text:p>3.9188912568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N([.M9]/[.L9])" office:value-type="string" office:string-value="" calcext:value-type="error">
            <text:p>#DIV/0!</text:p>
          </table:table-cell>
          <table:table-cell table:number-columns-repeated="2"/>
          <table:table-cell table:formula="of:=-LN([.O9]/[.P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5211" calcext:value-type="float">
            <text:p>5211</text:p>
          </table:table-cell>
          <table:table-cell table:formula="of:=LN([.D10]/[.C10])" office:value-type="float" office:value="3.03706613704697" calcext:value-type="float">
            <text:p>3.037066137</text:p>
          </table:table-cell>
          <table:table-cell office:value-type="float" office:value="273" calcext:value-type="float">
            <text:p>273</text:p>
          </table:table-cell>
          <table:table-cell office:value-type="float" office:value="14899" calcext:value-type="float">
            <text:p>14899</text:p>
          </table:table-cell>
          <table:table-cell table:formula="of:=-LN([.F10]/[.G10])" office:value-type="float" office:value="3.99957758040238" calcext:value-type="float">
            <text:p>3.9995775804</text:p>
          </table:table-cell>
          <table:table-cell/>
          <table:table-cell office:value-type="float" office:value="1775" calcext:value-type="float">
            <text:p>177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N([.M10]/[.L10])" office:value-type="string" office:string-value="" calcext:value-type="error">
            <text:p>#DIV/0!</text:p>
          </table:table-cell>
          <table:table-cell table:number-columns-repeated="2"/>
          <table:table-cell table:formula="of:=-LN([.O10]/[.P1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office:value-type="float" office:value="5359" calcext:value-type="float">
            <text:p>5359</text:p>
          </table:table-cell>
          <table:table-cell table:formula="of:=LN([.D11]/[.C11])" office:value-type="float" office:value="3.10173573600419" calcext:value-type="float">
            <text:p>3.101735736</text:p>
          </table:table-cell>
          <table:table-cell office:value-type="float" office:value="269" calcext:value-type="float">
            <text:p>269</text:p>
          </table:table-cell>
          <table:table-cell office:value-type="float" office:value="14918" calcext:value-type="float">
            <text:p>14918</text:p>
          </table:table-cell>
          <table:table-cell table:formula="of:=-LN([.F11]/[.G11])" office:value-type="float" office:value="4.01561243691327" calcext:value-type="float">
            <text:p>4.0156124369</text:p>
          </table:table-cell>
          <table:table-cell/>
          <table:table-cell office:value-type="float" office:value="1776" calcext:value-type="float">
            <text:p>177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N([.M11]/[.L11])" office:value-type="string" office:string-value="" calcext:value-type="error">
            <text:p>#DIV/0!</text:p>
          </table:table-cell>
          <table:table-cell table:number-columns-repeated="2"/>
          <table:table-cell table:formula="of:=-LN([.O11]/[.P1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  <table:table-cell office:value-type="float" office:value="5563" calcext:value-type="float">
            <text:p>5563</text:p>
          </table:table-cell>
          <table:table-cell table:formula="of:=LN([.D12]/[.C12])" office:value-type="float" office:value="3.13495508391861" calcext:value-type="float">
            <text:p>3.1349550839</text:p>
          </table:table-cell>
          <table:table-cell office:value-type="float" office:value="266" calcext:value-type="float">
            <text:p>266</text:p>
          </table:table-cell>
          <table:table-cell office:value-type="float" office:value="14907" calcext:value-type="float">
            <text:p>14907</text:p>
          </table:table-cell>
          <table:table-cell table:formula="of:=-LN([.F12]/[.G12])" office:value-type="float" office:value="4.02608987148873" calcext:value-type="float">
            <text:p>4.0260898715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LN([.M12]/[.L12])" office:value-type="string" office:string-value="" calcext:value-type="error">
            <text:p>#DIV/0!</text:p>
          </table:table-cell>
          <table:table-cell table:number-columns-repeated="2"/>
          <table:table-cell table:formula="of:=-LN([.O12]/[.P1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36" calcext:value-type="float">
            <text:p>36</text:p>
          </table:table-cell>
          <table:table-cell office:value-type="float" office:value="268" calcext:value-type="float">
            <text:p>268</text:p>
          </table:table-cell>
          <table:table-cell office:value-type="float" office:value="5524" calcext:value-type="float">
            <text:p>5524</text:p>
          </table:table-cell>
          <table:table-cell table:formula="of:=LN([.D13]/[.C13])" office:value-type="float" office:value="3.02587053401833" calcext:value-type="float">
            <text:p>3.025870534</text:p>
          </table:table-cell>
          <table:table-cell office:value-type="float" office:value="318" calcext:value-type="float">
            <text:p>318</text:p>
          </table:table-cell>
          <table:table-cell office:value-type="float" office:value="14910" calcext:value-type="float">
            <text:p>14910</text:p>
          </table:table-cell>
          <table:table-cell table:formula="of:=-LN([.F13]/[.G13])" office:value-type="float" office:value="3.84773602497861" calcext:value-type="float">
            <text:p>3.847736025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LN([.M13]/[.L13])" office:value-type="string" office:string-value="" calcext:value-type="error">
            <text:p>#DIV/0!</text:p>
          </table:table-cell>
          <table:table-cell table:number-columns-repeated="2"/>
          <table:table-cell table:formula="of:=-LN([.O13]/[.P1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40" calcext:value-type="float">
            <text:p>40</text:p>
          </table:table-cell>
          <table:table-cell office:value-type="float" office:value="262" calcext:value-type="float">
            <text:p>262</text:p>
          </table:table-cell>
          <table:table-cell office:value-type="float" office:value="5539" calcext:value-type="float">
            <text:p>5539</text:p>
          </table:table-cell>
          <table:table-cell table:formula="of:=LN([.D14]/[.C14])" office:value-type="float" office:value="3.05122475427201" calcext:value-type="float">
            <text:p>3.0512247543</text:p>
          </table:table-cell>
          <table:table-cell office:value-type="float" office:value="255" calcext:value-type="float">
            <text:p>255</text:p>
          </table:table-cell>
          <table:table-cell office:value-type="float" office:value="14909" calcext:value-type="float">
            <text:p>14909</text:p>
          </table:table-cell>
          <table:table-cell table:formula="of:=-LN([.F14]/[.G14])" office:value-type="float" office:value="4.06845679126997" calcext:value-type="float">
            <text:p>4.0684567913</text:p>
          </table:table-cell>
          <table:table-cell/>
          <table:table-cell office:value-type="float" office:value="1779" calcext:value-type="float">
            <text:p>177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N([.M14]/[.L14])" office:value-type="string" office:string-value="" calcext:value-type="error">
            <text:p>#DIV/0!</text:p>
          </table:table-cell>
          <table:table-cell table:number-columns-repeated="2"/>
          <table:table-cell table:formula="of:=-LN([.O14]/[.P1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4" calcext:value-type="float">
            <text:p>44</text:p>
          </table:table-cell>
          <table:table-cell office:value-type="float" office:value="257" calcext:value-type="float">
            <text:p>257</text:p>
          </table:table-cell>
          <table:table-cell office:value-type="float" office:value="5681" calcext:value-type="float">
            <text:p>5681</text:p>
          </table:table-cell>
          <table:table-cell table:formula="of:=LN([.D15]/[.C15])" office:value-type="float" office:value="3.09580646766191" calcext:value-type="float">
            <text:p>3.0958064677</text:p>
          </table:table-cell>
          <table:table-cell office:value-type="float" office:value="239" calcext:value-type="float">
            <text:p>239</text:p>
          </table:table-cell>
          <table:table-cell office:value-type="float" office:value="14901" calcext:value-type="float">
            <text:p>14901</text:p>
          </table:table-cell>
          <table:table-cell table:formula="of:=-LN([.F15]/[.G15])" office:value-type="float" office:value="4.13272005184395" calcext:value-type="float">
            <text:p>4.1327200518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N([.M15]/[.L15])" office:value-type="string" office:string-value="" calcext:value-type="error">
            <text:p>#DIV/0!</text:p>
          </table:table-cell>
          <table:table-cell table:number-columns-repeated="2"/>
          <table:table-cell table:formula="of:=-LN([.O15]/[.P1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office:value-type="float" office:value="5591" calcext:value-type="float">
            <text:p>5591</text:p>
          </table:table-cell>
          <table:table-cell table:formula="of:=LN([.D16]/[.C16])" office:value-type="float" office:value="3.14827451768465" calcext:value-type="float">
            <text:p>3.1482745177</text:p>
          </table:table-cell>
          <table:table-cell office:value-type="float" office:value="252" calcext:value-type="float">
            <text:p>252</text:p>
          </table:table-cell>
          <table:table-cell office:value-type="float" office:value="14919" calcext:value-type="float">
            <text:p>14919</text:p>
          </table:table-cell>
          <table:table-cell table:formula="of:=-LN([.F16]/[.G16])" office:value-type="float" office:value="4.08096175987143" calcext:value-type="float">
            <text:p>4.0809617599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LN([.M16]/[.L16])" office:value-type="string" office:string-value="" calcext:value-type="error">
            <text:p>#DIV/0!</text:p>
          </table:table-cell>
          <table:table-cell table:number-columns-repeated="2"/>
          <table:table-cell table:formula="of:=-LN([.O16]/[.P1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52" calcext:value-type="float">
            <text:p>52</text:p>
          </table:table-cell>
          <table:table-cell office:value-type="float" office:value="267" calcext:value-type="float">
            <text:p>267</text:p>
          </table:table-cell>
          <table:table-cell office:value-type="float" office:value="5772" calcext:value-type="float">
            <text:p>5772</text:p>
          </table:table-cell>
          <table:table-cell table:formula="of:=LN([.D17]/[.C17])" office:value-type="float" office:value="3.07352526149351" calcext:value-type="float">
            <text:p>3.0735252615</text:p>
          </table:table-cell>
          <table:table-cell office:value-type="float" office:value="289" calcext:value-type="float">
            <text:p>289</text:p>
          </table:table-cell>
          <table:table-cell office:value-type="float" office:value="14912" calcext:value-type="float">
            <text:p>14912</text:p>
          </table:table-cell>
          <table:table-cell table:formula="of:=-LN([.F17]/[.G17])" office:value-type="float" office:value="3.94349484881294" calcext:value-type="float">
            <text:p>3.9434948488</text:p>
          </table:table-cell>
          <table:table-cell/>
          <table:table-cell office:value-type="float" office:value="1782" calcext:value-type="float">
            <text:p>1782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LN([.M17]/[.L17])" office:value-type="string" office:string-value="" calcext:value-type="error">
            <text:p>#DIV/0!</text:p>
          </table:table-cell>
          <table:table-cell table:number-columns-repeated="2"/>
          <table:table-cell table:formula="of:=-LN([.O17]/[.P1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5784" calcext:value-type="float">
            <text:p>5784</text:p>
          </table:table-cell>
          <table:table-cell table:formula="of:=LN([.D18]/[.C18])" office:value-type="float" office:value="3.26922321748624" calcext:value-type="float">
            <text:p>3.2692232175</text:p>
          </table:table-cell>
          <table:table-cell office:value-type="float" office:value="293" calcext:value-type="float">
            <text:p>293</text:p>
          </table:table-cell>
          <table:table-cell office:value-type="float" office:value="14909" calcext:value-type="float">
            <text:p>14909</text:p>
          </table:table-cell>
          <table:table-cell table:formula="of:=-LN([.F18]/[.G18])" office:value-type="float" office:value="3.92954772741133" calcext:value-type="float">
            <text:p>3.9295477274</text:p>
          </table:table-cell>
          <table:table-cell/>
          <table:table-cell office:value-type="float" office:value="1783" calcext:value-type="float">
            <text:p>178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LN([.M18]/[.L18])" office:value-type="string" office:string-value="" calcext:value-type="error">
            <text:p>#DIV/0!</text:p>
          </table:table-cell>
          <table:table-cell table:number-columns-repeated="2"/>
          <table:table-cell table:formula="of:=-LN([.O18]/[.P1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0" calcext:value-type="float">
            <text:p>60</text:p>
          </table:table-cell>
          <table:table-cell office:value-type="float" office:value="226" calcext:value-type="float">
            <text:p>226</text:p>
          </table:table-cell>
          <table:table-cell office:value-type="float" office:value="5810" calcext:value-type="float">
            <text:p>5810</text:p>
          </table:table-cell>
          <table:table-cell table:formula="of:=LN([.D19]/[.C19])" office:value-type="float" office:value="3.24680085057367" calcext:value-type="float">
            <text:p>3.2468008506</text:p>
          </table:table-cell>
          <table:table-cell office:value-type="float" office:value="284" calcext:value-type="float">
            <text:p>284</text:p>
          </table:table-cell>
          <table:table-cell office:value-type="float" office:value="14903" calcext:value-type="float">
            <text:p>14903</text:p>
          </table:table-cell>
          <table:table-cell table:formula="of:=-LN([.F19]/[.G19])" office:value-type="float" office:value="3.96034357578759" calcext:value-type="float">
            <text:p>3.9603435758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N([.M19]/[.L19])" office:value-type="string" office:string-value="" calcext:value-type="error">
            <text:p>#DIV/0!</text:p>
          </table:table-cell>
          <table:table-cell table:number-columns-repeated="2"/>
          <table:table-cell table:formula="of:=-LN([.O19]/[.P1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4" calcext:value-type="float">
            <text:p>64</text:p>
          </table:table-cell>
          <table:table-cell office:value-type="float" office:value="276" calcext:value-type="float">
            <text:p>276</text:p>
          </table:table-cell>
          <table:table-cell office:value-type="float" office:value="5945" calcext:value-type="float">
            <text:p>5945</text:p>
          </table:table-cell>
          <table:table-cell table:formula="of:=LN([.D20]/[.C20])" office:value-type="float" office:value="3.06990494340773" calcext:value-type="float">
            <text:p>3.0699049434</text:p>
          </table:table-cell>
          <table:table-cell office:value-type="float" office:value="263" calcext:value-type="float">
            <text:p>263</text:p>
          </table:table-cell>
          <table:table-cell office:value-type="float" office:value="14888" calcext:value-type="float">
            <text:p>14888</text:p>
          </table:table-cell>
          <table:table-cell table:formula="of:=-LN([.F20]/[.G20])" office:value-type="float" office:value="4.03615676614432" calcext:value-type="float">
            <text:p>4.0361567661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LN([.M20]/[.L20])" office:value-type="string" office:string-value="" calcext:value-type="error">
            <text:p>#DIV/0!</text:p>
          </table:table-cell>
          <table:table-cell table:number-columns-repeated="2"/>
          <table:table-cell table:formula="of:=-LN([.O20]/[.P2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8" calcext:value-type="float">
            <text:p>68</text:p>
          </table:table-cell>
          <table:table-cell office:value-type="float" office:value="217" calcext:value-type="float">
            <text:p>217</text:p>
          </table:table-cell>
          <table:table-cell office:value-type="float" office:value="5923" calcext:value-type="float">
            <text:p>5923</text:p>
          </table:table-cell>
          <table:table-cell table:formula="of:=LN([.D21]/[.C21])" office:value-type="float" office:value="3.30670100273651" calcext:value-type="float">
            <text:p>3.3067010027</text:p>
          </table:table-cell>
          <table:table-cell office:value-type="float" office:value="299" calcext:value-type="float">
            <text:p>299</text:p>
          </table:table-cell>
          <table:table-cell office:value-type="float" office:value="14894" calcext:value-type="float">
            <text:p>14894</text:p>
          </table:table-cell>
          <table:table-cell table:formula="of:=-LN([.F21]/[.G21])" office:value-type="float" office:value="3.9082701528799" calcext:value-type="float">
            <text:p>3.9082701529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LN([.M21]/[.L21])" office:value-type="string" office:string-value="" calcext:value-type="error">
            <text:p>#DIV/0!</text:p>
          </table:table-cell>
          <table:table-cell table:number-columns-repeated="2"/>
          <table:table-cell table:formula="of:=-LN([.O21]/[.P2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72" calcext:value-type="float">
            <text:p>72</text:p>
          </table:table-cell>
          <table:table-cell office:value-type="float" office:value="260" calcext:value-type="float">
            <text:p>260</text:p>
          </table:table-cell>
          <table:table-cell office:value-type="float" office:value="5921" calcext:value-type="float">
            <text:p>5921</text:p>
          </table:table-cell>
          <table:table-cell table:formula="of:=LN([.D22]/[.C22])" office:value-type="float" office:value="3.12557900151625" calcext:value-type="float">
            <text:p>3.1255790015</text:p>
          </table:table-cell>
          <table:table-cell office:value-type="float" office:value="251" calcext:value-type="float">
            <text:p>251</text:p>
          </table:table-cell>
          <table:table-cell office:value-type="float" office:value="14906" calcext:value-type="float">
            <text:p>14906</text:p>
          </table:table-cell>
          <table:table-cell table:formula="of:=-LN([.F22]/[.G22])" office:value-type="float" office:value="4.08406615630986" calcext:value-type="float">
            <text:p>4.0840661563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LN([.M22]/[.L22])" office:value-type="string" office:string-value="" calcext:value-type="error">
            <text:p>#DIV/0!</text:p>
          </table:table-cell>
          <table:table-cell table:number-columns-repeated="2"/>
          <table:table-cell table:formula="of:=-LN([.O22]/[.P22])" office:value-type="string" office:string-value="" calcext:value-type="error">
            <text:p>#DIV/0!</text:p>
          </table:table-cell>
          <table:table-cell/>
        </table:table-row>
      </table:table>
      <table:table table:name="Sheet10" table:style-name="ta1">
        <table:shapes>
          <draw:frame draw:z-index="0" draw:style-name="gr1" draw:text-style-name="P1" svg:width="6.2988in" svg:height="3.5429in" svg:x="8.1in" svg:y="0.5012in">
            <draw:object draw:notify-on-update-of-ranges="Sheet10.B4:Sheet10.B35 Sheet10.C2:Sheet10.C2 Sheet10.E4:Sheet10.E35 Sheet10.B4:Sheet10.B35 Sheet10.G2:Sheet10.G2 Sheet10.H4:Sheet10.H35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est to check <text:s/>filter was an issue, 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Top , without collimator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, with collimator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les' number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2865" calcext:value-type="float">
            <text:p>2865</text:p>
          </table:table-cell>
          <table:table-cell office:value-type="float" office:value="12469" calcext:value-type="float">
            <text:p>12469</text:p>
          </table:table-cell>
          <table:table-cell table:formula="of:=LN([.D4]/[.C4])" office:value-type="float" office:value="1.47067721384775" calcext:value-type="float">
            <text:p>1.4706772138</text:p>
          </table:table-cell>
          <table:table-cell office:value-type="float" office:value="4953" calcext:value-type="float">
            <text:p>4953</text:p>
          </table:table-cell>
          <table:table-cell office:value-type="float" office:value="14965" calcext:value-type="float">
            <text:p>14965</text:p>
          </table:table-cell>
          <table:table-cell table:formula="of:=LN([.G4]/[.F4])" office:value-type="float" office:value="1.10572068769856" calcext:value-type="float">
            <text:p>1.1057206877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4" calcext:value-type="float">
            <text:p>4</text:p>
          </table:table-cell>
          <table:table-cell office:value-type="float" office:value="2625" calcext:value-type="float">
            <text:p>2625</text:p>
          </table:table-cell>
          <table:table-cell office:value-type="float" office:value="12370" calcext:value-type="float">
            <text:p>12370</text:p>
          </table:table-cell>
          <table:table-cell table:formula="of:=LN([.D5]/[.C5])" office:value-type="float" office:value="1.55019329036081" calcext:value-type="float">
            <text:p>1.5501932904</text:p>
          </table:table-cell>
          <table:table-cell office:value-type="float" office:value="5268" calcext:value-type="float">
            <text:p>5268</text:p>
          </table:table-cell>
          <table:table-cell office:value-type="float" office:value="14973" calcext:value-type="float">
            <text:p>14973</text:p>
          </table:table-cell>
          <table:table-cell table:formula="of:=LN([.G5]/[.F5])" office:value-type="float" office:value="1.04459779527455" calcext:value-type="float">
            <text:p>1.0445977953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8" calcext:value-type="float">
            <text:p>8</text:p>
          </table:table-cell>
          <table:table-cell office:value-type="float" office:value="2577" calcext:value-type="float">
            <text:p>2577</text:p>
          </table:table-cell>
          <table:table-cell office:value-type="float" office:value="12376" calcext:value-type="float">
            <text:p>12376</text:p>
          </table:table-cell>
          <table:table-cell table:formula="of:=LN([.D6]/[.C6])" office:value-type="float" office:value="1.56913318160054" calcext:value-type="float">
            <text:p>1.5691331816</text:p>
          </table:table-cell>
          <table:table-cell office:value-type="float" office:value="5616" calcext:value-type="float">
            <text:p>5616</text:p>
          </table:table-cell>
          <table:table-cell office:value-type="float" office:value="14976" calcext:value-type="float">
            <text:p>14976</text:p>
          </table:table-cell>
          <table:table-cell table:formula="of:=LN([.G6]/[.F6])" office:value-type="float" office:value="0.980829253011726" calcext:value-type="float">
            <text:p>0.980829253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2" calcext:value-type="float">
            <text:p>12</text:p>
          </table:table-cell>
          <table:table-cell office:value-type="float" office:value="2596" calcext:value-type="float">
            <text:p>2596</text:p>
          </table:table-cell>
          <table:table-cell office:value-type="float" office:value="12367" calcext:value-type="float">
            <text:p>12367</text:p>
          </table:table-cell>
          <table:table-cell table:formula="of:=LN([.D7]/[.C7])" office:value-type="float" office:value="1.56105983591808" calcext:value-type="float">
            <text:p>1.5610598359</text:p>
          </table:table-cell>
          <table:table-cell office:value-type="float" office:value="5846" calcext:value-type="float">
            <text:p>5846</text:p>
          </table:table-cell>
          <table:table-cell office:value-type="float" office:value="14990" calcext:value-type="float">
            <text:p>14990</text:p>
          </table:table-cell>
          <table:table-cell table:formula="of:=LN([.G7]/[.F7])" office:value-type="float" office:value="0.941625645425452" calcext:value-type="float">
            <text:p>0.9416256454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  <table:table-cell office:value-type="float" office:value="2634" calcext:value-type="float">
            <text:p>2634</text:p>
          </table:table-cell>
          <table:table-cell office:value-type="float" office:value="12413" calcext:value-type="float">
            <text:p>12413</text:p>
          </table:table-cell>
          <table:table-cell table:formula="of:=LN([.D8]/[.C8])" office:value-type="float" office:value="1.55024070721272" calcext:value-type="float">
            <text:p>1.5502407072</text:p>
          </table:table-cell>
          <table:table-cell office:value-type="float" office:value="5853" calcext:value-type="float">
            <text:p>5853</text:p>
          </table:table-cell>
          <table:table-cell office:value-type="float" office:value="14982" calcext:value-type="float">
            <text:p>14982</text:p>
          </table:table-cell>
          <table:table-cell table:formula="of:=LN([.G8]/[.F8])" office:value-type="float" office:value="0.939895130216607" calcext:value-type="float">
            <text:p>0.9398951302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2483" calcext:value-type="float">
            <text:p>2483</text:p>
          </table:table-cell>
          <table:table-cell office:value-type="float" office:value="12453" calcext:value-type="float">
            <text:p>12453</text:p>
          </table:table-cell>
          <table:table-cell table:formula="of:=LN([.D9]/[.C9])" office:value-type="float" office:value="1.61249405121298" calcext:value-type="float">
            <text:p>1.6124940512</text:p>
          </table:table-cell>
          <table:table-cell office:value-type="float" office:value="5991" calcext:value-type="float">
            <text:p>5991</text:p>
          </table:table-cell>
          <table:table-cell office:value-type="float" office:value="14993" calcext:value-type="float">
            <text:p>14993</text:p>
          </table:table-cell>
          <table:table-cell table:formula="of:=LN([.G9]/[.F9])" office:value-type="float" office:value="0.917325082410978" calcext:value-type="float">
            <text:p>0.9173250824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4" calcext:value-type="float">
            <text:p>24</text:p>
          </table:table-cell>
          <table:table-cell office:value-type="float" office:value="2529" calcext:value-type="float">
            <text:p>2529</text:p>
          </table:table-cell>
          <table:table-cell office:value-type="float" office:value="12510" calcext:value-type="float">
            <text:p>12510</text:p>
          </table:table-cell>
          <table:table-cell table:formula="of:=LN([.D10]/[.C10])" office:value-type="float" office:value="1.59870435679099" calcext:value-type="float">
            <text:p>1.5987043568</text:p>
          </table:table-cell>
          <table:table-cell office:value-type="float" office:value="6097" calcext:value-type="float">
            <text:p>6097</text:p>
          </table:table-cell>
          <table:table-cell office:value-type="float" office:value="14991" calcext:value-type="float">
            <text:p>14991</text:p>
          </table:table-cell>
          <table:table-cell table:formula="of:=LN([.G10]/[.F10])" office:value-type="float" office:value="0.899653174104498" calcext:value-type="float">
            <text:p>0.8996531741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8" calcext:value-type="float">
            <text:p>28</text:p>
          </table:table-cell>
          <table:table-cell office:value-type="float" office:value="2453" calcext:value-type="float">
            <text:p>2453</text:p>
          </table:table-cell>
          <table:table-cell office:value-type="float" office:value="12455" calcext:value-type="float">
            <text:p>12455</text:p>
          </table:table-cell>
          <table:table-cell table:formula="of:=LN([.D11]/[.C11])" office:value-type="float" office:value="1.62481038343779" calcext:value-type="float">
            <text:p>1.6248103834</text:p>
          </table:table-cell>
          <table:table-cell office:value-type="float" office:value="6348" calcext:value-type="float">
            <text:p>6348</text:p>
          </table:table-cell>
          <table:table-cell office:value-type="float" office:value="14989" calcext:value-type="float">
            <text:p>14989</text:p>
          </table:table-cell>
          <table:table-cell table:formula="of:=LN([.G11]/[.F11])" office:value-type="float" office:value="0.859176796084296" calcext:value-type="float">
            <text:p>0.8591767961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32" calcext:value-type="float">
            <text:p>32</text:p>
          </table:table-cell>
          <table:table-cell office:value-type="float" office:value="2443" calcext:value-type="float">
            <text:p>2443</text:p>
          </table:table-cell>
          <table:table-cell office:value-type="float" office:value="12427" calcext:value-type="float">
            <text:p>12427</text:p>
          </table:table-cell>
          <table:table-cell table:formula="of:=LN([.D12]/[.C12])" office:value-type="float" office:value="1.62664473254825" calcext:value-type="float">
            <text:p>1.6266447325</text:p>
          </table:table-cell>
          <table:table-cell office:value-type="float" office:value="6530" calcext:value-type="float">
            <text:p>6530</text:p>
          </table:table-cell>
          <table:table-cell office:value-type="float" office:value="14985" calcext:value-type="float">
            <text:p>14985</text:p>
          </table:table-cell>
          <table:table-cell table:formula="of:=LN([.G12]/[.F12])" office:value-type="float" office:value="0.830642757480287" calcext:value-type="float">
            <text:p>0.8306427575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36" calcext:value-type="float">
            <text:p>36</text:p>
          </table:table-cell>
          <table:table-cell office:value-type="float" office:value="2486" calcext:value-type="float">
            <text:p>2486</text:p>
          </table:table-cell>
          <table:table-cell office:value-type="float" office:value="12560" calcext:value-type="float">
            <text:p>12560</text:p>
          </table:table-cell>
          <table:table-cell table:formula="of:=LN([.D13]/[.C13])" office:value-type="float" office:value="1.61984216795153" calcext:value-type="float">
            <text:p>1.619842168</text:p>
          </table:table-cell>
          <table:table-cell office:value-type="float" office:value="6701" calcext:value-type="float">
            <text:p>6701</text:p>
          </table:table-cell>
          <table:table-cell office:value-type="float" office:value="14990" calcext:value-type="float">
            <text:p>14990</text:p>
          </table:table-cell>
          <table:table-cell table:formula="of:=LN([.G13]/[.F13])" office:value-type="float" office:value="0.805126543123473" calcext:value-type="float">
            <text:p>0.8051265431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0" calcext:value-type="float">
            <text:p>40</text:p>
          </table:table-cell>
          <table:table-cell office:value-type="float" office:value="2301" calcext:value-type="float">
            <text:p>2301</text:p>
          </table:table-cell>
          <table:table-cell office:value-type="float" office:value="12504" calcext:value-type="float">
            <text:p>12504</text:p>
          </table:table-cell>
          <table:table-cell table:formula="of:=LN([.D14]/[.C14])" office:value-type="float" office:value="1.69270478206595" calcext:value-type="float">
            <text:p>1.6927047821</text:p>
          </table:table-cell>
          <table:table-cell office:value-type="float" office:value="6719" calcext:value-type="float">
            <text:p>6719</text:p>
          </table:table-cell>
          <table:table-cell office:value-type="float" office:value="14984" calcext:value-type="float">
            <text:p>14984</text:p>
          </table:table-cell>
          <table:table-cell table:formula="of:=LN([.G14]/[.F14])" office:value-type="float" office:value="0.802043631203774" calcext:value-type="float">
            <text:p>0.8020436312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44" calcext:value-type="float">
            <text:p>44</text:p>
          </table:table-cell>
          <table:table-cell office:value-type="float" office:value="2301" calcext:value-type="float">
            <text:p>2301</text:p>
          </table:table-cell>
          <table:table-cell office:value-type="float" office:value="12504" calcext:value-type="float">
            <text:p>12504</text:p>
          </table:table-cell>
          <table:table-cell table:formula="of:=LN([.D15]/[.C15])" office:value-type="float" office:value="1.69270478206595" calcext:value-type="float">
            <text:p>1.6927047821</text:p>
          </table:table-cell>
          <table:table-cell office:value-type="float" office:value="6785" calcext:value-type="float">
            <text:p>6785</text:p>
          </table:table-cell>
          <table:table-cell office:value-type="float" office:value="14985" calcext:value-type="float">
            <text:p>14985</text:p>
          </table:table-cell>
          <table:table-cell table:formula="of:=LN([.G15]/[.F15])" office:value-type="float" office:value="0.792335407481794" calcext:value-type="float">
            <text:p>0.7923354075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8" calcext:value-type="float">
            <text:p>48</text:p>
          </table:table-cell>
          <table:table-cell office:value-type="float" office:value="2359" calcext:value-type="float">
            <text:p>2359</text:p>
          </table:table-cell>
          <table:table-cell office:value-type="float" office:value="12480" calcext:value-type="float">
            <text:p>12480</text:p>
          </table:table-cell>
          <table:table-cell table:formula="of:=LN([.D16]/[.C16])" office:value-type="float" office:value="1.66588956251574" calcext:value-type="float">
            <text:p>1.6658895625</text:p>
          </table:table-cell>
          <table:table-cell office:value-type="float" office:value="6877" calcext:value-type="float">
            <text:p>6877</text:p>
          </table:table-cell>
          <table:table-cell office:value-type="float" office:value="14991" calcext:value-type="float">
            <text:p>14991</text:p>
          </table:table-cell>
          <table:table-cell table:formula="of:=LN([.G16]/[.F16])" office:value-type="float" office:value="0.779267510692479" calcext:value-type="float">
            <text:p>0.7792675107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52" calcext:value-type="float">
            <text:p>52</text:p>
          </table:table-cell>
          <table:table-cell office:value-type="float" office:value="2336" calcext:value-type="float">
            <text:p>2336</text:p>
          </table:table-cell>
          <table:table-cell office:value-type="float" office:value="12595" calcext:value-type="float">
            <text:p>12595</text:p>
          </table:table-cell>
          <table:table-cell table:formula="of:=LN([.D17]/[.C17])" office:value-type="float" office:value="1.68485984483859" calcext:value-type="float">
            <text:p>1.6848598448</text:p>
          </table:table-cell>
          <table:table-cell office:value-type="float" office:value="6972" calcext:value-type="float">
            <text:p>6972</text:p>
          </table:table-cell>
          <table:table-cell office:value-type="float" office:value="14987" calcext:value-type="float">
            <text:p>14987</text:p>
          </table:table-cell>
          <table:table-cell table:formula="of:=LN([.G17]/[.F17])" office:value-type="float" office:value="0.765281031005085" calcext:value-type="float">
            <text:p>0.765281031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56" calcext:value-type="float">
            <text:p>56</text:p>
          </table:table-cell>
          <table:table-cell office:value-type="float" office:value="2350" calcext:value-type="float">
            <text:p>2350</text:p>
          </table:table-cell>
          <table:table-cell office:value-type="float" office:value="12538" calcext:value-type="float">
            <text:p>12538</text:p>
          </table:table-cell>
          <table:table-cell table:formula="of:=LN([.D18]/[.C18])" office:value-type="float" office:value="1.67434870469571" calcext:value-type="float">
            <text:p>1.6743487047</text:p>
          </table:table-cell>
          <table:table-cell office:value-type="float" office:value="7135" calcext:value-type="float">
            <text:p>7135</text:p>
          </table:table-cell>
          <table:table-cell office:value-type="float" office:value="14981" calcext:value-type="float">
            <text:p>14981</text:p>
          </table:table-cell>
          <table:table-cell table:formula="of:=LN([.G18]/[.F18])" office:value-type="float" office:value="0.741770480606445" calcext:value-type="float">
            <text:p>0.7417704806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0" calcext:value-type="float">
            <text:p>60</text:p>
          </table:table-cell>
          <table:table-cell office:value-type="float" office:value="2303" calcext:value-type="float">
            <text:p>2303</text:p>
          </table:table-cell>
          <table:table-cell office:value-type="float" office:value="12567" calcext:value-type="float">
            <text:p>12567</text:p>
          </table:table-cell>
          <table:table-cell table:formula="of:=LN([.D19]/[.C19])" office:value-type="float" office:value="1.69686170979446" calcext:value-type="float">
            <text:p>1.6968617098</text:p>
          </table:table-cell>
          <table:table-cell office:value-type="float" office:value="7214" calcext:value-type="float">
            <text:p>7214</text:p>
          </table:table-cell>
          <table:table-cell office:value-type="float" office:value="14985" calcext:value-type="float">
            <text:p>14985</text:p>
          </table:table-cell>
          <table:table-cell table:formula="of:=LN([.G19]/[.F19])" office:value-type="float" office:value="0.731026118287279" calcext:value-type="float">
            <text:p>0.7310261183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4" calcext:value-type="float">
            <text:p>64</text:p>
          </table:table-cell>
          <table:table-cell office:value-type="float" office:value="2343" calcext:value-type="float">
            <text:p>2343</text:p>
          </table:table-cell>
          <table:table-cell office:value-type="float" office:value="12551" calcext:value-type="float">
            <text:p>12551</text:p>
          </table:table-cell>
          <table:table-cell table:formula="of:=LN([.D20]/[.C20])" office:value-type="float" office:value="1.67836818415265" calcext:value-type="float">
            <text:p>1.6783681842</text:p>
          </table:table-cell>
          <table:table-cell office:value-type="float" office:value="7216" calcext:value-type="float">
            <text:p>7216</text:p>
          </table:table-cell>
          <table:table-cell office:value-type="float" office:value="14989" calcext:value-type="float">
            <text:p>14989</text:p>
          </table:table-cell>
          <table:table-cell table:formula="of:=LN([.G20]/[.F20])" office:value-type="float" office:value="0.731015815988136" calcext:value-type="float">
            <text:p>0.731015816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LN([.D21]/[.C21])" office:value-type="string" office:string-value="" calcext:value-type="error">
            <text:p>#DIV/0!</text:p>
          </table:table-cell>
          <table:table-cell table:number-columns-repeated="2"/>
          <table:table-cell table:formula="of:=LN([.G21]/[.F2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72" calcext:value-type="float">
            <text:p>72</text:p>
          </table:table-cell>
          <table:table-cell office:value-type="float" office:value="2279" calcext:value-type="float">
            <text:p>2279</text:p>
          </table:table-cell>
          <table:table-cell office:value-type="float" office:value="12577" calcext:value-type="float">
            <text:p>12577</text:p>
          </table:table-cell>
          <table:table-cell table:formula="of:=LN([.D22]/[.C22])" office:value-type="float" office:value="1.70813299880147" calcext:value-type="float">
            <text:p>1.7081329988</text:p>
          </table:table-cell>
          <table:table-cell office:value-type="float" office:value="7412" calcext:value-type="float">
            <text:p>7412</text:p>
          </table:table-cell>
          <table:table-cell office:value-type="float" office:value="14992" calcext:value-type="float">
            <text:p>14992</text:p>
          </table:table-cell>
          <table:table-cell table:formula="of:=LN([.G22]/[.F22])" office:value-type="float" office:value="0.704416417072953" calcext:value-type="float">
            <text:p>0.7044164171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76" calcext:value-type="float">
            <text:p>76</text:p>
          </table:table-cell>
          <table:table-cell office:value-type="float" office:value="2169" calcext:value-type="float">
            <text:p>2169</text:p>
          </table:table-cell>
          <table:table-cell office:value-type="float" office:value="12611" calcext:value-type="float">
            <text:p>12611</text:p>
          </table:table-cell>
          <table:table-cell table:formula="of:=LN([.D23]/[.C23])" office:value-type="float" office:value="1.760303217129" calcext:value-type="float">
            <text:p>1.7603032171</text:p>
          </table:table-cell>
          <table:table-cell office:value-type="float" office:value="7401" calcext:value-type="float">
            <text:p>7401</text:p>
          </table:table-cell>
          <table:table-cell office:value-type="float" office:value="14985" calcext:value-type="float">
            <text:p>14985</text:p>
          </table:table-cell>
          <table:table-cell table:formula="of:=LN([.G23]/[.F23])" office:value-type="float" office:value="0.705434574553297" calcext:value-type="float">
            <text:p>0.7054345746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80" calcext:value-type="float">
            <text:p>80</text:p>
          </table:table-cell>
          <table:table-cell office:value-type="float" office:value="2200" calcext:value-type="float">
            <text:p>2200</text:p>
          </table:table-cell>
          <table:table-cell office:value-type="float" office:value="12515" calcext:value-type="float">
            <text:p>12515</text:p>
          </table:table-cell>
          <table:table-cell table:formula="of:=LN([.D24]/[.C24])" office:value-type="float" office:value="1.73847056451947" calcext:value-type="float">
            <text:p>1.7384705645</text:p>
          </table:table-cell>
          <table:table-cell office:value-type="float" office:value="7529" calcext:value-type="float">
            <text:p>7529</text:p>
          </table:table-cell>
          <table:table-cell office:value-type="float" office:value="14990" calcext:value-type="float">
            <text:p>14990</text:p>
          </table:table-cell>
          <table:table-cell table:formula="of:=LN([.G24]/[.F24])" office:value-type="float" office:value="0.688621081246521" calcext:value-type="float">
            <text:p>0.6886210812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84" calcext:value-type="float">
            <text:p>84</text:p>
          </table:table-cell>
          <table:table-cell office:value-type="float" office:value="2122" calcext:value-type="float">
            <text:p>2122</text:p>
          </table:table-cell>
          <table:table-cell office:value-type="float" office:value="12598" calcext:value-type="float">
            <text:p>12598</text:p>
          </table:table-cell>
          <table:table-cell table:formula="of:=LN([.D25]/[.C25])" office:value-type="float" office:value="1.78117903100795" calcext:value-type="float">
            <text:p>1.781179031</text:p>
          </table:table-cell>
          <table:table-cell office:value-type="float" office:value="7549" calcext:value-type="float">
            <text:p>7549</text:p>
          </table:table-cell>
          <table:table-cell office:value-type="float" office:value="14983" calcext:value-type="float">
            <text:p>14983</text:p>
          </table:table-cell>
          <table:table-cell table:formula="of:=LN([.G25]/[.F25])" office:value-type="float" office:value="0.685501120903519" calcext:value-type="float">
            <text:p>0.6855011209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8" calcext:value-type="float">
            <text:p>88</text:p>
          </table:table-cell>
          <table:table-cell office:value-type="float" office:value="2234" calcext:value-type="float">
            <text:p>2234</text:p>
          </table:table-cell>
          <table:table-cell office:value-type="float" office:value="12611" calcext:value-type="float">
            <text:p>12611</text:p>
          </table:table-cell>
          <table:table-cell table:formula="of:=LN([.D26]/[.C26])" office:value-type="float" office:value="1.73077574832673" calcext:value-type="float">
            <text:p>1.7307757483</text:p>
          </table:table-cell>
          <table:table-cell office:value-type="float" office:value="7781" calcext:value-type="float">
            <text:p>7781</text:p>
          </table:table-cell>
          <table:table-cell office:value-type="float" office:value="14988" calcext:value-type="float">
            <text:p>14988</text:p>
          </table:table-cell>
          <table:table-cell table:formula="of:=LN([.G26]/[.F26])" office:value-type="float" office:value="0.655565016296648" calcext:value-type="float">
            <text:p>0.6555650163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92" calcext:value-type="float">
            <text:p>92</text:p>
          </table:table-cell>
          <table:table-cell office:value-type="float" office:value="2234" calcext:value-type="float">
            <text:p>2234</text:p>
          </table:table-cell>
          <table:table-cell office:value-type="float" office:value="12611" calcext:value-type="float">
            <text:p>12611</text:p>
          </table:table-cell>
          <table:table-cell table:formula="of:=LN([.D27]/[.C27])" office:value-type="float" office:value="1.73077574832673" calcext:value-type="float">
            <text:p>1.7307757483</text:p>
          </table:table-cell>
          <table:table-cell office:value-type="float" office:value="7720" calcext:value-type="float">
            <text:p>7720</text:p>
          </table:table-cell>
          <table:table-cell office:value-type="float" office:value="14983" calcext:value-type="float">
            <text:p>14983</text:p>
          </table:table-cell>
          <table:table-cell table:formula="of:=LN([.G27]/[.F27])" office:value-type="float" office:value="0.663101861024322" calcext:value-type="float">
            <text:p>0.663101861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96" calcext:value-type="float">
            <text:p>96</text:p>
          </table:table-cell>
          <table:table-cell office:value-type="float" office:value="2206" calcext:value-type="float">
            <text:p>2206</text:p>
          </table:table-cell>
          <table:table-cell office:value-type="float" office:value="12582" calcext:value-type="float">
            <text:p>12582</text:p>
          </table:table-cell>
          <table:table-cell table:formula="of:=LN([.D28]/[.C28])" office:value-type="float" office:value="1.74108630031653" calcext:value-type="float">
            <text:p>1.7410863003</text:p>
          </table:table-cell>
          <table:table-cell office:value-type="float" office:value="7746" calcext:value-type="float">
            <text:p>7746</text:p>
          </table:table-cell>
          <table:table-cell office:value-type="float" office:value="14988" calcext:value-type="float">
            <text:p>14988</text:p>
          </table:table-cell>
          <table:table-cell table:formula="of:=LN([.G28]/[.F28])" office:value-type="float" office:value="0.660073299838881" calcext:value-type="float">
            <text:p>0.6600732998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00" calcext:value-type="float">
            <text:p>100</text:p>
          </table:table-cell>
          <table:table-cell office:value-type="float" office:value="2171" calcext:value-type="float">
            <text:p>2171</text:p>
          </table:table-cell>
          <table:table-cell office:value-type="float" office:value="12571" calcext:value-type="float">
            <text:p>12571</text:p>
          </table:table-cell>
          <table:table-cell table:formula="of:=LN([.D29]/[.C29])" office:value-type="float" office:value="1.75620468303654" calcext:value-type="float">
            <text:p>1.756204683</text:p>
          </table:table-cell>
          <table:table-cell office:value-type="float" office:value="7720" calcext:value-type="float">
            <text:p>7720</text:p>
          </table:table-cell>
          <table:table-cell office:value-type="float" office:value="14988" calcext:value-type="float">
            <text:p>14988</text:p>
          </table:table-cell>
          <table:table-cell table:formula="of:=LN([.G29]/[.F29])" office:value-type="float" office:value="0.663435516894756" calcext:value-type="float">
            <text:p>0.6634355169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04" calcext:value-type="float">
            <text:p>104</text:p>
          </table:table-cell>
          <table:table-cell office:value-type="float" office:value="2052" calcext:value-type="float">
            <text:p>2052</text:p>
          </table:table-cell>
          <table:table-cell office:value-type="float" office:value="12555" calcext:value-type="float">
            <text:p>12555</text:p>
          </table:table-cell>
          <table:table-cell table:formula="of:=LN([.D30]/[.C30])" office:value-type="float" office:value="1.81130406530103" calcext:value-type="float">
            <text:p>1.8113040653</text:p>
          </table:table-cell>
          <table:table-cell office:value-type="float" office:value="7568" calcext:value-type="float">
            <text:p>7568</text:p>
          </table:table-cell>
          <table:table-cell office:value-type="float" office:value="14988" calcext:value-type="float">
            <text:p>14988</text:p>
          </table:table-cell>
          <table:table-cell table:formula="of:=LN([.G30]/[.F30])" office:value-type="float" office:value="0.683321049181864" calcext:value-type="float">
            <text:p>0.6833210492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08" calcext:value-type="float">
            <text:p>108</text:p>
          </table:table-cell>
          <table:table-cell office:value-type="float" office:value="1980" calcext:value-type="float">
            <text:p>1980</text:p>
          </table:table-cell>
          <table:table-cell office:value-type="float" office:value="12617" calcext:value-type="float">
            <text:p>12617</text:p>
          </table:table-cell>
          <table:table-cell table:formula="of:=LN([.D31]/[.C31])" office:value-type="float" office:value="1.85194826623916" calcext:value-type="float">
            <text:p>1.8519482662</text:p>
          </table:table-cell>
          <table:table-cell office:value-type="float" office:value="7863" calcext:value-type="float">
            <text:p>7863</text:p>
          </table:table-cell>
          <table:table-cell office:value-type="float" office:value="14982" calcext:value-type="float">
            <text:p>14982</text:p>
          </table:table-cell>
          <table:table-cell table:formula="of:=LN([.G31]/[.F31])" office:value-type="float" office:value="0.644681267516312" calcext:value-type="float">
            <text:p>0.6446812675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12" calcext:value-type="float">
            <text:p>112</text:p>
          </table:table-cell>
          <table:table-cell office:value-type="float" office:value="2051" calcext:value-type="float">
            <text:p>2051</text:p>
          </table:table-cell>
          <table:table-cell office:value-type="float" office:value="12623" calcext:value-type="float">
            <text:p>12623</text:p>
          </table:table-cell>
          <table:table-cell table:formula="of:=LN([.D32]/[.C32])" office:value-type="float" office:value="1.81719306768048" calcext:value-type="float">
            <text:p>1.8171930677</text:p>
          </table:table-cell>
          <table:table-cell office:value-type="float" office:value="7862" calcext:value-type="float">
            <text:p>7862</text:p>
          </table:table-cell>
          <table:table-cell office:value-type="float" office:value="14991" calcext:value-type="float">
            <text:p>14991</text:p>
          </table:table-cell>
          <table:table-cell table:formula="of:=LN([.G32]/[.F32])" office:value-type="float" office:value="0.645408994030509" calcext:value-type="float">
            <text:p>0.645408994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16" calcext:value-type="float">
            <text:p>116</text:p>
          </table:table-cell>
          <table:table-cell office:value-type="float" office:value="1997" calcext:value-type="float">
            <text:p>1997</text:p>
          </table:table-cell>
          <table:table-cell office:value-type="float" office:value="12617" calcext:value-type="float">
            <text:p>12617</text:p>
          </table:table-cell>
          <table:table-cell table:formula="of:=LN([.D33]/[.C33])" office:value-type="float" office:value="1.84339905651193" calcext:value-type="float">
            <text:p>1.8433990565</text:p>
          </table:table-cell>
          <table:table-cell office:value-type="float" office:value="7853" calcext:value-type="float">
            <text:p>7853</text:p>
          </table:table-cell>
          <table:table-cell office:value-type="float" office:value="14992" calcext:value-type="float">
            <text:p>14992</text:p>
          </table:table-cell>
          <table:table-cell table:formula="of:=LN([.G33]/[.F33])" office:value-type="float" office:value="0.646621101103329" calcext:value-type="float">
            <text:p>0.6466211011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20" calcext:value-type="float">
            <text:p>120</text:p>
          </table:table-cell>
          <table:table-cell office:value-type="float" office:value="2093" calcext:value-type="float">
            <text:p>2093</text:p>
          </table:table-cell>
          <table:table-cell office:value-type="float" office:value="12626" calcext:value-type="float">
            <text:p>12626</text:p>
          </table:table-cell>
          <table:table-cell table:formula="of:=LN([.D34]/[.C34])" office:value-type="float" office:value="1.79715973648157" calcext:value-type="float">
            <text:p>1.7971597365</text:p>
          </table:table-cell>
          <table:table-cell office:value-type="float" office:value="7677" calcext:value-type="float">
            <text:p>7677</text:p>
          </table:table-cell>
          <table:table-cell office:value-type="float" office:value="14987" calcext:value-type="float">
            <text:p>14987</text:p>
          </table:table-cell>
          <table:table-cell table:formula="of:=LN([.G34]/[.F34])" office:value-type="float" office:value="0.668954312817098" calcext:value-type="float">
            <text:p>0.6689543128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23" calcext:value-type="float">
            <text:p>123</text:p>
          </table:table-cell>
          <table:table-cell office:value-type="float" office:value="2064" calcext:value-type="float">
            <text:p>2064</text:p>
          </table:table-cell>
          <table:table-cell office:value-type="float" office:value="12562" calcext:value-type="float">
            <text:p>12562</text:p>
          </table:table-cell>
          <table:table-cell table:formula="of:=LN([.D35]/[.C35])" office:value-type="float" office:value="1.80603053641287" calcext:value-type="float">
            <text:p>1.8060305364</text:p>
          </table:table-cell>
          <table:table-cell office:value-type="float" office:value="7760" calcext:value-type="float">
            <text:p>7760</text:p>
          </table:table-cell>
          <table:table-cell office:value-type="float" office:value="14991" calcext:value-type="float">
            <text:p>14991</text:p>
          </table:table-cell>
          <table:table-cell table:formula="of:=LN([.G35]/[.F35])" office:value-type="float" office:value="0.65846768683505" calcext:value-type="float">
            <text:p>0.6584676868</text:p>
          </table:table-cell>
          <table:table-cell/>
        </table:table-row>
      </table:table>
      <table:table table:name="Sheet11" table:style-name="ta1">
        <table:shapes>
          <draw:frame draw:z-index="0" draw:style-name="gr1" draw:text-style-name="P1" svg:width="6.2988in" svg:height="3.5429in" svg:x="1.0134in" svg:y="7.2902in">
            <draw:object draw:notify-on-update-of-ranges="Sheet11.C7:Sheet11.C21 Sheet11.D5:Sheet11.D5 Sheet11.F7:Sheet11.F21 Sheet11.C7:Sheet11.C21 Sheet11.M5:Sheet11.M5 Sheet11.O7:Sheet11.O21 Sheet11.C7:Sheet11.C21 Sheet11.V5:Sheet11.V5 Sheet11.X7:Sheet11.X21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6.2988in" svg:height="3.5429in" svg:x="9.7685in" svg:y="7.0925in">
            <draw:object draw:notify-on-update-of-ranges="Sheet11.C7:Sheet11.C21 Sheet11.G5:Sheet11.G5 Sheet11.I7:Sheet11.I21 Sheet11.C7:Sheet11.C21 Sheet11.P5:Sheet11.P5 Sheet11.R7:Sheet11.R21 Sheet11.C7:Sheet11.C21 Sheet11.Y5:Sheet11.Y5 Sheet11.AA7:Sheet11.AA21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5" table:default-cell-style-name="Default"/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 table:number-columns-spanned="27" table:number-rows-spanned="2">
            <text:p>TEST 1 </text:p>
          </table:table-cell>
          <table:covered-table-cell table:style-name="ce1"/>
          <table:covered-table-cell table:number-columns-repeated="8"/>
          <table:covered-table-cell table:style-name="ce1"/>
          <table:covered-table-cell table:number-columns-repeated="8"/>
          <table:covered-table-cell table:style-name="ce1"/>
          <table:covered-table-cell table:number-columns-repeated="7"/>
          <table:table-cell/>
        </table:table-row>
        <table:table-row table:style-name="ro1">
          <table:covered-table-cell table:number-columns-repeated="2" table:style-name="ce1"/>
          <table:covered-table-cell table:number-columns-repeated="8"/>
          <table:covered-table-cell table:style-name="ce1"/>
          <table:covered-table-cell table:number-columns-repeated="8"/>
          <table:covered-table-cell table:style-name="ce1"/>
          <table:covered-table-cell table:number-columns-repeated="7"/>
          <table:table-cell/>
        </table:table-row>
        <table:table-row table:style-name="ro1">
          <table:table-cell table:style-name="ce1" table:number-columns-repeated="2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Bottom and top no collimator, RT, filter bottom, position 1 lamp, 2.7V</text:p>
          </table:table-cell>
          <table:covered-table-cell table:style-name="ce1"/>
          <table:covered-table-cell table:number-columns-repeated="8"/>
          <table:table-cell table:style-name="ce1" office:value-type="string" calcext:value-type="string" table:number-columns-spanned="9" table:number-rows-spanned="1">
            <text:p>Bottom and top no collimator, RT, filter bottom, position 2 lamp, 2.7V</text:p>
          </table:table-cell>
          <table:covered-table-cell table:number-columns-repeated="8"/>
          <table:table-cell table:style-name="ce1" office:value-type="string" calcext:value-type="string" table:number-columns-spanned="9" table:number-rows-spanned="1">
            <text:p>Bottom and top no collimator, RT, filter bottom, position 3 lamp, 2.7V</text:p>
          </table:table-cell>
          <table:covered-table-cell table:number-columns-repeated="8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1">
            <text:p>Top ,65.5V, pos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, 51.8V, pos1</text:p>
          </table:table-cell>
          <table:covered-table-cell table:style-name="ce5"/>
          <table:covered-table-cell/>
          <table:table-cell table:number-columns-repeated="3"/>
          <table:table-cell table:style-name="ce5" office:value-type="string" calcext:value-type="string" table:number-columns-spanned="3" table:number-rows-spanned="1">
            <text:p>Top ,65.5V, pos2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, 51.8V, pos2</text:p>
          </table:table-cell>
          <table:covered-table-cell table:style-name="ce5"/>
          <table:covered-table-cell/>
          <table:table-cell table:number-columns-repeated="3"/>
          <table:table-cell table:style-name="ce5" office:value-type="string" calcext:value-type="string" table:number-columns-spanned="3" table:number-rows-spanned="1">
            <text:p>Top ,65.5V, pos3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, 51.8V, pos3</text:p>
          </table:table-cell>
          <table:covered-table-cell table:style-name="ce5"/>
          <table:covered-table-cell/>
          <table:table-cell/>
        </table:table-row>
        <table:table-row table:style-name="ro1">
          <table:table-cell office:value-type="string" calcext:value-type="string">
            <text:p>files' number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style-name="ce11" office:value-type="string" calcext:value-type="string">
            <text:p>lamp position (mm)</text:p>
          </table:table-cell>
          <table:table-cell office:value-type="string" calcext:value-type="string">
            <text:p>files' number</text:p>
          </table:table-cell>
          <table:table-cell/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s' number</text:p>
          </table:table-cell>
          <table:table-cell/>
          <table:table-cell office:value-type="string" calcext:value-type="string">
            <text:p>dark Region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drak Region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&lt;PE&gt;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office:value-type="float" office:value="4055" calcext:value-type="float">
            <text:p>4055</text:p>
          </table:table-cell>
          <table:table-cell table:formula="of:=LN([.E7]/[.D7])" office:value-type="float" office:value="0.749711008018708" calcext:value-type="float">
            <text:p>0.749711008</text:p>
          </table:table-cell>
          <table:table-cell office:value-type="float" office:value="3199" calcext:value-type="float">
            <text:p>3199</text:p>
          </table:table-cell>
          <table:table-cell office:value-type="float" office:value="7849" calcext:value-type="float">
            <text:p>7849</text:p>
          </table:table-cell>
          <table:table-cell table:formula="of:=LN([.H7]/[.G7])" office:value-type="float" office:value="0.897547874177296" calcext:value-type="float">
            <text:p>0.8975478742</text:p>
          </table:table-cell>
          <table:table-cell table:style-name="ce11"/>
          <table:table-cell office:value-type="float" office:value="1821" calcext:value-type="float">
            <text:p>1821</text:p>
          </table:table-cell>
          <table:table-cell office:value-type="float" office:value="1" calcext:value-type="float">
            <text:p>1</text:p>
          </table:table-cell>
          <table:table-cell office:value-type="float" office:value="1318" calcext:value-type="float">
            <text:p>1318</text:p>
          </table:table-cell>
          <table:table-cell office:value-type="float" office:value="3996" calcext:value-type="float">
            <text:p>3996</text:p>
          </table:table-cell>
          <table:table-cell table:formula="of:=LN([.N7]/[.M7])" office:value-type="float" office:value="1.10917842470599" calcext:value-type="float">
            <text:p>1.1091784247</text:p>
          </table:table-cell>
          <table:table-cell office:value-type="float" office:value="5056" calcext:value-type="float">
            <text:p>5056</text:p>
          </table:table-cell>
          <table:table-cell office:value-type="float" office:value="7760" calcext:value-type="float">
            <text:p>7760</text:p>
          </table:table-cell>
          <table:table-cell table:formula="of:=-LN([.P7]/[.Q7])" office:value-type="float" office:value="0.428406677350571" calcext:value-type="float">
            <text:p>0.4284066774</text:p>
          </table:table-cell>
          <table:table-cell/>
          <table:table-cell office:value-type="float" office:value="1851" calcext:value-type="float">
            <text:p>18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.55535" calcext:value-type="float">
            <text:p>-3.55535</text:p>
          </table:table-cell>
          <table:table-cell office:value-type="float" office:value="7561" calcext:value-type="float">
            <text:p>7561</text:p>
          </table:table-cell>
          <table:table-cell office:value-type="float" office:value="6125" calcext:value-type="float">
            <text:p>6125</text:p>
          </table:table-cell>
          <table:table-cell office:value-type="float" office:value="0.210625" calcext:value-type="float">
            <text:p>0.210625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19" calcext:value-type="float">
            <text:p>1819</text:p>
          </table:table-cell>
          <table:table-cell office:value-type="float" office:value="4185" calcext:value-type="float">
            <text:p>4185</text:p>
          </table:table-cell>
          <table:table-cell table:formula="of:=LN([.E8]/[.D8])" office:value-type="float" office:value="0.833219804405453" calcext:value-type="float">
            <text:p>0.8332198044</text:p>
          </table:table-cell>
          <table:table-cell office:value-type="float" office:value="3022" calcext:value-type="float">
            <text:p>3022</text:p>
          </table:table-cell>
          <table:table-cell office:value-type="float" office:value="7851" calcext:value-type="float">
            <text:p>7851</text:p>
          </table:table-cell>
          <table:table-cell table:formula="of:=LN([.H8]/[.G8])" office:value-type="float" office:value="0.954722048365571" calcext:value-type="float">
            <text:p>0.9547220484</text:p>
          </table:table-cell>
          <table:table-cell table:style-name="ce11" office:value-type="string" calcext:value-type="string">
            <text:p>Pos 1 : 13.71</text:p>
          </table:table-cell>
          <table:table-cell office:value-type="float" office:value="1822" calcext:value-type="float">
            <text:p>1822</text:p>
          </table:table-cell>
          <table:table-cell office:value-type="float" office:value="2" calcext:value-type="float">
            <text:p>2</text:p>
          </table:table-cell>
          <table:table-cell office:value-type="float" office:value="1324" calcext:value-type="float">
            <text:p>1324</text:p>
          </table:table-cell>
          <table:table-cell office:value-type="float" office:value="3839" calcext:value-type="float">
            <text:p>3839</text:p>
          </table:table-cell>
          <table:table-cell table:formula="of:=LN([.N8]/[.M8])" office:value-type="float" office:value="1.06455445850384" calcext:value-type="float">
            <text:p>1.0645544585</text:p>
          </table:table-cell>
          <table:table-cell office:value-type="float" office:value="5028" calcext:value-type="float">
            <text:p>5028</text:p>
          </table:table-cell>
          <table:table-cell office:value-type="float" office:value="7804" calcext:value-type="float">
            <text:p>7804</text:p>
          </table:table-cell>
          <table:table-cell table:formula="of:=-LN([.P8]/[.Q8])" office:value-type="float" office:value="0.439614132032864" calcext:value-type="float">
            <text:p>0.439614132</text:p>
          </table:table-cell>
          <table:table-cell/>
          <table:table-cell office:value-type="float" office:value="1852" calcext:value-type="float">
            <text:p>18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3.49651" calcext:value-type="float">
            <text:p>-3.49651</text:p>
          </table:table-cell>
          <table:table-cell office:value-type="float" office:value="7689" calcext:value-type="float">
            <text:p>7689</text:p>
          </table:table-cell>
          <table:table-cell office:value-type="float" office:value="6176" calcext:value-type="float">
            <text:p>6176</text:p>
          </table:table-cell>
          <table:table-cell office:value-type="float" office:value="0.21912" calcext:value-type="float">
            <text:p>0.21912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62" calcext:value-type="float">
            <text:p>1662</text:p>
          </table:table-cell>
          <table:table-cell office:value-type="float" office:value="4098" calcext:value-type="float">
            <text:p>4098</text:p>
          </table:table-cell>
          <table:table-cell table:formula="of:=LN([.E9]/[.D9])" office:value-type="float" office:value="0.902477353383452" calcext:value-type="float">
            <text:p>0.9024773534</text:p>
          </table:table-cell>
          <table:table-cell office:value-type="float" office:value="3010" calcext:value-type="float">
            <text:p>3010</text:p>
          </table:table-cell>
          <table:table-cell office:value-type="float" office:value="7824" calcext:value-type="float">
            <text:p>7824</text:p>
          </table:table-cell>
          <table:table-cell table:formula="of:=LN([.H9]/[.G9])" office:value-type="float" office:value="0.955255853971732" calcext:value-type="float">
            <text:p>0.955255854</text:p>
          </table:table-cell>
          <table:table-cell table:style-name="ce11" office:value-type="string" calcext:value-type="string">
            <text:p>Pos 2 : 70.87</text:p>
          </table:table-cell>
          <table:table-cell office:value-type="float" office:value="1823" calcext:value-type="float">
            <text:p>1823</text:p>
          </table:table-cell>
          <table:table-cell office:value-type="float" office:value="3" calcext:value-type="float">
            <text:p>3</text:p>
          </table:table-cell>
          <table:table-cell office:value-type="float" office:value="1340" calcext:value-type="float">
            <text:p>1340</text:p>
          </table:table-cell>
          <table:table-cell office:value-type="float" office:value="3858" calcext:value-type="float">
            <text:p>3858</text:p>
          </table:table-cell>
          <table:table-cell table:formula="of:=LN([.N9]/[.M9])" office:value-type="float" office:value="1.05747930052072" calcext:value-type="float">
            <text:p>1.0574793005</text:p>
          </table:table-cell>
          <table:table-cell office:value-type="float" office:value="5248" calcext:value-type="float">
            <text:p>5248</text:p>
          </table:table-cell>
          <table:table-cell office:value-type="float" office:value="7847" calcext:value-type="float">
            <text:p>7847</text:p>
          </table:table-cell>
          <table:table-cell table:formula="of:=-LN([.P9]/[.Q9])" office:value-type="float" office:value="0.402284241503548" calcext:value-type="float">
            <text:p>0.4022842415</text:p>
          </table:table-cell>
          <table:table-cell/>
          <table:table-cell office:value-type="float" office:value="1853" calcext:value-type="float">
            <text:p>18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-2.53897" calcext:value-type="float">
            <text:p>-2.53897</text:p>
          </table:table-cell>
          <table:table-cell office:value-type="float" office:value="7746" calcext:value-type="float">
            <text:p>7746</text:p>
          </table:table-cell>
          <table:table-cell office:value-type="float" office:value="5986" calcext:value-type="float">
            <text:p>5986</text:p>
          </table:table-cell>
          <table:table-cell office:value-type="float" office:value="0.257753" calcext:value-type="float">
            <text:p>0.257753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57" calcext:value-type="float">
            <text:p>1657</text:p>
          </table:table-cell>
          <table:table-cell office:value-type="float" office:value="3997" calcext:value-type="float">
            <text:p>3997</text:p>
          </table:table-cell>
          <table:table-cell table:formula="of:=LN([.E10]/[.D10])" office:value-type="float" office:value="0.880535341284761" calcext:value-type="float">
            <text:p>0.8805353413</text:p>
          </table:table-cell>
          <table:table-cell office:value-type="float" office:value="2903" calcext:value-type="float">
            <text:p>2903</text:p>
          </table:table-cell>
          <table:table-cell office:value-type="float" office:value="7810" calcext:value-type="float">
            <text:p>7810</text:p>
          </table:table-cell>
          <table:table-cell table:formula="of:=LN([.H10]/[.G10])" office:value-type="float" office:value="0.989660278809102" calcext:value-type="float">
            <text:p>0.9896602788</text:p>
          </table:table-cell>
          <table:table-cell table:style-name="ce11" office:value-type="string" calcext:value-type="string">
            <text:p>Pso 3 : 141.74</text:p>
          </table:table-cell>
          <table:table-cell office:value-type="float" office:value="1824" calcext:value-type="float">
            <text:p>1824</text:p>
          </table:table-cell>
          <table:table-cell office:value-type="float" office:value="4" calcext:value-type="float">
            <text:p>4</text:p>
          </table:table-cell>
          <table:table-cell office:value-type="float" office:value="1319" calcext:value-type="float">
            <text:p>1319</text:p>
          </table:table-cell>
          <table:table-cell office:value-type="float" office:value="3982" calcext:value-type="float">
            <text:p>3982</text:p>
          </table:table-cell>
          <table:table-cell table:formula="of:=LN([.N10]/[.M10])" office:value-type="float" office:value="1.10491033190683" calcext:value-type="float">
            <text:p>1.1049103319</text:p>
          </table:table-cell>
          <table:table-cell office:value-type="float" office:value="5124" calcext:value-type="float">
            <text:p>5124</text:p>
          </table:table-cell>
          <table:table-cell office:value-type="float" office:value="7739" calcext:value-type="float">
            <text:p>7739</text:p>
          </table:table-cell>
          <table:table-cell table:formula="of:=-LN([.P10]/[.Q10])" office:value-type="float" office:value="0.412337096253834" calcext:value-type="float">
            <text:p>0.4123370963</text:p>
          </table:table-cell>
          <table:table-cell/>
          <table:table-cell office:value-type="float" office:value="1854" calcext:value-type="float">
            <text:p>18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-2.97041" calcext:value-type="float">
            <text:p>-2.97041</text:p>
          </table:table-cell>
          <table:table-cell office:value-type="float" office:value="7729" calcext:value-type="float">
            <text:p>7729</text:p>
          </table:table-cell>
          <table:table-cell office:value-type="float" office:value="6066" calcext:value-type="float">
            <text:p>6066</text:p>
          </table:table-cell>
          <table:table-cell office:value-type="float" office:value="0.24228" calcext:value-type="float">
            <text:p>0.24228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33" calcext:value-type="float">
            <text:p>1533</text:p>
          </table:table-cell>
          <table:table-cell office:value-type="float" office:value="4044" calcext:value-type="float">
            <text:p>4044</text:p>
          </table:table-cell>
          <table:table-cell table:formula="of:=LN([.E11]/[.D11])" office:value-type="float" office:value="0.970007701268548" calcext:value-type="float">
            <text:p>0.9700077013</text:p>
          </table:table-cell>
          <table:table-cell office:value-type="float" office:value="2859" calcext:value-type="float">
            <text:p>2859</text:p>
          </table:table-cell>
          <table:table-cell office:value-type="float" office:value="7887" calcext:value-type="float">
            <text:p>7887</text:p>
          </table:table-cell>
          <table:table-cell table:formula="of:=LN([.H11]/[.G11])" office:value-type="float" office:value="1.01474392107568" calcext:value-type="float">
            <text:p>1.0147439211</text:p>
          </table:table-cell>
          <table:table-cell/>
          <table:table-cell office:value-type="float" office:value="1825" calcext:value-type="float">
            <text:p>1825</text:p>
          </table:table-cell>
          <table:table-cell office:value-type="float" office:value="5" calcext:value-type="float">
            <text:p>5</text:p>
          </table:table-cell>
          <table:table-cell office:value-type="float" office:value="1425" calcext:value-type="float">
            <text:p>1425</text:p>
          </table:table-cell>
          <table:table-cell office:value-type="float" office:value="3833" calcext:value-type="float">
            <text:p>3833</text:p>
          </table:table-cell>
          <table:table-cell table:formula="of:=LN([.N11]/[.M11])" office:value-type="float" office:value="0.989475972677804" calcext:value-type="float">
            <text:p>0.9894759727</text:p>
          </table:table-cell>
          <table:table-cell office:value-type="float" office:value="5093" calcext:value-type="float">
            <text:p>5093</text:p>
          </table:table-cell>
          <table:table-cell office:value-type="float" office:value="7674" calcext:value-type="float">
            <text:p>7674</text:p>
          </table:table-cell>
          <table:table-cell table:formula="of:=-LN([.P11]/[.Q11])" office:value-type="float" office:value="0.409970943922293" calcext:value-type="float">
            <text:p>0.4099709439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3.3673" calcext:value-type="float">
            <text:p>-3.3673</text:p>
          </table:table-cell>
          <table:table-cell office:value-type="float" office:value="7717" calcext:value-type="float">
            <text:p>7717</text:p>
          </table:table-cell>
          <table:table-cell office:value-type="float" office:value="6105" calcext:value-type="float">
            <text:p>6105</text:p>
          </table:table-cell>
          <table:table-cell office:value-type="float" office:value="0.234318" calcext:value-type="float">
            <text:p>0.234318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68" calcext:value-type="float">
            <text:p>1568</text:p>
          </table:table-cell>
          <table:table-cell office:value-type="float" office:value="3964" calcext:value-type="float">
            <text:p>3964</text:p>
          </table:table-cell>
          <table:table-cell table:formula="of:=LN([.E12]/[.D12])" office:value-type="float" office:value="0.927452694539525" calcext:value-type="float">
            <text:p>0.9274526945</text:p>
          </table:table-cell>
          <table:table-cell office:value-type="float" office:value="2722" calcext:value-type="float">
            <text:p>2722</text:p>
          </table:table-cell>
          <table:table-cell office:value-type="float" office:value="7774" calcext:value-type="float">
            <text:p>7774</text:p>
          </table:table-cell>
          <table:table-cell table:formula="of:=LN([.H12]/[.G12])" office:value-type="float" office:value="1.04941792820076" calcext:value-type="float">
            <text:p>1.0494179282</text:p>
          </table:table-cell>
          <table:table-cell/>
          <table:table-cell office:value-type="float" office:value="1826" calcext:value-type="float">
            <text:p>1826</text:p>
          </table:table-cell>
          <table:table-cell office:value-type="float" office:value="6" calcext:value-type="float">
            <text:p>6</text:p>
          </table:table-cell>
          <table:table-cell office:value-type="float" office:value="1370" calcext:value-type="float">
            <text:p>1370</text:p>
          </table:table-cell>
          <table:table-cell office:value-type="float" office:value="3922" calcext:value-type="float">
            <text:p>3922</text:p>
          </table:table-cell>
          <table:table-cell table:formula="of:=LN([.N12]/[.M12])" office:value-type="float" office:value="1.05179098793412" calcext:value-type="float">
            <text:p>1.0517909879</text:p>
          </table:table-cell>
          <table:table-cell office:value-type="float" office:value="5080" calcext:value-type="float">
            <text:p>5080</text:p>
          </table:table-cell>
          <table:table-cell office:value-type="float" office:value="7918" calcext:value-type="float">
            <text:p>7918</text:p>
          </table:table-cell>
          <table:table-cell table:formula="of:=-LN([.P12]/[.Q12])" office:value-type="float" office:value="0.443827387093548" calcext:value-type="float">
            <text:p>0.4438273871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.55535" calcext:value-type="float">
            <text:p>-3.55535</text:p>
          </table:table-cell>
          <table:table-cell office:value-type="float" office:value="7590" calcext:value-type="float">
            <text:p>7590</text:p>
          </table:table-cell>
          <table:table-cell office:value-type="float" office:value="5974" calcext:value-type="float">
            <text:p>5974</text:p>
          </table:table-cell>
          <table:table-cell office:value-type="float" office:value="0.239415" calcext:value-type="float">
            <text:p>0.239415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545" calcext:value-type="float">
            <text:p>1545</text:p>
          </table:table-cell>
          <table:table-cell office:value-type="float" office:value="4098" calcext:value-type="float">
            <text:p>4098</text:p>
          </table:table-cell>
          <table:table-cell table:formula="of:=LN([.E13]/[.D13])" office:value-type="float" office:value="0.975475139466999" calcext:value-type="float">
            <text:p>0.9754751395</text:p>
          </table:table-cell>
          <table:table-cell office:value-type="float" office:value="2711" calcext:value-type="float">
            <text:p>2711</text:p>
          </table:table-cell>
          <table:table-cell office:value-type="float" office:value="7781" calcext:value-type="float">
            <text:p>7781</text:p>
          </table:table-cell>
          <table:table-cell table:formula="of:=LN([.H13]/[.G13])" office:value-type="float" office:value="1.05436729411826" calcext:value-type="float">
            <text:p>1.0543672941</text:p>
          </table:table-cell>
          <table:table-cell/>
          <table:table-cell office:value-type="float" office:value="1827" calcext:value-type="float">
            <text:p>1827</text:p>
          </table:table-cell>
          <table:table-cell office:value-type="float" office:value="7" calcext:value-type="float">
            <text:p>7</text:p>
          </table:table-cell>
          <table:table-cell office:value-type="float" office:value="1480" calcext:value-type="float">
            <text:p>1480</text:p>
          </table:table-cell>
          <table:table-cell office:value-type="float" office:value="3857" calcext:value-type="float">
            <text:p>3857</text:p>
          </table:table-cell>
          <table:table-cell table:formula="of:=LN([.N13]/[.M13])" office:value-type="float" office:value="0.957847591450067" calcext:value-type="float">
            <text:p>0.9578475915</text:p>
          </table:table-cell>
          <table:table-cell office:value-type="float" office:value="5018" calcext:value-type="float">
            <text:p>5018</text:p>
          </table:table-cell>
          <table:table-cell office:value-type="float" office:value="7733" calcext:value-type="float">
            <text:p>7733</text:p>
          </table:table-cell>
          <table:table-cell table:formula="of:=-LN([.P13]/[.Q13])" office:value-type="float" office:value="0.432465437682668" calcext:value-type="float">
            <text:p>0.4324654377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2.52573" calcext:value-type="float">
            <text:p>-2.52573</text:p>
          </table:table-cell>
          <table:table-cell office:value-type="float" office:value="7671" calcext:value-type="float">
            <text:p>7671</text:p>
          </table:table-cell>
          <table:table-cell office:value-type="float" office:value="6046" calcext:value-type="float">
            <text:p>6046</text:p>
          </table:table-cell>
          <table:table-cell office:value-type="float" office:value="0.23805" calcext:value-type="float">
            <text:p>0.23805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729" calcext:value-type="float">
            <text:p>1729</text:p>
          </table:table-cell>
          <table:table-cell office:value-type="float" office:value="4067" calcext:value-type="float">
            <text:p>4067</text:p>
          </table:table-cell>
          <table:table-cell table:formula="of:=LN([.E14]/[.D14])" office:value-type="float" office:value="0.855362420223934" calcext:value-type="float">
            <text:p>0.8553624202</text:p>
          </table:table-cell>
          <table:table-cell office:value-type="float" office:value="2721" calcext:value-type="float">
            <text:p>2721</text:p>
          </table:table-cell>
          <table:table-cell office:value-type="float" office:value="7798" calcext:value-type="float">
            <text:p>7798</text:p>
          </table:table-cell>
          <table:table-cell table:formula="of:=LN([.H14]/[.G14])" office:value-type="float" office:value="1.0528678307593" calcext:value-type="float">
            <text:p>1.0528678308</text:p>
          </table:table-cell>
          <table:table-cell table:formula="of:=70.87-13.71" office:value-type="float" office:value="57.16" calcext:value-type="float">
            <text:p>57.16</text:p>
          </table:table-cell>
          <table:table-cell office:value-type="float" office:value="1828" calcext:value-type="float">
            <text:p>1828</text:p>
          </table:table-cell>
          <table:table-cell office:value-type="float" office:value="8" calcext:value-type="float">
            <text:p>8</text:p>
          </table:table-cell>
          <table:table-cell office:value-type="float" office:value="1452" calcext:value-type="float">
            <text:p>1452</text:p>
          </table:table-cell>
          <table:table-cell office:value-type="float" office:value="3892" calcext:value-type="float">
            <text:p>3892</text:p>
          </table:table-cell>
          <table:table-cell table:formula="of:=LN([.N14]/[.M14])" office:value-type="float" office:value="0.985981247921154" calcext:value-type="float">
            <text:p>0.9859812479</text:p>
          </table:table-cell>
          <table:table-cell office:value-type="float" office:value="5123" calcext:value-type="float">
            <text:p>5123</text:p>
          </table:table-cell>
          <table:table-cell office:value-type="float" office:value="7764" calcext:value-type="float">
            <text:p>7764</text:p>
          </table:table-cell>
          <table:table-cell table:formula="of:=-LN([.P14]/[.Q14])" office:value-type="float" office:value="0.415757460349699" calcext:value-type="float">
            <text:p>0.4157574603</text:p>
          </table:table-cell>
          <table:table-cell/>
          <table:table-cell office:value-type="float" office:value="1858" calcext:value-type="float">
            <text:p>185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-2.75154" calcext:value-type="float">
            <text:p>-2.75154</text:p>
          </table:table-cell>
          <table:table-cell office:value-type="float" office:value="7594" calcext:value-type="float">
            <text:p>7594</text:p>
          </table:table-cell>
          <table:table-cell office:value-type="float" office:value="6121" calcext:value-type="float">
            <text:p>6121</text:p>
          </table:table-cell>
          <table:table-cell office:value-type="float" office:value="0.215633" calcext:value-type="float">
            <text:p>0.215633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625" calcext:value-type="float">
            <text:p>1625</text:p>
          </table:table-cell>
          <table:table-cell office:value-type="float" office:value="4116" calcext:value-type="float">
            <text:p>4116</text:p>
          </table:table-cell>
          <table:table-cell table:formula="of:=LN([.E15]/[.D15])" office:value-type="float" office:value="0.929374002190102" calcext:value-type="float">
            <text:p>0.9293740022</text:p>
          </table:table-cell>
          <table:table-cell office:value-type="float" office:value="2641" calcext:value-type="float">
            <text:p>2641</text:p>
          </table:table-cell>
          <table:table-cell office:value-type="float" office:value="7745" calcext:value-type="float">
            <text:p>7745</text:p>
          </table:table-cell>
          <table:table-cell table:formula="of:=LN([.H15]/[.G15])" office:value-type="float" office:value="1.07588984055384" calcext:value-type="float">
            <text:p>1.0758898406</text:p>
          </table:table-cell>
          <table:table-cell/>
          <table:table-cell office:value-type="float" office:value="1829" calcext:value-type="float">
            <text:p>1829</text:p>
          </table:table-cell>
          <table:table-cell office:value-type="float" office:value="9" calcext:value-type="float">
            <text:p>9</text:p>
          </table:table-cell>
          <table:table-cell office:value-type="float" office:value="1396" calcext:value-type="float">
            <text:p>1396</text:p>
          </table:table-cell>
          <table:table-cell office:value-type="float" office:value="3965" calcext:value-type="float">
            <text:p>3965</text:p>
          </table:table-cell>
          <table:table-cell table:formula="of:=LN([.N15]/[.M15])" office:value-type="float" office:value="1.04389485074663" calcext:value-type="float">
            <text:p>1.0438948507</text:p>
          </table:table-cell>
          <table:table-cell office:value-type="float" office:value="5119" calcext:value-type="float">
            <text:p>5119</text:p>
          </table:table-cell>
          <table:table-cell office:value-type="float" office:value="7779" calcext:value-type="float">
            <text:p>7779</text:p>
          </table:table-cell>
          <table:table-cell table:formula="of:=-LN([.P15]/[.Q15])" office:value-type="float" office:value="0.418468687749191" calcext:value-type="float">
            <text:p>0.4184686877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-2.45674" calcext:value-type="float">
            <text:p>-2.45674</text:p>
          </table:table-cell>
          <table:table-cell office:value-type="float" office:value="7695" calcext:value-type="float">
            <text:p>7695</text:p>
          </table:table-cell>
          <table:table-cell office:value-type="float" office:value="6056" calcext:value-type="float">
            <text:p>6056</text:p>
          </table:table-cell>
          <table:table-cell office:value-type="float" office:value="0.239521" calcext:value-type="float">
            <text:p>0.239521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469" calcext:value-type="float">
            <text:p>1469</text:p>
          </table:table-cell>
          <table:table-cell office:value-type="float" office:value="4111" calcext:value-type="float">
            <text:p>4111</text:p>
          </table:table-cell>
          <table:table-cell table:formula="of:=LN([.E16]/[.D16])" office:value-type="float" office:value="1.029084410724" calcext:value-type="float">
            <text:p>1.0290844107</text:p>
          </table:table-cell>
          <table:table-cell office:value-type="float" office:value="2533" calcext:value-type="float">
            <text:p>2533</text:p>
          </table:table-cell>
          <table:table-cell office:value-type="float" office:value="7744" calcext:value-type="float">
            <text:p>7744</text:p>
          </table:table-cell>
          <table:table-cell table:formula="of:=LN([.H16]/[.G16])" office:value-type="float" office:value="1.11751397895474" calcext:value-type="float">
            <text:p>1.117513979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10" calcext:value-type="float">
            <text:p>10</text:p>
          </table:table-cell>
          <table:table-cell office:value-type="float" office:value="1458" calcext:value-type="float">
            <text:p>1458</text:p>
          </table:table-cell>
          <table:table-cell office:value-type="float" office:value="3912" calcext:value-type="float">
            <text:p>3912</text:p>
          </table:table-cell>
          <table:table-cell table:formula="of:=LN([.N16]/[.M16])" office:value-type="float" office:value="0.986983118586105" calcext:value-type="float">
            <text:p>0.9869831186</text:p>
          </table:table-cell>
          <table:table-cell office:value-type="float" office:value="5003" calcext:value-type="float">
            <text:p>5003</text:p>
          </table:table-cell>
          <table:table-cell office:value-type="float" office:value="7703" calcext:value-type="float">
            <text:p>7703</text:p>
          </table:table-cell>
          <table:table-cell table:formula="of:=-LN([.P16]/[.Q16])" office:value-type="float" office:value="0.431572130864761" calcext:value-type="float">
            <text:p>0.4315721309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inf</text:p>
          </table:table-cell>
          <table:table-cell office:value-type="float" office:value="7687" calcext:value-type="float">
            <text:p>7687</text:p>
          </table:table-cell>
          <table:table-cell office:value-type="float" office:value="6079" calcext:value-type="float">
            <text:p>6079</text:p>
          </table:table-cell>
          <table:table-cell office:value-type="float" office:value="0.23469" calcext:value-type="float">
            <text:p>0.23469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415" calcext:value-type="float">
            <text:p>1415</text:p>
          </table:table-cell>
          <table:table-cell office:value-type="float" office:value="4001" calcext:value-type="float">
            <text:p>4001</text:p>
          </table:table-cell>
          <table:table-cell table:formula="of:=LN([.E17]/[.D17])" office:value-type="float" office:value="1.0394147987799" calcext:value-type="float">
            <text:p>1.0394147988</text:p>
          </table:table-cell>
          <table:table-cell office:value-type="float" office:value="2608" calcext:value-type="float">
            <text:p>2608</text:p>
          </table:table-cell>
          <table:table-cell office:value-type="float" office:value="7925" calcext:value-type="float">
            <text:p>7925</text:p>
          </table:table-cell>
          <table:table-cell table:formula="of:=LN([.H17]/[.G17])" office:value-type="float" office:value="1.11143867569894" calcext:value-type="float">
            <text:p>1.1114386757</text:p>
          </table:table-cell>
          <table:table-cell/>
          <table:table-cell office:value-type="float" office:value="1831" calcext:value-type="float">
            <text:p>1831</text:p>
          </table:table-cell>
          <table:table-cell office:value-type="float" office:value="11" calcext:value-type="float">
            <text:p>11</text:p>
          </table:table-cell>
          <table:table-cell office:value-type="float" office:value="1522" calcext:value-type="float">
            <text:p>1522</text:p>
          </table:table-cell>
          <table:table-cell office:value-type="float" office:value="3935" calcext:value-type="float">
            <text:p>3935</text:p>
          </table:table-cell>
          <table:table-cell table:formula="of:=LN([.N17]/[.M17])" office:value-type="float" office:value="0.949885622429872" calcext:value-type="float">
            <text:p>0.9498856224</text:p>
          </table:table-cell>
          <table:table-cell office:value-type="float" office:value="4963" calcext:value-type="float">
            <text:p>4963</text:p>
          </table:table-cell>
          <table:table-cell office:value-type="float" office:value="7662" calcext:value-type="float">
            <text:p>7662</text:p>
          </table:table-cell>
          <table:table-cell table:formula="of:=-LN([.P17]/[.Q17])" office:value-type="float" office:value="0.434262649673153" calcext:value-type="float">
            <text:p>0.4342626497</text:p>
          </table:table-cell>
          <table:table-cell/>
          <table:table-cell office:value-type="float" office:value="1861" calcext:value-type="float">
            <text:p>18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2.48491" calcext:value-type="float">
            <text:p>-2.48491</text:p>
          </table:table-cell>
          <table:table-cell office:value-type="float" office:value="7630" calcext:value-type="float">
            <text:p>7630</text:p>
          </table:table-cell>
          <table:table-cell office:value-type="float" office:value="6194" calcext:value-type="float">
            <text:p>6194</text:p>
          </table:table-cell>
          <table:table-cell office:value-type="float" office:value="0.208507" calcext:value-type="float">
            <text:p>0.208507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56" calcext:value-type="float">
            <text:p>1556</text:p>
          </table:table-cell>
          <table:table-cell office:value-type="float" office:value="4034" calcext:value-type="float">
            <text:p>4034</text:p>
          </table:table-cell>
          <table:table-cell table:formula="of:=LN([.E18]/[.D18])" office:value-type="float" office:value="0.95264001377582" calcext:value-type="float">
            <text:p>0.9526400138</text:p>
          </table:table-cell>
          <table:table-cell office:value-type="float" office:value="2456" calcext:value-type="float">
            <text:p>2456</text:p>
          </table:table-cell>
          <table:table-cell office:value-type="float" office:value="7843" calcext:value-type="float">
            <text:p>7843</text:p>
          </table:table-cell>
          <table:table-cell table:formula="of:=LN([.H18]/[.G18])" office:value-type="float" office:value="1.16108740394563" calcext:value-type="float">
            <text:p>1.1610874039</text:p>
          </table:table-cell>
          <table:table-cell/>
          <table:table-cell office:value-type="float" office:value="1832" calcext:value-type="float">
            <text:p>1832</text:p>
          </table:table-cell>
          <table:table-cell office:value-type="float" office:value="12" calcext:value-type="float">
            <text:p>12</text:p>
          </table:table-cell>
          <table:table-cell office:value-type="float" office:value="1501" calcext:value-type="float">
            <text:p>1501</text:p>
          </table:table-cell>
          <table:table-cell office:value-type="float" office:value="3966" calcext:value-type="float">
            <text:p>3966</text:p>
          </table:table-cell>
          <table:table-cell table:formula="of:=LN([.N18]/[.M18])" office:value-type="float" office:value="0.971626477446279" calcext:value-type="float">
            <text:p>0.9716264774</text:p>
          </table:table-cell>
          <table:table-cell office:value-type="float" office:value="5098" calcext:value-type="float">
            <text:p>5098</text:p>
          </table:table-cell>
          <table:table-cell office:value-type="float" office:value="7789" calcext:value-type="float">
            <text:p>7789</text:p>
          </table:table-cell>
          <table:table-cell table:formula="of:=-LN([.P18]/[.Q18])" office:value-type="float" office:value="0.423864175983888" calcext:value-type="float">
            <text:p>0.423864176</text:p>
          </table:table-cell>
          <table:table-cell/>
          <table:table-cell office:value-type="float" office:value="1862" calcext:value-type="float">
            <text:p>186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-2.30259" calcext:value-type="float">
            <text:p>-2.30259</text:p>
          </table:table-cell>
          <table:table-cell office:value-type="float" office:value="7615" calcext:value-type="float">
            <text:p>7615</text:p>
          </table:table-cell>
          <table:table-cell office:value-type="float" office:value="5987" calcext:value-type="float">
            <text:p>5987</text:p>
          </table:table-cell>
          <table:table-cell office:value-type="float" office:value="0.24053" calcext:value-type="float">
            <text:p>0.24053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714" calcext:value-type="float">
            <text:p>1714</text:p>
          </table:table-cell>
          <table:table-cell office:value-type="float" office:value="4013" calcext:value-type="float">
            <text:p>4013</text:p>
          </table:table-cell>
          <table:table-cell table:formula="of:=LN([.E19]/[.D19])" office:value-type="float" office:value="0.850709271109192" calcext:value-type="float">
            <text:p>0.8507092711</text:p>
          </table:table-cell>
          <table:table-cell office:value-type="float" office:value="2465" calcext:value-type="float">
            <text:p>2465</text:p>
          </table:table-cell>
          <table:table-cell office:value-type="float" office:value="7729" calcext:value-type="float">
            <text:p>7729</text:p>
          </table:table-cell>
          <table:table-cell table:formula="of:=LN([.H19]/[.G19])" office:value-type="float" office:value="1.14278768063008" calcext:value-type="float">
            <text:p>1.1427876806</text:p>
          </table:table-cell>
          <table:table-cell/>
          <table:table-cell office:value-type="float" office:value="1833" calcext:value-type="float">
            <text:p>1833</text:p>
          </table:table-cell>
          <table:table-cell office:value-type="float" office:value="13" calcext:value-type="float">
            <text:p>13</text:p>
          </table:table-cell>
          <table:table-cell office:value-type="float" office:value="1484" calcext:value-type="float">
            <text:p>1484</text:p>
          </table:table-cell>
          <table:table-cell office:value-type="float" office:value="3783" calcext:value-type="float">
            <text:p>3783</text:p>
          </table:table-cell>
          <table:table-cell table:formula="of:=LN([.N19]/[.M19])" office:value-type="float" office:value="0.935776200905704" calcext:value-type="float">
            <text:p>0.9357762009</text:p>
          </table:table-cell>
          <table:table-cell office:value-type="float" office:value="5160" calcext:value-type="float">
            <text:p>5160</text:p>
          </table:table-cell>
          <table:table-cell office:value-type="float" office:value="7778" calcext:value-type="float">
            <text:p>7778</text:p>
          </table:table-cell>
          <table:table-cell table:formula="of:=-LN([.P19]/[.Q19])" office:value-type="float" office:value="0.410362656240084" calcext:value-type="float">
            <text:p>0.4103626562</text:p>
          </table:table-cell>
          <table:table-cell/>
          <table:table-cell office:value-type="float" office:value="1863" calcext:value-type="float">
            <text:p>186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inf</text:p>
          </table:table-cell>
          <table:table-cell office:value-type="float" office:value="7618" calcext:value-type="float">
            <text:p>7618</text:p>
          </table:table-cell>
          <table:table-cell office:value-type="float" office:value="6149" calcext:value-type="float">
            <text:p>6149</text:p>
          </table:table-cell>
          <table:table-cell office:value-type="float" office:value="0.214224" calcext:value-type="float">
            <text:p>0.214224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397" calcext:value-type="float">
            <text:p>1397</text:p>
          </table:table-cell>
          <table:table-cell office:value-type="float" office:value="4053" calcext:value-type="float">
            <text:p>4053</text:p>
          </table:table-cell>
          <table:table-cell table:formula="of:=LN([.E20]/[.D20])" office:value-type="float" office:value="1.06513026737135" calcext:value-type="float">
            <text:p>1.0651302674</text:p>
          </table:table-cell>
          <table:table-cell office:value-type="float" office:value="2393" calcext:value-type="float">
            <text:p>2393</text:p>
          </table:table-cell>
          <table:table-cell office:value-type="float" office:value="7882" calcext:value-type="float">
            <text:p>7882</text:p>
          </table:table-cell>
          <table:table-cell table:formula="of:=LN([.H20]/[.G20])" office:value-type="float" office:value="1.19203386984658" calcext:value-type="float">
            <text:p>1.1920338698</text:p>
          </table:table-cell>
          <table:table-cell/>
          <table:table-cell office:value-type="float" office:value="1834" calcext:value-type="float">
            <text:p>183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3882" calcext:value-type="float">
            <text:p>3882</text:p>
          </table:table-cell>
          <table:table-cell table:formula="of:=LN([.N20]/[.M20])" office:value-type="float" office:value="0.969049347266325" calcext:value-type="float">
            <text:p>0.9690493473</text:p>
          </table:table-cell>
          <table:table-cell office:value-type="float" office:value="5002" calcext:value-type="float">
            <text:p>5002</text:p>
          </table:table-cell>
          <table:table-cell office:value-type="float" office:value="7858" calcext:value-type="float">
            <text:p>7858</text:p>
          </table:table-cell>
          <table:table-cell table:formula="of:=-LN([.P20]/[.Q20])" office:value-type="float" office:value="0.451694288680841" calcext:value-type="float">
            <text:p>0.4516942887</text:p>
          </table:table-cell>
          <table:table-cell/>
          <table:table-cell office:value-type="float" office:value="1864" calcext:value-type="float">
            <text:p>18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-2.97041" calcext:value-type="float">
            <text:p>-2.97041</text:p>
          </table:table-cell>
          <table:table-cell office:value-type="float" office:value="7703" calcext:value-type="float">
            <text:p>7703</text:p>
          </table:table-cell>
          <table:table-cell office:value-type="float" office:value="6216" calcext:value-type="float">
            <text:p>6216</text:p>
          </table:table-cell>
          <table:table-cell office:value-type="float" office:value="0.214483" calcext:value-type="float">
            <text:p>0.214483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486" calcext:value-type="float">
            <text:p>1486</text:p>
          </table:table-cell>
          <table:table-cell office:value-type="float" office:value="4030" calcext:value-type="float">
            <text:p>4030</text:p>
          </table:table-cell>
          <table:table-cell table:formula="of:=LN([.E21]/[.D21])" office:value-type="float" office:value="0.997678429663024" calcext:value-type="float">
            <text:p>0.9976784297</text:p>
          </table:table-cell>
          <table:table-cell office:value-type="float" office:value="2489" calcext:value-type="float">
            <text:p>2489</text:p>
          </table:table-cell>
          <table:table-cell office:value-type="float" office:value="7875" calcext:value-type="float">
            <text:p>7875</text:p>
          </table:table-cell>
          <table:table-cell table:formula="of:=LN([.H21]/[.G21])" office:value-type="float" office:value="1.15181216132624" calcext:value-type="float">
            <text:p>1.1518121613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15" calcext:value-type="float">
            <text:p>15</text:p>
          </table:table-cell>
          <table:table-cell office:value-type="float" office:value="1588" calcext:value-type="float">
            <text:p>1588</text:p>
          </table:table-cell>
          <table:table-cell office:value-type="float" office:value="3897" calcext:value-type="float">
            <text:p>3897</text:p>
          </table:table-cell>
          <table:table-cell table:formula="of:=LN([.N21]/[.M21])" office:value-type="float" office:value="0.897731663531628" calcext:value-type="float">
            <text:p>0.8977316635</text:p>
          </table:table-cell>
          <table:table-cell office:value-type="float" office:value="5129" calcext:value-type="float">
            <text:p>5129</text:p>
          </table:table-cell>
          <table:table-cell office:value-type="float" office:value="7746" calcext:value-type="float">
            <text:p>7746</text:p>
          </table:table-cell>
          <table:table-cell table:formula="of:=-LN([.P21]/[.Q21])" office:value-type="float" office:value="0.412265872685429" calcext:value-type="float">
            <text:p>0.4122658727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-1.76359" calcext:value-type="float">
            <text:p>-1.76359</text:p>
          </table:table-cell>
          <table:table-cell office:value-type="float" office:value="7641" calcext:value-type="float">
            <text:p>7641</text:p>
          </table:table-cell>
          <table:table-cell office:value-type="float" office:value="6047" calcext:value-type="float">
            <text:p>6047</text:p>
          </table:table-cell>
          <table:table-cell office:value-type="float" office:value="0.233966" calcext:value-type="float">
            <text:p>0.233966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462" calcext:value-type="float">
            <text:p>1462</text:p>
          </table:table-cell>
          <table:table-cell office:value-type="float" office:value="4066" calcext:value-type="float">
            <text:p>4066</text:p>
          </table:table-cell>
          <table:table-cell table:formula="of:=LN([.E22]/[.D22])" office:value-type="float" office:value="1.02285435387857" calcext:value-type="float">
            <text:p>1.0228543539</text:p>
          </table:table-cell>
          <table:table-cell office:value-type="float" office:value="2298" calcext:value-type="float">
            <text:p>2298</text:p>
          </table:table-cell>
          <table:table-cell office:value-type="float" office:value="7761" calcext:value-type="float">
            <text:p>7761</text:p>
          </table:table-cell>
          <table:table-cell table:formula="of:=LN([.H22]/[.G22])" office:value-type="float" office:value="1.21707201244544" calcext:value-type="float">
            <text:p>1.2170720124</text:p>
          </table:table-cell>
          <table:table-cell/>
          <table:table-cell office:value-type="float" office:value="1836" calcext:value-type="float">
            <text:p>1836</text:p>
          </table:table-cell>
          <table:table-cell office:value-type="float" office:value="16" calcext:value-type="float">
            <text:p>16</text:p>
          </table:table-cell>
          <table:table-cell office:value-type="float" office:value="1511" calcext:value-type="float">
            <text:p>1511</text:p>
          </table:table-cell>
          <table:table-cell office:value-type="float" office:value="3888" calcext:value-type="float">
            <text:p>3888</text:p>
          </table:table-cell>
          <table:table-cell table:formula="of:=LN([.N22]/[.M22])" office:value-type="float" office:value="0.94512320330759" calcext:value-type="float">
            <text:p>0.9451232033</text:p>
          </table:table-cell>
          <table:table-cell office:value-type="float" office:value="5068" calcext:value-type="float">
            <text:p>5068</text:p>
          </table:table-cell>
          <table:table-cell office:value-type="float" office:value="7756" calcext:value-type="float">
            <text:p>7756</text:p>
          </table:table-cell>
          <table:table-cell table:formula="of:=-LN([.P22]/[.Q22])" office:value-type="float" office:value="0.425520474921513" calcext:value-type="float">
            <text:p>0.4255204749</text:p>
          </table:table-cell>
          <table:table-cell/>
          <table:table-cell office:value-type="float" office:value="1866" calcext:value-type="float">
            <text:p>186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2.52573" calcext:value-type="float">
            <text:p>-2.52573</text:p>
          </table:table-cell>
          <table:table-cell office:value-type="float" office:value="7601" calcext:value-type="float">
            <text:p>7601</text:p>
          </table:table-cell>
          <table:table-cell office:value-type="float" office:value="6003" calcext:value-type="float">
            <text:p>6003</text:p>
          </table:table-cell>
          <table:table-cell office:value-type="float" office:value="0.23602" calcext:value-type="float">
            <text:p>0.23602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446" calcext:value-type="float">
            <text:p>1446</text:p>
          </table:table-cell>
          <table:table-cell office:value-type="float" office:value="3986" calcext:value-type="float">
            <text:p>3986</text:p>
          </table:table-cell>
          <table:table-cell table:formula="of:=LN([.E23]/[.D23])" office:value-type="float" office:value="1.01398709805403" calcext:value-type="float">
            <text:p>1.0139870981</text:p>
          </table:table-cell>
          <table:table-cell office:value-type="float" office:value="2336" calcext:value-type="float">
            <text:p>2336</text:p>
          </table:table-cell>
          <table:table-cell office:value-type="float" office:value="7836" calcext:value-type="float">
            <text:p>7836</text:p>
          </table:table-cell>
          <table:table-cell table:formula="of:=LN([.H23]/[.G23])" office:value-type="float" office:value="1.21028843511631" calcext:value-type="float">
            <text:p>1.2102884351</text:p>
          </table:table-cell>
          <table:table-cell/>
          <table:table-cell office:value-type="float" office:value="1837" calcext:value-type="float">
            <text:p>1837</text:p>
          </table:table-cell>
          <table:table-cell office:value-type="float" office:value="17" calcext:value-type="float">
            <text:p>17</text:p>
          </table:table-cell>
          <table:table-cell office:value-type="float" office:value="1566" calcext:value-type="float">
            <text:p>1566</text:p>
          </table:table-cell>
          <table:table-cell office:value-type="float" office:value="3884" calcext:value-type="float">
            <text:p>3884</text:p>
          </table:table-cell>
          <table:table-cell table:formula="of:=LN([.N23]/[.M23])" office:value-type="float" office:value="0.908340952860467" calcext:value-type="float">
            <text:p>0.9083409529</text:p>
          </table:table-cell>
          <table:table-cell office:value-type="float" office:value="5032" calcext:value-type="float">
            <text:p>5032</text:p>
          </table:table-cell>
          <table:table-cell office:value-type="float" office:value="7781" calcext:value-type="float">
            <text:p>7781</text:p>
          </table:table-cell>
          <table:table-cell table:formula="of:=-LN([.P23]/[.Q23])" office:value-type="float" office:value="0.435867345236654" calcext:value-type="float">
            <text:p>0.4358673452</text:p>
          </table:table-cell>
          <table:table-cell/>
          <table:table-cell office:value-type="float" office:value="1867" calcext:value-type="float">
            <text:p>1867</text:p>
          </table:table-cell>
          <table:table-cell office:value-type="float" office:value="17" calcext:value-type="float">
            <text:p>17</text:p>
          </table:table-cell>
          <table:table-cell office:value-type="float" office:value="8672" calcext:value-type="float">
            <text:p>8672</text:p>
          </table:table-cell>
          <table:table-cell office:value-type="float" office:value="6734" calcext:value-type="float">
            <text:p>6734</text:p>
          </table:table-cell>
          <table:table-cell office:value-type="float" office:value="0.25293" calcext:value-type="float">
            <text:p>0.25293</text:p>
          </table:table-cell>
          <table:table-cell office:value-type="float" office:value="7542" calcext:value-type="float">
            <text:p>7542</text:p>
          </table:table-cell>
          <table:table-cell office:value-type="float" office:value="7242" calcext:value-type="float">
            <text:p>7242</text:p>
          </table:table-cell>
          <table:table-cell office:value-type="float" office:value="0.04059" calcext:value-type="float">
            <text:p>0.04059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482" calcext:value-type="float">
            <text:p>1482</text:p>
          </table:table-cell>
          <table:table-cell office:value-type="float" office:value="3940" calcext:value-type="float">
            <text:p>3940</text:p>
          </table:table-cell>
          <table:table-cell table:formula="of:=LN([.E24]/[.D24])" office:value-type="float" office:value="0.977788196435947" calcext:value-type="float">
            <text:p>0.9777881964</text:p>
          </table:table-cell>
          <table:table-cell office:value-type="float" office:value="2337" calcext:value-type="float">
            <text:p>2337</text:p>
          </table:table-cell>
          <table:table-cell office:value-type="float" office:value="7740" calcext:value-type="float">
            <text:p>7740</text:p>
          </table:table-cell>
          <table:table-cell table:formula="of:=LN([.H24]/[.G24])" office:value-type="float" office:value="1.19753363204491" calcext:value-type="float">
            <text:p>1.197533632</text:p>
          </table:table-cell>
          <table:table-cell/>
          <table:table-cell office:value-type="float" office:value="1838" calcext:value-type="float">
            <text:p>1838</text:p>
          </table:table-cell>
          <table:table-cell office:value-type="float" office:value="18" calcext:value-type="float">
            <text:p>18</text:p>
          </table:table-cell>
          <table:table-cell office:value-type="float" office:value="1498" calcext:value-type="float">
            <text:p>1498</text:p>
          </table:table-cell>
          <table:table-cell office:value-type="float" office:value="3962" calcext:value-type="float">
            <text:p>3962</text:p>
          </table:table-cell>
          <table:table-cell table:formula="of:=LN([.N24]/[.M24])" office:value-type="float" office:value="0.972618063181331" calcext:value-type="float">
            <text:p>0.9726180632</text:p>
          </table:table-cell>
          <table:table-cell office:value-type="float" office:value="5130" calcext:value-type="float">
            <text:p>5130</text:p>
          </table:table-cell>
          <table:table-cell office:value-type="float" office:value="7755" calcext:value-type="float">
            <text:p>7755</text:p>
          </table:table-cell>
          <table:table-cell table:formula="of:=-LN([.P24]/[.Q24])" office:value-type="float" office:value="0.413232137445824" calcext:value-type="float">
            <text:p>0.4132321374</text:p>
          </table:table-cell>
          <table:table-cell/>
          <table:table-cell office:value-type="float" office:value="1868" calcext:value-type="float">
            <text:p>1868</text:p>
          </table:table-cell>
          <table:table-cell office:value-type="float" office:value="18" calcext:value-type="float">
            <text:p>18</text:p>
          </table:table-cell>
          <table:table-cell office:value-type="float" office:value="8689" calcext:value-type="float">
            <text:p>8689</text:p>
          </table:table-cell>
          <table:table-cell office:value-type="float" office:value="6709" calcext:value-type="float">
            <text:p>6709</text:p>
          </table:table-cell>
          <table:table-cell office:value-type="float" office:value="0.258608" calcext:value-type="float">
            <text:p>0.258608</text:p>
          </table:table-cell>
          <table:table-cell office:value-type="float" office:value="7611" calcext:value-type="float">
            <text:p>7611</text:p>
          </table:table-cell>
          <table:table-cell office:value-type="float" office:value="7027" calcext:value-type="float">
            <text:p>7027</text:p>
          </table:table-cell>
          <table:table-cell office:value-type="float" office:value="0.0798347" calcext:value-type="float">
            <text:p>0.0798347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497" calcext:value-type="float">
            <text:p>1497</text:p>
          </table:table-cell>
          <table:table-cell office:value-type="float" office:value="3940" calcext:value-type="float">
            <text:p>3940</text:p>
          </table:table-cell>
          <table:table-cell table:formula="of:=LN([.E25]/[.D25])" office:value-type="float" office:value="0.967717617872351" calcext:value-type="float">
            <text:p>0.9677176179</text:p>
          </table:table-cell>
          <table:table-cell office:value-type="float" office:value="2442" calcext:value-type="float">
            <text:p>2442</text:p>
          </table:table-cell>
          <table:table-cell office:value-type="float" office:value="7767" calcext:value-type="float">
            <text:p>7767</text:p>
          </table:table-cell>
          <table:table-cell table:formula="of:=LN([.H25]/[.G25])" office:value-type="float" office:value="1.157066613749" calcext:value-type="float">
            <text:p>1.1570666137</text:p>
          </table:table-cell>
          <table:table-cell/>
          <table:table-cell office:value-type="float" office:value="1839" calcext:value-type="float">
            <text:p>1839</text:p>
          </table:table-cell>
          <table:table-cell office:value-type="float" office:value="19" calcext:value-type="float">
            <text:p>19</text:p>
          </table:table-cell>
          <table:table-cell office:value-type="float" office:value="1523" calcext:value-type="float">
            <text:p>1523</text:p>
          </table:table-cell>
          <table:table-cell office:value-type="float" office:value="3809" calcext:value-type="float">
            <text:p>3809</text:p>
          </table:table-cell>
          <table:table-cell table:formula="of:=LN([.N25]/[.M25])" office:value-type="float" office:value="0.916684613583442" calcext:value-type="float">
            <text:p>0.9166846136</text:p>
          </table:table-cell>
          <table:table-cell office:value-type="float" office:value="5082" calcext:value-type="float">
            <text:p>5082</text:p>
          </table:table-cell>
          <table:table-cell office:value-type="float" office:value="7658" calcext:value-type="float">
            <text:p>7658</text:p>
          </table:table-cell>
          <table:table-cell table:formula="of:=-LN([.P25]/[.Q25])" office:value-type="float" office:value="0.41004596815713" calcext:value-type="float">
            <text:p>0.4100459682</text:p>
          </table:table-cell>
          <table:table-cell/>
          <table:table-cell office:value-type="float" office:value="1869" calcext:value-type="float">
            <text:p>1869</text:p>
          </table:table-cell>
          <table:table-cell office:value-type="float" office:value="19" calcext:value-type="float">
            <text:p>19</text:p>
          </table:table-cell>
          <table:table-cell office:value-type="float" office:value="8649" calcext:value-type="float">
            <text:p>8649</text:p>
          </table:table-cell>
          <table:table-cell office:value-type="float" office:value="6524" calcext:value-type="float">
            <text:p>6524</text:p>
          </table:table-cell>
          <table:table-cell office:value-type="float" office:value="0.281956" calcext:value-type="float">
            <text:p>0.281956</text:p>
          </table:table-cell>
          <table:table-cell office:value-type="float" office:value="7723" calcext:value-type="float">
            <text:p>7723</text:p>
          </table:table-cell>
          <table:table-cell office:value-type="float" office:value="7157" calcext:value-type="float">
            <text:p>7157</text:p>
          </table:table-cell>
          <table:table-cell office:value-type="float" office:value="0.076112" calcext:value-type="float">
            <text:p>0.076112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474" calcext:value-type="float">
            <text:p>1474</text:p>
          </table:table-cell>
          <table:table-cell office:value-type="float" office:value="3975" calcext:value-type="float">
            <text:p>3975</text:p>
          </table:table-cell>
          <table:table-cell table:formula="of:=LN([.E26]/[.D26])" office:value-type="float" office:value="0.99204495433915" calcext:value-type="float">
            <text:p>0.9920449543</text:p>
          </table:table-cell>
          <table:table-cell office:value-type="float" office:value="2250" calcext:value-type="float">
            <text:p>2250</text:p>
          </table:table-cell>
          <table:table-cell office:value-type="float" office:value="7821" calcext:value-type="float">
            <text:p>7821</text:p>
          </table:table-cell>
          <table:table-cell table:formula="of:=LN([.H26]/[.G26])" office:value-type="float" office:value="1.24588220740315" calcext:value-type="float">
            <text:p>1.2458822074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office:value-type="float" office:value="1532" calcext:value-type="float">
            <text:p>1532</text:p>
          </table:table-cell>
          <table:table-cell office:value-type="float" office:value="3925" calcext:value-type="float">
            <text:p>3925</text:p>
          </table:table-cell>
          <table:table-cell table:formula="of:=LN([.N26]/[.M26])" office:value-type="float" office:value="0.940792279915972" calcext:value-type="float">
            <text:p>0.9407922799</text:p>
          </table:table-cell>
          <table:table-cell office:value-type="float" office:value="5168" calcext:value-type="float">
            <text:p>5168</text:p>
          </table:table-cell>
          <table:table-cell office:value-type="float" office:value="7729" calcext:value-type="float">
            <text:p>7729</text:p>
          </table:table-cell>
          <table:table-cell table:formula="of:=-LN([.P26]/[.Q26])" office:value-type="float" office:value="0.402493721644433" calcext:value-type="float">
            <text:p>0.4024937216</text:p>
          </table:table-cell>
          <table:table-cell/>
          <table:table-cell office:value-type="float" office:value="1870" calcext:value-type="float">
            <text:p>1870</text:p>
          </table:table-cell>
          <table:table-cell office:value-type="float" office:value="20" calcext:value-type="float">
            <text:p>20</text:p>
          </table:table-cell>
          <table:table-cell office:value-type="float" office:value="8646" calcext:value-type="float">
            <text:p>8646</text:p>
          </table:table-cell>
          <table:table-cell office:value-type="float" office:value="6584" calcext:value-type="float">
            <text:p>6584</text:p>
          </table:table-cell>
          <table:table-cell office:value-type="float" office:value="0.272454" calcext:value-type="float">
            <text:p>0.272454</text:p>
          </table:table-cell>
          <table:table-cell office:value-type="float" office:value="7776" calcext:value-type="float">
            <text:p>7776</text:p>
          </table:table-cell>
          <table:table-cell office:value-type="float" office:value="7118" calcext:value-type="float">
            <text:p>7118</text:p>
          </table:table-cell>
          <table:table-cell office:value-type="float" office:value="0.0884153" calcext:value-type="float">
            <text:p>0.0884153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324" calcext:value-type="float">
            <text:p>1324</text:p>
          </table:table-cell>
          <table:table-cell office:value-type="float" office:value="4030" calcext:value-type="float">
            <text:p>4030</text:p>
          </table:table-cell>
          <table:table-cell table:formula="of:=LN([.E27]/[.D27])" office:value-type="float" office:value="1.11310891844378" calcext:value-type="float">
            <text:p>1.1131089184</text:p>
          </table:table-cell>
          <table:table-cell office:value-type="float" office:value="2324" calcext:value-type="float">
            <text:p>2324</text:p>
          </table:table-cell>
          <table:table-cell office:value-type="float" office:value="7718" calcext:value-type="float">
            <text:p>7718</text:p>
          </table:table-cell>
          <table:table-cell table:formula="of:=LN([.H27]/[.G27])" office:value-type="float" office:value="1.20026542412576" calcext:value-type="float">
            <text:p>1.2002654241</text:p>
          </table:table-cell>
          <table:table-cell/>
          <table:table-cell office:value-type="float" office:value="1841" calcext:value-type="float">
            <text:p>1841</text:p>
          </table:table-cell>
          <table:table-cell office:value-type="float" office:value="21" calcext:value-type="float">
            <text:p>21</text:p>
          </table:table-cell>
          <table:table-cell office:value-type="float" office:value="1517" calcext:value-type="float">
            <text:p>1517</text:p>
          </table:table-cell>
          <table:table-cell office:value-type="float" office:value="3789" calcext:value-type="float">
            <text:p>3789</text:p>
          </table:table-cell>
          <table:table-cell table:formula="of:=LN([.N27]/[.M27])" office:value-type="float" office:value="0.915367431670069" calcext:value-type="float">
            <text:p>0.9153674317</text:p>
          </table:table-cell>
          <table:table-cell office:value-type="float" office:value="5062" calcext:value-type="float">
            <text:p>5062</text:p>
          </table:table-cell>
          <table:table-cell office:value-type="float" office:value="7737" calcext:value-type="float">
            <text:p>7737</text:p>
          </table:table-cell>
          <table:table-cell table:formula="of:=-LN([.P27]/[.Q27])" office:value-type="float" office:value="0.424252353444385" calcext:value-type="float">
            <text:p>0.4242523534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21" calcext:value-type="float">
            <text:p>21</text:p>
          </table:table-cell>
          <table:table-cell office:value-type="float" office:value="8774" calcext:value-type="float">
            <text:p>8774</text:p>
          </table:table-cell>
          <table:table-cell office:value-type="float" office:value="6513" calcext:value-type="float">
            <text:p>6513</text:p>
          </table:table-cell>
          <table:table-cell office:value-type="float" office:value="0.297993" calcext:value-type="float">
            <text:p>0.297993</text:p>
          </table:table-cell>
          <table:table-cell office:value-type="float" office:value="7680" calcext:value-type="float">
            <text:p>7680</text:p>
          </table:table-cell>
          <table:table-cell office:value-type="float" office:value="7100" calcext:value-type="float">
            <text:p>7100</text:p>
          </table:table-cell>
          <table:table-cell office:value-type="float" office:value="0.0785248" calcext:value-type="float">
            <text:p>0.0785248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1675" calcext:value-type="float">
            <text:p>1675</text:p>
          </table:table-cell>
          <table:table-cell office:value-type="float" office:value="4027" calcext:value-type="float">
            <text:p>4027</text:p>
          </table:table-cell>
          <table:table-cell table:formula="of:=LN([.E28]/[.D28])" office:value-type="float" office:value="0.877208516592287" calcext:value-type="float">
            <text:p>0.8772085166</text:p>
          </table:table-cell>
          <table:table-cell office:value-type="float" office:value="2347" calcext:value-type="float">
            <text:p>2347</text:p>
          </table:table-cell>
          <table:table-cell office:value-type="float" office:value="7730" calcext:value-type="float">
            <text:p>7730</text:p>
          </table:table-cell>
          <table:table-cell table:formula="of:=LN([.H28]/[.G28])" office:value-type="float" office:value="1.19197094573044" calcext:value-type="float">
            <text:p>1.1919709457</text:p>
          </table:table-cell>
          <table:table-cell/>
          <table:table-cell office:value-type="float" office:value="1842" calcext:value-type="float">
            <text:p>1842</text:p>
          </table:table-cell>
          <table:table-cell office:value-type="float" office:value="22" calcext:value-type="float">
            <text:p>22</text:p>
          </table:table-cell>
          <table:table-cell office:value-type="float" office:value="1616" calcext:value-type="float">
            <text:p>1616</text:p>
          </table:table-cell>
          <table:table-cell office:value-type="float" office:value="3806" calcext:value-type="float">
            <text:p>3806</text:p>
          </table:table-cell>
          <table:table-cell table:formula="of:=LN([.N28]/[.M28])" office:value-type="float" office:value="0.856624808775054" calcext:value-type="float">
            <text:p>0.8566248088</text:p>
          </table:table-cell>
          <table:table-cell office:value-type="float" office:value="5082" calcext:value-type="float">
            <text:p>5082</text:p>
          </table:table-cell>
          <table:table-cell office:value-type="float" office:value="7736" calcext:value-type="float">
            <text:p>7736</text:p>
          </table:table-cell>
          <table:table-cell table:formula="of:=-LN([.P28]/[.Q28])" office:value-type="float" office:value="0.420179873253021" calcext:value-type="float">
            <text:p>0.4201798733</text:p>
          </table:table-cell>
          <table:table-cell/>
          <table:table-cell office:value-type="float" office:value="1872" calcext:value-type="float">
            <text:p>1872</text:p>
          </table:table-cell>
          <table:table-cell office:value-type="float" office:value="22" calcext:value-type="float">
            <text:p>22</text:p>
          </table:table-cell>
          <table:table-cell office:value-type="float" office:value="8647" calcext:value-type="float">
            <text:p>8647</text:p>
          </table:table-cell>
          <table:table-cell office:value-type="float" office:value="6493" calcext:value-type="float">
            <text:p>6493</text:p>
          </table:table-cell>
          <table:table-cell office:value-type="float" office:value="0.286488" calcext:value-type="float">
            <text:p>0.286488</text:p>
          </table:table-cell>
          <table:table-cell office:value-type="float" office:value="7656" calcext:value-type="float">
            <text:p>7656</text:p>
          </table:table-cell>
          <table:table-cell office:value-type="float" office:value="6971" calcext:value-type="float">
            <text:p>6971</text:p>
          </table:table-cell>
          <table:table-cell office:value-type="float" office:value="0.0937309" calcext:value-type="float">
            <text:p>0.0937309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1458" calcext:value-type="float">
            <text:p>1458</text:p>
          </table:table-cell>
          <table:table-cell office:value-type="float" office:value="3883" calcext:value-type="float">
            <text:p>3883</text:p>
          </table:table-cell>
          <table:table-cell table:formula="of:=LN([.E29]/[.D29])" office:value-type="float" office:value="0.979542417163064" calcext:value-type="float">
            <text:p>0.9795424172</text:p>
          </table:table-cell>
          <table:table-cell office:value-type="float" office:value="2343" calcext:value-type="float">
            <text:p>2343</text:p>
          </table:table-cell>
          <table:table-cell office:value-type="float" office:value="7719" calcext:value-type="float">
            <text:p>7719</text:p>
          </table:table-cell>
          <table:table-cell table:formula="of:=LN([.H29]/[.G29])" office:value-type="float" office:value="1.19225266244206" calcext:value-type="float">
            <text:p>1.1922526624</text:p>
          </table:table-cell>
          <table:table-cell/>
          <table:table-cell office:value-type="float" office:value="1843" calcext:value-type="float">
            <text:p>1843</text:p>
          </table:table-cell>
          <table:table-cell office:value-type="float" office:value="23" calcext:value-type="float">
            <text:p>23</text:p>
          </table:table-cell>
          <table:table-cell office:value-type="float" office:value="1554" calcext:value-type="float">
            <text:p>1554</text:p>
          </table:table-cell>
          <table:table-cell office:value-type="float" office:value="3821" calcext:value-type="float">
            <text:p>3821</text:p>
          </table:table-cell>
          <table:table-cell table:formula="of:=LN([.N29]/[.M29])" office:value-type="float" office:value="0.899679916519307" calcext:value-type="float">
            <text:p>0.8996799165</text:p>
          </table:table-cell>
          <table:table-cell office:value-type="float" office:value="5017" calcext:value-type="float">
            <text:p>5017</text:p>
          </table:table-cell>
          <table:table-cell office:value-type="float" office:value="7712" calcext:value-type="float">
            <text:p>7712</text:p>
          </table:table-cell>
          <table:table-cell table:formula="of:=-LN([.P29]/[.Q29])" office:value-type="float" office:value="0.429945411806129" calcext:value-type="float">
            <text:p>0.4299454118</text:p>
          </table:table-cell>
          <table:table-cell/>
          <table:table-cell office:value-type="float" office:value="1873" calcext:value-type="float">
            <text:p>1873</text:p>
          </table:table-cell>
          <table:table-cell office:value-type="float" office:value="23" calcext:value-type="float">
            <text:p>23</text:p>
          </table:table-cell>
          <table:table-cell office:value-type="float" office:value="8755" calcext:value-type="float">
            <text:p>8755</text:p>
          </table:table-cell>
          <table:table-cell office:value-type="float" office:value="6471" calcext:value-type="float">
            <text:p>6471</text:p>
          </table:table-cell>
          <table:table-cell office:value-type="float" office:value="0.302294" calcext:value-type="float">
            <text:p>0.302294</text:p>
          </table:table-cell>
          <table:table-cell table:number-columns-repeated="2"/>
          <table:table-cell table:formula="of:=-LN([.Y29]/[.Z2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477" calcext:value-type="float">
            <text:p>1477</text:p>
          </table:table-cell>
          <table:table-cell office:value-type="float" office:value="3963" calcext:value-type="float">
            <text:p>3963</text:p>
          </table:table-cell>
          <table:table-cell table:formula="of:=LN([.E30]/[.D30])" office:value-type="float" office:value="0.986988310659055" calcext:value-type="float">
            <text:p>0.9869883107</text:p>
          </table:table-cell>
          <table:table-cell office:value-type="float" office:value="2268" calcext:value-type="float">
            <text:p>2268</text:p>
          </table:table-cell>
          <table:table-cell office:value-type="float" office:value="7726" calcext:value-type="float">
            <text:p>7726</text:p>
          </table:table-cell>
          <table:table-cell table:formula="of:=LN([.H30]/[.G30])" office:value-type="float" office:value="1.22569287837858" calcext:value-type="float">
            <text:p>1.2256928784</text:p>
          </table:table-cell>
          <table:table-cell/>
          <table:table-cell office:value-type="float" office:value="1844" calcext:value-type="float">
            <text:p>1844</text:p>
          </table:table-cell>
          <table:table-cell office:value-type="float" office:value="24" calcext:value-type="float">
            <text:p>24</text:p>
          </table:table-cell>
          <table:table-cell office:value-type="float" office:value="1625" calcext:value-type="float">
            <text:p>1625</text:p>
          </table:table-cell>
          <table:table-cell office:value-type="float" office:value="3841" calcext:value-type="float">
            <text:p>3841</text:p>
          </table:table-cell>
          <table:table-cell table:formula="of:=LN([.N30]/[.M30])" office:value-type="float" office:value="0.860224933582067" calcext:value-type="float">
            <text:p>0.8602249336</text:p>
          </table:table-cell>
          <table:table-cell office:value-type="float" office:value="4944" calcext:value-type="float">
            <text:p>4944</text:p>
          </table:table-cell>
          <table:table-cell office:value-type="float" office:value="7749" calcext:value-type="float">
            <text:p>7749</text:p>
          </table:table-cell>
          <table:table-cell table:formula="of:=-LN([.P30]/[.Q30])" office:value-type="float" office:value="0.449389082626423" calcext:value-type="float">
            <text:p>0.4493890826</text:p>
          </table:table-cell>
          <table:table-cell table:number-columns-repeated="10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LN([.E31]/[.D31])" office:value-type="string" office:string-value="" calcext:value-type="error">
            <text:p>#DIV/0!</text:p>
          </table:table-cell>
          <table:table-cell table:number-columns-repeated="2"/>
          <table:table-cell table:formula="of:=LN([.H31]/[.G31])" office:value-type="string" office:string-value="" calcext:value-type="error">
            <text:p>#DIV/0!</text:p>
          </table:table-cell>
          <table:table-cell/>
          <table:table-cell office:value-type="float" office:value="1845" calcext:value-type="float">
            <text:p>18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LN([.N31]/[.M31])" office:value-type="string" office:string-value="" calcext:value-type="error">
            <text:p>#DIV/0!</text:p>
          </table:table-cell>
          <table:table-cell table:number-columns-repeated="2"/>
          <table:table-cell table:formula="of:=-LN([.P31]/[.Q31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321" calcext:value-type="float">
            <text:p>1321</text:p>
          </table:table-cell>
          <table:table-cell office:value-type="float" office:value="3943" calcext:value-type="float">
            <text:p>3943</text:p>
          </table:table-cell>
          <table:table-cell table:formula="of:=LN([.E32]/[.D32])" office:value-type="float" office:value="1.0935528293553" calcext:value-type="float">
            <text:p>1.0935528294</text:p>
          </table:table-cell>
          <table:table-cell office:value-type="float" office:value="2196" calcext:value-type="float">
            <text:p>2196</text:p>
          </table:table-cell>
          <table:table-cell office:value-type="float" office:value="7699" calcext:value-type="float">
            <text:p>7699</text:p>
          </table:table-cell>
          <table:table-cell table:formula="of:=LN([.H32]/[.G32])" office:value-type="float" office:value="1.25445292664863" calcext:value-type="float">
            <text:p>1.2544529266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LN([.N32]/[.M32])" office:value-type="string" office:string-value="" calcext:value-type="error">
            <text:p>#DIV/0!</text:p>
          </table:table-cell>
          <table:table-cell table:number-columns-repeated="2"/>
          <table:table-cell table:formula="of:=-LN([.P32]/[.Q32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1319" calcext:value-type="float">
            <text:p>1319</text:p>
          </table:table-cell>
          <table:table-cell office:value-type="float" office:value="3855" calcext:value-type="float">
            <text:p>3855</text:p>
          </table:table-cell>
          <table:table-cell table:formula="of:=LN([.E33]/[.D33])" office:value-type="float" office:value="1.07249713328012" calcext:value-type="float">
            <text:p>1.0724971333</text:p>
          </table:table-cell>
          <table:table-cell office:value-type="float" office:value="2258" calcext:value-type="float">
            <text:p>2258</text:p>
          </table:table-cell>
          <table:table-cell office:value-type="float" office:value="7723" calcext:value-type="float">
            <text:p>7723</text:p>
          </table:table-cell>
          <table:table-cell table:formula="of:=LN([.H33]/[.G33])" office:value-type="float" office:value="1.22972342385966" calcext:value-type="float">
            <text:p>1.2297234239</text:p>
          </table:table-cell>
          <table:table-cell/>
          <table:table-cell office:value-type="float" office:value="1847" calcext:value-type="float">
            <text:p>184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LN([.N33]/[.M33])" office:value-type="string" office:string-value="" calcext:value-type="error">
            <text:p>#DIV/0!</text:p>
          </table:table-cell>
          <table:table-cell table:number-columns-repeated="2"/>
          <table:table-cell table:formula="of:=-LN([.P33]/[.Q33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399" calcext:value-type="float">
            <text:p>1399</text:p>
          </table:table-cell>
          <table:table-cell office:value-type="float" office:value="3994" calcext:value-type="float">
            <text:p>3994</text:p>
          </table:table-cell>
          <table:table-cell table:formula="of:=LN([.E34]/[.D34])" office:value-type="float" office:value="1.04903553931028" calcext:value-type="float">
            <text:p>1.0490355393</text:p>
          </table:table-cell>
          <table:table-cell office:value-type="float" office:value="2252" calcext:value-type="float">
            <text:p>2252</text:p>
          </table:table-cell>
          <table:table-cell office:value-type="float" office:value="7770" calcext:value-type="float">
            <text:p>7770</text:p>
          </table:table-cell>
          <table:table-cell table:formula="of:=LN([.H34]/[.G34])" office:value-type="float" office:value="1.23845145410211" calcext:value-type="float">
            <text:p>1.2384514541</text:p>
          </table:table-cell>
          <table:table-cell/>
          <table:table-cell office:value-type="float" office:value="1848" calcext:value-type="float">
            <text:p>184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N([.N34]/[.M34])" office:value-type="string" office:string-value="" calcext:value-type="error">
            <text:p>#DIV/0!</text:p>
          </table:table-cell>
          <table:table-cell table:number-columns-repeated="2"/>
          <table:table-cell table:formula="of:=-LN([.P34]/[.Q34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1471" calcext:value-type="float">
            <text:p>1471</text:p>
          </table:table-cell>
          <table:table-cell office:value-type="float" office:value="3822" calcext:value-type="float">
            <text:p>3822</text:p>
          </table:table-cell>
          <table:table-cell table:formula="of:=LN([.E35]/[.D35])" office:value-type="float" office:value="0.954831404198781" calcext:value-type="float">
            <text:p>0.9548314042</text:p>
          </table:table-cell>
          <table:table-cell office:value-type="float" office:value="2186" calcext:value-type="float">
            <text:p>2186</text:p>
          </table:table-cell>
          <table:table-cell office:value-type="float" office:value="7758" calcext:value-type="float">
            <text:p>7758</text:p>
          </table:table-cell>
          <table:table-cell table:formula="of:=LN([.H35]/[.G35])" office:value-type="float" office:value="1.26665117926343" calcext:value-type="float">
            <text:p>1.2666511793</text:p>
          </table:table-cell>
          <table:table-cell/>
          <table:table-cell office:value-type="float" office:value="1849" calcext:value-type="float">
            <text:p>184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LN([.N35]/[.M35])" office:value-type="string" office:string-value="" calcext:value-type="error">
            <text:p>#DIV/0!</text:p>
          </table:table-cell>
          <table:table-cell table:number-columns-repeated="2"/>
          <table:table-cell table:formula="of:=-LN([.P35]/[.Q35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600" calcext:value-type="float">
            <text:p>1600</text:p>
          </table:table-cell>
          <table:table-cell office:value-type="float" office:value="3944" calcext:value-type="float">
            <text:p>3944</text:p>
          </table:table-cell>
          <table:table-cell table:formula="of:=LN([.E36]/[.D36])" office:value-type="float" office:value="0.902191807494653" calcext:value-type="float">
            <text:p>0.9021918075</text:p>
          </table:table-cell>
          <table:table-cell office:value-type="float" office:value="2160" calcext:value-type="float">
            <text:p>2160</text:p>
          </table:table-cell>
          <table:table-cell office:value-type="float" office:value="7863" calcext:value-type="float">
            <text:p>7863</text:p>
          </table:table-cell>
          <table:table-cell table:formula="of:=LN([.H36]/[.G36])" office:value-type="float" office:value="1.29205999131331" calcext:value-type="float">
            <text:p>1.2920599913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N([.N36]/[.M36])" office:value-type="string" office:string-value="" calcext:value-type="error">
            <text:p>#DIV/0!</text:p>
          </table:table-cell>
          <table:table-cell table:number-columns-repeated="2"/>
          <table:table-cell table:formula="of:=-LN([.P36]/[.Q36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 table:number-rows-repeated="28">
          <table:table-cell table:number-columns-repeated="28"/>
        </table:table-row>
        <table:table-row table:style-name="ro1">
          <table:table-cell office:value-type="string" calcext:value-type="string">
            <text:p>B 0</text:p>
          </table:table-cell>
          <table:table-cell office:value-type="string" calcext:value-type="string">
            <text:p>A 5500</text:p>
          </table:table-cell>
          <table:table-cell office:value-type="float" office:value="-0.004" calcext:value-type="float">
            <text:p>-0.004</text:p>
          </table:table-cell>
          <table:table-cell table:number-columns-repeated="25"/>
        </table:table-row>
      </table:table>
      <table:table table:name="Sheet13" table:style-name="ta1">
        <table:shapes>
          <draw:frame draw:z-index="0" draw:style-name="gr1" draw:text-style-name="P1" svg:width="6.2988in" svg:height="3.5429in" svg:x="24.987in" svg:y="0.7142in">
            <draw:object draw:notify-on-update-of-ranges="Sheet13.G6:Sheet13.G6 Sheet13.I8:Sheet13.I22 Sheet13.C8:Sheet13.C22 Sheet13.P6:Sheet13.P6 Sheet13.R8:Sheet13.R22 Sheet13.C8:Sheet13.C22 Sheet13.Y6:Sheet13.Y6 Sheet13.AA9:Sheet13.AA22 Sheet13.C8:Sheet13.C22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table:style-name="ce1" table:number-columns-repeated="2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7" table:number-rows-spanned="2">
            <text:p>TEST 2</text:p>
          </table:table-cell>
          <table:covered-table-cell table:style-name="ce1"/>
          <table:covered-table-cell table:number-columns-repeated="8"/>
          <table:covered-table-cell table:style-name="ce1"/>
          <table:covered-table-cell table:number-columns-repeated="8"/>
          <table:covered-table-cell table:style-name="ce1"/>
          <table:covered-table-cell table:number-columns-repeated="7"/>
          <table:table-cell/>
        </table:table-row>
        <table:table-row table:style-name="ro1">
          <table:covered-table-cell table:number-columns-repeated="2" table:style-name="ce1"/>
          <table:covered-table-cell table:number-columns-repeated="8"/>
          <table:covered-table-cell table:style-name="ce1"/>
          <table:covered-table-cell table:number-columns-repeated="8"/>
          <table:covered-table-cell table:style-name="ce1"/>
          <table:covered-table-cell table:number-columns-repeated="7"/>
          <table:table-cell/>
        </table:table-row>
        <table:table-row table:style-name="ro1">
          <table:table-cell table:style-name="ce1" table:number-columns-repeated="2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Bottom coll and top <text:s/>no coll, RT, filter bottom, position 1 lamp, 2.7V</text:p>
          </table:table-cell>
          <table:covered-table-cell table:style-name="ce1"/>
          <table:covered-table-cell table:number-columns-repeated="8"/>
          <table:table-cell table:style-name="ce1" office:value-type="string" calcext:value-type="string" table:number-columns-spanned="9" table:number-rows-spanned="1">
            <text:p>Bottom coll and top no collimator, RT, filter bottom, position 2 lamp, 2.7V</text:p>
          </table:table-cell>
          <table:covered-table-cell table:number-columns-repeated="8"/>
          <table:table-cell table:style-name="ce1" office:value-type="string" calcext:value-type="string" table:number-columns-spanned="9" table:number-rows-spanned="1">
            <text:p>Bottom coll and top no collimator, RT, filter bottom, position 3 lamp, 2.7V</text:p>
          </table:table-cell>
          <table:covered-table-cell table:number-columns-repeated="8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1">
            <text:p>Top ,65.5V, pos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, 51.8V, pos1</text:p>
          </table:table-cell>
          <table:covered-table-cell table:style-name="ce5"/>
          <table:covered-table-cell/>
          <table:table-cell table:number-columns-repeated="3"/>
          <table:table-cell table:style-name="ce5" office:value-type="string" calcext:value-type="string" table:number-columns-spanned="3" table:number-rows-spanned="1">
            <text:p>Top ,65.5V, pos2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, 51.8V, pos2</text:p>
          </table:table-cell>
          <table:covered-table-cell table:style-name="ce5"/>
          <table:covered-table-cell/>
          <table:table-cell table:number-columns-repeated="3"/>
          <table:table-cell table:style-name="ce5" office:value-type="string" calcext:value-type="string" table:number-columns-spanned="3" table:number-rows-spanned="1">
            <text:p>Top ,65.5V, pos3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, 51.8V, pos3</text:p>
          </table:table-cell>
          <table:covered-table-cell table:style-name="ce5"/>
          <table:covered-table-cell/>
          <table:table-cell/>
        </table:table-row>
        <table:table-row table:style-name="ro1">
          <table:table-cell office:value-type="string" calcext:value-type="string">
            <text:p>files' number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&lt;PE&gt;</text:p>
          </table:table-cell>
          <table:table-cell table:style-name="ce11" office:value-type="string" calcext:value-type="string">
            <text:p>lamp position (mm)</text:p>
          </table:table-cell>
          <table:table-cell office:value-type="string" calcext:value-type="string">
            <text:p>files' number</text:p>
          </table:table-cell>
          <table:table-cell/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s' number</text:p>
          </table:table-cell>
          <table:table-cell/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536" calcext:value-type="float">
            <text:p>7536</text:p>
          </table:table-cell>
          <table:table-cell office:value-type="float" office:value="7165" calcext:value-type="float">
            <text:p>7165</text:p>
          </table:table-cell>
          <table:table-cell office:value-type="float" office:value="0.0504835" calcext:value-type="float">
            <text:p>0.0504835</text:p>
          </table:table-cell>
          <table:table-cell/>
          <table:table-cell office:value-type="float" office:value="2071" calcext:value-type="float">
            <text:p>207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784" calcext:value-type="float">
            <text:p>7784</text:p>
          </table:table-cell>
          <table:table-cell office:value-type="float" office:value="7679" calcext:value-type="float">
            <text:p>7679</text:p>
          </table:table-cell>
          <table:table-cell office:value-type="float" office:value="0.013581" calcext:value-type="float">
            <text:p>0.013581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&lt;PE&gt;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623" calcext:value-type="float">
            <text:p>7623</text:p>
          </table:table-cell>
          <table:table-cell office:value-type="float" office:value="7013" calcext:value-type="float">
            <text:p>7013</text:p>
          </table:table-cell>
          <table:table-cell office:value-type="float" office:value="0.0834044" calcext:value-type="float">
            <text:p>0.0834044</text:p>
          </table:table-cell>
          <table:table-cell/>
          <table:table-cell office:value-type="float" office:value="2072" calcext:value-type="float">
            <text:p>207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653" calcext:value-type="float">
            <text:p>7653</text:p>
          </table:table-cell>
          <table:table-cell office:value-type="float" office:value="7661" calcext:value-type="float">
            <text:p>7661</text:p>
          </table:table-cell>
          <table:table-cell office:value-type="float" office:value="-0.00104482" calcext:value-type="float">
            <text:p>-0.00104482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2.63906" calcext:value-type="float">
            <text:p>-2.63906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536" calcext:value-type="float">
            <text:p>7536</text:p>
          </table:table-cell>
          <table:table-cell office:value-type="float" office:value="7173" calcext:value-type="float">
            <text:p>7173</text:p>
          </table:table-cell>
          <table:table-cell office:value-type="float" office:value="0.0493676" calcext:value-type="float">
            <text:p>0.0493676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710" calcext:value-type="float">
            <text:p>7710</text:p>
          </table:table-cell>
          <table:table-cell office:value-type="float" office:value="7593" calcext:value-type="float">
            <text:p>7593</text:p>
          </table:table-cell>
          <table:table-cell office:value-type="float" office:value="0.0152914" calcext:value-type="float">
            <text:p>0.0152914</text:p>
          </table:table-cell>
          <table:table-cell/>
          <table:table-cell office:value-type="float" office:value="2088" calcext:value-type="float">
            <text:p>208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inf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7652" calcext:value-type="float">
            <text:p>7652</text:p>
          </table:table-cell>
          <table:table-cell office:value-type="float" office:value="7111" calcext:value-type="float">
            <text:p>7111</text:p>
          </table:table-cell>
          <table:table-cell office:value-type="float" office:value="0.0733242" calcext:value-type="float">
            <text:p>0.0733242</text:p>
          </table:table-cell>
          <table:table-cell/>
          <table:table-cell office:value-type="float" office:value="2074" calcext:value-type="float">
            <text:p>207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666" calcext:value-type="float">
            <text:p>7666</text:p>
          </table:table-cell>
          <table:table-cell office:value-type="float" office:value="7503" calcext:value-type="float">
            <text:p>7503</text:p>
          </table:table-cell>
          <table:table-cell office:value-type="float" office:value="0.0214921" calcext:value-type="float">
            <text:p>0.0214921</text:p>
          </table:table-cell>
          <table:table-cell/>
          <table:table-cell office:value-type="float" office:value="2089" calcext:value-type="float">
            <text:p>208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3.2581" calcext:value-type="float">
            <text:p>-3.2581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653" calcext:value-type="float">
            <text:p>7653</text:p>
          </table:table-cell>
          <table:table-cell office:value-type="float" office:value="7173" calcext:value-type="float">
            <text:p>7173</text:p>
          </table:table-cell>
          <table:table-cell office:value-type="float" office:value="0.0647738" calcext:value-type="float">
            <text:p>0.0647738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736" calcext:value-type="float">
            <text:p>7736</text:p>
          </table:table-cell>
          <table:table-cell office:value-type="float" office:value="7467" calcext:value-type="float">
            <text:p>7467</text:p>
          </table:table-cell>
          <table:table-cell office:value-type="float" office:value="0.0353914" calcext:value-type="float">
            <text:p>0.0353914</text:p>
          </table:table-cell>
          <table:table-cell/>
          <table:table-cell office:value-type="float" office:value="2090" calcext:value-type="float">
            <text:p>209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inf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7559" calcext:value-type="float">
            <text:p>7559</text:p>
          </table:table-cell>
          <table:table-cell office:value-type="float" office:value="7090" calcext:value-type="float">
            <text:p>7090</text:p>
          </table:table-cell>
          <table:table-cell office:value-type="float" office:value="0.0640535" calcext:value-type="float">
            <text:p>0.0640535</text:p>
          </table:table-cell>
          <table:table-cell/>
          <table:table-cell office:value-type="float" office:value="2076" calcext:value-type="float">
            <text:p>207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637" calcext:value-type="float">
            <text:p>7637</text:p>
          </table:table-cell>
          <table:table-cell office:value-type="float" office:value="7495" calcext:value-type="float">
            <text:p>7495</text:p>
          </table:table-cell>
          <table:table-cell office:value-type="float" office:value="0.0187687" calcext:value-type="float">
            <text:p>0.0187687</text:p>
          </table:table-cell>
          <table:table-cell/>
          <table:table-cell office:value-type="float" office:value="2091" calcext:value-type="float">
            <text:p>209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-2.53897" calcext:value-type="float">
            <text:p>-2.53897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7608" calcext:value-type="float">
            <text:p>7608</text:p>
          </table:table-cell>
          <table:table-cell office:value-type="float" office:value="7100" calcext:value-type="float">
            <text:p>7100</text:p>
          </table:table-cell>
          <table:table-cell office:value-type="float" office:value="0.0691055" calcext:value-type="float">
            <text:p>0.0691055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633" calcext:value-type="float">
            <text:p>7633</text:p>
          </table:table-cell>
          <table:table-cell office:value-type="float" office:value="7475" calcext:value-type="float">
            <text:p>7475</text:p>
          </table:table-cell>
          <table:table-cell office:value-type="float" office:value="0.0209168" calcext:value-type="float">
            <text:p>0.0209168</text:p>
          </table:table-cell>
          <table:table-cell/>
          <table:table-cell office:value-type="float" office:value="2092" calcext:value-type="float">
            <text:p>209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inf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7571" calcext:value-type="float">
            <text:p>7571</text:p>
          </table:table-cell>
          <table:table-cell office:value-type="float" office:value="7203" calcext:value-type="float">
            <text:p>7203</text:p>
          </table:table-cell>
          <table:table-cell office:value-type="float" office:value="0.0498276" calcext:value-type="float">
            <text:p>0.0498276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663" calcext:value-type="float">
            <text:p>7663</text:p>
          </table:table-cell>
          <table:table-cell office:value-type="float" office:value="7475" calcext:value-type="float">
            <text:p>7475</text:p>
          </table:table-cell>
          <table:table-cell office:value-type="float" office:value="0.0248395" calcext:value-type="float">
            <text:p>0.0248395</text:p>
          </table:table-cell>
          <table:table-cell/>
          <table:table-cell office:value-type="float" office:value="2093" calcext:value-type="float">
            <text:p>209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2.60269" calcext:value-type="float">
            <text:p>-2.60269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7601" calcext:value-type="float">
            <text:p>7601</text:p>
          </table:table-cell>
          <table:table-cell office:value-type="float" office:value="7184" calcext:value-type="float">
            <text:p>7184</text:p>
          </table:table-cell>
          <table:table-cell office:value-type="float" office:value="0.0564235" calcext:value-type="float">
            <text:p>0.0564235</text:p>
          </table:table-cell>
          <table:table-cell/>
          <table:table-cell office:value-type="float" office:value="2079" calcext:value-type="float">
            <text:p>207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649" calcext:value-type="float">
            <text:p>7649</text:p>
          </table:table-cell>
          <table:table-cell office:value-type="float" office:value="7451" calcext:value-type="float">
            <text:p>7451</text:p>
          </table:table-cell>
          <table:table-cell office:value-type="float" office:value="0.0262267" calcext:value-type="float">
            <text:p>0.0262267</text:p>
          </table:table-cell>
          <table:table-cell/>
          <table:table-cell office:value-type="float" office:value="2094" calcext:value-type="float">
            <text:p>209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inf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7597" calcext:value-type="float">
            <text:p>7597</text:p>
          </table:table-cell>
          <table:table-cell office:value-type="float" office:value="7165" calcext:value-type="float">
            <text:p>7165</text:p>
          </table:table-cell>
          <table:table-cell office:value-type="float" office:value="0.0585454" calcext:value-type="float">
            <text:p>0.0585454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613" calcext:value-type="float">
            <text:p>7613</text:p>
          </table:table-cell>
          <table:table-cell office:value-type="float" office:value="7644" calcext:value-type="float">
            <text:p>7644</text:p>
          </table:table-cell>
          <table:table-cell office:value-type="float" office:value="-0.00406369" calcext:value-type="float">
            <text:p>-0.00406369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.55535" calcext:value-type="float">
            <text:p>-3.55535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555" calcext:value-type="float">
            <text:p>7555</text:p>
          </table:table-cell>
          <table:table-cell office:value-type="float" office:value="7153" calcext:value-type="float">
            <text:p>7153</text:p>
          </table:table-cell>
          <table:table-cell office:value-type="float" office:value="0.0546777" calcext:value-type="float">
            <text:p>0.0546777</text:p>
          </table:table-cell>
          <table:table-cell/>
          <table:table-cell office:value-type="float" office:value="2081" calcext:value-type="float">
            <text:p>208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744" calcext:value-type="float">
            <text:p>7744</text:p>
          </table:table-cell>
          <table:table-cell office:value-type="float" office:value="7561" calcext:value-type="float">
            <text:p>7561</text:p>
          </table:table-cell>
          <table:table-cell office:value-type="float" office:value="0.0239149" calcext:value-type="float">
            <text:p>0.0239149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3.58352" calcext:value-type="float">
            <text:p>-3.58352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7503" calcext:value-type="float">
            <text:p>7503</text:p>
          </table:table-cell>
          <table:table-cell office:value-type="float" office:value="7104" calcext:value-type="float">
            <text:p>7104</text:p>
          </table:table-cell>
          <table:table-cell office:value-type="float" office:value="0.054645" calcext:value-type="float">
            <text:p>0.054645</text:p>
          </table:table-cell>
          <table:table-cell/>
          <table:table-cell office:value-type="float" office:value="2082" calcext:value-type="float">
            <text:p>208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7697" calcext:value-type="float">
            <text:p>7697</text:p>
          </table:table-cell>
          <table:table-cell office:value-type="float" office:value="7593" calcext:value-type="float">
            <text:p>7593</text:p>
          </table:table-cell>
          <table:table-cell office:value-type="float" office:value="0.0136038" calcext:value-type="float">
            <text:p>0.0136038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3.61092" calcext:value-type="float">
            <text:p>-3.61092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7541" calcext:value-type="float">
            <text:p>7541</text:p>
          </table:table-cell>
          <table:table-cell office:value-type="float" office:value="7045" calcext:value-type="float">
            <text:p>7045</text:p>
          </table:table-cell>
          <table:table-cell office:value-type="float" office:value="0.0680366" calcext:value-type="float">
            <text:p>0.0680366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7618" calcext:value-type="float">
            <text:p>7618</text:p>
          </table:table-cell>
          <table:table-cell office:value-type="float" office:value="7493" calcext:value-type="float">
            <text:p>7493</text:p>
          </table:table-cell>
          <table:table-cell office:value-type="float" office:value="0.0165446" calcext:value-type="float">
            <text:p>0.0165446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inf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7768" calcext:value-type="float">
            <text:p>7768</text:p>
          </table:table-cell>
          <table:table-cell office:value-type="float" office:value="7556" calcext:value-type="float">
            <text:p>7556</text:p>
          </table:table-cell>
          <table:table-cell office:value-type="float" office:value="0.0276708" calcext:value-type="float">
            <text:p>0.0276708</text:p>
          </table:table-cell>
          <table:table-cell/>
          <table:table-cell office:value-type="float" office:value="2084" calcext:value-type="float">
            <text:p>208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540" calcext:value-type="float">
            <text:p>7540</text:p>
          </table:table-cell>
          <table:table-cell office:value-type="float" office:value="7486" calcext:value-type="float">
            <text:p>7486</text:p>
          </table:table-cell>
          <table:table-cell office:value-type="float" office:value="0.00718758" calcext:value-type="float">
            <text:p>0.00718758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3.09104" calcext:value-type="float">
            <text:p>-3.09104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7437" calcext:value-type="float">
            <text:p>7437</text:p>
          </table:table-cell>
          <table:table-cell office:value-type="float" office:value="7132" calcext:value-type="float">
            <text:p>7132</text:p>
          </table:table-cell>
          <table:table-cell office:value-type="float" office:value="0.0418759" calcext:value-type="float">
            <text:p>0.0418759</text:p>
          </table:table-cell>
          <table:table-cell/>
          <table:table-cell office:value-type="float" office:value="2085" calcext:value-type="float">
            <text:p>208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636" calcext:value-type="float">
            <text:p>7636</text:p>
          </table:table-cell>
          <table:table-cell office:value-type="float" office:value="7485" calcext:value-type="float">
            <text:p>7485</text:p>
          </table:table-cell>
          <table:table-cell office:value-type="float" office:value="0.0199729" calcext:value-type="float">
            <text:p>0.0199729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3.3322" calcext:value-type="float">
            <text:p>-3.3322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Cut -0.004</text:p>
          </table:table-cell>
          <table:table-cell office:value-type="string" calcext:value-type="string">
            <text:p>vuv3</text:p>
          </table:table-cell>
          <table:table-cell table:number-columns-repeated="8"/>
          <table:table-cell office:value-type="string" calcext:value-type="string">
            <text:p>vuv3</text:p>
          </table:table-cell>
          <table:table-cell table:number-columns-repeated="9"/>
          <table:table-cell office:value-type="string" calcext:value-type="string">
            <text:p>vuv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&lt;PE&gt;</text:p>
          </table:table-cell>
          <table:table-cell table:number-columns-repeated="3"/>
          <table:table-cell office:value-type="string" calcext:value-type="string">
            <text:p>Cut -0.0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&lt;PE&gt;</text:p>
          </table:table-cell>
          <table:table-cell table:number-columns-repeated="3"/>
          <table:table-cell office:value-type="string" calcext:value-type="string">
            <text:p>Cut -0.004</text:p>
          </table:table-cell>
          <table:table-cell table:number-columns-repeated="8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.00840804" calcext:value-type="float">
            <text:p>0.00840804</text:p>
          </table:table-cell>
          <table:table-cell office:value-type="float" office:value="0.00100088" calcext:value-type="float">
            <text:p>0.00100088</text:p>
          </table:table-cell>
          <table:table-cell office:value-type="float" office:value="7536" calcext:value-type="float">
            <text:p>7536</text:p>
          </table:table-cell>
          <table:table-cell office:value-type="float" office:value="7165" calcext:value-type="float">
            <text:p>7165</text:p>
          </table:table-cell>
          <table:table-cell office:value-type="float" office:value="0.0504835" calcext:value-type="float">
            <text:p>0.0504835</text:p>
          </table:table-cell>
          <table:table-cell table:number-columns-repeated="4"/>
          <table:table-cell office:value-type="float" office:value="2080" calcext:value-type="float">
            <text:p>2080</text:p>
          </table:table-cell>
          <table:table-cell office:value-type="float" office:value="0.00811048" calcext:value-type="float">
            <text:p>0.00811048</text:p>
          </table:table-cell>
          <table:table-cell office:value-type="float" office:value="0.000988127" calcext:value-type="float">
            <text:p>0.000988127</text:p>
          </table:table-cell>
          <table:table-cell office:value-type="float" office:value="7784" calcext:value-type="float">
            <text:p>7784</text:p>
          </table:table-cell>
          <table:table-cell office:value-type="float" office:value="7679" calcext:value-type="float">
            <text:p>7679</text:p>
          </table:table-cell>
          <table:table-cell office:value-type="float" office:value="0.013581" calcext:value-type="float">
            <text:p>0.013581</text:p>
          </table:table-cell>
          <table:table-cell table:number-columns-repeated="3"/>
          <table:table-cell office:value-type="string" calcext:value-type="string">
            <text:p>ru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.0084055" calcext:value-type="float">
            <text:p>0.0084055</text:p>
          </table:table-cell>
          <table:table-cell office:value-type="float" office:value="0.00100445" calcext:value-type="float">
            <text:p>0.00100445</text:p>
          </table:table-cell>
          <table:table-cell office:value-type="float" office:value="7623" calcext:value-type="float">
            <text:p>7623</text:p>
          </table:table-cell>
          <table:table-cell office:value-type="float" office:value="7013" calcext:value-type="float">
            <text:p>7013</text:p>
          </table:table-cell>
          <table:table-cell office:value-type="float" office:value="0.0834044" calcext:value-type="float">
            <text:p>0.0834044</text:p>
          </table:table-cell>
          <table:table-cell table:number-columns-repeated="4"/>
          <table:table-cell office:value-type="float" office:value="2081" calcext:value-type="float">
            <text:p>2081</text:p>
          </table:table-cell>
          <table:table-cell office:value-type="float" office:value="0.00807617" calcext:value-type="float">
            <text:p>0.00807617</text:p>
          </table:table-cell>
          <table:table-cell office:value-type="float" office:value="0.000963247" calcext:value-type="float">
            <text:p>0.000963247</text:p>
          </table:table-cell>
          <table:table-cell office:value-type="float" office:value="7653" calcext:value-type="float">
            <text:p>7653</text:p>
          </table:table-cell>
          <table:table-cell office:value-type="float" office:value="7661" calcext:value-type="float">
            <text:p>7661</text:p>
          </table:table-cell>
          <table:table-cell office:value-type="float" office:value="-0.00104482" calcext:value-type="float">
            <text:p>-0.00104482</text:p>
          </table:table-cell>
          <table:table-cell table:number-columns-repeated="3"/>
          <table:table-cell office:value-type="float" office:value="2103" calcext:value-type="float">
            <text:p>2103</text:p>
          </table:table-cell>
          <table:table-cell office:value-type="float" office:value="0.0112149" calcext:value-type="float">
            <text:p>0.0112149</text:p>
          </table:table-cell>
          <table:table-cell office:value-type="float" office:value="0.000528484" calcext:value-type="float">
            <text:p>0.00052848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2.63906" calcext:value-type="float">
            <text:p>-2.63906</text:p>
          </table:table-cell>
          <table:table-cell table:number-columns-repeated="3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00841258" calcext:value-type="float">
            <text:p>0.00841258</text:p>
          </table:table-cell>
          <table:table-cell office:value-type="float" office:value="0.00104013" calcext:value-type="float">
            <text:p>0.00104013</text:p>
          </table:table-cell>
          <table:table-cell office:value-type="float" office:value="7536" calcext:value-type="float">
            <text:p>7536</text:p>
          </table:table-cell>
          <table:table-cell office:value-type="float" office:value="7173" calcext:value-type="float">
            <text:p>7173</text:p>
          </table:table-cell>
          <table:table-cell office:value-type="float" office:value="0.0493676" calcext:value-type="float">
            <text:p>0.0493676</text:p>
          </table:table-cell>
          <table:table-cell table:number-columns-repeated="4"/>
          <table:table-cell office:value-type="float" office:value="2082" calcext:value-type="float">
            <text:p>2082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0.000924579" calcext:value-type="float">
            <text:p>0.000924579</text:p>
          </table:table-cell>
          <table:table-cell office:value-type="float" office:value="7710" calcext:value-type="float">
            <text:p>7710</text:p>
          </table:table-cell>
          <table:table-cell office:value-type="float" office:value="7593" calcext:value-type="float">
            <text:p>7593</text:p>
          </table:table-cell>
          <table:table-cell office:value-type="float" office:value="0.0152914" calcext:value-type="float">
            <text:p>0.0152914</text:p>
          </table:table-cell>
          <table:table-cell table:number-columns-repeated="3"/>
          <table:table-cell office:value-type="float" office:value="2104" calcext:value-type="float">
            <text:p>2104</text:p>
          </table:table-cell>
          <table:table-cell office:value-type="float" office:value="0.00994554" calcext:value-type="float">
            <text:p>0.00994554</text:p>
          </table:table-cell>
          <table:table-cell office:value-type="float" office:value="0.000544855" calcext:value-type="float">
            <text:p>0.00054485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inf</text:p>
          </table:table-cell>
          <table:table-cell table:number-columns-repeated="3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.00838719" calcext:value-type="float">
            <text:p>0.00838719</text:p>
          </table:table-cell>
          <table:table-cell office:value-type="float" office:value="0.00102475" calcext:value-type="float">
            <text:p>0.00102475</text:p>
          </table:table-cell>
          <table:table-cell office:value-type="float" office:value="7652" calcext:value-type="float">
            <text:p>7652</text:p>
          </table:table-cell>
          <table:table-cell office:value-type="float" office:value="7111" calcext:value-type="float">
            <text:p>7111</text:p>
          </table:table-cell>
          <table:table-cell office:value-type="float" office:value="0.0733242" calcext:value-type="float">
            <text:p>0.0733242</text:p>
          </table:table-cell>
          <table:table-cell table:number-columns-repeated="4"/>
          <table:table-cell office:value-type="float" office:value="2083" calcext:value-type="float">
            <text:p>2083</text:p>
          </table:table-cell>
          <table:table-cell office:value-type="float" office:value="0.00868513" calcext:value-type="float">
            <text:p>0.00868513</text:p>
          </table:table-cell>
          <table:table-cell office:value-type="float" office:value="0.000976615" calcext:value-type="float">
            <text:p>0.000976615</text:p>
          </table:table-cell>
          <table:table-cell office:value-type="float" office:value="7666" calcext:value-type="float">
            <text:p>7666</text:p>
          </table:table-cell>
          <table:table-cell office:value-type="float" office:value="7503" calcext:value-type="float">
            <text:p>7503</text:p>
          </table:table-cell>
          <table:table-cell office:value-type="float" office:value="0.0214921" calcext:value-type="float">
            <text:p>0.0214921</text:p>
          </table:table-cell>
          <table:table-cell table:number-columns-repeated="3"/>
          <table:table-cell office:value-type="float" office:value="2105" calcext:value-type="float">
            <text:p>2105</text:p>
          </table:table-cell>
          <table:table-cell office:value-type="float" office:value="0.0107978" calcext:value-type="float">
            <text:p>0.0107978</text:p>
          </table:table-cell>
          <table:table-cell table:style-name="ce12" office:value-type="float" office:value="0.000082682" calcext:value-type="float">
            <text:p>8.27E-00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3.2581" calcext:value-type="float">
            <text:p>-3.2581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.00833091" calcext:value-type="float">
            <text:p>0.00833091</text:p>
          </table:table-cell>
          <table:table-cell office:value-type="float" office:value="0.00095698" calcext:value-type="float">
            <text:p>0.00095698</text:p>
          </table:table-cell>
          <table:table-cell office:value-type="float" office:value="7653" calcext:value-type="float">
            <text:p>7653</text:p>
          </table:table-cell>
          <table:table-cell office:value-type="float" office:value="7173" calcext:value-type="float">
            <text:p>7173</text:p>
          </table:table-cell>
          <table:table-cell office:value-type="float" office:value="0.0647738" calcext:value-type="float">
            <text:p>0.0647738</text:p>
          </table:table-cell>
          <table:table-cell table:number-columns-repeated="4"/>
          <table:table-cell office:value-type="float" office:value="2084" calcext:value-type="float">
            <text:p>2084</text:p>
          </table:table-cell>
          <table:table-cell office:value-type="float" office:value="0.00867782" calcext:value-type="float">
            <text:p>0.00867782</text:p>
          </table:table-cell>
          <table:table-cell office:value-type="float" office:value="0.00098802" calcext:value-type="float">
            <text:p>0.00098802</text:p>
          </table:table-cell>
          <table:table-cell office:value-type="float" office:value="7736" calcext:value-type="float">
            <text:p>7736</text:p>
          </table:table-cell>
          <table:table-cell office:value-type="float" office:value="7467" calcext:value-type="float">
            <text:p>7467</text:p>
          </table:table-cell>
          <table:table-cell office:value-type="float" office:value="0.0353914" calcext:value-type="float">
            <text:p>0.0353914</text:p>
          </table:table-cell>
          <table:table-cell table:number-columns-repeated="3"/>
          <table:table-cell office:value-type="float" office:value="2106" calcext:value-type="float">
            <text:p>2106</text:p>
          </table:table-cell>
          <table:table-cell office:value-type="float" office:value="0.0111643" calcext:value-type="float">
            <text:p>0.0111643</text:p>
          </table:table-cell>
          <table:table-cell office:value-type="float" office:value="0.000585672" calcext:value-type="float">
            <text:p>0.00058567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inf</text:p>
          </table:table-cell>
          <table:table-cell table:number-columns-repeated="3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.00835311" calcext:value-type="float">
            <text:p>0.00835311</text:p>
          </table:table-cell>
          <table:table-cell office:value-type="float" office:value="0.0010243" calcext:value-type="float">
            <text:p>0.0010243</text:p>
          </table:table-cell>
          <table:table-cell office:value-type="float" office:value="7559" calcext:value-type="float">
            <text:p>7559</text:p>
          </table:table-cell>
          <table:table-cell office:value-type="float" office:value="7090" calcext:value-type="float">
            <text:p>7090</text:p>
          </table:table-cell>
          <table:table-cell office:value-type="float" office:value="0.0640535" calcext:value-type="float">
            <text:p>0.0640535</text:p>
          </table:table-cell>
          <table:table-cell table:number-columns-repeated="4"/>
          <table:table-cell office:value-type="float" office:value="2085" calcext:value-type="float">
            <text:p>2085</text:p>
          </table:table-cell>
          <table:table-cell office:value-type="float" office:value="0.00869535" calcext:value-type="float">
            <text:p>0.00869535</text:p>
          </table:table-cell>
          <table:table-cell office:value-type="float" office:value="0.00103317" calcext:value-type="float">
            <text:p>0.00103317</text:p>
          </table:table-cell>
          <table:table-cell office:value-type="float" office:value="7637" calcext:value-type="float">
            <text:p>7637</text:p>
          </table:table-cell>
          <table:table-cell office:value-type="float" office:value="7495" calcext:value-type="float">
            <text:p>7495</text:p>
          </table:table-cell>
          <table:table-cell office:value-type="float" office:value="0.0187687" calcext:value-type="float">
            <text:p>0.0187687</text:p>
          </table:table-cell>
          <table:table-cell table:number-columns-repeated="3"/>
          <table:table-cell office:value-type="float" office:value="2107" calcext:value-type="float">
            <text:p>2107</text:p>
          </table:table-cell>
          <table:table-cell office:value-type="float" office:value="0.00990866" calcext:value-type="float">
            <text:p>0.00990866</text:p>
          </table:table-cell>
          <table:table-cell office:value-type="float" office:value="0.000243846" calcext:value-type="float">
            <text:p>0.00024384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-2.53897" calcext:value-type="float">
            <text:p>-2.53897</text:p>
          </table:table-cell>
          <table:table-cell table:number-columns-repeated="3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.00831431" calcext:value-type="float">
            <text:p>0.00831431</text:p>
          </table:table-cell>
          <table:table-cell office:value-type="float" office:value="0.0009646" calcext:value-type="float">
            <text:p>0.0009646</text:p>
          </table:table-cell>
          <table:table-cell office:value-type="float" office:value="7608" calcext:value-type="float">
            <text:p>7608</text:p>
          </table:table-cell>
          <table:table-cell office:value-type="float" office:value="7100" calcext:value-type="float">
            <text:p>7100</text:p>
          </table:table-cell>
          <table:table-cell office:value-type="float" office:value="0.0691055" calcext:value-type="float">
            <text:p>0.0691055</text:p>
          </table:table-cell>
          <table:table-cell table:number-columns-repeated="4"/>
          <table:table-cell office:value-type="float" office:value="2086" calcext:value-type="float">
            <text:p>2086</text:p>
          </table:table-cell>
          <table:table-cell office:value-type="float" office:value="0.00868324" calcext:value-type="float">
            <text:p>0.00868324</text:p>
          </table:table-cell>
          <table:table-cell office:value-type="float" office:value="0.00102195" calcext:value-type="float">
            <text:p>0.00102195</text:p>
          </table:table-cell>
          <table:table-cell office:value-type="float" office:value="7633" calcext:value-type="float">
            <text:p>7633</text:p>
          </table:table-cell>
          <table:table-cell office:value-type="float" office:value="7475" calcext:value-type="float">
            <text:p>7475</text:p>
          </table:table-cell>
          <table:table-cell office:value-type="float" office:value="0.0209168" calcext:value-type="float">
            <text:p>0.0209168</text:p>
          </table:table-cell>
          <table:table-cell table:number-columns-repeated="3"/>
          <table:table-cell office:value-type="float" office:value="2108" calcext:value-type="float">
            <text:p>2108</text:p>
          </table:table-cell>
          <table:table-cell office:value-type="float" office:value="0.0105728" calcext:value-type="float">
            <text:p>0.0105728</text:p>
          </table:table-cell>
          <table:table-cell office:value-type="float" office:value="0.000807785" calcext:value-type="float">
            <text:p>0.00080778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inf</text:p>
          </table:table-cell>
          <table:table-cell table:number-columns-repeated="3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.00829459" calcext:value-type="float">
            <text:p>0.00829459</text:p>
          </table:table-cell>
          <table:table-cell office:value-type="float" office:value="0.000939411" calcext:value-type="float">
            <text:p>0.000939411</text:p>
          </table:table-cell>
          <table:table-cell office:value-type="float" office:value="7571" calcext:value-type="float">
            <text:p>7571</text:p>
          </table:table-cell>
          <table:table-cell office:value-type="float" office:value="7203" calcext:value-type="float">
            <text:p>7203</text:p>
          </table:table-cell>
          <table:table-cell office:value-type="float" office:value="0.0498276" calcext:value-type="float">
            <text:p>0.0498276</text:p>
          </table:table-cell>
          <table:table-cell table:number-columns-repeated="4"/>
          <table:table-cell office:value-type="float" office:value="2087" calcext:value-type="float">
            <text:p>2087</text:p>
          </table:table-cell>
          <table:table-cell office:value-type="float" office:value="0.00865752" calcext:value-type="float">
            <text:p>0.00865752</text:p>
          </table:table-cell>
          <table:table-cell office:value-type="float" office:value="0.0010178" calcext:value-type="float">
            <text:p>0.0010178</text:p>
          </table:table-cell>
          <table:table-cell office:value-type="float" office:value="7663" calcext:value-type="float">
            <text:p>7663</text:p>
          </table:table-cell>
          <table:table-cell office:value-type="float" office:value="7475" calcext:value-type="float">
            <text:p>7475</text:p>
          </table:table-cell>
          <table:table-cell office:value-type="float" office:value="0.0248395" calcext:value-type="float">
            <text:p>0.0248395</text:p>
          </table:table-cell>
          <table:table-cell table:number-columns-repeated="3"/>
          <table:table-cell office:value-type="float" office:value="2109" calcext:value-type="float">
            <text:p>2109</text:p>
          </table:table-cell>
          <table:table-cell office:value-type="float" office:value="0.0107591" calcext:value-type="float">
            <text:p>0.0107591</text:p>
          </table:table-cell>
          <table:table-cell office:value-type="float" office:value="0.000817773" calcext:value-type="float">
            <text:p>0.00081777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2.60269" calcext:value-type="float">
            <text:p>-2.60269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.00826931" calcext:value-type="float">
            <text:p>0.00826931</text:p>
          </table:table-cell>
          <table:table-cell office:value-type="float" office:value="0.000959382" calcext:value-type="float">
            <text:p>0.000959382</text:p>
          </table:table-cell>
          <table:table-cell office:value-type="float" office:value="7601" calcext:value-type="float">
            <text:p>7601</text:p>
          </table:table-cell>
          <table:table-cell office:value-type="float" office:value="7184" calcext:value-type="float">
            <text:p>7184</text:p>
          </table:table-cell>
          <table:table-cell office:value-type="float" office:value="0.0564235" calcext:value-type="float">
            <text:p>0.0564235</text:p>
          </table:table-cell>
          <table:table-cell table:number-columns-repeated="4"/>
          <table:table-cell office:value-type="float" office:value="2088" calcext:value-type="float">
            <text:p>2088</text:p>
          </table:table-cell>
          <table:table-cell office:value-type="float" office:value="0.00866531" calcext:value-type="float">
            <text:p>0.00866531</text:p>
          </table:table-cell>
          <table:table-cell office:value-type="float" office:value="0.00102963" calcext:value-type="float">
            <text:p>0.00102963</text:p>
          </table:table-cell>
          <table:table-cell office:value-type="float" office:value="7649" calcext:value-type="float">
            <text:p>7649</text:p>
          </table:table-cell>
          <table:table-cell office:value-type="float" office:value="7451" calcext:value-type="float">
            <text:p>7451</text:p>
          </table:table-cell>
          <table:table-cell office:value-type="float" office:value="0.0262267" calcext:value-type="float">
            <text:p>0.0262267</text:p>
          </table:table-cell>
          <table:table-cell table:number-columns-repeated="3"/>
          <table:table-cell office:value-type="float" office:value="2110" calcext:value-type="float">
            <text:p>2110</text:p>
          </table:table-cell>
          <table:table-cell office:value-type="float" office:value="0.0107187" calcext:value-type="float">
            <text:p>0.0107187</text:p>
          </table:table-cell>
          <table:table-cell office:value-type="float" office:value="0.000810883" calcext:value-type="float">
            <text:p>0.00081088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inf</text:p>
          </table:table-cell>
          <table:table-cell table:number-columns-repeated="3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.00833834" calcext:value-type="float">
            <text:p>0.00833834</text:p>
          </table:table-cell>
          <table:table-cell office:value-type="float" office:value="0.00104827" calcext:value-type="float">
            <text:p>0.00104827</text:p>
          </table:table-cell>
          <table:table-cell office:value-type="float" office:value="7597" calcext:value-type="float">
            <text:p>7597</text:p>
          </table:table-cell>
          <table:table-cell office:value-type="float" office:value="7165" calcext:value-type="float">
            <text:p>7165</text:p>
          </table:table-cell>
          <table:table-cell office:value-type="float" office:value="0.0585454" calcext:value-type="float">
            <text:p>0.0585454</text:p>
          </table:table-cell>
          <table:table-cell table:number-columns-repeated="4"/>
          <table:table-cell office:value-type="float" office:value="2089" calcext:value-type="float">
            <text:p>2089</text:p>
          </table:table-cell>
          <table:table-cell office:value-type="float" office:value="0.00862316" calcext:value-type="float">
            <text:p>0.00862316</text:p>
          </table:table-cell>
          <table:table-cell office:value-type="float" office:value="0.00101127" calcext:value-type="float">
            <text:p>0.00101127</text:p>
          </table:table-cell>
          <table:table-cell office:value-type="float" office:value="7613" calcext:value-type="float">
            <text:p>7613</text:p>
          </table:table-cell>
          <table:table-cell office:value-type="float" office:value="7644" calcext:value-type="float">
            <text:p>7644</text:p>
          </table:table-cell>
          <table:table-cell office:value-type="float" office:value="-0.00406369" calcext:value-type="float">
            <text:p>-0.00406369</text:p>
          </table:table-cell>
          <table:table-cell table:number-columns-repeated="3"/>
          <table:table-cell office:value-type="float" office:value="2112" calcext:value-type="float">
            <text:p>2112</text:p>
          </table:table-cell>
          <table:table-cell office:value-type="float" office:value="-0.0118212" calcext:value-type="float">
            <text:p>-0.0118212</text:p>
          </table:table-cell>
          <table:table-cell office:value-type="float" office:value="0.00551649" calcext:value-type="float">
            <text:p>0.0055164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.55535" calcext:value-type="float">
            <text:p>-3.55535</text:p>
          </table:table-cell>
          <table:table-cell table:number-columns-repeated="3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.00828407" calcext:value-type="float">
            <text:p>0.00828407</text:p>
          </table:table-cell>
          <table:table-cell office:value-type="float" office:value="0.000999495" calcext:value-type="float">
            <text:p>0.000999495</text:p>
          </table:table-cell>
          <table:table-cell office:value-type="float" office:value="7555" calcext:value-type="float">
            <text:p>7555</text:p>
          </table:table-cell>
          <table:table-cell office:value-type="float" office:value="7153" calcext:value-type="float">
            <text:p>7153</text:p>
          </table:table-cell>
          <table:table-cell office:value-type="float" office:value="0.0546777" calcext:value-type="float">
            <text:p>0.0546777</text:p>
          </table:table-cell>
          <table:table-cell table:number-columns-repeated="4"/>
          <table:table-cell office:value-type="float" office:value="2090" calcext:value-type="float">
            <text:p>2090</text:p>
          </table:table-cell>
          <table:table-cell office:value-type="float" office:value="0.00860264" calcext:value-type="float">
            <text:p>0.00860264</text:p>
          </table:table-cell>
          <table:table-cell office:value-type="float" office:value="0.00100227" calcext:value-type="float">
            <text:p>0.00100227</text:p>
          </table:table-cell>
          <table:table-cell office:value-type="float" office:value="7744" calcext:value-type="float">
            <text:p>7744</text:p>
          </table:table-cell>
          <table:table-cell office:value-type="float" office:value="7561" calcext:value-type="float">
            <text:p>7561</text:p>
          </table:table-cell>
          <table:table-cell office:value-type="float" office:value="0.0239149" calcext:value-type="float">
            <text:p>0.0239149</text:p>
          </table:table-cell>
          <table:table-cell table:number-columns-repeated="3"/>
          <table:table-cell office:value-type="float" office:value="2113" calcext:value-type="float">
            <text:p>2113</text:p>
          </table:table-cell>
          <table:table-cell office:value-type="float" office:value="0.0108312" calcext:value-type="float">
            <text:p>0.0108312</text:p>
          </table:table-cell>
          <table:table-cell office:value-type="float" office:value="0.000576695" calcext:value-type="float">
            <text:p>0.00057669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3.58352" calcext:value-type="float">
            <text:p>-3.58352</text:p>
          </table:table-cell>
          <table:table-cell table:number-columns-repeated="3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.00826281" calcext:value-type="float">
            <text:p>0.00826281</text:p>
          </table:table-cell>
          <table:table-cell office:value-type="float" office:value="0.00100743" calcext:value-type="float">
            <text:p>0.00100743</text:p>
          </table:table-cell>
          <table:table-cell office:value-type="float" office:value="7503" calcext:value-type="float">
            <text:p>7503</text:p>
          </table:table-cell>
          <table:table-cell office:value-type="float" office:value="7104" calcext:value-type="float">
            <text:p>7104</text:p>
          </table:table-cell>
          <table:table-cell office:value-type="float" office:value="0.054645" calcext:value-type="float">
            <text:p>0.054645</text:p>
          </table:table-cell>
          <table:table-cell table:number-columns-repeated="4"/>
          <table:table-cell office:value-type="float" office:value="2091" calcext:value-type="float">
            <text:p>2091</text:p>
          </table:table-cell>
          <table:table-cell office:value-type="float" office:value="0.00856975" calcext:value-type="float">
            <text:p>0.00856975</text:p>
          </table:table-cell>
          <table:table-cell office:value-type="float" office:value="0.000962139" calcext:value-type="float">
            <text:p>0.000962139</text:p>
          </table:table-cell>
          <table:table-cell office:value-type="float" office:value="7697" calcext:value-type="float">
            <text:p>7697</text:p>
          </table:table-cell>
          <table:table-cell office:value-type="float" office:value="7593" calcext:value-type="float">
            <text:p>7593</text:p>
          </table:table-cell>
          <table:table-cell office:value-type="float" office:value="0.0136038" calcext:value-type="float">
            <text:p>0.0136038</text:p>
          </table:table-cell>
          <table:table-cell table:number-columns-repeated="3"/>
          <table:table-cell office:value-type="float" office:value="2114" calcext:value-type="float">
            <text:p>2114</text:p>
          </table:table-cell>
          <table:table-cell office:value-type="float" office:value="-0.0132237" calcext:value-type="float">
            <text:p>-0.0132237</text:p>
          </table:table-cell>
          <table:table-cell office:value-type="float" office:value="0.00576094" calcext:value-type="float">
            <text:p>0.0057609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3.61092" calcext:value-type="float">
            <text:p>-3.61092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.00827335" calcext:value-type="float">
            <text:p>0.00827335</text:p>
          </table:table-cell>
          <table:table-cell office:value-type="float" office:value="0.00102114" calcext:value-type="float">
            <text:p>0.00102114</text:p>
          </table:table-cell>
          <table:table-cell office:value-type="float" office:value="7541" calcext:value-type="float">
            <text:p>7541</text:p>
          </table:table-cell>
          <table:table-cell office:value-type="float" office:value="7045" calcext:value-type="float">
            <text:p>7045</text:p>
          </table:table-cell>
          <table:table-cell office:value-type="float" office:value="0.0680366" calcext:value-type="float">
            <text:p>0.0680366</text:p>
          </table:table-cell>
          <table:table-cell table:number-columns-repeated="4"/>
          <table:table-cell office:value-type="float" office:value="2092" calcext:value-type="float">
            <text:p>2092</text:p>
          </table:table-cell>
          <table:table-cell office:value-type="float" office:value="0.00858915" calcext:value-type="float">
            <text:p>0.00858915</text:p>
          </table:table-cell>
          <table:table-cell office:value-type="float" office:value="0.00102584" calcext:value-type="float">
            <text:p>0.00102584</text:p>
          </table:table-cell>
          <table:table-cell office:value-type="float" office:value="7618" calcext:value-type="float">
            <text:p>7618</text:p>
          </table:table-cell>
          <table:table-cell office:value-type="float" office:value="7493" calcext:value-type="float">
            <text:p>7493</text:p>
          </table:table-cell>
          <table:table-cell office:value-type="float" office:value="0.0165446" calcext:value-type="float">
            <text:p>0.0165446</text:p>
          </table:table-cell>
          <table:table-cell table:number-columns-repeated="3"/>
          <table:table-cell office:value-type="float" office:value="2115" calcext:value-type="float">
            <text:p>2115</text:p>
          </table:table-cell>
          <table:table-cell office:value-type="float" office:value="0.0103136" calcext:value-type="float">
            <text:p>0.0103136</text:p>
          </table:table-cell>
          <table:table-cell office:value-type="float" office:value="0.00116338" calcext:value-type="float">
            <text:p>0.0011633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inf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.00884282" calcext:value-type="float">
            <text:p>0.00884282</text:p>
          </table:table-cell>
          <table:table-cell office:value-type="float" office:value="0.000971239" calcext:value-type="float">
            <text:p>0.000971239</text:p>
          </table:table-cell>
          <table:table-cell office:value-type="float" office:value="7768" calcext:value-type="float">
            <text:p>7768</text:p>
          </table:table-cell>
          <table:table-cell office:value-type="float" office:value="7556" calcext:value-type="float">
            <text:p>7556</text:p>
          </table:table-cell>
          <table:table-cell office:value-type="float" office:value="0.0276708" calcext:value-type="float">
            <text:p>0.0276708</text:p>
          </table:table-cell>
          <table:table-cell table:number-columns-repeated="4"/>
          <table:table-cell office:value-type="float" office:value="2093" calcext:value-type="float">
            <text:p>2093</text:p>
          </table:table-cell>
          <table:table-cell office:value-type="float" office:value="0.00797163" calcext:value-type="float">
            <text:p>0.00797163</text:p>
          </table:table-cell>
          <table:table-cell office:value-type="float" office:value="0.00101405" calcext:value-type="float">
            <text:p>0.00101405</text:p>
          </table:table-cell>
          <table:table-cell office:value-type="float" office:value="7540" calcext:value-type="float">
            <text:p>7540</text:p>
          </table:table-cell>
          <table:table-cell office:value-type="float" office:value="7486" calcext:value-type="float">
            <text:p>7486</text:p>
          </table:table-cell>
          <table:table-cell office:value-type="float" office:value="0.00718758" calcext:value-type="float">
            <text:p>0.00718758</text:p>
          </table:table-cell>
          <table:table-cell table:number-columns-repeated="3"/>
          <table:table-cell office:value-type="float" office:value="2116" calcext:value-type="float">
            <text:p>2116</text:p>
          </table:table-cell>
          <table:table-cell office:value-type="float" office:value="-0.0130115" calcext:value-type="float">
            <text:p>-0.0130115</text:p>
          </table:table-cell>
          <table:table-cell office:value-type="float" office:value="0.00572092" calcext:value-type="float">
            <text:p>0.0057209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3.09104" calcext:value-type="float">
            <text:p>-3.09104</text:p>
          </table:table-cell>
          <table:table-cell table:number-columns-repeated="3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.00825219" calcext:value-type="float">
            <text:p>0.00825219</text:p>
          </table:table-cell>
          <table:table-cell office:value-type="float" office:value="0.0010313" calcext:value-type="float">
            <text:p>0.0010313</text:p>
          </table:table-cell>
          <table:table-cell office:value-type="float" office:value="7437" calcext:value-type="float">
            <text:p>7437</text:p>
          </table:table-cell>
          <table:table-cell office:value-type="float" office:value="7132" calcext:value-type="float">
            <text:p>7132</text:p>
          </table:table-cell>
          <table:table-cell office:value-type="float" office:value="0.0418759" calcext:value-type="float">
            <text:p>0.0418759</text:p>
          </table:table-cell>
          <table:table-cell table:number-columns-repeated="4"/>
          <table:table-cell office:value-type="float" office:value="2094" calcext:value-type="float">
            <text:p>2094</text:p>
          </table:table-cell>
          <table:table-cell office:value-type="float" office:value="0.00853589" calcext:value-type="float">
            <text:p>0.00853589</text:p>
          </table:table-cell>
          <table:table-cell office:value-type="float" office:value="0.000941329" calcext:value-type="float">
            <text:p>0.000941329</text:p>
          </table:table-cell>
          <table:table-cell office:value-type="float" office:value="7636" calcext:value-type="float">
            <text:p>7636</text:p>
          </table:table-cell>
          <table:table-cell office:value-type="float" office:value="7485" calcext:value-type="float">
            <text:p>7485</text:p>
          </table:table-cell>
          <table:table-cell office:value-type="float" office:value="0.0199729" calcext:value-type="float">
            <text:p>0.0199729</text:p>
          </table:table-cell>
          <table:table-cell table:number-columns-repeated="3"/>
          <table:table-cell office:value-type="float" office:value="2117" calcext:value-type="float">
            <text:p>2117</text:p>
          </table:table-cell>
          <table:table-cell office:value-type="float" office:value="0.0103181" calcext:value-type="float">
            <text:p>0.0103181</text:p>
          </table:table-cell>
          <table:table-cell office:value-type="float" office:value="0.00118531" calcext:value-type="float">
            <text:p>0.0011853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3.3322" calcext:value-type="float">
            <text:p>-3.3322</text:p>
          </table:table-cell>
          <table:table-cell table:number-columns-repeated="3"/>
        </table:table-row>
      </table:table>
      <table:table table:name="Sheet12" table:style-name="ta1">
        <table:shapes>
          <draw:frame draw:z-index="0" draw:style-name="gr1" draw:text-style-name="P1" svg:width="6.2988in" svg:height="3.5429in" svg:x="25.6681in" svg:y="0.2665in">
            <draw:object draw:notify-on-update-of-ranges="Sheet12.C8:Sheet12.C22 Sheet12.D6:Sheet12.D6 Sheet12.F8:Sheet12.F22 Sheet12.C8:Sheet12.C22 Sheet12.M6:Sheet12.M6 Sheet12.O8:Sheet12.O22 Sheet12.C8:Sheet12.C22 Sheet12.V6:Sheet12.V6 Sheet12.X8:Sheet12.X16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6.2988in" svg:height="3.5429in" svg:x="25.6031in" svg:y="4.128in">
            <draw:object draw:notify-on-update-of-ranges="Sheet12.C8:Sheet12.C22 Sheet12.G6:Sheet12.G6 Sheet12.I8:Sheet12.I22 Sheet12.C8:Sheet12.C22 Sheet12.P6:Sheet12.P6 Sheet12.R8:Sheet12.R22 Sheet12.C8:Sheet12.C22 Sheet12.Y6:Sheet12.Y6 Sheet12.AA8:Sheet12.AA16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6" table:default-cell-style-name="Default"/>
        <table:table-column table:style-name="co1" table:number-columns-repeated="6" table:default-cell-style-name="ce12"/>
        <table:table-column table:style-name="co1" table:number-columns-repeated="4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column table:style-name="co1" table:number-columns-repeated="3" table:default-cell-style-name="ce12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 table:number-columns-repeated="6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7" table:number-rows-spanned="2">
            <text:p>TEST 3</text:p>
          </table:table-cell>
          <table:covered-table-cell table:style-name="ce1"/>
          <table:covered-table-cell table:number-columns-repeated="8"/>
          <table:covered-table-cell table:style-name="ce1"/>
          <table:covered-table-cell table:number-columns-repeated="5" table:style-name="Default"/>
          <table:covered-table-cell table:number-columns-repeated="3"/>
          <table:covered-table-cell table:style-name="ce1"/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>
          <table:covered-table-cell table:number-columns-repeated="2" table:style-name="ce1"/>
          <table:covered-table-cell table:number-columns-repeated="8"/>
          <table:covered-table-cell table:style-name="ce1"/>
          <table:covered-table-cell table:number-columns-repeated="5" table:style-name="Default"/>
          <table:covered-table-cell table:number-columns-repeated="3"/>
          <table:covered-table-cell table:style-name="ce1"/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>
          <table:table-cell table:style-name="ce1" table:number-columns-repeated="2"/>
          <table:table-cell table:number-columns-repeated="8"/>
          <table:table-cell table:style-name="ce1"/>
          <table:table-cell table:style-name="Default" table:number-columns-repeated="5"/>
          <table:table-cell table:number-columns-repeated="3"/>
          <table:table-cell table:style-name="ce1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Bottom and top collimator, RT, filter bottom, position 1 lamp, 2.7V</text:p>
          </table:table-cell>
          <table:covered-table-cell table:style-name="ce1"/>
          <table:covered-table-cell table:number-columns-repeated="8"/>
          <table:table-cell table:style-name="ce1" office:value-type="string" calcext:value-type="string" table:number-columns-spanned="9" table:number-rows-spanned="1">
            <text:p>Bottom and top collimator, RT, filter bottom, position 2 lamp, 2.7V</text:p>
          </table:table-cell>
          <table:covered-table-cell table:number-columns-repeated="5" table:style-name="Default"/>
          <table:covered-table-cell table:number-columns-repeated="3"/>
          <table:table-cell table:style-name="ce1" office:value-type="string" calcext:value-type="string" table:number-columns-spanned="9" table:number-rows-spanned="1">
            <text:p>Bottom and top collimator, RT, filter bottom, position 3 lamp, 2.7V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1">
            <text:p>Top ,65.5V, pos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, 51.8V, pos1</text:p>
          </table:table-cell>
          <table:covered-table-cell table:style-name="ce5"/>
          <table:covered-table-cell/>
          <table:table-cell/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Top ,65.5V, pos2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Bottom, 51.8V, pos2</text:p>
          </table:table-cell>
          <table:covered-table-cell table:style-name="ce5"/>
          <table:covered-table-cell/>
          <table:table-cell table:number-columns-repeated="2"/>
          <table:table-cell table:style-name="Default"/>
          <table:table-cell table:style-name="ce5" office:value-type="string" calcext:value-type="string" table:number-columns-spanned="3" table:number-rows-spanned="1">
            <text:p>Top ,65.5V, pos3</text:p>
          </table:table-cell>
          <table:covered-table-cell/>
          <table:covered-table-cell table:style-name="Default"/>
          <table:table-cell table:style-name="ce5" office:value-type="string" calcext:value-type="string" table:number-columns-spanned="3" table:number-rows-spanned="1">
            <text:p>Bottom, 51.8V, pos3</text:p>
          </table:table-cell>
          <table:covered-table-cell table:style-name="ce5"/>
          <table:covered-table-cell/>
          <table:table-cell/>
        </table:table-row>
        <table:table-row table:style-name="ro1">
          <table:table-cell office:value-type="string" calcext:value-type="string">
            <text:p>files' number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style-name="ce11" office:value-type="string" calcext:value-type="string">
            <text:p>lamp position (mm)</text:p>
          </table:table-cell>
          <table:table-cell table:style-name="Default" office:value-type="string" calcext:value-type="string">
            <text:p>files' number</text:p>
          </table:table-cell>
          <table:table-cell table:style-name="Default"/>
          <table:table-cell table:style-name="Default" office:value-type="string" calcext:value-type="string">
            <text:p>Light Region</text:p>
          </table:table-cell>
          <table:table-cell table:style-name="Default" office:value-type="string" calcext:value-type="string">
            <text:p>Dark Region</text:p>
          </table:table-cell>
          <table:table-cell table:style-name="Default" office:value-type="string" calcext:value-type="string">
            <text:p>&lt;PE&gt;</text:p>
          </table:table-cell>
          <table:table-cell table:style-name="Default"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s' number</text:p>
          </table:table-cell>
          <table:table-cell table:style-name="Default"/>
          <table:table-cell table:style-name="Default"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table:style-name="Default" office:value-type="string" calcext:value-type="string">
            <text:p>&lt;PE&gt;</text:p>
          </table:table-cell>
          <table:table-cell table:style-name="Default" office:value-type="string" calcext:value-type="string">
            <text:p>Light Region</text:p>
          </table:table-cell>
          <table:table-cell table:style-name="Default"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99" calcext:value-type="float">
            <text:p>6899</text:p>
          </table:table-cell>
          <table:table-cell office:value-type="float" office:value="8843" calcext:value-type="float">
            <text:p>8843</text:p>
          </table:table-cell>
          <table:table-cell table:formula="of:=LN([.E8]/[.D8])" office:value-type="float" office:value="0.248249712029626" calcext:value-type="float">
            <text:p>0.248249712</text:p>
          </table:table-cell>
          <table:table-cell office:value-type="float" office:value="7242" calcext:value-type="float">
            <text:p>7242</text:p>
          </table:table-cell>
          <table:table-cell office:value-type="float" office:value="7542" calcext:value-type="float">
            <text:p>7542</text:p>
          </table:table-cell>
          <table:table-cell table:formula="of:=LN([.H8]/[.G8])" office:value-type="float" office:value="0.040589987492716" calcext:value-type="float">
            <text:p>0.0405899875</text:p>
          </table:table-cell>
          <table:table-cell/>
          <table:table-cell table:style-name="Default" office:value-type="float" office:value="1882" calcext:value-type="float">
            <text:p>188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672" calcext:value-type="float">
            <text:p>7672</text:p>
          </table:table-cell>
          <table:table-cell table:style-name="Default" office:value-type="float" office:value="8811" calcext:value-type="float">
            <text:p>8811</text:p>
          </table:table-cell>
          <table:table-cell table:style-name="Default" table:formula="of:=LN([.N8]/[.M8])" office:value-type="float" office:value="0.138423603303456" calcext:value-type="float">
            <text:p>0.1384236033</text:p>
          </table:table-cell>
          <table:table-cell table:style-name="Default" office:value-type="float" office:value="7551" calcext:value-type="float">
            <text:p>7551</text:p>
          </table:table-cell>
          <table:table-cell office:value-type="float" office:value="7519" calcext:value-type="float">
            <text:p>7519</text:p>
          </table:table-cell>
          <table:table-cell table:formula="of:=LN([.Q8]/[.P8])" office:value-type="float" office:value="-0.00424685442539861" calcext:value-type="float">
            <text:p>-0.0042468544</text:p>
          </table:table-cell>
          <table:table-cell/>
          <table:table-cell office:value-type="float" office:value="1898" calcext:value-type="float">
            <text:p>18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17" calcext:value-type="float">
            <text:p>417</text:p>
          </table:table-cell>
          <table:table-cell office:value-type="float" office:value="428" calcext:value-type="float">
            <text:p>428</text:p>
          </table:table-cell>
          <table:table-cell table:style-name="Default" table:formula="of:=LN([.W8]/[.V8])" office:value-type="float" office:value="0.0260369737829954" calcext:value-type="float">
            <text:p>0.0260369738</text:p>
          </table:table-cell>
          <table:table-cell table:style-name="Default" office:value-type="float" office:value="364" calcext:value-type="float">
            <text:p>364</text:p>
          </table:table-cell>
          <table:table-cell table:style-name="Default" office:value-type="float" office:value="387" calcext:value-type="float">
            <text:p>387</text:p>
          </table:table-cell>
          <table:table-cell table:formula="of:=LN([.Z8]/[.Y8])" office:value-type="float" office:value="0.0612708253930411" calcext:value-type="float">
            <text:p>0.0612708254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8" calcext:value-type="float">
            <text:p>6868</text:p>
          </table:table-cell>
          <table:table-cell office:value-type="float" office:value="8898" calcext:value-type="float">
            <text:p>8898</text:p>
          </table:table-cell>
          <table:table-cell table:formula="of:=LN([.E9]/[.D9])" office:value-type="float" office:value="0.258953589348621" calcext:value-type="float">
            <text:p>0.2589535893</text:p>
          </table:table-cell>
          <table:table-cell office:value-type="float" office:value="7027" calcext:value-type="float">
            <text:p>7027</text:p>
          </table:table-cell>
          <table:table-cell office:value-type="float" office:value="7611" calcext:value-type="float">
            <text:p>7611</text:p>
          </table:table-cell>
          <table:table-cell table:formula="of:=LN([.H9]/[.G9])" office:value-type="float" office:value="0.0798346970751938" calcext:value-type="float">
            <text:p>0.0798346971</text:p>
          </table:table-cell>
          <table:table-cell table:style-name="ce11" office:value-type="string" calcext:value-type="string">
            <text:p>Pos 1 : 13.71</text:p>
          </table:table-cell>
          <table:table-cell table:style-name="Default" office:value-type="float" office:value="1883" calcext:value-type="float">
            <text:p>188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747" calcext:value-type="float">
            <text:p>7747</text:p>
          </table:table-cell>
          <table:table-cell table:style-name="Default" office:value-type="float" office:value="8855" calcext:value-type="float">
            <text:p>8855</text:p>
          </table:table-cell>
          <table:table-cell table:style-name="Default" table:formula="of:=LN([.N9]/[.M9])" office:value-type="float" office:value="0.133676599585031" calcext:value-type="float">
            <text:p>0.1336765996</text:p>
          </table:table-cell>
          <table:table-cell table:style-name="Default" office:value-type="float" office:value="7539" calcext:value-type="float">
            <text:p>7539</text:p>
          </table:table-cell>
          <table:table-cell office:value-type="float" office:value="7667" calcext:value-type="float">
            <text:p>7667</text:p>
          </table:table-cell>
          <table:table-cell table:formula="of:=LN([.Q9]/[.P9])" office:value-type="float" office:value="0.0168358573471926" calcext:value-type="float">
            <text:p>0.0168358573</text:p>
          </table:table-cell>
          <table:table-cell/>
          <table:table-cell office:value-type="float" office:value="1899" calcext:value-type="float">
            <text:p>189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496" calcext:value-type="float">
            <text:p>8496</text:p>
          </table:table-cell>
          <table:table-cell office:value-type="float" office:value="8741" calcext:value-type="float">
            <text:p>8741</text:p>
          </table:table-cell>
          <table:table-cell table:style-name="Default" table:formula="of:=LN([.W9]/[.V9])" office:value-type="float" office:value="0.0284291350987678" calcext:value-type="float">
            <text:p>0.0284291351</text:p>
          </table:table-cell>
          <table:table-cell table:style-name="Default" office:value-type="float" office:value="7501" calcext:value-type="float">
            <text:p>7501</text:p>
          </table:table-cell>
          <table:table-cell table:style-name="Default" office:value-type="float" office:value="7671" calcext:value-type="float">
            <text:p>7671</text:p>
          </table:table-cell>
          <table:table-cell table:formula="of:=LN([.Z9]/[.Y9])" office:value-type="float" office:value="0.0224106399896599" calcext:value-type="float">
            <text:p>0.02241064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06" calcext:value-type="float">
            <text:p>6706</text:p>
          </table:table-cell>
          <table:table-cell office:value-type="float" office:value="8867" calcext:value-type="float">
            <text:p>8867</text:p>
          </table:table-cell>
          <table:table-cell table:formula="of:=LN([.E10]/[.D10])" office:value-type="float" office:value="0.279333872353833" calcext:value-type="float">
            <text:p>0.2793338724</text:p>
          </table:table-cell>
          <table:table-cell office:value-type="float" office:value="7157" calcext:value-type="float">
            <text:p>7157</text:p>
          </table:table-cell>
          <table:table-cell office:value-type="float" office:value="7723" calcext:value-type="float">
            <text:p>7723</text:p>
          </table:table-cell>
          <table:table-cell table:formula="of:=LN([.H10]/[.G10])" office:value-type="float" office:value="0.0761119908306663" calcext:value-type="float">
            <text:p>0.0761119908</text:p>
          </table:table-cell>
          <table:table-cell table:style-name="ce11" office:value-type="string" calcext:value-type="string">
            <text:p>Pos 2 : 70.87</text:p>
          </table:table-cell>
          <table:table-cell table:style-name="Default" office:value-type="float" office:value="1884" calcext:value-type="float">
            <text:p>18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925" calcext:value-type="float">
            <text:p>7925</text:p>
          </table:table-cell>
          <table:table-cell table:style-name="Default" office:value-type="float" office:value="8877" calcext:value-type="float">
            <text:p>8877</text:p>
          </table:table-cell>
          <table:table-cell table:style-name="Default" table:formula="of:=LN([.N10]/[.M10])" office:value-type="float" office:value="0.113441342322838" calcext:value-type="float">
            <text:p>0.1134413423</text:p>
          </table:table-cell>
          <table:table-cell table:style-name="Default" office:value-type="float" office:value="7522" calcext:value-type="float">
            <text:p>7522</text:p>
          </table:table-cell>
          <table:table-cell office:value-type="float" office:value="7463" calcext:value-type="float">
            <text:p>7463</text:p>
          </table:table-cell>
          <table:table-cell table:formula="of:=LN([.Q10]/[.P10])" office:value-type="float" office:value="-0.00787458189889425" calcext:value-type="float">
            <text:p>-0.0078745819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63" calcext:value-type="float">
            <text:p>563</text:p>
          </table:table-cell>
          <table:table-cell office:value-type="float" office:value="568" calcext:value-type="float">
            <text:p>568</text:p>
          </table:table-cell>
          <table:table-cell table:style-name="Default" table:formula="of:=LN([.W10]/[.V10])" office:value-type="float" office:value="0.00884179058146101" calcext:value-type="float">
            <text:p>0.0088417906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85" calcext:value-type="float">
            <text:p>485</text:p>
          </table:table-cell>
          <table:table-cell table:formula="of:=LN([.Z10]/[.Y10])" office:value-type="float" office:value="-0.0443621126537" calcext:value-type="float">
            <text:p>-0.0443621127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751" calcext:value-type="float">
            <text:p>6751</text:p>
          </table:table-cell>
          <table:table-cell office:value-type="float" office:value="8852" calcext:value-type="float">
            <text:p>8852</text:p>
          </table:table-cell>
          <table:table-cell table:formula="of:=LN([.E11]/[.D11])" office:value-type="float" office:value="0.27095278012907" calcext:value-type="float">
            <text:p>0.2709527801</text:p>
          </table:table-cell>
          <table:table-cell office:value-type="float" office:value="7118" calcext:value-type="float">
            <text:p>7118</text:p>
          </table:table-cell>
          <table:table-cell office:value-type="float" office:value="7776" calcext:value-type="float">
            <text:p>7776</text:p>
          </table:table-cell>
          <table:table-cell table:formula="of:=LN([.H11]/[.G11])" office:value-type="float" office:value="0.0884152800701369" calcext:value-type="float">
            <text:p>0.0884152801</text:p>
          </table:table-cell>
          <table:table-cell table:style-name="ce11" office:value-type="string" calcext:value-type="string">
            <text:p>Pso 3 : 141.74</text:p>
          </table:table-cell>
          <table:table-cell table:style-name="Default" office:value-type="float" office:value="1885" calcext:value-type="float">
            <text:p>188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828" calcext:value-type="float">
            <text:p>7828</text:p>
          </table:table-cell>
          <table:table-cell table:style-name="Default" office:value-type="float" office:value="8939" calcext:value-type="float">
            <text:p>8939</text:p>
          </table:table-cell>
          <table:table-cell table:style-name="Default" table:formula="of:=LN([.N11]/[.M11])" office:value-type="float" office:value="0.132716676571886" calcext:value-type="float">
            <text:p>0.1327166766</text:p>
          </table:table-cell>
          <table:table-cell table:style-name="Default" office:value-type="float" office:value="7451" calcext:value-type="float">
            <text:p>7451</text:p>
          </table:table-cell>
          <table:table-cell office:value-type="float" office:value="7743" calcext:value-type="float">
            <text:p>7743</text:p>
          </table:table-cell>
          <table:table-cell table:formula="of:=LN([.Q11]/[.P11])" office:value-type="float" office:value="0.0384409578329961" calcext:value-type="float">
            <text:p>0.0384409578</text:p>
          </table:table-cell>
          <table:table-cell/>
          <table:table-cell office:value-type="float" office:value="1901" calcext:value-type="float">
            <text:p>190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497" calcext:value-type="float">
            <text:p>8497</text:p>
          </table:table-cell>
          <table:table-cell office:value-type="float" office:value="8894" calcext:value-type="float">
            <text:p>8894</text:p>
          </table:table-cell>
          <table:table-cell table:style-name="Default" table:formula="of:=LN([.W11]/[.V11])" office:value-type="float" office:value="0.0456637320671005" calcext:value-type="float">
            <text:p>0.0456637321</text:p>
          </table:table-cell>
          <table:table-cell table:number-columns-repeated="2" table:style-name="Default" office:value-type="float" office:value="7578" calcext:value-type="float">
            <text:p>7578</text:p>
          </table:table-cell>
          <table:table-cell table:formula="of:=LN([.Z11]/[.Y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694" calcext:value-type="float">
            <text:p>6694</text:p>
          </table:table-cell>
          <table:table-cell office:value-type="float" office:value="8958" calcext:value-type="float">
            <text:p>8958</text:p>
          </table:table-cell>
          <table:table-cell table:formula="of:=LN([.E12]/[.D12])" office:value-type="float" office:value="0.291335384995973" calcext:value-type="float">
            <text:p>0.291335385</text:p>
          </table:table-cell>
          <table:table-cell office:value-type="float" office:value="7100" calcext:value-type="float">
            <text:p>7100</text:p>
          </table:table-cell>
          <table:table-cell office:value-type="float" office:value="7680" calcext:value-type="float">
            <text:p>7680</text:p>
          </table:table-cell>
          <table:table-cell table:formula="of:=LN([.H12]/[.G12])" office:value-type="float" office:value="0.078524763112311" calcext:value-type="float">
            <text:p>0.0785247631</text:p>
          </table:table-cell>
          <table:table-cell/>
          <table:table-cell table:style-name="Default" office:value-type="float" office:value="1886" calcext:value-type="float">
            <text:p>188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834" calcext:value-type="float">
            <text:p>7834</text:p>
          </table:table-cell>
          <table:table-cell table:style-name="Default" office:value-type="float" office:value="8755" calcext:value-type="float">
            <text:p>8755</text:p>
          </table:table-cell>
          <table:table-cell table:style-name="Default" table:formula="of:=LN([.N12]/[.M12])" office:value-type="float" office:value="0.111151730494176" calcext:value-type="float">
            <text:p>0.1111517305</text:p>
          </table:table-cell>
          <table:table-cell table:style-name="Default"/>
          <table:table-cell/>
          <table:table-cell table:formula="of:=LN([.Q12]/[.P12])" office:value-type="string" office:string-value="" calcext:value-type="error">
            <text:p>#DIV/0!</text:p>
          </table:table-cell>
          <table:table-cell/>
          <table:table-cell office:value-type="float" office:value="1902" calcext:value-type="float">
            <text:p>190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401" calcext:value-type="float">
            <text:p>8401</text:p>
          </table:table-cell>
          <table:table-cell office:value-type="float" office:value="8879" calcext:value-type="float">
            <text:p>8879</text:p>
          </table:table-cell>
          <table:table-cell table:style-name="Default" table:formula="of:=LN([.W12]/[.V12])" office:value-type="float" office:value="0.0553381916674796" calcext:value-type="float">
            <text:p>0.0553381917</text:p>
          </table:table-cell>
          <table:table-cell table:style-name="Default" office:value-type="float" office:value="7510" calcext:value-type="float">
            <text:p>7510</text:p>
          </table:table-cell>
          <table:table-cell table:style-name="Default" office:value-type="float" office:value="7627" calcext:value-type="float">
            <text:p>7627</text:p>
          </table:table-cell>
          <table:table-cell table:formula="of:=LN([.Z12]/[.Y12])" office:value-type="float" office:value="0.0154591174060582" calcext:value-type="float">
            <text:p>0.0154591174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726" calcext:value-type="float">
            <text:p>6726</text:p>
          </table:table-cell>
          <table:table-cell office:value-type="float" office:value="8893" calcext:value-type="float">
            <text:p>8893</text:p>
          </table:table-cell>
          <table:table-cell table:formula="of:=LN([.E13]/[.D13])" office:value-type="float" office:value="0.279283837099425" calcext:value-type="float">
            <text:p>0.2792838371</text:p>
          </table:table-cell>
          <table:table-cell office:value-type="float" office:value="6971" calcext:value-type="float">
            <text:p>6971</text:p>
          </table:table-cell>
          <table:table-cell office:value-type="float" office:value="7656" calcext:value-type="float">
            <text:p>7656</text:p>
          </table:table-cell>
          <table:table-cell table:formula="of:=LN([.H13]/[.G13])" office:value-type="float" office:value="0.0937309676463914" calcext:value-type="float">
            <text:p>0.0937309676</text:p>
          </table:table-cell>
          <table:table-cell/>
          <table:table-cell table:style-name="Default" office:value-type="float" office:value="1887" calcext:value-type="float">
            <text:p>18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825" calcext:value-type="float">
            <text:p>7825</text:p>
          </table:table-cell>
          <table:table-cell table:style-name="Default" office:value-type="float" office:value="8848" calcext:value-type="float">
            <text:p>8848</text:p>
          </table:table-cell>
          <table:table-cell table:style-name="Default" table:formula="of:=LN([.N13]/[.M13])" office:value-type="float" office:value="0.122867708353762" calcext:value-type="float">
            <text:p>0.1228677084</text:p>
          </table:table-cell>
          <table:table-cell table:style-name="Default" office:value-type="float" office:value="7380" calcext:value-type="float">
            <text:p>7380</text:p>
          </table:table-cell>
          <table:table-cell office:value-type="float" office:value="7628" calcext:value-type="float">
            <text:p>7628</text:p>
          </table:table-cell>
          <table:table-cell table:formula="of:=LN([.Q13]/[.P13])" office:value-type="float" office:value="0.0330520491257915" calcext:value-type="float">
            <text:p>0.0330520491</text:p>
          </table:table-cell>
          <table:table-cell/>
          <table:table-cell office:value-type="float" office:value="1903" calcext:value-type="float">
            <text:p>190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510" calcext:value-type="float">
            <text:p>8510</text:p>
          </table:table-cell>
          <table:table-cell office:value-type="float" office:value="8739" calcext:value-type="float">
            <text:p>8739</text:p>
          </table:table-cell>
          <table:table-cell table:style-name="Default" table:formula="of:=LN([.W13]/[.V13])" office:value-type="float" office:value="0.0265538240601245" calcext:value-type="float">
            <text:p>0.0265538241</text:p>
          </table:table-cell>
          <table:table-cell table:style-name="Default" office:value-type="float" office:value="7585" calcext:value-type="float">
            <text:p>7585</text:p>
          </table:table-cell>
          <table:table-cell table:style-name="Default" office:value-type="float" office:value="7583" calcext:value-type="float">
            <text:p>7583</text:p>
          </table:table-cell>
          <table:table-cell table:formula="of:=LN([.Z13]/[.Y13])" office:value-type="float" office:value="-0.000263713081697065" calcext:value-type="float">
            <text:p>-0.0002637131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680" calcext:value-type="float">
            <text:p>6680</text:p>
          </table:table-cell>
          <table:table-cell office:value-type="float" office:value="8956" calcext:value-type="float">
            <text:p>8956</text:p>
          </table:table-cell>
          <table:table-cell table:formula="of:=LN([.E14]/[.D14])" office:value-type="float" office:value="0.293205711187954" calcext:value-type="float">
            <text:p>0.2932057112</text:p>
          </table:table-cell>
          <table:table-cell office:value-type="float" office:value="7083" calcext:value-type="float">
            <text:p>7083</text:p>
          </table:table-cell>
          <table:table-cell office:value-type="float" office:value="7538" calcext:value-type="float">
            <text:p>7538</text:p>
          </table:table-cell>
          <table:table-cell table:formula="of:=LN([.H14]/[.G14])" office:value-type="float" office:value="0.0622593480734581" calcext:value-type="float">
            <text:p>0.0622593481</text:p>
          </table:table-cell>
          <table:table-cell/>
          <table:table-cell table:style-name="Default" office:value-type="float" office:value="1888" calcext:value-type="float">
            <text:p>188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721" calcext:value-type="float">
            <text:p>7721</text:p>
          </table:table-cell>
          <table:table-cell table:style-name="Default" office:value-type="float" office:value="8917" calcext:value-type="float">
            <text:p>8917</text:p>
          </table:table-cell>
          <table:table-cell table:style-name="Default" table:formula="of:=LN([.N14]/[.M14])" office:value-type="float" office:value="0.144015677826064" calcext:value-type="float">
            <text:p>0.1440156778</text:p>
          </table:table-cell>
          <table:table-cell table:style-name="Default" office:value-type="float" office:value="7480" calcext:value-type="float">
            <text:p>7480</text:p>
          </table:table-cell>
          <table:table-cell office:value-type="float" office:value="7715" calcext:value-type="float">
            <text:p>7715</text:p>
          </table:table-cell>
          <table:table-cell table:formula="of:=LN([.Q14]/[.P14])" office:value-type="float" office:value="0.0309336938287384" calcext:value-type="float">
            <text:p>0.0309336938</text:p>
          </table:table-cell>
          <table:table-cell/>
          <table:table-cell office:value-type="float" office:value="1904" calcext:value-type="float">
            <text:p>190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622" calcext:value-type="float">
            <text:p>8622</text:p>
          </table:table-cell>
          <table:table-cell office:value-type="float" office:value="8812" calcext:value-type="float">
            <text:p>8812</text:p>
          </table:table-cell>
          <table:table-cell table:style-name="Default" table:formula="of:=LN([.W14]/[.V14])" office:value-type="float" office:value="0.0217973526151538" calcext:value-type="float">
            <text:p>0.0217973526</text:p>
          </table:table-cell>
          <table:table-cell table:style-name="Default" office:value-type="float" office:value="7575" calcext:value-type="float">
            <text:p>7575</text:p>
          </table:table-cell>
          <table:table-cell table:style-name="Default" office:value-type="float" office:value="7519" calcext:value-type="float">
            <text:p>7519</text:p>
          </table:table-cell>
          <table:table-cell table:formula="of:=LN([.Z14]/[.Y14])" office:value-type="float" office:value="-0.00742020099954296" calcext:value-type="float">
            <text:p>-0.007420201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362" calcext:value-type="float">
            <text:p>6362</text:p>
          </table:table-cell>
          <table:table-cell office:value-type="float" office:value="8721" calcext:value-type="float">
            <text:p>8721</text:p>
          </table:table-cell>
          <table:table-cell table:formula="of:=LN([.E15]/[.D15])" office:value-type="float" office:value="0.315391116917896" calcext:value-type="float">
            <text:p>0.3153911169</text:p>
          </table:table-cell>
          <table:table-cell office:value-type="float" office:value="7072" calcext:value-type="float">
            <text:p>7072</text:p>
          </table:table-cell>
          <table:table-cell office:value-type="float" office:value="7734" calcext:value-type="float">
            <text:p>7734</text:p>
          </table:table-cell>
          <table:table-cell table:formula="of:=LN([.H15]/[.G15])" office:value-type="float" office:value="0.0894828678497629" calcext:value-type="float">
            <text:p>0.0894828678</text:p>
          </table:table-cell>
          <table:table-cell/>
          <table:table-cell table:style-name="Default" office:value-type="float" office:value="1889" calcext:value-type="float">
            <text:p>188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784" calcext:value-type="float">
            <text:p>7784</text:p>
          </table:table-cell>
          <table:table-cell table:style-name="Default" office:value-type="float" office:value="8863" calcext:value-type="float">
            <text:p>8863</text:p>
          </table:table-cell>
          <table:table-cell table:style-name="Default" table:formula="of:=LN([.N15]/[.M15])" office:value-type="float" office:value="0.129814962872557" calcext:value-type="float">
            <text:p>0.1298149629</text:p>
          </table:table-cell>
          <table:table-cell table:style-name="Default" office:value-type="float" office:value="364" calcext:value-type="float">
            <text:p>364</text:p>
          </table:table-cell>
          <table:table-cell office:value-type="float" office:value="387" calcext:value-type="float">
            <text:p>387</text:p>
          </table:table-cell>
          <table:table-cell table:formula="of:=LN([.Q15]/[.P15])" office:value-type="float" office:value="0.0612708253930411" calcext:value-type="float">
            <text:p>0.0612708254</text:p>
          </table:table-cell>
          <table:table-cell/>
          <table:table-cell office:value-type="float" office:value="1905" calcext:value-type="float">
            <text:p>190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386" calcext:value-type="float">
            <text:p>8386</text:p>
          </table:table-cell>
          <table:table-cell office:value-type="float" office:value="8942" calcext:value-type="float">
            <text:p>8942</text:p>
          </table:table-cell>
          <table:table-cell table:style-name="Default" table:formula="of:=LN([.W15]/[.V15])" office:value-type="float" office:value="0.0641956290632179" calcext:value-type="float">
            <text:p>0.0641956291</text:p>
          </table:table-cell>
          <table:table-cell table:style-name="Default" office:value-type="float" office:value="7574" calcext:value-type="float">
            <text:p>7574</text:p>
          </table:table-cell>
          <table:table-cell table:style-name="Default" office:value-type="float" office:value="7528" calcext:value-type="float">
            <text:p>7528</text:p>
          </table:table-cell>
          <table:table-cell table:formula="of:=LN([.Z15]/[.Y15])" office:value-type="float" office:value="-0.00609192719652456" calcext:value-type="float">
            <text:p>-0.0060919272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364" calcext:value-type="float">
            <text:p>6364</text:p>
          </table:table-cell>
          <table:table-cell office:value-type="float" office:value="8874" calcext:value-type="float">
            <text:p>8874</text:p>
          </table:table-cell>
          <table:table-cell table:formula="of:=LN([.E16]/[.D16])" office:value-type="float" office:value="0.332468542481177" calcext:value-type="float">
            <text:p>0.3324685425</text:p>
          </table:table-cell>
          <table:table-cell office:value-type="float" office:value="7024" calcext:value-type="float">
            <text:p>7024</text:p>
          </table:table-cell>
          <table:table-cell office:value-type="float" office:value="7572" calcext:value-type="float">
            <text:p>7572</text:p>
          </table:table-cell>
          <table:table-cell table:formula="of:=LN([.H16]/[.G16])" office:value-type="float" office:value="0.0751243770142608" calcext:value-type="float">
            <text:p>0.075124377</text:p>
          </table:table-cell>
          <table:table-cell/>
          <table:table-cell table:style-name="Default" office:value-type="float" office:value="1890" calcext:value-type="float">
            <text:p>189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798" calcext:value-type="float">
            <text:p>7798</text:p>
          </table:table-cell>
          <table:table-cell table:style-name="Default" office:value-type="float" office:value="8848" calcext:value-type="float">
            <text:p>8848</text:p>
          </table:table-cell>
          <table:table-cell table:style-name="Default" table:formula="of:=LN([.N16]/[.M16])" office:value-type="float" office:value="0.126324154219573" calcext:value-type="float">
            <text:p>0.1263241542</text:p>
          </table:table-cell>
          <table:table-cell table:style-name="Default" office:value-type="float" office:value="7501" calcext:value-type="float">
            <text:p>7501</text:p>
          </table:table-cell>
          <table:table-cell office:value-type="float" office:value="7671" calcext:value-type="float">
            <text:p>7671</text:p>
          </table:table-cell>
          <table:table-cell table:formula="of:=LN([.Q16]/[.P16])" office:value-type="float" office:value="0.0224106399896599" calcext:value-type="float">
            <text:p>0.02241064</text:p>
          </table:table-cell>
          <table:table-cell/>
          <table:table-cell office:value-type="float" office:value="1906" calcext:value-type="float">
            <text:p>190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491" calcext:value-type="float">
            <text:p>8491</text:p>
          </table:table-cell>
          <table:table-cell office:value-type="float" office:value="8816" calcext:value-type="float">
            <text:p>8816</text:p>
          </table:table-cell>
          <table:table-cell table:style-name="Default" table:formula="of:=LN([.W16]/[.V16])" office:value-type="float" office:value="0.0375614733933323" calcext:value-type="float">
            <text:p>0.0375614734</text:p>
          </table:table-cell>
          <table:table-cell table:style-name="Default" office:value-type="float" office:value="7566" calcext:value-type="float">
            <text:p>7566</text:p>
          </table:table-cell>
          <table:table-cell table:style-name="Default" office:value-type="float" office:value="7522" calcext:value-type="float">
            <text:p>7522</text:p>
          </table:table-cell>
          <table:table-cell table:formula="of:=LN([.Z16]/[.Y16])" office:value-type="float" office:value="-0.00583246616269284" calcext:value-type="float">
            <text:p>-0.0058324662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197" calcext:value-type="float">
            <text:p>6197</text:p>
          </table:table-cell>
          <table:table-cell office:value-type="float" office:value="8906" calcext:value-type="float">
            <text:p>8906</text:p>
          </table:table-cell>
          <table:table-cell table:formula="of:=LN([.E17]/[.D17])" office:value-type="float" office:value="0.36265990291954" calcext:value-type="float">
            <text:p>0.3626599029</text:p>
          </table:table-cell>
          <table:table-cell office:value-type="float" office:value="7081" calcext:value-type="float">
            <text:p>7081</text:p>
          </table:table-cell>
          <table:table-cell office:value-type="float" office:value="7752" calcext:value-type="float">
            <text:p>7752</text:p>
          </table:table-cell>
          <table:table-cell table:formula="of:=LN([.H17]/[.G17])" office:value-type="float" office:value="0.0905357339188282" calcext:value-type="float">
            <text:p>0.0905357339</text:p>
          </table:table-cell>
          <table:table-cell/>
          <table:table-cell table:style-name="Default" office:value-type="float" office:value="1891" calcext:value-type="float">
            <text:p>189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954" calcext:value-type="float">
            <text:p>7954</text:p>
          </table:table-cell>
          <table:table-cell table:style-name="Default" office:value-type="float" office:value="8906" calcext:value-type="float">
            <text:p>8906</text:p>
          </table:table-cell>
          <table:table-cell table:style-name="Default" table:formula="of:=LN([.N17]/[.M17])" office:value-type="float" office:value="0.113050260114012" calcext:value-type="float">
            <text:p>0.1130502601</text:p>
          </table:table-cell>
          <table:table-cell table:style-name="Default" office:value-type="float" office:value="7467" calcext:value-type="float">
            <text:p>7467</text:p>
          </table:table-cell>
          <table:table-cell office:value-type="float" office:value="7554" calcext:value-type="float">
            <text:p>7554</text:p>
          </table:table-cell>
          <table:table-cell table:formula="of:=LN([.Q17]/[.P17])" office:value-type="float" office:value="0.0115839122367006" calcext:value-type="float">
            <text:p>0.011583912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02" calcext:value-type="float">
            <text:p>402</text:p>
          </table:table-cell>
          <table:table-cell office:value-type="float" office:value="588" calcext:value-type="float">
            <text:p>588</text:p>
          </table:table-cell>
          <table:table-cell table:formula="of:=LN([.E18]/[.D18])" office:value-type="float" office:value="0.380274859279606" calcext:value-type="float">
            <text:p>0.3802748593</text:p>
          </table:table-cell>
          <table:table-cell office:value-type="float" office:value="456" calcext:value-type="float">
            <text:p>456</text:p>
          </table:table-cell>
          <table:table-cell office:value-type="float" office:value="551" calcext:value-type="float">
            <text:p>551</text:p>
          </table:table-cell>
          <table:table-cell table:formula="of:=LN([.H18]/[.G18])" office:value-type="float" office:value="0.189241999638528" calcext:value-type="float">
            <text:p>0.1892419996</text:p>
          </table:table-cell>
          <table:table-cell/>
          <table:table-cell table:style-name="Default" office:value-type="float" office:value="1892" calcext:value-type="float">
            <text:p>189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837" calcext:value-type="float">
            <text:p>7837</text:p>
          </table:table-cell>
          <table:table-cell table:style-name="Default" office:value-type="float" office:value="8765" calcext:value-type="float">
            <text:p>8765</text:p>
          </table:table-cell>
          <table:table-cell table:style-name="Default" table:formula="of:=LN([.N18]/[.M18])" office:value-type="float" office:value="0.11191041030247" calcext:value-type="float">
            <text:p>0.1119104103</text:p>
          </table:table-cell>
          <table:table-cell table:style-name="Default" office:value-type="float" office:value="7611" calcext:value-type="float">
            <text:p>7611</text:p>
          </table:table-cell>
          <table:table-cell office:value-type="float" office:value="7647" calcext:value-type="float">
            <text:p>7647</text:p>
          </table:table-cell>
          <table:table-cell table:formula="of:=LN([.Q18]/[.P18])" office:value-type="float" office:value="0.00471884477683363" calcext:value-type="float">
            <text:p>0.0047188448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6304" calcext:value-type="float">
            <text:p>6304</text:p>
          </table:table-cell>
          <table:table-cell office:value-type="float" office:value="8909" calcext:value-type="float">
            <text:p>8909</text:p>
          </table:table-cell>
          <table:table-cell table:formula="of:=LN([.E19]/[.D19])" office:value-type="float" office:value="0.345877649182929" calcext:value-type="float">
            <text:p>0.3458776492</text:p>
          </table:table-cell>
          <table:table-cell office:value-type="float" office:value="7002" calcext:value-type="float">
            <text:p>7002</text:p>
          </table:table-cell>
          <table:table-cell office:value-type="float" office:value="7654" calcext:value-type="float">
            <text:p>7654</text:p>
          </table:table-cell>
          <table:table-cell table:formula="of:=LN([.H19]/[.G19])" office:value-type="float" office:value="0.0890325644710366" calcext:value-type="float">
            <text:p>0.0890325645</text:p>
          </table:table-cell>
          <table:table-cell/>
          <table:table-cell table:style-name="Default" office:value-type="float" office:value="1893" calcext:value-type="float">
            <text:p>189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842" calcext:value-type="float">
            <text:p>7842</text:p>
          </table:table-cell>
          <table:table-cell table:style-name="Default" office:value-type="float" office:value="8902" calcext:value-type="float">
            <text:p>8902</text:p>
          </table:table-cell>
          <table:table-cell table:style-name="Default" table:formula="of:=LN([.N19]/[.M19])" office:value-type="float" office:value="0.126782066723523" calcext:value-type="float">
            <text:p>0.1267820667</text:p>
          </table:table-cell>
          <table:table-cell table:style-name="Default" office:value-type="float" office:value="7366" calcext:value-type="float">
            <text:p>7366</text:p>
          </table:table-cell>
          <table:table-cell office:value-type="float" office:value="7552" calcext:value-type="float">
            <text:p>7552</text:p>
          </table:table-cell>
          <table:table-cell table:formula="of:=LN([.Q19]/[.P19])" office:value-type="float" office:value="0.024937610820326" calcext:value-type="float">
            <text:p>0.0249376108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074" calcext:value-type="float">
            <text:p>6074</text:p>
          </table:table-cell>
          <table:table-cell office:value-type="float" office:value="8782" calcext:value-type="float">
            <text:p>8782</text:p>
          </table:table-cell>
          <table:table-cell table:formula="of:=LN([.E20]/[.D20])" office:value-type="float" office:value="0.368686805515969" calcext:value-type="float">
            <text:p>0.3686868055</text:p>
          </table:table-cell>
          <table:table-cell office:value-type="float" office:value="7042" calcext:value-type="float">
            <text:p>7042</text:p>
          </table:table-cell>
          <table:table-cell office:value-type="float" office:value="7616" calcext:value-type="float">
            <text:p>7616</text:p>
          </table:table-cell>
          <table:table-cell table:formula="of:=LN([.H20]/[.G20])" office:value-type="float" office:value="0.0783590767562035" calcext:value-type="float">
            <text:p>0.0783590768</text:p>
          </table:table-cell>
          <table:table-cell/>
          <table:table-cell table:style-name="Default" office:value-type="float" office:value="1894" calcext:value-type="float">
            <text:p>189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890" calcext:value-type="float">
            <text:p>7890</text:p>
          </table:table-cell>
          <table:table-cell table:style-name="Default" office:value-type="float" office:value="8894" calcext:value-type="float">
            <text:p>8894</text:p>
          </table:table-cell>
          <table:table-cell table:style-name="Default" table:formula="of:=LN([.N20]/[.M20])" office:value-type="float" office:value="0.119780757230722" calcext:value-type="float">
            <text:p>0.1197807572</text:p>
          </table:table-cell>
          <table:table-cell table:style-name="Default" office:value-type="float" office:value="7457" calcext:value-type="float">
            <text:p>7457</text:p>
          </table:table-cell>
          <table:table-cell office:value-type="float" office:value="7676" calcext:value-type="float">
            <text:p>7676</text:p>
          </table:table-cell>
          <table:table-cell table:formula="of:=LN([.Q20]/[.P20])" office:value-type="float" office:value="0.0289453895837957" calcext:value-type="float">
            <text:p>0.0289453896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6025" calcext:value-type="float">
            <text:p>6025</text:p>
          </table:table-cell>
          <table:table-cell office:value-type="float" office:value="8803" calcext:value-type="float">
            <text:p>8803</text:p>
          </table:table-cell>
          <table:table-cell table:formula="of:=LN([.E21]/[.D21])" office:value-type="float" office:value="0.37917509310205" calcext:value-type="float">
            <text:p>0.3791750931</text:p>
          </table:table-cell>
          <table:table-cell office:value-type="float" office:value="7060" calcext:value-type="float">
            <text:p>7060</text:p>
          </table:table-cell>
          <table:table-cell office:value-type="float" office:value="7743" calcext:value-type="float">
            <text:p>7743</text:p>
          </table:table-cell>
          <table:table-cell table:formula="of:=LN([.H21]/[.G21])" office:value-type="float" office:value="0.0923441578994358" calcext:value-type="float">
            <text:p>0.0923441579</text:p>
          </table:table-cell>
          <table:table-cell/>
          <table:table-cell table:style-name="Default" office:value-type="float" office:value="1895" calcext:value-type="float">
            <text:p>189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7914" calcext:value-type="float">
            <text:p>7914</text:p>
          </table:table-cell>
          <table:table-cell table:style-name="Default" office:value-type="float" office:value="8834" calcext:value-type="float">
            <text:p>8834</text:p>
          </table:table-cell>
          <table:table-cell table:style-name="Default" table:formula="of:=LN([.N21]/[.M21])" office:value-type="float" office:value="0.109974570211102" calcext:value-type="float">
            <text:p>0.1099745702</text:p>
          </table:table-cell>
          <table:table-cell table:style-name="Default" office:value-type="float" office:value="7644" calcext:value-type="float">
            <text:p>7644</text:p>
          </table:table-cell>
          <table:table-cell office:value-type="float" office:value="7636" calcext:value-type="float">
            <text:p>7636</text:p>
          </table:table-cell>
          <table:table-cell table:formula="of:=LN([.Q21]/[.P21])" office:value-type="float" office:value="-0.00104712051452547" calcext:value-type="float">
            <text:p>-0.001047120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5955" calcext:value-type="float">
            <text:p>5955</text:p>
          </table:table-cell>
          <table:table-cell office:value-type="float" office:value="8815" calcext:value-type="float">
            <text:p>8815</text:p>
          </table:table-cell>
          <table:table-cell table:formula="of:=LN([.E22]/[.D22])" office:value-type="float" office:value="0.39222361304257" calcext:value-type="float">
            <text:p>0.392223613</text:p>
          </table:table-cell>
          <table:table-cell office:value-type="float" office:value="7003" calcext:value-type="float">
            <text:p>7003</text:p>
          </table:table-cell>
          <table:table-cell office:value-type="float" office:value="7533" calcext:value-type="float">
            <text:p>7533</text:p>
          </table:table-cell>
          <table:table-cell table:formula="of:=LN([.H22]/[.G22])" office:value-type="float" office:value="0.072954740170177" calcext:value-type="float">
            <text:p>0.0729547402</text:p>
          </table:table-cell>
          <table:table-cell/>
          <table:table-cell table:style-name="Default" office:value-type="float" office:value="1896" calcext:value-type="float">
            <text:p>189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940" calcext:value-type="float">
            <text:p>7940</text:p>
          </table:table-cell>
          <table:table-cell table:style-name="Default" office:value-type="float" office:value="8870" calcext:value-type="float">
            <text:p>8870</text:p>
          </table:table-cell>
          <table:table-cell table:style-name="Default" table:formula="of:=LN([.N22]/[.M22])" office:value-type="float" office:value="0.110761521062444" calcext:value-type="float">
            <text:p>0.1107615211</text:p>
          </table:table-cell>
          <table:table-cell table:style-name="Default" office:value-type="float" office:value="7594" calcext:value-type="float">
            <text:p>7594</text:p>
          </table:table-cell>
          <table:table-cell office:value-type="float" office:value="7652" calcext:value-type="float">
            <text:p>7652</text:p>
          </table:table-cell>
          <table:table-cell table:formula="of:=LN([.Q22]/[.P22])" office:value-type="float" office:value="0.00760858976839581" calcext:value-type="float">
            <text:p>0.0076085898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10"/>
          <table:table-cell table:style-name="ce13" office:value-type="string" calcext:value-type="string" table:number-columns-spanned="7" table:number-rows-spanned="2">
            <text:p>Current top</text:p>
          </table:table-cell>
          <table:covered-table-cell table:number-columns-repeated="5" table:style-name="Default"/>
          <table:covered-table-cell/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10"/>
          <table:covered-table-cell table:number-columns-repeated="6" table:style-name="Default"/>
          <table:covered-table-cell/>
          <table:table-cell table:number-columns-repeated="3"/>
          <table:table-cell table:style-name="ce13" office:value-type="string" calcext:value-type="string" table:number-columns-spanned="7" table:number-rows-spanned="2">
            <text:p>Current top</text:p>
          </table:table-cell>
          <table:covered-table-cell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>
          <table:table-cell table:number-columns-repeated="10"/>
          <table:table-cell table:style-name="Default" office:value-type="string" calcext:value-type="string">
            <text:p>mean</text:p>
          </table:table-cell>
          <table:table-cell table:formula="of:=AVERAGE([.K29:.K61])" office:value-type="float" office:value="0.0000000132004684848485" calcext:value-type="float">
            <text:p>1.32E-008</text:p>
          </table:table-cell>
          <table:table-cell table:formula="of:=AVERAGE([.L29:.L60])" office:value-type="float" office:value="0.0000000132343578125" calcext:value-type="float">
            <text:p>1.32E-008</text:p>
          </table:table-cell>
          <table:table-cell table:formula="of:=AVERAGE([.M29:.M59])" office:value-type="float" office:value="0.000000013216984516129" calcext:value-type="float">
            <text:p>1.32E-008</text:p>
          </table:table-cell>
          <table:table-cell table:formula="of:=AVERAGE([.N29:.N61])" office:value-type="float" office:value="0.0000000131406193939394" calcext:value-type="float">
            <text:p>1.31E-008</text:p>
          </table:table-cell>
          <table:table-cell table:formula="of:=AVERAGE([.O29:.O60])" office:value-type="float" office:value="0.0000000132125178125" calcext:value-type="float">
            <text:p>1.32E-008</text:p>
          </table:table-cell>
          <table:table-cell table:style-name="ce12" table:formula="of:=AVERAGE([.P29:.P61])" office:value-type="float" office:value="0.0000000131231136363636" calcext:value-type="float">
            <text:p>1.31E-008</text:p>
          </table:table-cell>
          <table:table-cell table:number-columns-repeated="3"/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>
          <table:table-cell table:number-columns-repeated="10"/>
          <table:table-cell table:style-name="Default" office:value-type="string" calcext:value-type="string">
            <text:p>std</text:p>
          </table:table-cell>
          <table:table-cell table:formula="of:=STDEV([.K29:.K61])/SQRT(COUNT([.K29:.K61]))" office:value-type="float" office:value="0.0000000000342984056279799" calcext:value-type="float">
            <text:p>3.43E-011</text:p>
          </table:table-cell>
          <table:table-cell table:formula="of:=STDEV([.L29:.L61])/SQRT(COUNT([.L29:.L61]))" office:value-type="float" office:value="0.000000000039097636382684" calcext:value-type="float">
            <text:p>3.91E-011</text:p>
          </table:table-cell>
          <table:table-cell table:formula="of:=STDEV([.M29:.M61])/SQRT(COUNT([.M29:.M61]))" office:value-type="float" office:value="0.0000000000412844159012744" calcext:value-type="float">
            <text:p>4.13E-011</text:p>
          </table:table-cell>
          <table:table-cell table:formula="of:=STDEV([.N29:.N61])/SQRT(COUNT([.N29:.N61]))" office:value-type="float" office:value="0.0000000000433925979844144" calcext:value-type="float">
            <text:p>4.34E-011</text:p>
          </table:table-cell>
          <table:table-cell table:formula="of:=STDEV([.O29:.O61])/SQRT(COUNT([.O29:.O61]))" office:value-type="float" office:value="0.000000000033407307187727" calcext:value-type="float">
            <text:p>3.34E-011</text:p>
          </table:table-cell>
          <table:table-cell table:style-name="ce12" table:formula="of:=STDEV([.P29:.P61])/SQRT(COUNT([.P29:.P61]))" office:value-type="float" office:value="0.0000000000390732333031325" calcext:value-type="float">
            <text:p>3.91E-011</text:p>
          </table:table-cell>
          <table:table-cell table:number-columns-repeated="3"/>
          <table:table-cell table:style-name="Default" office:value-type="string" calcext:value-type="string">
            <text:p>mean</text:p>
          </table:table-cell>
          <table:table-cell table:formula="of:=AVERAGE([.U30:.U62])" office:value-type="string" office:string-value="" calcext:value-type="error">
            <text:p>#DIV/0!</text:p>
          </table:table-cell>
          <table:table-cell table:style-name="ce12" table:formula="of:=AVERAGE([.V30:.V61])" office:value-type="string" office:string-value="" calcext:value-type="error">
            <text:p>#DIV/0!</text:p>
          </table:table-cell>
          <table:table-cell table:formula="of:=AVERAGE([.W30:.W60])" office:value-type="string" office:string-value="" calcext:value-type="error">
            <text:p>#DIV/0!</text:p>
          </table:table-cell>
          <table:table-cell table:formula="of:=AVERAGE([.X30:.X62])" office:value-type="string" office:string-value="" calcext:value-type="error">
            <text:p>#DIV/0!</text:p>
          </table:table-cell>
          <table:table-cell table:formula="of:=AVERAGE([.Y30:.Y61])" office:value-type="string" office:string-value="" calcext:value-type="error">
            <text:p>#DIV/0!</text:p>
          </table:table-cell>
          <table:table-cell table:style-name="ce12" table:formula="of:=AVERAGE([.Z30:.Z6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0"/>
          <table:table-cell table:style-name="Default" office:value-type="string" calcext:value-type="string">
            <text:p>std</text:p>
          </table:table-cell>
          <table:table-cell table:formula="of:=STDEV([.U30:.U62])/SQRT(COUNT([.U30:.U62]))" office:value-type="string" office:string-value="" calcext:value-type="error">
            <text:p>#DIV/0!</text:p>
          </table:table-cell>
          <table:table-cell table:style-name="ce12" table:formula="of:=STDEV([.V30:.V62])/SQRT(COUNT([.V30:.V62]))" office:value-type="string" office:string-value="" calcext:value-type="error">
            <text:p>#DIV/0!</text:p>
          </table:table-cell>
          <table:table-cell table:formula="of:=STDEV([.W30:.W62])/SQRT(COUNT([.W30:.W62]))" office:value-type="string" office:string-value="" calcext:value-type="error">
            <text:p>#DIV/0!</text:p>
          </table:table-cell>
          <table:table-cell table:formula="of:=STDEV([.X30:.X62])/SQRT(COUNT([.X30:.X62]))" office:value-type="string" office:string-value="" calcext:value-type="error">
            <text:p>#DIV/0!</text:p>
          </table:table-cell>
          <table:table-cell table:formula="of:=STDEV([.Y30:.Y62])/SQRT(COUNT([.Y30:.Y62]))" office:value-type="string" office:string-value="" calcext:value-type="error">
            <text:p>#DIV/0!</text:p>
          </table:table-cell>
          <table:table-cell table:style-name="ce12" table:formula="of:=STDEV([.Z30:.Z62])/SQRT(COUNT([.Z30:.Z62]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00000001296017" calcext:value-type="float">
            <text:p>1.30E-008</text:p>
          </table:table-cell>
          <table:table-cell office:value-type="float" office:value="0.00000001350862" calcext:value-type="float">
            <text:p>1.35E-008</text:p>
          </table:table-cell>
          <table:table-cell office:value-type="float" office:value="0.00000001299414" calcext:value-type="float">
            <text:p>1.30E-008</text:p>
          </table:table-cell>
          <table:table-cell office:value-type="float" office:value="0.00000001302893" calcext:value-type="float">
            <text:p>1.30E-008</text:p>
          </table:table-cell>
          <table:table-cell office:value-type="float" office:value="0.00000001342493" calcext:value-type="float">
            <text:p>1.34E-008</text:p>
          </table:table-cell>
          <table:table-cell office:value-type="float" office:value="0.00000001361711" calcext:value-type="float">
            <text:p>1.36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01919" calcext:value-type="float">
            <text:p>1.30E-008</text:p>
          </table:table-cell>
          <table:table-cell office:value-type="float" office:value="0.00000001322652" calcext:value-type="float">
            <text:p>1.32E-008</text:p>
          </table:table-cell>
          <table:table-cell office:value-type="float" office:value="0.00000001336227" calcext:value-type="float">
            <text:p>1.34E-008</text:p>
          </table:table-cell>
          <table:table-cell office:value-type="float" office:value="0.00000001309044" calcext:value-type="float">
            <text:p>1.31E-008</text:p>
          </table:table-cell>
          <table:table-cell office:value-type="float" office:value="0.00000001319379" calcext:value-type="float">
            <text:p>1.32E-008</text:p>
          </table:table-cell>
          <table:table-cell office:value-type="float" office:value="0.00000001281976" calcext:value-type="float">
            <text:p>1.28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09237" calcext:value-type="float">
            <text:p>1.31E-008</text:p>
          </table:table-cell>
          <table:table-cell office:value-type="float" office:value="0.00000001314767" calcext:value-type="float">
            <text:p>1.31E-008</text:p>
          </table:table-cell>
          <table:table-cell office:value-type="float" office:value="0.00000001339797" calcext:value-type="float">
            <text:p>1.34E-008</text:p>
          </table:table-cell>
          <table:table-cell office:value-type="float" office:value="0.00000001311097" calcext:value-type="float">
            <text:p>1.31E-008</text:p>
          </table:table-cell>
          <table:table-cell office:value-type="float" office:value="0.00000001308461" calcext:value-type="float">
            <text:p>1.31E-008</text:p>
          </table:table-cell>
          <table:table-cell office:value-type="float" office:value="0.00000001293782" calcext:value-type="float">
            <text:p>1.29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19341" calcext:value-type="float">
            <text:p>1.32E-008</text:p>
          </table:table-cell>
          <table:table-cell office:value-type="float" office:value="0.00000001281049" calcext:value-type="float">
            <text:p>1.28E-008</text:p>
          </table:table-cell>
          <table:table-cell office:value-type="float" office:value="0.00000001303065" calcext:value-type="float">
            <text:p>1.30E-008</text:p>
          </table:table-cell>
          <table:table-cell office:value-type="float" office:value="0.00000001341863" calcext:value-type="float">
            <text:p>1.34E-008</text:p>
          </table:table-cell>
          <table:table-cell office:value-type="float" office:value="0.00000001304918" calcext:value-type="float">
            <text:p>1.30E-008</text:p>
          </table:table-cell>
          <table:table-cell office:value-type="float" office:value="0.00000001293097" calcext:value-type="float">
            <text:p>1.29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0234" calcext:value-type="float">
            <text:p>1.30E-008</text:p>
          </table:table-cell>
          <table:table-cell office:value-type="float" office:value="0.00000001326602" calcext:value-type="float">
            <text:p>1.33E-008</text:p>
          </table:table-cell>
          <table:table-cell office:value-type="float" office:value="0.00000001362" calcext:value-type="float">
            <text:p>1.36E-008</text:p>
          </table:table-cell>
          <table:table-cell office:value-type="float" office:value="0.00000001274002" calcext:value-type="float">
            <text:p>1.27E-008</text:p>
          </table:table-cell>
          <table:table-cell office:value-type="float" office:value="0.00000001307563" calcext:value-type="float">
            <text:p>1.31E-008</text:p>
          </table:table-cell>
          <table:table-cell office:value-type="float" office:value="0.00000001346138" calcext:value-type="float">
            <text:p>1.35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2338" calcext:value-type="float">
            <text:p>1.32E-008</text:p>
          </table:table-cell>
          <table:table-cell office:value-type="float" office:value="0.00000001322982" calcext:value-type="float">
            <text:p>1.32E-008</text:p>
          </table:table-cell>
          <table:table-cell office:value-type="float" office:value="0.00000001295363" calcext:value-type="float">
            <text:p>1.30E-008</text:p>
          </table:table-cell>
          <table:table-cell office:value-type="float" office:value="0.0000000131664" calcext:value-type="float">
            <text:p>1.32E-008</text:p>
          </table:table-cell>
          <table:table-cell office:value-type="float" office:value="0.00000001319265" calcext:value-type="float">
            <text:p>1.32E-008</text:p>
          </table:table-cell>
          <table:table-cell office:value-type="float" office:value="0.00000001325828" calcext:value-type="float">
            <text:p>1.33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29973" calcext:value-type="float">
            <text:p>1.33E-008</text:p>
          </table:table-cell>
          <table:table-cell office:value-type="float" office:value="0.00000001314201" calcext:value-type="float">
            <text:p>1.31E-008</text:p>
          </table:table-cell>
          <table:table-cell office:value-type="float" office:value="0.00000001295587" calcext:value-type="float">
            <text:p>1.30E-008</text:p>
          </table:table-cell>
          <table:table-cell office:value-type="float" office:value="0.0000000134641" calcext:value-type="float">
            <text:p>1.35E-008</text:p>
          </table:table-cell>
          <table:table-cell office:value-type="float" office:value="0.00000001340579" calcext:value-type="float">
            <text:p>1.34E-008</text:p>
          </table:table-cell>
          <table:table-cell office:value-type="float" office:value="0.00000001301599" calcext:value-type="float">
            <text:p>1.30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291589" calcext:value-type="float">
            <text:p>1.29E-008</text:p>
          </table:table-cell>
          <table:table-cell office:value-type="float" office:value="0.00000001349589" calcext:value-type="float">
            <text:p>1.35E-008</text:p>
          </table:table-cell>
          <table:table-cell office:value-type="float" office:value="0.00000001338916" calcext:value-type="float">
            <text:p>1.34E-008</text:p>
          </table:table-cell>
          <table:table-cell office:value-type="float" office:value="0.00000001277577" calcext:value-type="float">
            <text:p>1.28E-008</text:p>
          </table:table-cell>
          <table:table-cell office:value-type="float" office:value="0.00000001313886" calcext:value-type="float">
            <text:p>1.31E-008</text:p>
          </table:table-cell>
          <table:table-cell office:value-type="float" office:value="0.00000001323451" calcext:value-type="float">
            <text:p>1.32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51486" calcext:value-type="float">
            <text:p>1.35E-008</text:p>
          </table:table-cell>
          <table:table-cell office:value-type="float" office:value="0.00000001295344" calcext:value-type="float">
            <text:p>1.30E-008</text:p>
          </table:table-cell>
          <table:table-cell office:value-type="float" office:value="0.00000001310427" calcext:value-type="float">
            <text:p>1.31E-008</text:p>
          </table:table-cell>
          <table:table-cell office:value-type="float" office:value="0.00000001297499" calcext:value-type="float">
            <text:p>1.30E-008</text:p>
          </table:table-cell>
          <table:table-cell office:value-type="float" office:value="0.00000001314133" calcext:value-type="float">
            <text:p>1.31E-008</text:p>
          </table:table-cell>
          <table:table-cell office:value-type="float" office:value="0.00000001321575" calcext:value-type="float">
            <text:p>1.32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04965" calcext:value-type="float">
            <text:p>1.30E-008</text:p>
          </table:table-cell>
          <table:table-cell office:value-type="float" office:value="0.00000001311809" calcext:value-type="float">
            <text:p>1.31E-008</text:p>
          </table:table-cell>
          <table:table-cell office:value-type="float" office:value="0.00000001310491" calcext:value-type="float">
            <text:p>1.31E-008</text:p>
          </table:table-cell>
          <table:table-cell office:value-type="float" office:value="0.00000001313807" calcext:value-type="float">
            <text:p>1.31E-008</text:p>
          </table:table-cell>
          <table:table-cell office:value-type="float" office:value="0.00000001305607" calcext:value-type="float">
            <text:p>1.31E-008</text:p>
          </table:table-cell>
          <table:table-cell office:value-type="float" office:value="0.0000000127744" calcext:value-type="float">
            <text:p>1.28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296716" calcext:value-type="float">
            <text:p>1.30E-008</text:p>
          </table:table-cell>
          <table:table-cell office:value-type="float" office:value="0.00000001328218" calcext:value-type="float">
            <text:p>1.33E-008</text:p>
          </table:table-cell>
          <table:table-cell office:value-type="float" office:value="0.00000001356544" calcext:value-type="float">
            <text:p>1.36E-008</text:p>
          </table:table-cell>
          <table:table-cell office:value-type="float" office:value="0.00000001310842" calcext:value-type="float">
            <text:p>1.31E-008</text:p>
          </table:table-cell>
          <table:table-cell office:value-type="float" office:value="0.00000001327888" calcext:value-type="float">
            <text:p>1.33E-008</text:p>
          </table:table-cell>
          <table:table-cell office:value-type="float" office:value="0.00000001313244" calcext:value-type="float">
            <text:p>1.31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18264" calcext:value-type="float">
            <text:p>1.32E-008</text:p>
          </table:table-cell>
          <table:table-cell office:value-type="float" office:value="0.00000001293425" calcext:value-type="float">
            <text:p>1.29E-008</text:p>
          </table:table-cell>
          <table:table-cell office:value-type="float" office:value="0.00000001280367" calcext:value-type="float">
            <text:p>1.28E-008</text:p>
          </table:table-cell>
          <table:table-cell office:value-type="float" office:value="0.00000001337955" calcext:value-type="float">
            <text:p>1.34E-008</text:p>
          </table:table-cell>
          <table:table-cell office:value-type="float" office:value="0.00000001335646" calcext:value-type="float">
            <text:p>1.34E-008</text:p>
          </table:table-cell>
          <table:table-cell office:value-type="float" office:value="0.00000001286918" calcext:value-type="float">
            <text:p>1.29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0225" calcext:value-type="float">
            <text:p>1.30E-008</text:p>
          </table:table-cell>
          <table:table-cell office:value-type="float" office:value="0.00000001355747" calcext:value-type="float">
            <text:p>1.36E-008</text:p>
          </table:table-cell>
          <table:table-cell office:value-type="float" office:value="0.00000001304169" calcext:value-type="float">
            <text:p>1.30E-008</text:p>
          </table:table-cell>
          <table:table-cell office:value-type="float" office:value="0.00000001303901" calcext:value-type="float">
            <text:p>1.30E-008</text:p>
          </table:table-cell>
          <table:table-cell office:value-type="float" office:value="0.00000001323729" calcext:value-type="float">
            <text:p>1.32E-008</text:p>
          </table:table-cell>
          <table:table-cell office:value-type="float" office:value="0.00000001295321" calcext:value-type="float">
            <text:p>1.30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38196" calcext:value-type="float">
            <text:p>1.34E-008</text:p>
          </table:table-cell>
          <table:table-cell office:value-type="float" office:value="0.00000001313081" calcext:value-type="float">
            <text:p>1.31E-008</text:p>
          </table:table-cell>
          <table:table-cell office:value-type="float" office:value="0.00000001344761" calcext:value-type="float">
            <text:p>1.34E-008</text:p>
          </table:table-cell>
          <table:table-cell office:value-type="float" office:value="0.00000001307581" calcext:value-type="float">
            <text:p>1.31E-008</text:p>
          </table:table-cell>
          <table:table-cell office:value-type="float" office:value="0.0000000131584" calcext:value-type="float">
            <text:p>1.32E-008</text:p>
          </table:table-cell>
          <table:table-cell office:value-type="float" office:value="0.00000001285611" calcext:value-type="float">
            <text:p>1.29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20206" calcext:value-type="float">
            <text:p>1.32E-008</text:p>
          </table:table-cell>
          <table:table-cell office:value-type="float" office:value="0.00000001299385" calcext:value-type="float">
            <text:p>1.30E-008</text:p>
          </table:table-cell>
          <table:table-cell office:value-type="float" office:value="0.00000001299149" calcext:value-type="float">
            <text:p>1.30E-008</text:p>
          </table:table-cell>
          <table:table-cell office:value-type="float" office:value="0.00000001330813" calcext:value-type="float">
            <text:p>1.33E-008</text:p>
          </table:table-cell>
          <table:table-cell office:value-type="float" office:value="0.00000001339192" calcext:value-type="float">
            <text:p>1.34E-008</text:p>
          </table:table-cell>
          <table:table-cell office:value-type="float" office:value="0.00000001305454" calcext:value-type="float">
            <text:p>1.31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32854" calcext:value-type="float">
            <text:p>1.33E-008</text:p>
          </table:table-cell>
          <table:table-cell office:value-type="float" office:value="0.00000001336746" calcext:value-type="float">
            <text:p>1.34E-008</text:p>
          </table:table-cell>
          <table:table-cell office:value-type="float" office:value="0.0000000136018" calcext:value-type="float">
            <text:p>1.36E-008</text:p>
          </table:table-cell>
          <table:table-cell office:value-type="float" office:value="0.00000001280848" calcext:value-type="float">
            <text:p>1.28E-008</text:p>
          </table:table-cell>
          <table:table-cell office:value-type="float" office:value="0.00000001310243" calcext:value-type="float">
            <text:p>1.31E-008</text:p>
          </table:table-cell>
          <table:table-cell office:value-type="float" office:value="0.00000001327408" calcext:value-type="float">
            <text:p>1.33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0912" calcext:value-type="float">
            <text:p>1.31E-008</text:p>
          </table:table-cell>
          <table:table-cell office:value-type="float" office:value="0.00000001283453" calcext:value-type="float">
            <text:p>1.28E-008</text:p>
          </table:table-cell>
          <table:table-cell office:value-type="float" office:value="0.00000001293409" calcext:value-type="float">
            <text:p>1.29E-008</text:p>
          </table:table-cell>
          <table:table-cell office:value-type="float" office:value="0.00000001347221" calcext:value-type="float">
            <text:p>1.35E-008</text:p>
          </table:table-cell>
          <table:table-cell office:value-type="float" office:value="0.00000001327313" calcext:value-type="float">
            <text:p>1.33E-008</text:p>
          </table:table-cell>
          <table:table-cell office:value-type="float" office:value="0.00000001332789" calcext:value-type="float">
            <text:p>1.33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11086" calcext:value-type="float">
            <text:p>1.31E-008</text:p>
          </table:table-cell>
          <table:table-cell office:value-type="float" office:value="0.00000001331147" calcext:value-type="float">
            <text:p>1.33E-008</text:p>
          </table:table-cell>
          <table:table-cell office:value-type="float" office:value="0.00000001335323" calcext:value-type="float">
            <text:p>1.34E-008</text:p>
          </table:table-cell>
          <table:table-cell office:value-type="float" office:value="0.00000001313576" calcext:value-type="float">
            <text:p>1.31E-008</text:p>
          </table:table-cell>
          <table:table-cell office:value-type="float" office:value="0.00000001324891" calcext:value-type="float">
            <text:p>1.32E-008</text:p>
          </table:table-cell>
          <table:table-cell office:value-type="float" office:value="0.00000001317291" calcext:value-type="float">
            <text:p>1.32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08529" calcext:value-type="float">
            <text:p>1.31E-008</text:p>
          </table:table-cell>
          <table:table-cell office:value-type="float" office:value="0.00000001362993" calcext:value-type="float">
            <text:p>1.36E-008</text:p>
          </table:table-cell>
          <table:table-cell office:value-type="float" office:value="0.00000001299101" calcext:value-type="float">
            <text:p>1.30E-008</text:p>
          </table:table-cell>
          <table:table-cell office:value-type="float" office:value="0.00000001298091" calcext:value-type="float">
            <text:p>1.30E-008</text:p>
          </table:table-cell>
          <table:table-cell office:value-type="float" office:value="0.00000001287541" calcext:value-type="float">
            <text:p>1.29E-008</text:p>
          </table:table-cell>
          <table:table-cell office:value-type="float" office:value="0.00000001315997" calcext:value-type="float">
            <text:p>1.32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290975" calcext:value-type="float">
            <text:p>1.29E-008</text:p>
          </table:table-cell>
          <table:table-cell office:value-type="float" office:value="0.00000001307402" calcext:value-type="float">
            <text:p>1.31E-008</text:p>
          </table:table-cell>
          <table:table-cell office:value-type="float" office:value="0.00000001322216" calcext:value-type="float">
            <text:p>1.32E-008</text:p>
          </table:table-cell>
          <table:table-cell office:value-type="float" office:value="0.00000001355291" calcext:value-type="float">
            <text:p>1.36E-008</text:p>
          </table:table-cell>
          <table:table-cell office:value-type="float" office:value="0.00000001362326" calcext:value-type="float">
            <text:p>1.36E-008</text:p>
          </table:table-cell>
          <table:table-cell office:value-type="float" office:value="0.00000001307214" calcext:value-type="float">
            <text:p>1.31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32356" calcext:value-type="float">
            <text:p>1.33E-008</text:p>
          </table:table-cell>
          <table:table-cell office:value-type="float" office:value="0.00000001317901" calcext:value-type="float">
            <text:p>1.32E-008</text:p>
          </table:table-cell>
          <table:table-cell office:value-type="float" office:value="0.00000001322301" calcext:value-type="float">
            <text:p>1.32E-008</text:p>
          </table:table-cell>
          <table:table-cell office:value-type="float" office:value="0.00000001323772" calcext:value-type="float">
            <text:p>1.32E-008</text:p>
          </table:table-cell>
          <table:table-cell office:value-type="float" office:value="0.00000001312961" calcext:value-type="float">
            <text:p>1.31E-008</text:p>
          </table:table-cell>
          <table:table-cell office:value-type="float" office:value="0.00000001315503" calcext:value-type="float">
            <text:p>1.32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16009" calcext:value-type="float">
            <text:p>1.32E-008</text:p>
          </table:table-cell>
          <table:table-cell office:value-type="float" office:value="0.00000001342249" calcext:value-type="float">
            <text:p>1.34E-008</text:p>
          </table:table-cell>
          <table:table-cell office:value-type="float" office:value="0.00000001309106" calcext:value-type="float">
            <text:p>1.31E-008</text:p>
          </table:table-cell>
          <table:table-cell office:value-type="float" office:value="0.00000001279402" calcext:value-type="float">
            <text:p>1.28E-008</text:p>
          </table:table-cell>
          <table:table-cell office:value-type="float" office:value="0.00000001351585" calcext:value-type="float">
            <text:p>1.35E-008</text:p>
          </table:table-cell>
          <table:table-cell office:value-type="float" office:value="0.00000001316445" calcext:value-type="float">
            <text:p>1.32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10429" calcext:value-type="float">
            <text:p>1.31E-008</text:p>
          </table:table-cell>
          <table:table-cell office:value-type="float" office:value="0.00000001296161" calcext:value-type="float">
            <text:p>1.30E-008</text:p>
          </table:table-cell>
          <table:table-cell office:value-type="float" office:value="0.00000001322992" calcext:value-type="float">
            <text:p>1.32E-008</text:p>
          </table:table-cell>
          <table:table-cell office:value-type="float" office:value="0.00000001313904" calcext:value-type="float">
            <text:p>1.31E-008</text:p>
          </table:table-cell>
          <table:table-cell office:value-type="float" office:value="0.0000000131172" calcext:value-type="float">
            <text:p>1.31E-008</text:p>
          </table:table-cell>
          <table:table-cell office:value-type="float" office:value="0.0000000132417" calcext:value-type="float">
            <text:p>1.32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34142" calcext:value-type="float">
            <text:p>1.33E-008</text:p>
          </table:table-cell>
          <table:table-cell office:value-type="float" office:value="0.00000001300749" calcext:value-type="float">
            <text:p>1.30E-008</text:p>
          </table:table-cell>
          <table:table-cell office:value-type="float" office:value="0.00000001297568" calcext:value-type="float">
            <text:p>1.30E-008</text:p>
          </table:table-cell>
          <table:table-cell office:value-type="float" office:value="0.00000001330269" calcext:value-type="float">
            <text:p>1.33E-008</text:p>
          </table:table-cell>
          <table:table-cell office:value-type="float" office:value="0.00000001314019" calcext:value-type="float">
            <text:p>1.31E-008</text:p>
          </table:table-cell>
          <table:table-cell office:value-type="float" office:value="0.00000001273991" calcext:value-type="float">
            <text:p>1.27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43825" calcext:value-type="float">
            <text:p>1.34E-008</text:p>
          </table:table-cell>
          <table:table-cell office:value-type="float" office:value="0.00000001336362" calcext:value-type="float">
            <text:p>1.34E-008</text:p>
          </table:table-cell>
          <table:table-cell office:value-type="float" office:value="0.00000001320286" calcext:value-type="float">
            <text:p>1.32E-008</text:p>
          </table:table-cell>
          <table:table-cell office:value-type="float" office:value="0.00000001337801" calcext:value-type="float">
            <text:p>1.34E-008</text:p>
          </table:table-cell>
          <table:table-cell office:value-type="float" office:value="0.00000001304632" calcext:value-type="float">
            <text:p>1.30E-008</text:p>
          </table:table-cell>
          <table:table-cell office:value-type="float" office:value="0.00000001313943" calcext:value-type="float">
            <text:p>1.31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1006" calcext:value-type="float">
            <text:p>1.31E-008</text:p>
          </table:table-cell>
          <table:table-cell office:value-type="float" office:value="0.00000001316356" calcext:value-type="float">
            <text:p>1.32E-008</text:p>
          </table:table-cell>
          <table:table-cell office:value-type="float" office:value="0.00000001329557" calcext:value-type="float">
            <text:p>1.33E-008</text:p>
          </table:table-cell>
          <table:table-cell office:value-type="float" office:value="0.0000000133343" calcext:value-type="float">
            <text:p>1.33E-008</text:p>
          </table:table-cell>
          <table:table-cell office:value-type="float" office:value="0.00000001334045" calcext:value-type="float">
            <text:p>1.33E-008</text:p>
          </table:table-cell>
          <table:table-cell office:value-type="float" office:value="0.00000001293741" calcext:value-type="float">
            <text:p>1.29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70874" calcext:value-type="float">
            <text:p>1.37E-008</text:p>
          </table:table-cell>
          <table:table-cell office:value-type="float" office:value="0.00000001343433" calcext:value-type="float">
            <text:p>1.34E-008</text:p>
          </table:table-cell>
          <table:table-cell office:value-type="float" office:value="0.00000001328151" calcext:value-type="float">
            <text:p>1.33E-008</text:p>
          </table:table-cell>
          <table:table-cell office:value-type="float" office:value="0.00000001372809" calcext:value-type="float">
            <text:p>1.37E-008</text:p>
          </table:table-cell>
          <table:table-cell office:value-type="float" office:value="0.0000000129316" calcext:value-type="float">
            <text:p>1.29E-008</text:p>
          </table:table-cell>
          <table:table-cell office:value-type="float" office:value="0.00000001299926" calcext:value-type="float">
            <text:p>1.30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15024" calcext:value-type="float">
            <text:p>1.32E-008</text:p>
          </table:table-cell>
          <table:table-cell office:value-type="float" office:value="0.00000001367266" calcext:value-type="float">
            <text:p>1.37E-008</text:p>
          </table:table-cell>
          <table:table-cell office:value-type="float" office:value="0.00000001365414" calcext:value-type="float">
            <text:p>1.37E-008</text:p>
          </table:table-cell>
          <table:table-cell office:value-type="float" office:value="0.00000001300743" calcext:value-type="float">
            <text:p>1.30E-008</text:p>
          </table:table-cell>
          <table:table-cell office:value-type="float" office:value="0.00000001371106" calcext:value-type="float">
            <text:p>1.37E-008</text:p>
          </table:table-cell>
          <table:table-cell office:value-type="float" office:value="0.00000001335161" calcext:value-type="float">
            <text:p>1.34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61578" calcext:value-type="float">
            <text:p>1.36E-008</text:p>
          </table:table-cell>
          <table:table-cell office:value-type="float" office:value="0.00000001331528" calcext:value-type="float">
            <text:p>1.33E-008</text:p>
          </table:table-cell>
          <table:table-cell office:value-type="float" office:value="0.00000001320355" calcext:value-type="float">
            <text:p>1.32E-008</text:p>
          </table:table-cell>
          <table:table-cell office:value-type="float" office:value="0.00000001304019" calcext:value-type="float">
            <text:p>1.30E-008</text:p>
          </table:table-cell>
          <table:table-cell office:value-type="float" office:value="0.0000000132588" calcext:value-type="float">
            <text:p>1.33E-008</text:p>
          </table:table-cell>
          <table:table-cell office:value-type="float" office:value="0.00000001359134" calcext:value-type="float">
            <text:p>1.36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38238" calcext:value-type="float">
            <text:p>1.34E-008</text:p>
          </table:table-cell>
          <table:table-cell office:value-type="float" office:value="0.00000001327846" calcext:value-type="float">
            <text:p>1.33E-008</text:p>
          </table:table-cell>
          <table:table-cell office:value-type="float" office:value="0.00000001351729" calcext:value-type="float">
            <text:p>1.35E-008</text:p>
          </table:table-cell>
          <table:table-cell office:value-type="float" office:value="0.00000001307247" calcext:value-type="float">
            <text:p>1.31E-008</text:p>
          </table:table-cell>
          <table:table-cell office:value-type="float" office:value="0.00000001322719" calcext:value-type="float">
            <text:p>1.32E-008</text:p>
          </table:table-cell>
          <table:table-cell office:value-type="float" office:value="0.00000001291174" calcext:value-type="float">
            <text:p>1.29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27084" calcext:value-type="float">
            <text:p>1.33E-008</text:p>
          </table:table-cell>
          <table:table-cell office:value-type="float" office:value="0.00000001331003" calcext:value-type="float">
            <text:p>1.33E-008</text:p>
          </table:table-cell>
          <table:table-cell office:value-type="float" office:value="0.00000001318687" calcext:value-type="float">
            <text:p>1.32E-008</text:p>
          </table:table-cell>
          <table:table-cell office:value-type="float" office:value="0.00000001270351" calcext:value-type="float">
            <text:p>1.27E-008</text:p>
          </table:table-cell>
          <table:table-cell office:value-type="float" office:value="0.00000001313154" calcext:value-type="float">
            <text:p>1.31E-008</text:p>
          </table:table-cell>
          <table:table-cell office:value-type="float" office:value="0.00000001334061" calcext:value-type="float">
            <text:p>1.33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04841" calcext:value-type="float">
            <text:p>1.30E-008</text:p>
          </table:table-cell>
          <table:table-cell office:value-type="float" office:value="0.00000001337637" calcext:value-type="float">
            <text:p>1.34E-008</text:p>
          </table:table-cell>
          <table:table-cell table:style-name="Default"/>
          <table:table-cell office:value-type="float" office:value="0.00000001331482" calcext:value-type="float">
            <text:p>1.33E-008</text:p>
          </table:table-cell>
          <table:table-cell office:value-type="float" office:value="0.00000001294183" calcext:value-type="float">
            <text:p>1.29E-008</text:p>
          </table:table-cell>
          <table:table-cell office:value-type="float" office:value="0.00000001339365" calcext:value-type="float">
            <text:p>1.34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1338643" calcext:value-type="float">
            <text:p>1.34E-008</text:p>
          </table:table-cell>
          <table:table-cell table:style-name="Default" table:number-columns-repeated="2"/>
          <table:table-cell office:value-type="float" office:value="0.00000001281864" calcext:value-type="float">
            <text:p>1.28E-008</text:p>
          </table:table-cell>
          <table:table-cell table:style-name="Default"/>
          <table:table-cell office:value-type="float" office:value="0.00000001295817" calcext:value-type="float">
            <text:p>1.30E-008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ce14" office:value-type="string" calcext:value-type="string" table:number-columns-spanned="6" table:number-rows-spanned="2">
            <text:p>Current bottom</text:p>
          </table:table-cell>
          <table:covered-table-cell table:number-columns-repeated="2"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  <table:table-cell table:number-columns-repeated="4"/>
          <table:table-cell table:style-name="ce14" office:value-type="string" calcext:value-type="string" table:number-columns-spanned="6" table:number-rows-spanned="2">
            <text:p>Current bottom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ean </text:p>
          </table:table-cell>
          <table:table-cell table:formula="of:=AVERAGE([.K68:.K103])" office:value-type="float" office:value="-0.0000000836364508571429" calcext:value-type="float">
            <text:p>-8.36E-008</text:p>
          </table:table-cell>
          <table:table-cell table:formula="of:=AVERAGE([.L68:.L103])" office:value-type="float" office:value="-0.0000000834112377142857" calcext:value-type="float">
            <text:p>-8.34E-008</text:p>
          </table:table-cell>
          <table:table-cell table:formula="of:=AVERAGE([.M68:.M103])" office:value-type="float" office:value="-0.0000000834112377142857" calcext:value-type="float">
            <text:p>-8.34E-008</text:p>
          </table:table-cell>
          <table:table-cell table:formula="of:=AVERAGE([.N68:.N103])" office:value-type="float" office:value="-0.000000083676476" calcext:value-type="float">
            <text:p>-8.37E-008</text:p>
          </table:table-cell>
          <table:table-cell table:formula="of:=AVERAGE([.O68:.O103])" office:value-type="float" office:value="-0.0000000832922337142857" calcext:value-type="float">
            <text:p>-8.33E-008</text:p>
          </table:table-cell>
          <table:table-cell table:style-name="ce12" table:formula="of:=AVERAGE([.P68:.P103])" office:value-type="float" office:value="-0.0000000833960355555556" calcext:value-type="float">
            <text:p>-8.34E-008</text:p>
          </table:table-cell>
          <table:table-cell table:number-columns-repeated="3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number-columns-repeated="10"/>
          <table:table-cell table:style-name="Default" office:value-type="string" calcext:value-type="string">
            <text:p>std</text:p>
          </table:table-cell>
          <table:table-cell table:style-name="Default" table:formula="of:=STDEV([.K68:.K103])/SQRT(COUNT([.K68:.K103]))" office:value-type="float" office:value="0.000000000110163707702911" calcext:value-type="float">
            <text:p>1.10163707702911E-010</text:p>
          </table:table-cell>
          <table:table-cell table:style-name="Default" table:formula="of:=STDEV([.L68:.L103])/SQRT(COUNT([.L68:.L103]))" office:value-type="float" office:value="0.000000000116709755910636" calcext:value-type="float">
            <text:p>1.16709755910636E-010</text:p>
          </table:table-cell>
          <table:table-cell table:style-name="Default" table:formula="of:=STDEV([.M68:.M103])/SQRT(COUNT([.M68:.M103]))" office:value-type="float" office:value="0.000000000116709755910636" calcext:value-type="float">
            <text:p>1.16709755910636E-010</text:p>
          </table:table-cell>
          <table:table-cell table:style-name="Default" table:formula="of:=STDEV([.N68:.N103])/SQRT(COUNT([.N68:.N103]))" office:value-type="float" office:value="0.000000000117469478429022" calcext:value-type="float">
            <text:p>1.17469478429022E-010</text:p>
          </table:table-cell>
          <table:table-cell table:style-name="Default" table:formula="of:=STDEV([.O68:.O103])/SQRT(COUNT([.O68:.O103]))" office:value-type="float" office:value="0.000000000107318406692293" calcext:value-type="float">
            <text:p>1.07318406692293E-010</text:p>
          </table:table-cell>
          <table:table-cell table:formula="of:=STDEV([.P68:.P103])/SQRT(COUNT([.P68:.P103]))" office:value-type="float" office:value="0.0000000000972632538154517" calcext:value-type="float">
            <text:p>9.72632538154517E-011</text:p>
          </table:table-cell>
          <table:table-cell table:number-columns-repeated="3"/>
          <table:table-cell office:value-type="string" calcext:value-type="string">
            <text:p>mean </text:p>
          </table:table-cell>
          <table:table-cell table:formula="of:=AVERAGE([.K69:.K104])" office:value-type="float" office:value="-0.0000000836292094117647" calcext:value-type="float">
            <text:p>-8.36E-008</text:p>
          </table:table-cell>
          <table:table-cell table:style-name="ce12" table:formula="of:=AVERAGE([.L69:.L104])" office:value-type="float" office:value="-0.0000000834089158823529" calcext:value-type="float">
            <text:p>-8.34E-008</text:p>
          </table:table-cell>
          <table:table-cell table:formula="of:=AVERAGE([.M69:.M104])" office:value-type="float" office:value="-0.0000000834089158823529" calcext:value-type="float">
            <text:p>-8.34E-008</text:p>
          </table:table-cell>
          <table:table-cell table:formula="of:=AVERAGE([.N69:.N104])" office:value-type="float" office:value="-0.0000000836986855882353" calcext:value-type="float">
            <text:p>-8.37E-008</text:p>
          </table:table-cell>
          <table:table-cell table:formula="of:=AVERAGE([.O69:.O104])" office:value-type="float" office:value="-0.0000000832676461764706" calcext:value-type="float">
            <text:p>-8.33E-008</text:p>
          </table:table-cell>
          <table:table-cell table:style-name="ce12" table:formula="of:=AVERAGE([.P69:.P104])" office:value-type="float" office:value="-0.0000000834057585714286" calcext:value-type="float">
            <text:p>-8.34E-008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4"/>
          <table:table-cell table:style-name="Default" office:value-type="string" calcext:value-type="string">
            <text:p>std</text:p>
          </table:table-cell>
          <table:table-cell table:style-name="Default" table:formula="of:=STDEV([.K69:.K104])/SQRT(COUNT([.K69:.K104]))" office:value-type="float" office:value="0.00000000011320752447541" calcext:value-type="float">
            <text:p>1.1320752447541E-010</text:p>
          </table:table-cell>
          <table:table-cell table:formula="of:=STDEV([.L69:.L104])/SQRT(COUNT([.L69:.L104]))" office:value-type="float" office:value="0.000000000120170606972157" calcext:value-type="float">
            <text:p>1.20170606972157E-010</text:p>
          </table:table-cell>
          <table:table-cell table:style-name="Default" table:formula="of:=STDEV([.M69:.M104])/SQRT(COUNT([.M69:.M104]))" office:value-type="float" office:value="0.000000000120170606972157" calcext:value-type="float">
            <text:p>1.20170606972157E-010</text:p>
          </table:table-cell>
          <table:table-cell table:style-name="Default" table:formula="of:=STDEV([.N69:.N104])/SQRT(COUNT([.N69:.N104]))" office:value-type="float" office:value="0.000000000118794888083593" calcext:value-type="float">
            <text:p>1.18794888083593E-010</text:p>
          </table:table-cell>
          <table:table-cell table:style-name="Default" table:formula="of:=STDEV([.O69:.O104])/SQRT(COUNT([.O69:.O104]))" office:value-type="float" office:value="0.000000000107582846014999" calcext:value-type="float">
            <text:p>1.07582846014999E-010</text:p>
          </table:table-cell>
          <table:table-cell table:formula="of:=STDEV([.P69:.P104])/SQRT(COUNT([.P69:.P104]))" office:value-type="float" office:value="0.0000000000995817320513324" calcext:value-type="float">
            <text:p>9.95817320513324E-01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-0.00000008388266" calcext:value-type="float">
            <text:p>-8.39E-008</text:p>
          </table:table-cell>
          <table:table-cell table:number-columns-repeated="2" office:value-type="float" office:value="-0.00000008349018" calcext:value-type="float">
            <text:p>-8.35E-008</text:p>
          </table:table-cell>
          <table:table-cell office:value-type="float" office:value="-0.00000008292135" calcext:value-type="float">
            <text:p>-8.29E-008</text:p>
          </table:table-cell>
          <table:table-cell office:value-type="float" office:value="-0.00000008412821" calcext:value-type="float">
            <text:p>-8.41E-008</text:p>
          </table:table-cell>
          <table:table-cell office:value-type="float" office:value="-0.00000008305573" calcext:value-type="float">
            <text:p>-8.31E-008</text:p>
          </table:table-cell>
          <table:table-cell table:number-columns-repeated="4"/>
          <table:table-cell office:value-type="float" office:value="-0.00000008405519" calcext:value-type="float">
            <text:p>-8.41E-008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10"/>
          <table:table-cell office:value-type="float" office:value="-0.0000000836269" calcext:value-type="float">
            <text:p>-8.36E-008</text:p>
          </table:table-cell>
          <table:table-cell table:number-columns-repeated="2" office:value-type="float" office:value="-0.00000008298122" calcext:value-type="float">
            <text:p>-8.30E-008</text:p>
          </table:table-cell>
          <table:table-cell office:value-type="float" office:value="-0.00000008258691" calcext:value-type="float">
            <text:p>-8.26E-008</text:p>
          </table:table-cell>
          <table:table-cell office:value-type="float" office:value="-0.00000008353109" calcext:value-type="float">
            <text:p>-8.35E-008</text:p>
          </table:table-cell>
          <table:table-cell office:value-type="float" office:value="-0.0000000837012" calcext:value-type="float">
            <text:p>-8.37E-008</text:p>
          </table:table-cell>
          <table:table-cell table:number-columns-repeated="4"/>
          <table:table-cell office:value-type="float" office:value="-0.00000008330409" calcext:value-type="float">
            <text:p>-8.33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03306" calcext:value-type="float">
            <text:p>-8.30E-008</text:p>
          </table:table-cell>
          <table:table-cell table:number-columns-repeated="2" office:value-type="float" office:value="-0.00000008305737" calcext:value-type="float">
            <text:p>-8.31E-008</text:p>
          </table:table-cell>
          <table:table-cell office:value-type="float" office:value="-0.00000008383881" calcext:value-type="float">
            <text:p>-8.38E-008</text:p>
          </table:table-cell>
          <table:table-cell office:value-type="float" office:value="-0.00000008222375" calcext:value-type="float">
            <text:p>-8.22E-008</text:p>
          </table:table-cell>
          <table:table-cell office:value-type="float" office:value="-0.00000008380622" calcext:value-type="float">
            <text:p>-8.38E-008</text:p>
          </table:table-cell>
          <table:table-cell table:number-columns-repeated="4"/>
          <table:table-cell office:value-type="float" office:value="-0.00000008235053" calcext:value-type="float">
            <text:p>-8.24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49691" calcext:value-type="float">
            <text:p>-8.50E-008</text:p>
          </table:table-cell>
          <table:table-cell table:number-columns-repeated="2" office:value-type="float" office:value="-0.00000008449548" calcext:value-type="float">
            <text:p>-8.45E-008</text:p>
          </table:table-cell>
          <table:table-cell office:value-type="float" office:value="-0.00000008435205" calcext:value-type="float">
            <text:p>-8.44E-008</text:p>
          </table:table-cell>
          <table:table-cell office:value-type="float" office:value="-0.00000008350887" calcext:value-type="float">
            <text:p>-8.35E-008</text:p>
          </table:table-cell>
          <table:table-cell office:value-type="float" office:value="-0.00000008273751" calcext:value-type="float">
            <text:p>-8.27E-008</text:p>
          </table:table-cell>
          <table:table-cell table:number-columns-repeated="4"/>
          <table:table-cell office:value-type="float" office:value="-0.00000008311935" calcext:value-type="float">
            <text:p>-8.31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406705" calcext:value-type="float">
            <text:p>-8.41E-008</text:p>
          </table:table-cell>
          <table:table-cell table:number-columns-repeated="2" office:value-type="float" office:value="-0.00000008400853" calcext:value-type="float">
            <text:p>-8.40E-008</text:p>
          </table:table-cell>
          <table:table-cell office:value-type="float" office:value="-0.00000008333716" calcext:value-type="float">
            <text:p>-8.33E-008</text:p>
          </table:table-cell>
          <table:table-cell office:value-type="float" office:value="-0.00000008249441" calcext:value-type="float">
            <text:p>-8.25E-008</text:p>
          </table:table-cell>
          <table:table-cell office:value-type="float" office:value="-0.00000008319866" calcext:value-type="float">
            <text:p>-8.32E-008</text:p>
          </table:table-cell>
          <table:table-cell table:number-columns-repeated="4"/>
          <table:table-cell office:value-type="float" office:value="-0.00000008323074" calcext:value-type="float">
            <text:p>-8.32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55082" calcext:value-type="float">
            <text:p>-8.36E-008</text:p>
          </table:table-cell>
          <table:table-cell table:number-columns-repeated="2" office:value-type="float" office:value="-0.00000008381657" calcext:value-type="float">
            <text:p>-8.38E-008</text:p>
          </table:table-cell>
          <table:table-cell office:value-type="float" office:value="-0.00000008470126" calcext:value-type="float">
            <text:p>-8.47E-008</text:p>
          </table:table-cell>
          <table:table-cell office:value-type="float" office:value="-0.00000008394645" calcext:value-type="float">
            <text:p>-8.39E-008</text:p>
          </table:table-cell>
          <table:table-cell office:value-type="float" office:value="-0.0000000833972" calcext:value-type="float">
            <text:p>-8.34E-008</text:p>
          </table:table-cell>
          <table:table-cell table:number-columns-repeated="4"/>
          <table:table-cell office:value-type="float" office:value="-0.00000008259796" calcext:value-type="float">
            <text:p>-8.26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59628" calcext:value-type="float">
            <text:p>-8.36E-008</text:p>
          </table:table-cell>
          <table:table-cell table:number-columns-repeated="2" office:value-type="float" office:value="-0.00000008289719" calcext:value-type="float">
            <text:p>-8.29E-008</text:p>
          </table:table-cell>
          <table:table-cell office:value-type="float" office:value="-0.00000008402458" calcext:value-type="float">
            <text:p>-8.40E-008</text:p>
          </table:table-cell>
          <table:table-cell office:value-type="float" office:value="-0.00000008474768" calcext:value-type="float">
            <text:p>-8.47E-008</text:p>
          </table:table-cell>
          <table:table-cell office:value-type="float" office:value="-0.00000008288467" calcext:value-type="float">
            <text:p>-8.29E-008</text:p>
          </table:table-cell>
          <table:table-cell table:number-columns-repeated="4"/>
          <table:table-cell office:value-type="float" office:value="-0.00000008366283" calcext:value-type="float">
            <text:p>-8.37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428156" calcext:value-type="float">
            <text:p>-8.43E-008</text:p>
          </table:table-cell>
          <table:table-cell table:number-columns-repeated="2" office:value-type="float" office:value="-0.00000008392762" calcext:value-type="float">
            <text:p>-8.39E-008</text:p>
          </table:table-cell>
          <table:table-cell office:value-type="float" office:value="-0.00000008351501" calcext:value-type="float">
            <text:p>-8.35E-008</text:p>
          </table:table-cell>
          <table:table-cell office:value-type="float" office:value="-0.00000008389023" calcext:value-type="float">
            <text:p>-8.39E-008</text:p>
          </table:table-cell>
          <table:table-cell office:value-type="float" office:value="-0.00000008376747" calcext:value-type="float">
            <text:p>-8.38E-008</text:p>
          </table:table-cell>
          <table:table-cell table:number-columns-repeated="4"/>
          <table:table-cell office:value-type="float" office:value="-0.00000008398389" calcext:value-type="float">
            <text:p>-8.40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61208" calcext:value-type="float">
            <text:p>-8.36E-008</text:p>
          </table:table-cell>
          <table:table-cell table:number-columns-repeated="2" office:value-type="float" office:value="-0.00000008292928" calcext:value-type="float">
            <text:p>-8.29E-008</text:p>
          </table:table-cell>
          <table:table-cell office:value-type="float" office:value="-0.00000008436913" calcext:value-type="float">
            <text:p>-8.44E-008</text:p>
          </table:table-cell>
          <table:table-cell office:value-type="float" office:value="-0.00000008428302" calcext:value-type="float">
            <text:p>-8.43E-008</text:p>
          </table:table-cell>
          <table:table-cell office:value-type="float" office:value="-0.00000008283957" calcext:value-type="float">
            <text:p>-8.28E-008</text:p>
          </table:table-cell>
          <table:table-cell table:number-columns-repeated="4"/>
          <table:table-cell office:value-type="float" office:value="-0.00000008337537" calcext:value-type="float">
            <text:p>-8.34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263719" calcext:value-type="float">
            <text:p>-8.26E-008</text:p>
          </table:table-cell>
          <table:table-cell table:number-columns-repeated="2" office:value-type="float" office:value="-0.00000008362528" calcext:value-type="float">
            <text:p>-8.36E-008</text:p>
          </table:table-cell>
          <table:table-cell office:value-type="float" office:value="-0.00000008352121" calcext:value-type="float">
            <text:p>-8.35E-008</text:p>
          </table:table-cell>
          <table:table-cell office:value-type="float" office:value="-0.00000008343192" calcext:value-type="float">
            <text:p>-8.34E-008</text:p>
          </table:table-cell>
          <table:table-cell office:value-type="float" office:value="-0.00000008300144" calcext:value-type="float">
            <text:p>-8.30E-008</text:p>
          </table:table-cell>
          <table:table-cell table:number-columns-repeated="4"/>
          <table:table-cell office:value-type="float" office:value="-0.00000008319087" calcext:value-type="float">
            <text:p>-8.32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35478" calcext:value-type="float">
            <text:p>-8.34E-008</text:p>
          </table:table-cell>
          <table:table-cell table:number-columns-repeated="2" office:value-type="float" office:value="-0.00000008286596" calcext:value-type="float">
            <text:p>-8.29E-008</text:p>
          </table:table-cell>
          <table:table-cell office:value-type="float" office:value="-0.000000083774" calcext:value-type="float">
            <text:p>-8.38E-008</text:p>
          </table:table-cell>
          <table:table-cell office:value-type="float" office:value="-0.00000008282304" calcext:value-type="float">
            <text:p>-8.28E-008</text:p>
          </table:table-cell>
          <table:table-cell office:value-type="float" office:value="-0.00000008339211" calcext:value-type="float">
            <text:p>-8.34E-008</text:p>
          </table:table-cell>
          <table:table-cell table:number-columns-repeated="4"/>
          <table:table-cell office:value-type="float" office:value="-0.00000008206915" calcext:value-type="float">
            <text:p>-8.21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406701" calcext:value-type="float">
            <text:p>-8.41E-008</text:p>
          </table:table-cell>
          <table:table-cell table:number-columns-repeated="2" office:value-type="float" office:value="-0.00000008278734" calcext:value-type="float">
            <text:p>-8.28E-008</text:p>
          </table:table-cell>
          <table:table-cell office:value-type="float" office:value="-0.00000008318937" calcext:value-type="float">
            <text:p>-8.32E-008</text:p>
          </table:table-cell>
          <table:table-cell office:value-type="float" office:value="-0.00000008320338" calcext:value-type="float">
            <text:p>-8.32E-008</text:p>
          </table:table-cell>
          <table:table-cell office:value-type="float" office:value="-0.00000008365242" calcext:value-type="float">
            <text:p>-8.37E-008</text:p>
          </table:table-cell>
          <table:table-cell table:number-columns-repeated="4"/>
          <table:table-cell office:value-type="float" office:value="-0.00000008361091" calcext:value-type="float">
            <text:p>-8.36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50327" calcext:value-type="float">
            <text:p>-8.35E-008</text:p>
          </table:table-cell>
          <table:table-cell table:number-columns-repeated="2" office:value-type="float" office:value="-0.00000008342806" calcext:value-type="float">
            <text:p>-8.34E-008</text:p>
          </table:table-cell>
          <table:table-cell office:value-type="float" office:value="-0.00000008355892" calcext:value-type="float">
            <text:p>-8.36E-008</text:p>
          </table:table-cell>
          <table:table-cell office:value-type="float" office:value="-0.0000000834554" calcext:value-type="float">
            <text:p>-8.35E-008</text:p>
          </table:table-cell>
          <table:table-cell office:value-type="float" office:value="-0.00000008395624" calcext:value-type="float">
            <text:p>-8.40E-008</text:p>
          </table:table-cell>
          <table:table-cell table:number-columns-repeated="4"/>
          <table:table-cell office:value-type="float" office:value="-0.00000008385562" calcext:value-type="float">
            <text:p>-8.39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437257" calcext:value-type="float">
            <text:p>-8.44E-008</text:p>
          </table:table-cell>
          <table:table-cell table:number-columns-repeated="2" office:value-type="float" office:value="-0.00000008247462" calcext:value-type="float">
            <text:p>-8.25E-008</text:p>
          </table:table-cell>
          <table:table-cell office:value-type="float" office:value="-0.0000000841746" calcext:value-type="float">
            <text:p>-8.42E-008</text:p>
          </table:table-cell>
          <table:table-cell office:value-type="float" office:value="-0.00000008429598" calcext:value-type="float">
            <text:p>-8.43E-008</text:p>
          </table:table-cell>
          <table:table-cell office:value-type="float" office:value="-0.00000008400771" calcext:value-type="float">
            <text:p>-8.40E-008</text:p>
          </table:table-cell>
          <table:table-cell table:number-columns-repeated="4"/>
          <table:table-cell office:value-type="float" office:value="-0.0000000824398" calcext:value-type="float">
            <text:p>-8.24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3971" calcext:value-type="float">
            <text:p>-8.34E-008</text:p>
          </table:table-cell>
          <table:table-cell table:number-columns-repeated="2" office:value-type="float" office:value="-0.00000008276768" calcext:value-type="float">
            <text:p>-8.28E-008</text:p>
          </table:table-cell>
          <table:table-cell office:value-type="float" office:value="-0.00000008396312" calcext:value-type="float">
            <text:p>-8.40E-008</text:p>
          </table:table-cell>
          <table:table-cell office:value-type="float" office:value="-0.00000008356044" calcext:value-type="float">
            <text:p>-8.36E-008</text:p>
          </table:table-cell>
          <table:table-cell office:value-type="float" office:value="-0.00000008318509" calcext:value-type="float">
            <text:p>-8.32E-008</text:p>
          </table:table-cell>
          <table:table-cell table:number-columns-repeated="4"/>
          <table:table-cell office:value-type="float" office:value="-0.00000008263989" calcext:value-type="float">
            <text:p>-8.26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190831" calcext:value-type="float">
            <text:p>-8.19E-008</text:p>
          </table:table-cell>
          <table:table-cell table:number-columns-repeated="2" office:value-type="float" office:value="-0.00000008424129" calcext:value-type="float">
            <text:p>-8.42E-008</text:p>
          </table:table-cell>
          <table:table-cell office:value-type="float" office:value="-0.00000008421572" calcext:value-type="float">
            <text:p>-8.42E-008</text:p>
          </table:table-cell>
          <table:table-cell office:value-type="float" office:value="-0.00000008302639" calcext:value-type="float">
            <text:p>-8.30E-008</text:p>
          </table:table-cell>
          <table:table-cell office:value-type="float" office:value="-0.00000008282935" calcext:value-type="float">
            <text:p>-8.28E-008</text:p>
          </table:table-cell>
          <table:table-cell table:number-columns-repeated="4"/>
          <table:table-cell office:value-type="float" office:value="-0.00000008401714" calcext:value-type="float">
            <text:p>-8.40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44113" calcext:value-type="float">
            <text:p>-8.44E-008</text:p>
          </table:table-cell>
          <table:table-cell table:number-columns-repeated="2" office:value-type="float" office:value="-0.00000008309792" calcext:value-type="float">
            <text:p>-8.31E-008</text:p>
          </table:table-cell>
          <table:table-cell office:value-type="float" office:value="-0.00000008423175" calcext:value-type="float">
            <text:p>-8.42E-008</text:p>
          </table:table-cell>
          <table:table-cell office:value-type="float" office:value="-0.00000008319412" calcext:value-type="float">
            <text:p>-8.32E-008</text:p>
          </table:table-cell>
          <table:table-cell office:value-type="float" office:value="-0.0000000845367" calcext:value-type="float">
            <text:p>-8.45E-008</text:p>
          </table:table-cell>
          <table:table-cell table:number-columns-repeated="4"/>
          <table:table-cell office:value-type="float" office:value="-0.0000000829497" calcext:value-type="float">
            <text:p>-8.29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288" calcext:value-type="float">
            <text:p>-8.33E-008</text:p>
          </table:table-cell>
          <table:table-cell table:number-columns-repeated="2" office:value-type="float" office:value="-0.00000008305819" calcext:value-type="float">
            <text:p>-8.31E-008</text:p>
          </table:table-cell>
          <table:table-cell office:value-type="float" office:value="-0.00000008388464" calcext:value-type="float">
            <text:p>-8.39E-008</text:p>
          </table:table-cell>
          <table:table-cell office:value-type="float" office:value="-0.00000008296769" calcext:value-type="float">
            <text:p>-8.30E-008</text:p>
          </table:table-cell>
          <table:table-cell office:value-type="float" office:value="-0.00000008390785" calcext:value-type="float">
            <text:p>-8.39E-008</text:p>
          </table:table-cell>
          <table:table-cell table:number-columns-repeated="4"/>
          <table:table-cell office:value-type="float" office:value="-0.00000008235243" calcext:value-type="float">
            <text:p>-8.24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94611" calcext:value-type="float">
            <text:p>-8.39E-008</text:p>
          </table:table-cell>
          <table:table-cell table:number-columns-repeated="2" office:value-type="float" office:value="-0.00000008257187" calcext:value-type="float">
            <text:p>-8.26E-008</text:p>
          </table:table-cell>
          <table:table-cell office:value-type="float" office:value="-0.00000008346935" calcext:value-type="float">
            <text:p>-8.35E-008</text:p>
          </table:table-cell>
          <table:table-cell office:value-type="float" office:value="-0.00000008340114" calcext:value-type="float">
            <text:p>-8.34E-008</text:p>
          </table:table-cell>
          <table:table-cell office:value-type="float" office:value="-0.0000000833134" calcext:value-type="float">
            <text:p>-8.33E-008</text:p>
          </table:table-cell>
          <table:table-cell table:number-columns-repeated="4"/>
          <table:table-cell office:value-type="float" office:value="-0.00000008144461" calcext:value-type="float">
            <text:p>-8.14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81147" calcext:value-type="float">
            <text:p>-8.38E-008</text:p>
          </table:table-cell>
          <table:table-cell table:number-columns-repeated="2" office:value-type="float" office:value="-0.00000008400897" calcext:value-type="float">
            <text:p>-8.40E-008</text:p>
          </table:table-cell>
          <table:table-cell office:value-type="float" office:value="-0.00000008311738" calcext:value-type="float">
            <text:p>-8.31E-008</text:p>
          </table:table-cell>
          <table:table-cell office:value-type="float" office:value="-0.00000008278275" calcext:value-type="float">
            <text:p>-8.28E-008</text:p>
          </table:table-cell>
          <table:table-cell office:value-type="float" office:value="-0.00000008460987" calcext:value-type="float">
            <text:p>-8.46E-008</text:p>
          </table:table-cell>
          <table:table-cell table:number-columns-repeated="4"/>
          <table:table-cell office:value-type="float" office:value="-0.00000008311174" calcext:value-type="float">
            <text:p>-8.31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266316" calcext:value-type="float">
            <text:p>-8.27E-008</text:p>
          </table:table-cell>
          <table:table-cell table:number-columns-repeated="2" office:value-type="float" office:value="-0.0000000837128" calcext:value-type="float">
            <text:p>-8.37E-008</text:p>
          </table:table-cell>
          <table:table-cell office:value-type="float" office:value="-0.00000008379346" calcext:value-type="float">
            <text:p>-8.38E-008</text:p>
          </table:table-cell>
          <table:table-cell office:value-type="float" office:value="-0.00000008223341" calcext:value-type="float">
            <text:p>-8.22E-008</text:p>
          </table:table-cell>
          <table:table-cell office:value-type="float" office:value="-0.00000008302607" calcext:value-type="float">
            <text:p>-8.30E-008</text:p>
          </table:table-cell>
          <table:table-cell table:number-columns-repeated="4"/>
          <table:table-cell office:value-type="float" office:value="-0.00000008389798" calcext:value-type="float">
            <text:p>-8.39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66408" calcext:value-type="float">
            <text:p>-8.37E-008</text:p>
          </table:table-cell>
          <table:table-cell table:number-columns-repeated="2" office:value-type="float" office:value="-0.00000008332469" calcext:value-type="float">
            <text:p>-8.33E-008</text:p>
          </table:table-cell>
          <table:table-cell office:value-type="float" office:value="-0.0000000854108" calcext:value-type="float">
            <text:p>-8.54E-008</text:p>
          </table:table-cell>
          <table:table-cell office:value-type="float" office:value="-0.00000008204844" calcext:value-type="float">
            <text:p>-8.20E-008</text:p>
          </table:table-cell>
          <table:table-cell office:value-type="float" office:value="-0.00000008354299" calcext:value-type="float">
            <text:p>-8.35E-008</text:p>
          </table:table-cell>
          <table:table-cell table:number-columns-repeated="4"/>
          <table:table-cell office:value-type="float" office:value="-0.00000008351605" calcext:value-type="float">
            <text:p>-8.35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7134" calcext:value-type="float">
            <text:p>-8.37E-008</text:p>
          </table:table-cell>
          <table:table-cell table:number-columns-repeated="2" office:value-type="float" office:value="-0.00000008451635" calcext:value-type="float">
            <text:p>-8.45E-008</text:p>
          </table:table-cell>
          <table:table-cell office:value-type="float" office:value="-0.00000008434649" calcext:value-type="float">
            <text:p>-8.43E-008</text:p>
          </table:table-cell>
          <table:table-cell office:value-type="float" office:value="-0.00000008271798" calcext:value-type="float">
            <text:p>-8.27E-008</text:p>
          </table:table-cell>
          <table:table-cell office:value-type="float" office:value="-0.00000008355003" calcext:value-type="float">
            <text:p>-8.36E-008</text:p>
          </table:table-cell>
          <table:table-cell table:number-columns-repeated="4"/>
          <table:table-cell office:value-type="float" office:value="-0.00000008176232" calcext:value-type="float">
            <text:p>-8.18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60092" calcext:value-type="float">
            <text:p>-8.36E-008</text:p>
          </table:table-cell>
          <table:table-cell table:number-columns-repeated="2" office:value-type="float" office:value="-0.00000008374175" calcext:value-type="float">
            <text:p>-8.37E-008</text:p>
          </table:table-cell>
          <table:table-cell office:value-type="float" office:value="-0.00000008345687" calcext:value-type="float">
            <text:p>-8.35E-008</text:p>
          </table:table-cell>
          <table:table-cell office:value-type="float" office:value="-0.00000008361108" calcext:value-type="float">
            <text:p>-8.36E-008</text:p>
          </table:table-cell>
          <table:table-cell office:value-type="float" office:value="-0.00000008399759" calcext:value-type="float">
            <text:p>-8.40E-008</text:p>
          </table:table-cell>
          <table:table-cell table:number-columns-repeated="4"/>
          <table:table-cell office:value-type="float" office:value="-0.00000008291546" calcext:value-type="float">
            <text:p>-8.29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61544" calcext:value-type="float">
            <text:p>-8.36E-008</text:p>
          </table:table-cell>
          <table:table-cell table:number-columns-repeated="2" office:value-type="float" office:value="-0.00000008179892" calcext:value-type="float">
            <text:p>-8.18E-008</text:p>
          </table:table-cell>
          <table:table-cell office:value-type="float" office:value="-0.00000008297334" calcext:value-type="float">
            <text:p>-8.30E-008</text:p>
          </table:table-cell>
          <table:table-cell office:value-type="float" office:value="-0.00000008356685" calcext:value-type="float">
            <text:p>-8.36E-008</text:p>
          </table:table-cell>
          <table:table-cell office:value-type="float" office:value="-0.00000008296136" calcext:value-type="float">
            <text:p>-8.30E-008</text:p>
          </table:table-cell>
          <table:table-cell table:number-columns-repeated="4"/>
          <table:table-cell office:value-type="float" office:value="-0.00000008297715" calcext:value-type="float">
            <text:p>-8.30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224853" calcext:value-type="float">
            <text:p>-8.22E-008</text:p>
          </table:table-cell>
          <table:table-cell table:number-columns-repeated="2" office:value-type="float" office:value="-0.00000008395511" calcext:value-type="float">
            <text:p>-8.40E-008</text:p>
          </table:table-cell>
          <table:table-cell office:value-type="float" office:value="-0.00000008448733" calcext:value-type="float">
            <text:p>-8.45E-008</text:p>
          </table:table-cell>
          <table:table-cell office:value-type="float" office:value="-0.00000008358521" calcext:value-type="float">
            <text:p>-8.36E-008</text:p>
          </table:table-cell>
          <table:table-cell office:value-type="float" office:value="-0.00000008230973" calcext:value-type="float">
            <text:p>-8.23E-008</text:p>
          </table:table-cell>
          <table:table-cell table:number-columns-repeated="4"/>
          <table:table-cell office:value-type="float" office:value="-0.00000008316238" calcext:value-type="float">
            <text:p>-8.32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48448" calcext:value-type="float">
            <text:p>-8.35E-008</text:p>
          </table:table-cell>
          <table:table-cell table:number-columns-repeated="2" office:value-type="float" office:value="-0.0000000830759" calcext:value-type="float">
            <text:p>-8.31E-008</text:p>
          </table:table-cell>
          <table:table-cell office:value-type="float" office:value="-0.00000008392612" calcext:value-type="float">
            <text:p>-8.39E-008</text:p>
          </table:table-cell>
          <table:table-cell office:value-type="float" office:value="-0.00000008425279" calcext:value-type="float">
            <text:p>-8.43E-008</text:p>
          </table:table-cell>
          <table:table-cell office:value-type="float" office:value="-0.00000008424841" calcext:value-type="float">
            <text:p>-8.42E-008</text:p>
          </table:table-cell>
          <table:table-cell table:number-columns-repeated="4"/>
          <table:table-cell office:value-type="float" office:value="-0.00000008293375" calcext:value-type="float">
            <text:p>-8.29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458694" calcext:value-type="float">
            <text:p>-8.46E-008</text:p>
          </table:table-cell>
          <table:table-cell table:number-columns-repeated="2" office:value-type="float" office:value="-0.00000008309097" calcext:value-type="float">
            <text:p>-8.31E-008</text:p>
          </table:table-cell>
          <table:table-cell office:value-type="float" office:value="-0.00000008438133" calcext:value-type="float">
            <text:p>-8.44E-008</text:p>
          </table:table-cell>
          <table:table-cell office:value-type="float" office:value="-0.00000008261154" calcext:value-type="float">
            <text:p>-8.26E-008</text:p>
          </table:table-cell>
          <table:table-cell office:value-type="float" office:value="-0.00000008332643" calcext:value-type="float">
            <text:p>-8.33E-008</text:p>
          </table:table-cell>
          <table:table-cell table:number-columns-repeated="4"/>
          <table:table-cell office:value-type="float" office:value="-0.00000008241774" calcext:value-type="float">
            <text:p>-8.24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32137" calcext:value-type="float">
            <text:p>-8.33E-008</text:p>
          </table:table-cell>
          <table:table-cell table:number-columns-repeated="2" office:value-type="float" office:value="-0.00000008226332" calcext:value-type="float">
            <text:p>-8.23E-008</text:p>
          </table:table-cell>
          <table:table-cell office:value-type="float" office:value="-0.00000008392333" calcext:value-type="float">
            <text:p>-8.39E-008</text:p>
          </table:table-cell>
          <table:table-cell office:value-type="float" office:value="-0.00000008305768" calcext:value-type="float">
            <text:p>-8.31E-008</text:p>
          </table:table-cell>
          <table:table-cell office:value-type="float" office:value="-0.00000008237996" calcext:value-type="float">
            <text:p>-8.24E-008</text:p>
          </table:table-cell>
          <table:table-cell table:number-columns-repeated="4"/>
          <table:table-cell office:value-type="float" office:value="-0.00000008342268" calcext:value-type="float">
            <text:p>-8.34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463945" calcext:value-type="float">
            <text:p>-8.46E-008</text:p>
          </table:table-cell>
          <table:table-cell table:number-columns-repeated="2" office:value-type="float" office:value="-0.00000008256722" calcext:value-type="float">
            <text:p>-8.26E-008</text:p>
          </table:table-cell>
          <table:table-cell office:value-type="float" office:value="-0.00000008357786" calcext:value-type="float">
            <text:p>-8.36E-008</text:p>
          </table:table-cell>
          <table:table-cell office:value-type="float" office:value="-0.00000008318345" calcext:value-type="float">
            <text:p>-8.32E-008</text:p>
          </table:table-cell>
          <table:table-cell office:value-type="float" office:value="-0.00000008371813" calcext:value-type="float">
            <text:p>-8.37E-008</text:p>
          </table:table-cell>
          <table:table-cell table:number-columns-repeated="4"/>
          <table:table-cell office:value-type="float" office:value="-0.00000008345121" calcext:value-type="float">
            <text:p>-8.35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410431" calcext:value-type="float">
            <text:p>-8.41E-008</text:p>
          </table:table-cell>
          <table:table-cell table:number-columns-repeated="2" office:value-type="float" office:value="-0.00000008423974" calcext:value-type="float">
            <text:p>-8.42E-008</text:p>
          </table:table-cell>
          <table:table-cell office:value-type="float" office:value="-0.00000008223579" calcext:value-type="float">
            <text:p>-8.22E-008</text:p>
          </table:table-cell>
          <table:table-cell office:value-type="float" office:value="-0.00000008332622" calcext:value-type="float">
            <text:p>-8.33E-008</text:p>
          </table:table-cell>
          <table:table-cell office:value-type="float" office:value="-0.00000008240351" calcext:value-type="float">
            <text:p>-8.24E-008</text:p>
          </table:table-cell>
          <table:table-cell table:number-columns-repeated="4"/>
          <table:table-cell office:value-type="float" office:value="-0.00000008237514" calcext:value-type="float">
            <text:p>-8.24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43521" calcext:value-type="float">
            <text:p>-8.34E-008</text:p>
          </table:table-cell>
          <table:table-cell table:number-columns-repeated="2" office:value-type="float" office:value="-0.00000008416458" calcext:value-type="float">
            <text:p>-8.42E-008</text:p>
          </table:table-cell>
          <table:table-cell office:value-type="float" office:value="-0.00000008291578" calcext:value-type="float">
            <text:p>-8.29E-008</text:p>
          </table:table-cell>
          <table:table-cell office:value-type="float" office:value="-0.00000008249174" calcext:value-type="float">
            <text:p>-8.25E-008</text:p>
          </table:table-cell>
          <table:table-cell office:value-type="float" office:value="-0.00000008400838" calcext:value-type="float">
            <text:p>-8.40E-008</text:p>
          </table:table-cell>
          <table:table-cell table:number-columns-repeated="4"/>
          <table:table-cell office:value-type="float" office:value="-0.00000008409536" calcext:value-type="float">
            <text:p>-8.41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432506" calcext:value-type="float">
            <text:p>-8.43E-008</text:p>
          </table:table-cell>
          <table:table-cell table:number-columns-repeated="2" office:value-type="float" office:value="-0.00000008400225" calcext:value-type="float">
            <text:p>-8.40E-008</text:p>
          </table:table-cell>
          <table:table-cell office:value-type="float" office:value="-0.00000008294496" calcext:value-type="float">
            <text:p>-8.29E-008</text:p>
          </table:table-cell>
          <table:table-cell office:value-type="float" office:value="-0.00000008302418" calcext:value-type="float">
            <text:p>-8.30E-008</text:p>
          </table:table-cell>
          <table:table-cell office:value-type="float" office:value="-0.0000000828141" calcext:value-type="float">
            <text:p>-8.28E-008</text:p>
          </table:table-cell>
          <table:table-cell table:number-columns-repeated="4"/>
          <table:table-cell office:value-type="float" office:value="-0.00000008330186" calcext:value-type="float">
            <text:p>-8.33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-0.00000008335358" calcext:value-type="float">
            <text:p>-8.34E-008</text:p>
          </table:table-cell>
          <table:table-cell table:number-columns-repeated="2" office:value-type="float" office:value="-0.00000008424904" calcext:value-type="float">
            <text:p>-8.42E-008</text:p>
          </table:table-cell>
          <table:table-cell office:value-type="float" office:value="-0.00000008219843" calcext:value-type="float">
            <text:p>-8.22E-008</text:p>
          </table:table-cell>
          <table:table-cell office:value-type="float" office:value="-0.0000000833171" calcext:value-type="float">
            <text:p>-8.33E-008</text:p>
          </table:table-cell>
          <table:table-cell office:value-type="float" office:value="-0.000000083731" calcext:value-type="float">
            <text:p>-8.37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office:value-type="float" office:value="-0.00000008320323" calcext:value-type="float">
            <text:p>-8.32E-008</text:p>
          </table:table-cell>
          <table:table-cell table:number-columns-repeated="2" office:value-type="float" office:value="-0.00000008416006" calcext:value-type="float">
            <text:p>-8.42E-008</text:p>
          </table:table-cell>
          <table:table-cell office:value-type="float" office:value="-0.00000008335845" calcext:value-type="float">
            <text:p>-8.34E-008</text:p>
          </table:table-cell>
          <table:table-cell office:value-type="float" office:value="-0.00000008330455" calcext:value-type="float">
            <text:p>-8.33E-008</text:p>
          </table:table-cell>
          <table:table-cell office:value-type="float" office:value="-0.00000008367433" calcext:value-type="float">
            <text:p>-8.37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table:style-name="Default" table:number-columns-repeated="5"/>
          <table:table-cell office:value-type="float" office:value="-0.00000008278485" calcext:value-type="float">
            <text:p>-8.28E-008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</table:table>
      <table:table table:name="Sheet14" table:style-name="ta1">
        <table:table-column table:style-name="co1" table:number-columns-repeated="6" table:default-cell-style-name="ce12"/>
        <table:table-column table:style-name="co1" table:number-columns-repeated="4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column table:style-name="co1" table:number-columns-repeated="3" table:default-cell-style-name="ce12"/>
        <table:table-column table:style-name="co1" table:number-columns-repeated="12" table:default-cell-style-name="Default"/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7" table:number-rows-spanned="2">
            <text:p>TEST 4</text:p>
          </table:table-cell>
          <table:covered-table-cell table:style-name="ce1"/>
          <table:covered-table-cell table:number-columns-repeated="4" table:style-name="Default"/>
          <table:covered-table-cell table:number-columns-repeated="4"/>
          <table:covered-table-cell table:style-name="ce1"/>
          <table:covered-table-cell table:style-name="Default"/>
          <table:covered-table-cell/>
          <table:covered-table-cell table:number-columns-repeated="3" table:style-name="Default"/>
          <table:covered-table-cell table:number-columns-repeated="3"/>
          <table:covered-table-cell table:style-name="ce1"/>
          <table:covered-table-cell table:number-columns-repeated="7"/>
          <table:table-cell/>
        </table:table-row>
        <table:table-row table:style-name="ro1">
          <table:covered-table-cell table:number-columns-repeated="2" table:style-name="ce1"/>
          <table:covered-table-cell table:number-columns-repeated="4" table:style-name="Default"/>
          <table:covered-table-cell table:number-columns-repeated="4"/>
          <table:covered-table-cell table:style-name="ce1"/>
          <table:covered-table-cell table:style-name="Default"/>
          <table:covered-table-cell/>
          <table:covered-table-cell table:number-columns-repeated="3" table:style-name="Default"/>
          <table:covered-table-cell table:number-columns-repeated="3"/>
          <table:covered-table-cell table:style-name="ce1"/>
          <table:covered-table-cell table:number-columns-repeated="7"/>
          <table:table-cell/>
        </table:table-row>
        <table:table-row table:style-name="ro1">
          <table:table-cell table:style-name="ce1" table:number-columns-repeated="2"/>
          <table:table-cell table:style-name="Default" table:number-columns-repeated="4"/>
          <table:table-cell table:number-columns-repeated="4"/>
          <table:table-cell table:style-name="ce1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Bottom coll and top collimator, RT, filter bottom, position 1 lamp, 2.7V</text:p>
          </table:table-cell>
          <table:covered-table-cell table:style-name="ce1"/>
          <table:covered-table-cell table:number-columns-repeated="4" table:style-name="Default"/>
          <table:covered-table-cell table:number-columns-repeated="4"/>
          <table:table-cell table:style-name="ce1" office:value-type="string" calcext:value-type="string" table:number-columns-spanned="9" table:number-rows-spanned="1">
            <text:p>Bottom coll and top collimator, RT, filter bottom, position 2 lamp, 2.7V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3"/>
          <table:table-cell table:style-name="ce1" office:value-type="string" calcext:value-type="string" table:number-columns-spanned="9" table:number-rows-spanned="1">
            <text:p>Bottom coll and top collimator, RT, filter bottom, position 3 lamp, 2.7V</text:p>
          </table:table-cell>
          <table:covered-table-cell table:number-columns-repeated="8"/>
        </table:table-row>
        <table:table-row table:style-name="ro1">
          <table:table-cell table:style-name="Default" table:number-columns-repeated="3"/>
          <table:table-cell table:style-name="ce5" office:value-type="string" calcext:value-type="string" table:number-columns-spanned="3" table:number-rows-spanned="1">
            <text:p>PMT, <text:s/>pos1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Bottom, 51.8V, pos1</text:p>
          </table:table-cell>
          <table:covered-table-cell table:style-name="ce5"/>
          <table:covered-table-cell/>
          <table:table-cell/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PMT, pos2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Bottom, 51.8V, pos2</text:p>
          </table:table-cell>
          <table:covered-table-cell table:style-name="ce5"/>
          <table:covered-table-cell/>
          <table:table-cell table:number-columns-repeated="3"/>
          <table:table-cell table:style-name="ce5" office:value-type="string" calcext:value-type="string" table:number-columns-spanned="3" table:number-rows-spanned="1">
            <text:p>PMT, pos3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, 51.8V, pos3</text:p>
          </table:table-cell>
          <table:covered-table-cell table:style-name="ce5"/>
          <table:covered-table-cell/>
          <table:table-cell/>
        </table:table-row>
        <table:table-row table:style-name="ro1">
          <table:table-cell table:style-name="Default" office:value-type="string" calcext:value-type="string">
            <text:p>files' number</text:p>
          </table:table-cell>
          <table:table-cell table:style-name="Default"/>
          <table:table-cell table:style-name="Default" office:value-type="string" calcext:value-type="string">
            <text:p>time (s)</text:p>
          </table:table-cell>
          <table:table-cell table:style-name="Default" office:value-type="string" calcext:value-type="string">
            <text:p>Light Region</text:p>
          </table:table-cell>
          <table:table-cell table:style-name="Default" office:value-type="string" calcext:value-type="string">
            <text:p>Dark Region</text:p>
          </table:table-cell>
          <table:table-cell table:style-name="Default"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style-name="ce11" office:value-type="string" calcext:value-type="string">
            <text:p>lamp position (mm)</text:p>
          </table:table-cell>
          <table:table-cell table:style-name="Default" office:value-type="string" calcext:value-type="string">
            <text:p>files' number</text:p>
          </table:table-cell>
          <table:table-cell table:style-name="Default"/>
          <table:table-cell office:value-type="string" calcext:value-type="string">
            <text:p>Light Region</text:p>
          </table:table-cell>
          <table:table-cell table:style-name="Default" office:value-type="string" calcext:value-type="string">
            <text:p>Dark Region</text:p>
          </table:table-cell>
          <table:table-cell table:style-name="Default" office:value-type="string" calcext:value-type="string">
            <text:p>&lt;PE&gt;</text:p>
          </table:table-cell>
          <table:table-cell table:style-name="Default"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s' number</text:p>
          </table:table-cell>
          <table:table-cell/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</table:table-row>
        <table:table-row table:style-name="ro1">
          <table:table-cell table:style-name="Default" office:value-type="float" office:value="1967" calcext:value-type="float">
            <text:p>19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975" calcext:value-type="float">
            <text:p>14975</text:p>
          </table:table-cell>
          <table:table-cell table:style-name="Default" office:value-type="float" office:value="14963" calcext:value-type="float">
            <text:p>14963</text:p>
          </table:table-cell>
          <table:table-cell table:style-name="Default" table:formula="of:=LN([.E8]/[.D8])" office:value-type="float" office:value="-0.000801656800230701" calcext:value-type="float">
            <text:p>-0.0008016568</text:p>
          </table:table-cell>
          <table:table-cell table:number-columns-repeated="2"/>
          <table:table-cell table:formula="of:=LN([.H8]/[.G8])" office:value-type="string" office:string-value="" calcext:value-type="error">
            <text:p>#DIV/0!</text:p>
          </table:table-cell>
          <table:table-cell/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4978" calcext:value-type="float">
            <text:p>14978</text:p>
          </table:table-cell>
          <table:table-cell table:style-name="Default" office:value-type="float" office:value="14985" calcext:value-type="float">
            <text:p>14985</text:p>
          </table:table-cell>
          <table:table-cell table:style-name="Default" table:formula="of:=LN([.N8]/[.M8])" office:value-type="float" office:value="0.000467242941451083" calcext:value-type="float">
            <text:p>0.0004672429</text:p>
          </table:table-cell>
          <table:table-cell table:style-name="Default"/>
          <table:table-cell table:number-columns-repeated="3"/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14972" calcext:value-type="float">
            <text:p>14972</text:p>
          </table:table-cell>
          <table:table-cell office:value-type="float" office:value="14982" calcext:value-type="float">
            <text:p>14982</text:p>
          </table:table-cell>
          <table:table-cell table:formula="of:=LN([.W8]/[.V8])" office:value-type="float" office:value="0.000667690483508686" calcext:value-type="float">
            <text:p>0.0006676905</text:p>
          </table:table-cell>
          <table:table-cell table:number-columns-repeated="4"/>
        </table:table-row>
        <table:table-row table:style-name="ro1">
          <table:table-cell table:style-name="Default" office:value-type="float" office:value="1968" calcext:value-type="float">
            <text:p>196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4970" calcext:value-type="float">
            <text:p>14970</text:p>
          </table:table-cell>
          <table:table-cell table:style-name="Default" office:value-type="float" office:value="14973" calcext:value-type="float">
            <text:p>14973</text:p>
          </table:table-cell>
          <table:table-cell table:style-name="Default" table:formula="of:=LN([.E9]/[.D9])" office:value-type="float" office:value="0.000200380724044904" calcext:value-type="float">
            <text:p>0.0002003807</text:p>
          </table:table-cell>
          <table:table-cell table:number-columns-repeated="2"/>
          <table:table-cell table:formula="of:=LN([.H9]/[.G9])" office:value-type="string" office:string-value="" calcext:value-type="error">
            <text:p>#DIV/0!</text:p>
          </table:table-cell>
          <table:table-cell/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 office:value-type="float" office:value="1969" calcext:value-type="float">
            <text:p>196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4972" calcext:value-type="float">
            <text:p>14972</text:p>
          </table:table-cell>
          <table:table-cell table:style-name="Default" office:value-type="float" office:value="14978" calcext:value-type="float">
            <text:p>14978</text:p>
          </table:table-cell>
          <table:table-cell table:style-name="Default" table:formula="of:=LN([.E10]/[.D10])" office:value-type="float" office:value="0.000400667784992797" calcext:value-type="float">
            <text:p>0.0004006678</text:p>
          </table:table-cell>
          <table:table-cell table:number-columns-repeated="2"/>
          <table:table-cell table:formula="of:=LN([.H10]/[.G10])" office:value-type="string" office:string-value="" calcext:value-type="error">
            <text:p>#DIV/0!</text:p>
          </table:table-cell>
          <table:table-cell/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Default" office:value-type="float" office:value="1970" calcext:value-type="float">
            <text:p>197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973" calcext:value-type="float">
            <text:p>14973</text:p>
          </table:table-cell>
          <table:table-cell table:style-name="Default" office:value-type="float" office:value="14968" calcext:value-type="float">
            <text:p>14968</text:p>
          </table:table-cell>
          <table:table-cell table:style-name="Default" table:formula="of:=LN([.E11]/[.D11])" office:value-type="float" office:value="-0.000333990183793396" calcext:value-type="float">
            <text:p>-0.0003339902</text:p>
          </table:table-cell>
          <table:table-cell table:number-columns-repeated="2"/>
          <table:table-cell table:formula="of:=LN([.H11]/[.G11])" office:value-type="string" office:string-value="" calcext:value-type="error">
            <text:p>#DIV/0!</text:p>
          </table:table-cell>
          <table:table-cell/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Default" office:value-type="float" office:value="1971" calcext:value-type="float">
            <text:p>197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4973" calcext:value-type="float">
            <text:p>14973</text:p>
          </table:table-cell>
          <table:table-cell table:style-name="Default" table:formula="of:=LN([.E12]/[.D12])" office:value-type="float" office:value="0" calcext:value-type="float">
            <text:p>0</text:p>
          </table:table-cell>
          <table:table-cell table:number-columns-repeated="2"/>
          <table:table-cell table:formula="of:=LN([.H12]/[.G12])" office:value-type="string" office:string-value="" calcext:value-type="error">
            <text:p>#DIV/0!</text:p>
          </table:table-cell>
          <table:table-cell/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office:value-type="float" office:value="1972" calcext:value-type="float">
            <text:p>19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974" calcext:value-type="float">
            <text:p>14974</text:p>
          </table:table-cell>
          <table:table-cell table:style-name="Default" office:value-type="float" office:value="14972" calcext:value-type="float">
            <text:p>14972</text:p>
          </table:table-cell>
          <table:table-cell table:style-name="Default" table:formula="of:=LN([.E13]/[.D13])" office:value-type="float" office:value="-0.000133573766310904" calcext:value-type="float">
            <text:p>-0.0001335738</text:p>
          </table:table-cell>
          <table:table-cell table:number-columns-repeated="2"/>
          <table:table-cell table:formula="of:=LN([.H13]/[.G13])" office:value-type="string" office:string-value="" calcext:value-type="error">
            <text:p>#DIV/0!</text:p>
          </table:table-cell>
          <table:table-cell/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 office:value-type="float" office:value="1973" calcext:value-type="float">
            <text:p>197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4970" calcext:value-type="float">
            <text:p>14970</text:p>
          </table:table-cell>
          <table:table-cell table:style-name="Default" office:value-type="float" office:value="14964" calcext:value-type="float">
            <text:p>14964</text:p>
          </table:table-cell>
          <table:table-cell table:style-name="Default" table:formula="of:=LN([.E14]/[.D14])" office:value-type="float" office:value="-0.000400881945637302" calcext:value-type="float">
            <text:p>-0.0004008819</text:p>
          </table:table-cell>
          <table:table-cell table:number-columns-repeated="2"/>
          <table:table-cell table:formula="of:=LN([.H14]/[.G14])" office:value-type="string" office:string-value="" calcext:value-type="error">
            <text:p>#DIV/0!</text:p>
          </table:table-cell>
          <table:table-cell/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Default" office:value-type="float" office:value="1974" calcext:value-type="float">
            <text:p>197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14971" calcext:value-type="float">
            <text:p>14971</text:p>
          </table:table-cell>
          <table:table-cell table:style-name="Default" table:formula="of:=LN([.E15]/[.D15])" office:value-type="float" office:value="0" calcext:value-type="float">
            <text:p>0</text:p>
          </table:table-cell>
          <table:table-cell table:number-columns-repeated="2"/>
          <table:table-cell table:formula="of:=LN([.H15]/[.G15])" office:value-type="string" office:string-value="" calcext:value-type="error">
            <text:p>#DIV/0!</text:p>
          </table:table-cell>
          <table:table-cell/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Default" office:value-type="float" office:value="1975" calcext:value-type="float">
            <text:p>197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4967" calcext:value-type="float">
            <text:p>14967</text:p>
          </table:table-cell>
          <table:table-cell table:style-name="Default" office:value-type="float" office:value="14971" calcext:value-type="float">
            <text:p>14971</text:p>
          </table:table-cell>
          <table:table-cell table:style-name="Default" table:formula="of:=LN([.E16]/[.D16])" office:value-type="float" office:value="0.000267218920689456" calcext:value-type="float">
            <text:p>0.0002672189</text:p>
          </table:table-cell>
          <table:table-cell table:number-columns-repeated="2"/>
          <table:table-cell table:formula="of:=LN([.H16]/[.G16])" office:value-type="string" office:string-value="" calcext:value-type="error">
            <text:p>#DIV/0!</text:p>
          </table:table-cell>
          <table:table-cell/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Default" office:value-type="float" office:value="1976" calcext:value-type="float">
            <text:p>197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style-name="Default" table:formula="of:=LN([.E17]/[.D17])" office:value-type="string" office:string-value="" calcext:value-type="error">
            <text:p>#DIV/0!</text:p>
          </table:table-cell>
          <table:table-cell table:number-columns-repeated="2"/>
          <table:table-cell table:formula="of:=LN([.H17]/[.G17])" office:value-type="string" office:string-value="" calcext:value-type="error">
            <text:p>#DIV/0!</text:p>
          </table:table-cell>
          <table:table-cell/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Default" office:value-type="float" office:value="1977" calcext:value-type="float">
            <text:p>197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style-name="Default" table:formula="of:=LN([.E18]/[.D18])" office:value-type="string" office:string-value="" calcext:value-type="error">
            <text:p>#DIV/0!</text:p>
          </table:table-cell>
          <table:table-cell table:number-columns-repeated="2"/>
          <table:table-cell table:formula="of:=LN([.H18]/[.G18])" office:value-type="string" office:string-value="" calcext:value-type="error">
            <text:p>#DIV/0!</text:p>
          </table:table-cell>
          <table:table-cell/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Default" office:value-type="float" office:value="1978" calcext:value-type="float">
            <text:p>197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style-name="Default" table:formula="of:=LN([.E19]/[.D19])" office:value-type="string" office:string-value="" calcext:value-type="error">
            <text:p>#DIV/0!</text:p>
          </table:table-cell>
          <table:table-cell table:number-columns-repeated="2"/>
          <table:table-cell table:formula="of:=LN([.H19]/[.G19])" office:value-type="string" office:string-value="" calcext:value-type="error">
            <text:p>#DIV/0!</text:p>
          </table:table-cell>
          <table:table-cell/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Default" office:value-type="float" office:value="1979" calcext:value-type="float">
            <text:p>197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 table:style-name="Default" table:formula="of:=LN([.E20]/[.D20])" office:value-type="string" office:string-value="" calcext:value-type="error">
            <text:p>#DIV/0!</text:p>
          </table:table-cell>
          <table:table-cell table:number-columns-repeated="2"/>
          <table:table-cell table:formula="of:=LN([.H20]/[.G20])" office:value-type="string" office:string-value="" calcext:value-type="error">
            <text:p>#DIV/0!</text:p>
          </table:table-cell>
          <table:table-cell/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table:number-columns-repeated="2"/>
          <table:table-cell table:style-name="Default" table:formula="of:=LN([.E21]/[.D21])" office:value-type="string" office:string-value="" calcext:value-type="error">
            <text:p>#DIV/0!</text:p>
          </table:table-cell>
          <table:table-cell table:number-columns-repeated="2"/>
          <table:table-cell table:formula="of:=LN([.H21]/[.G21])" office:value-type="string" office:string-value="" calcext:value-type="error">
            <text:p>#DIV/0!</text:p>
          </table:table-cell>
          <table:table-cell/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table:number-columns-repeated="2"/>
          <table:table-cell table:style-name="Default" table:formula="of:=LN([.E22]/[.D22])" office:value-type="string" office:string-value="" calcext:value-type="error">
            <text:p>#DIV/0!</text:p>
          </table:table-cell>
          <table:table-cell table:number-columns-repeated="2"/>
          <table:table-cell table:formula="of:=LN([.H22]/[.G22])" office:value-type="string" office:string-value="" calcext:value-type="error">
            <text:p>#DIV/0!</text:p>
          </table:table-cell>
          <table:table-cell/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Default" table:number-columns-repeated="3"/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6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7" table:number-rows-spanned="2">
            <text:p>Current top</text:p>
          </table:table-cell>
          <table:covered-table-cell table:number-columns-repeated="5" table:style-name="Default"/>
          <table:covered-table-cell/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covered-table-cell table:number-columns-repeated="6" table:style-name="Default"/>
          <table:covered-table-cell/>
          <table:table-cell table:number-columns-repeated="3"/>
          <table:table-cell table:style-name="ce13" office:value-type="string" calcext:value-type="string" table:number-columns-spanned="7" table:number-rows-spanned="2">
            <text:p>Current top</text:p>
          </table:table-cell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1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A30:.A62])" office:value-type="float" office:value="0.0000000132004684848485" calcext:value-type="float">
            <text:p>1.32E-008</text:p>
          </table:table-cell>
          <table:table-cell table:formula="of:=AVERAGE([.B30:.B61])" office:value-type="float" office:value="0.0000000132343578125" calcext:value-type="float">
            <text:p>1.32E-008</text:p>
          </table:table-cell>
          <table:table-cell table:formula="of:=AVERAGE([.C30:.C60])" office:value-type="float" office:value="0.000000013216984516129" calcext:value-type="float">
            <text:p>1.32E-008</text:p>
          </table:table-cell>
          <table:table-cell table:formula="of:=AVERAGE([.D30:.D62])" office:value-type="float" office:value="0.0000000131406193939394" calcext:value-type="float">
            <text:p>1.31E-008</text:p>
          </table:table-cell>
          <table:table-cell table:formula="of:=AVERAGE([.E30:.E61])" office:value-type="float" office:value="0.0000000132125178125" calcext:value-type="float">
            <text:p>1.32E-008</text:p>
          </table:table-cell>
          <table:table-cell table:style-name="ce12" table:formula="of:=AVERAGE([.F30:.F62])" office:value-type="float" office:value="0.0000000131231136363636" calcext:value-type="float">
            <text:p>1.31E-008</text:p>
          </table:table-cell>
          <table:table-cell table:number-columns-repeated="3"/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table-cell table:number-columns-repeated="11"/>
        </table:table-row>
        <table:table-row table:style-name="ro1">
          <table:table-cell table:style-name="Default" office:value-type="string" calcext:value-type="string">
            <text:p>std</text:p>
          </table:table-cell>
          <table:table-cell table:formula="of:=STDEV([.A30:.A62])/SQRT(COUNT([.A30:.A62]))" office:value-type="float" office:value="0.0000000000342984056279799" calcext:value-type="float">
            <text:p>3.43E-011</text:p>
          </table:table-cell>
          <table:table-cell table:formula="of:=STDEV([.B30:.B62])/SQRT(COUNT([.B30:.B62]))" office:value-type="float" office:value="0.000000000039097636382684" calcext:value-type="float">
            <text:p>3.91E-011</text:p>
          </table:table-cell>
          <table:table-cell table:formula="of:=STDEV([.C30:.C62])/SQRT(COUNT([.C30:.C62]))" office:value-type="float" office:value="0.0000000000412844159012744" calcext:value-type="float">
            <text:p>4.13E-011</text:p>
          </table:table-cell>
          <table:table-cell table:formula="of:=STDEV([.D30:.D62])/SQRT(COUNT([.D30:.D62]))" office:value-type="float" office:value="0.0000000000433925979844144" calcext:value-type="float">
            <text:p>4.34E-011</text:p>
          </table:table-cell>
          <table:table-cell table:formula="of:=STDEV([.E30:.E62])/SQRT(COUNT([.E30:.E62]))" office:value-type="float" office:value="0.000000000033407307187727" calcext:value-type="float">
            <text:p>3.34E-011</text:p>
          </table:table-cell>
          <table:table-cell table:style-name="ce12" table:formula="of:=STDEV([.F30:.F62])/SQRT(COUNT([.F30:.F62]))" office:value-type="float" office:value="0.0000000000390732333031325" calcext:value-type="float">
            <text:p>3.91E-011</text:p>
          </table:table-cell>
          <table:table-cell table:number-columns-repeated="3"/>
          <table:table-cell table:style-name="Default" office:value-type="string" calcext:value-type="string">
            <text:p>mean</text:p>
          </table:table-cell>
          <table:table-cell table:formula="of:=AVERAGE([.K31:.K63])" office:value-type="string" office:string-value="" calcext:value-type="error">
            <text:p>#DIV/0!</text:p>
          </table:table-cell>
          <table:table-cell table:style-name="ce12" table:formula="of:=AVERAGE([.L31:.L62])" office:value-type="string" office:string-value="" calcext:value-type="error">
            <text:p>#DIV/0!</text:p>
          </table:table-cell>
          <table:table-cell table:formula="of:=AVERAGE([.M31:.M61])" office:value-type="string" office:string-value="" calcext:value-type="error">
            <text:p>#DIV/0!</text:p>
          </table:table-cell>
          <table:table-cell table:formula="of:=AVERAGE([.N31:.N63])" office:value-type="string" office:string-value="" calcext:value-type="error">
            <text:p>#DIV/0!</text:p>
          </table:table-cell>
          <table:table-cell table:formula="of:=AVERAGE([.O31:.O62])" office:value-type="string" office:string-value="" calcext:value-type="error">
            <text:p>#DIV/0!</text:p>
          </table:table-cell>
          <table:table-cell table:style-name="ce12" table:formula="of:=AVERAGE([.P31:.P63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Default" office:value-type="string" calcext:value-type="string">
            <text:p>std</text:p>
          </table:table-cell>
          <table:table-cell table:formula="of:=STDEV([.K31:.K63])/SQRT(COUNT([.K31:.K63]))" office:value-type="string" office:string-value="" calcext:value-type="error">
            <text:p>#DIV/0!</text:p>
          </table:table-cell>
          <table:table-cell table:style-name="ce12" table:formula="of:=STDEV([.L31:.L63])/SQRT(COUNT([.L31:.L63]))" office:value-type="string" office:string-value="" calcext:value-type="error">
            <text:p>#DIV/0!</text:p>
          </table:table-cell>
          <table:table-cell table:formula="of:=STDEV([.M31:.M63])/SQRT(COUNT([.M31:.M63]))" office:value-type="string" office:string-value="" calcext:value-type="error">
            <text:p>#DIV/0!</text:p>
          </table:table-cell>
          <table:table-cell table:formula="of:=STDEV([.N31:.N63])/SQRT(COUNT([.N31:.N63]))" office:value-type="string" office:string-value="" calcext:value-type="error">
            <text:p>#DIV/0!</text:p>
          </table:table-cell>
          <table:table-cell table:formula="of:=STDEV([.O31:.O63])/SQRT(COUNT([.O31:.O63]))" office:value-type="string" office:string-value="" calcext:value-type="error">
            <text:p>#DIV/0!</text:p>
          </table:table-cell>
          <table:table-cell table:style-name="ce12" table:formula="of:=STDEV([.P31:.P63])/SQRT(COUNT([.P31:.P63])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office:value-type="float" office:value="0.00000001296017" calcext:value-type="float">
            <text:p>1.30E-008</text:p>
          </table:table-cell>
          <table:table-cell office:value-type="float" office:value="0.00000001350862" calcext:value-type="float">
            <text:p>1.35E-008</text:p>
          </table:table-cell>
          <table:table-cell office:value-type="float" office:value="0.00000001299414" calcext:value-type="float">
            <text:p>1.30E-008</text:p>
          </table:table-cell>
          <table:table-cell office:value-type="float" office:value="0.00000001302893" calcext:value-type="float">
            <text:p>1.30E-008</text:p>
          </table:table-cell>
          <table:table-cell office:value-type="float" office:value="0.00000001342493" calcext:value-type="float">
            <text:p>1.34E-008</text:p>
          </table:table-cell>
          <table:table-cell office:value-type="float" office:value="0.00000001361711" calcext:value-type="float">
            <text:p>1.36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01919" calcext:value-type="float">
            <text:p>1.30E-008</text:p>
          </table:table-cell>
          <table:table-cell office:value-type="float" office:value="0.00000001322652" calcext:value-type="float">
            <text:p>1.32E-008</text:p>
          </table:table-cell>
          <table:table-cell office:value-type="float" office:value="0.00000001336227" calcext:value-type="float">
            <text:p>1.34E-008</text:p>
          </table:table-cell>
          <table:table-cell office:value-type="float" office:value="0.00000001309044" calcext:value-type="float">
            <text:p>1.31E-008</text:p>
          </table:table-cell>
          <table:table-cell office:value-type="float" office:value="0.00000001319379" calcext:value-type="float">
            <text:p>1.32E-008</text:p>
          </table:table-cell>
          <table:table-cell office:value-type="float" office:value="0.00000001281976" calcext:value-type="float">
            <text:p>1.28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09237" calcext:value-type="float">
            <text:p>1.31E-008</text:p>
          </table:table-cell>
          <table:table-cell office:value-type="float" office:value="0.00000001314767" calcext:value-type="float">
            <text:p>1.31E-008</text:p>
          </table:table-cell>
          <table:table-cell office:value-type="float" office:value="0.00000001339797" calcext:value-type="float">
            <text:p>1.34E-008</text:p>
          </table:table-cell>
          <table:table-cell office:value-type="float" office:value="0.00000001311097" calcext:value-type="float">
            <text:p>1.31E-008</text:p>
          </table:table-cell>
          <table:table-cell office:value-type="float" office:value="0.00000001308461" calcext:value-type="float">
            <text:p>1.31E-008</text:p>
          </table:table-cell>
          <table:table-cell office:value-type="float" office:value="0.00000001293782" calcext:value-type="float">
            <text:p>1.29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19341" calcext:value-type="float">
            <text:p>1.32E-008</text:p>
          </table:table-cell>
          <table:table-cell office:value-type="float" office:value="0.00000001281049" calcext:value-type="float">
            <text:p>1.28E-008</text:p>
          </table:table-cell>
          <table:table-cell office:value-type="float" office:value="0.00000001303065" calcext:value-type="float">
            <text:p>1.30E-008</text:p>
          </table:table-cell>
          <table:table-cell office:value-type="float" office:value="0.00000001341863" calcext:value-type="float">
            <text:p>1.34E-008</text:p>
          </table:table-cell>
          <table:table-cell office:value-type="float" office:value="0.00000001304918" calcext:value-type="float">
            <text:p>1.30E-008</text:p>
          </table:table-cell>
          <table:table-cell office:value-type="float" office:value="0.00000001293097" calcext:value-type="float">
            <text:p>1.29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0234" calcext:value-type="float">
            <text:p>1.30E-008</text:p>
          </table:table-cell>
          <table:table-cell office:value-type="float" office:value="0.00000001326602" calcext:value-type="float">
            <text:p>1.33E-008</text:p>
          </table:table-cell>
          <table:table-cell office:value-type="float" office:value="0.00000001362" calcext:value-type="float">
            <text:p>1.36E-008</text:p>
          </table:table-cell>
          <table:table-cell office:value-type="float" office:value="0.00000001274002" calcext:value-type="float">
            <text:p>1.27E-008</text:p>
          </table:table-cell>
          <table:table-cell office:value-type="float" office:value="0.00000001307563" calcext:value-type="float">
            <text:p>1.31E-008</text:p>
          </table:table-cell>
          <table:table-cell office:value-type="float" office:value="0.00000001346138" calcext:value-type="float">
            <text:p>1.35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2338" calcext:value-type="float">
            <text:p>1.32E-008</text:p>
          </table:table-cell>
          <table:table-cell office:value-type="float" office:value="0.00000001322982" calcext:value-type="float">
            <text:p>1.32E-008</text:p>
          </table:table-cell>
          <table:table-cell office:value-type="float" office:value="0.00000001295363" calcext:value-type="float">
            <text:p>1.30E-008</text:p>
          </table:table-cell>
          <table:table-cell office:value-type="float" office:value="0.0000000131664" calcext:value-type="float">
            <text:p>1.32E-008</text:p>
          </table:table-cell>
          <table:table-cell office:value-type="float" office:value="0.00000001319265" calcext:value-type="float">
            <text:p>1.32E-008</text:p>
          </table:table-cell>
          <table:table-cell office:value-type="float" office:value="0.00000001325828" calcext:value-type="float">
            <text:p>1.33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29973" calcext:value-type="float">
            <text:p>1.33E-008</text:p>
          </table:table-cell>
          <table:table-cell office:value-type="float" office:value="0.00000001314201" calcext:value-type="float">
            <text:p>1.31E-008</text:p>
          </table:table-cell>
          <table:table-cell office:value-type="float" office:value="0.00000001295587" calcext:value-type="float">
            <text:p>1.30E-008</text:p>
          </table:table-cell>
          <table:table-cell office:value-type="float" office:value="0.0000000134641" calcext:value-type="float">
            <text:p>1.35E-008</text:p>
          </table:table-cell>
          <table:table-cell office:value-type="float" office:value="0.00000001340579" calcext:value-type="float">
            <text:p>1.34E-008</text:p>
          </table:table-cell>
          <table:table-cell office:value-type="float" office:value="0.00000001301599" calcext:value-type="float">
            <text:p>1.30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291589" calcext:value-type="float">
            <text:p>1.29E-008</text:p>
          </table:table-cell>
          <table:table-cell office:value-type="float" office:value="0.00000001349589" calcext:value-type="float">
            <text:p>1.35E-008</text:p>
          </table:table-cell>
          <table:table-cell office:value-type="float" office:value="0.00000001338916" calcext:value-type="float">
            <text:p>1.34E-008</text:p>
          </table:table-cell>
          <table:table-cell office:value-type="float" office:value="0.00000001277577" calcext:value-type="float">
            <text:p>1.28E-008</text:p>
          </table:table-cell>
          <table:table-cell office:value-type="float" office:value="0.00000001313886" calcext:value-type="float">
            <text:p>1.31E-008</text:p>
          </table:table-cell>
          <table:table-cell office:value-type="float" office:value="0.00000001323451" calcext:value-type="float">
            <text:p>1.32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51486" calcext:value-type="float">
            <text:p>1.35E-008</text:p>
          </table:table-cell>
          <table:table-cell office:value-type="float" office:value="0.00000001295344" calcext:value-type="float">
            <text:p>1.30E-008</text:p>
          </table:table-cell>
          <table:table-cell office:value-type="float" office:value="0.00000001310427" calcext:value-type="float">
            <text:p>1.31E-008</text:p>
          </table:table-cell>
          <table:table-cell office:value-type="float" office:value="0.00000001297499" calcext:value-type="float">
            <text:p>1.30E-008</text:p>
          </table:table-cell>
          <table:table-cell office:value-type="float" office:value="0.00000001314133" calcext:value-type="float">
            <text:p>1.31E-008</text:p>
          </table:table-cell>
          <table:table-cell office:value-type="float" office:value="0.00000001321575" calcext:value-type="float">
            <text:p>1.32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04965" calcext:value-type="float">
            <text:p>1.30E-008</text:p>
          </table:table-cell>
          <table:table-cell office:value-type="float" office:value="0.00000001311809" calcext:value-type="float">
            <text:p>1.31E-008</text:p>
          </table:table-cell>
          <table:table-cell office:value-type="float" office:value="0.00000001310491" calcext:value-type="float">
            <text:p>1.31E-008</text:p>
          </table:table-cell>
          <table:table-cell office:value-type="float" office:value="0.00000001313807" calcext:value-type="float">
            <text:p>1.31E-008</text:p>
          </table:table-cell>
          <table:table-cell office:value-type="float" office:value="0.00000001305607" calcext:value-type="float">
            <text:p>1.31E-008</text:p>
          </table:table-cell>
          <table:table-cell office:value-type="float" office:value="0.0000000127744" calcext:value-type="float">
            <text:p>1.28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296716" calcext:value-type="float">
            <text:p>1.30E-008</text:p>
          </table:table-cell>
          <table:table-cell office:value-type="float" office:value="0.00000001328218" calcext:value-type="float">
            <text:p>1.33E-008</text:p>
          </table:table-cell>
          <table:table-cell office:value-type="float" office:value="0.00000001356544" calcext:value-type="float">
            <text:p>1.36E-008</text:p>
          </table:table-cell>
          <table:table-cell office:value-type="float" office:value="0.00000001310842" calcext:value-type="float">
            <text:p>1.31E-008</text:p>
          </table:table-cell>
          <table:table-cell office:value-type="float" office:value="0.00000001327888" calcext:value-type="float">
            <text:p>1.33E-008</text:p>
          </table:table-cell>
          <table:table-cell office:value-type="float" office:value="0.00000001313244" calcext:value-type="float">
            <text:p>1.31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18264" calcext:value-type="float">
            <text:p>1.32E-008</text:p>
          </table:table-cell>
          <table:table-cell office:value-type="float" office:value="0.00000001293425" calcext:value-type="float">
            <text:p>1.29E-008</text:p>
          </table:table-cell>
          <table:table-cell office:value-type="float" office:value="0.00000001280367" calcext:value-type="float">
            <text:p>1.28E-008</text:p>
          </table:table-cell>
          <table:table-cell office:value-type="float" office:value="0.00000001337955" calcext:value-type="float">
            <text:p>1.34E-008</text:p>
          </table:table-cell>
          <table:table-cell office:value-type="float" office:value="0.00000001335646" calcext:value-type="float">
            <text:p>1.34E-008</text:p>
          </table:table-cell>
          <table:table-cell office:value-type="float" office:value="0.00000001286918" calcext:value-type="float">
            <text:p>1.29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0225" calcext:value-type="float">
            <text:p>1.30E-008</text:p>
          </table:table-cell>
          <table:table-cell office:value-type="float" office:value="0.00000001355747" calcext:value-type="float">
            <text:p>1.36E-008</text:p>
          </table:table-cell>
          <table:table-cell office:value-type="float" office:value="0.00000001304169" calcext:value-type="float">
            <text:p>1.30E-008</text:p>
          </table:table-cell>
          <table:table-cell office:value-type="float" office:value="0.00000001303901" calcext:value-type="float">
            <text:p>1.30E-008</text:p>
          </table:table-cell>
          <table:table-cell office:value-type="float" office:value="0.00000001323729" calcext:value-type="float">
            <text:p>1.32E-008</text:p>
          </table:table-cell>
          <table:table-cell office:value-type="float" office:value="0.00000001295321" calcext:value-type="float">
            <text:p>1.30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38196" calcext:value-type="float">
            <text:p>1.34E-008</text:p>
          </table:table-cell>
          <table:table-cell office:value-type="float" office:value="0.00000001313081" calcext:value-type="float">
            <text:p>1.31E-008</text:p>
          </table:table-cell>
          <table:table-cell office:value-type="float" office:value="0.00000001344761" calcext:value-type="float">
            <text:p>1.34E-008</text:p>
          </table:table-cell>
          <table:table-cell office:value-type="float" office:value="0.00000001307581" calcext:value-type="float">
            <text:p>1.31E-008</text:p>
          </table:table-cell>
          <table:table-cell office:value-type="float" office:value="0.0000000131584" calcext:value-type="float">
            <text:p>1.32E-008</text:p>
          </table:table-cell>
          <table:table-cell office:value-type="float" office:value="0.00000001285611" calcext:value-type="float">
            <text:p>1.29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20206" calcext:value-type="float">
            <text:p>1.32E-008</text:p>
          </table:table-cell>
          <table:table-cell office:value-type="float" office:value="0.00000001299385" calcext:value-type="float">
            <text:p>1.30E-008</text:p>
          </table:table-cell>
          <table:table-cell office:value-type="float" office:value="0.00000001299149" calcext:value-type="float">
            <text:p>1.30E-008</text:p>
          </table:table-cell>
          <table:table-cell office:value-type="float" office:value="0.00000001330813" calcext:value-type="float">
            <text:p>1.33E-008</text:p>
          </table:table-cell>
          <table:table-cell office:value-type="float" office:value="0.00000001339192" calcext:value-type="float">
            <text:p>1.34E-008</text:p>
          </table:table-cell>
          <table:table-cell office:value-type="float" office:value="0.00000001305454" calcext:value-type="float">
            <text:p>1.31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32854" calcext:value-type="float">
            <text:p>1.33E-008</text:p>
          </table:table-cell>
          <table:table-cell office:value-type="float" office:value="0.00000001336746" calcext:value-type="float">
            <text:p>1.34E-008</text:p>
          </table:table-cell>
          <table:table-cell office:value-type="float" office:value="0.0000000136018" calcext:value-type="float">
            <text:p>1.36E-008</text:p>
          </table:table-cell>
          <table:table-cell office:value-type="float" office:value="0.00000001280848" calcext:value-type="float">
            <text:p>1.28E-008</text:p>
          </table:table-cell>
          <table:table-cell office:value-type="float" office:value="0.00000001310243" calcext:value-type="float">
            <text:p>1.31E-008</text:p>
          </table:table-cell>
          <table:table-cell office:value-type="float" office:value="0.00000001327408" calcext:value-type="float">
            <text:p>1.33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0912" calcext:value-type="float">
            <text:p>1.31E-008</text:p>
          </table:table-cell>
          <table:table-cell office:value-type="float" office:value="0.00000001283453" calcext:value-type="float">
            <text:p>1.28E-008</text:p>
          </table:table-cell>
          <table:table-cell office:value-type="float" office:value="0.00000001293409" calcext:value-type="float">
            <text:p>1.29E-008</text:p>
          </table:table-cell>
          <table:table-cell office:value-type="float" office:value="0.00000001347221" calcext:value-type="float">
            <text:p>1.35E-008</text:p>
          </table:table-cell>
          <table:table-cell office:value-type="float" office:value="0.00000001327313" calcext:value-type="float">
            <text:p>1.33E-008</text:p>
          </table:table-cell>
          <table:table-cell office:value-type="float" office:value="0.00000001332789" calcext:value-type="float">
            <text:p>1.33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11086" calcext:value-type="float">
            <text:p>1.31E-008</text:p>
          </table:table-cell>
          <table:table-cell office:value-type="float" office:value="0.00000001331147" calcext:value-type="float">
            <text:p>1.33E-008</text:p>
          </table:table-cell>
          <table:table-cell office:value-type="float" office:value="0.00000001335323" calcext:value-type="float">
            <text:p>1.34E-008</text:p>
          </table:table-cell>
          <table:table-cell office:value-type="float" office:value="0.00000001313576" calcext:value-type="float">
            <text:p>1.31E-008</text:p>
          </table:table-cell>
          <table:table-cell office:value-type="float" office:value="0.00000001324891" calcext:value-type="float">
            <text:p>1.32E-008</text:p>
          </table:table-cell>
          <table:table-cell office:value-type="float" office:value="0.00000001317291" calcext:value-type="float">
            <text:p>1.32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08529" calcext:value-type="float">
            <text:p>1.31E-008</text:p>
          </table:table-cell>
          <table:table-cell office:value-type="float" office:value="0.00000001362993" calcext:value-type="float">
            <text:p>1.36E-008</text:p>
          </table:table-cell>
          <table:table-cell office:value-type="float" office:value="0.00000001299101" calcext:value-type="float">
            <text:p>1.30E-008</text:p>
          </table:table-cell>
          <table:table-cell office:value-type="float" office:value="0.00000001298091" calcext:value-type="float">
            <text:p>1.30E-008</text:p>
          </table:table-cell>
          <table:table-cell office:value-type="float" office:value="0.00000001287541" calcext:value-type="float">
            <text:p>1.29E-008</text:p>
          </table:table-cell>
          <table:table-cell office:value-type="float" office:value="0.00000001315997" calcext:value-type="float">
            <text:p>1.32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290975" calcext:value-type="float">
            <text:p>1.29E-008</text:p>
          </table:table-cell>
          <table:table-cell office:value-type="float" office:value="0.00000001307402" calcext:value-type="float">
            <text:p>1.31E-008</text:p>
          </table:table-cell>
          <table:table-cell office:value-type="float" office:value="0.00000001322216" calcext:value-type="float">
            <text:p>1.32E-008</text:p>
          </table:table-cell>
          <table:table-cell office:value-type="float" office:value="0.00000001355291" calcext:value-type="float">
            <text:p>1.36E-008</text:p>
          </table:table-cell>
          <table:table-cell office:value-type="float" office:value="0.00000001362326" calcext:value-type="float">
            <text:p>1.36E-008</text:p>
          </table:table-cell>
          <table:table-cell office:value-type="float" office:value="0.00000001307214" calcext:value-type="float">
            <text:p>1.31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32356" calcext:value-type="float">
            <text:p>1.33E-008</text:p>
          </table:table-cell>
          <table:table-cell office:value-type="float" office:value="0.00000001317901" calcext:value-type="float">
            <text:p>1.32E-008</text:p>
          </table:table-cell>
          <table:table-cell office:value-type="float" office:value="0.00000001322301" calcext:value-type="float">
            <text:p>1.32E-008</text:p>
          </table:table-cell>
          <table:table-cell office:value-type="float" office:value="0.00000001323772" calcext:value-type="float">
            <text:p>1.32E-008</text:p>
          </table:table-cell>
          <table:table-cell office:value-type="float" office:value="0.00000001312961" calcext:value-type="float">
            <text:p>1.31E-008</text:p>
          </table:table-cell>
          <table:table-cell office:value-type="float" office:value="0.00000001315503" calcext:value-type="float">
            <text:p>1.32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16009" calcext:value-type="float">
            <text:p>1.32E-008</text:p>
          </table:table-cell>
          <table:table-cell office:value-type="float" office:value="0.00000001342249" calcext:value-type="float">
            <text:p>1.34E-008</text:p>
          </table:table-cell>
          <table:table-cell office:value-type="float" office:value="0.00000001309106" calcext:value-type="float">
            <text:p>1.31E-008</text:p>
          </table:table-cell>
          <table:table-cell office:value-type="float" office:value="0.00000001279402" calcext:value-type="float">
            <text:p>1.28E-008</text:p>
          </table:table-cell>
          <table:table-cell office:value-type="float" office:value="0.00000001351585" calcext:value-type="float">
            <text:p>1.35E-008</text:p>
          </table:table-cell>
          <table:table-cell office:value-type="float" office:value="0.00000001316445" calcext:value-type="float">
            <text:p>1.32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10429" calcext:value-type="float">
            <text:p>1.31E-008</text:p>
          </table:table-cell>
          <table:table-cell office:value-type="float" office:value="0.00000001296161" calcext:value-type="float">
            <text:p>1.30E-008</text:p>
          </table:table-cell>
          <table:table-cell office:value-type="float" office:value="0.00000001322992" calcext:value-type="float">
            <text:p>1.32E-008</text:p>
          </table:table-cell>
          <table:table-cell office:value-type="float" office:value="0.00000001313904" calcext:value-type="float">
            <text:p>1.31E-008</text:p>
          </table:table-cell>
          <table:table-cell office:value-type="float" office:value="0.0000000131172" calcext:value-type="float">
            <text:p>1.31E-008</text:p>
          </table:table-cell>
          <table:table-cell office:value-type="float" office:value="0.0000000132417" calcext:value-type="float">
            <text:p>1.32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34142" calcext:value-type="float">
            <text:p>1.33E-008</text:p>
          </table:table-cell>
          <table:table-cell office:value-type="float" office:value="0.00000001300749" calcext:value-type="float">
            <text:p>1.30E-008</text:p>
          </table:table-cell>
          <table:table-cell office:value-type="float" office:value="0.00000001297568" calcext:value-type="float">
            <text:p>1.30E-008</text:p>
          </table:table-cell>
          <table:table-cell office:value-type="float" office:value="0.00000001330269" calcext:value-type="float">
            <text:p>1.33E-008</text:p>
          </table:table-cell>
          <table:table-cell office:value-type="float" office:value="0.00000001314019" calcext:value-type="float">
            <text:p>1.31E-008</text:p>
          </table:table-cell>
          <table:table-cell office:value-type="float" office:value="0.00000001273991" calcext:value-type="float">
            <text:p>1.27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43825" calcext:value-type="float">
            <text:p>1.34E-008</text:p>
          </table:table-cell>
          <table:table-cell office:value-type="float" office:value="0.00000001336362" calcext:value-type="float">
            <text:p>1.34E-008</text:p>
          </table:table-cell>
          <table:table-cell office:value-type="float" office:value="0.00000001320286" calcext:value-type="float">
            <text:p>1.32E-008</text:p>
          </table:table-cell>
          <table:table-cell office:value-type="float" office:value="0.00000001337801" calcext:value-type="float">
            <text:p>1.34E-008</text:p>
          </table:table-cell>
          <table:table-cell office:value-type="float" office:value="0.00000001304632" calcext:value-type="float">
            <text:p>1.30E-008</text:p>
          </table:table-cell>
          <table:table-cell office:value-type="float" office:value="0.00000001313943" calcext:value-type="float">
            <text:p>1.31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1006" calcext:value-type="float">
            <text:p>1.31E-008</text:p>
          </table:table-cell>
          <table:table-cell office:value-type="float" office:value="0.00000001316356" calcext:value-type="float">
            <text:p>1.32E-008</text:p>
          </table:table-cell>
          <table:table-cell office:value-type="float" office:value="0.00000001329557" calcext:value-type="float">
            <text:p>1.33E-008</text:p>
          </table:table-cell>
          <table:table-cell office:value-type="float" office:value="0.0000000133343" calcext:value-type="float">
            <text:p>1.33E-008</text:p>
          </table:table-cell>
          <table:table-cell office:value-type="float" office:value="0.00000001334045" calcext:value-type="float">
            <text:p>1.33E-008</text:p>
          </table:table-cell>
          <table:table-cell office:value-type="float" office:value="0.00000001293741" calcext:value-type="float">
            <text:p>1.29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70874" calcext:value-type="float">
            <text:p>1.37E-008</text:p>
          </table:table-cell>
          <table:table-cell office:value-type="float" office:value="0.00000001343433" calcext:value-type="float">
            <text:p>1.34E-008</text:p>
          </table:table-cell>
          <table:table-cell office:value-type="float" office:value="0.00000001328151" calcext:value-type="float">
            <text:p>1.33E-008</text:p>
          </table:table-cell>
          <table:table-cell office:value-type="float" office:value="0.00000001372809" calcext:value-type="float">
            <text:p>1.37E-008</text:p>
          </table:table-cell>
          <table:table-cell office:value-type="float" office:value="0.0000000129316" calcext:value-type="float">
            <text:p>1.29E-008</text:p>
          </table:table-cell>
          <table:table-cell office:value-type="float" office:value="0.00000001299926" calcext:value-type="float">
            <text:p>1.30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15024" calcext:value-type="float">
            <text:p>1.32E-008</text:p>
          </table:table-cell>
          <table:table-cell office:value-type="float" office:value="0.00000001367266" calcext:value-type="float">
            <text:p>1.37E-008</text:p>
          </table:table-cell>
          <table:table-cell office:value-type="float" office:value="0.00000001365414" calcext:value-type="float">
            <text:p>1.37E-008</text:p>
          </table:table-cell>
          <table:table-cell office:value-type="float" office:value="0.00000001300743" calcext:value-type="float">
            <text:p>1.30E-008</text:p>
          </table:table-cell>
          <table:table-cell office:value-type="float" office:value="0.00000001371106" calcext:value-type="float">
            <text:p>1.37E-008</text:p>
          </table:table-cell>
          <table:table-cell office:value-type="float" office:value="0.00000001335161" calcext:value-type="float">
            <text:p>1.34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61578" calcext:value-type="float">
            <text:p>1.36E-008</text:p>
          </table:table-cell>
          <table:table-cell office:value-type="float" office:value="0.00000001331528" calcext:value-type="float">
            <text:p>1.33E-008</text:p>
          </table:table-cell>
          <table:table-cell office:value-type="float" office:value="0.00000001320355" calcext:value-type="float">
            <text:p>1.32E-008</text:p>
          </table:table-cell>
          <table:table-cell office:value-type="float" office:value="0.00000001304019" calcext:value-type="float">
            <text:p>1.30E-008</text:p>
          </table:table-cell>
          <table:table-cell office:value-type="float" office:value="0.0000000132588" calcext:value-type="float">
            <text:p>1.33E-008</text:p>
          </table:table-cell>
          <table:table-cell office:value-type="float" office:value="0.00000001359134" calcext:value-type="float">
            <text:p>1.36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38238" calcext:value-type="float">
            <text:p>1.34E-008</text:p>
          </table:table-cell>
          <table:table-cell office:value-type="float" office:value="0.00000001327846" calcext:value-type="float">
            <text:p>1.33E-008</text:p>
          </table:table-cell>
          <table:table-cell office:value-type="float" office:value="0.00000001351729" calcext:value-type="float">
            <text:p>1.35E-008</text:p>
          </table:table-cell>
          <table:table-cell office:value-type="float" office:value="0.00000001307247" calcext:value-type="float">
            <text:p>1.31E-008</text:p>
          </table:table-cell>
          <table:table-cell office:value-type="float" office:value="0.00000001322719" calcext:value-type="float">
            <text:p>1.32E-008</text:p>
          </table:table-cell>
          <table:table-cell office:value-type="float" office:value="0.00000001291174" calcext:value-type="float">
            <text:p>1.29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27084" calcext:value-type="float">
            <text:p>1.33E-008</text:p>
          </table:table-cell>
          <table:table-cell office:value-type="float" office:value="0.00000001331003" calcext:value-type="float">
            <text:p>1.33E-008</text:p>
          </table:table-cell>
          <table:table-cell office:value-type="float" office:value="0.00000001318687" calcext:value-type="float">
            <text:p>1.32E-008</text:p>
          </table:table-cell>
          <table:table-cell office:value-type="float" office:value="0.00000001270351" calcext:value-type="float">
            <text:p>1.27E-008</text:p>
          </table:table-cell>
          <table:table-cell office:value-type="float" office:value="0.00000001313154" calcext:value-type="float">
            <text:p>1.31E-008</text:p>
          </table:table-cell>
          <table:table-cell office:value-type="float" office:value="0.00000001334061" calcext:value-type="float">
            <text:p>1.33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04841" calcext:value-type="float">
            <text:p>1.30E-008</text:p>
          </table:table-cell>
          <table:table-cell office:value-type="float" office:value="0.00000001337637" calcext:value-type="float">
            <text:p>1.34E-008</text:p>
          </table:table-cell>
          <table:table-cell table:style-name="Default"/>
          <table:table-cell office:value-type="float" office:value="0.00000001331482" calcext:value-type="float">
            <text:p>1.33E-008</text:p>
          </table:table-cell>
          <table:table-cell office:value-type="float" office:value="0.00000001294183" calcext:value-type="float">
            <text:p>1.29E-008</text:p>
          </table:table-cell>
          <table:table-cell office:value-type="float" office:value="0.00000001339365" calcext:value-type="float">
            <text:p>1.34E-008</text:p>
          </table:table-cell>
          <table:table-cell table:number-columns-repeated="6"/>
          <table:table-cell table:style-name="ce12"/>
          <table:table-cell table:number-columns-repeated="15"/>
        </table:table-row>
        <table:table-row table:style-name="ro1">
          <table:table-cell office:value-type="float" office:value="0.00000001338643" calcext:value-type="float">
            <text:p>1.34E-008</text:p>
          </table:table-cell>
          <table:table-cell table:style-name="Default" table:number-columns-repeated="2"/>
          <table:table-cell office:value-type="float" office:value="0.00000001281864" calcext:value-type="float">
            <text:p>1.28E-008</text:p>
          </table:table-cell>
          <table:table-cell table:style-name="Default"/>
          <table:table-cell office:value-type="float" office:value="0.00000001295817" calcext:value-type="float">
            <text:p>1.30E-008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style-name="ce14" office:value-type="string" calcext:value-type="string" table:number-columns-spanned="6" table:number-rows-spanned="2">
            <text:p>Current bottom</text:p>
          </table:table-cell>
          <table:covered-table-cell table:number-columns-repeated="2"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  <table:table-cell table:number-columns-repeated="4"/>
          <table:table-cell table:style-name="ce14" office:value-type="string" calcext:value-type="string" table:number-columns-spanned="6" table:number-rows-spanned="2">
            <text:p>Current bottom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mean </text:p>
          </table:table-cell>
          <table:table-cell table:formula="of:=AVERAGE([.A69:.A104])" office:value-type="string" office:string-value="" calcext:value-type="error">
            <text:p>#DIV/0!</text:p>
          </table:table-cell>
          <table:table-cell table:formula="of:=AVERAGE([.B69:.B104])" office:value-type="string" office:string-value="" calcext:value-type="error">
            <text:p>#DIV/0!</text:p>
          </table:table-cell>
          <table:table-cell table:formula="of:=AVERAGE([.C69:.C104])" office:value-type="string" office:string-value="" calcext:value-type="error">
            <text:p>#DIV/0!</text:p>
          </table:table-cell>
          <table:table-cell table:formula="of:=AVERAGE([.D69:.D104])" office:value-type="string" office:string-value="" calcext:value-type="error">
            <text:p>#DIV/0!</text:p>
          </table:table-cell>
          <table:table-cell table:formula="of:=AVERAGE([.E69:.E104])" office:value-type="string" office:string-value="" calcext:value-type="error">
            <text:p>#DIV/0!</text:p>
          </table:table-cell>
          <table:table-cell table:style-name="ce12" table:formula="of:=AVERAGE([.F69:.F104])" office:value-type="string" office:string-value="" calcext:value-type="error">
            <text:p>#DIV/0!</text:p>
          </table:table-cell>
          <table:table-cell table:number-columns-repeated="3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table-cell table:number-columns-repeated="12"/>
        </table:table-row>
        <table:table-row table:style-name="ro1">
          <table:table-cell table:style-name="Default" office:value-type="string" calcext:value-type="string">
            <text:p>std</text:p>
          </table:table-cell>
          <table:table-cell table:style-name="Default" table:formula="of:=STDEV([.A69:.A104])/SQRT(COUNT([.A69:.A104]))" office:value-type="string" office:string-value="" calcext:value-type="error">
            <text:p>#DIV/0!</text:p>
          </table:table-cell>
          <table:table-cell table:style-name="Default" table:formula="of:=STDEV([.B69:.B104])/SQRT(COUNT([.B69:.B104]))" office:value-type="string" office:string-value="" calcext:value-type="error">
            <text:p>#DIV/0!</text:p>
          </table:table-cell>
          <table:table-cell table:style-name="Default" table:formula="of:=STDEV([.C69:.C104])/SQRT(COUNT([.C69:.C104]))" office:value-type="string" office:string-value="" calcext:value-type="error">
            <text:p>#DIV/0!</text:p>
          </table:table-cell>
          <table:table-cell table:style-name="Default" table:formula="of:=STDEV([.D69:.D104])/SQRT(COUNT([.D69:.D104]))" office:value-type="string" office:string-value="" calcext:value-type="error">
            <text:p>#DIV/0!</text:p>
          </table:table-cell>
          <table:table-cell table:style-name="Default" table:formula="of:=STDEV([.E69:.E104])/SQRT(COUNT([.E69:.E104]))" office:value-type="string" office:string-value="" calcext:value-type="error">
            <text:p>#DIV/0!</text:p>
          </table:table-cell>
          <table:table-cell table:formula="of:=STDEV([.F69:.F104])/SQRT(COUNT([.F69:.F104])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ean </text:p>
          </table:table-cell>
          <table:table-cell table:formula="of:=AVERAGE([.K70:.K105])" office:value-type="float" office:value="-0.000000083047990625" calcext:value-type="float">
            <text:p>-8.30E-008</text:p>
          </table:table-cell>
          <table:table-cell table:style-name="ce12" table:formula="of:=AVERAGE([.L70:.L105])" office:value-type="string" office:string-value="" calcext:value-type="error">
            <text:p>#DIV/0!</text:p>
          </table:table-cell>
          <table:table-cell table:formula="of:=AVERAGE([.M70:.M105])" office:value-type="string" office:string-value="" calcext:value-type="error">
            <text:p>#DIV/0!</text:p>
          </table:table-cell>
          <table:table-cell table:formula="of:=AVERAGE([.N70:.N105])" office:value-type="string" office:string-value="" calcext:value-type="error">
            <text:p>#DIV/0!</text:p>
          </table:table-cell>
          <table:table-cell table:formula="of:=AVERAGE([.O70:.O105])" office:value-type="string" office:string-value="" calcext:value-type="error">
            <text:p>#DIV/0!</text:p>
          </table:table-cell>
          <table:table-cell table:style-name="ce12" table:formula="of:=AVERAGE([.P70:.P105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office:value-type="string" calcext:value-type="string">
            <text:p>std</text:p>
          </table:table-cell>
          <table:table-cell table:style-name="Default" table:formula="of:=STDEV([.K70:.K105])/SQRT(COUNT([.K70:.K105]))" office:value-type="float" office:value="0.000000000117103350768788" calcext:value-type="float">
            <text:p>1.17103350768788E-010</text:p>
          </table:table-cell>
          <table:table-cell table:formula="of:=STDEV([.L70:.L105])/SQRT(COUNT([.L70:.L105]))" office:value-type="string" office:string-value="" calcext:value-type="error">
            <text:p>#DIV/0!</text:p>
          </table:table-cell>
          <table:table-cell table:style-name="Default" table:formula="of:=STDEV([.M70:.M105])/SQRT(COUNT([.M70:.M105]))" office:value-type="string" office:string-value="" calcext:value-type="error">
            <text:p>#DIV/0!</text:p>
          </table:table-cell>
          <table:table-cell table:style-name="Default" table:formula="of:=STDEV([.N70:.N105])/SQRT(COUNT([.N70:.N105]))" office:value-type="string" office:string-value="" calcext:value-type="error">
            <text:p>#DIV/0!</text:p>
          </table:table-cell>
          <table:table-cell table:style-name="Default" table:formula="of:=STDEV([.O70:.O105])/SQRT(COUNT([.O70:.O105]))" office:value-type="string" office:string-value="" calcext:value-type="error">
            <text:p>#DIV/0!</text:p>
          </table:table-cell>
          <table:table-cell table:formula="of:=STDEV([.P70:.P105])/SQRT(COUNT([.P70:.P105])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-0.00000008405519" calcext:value-type="float">
            <text:p>-8.41E-008</text:p>
          </table:table-cell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10"/>
          <table:table-cell office:value-type="float" office:value="-0.00000008330409" calcext:value-type="float">
            <text:p>-8.33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235053" calcext:value-type="float">
            <text:p>-8.24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11935" calcext:value-type="float">
            <text:p>-8.31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23074" calcext:value-type="float">
            <text:p>-8.32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259796" calcext:value-type="float">
            <text:p>-8.26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66283" calcext:value-type="float">
            <text:p>-8.37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98389" calcext:value-type="float">
            <text:p>-8.40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37537" calcext:value-type="float">
            <text:p>-8.34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19087" calcext:value-type="float">
            <text:p>-8.32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206915" calcext:value-type="float">
            <text:p>-8.21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61091" calcext:value-type="float">
            <text:p>-8.36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85562" calcext:value-type="float">
            <text:p>-8.39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24398" calcext:value-type="float">
            <text:p>-8.24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263989" calcext:value-type="float">
            <text:p>-8.26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401714" calcext:value-type="float">
            <text:p>-8.40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29497" calcext:value-type="float">
            <text:p>-8.29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235243" calcext:value-type="float">
            <text:p>-8.24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144461" calcext:value-type="float">
            <text:p>-8.14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11174" calcext:value-type="float">
            <text:p>-8.31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89798" calcext:value-type="float">
            <text:p>-8.39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51605" calcext:value-type="float">
            <text:p>-8.35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176232" calcext:value-type="float">
            <text:p>-8.18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291546" calcext:value-type="float">
            <text:p>-8.29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297715" calcext:value-type="float">
            <text:p>-8.30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16238" calcext:value-type="float">
            <text:p>-8.32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293375" calcext:value-type="float">
            <text:p>-8.29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241774" calcext:value-type="float">
            <text:p>-8.24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42268" calcext:value-type="float">
            <text:p>-8.34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45121" calcext:value-type="float">
            <text:p>-8.35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237514" calcext:value-type="float">
            <text:p>-8.24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409536" calcext:value-type="float">
            <text:p>-8.41E-00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-0.00000008330186" calcext:value-type="float">
            <text:p>-8.33E-008</text:p>
          </table:table-cell>
          <table:table-cell table:number-columns-repeated="17"/>
        </table:table-row>
        <table:table-row table:style-name="ro1" table:number-rows-repeated="2">
          <table:table-cell table:number-columns-repeated="12"/>
          <table:table-cell table:style-name="ce12"/>
          <table:table-cell table:number-columns-repeated="15"/>
        </table:table-row>
        <table:table-row table:style-name="ro1">
          <table:table-cell table:style-name="Default" table:number-columns-repeated="5"/>
          <table:table-cell table:number-columns-repeated="7"/>
          <table:table-cell table:style-name="ce12"/>
          <table:table-cell table:number-columns-repeated="15"/>
        </table:table-row>
      </table:table>
      <table:table table:name="Sheet15" table:style-name="ta1">
        <table:shapes>
          <draw:frame draw:z-index="0" draw:style-name="gr1" draw:text-style-name="P1" svg:width="6.2988in" svg:height="3.5429in" svg:x="9.8681in" svg:y="4.8496in">
            <draw:object draw:notify-on-update-of-ranges="Sheet15.C8:Sheet15.C22 Sheet15.D6:Sheet15.D6 Sheet15.F8:Sheet15.F22 Sheet15.C8:Sheet15.C22 Sheet15.M6:Sheet15.M6 Sheet15.O8:Sheet15.O22 Sheet15.C8:Sheet15.C22 Sheet15.V6:Sheet15.V6 Sheet15.X8:Sheet15.X22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6.2988in" svg:height="3.5429in" svg:x="2.376in" svg:y="4.7992in">
            <draw:object draw:notify-on-update-of-ranges="Sheet15.C8:Sheet15.C22 Sheet15.G6:Sheet15.G6 Sheet15.I8:Sheet15.I22 Sheet15.C8:Sheet15.C22 Sheet15.P6:Sheet15.P6 Sheet15.R8:Sheet15.R22 Sheet15.C8:Sheet15.C22 Sheet15.Y6:Sheet15.Y6 Sheet15.AA8:Sheet15.AA22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 table:style-name="ce1" office:value-type="string" calcext:value-type="string" table:number-columns-spanned="27" table:number-rows-spanned="2">
            <text:p>TEST 5</text:p>
          </table:table-cell>
          <table:covered-table-cell table:style-name="ce1"/>
          <table:covered-table-cell table:number-columns-repeated="8"/>
          <table:covered-table-cell table:style-name="ce1"/>
          <table:covered-table-cell table:number-columns-repeated="8"/>
          <table:covered-table-cell table:style-name="ce1"/>
          <table:covered-table-cell table:number-columns-repeated="7"/>
          <table:table-cell/>
        </table:table-row>
        <table:table-row table:style-name="ro1">
          <table:covered-table-cell table:number-columns-repeated="2" table:style-name="ce1"/>
          <table:covered-table-cell table:number-columns-repeated="8"/>
          <table:covered-table-cell table:style-name="ce1"/>
          <table:covered-table-cell table:number-columns-repeated="8"/>
          <table:covered-table-cell table:style-name="ce1"/>
          <table:covered-table-cell table:number-columns-repeated="7"/>
          <table:table-cell/>
        </table:table-row>
        <table:table-row table:style-name="ro1">
          <table:table-cell table:style-name="ce1" table:number-columns-repeated="2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Bottom coll and top no collimator, RT, filter bottom, position 1 lamp, 2.7V</text:p>
          </table:table-cell>
          <table:covered-table-cell table:style-name="ce1"/>
          <table:covered-table-cell table:number-columns-repeated="8"/>
          <table:table-cell table:style-name="ce1" office:value-type="string" calcext:value-type="string" table:number-columns-spanned="9" table:number-rows-spanned="1">
            <text:p>Bottom coll and top no collimator, RT, filter bottom, position 2 lamp, 2.7V</text:p>
          </table:table-cell>
          <table:covered-table-cell table:number-columns-repeated="8"/>
          <table:table-cell table:style-name="ce1" office:value-type="string" calcext:value-type="string" table:number-columns-spanned="9" table:number-rows-spanned="1">
            <text:p>Bottom coll and top no collimator, RT, filter bottom, position 3 lamp, 2.7V</text:p>
          </table:table-cell>
          <table:covered-table-cell table:number-columns-repeated="8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1">
            <text:p>PMT, <text:s/>pos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, 51.8V, pos1</text:p>
          </table:table-cell>
          <table:covered-table-cell table:style-name="ce5"/>
          <table:covered-table-cell/>
          <table:table-cell table:number-columns-repeated="3"/>
          <table:table-cell table:style-name="ce5" office:value-type="string" calcext:value-type="string" table:number-columns-spanned="3" table:number-rows-spanned="1">
            <text:p>PMT, pos2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, 51.8V, pos2</text:p>
          </table:table-cell>
          <table:covered-table-cell table:style-name="ce5"/>
          <table:covered-table-cell/>
          <table:table-cell table:number-columns-repeated="3"/>
          <table:table-cell table:style-name="ce5" office:value-type="string" calcext:value-type="string" table:number-columns-spanned="3" table:number-rows-spanned="1">
            <text:p>PMT, pos3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, 51.8V, pos3</text:p>
          </table:table-cell>
          <table:covered-table-cell table:style-name="ce5"/>
          <table:covered-table-cell/>
          <table:table-cell/>
        </table:table-row>
        <table:table-row table:style-name="ro1">
          <table:table-cell office:value-type="string" calcext:value-type="string">
            <text:p>files' number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style-name="ce11" office:value-type="string" calcext:value-type="string">
            <text:p>lamp position (mm)</text:p>
          </table:table-cell>
          <table:table-cell office:value-type="string" calcext:value-type="string">
            <text:p>files' number</text:p>
          </table:table-cell>
          <table:table-cell/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s' number</text:p>
          </table:table-cell>
          <table:table-cell/>
          <table:table-cell office:value-type="string" calcext:value-type="string">
            <text:p>dark region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&lt;PE&gt;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13827" calcext:value-type="float">
            <text:p>13827</text:p>
          </table:table-cell>
          <table:table-cell table:formula="of:=LN([.E8]/[.D8])" office:value-type="float" office:value="2.27526235329152" calcext:value-type="float">
            <text:p>2.2752623533</text:p>
          </table:table-cell>
          <table:table-cell office:value-type="float" office:value="7236" calcext:value-type="float">
            <text:p>7236</text:p>
          </table:table-cell>
          <table:table-cell office:value-type="float" office:value="7646" calcext:value-type="float">
            <text:p>7646</text:p>
          </table:table-cell>
          <table:table-cell table:formula="of:=LN([.H8]/[.G8])" office:value-type="float" office:value="0.0551140677411724" calcext:value-type="float">
            <text:p>0.0551140677</text:p>
          </table:table-cell>
          <table:table-cell/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7348" calcext:value-type="float">
            <text:p>7348</text:p>
          </table:table-cell>
          <table:table-cell office:value-type="float" office:value="14308" calcext:value-type="float">
            <text:p>14308</text:p>
          </table:table-cell>
          <table:table-cell table:formula="of:=LN([.N8]/[.M8])" office:value-type="float" office:value="0.666390654043892" calcext:value-type="float">
            <text:p>0.666390654</text:p>
          </table:table-cell>
          <table:table-cell office:value-type="float" office:value="7190" calcext:value-type="float">
            <text:p>7190</text:p>
          </table:table-cell>
          <table:table-cell office:value-type="float" office:value="7312" calcext:value-type="float">
            <text:p>7312</text:p>
          </table:table-cell>
          <table:table-cell table:formula="of:=LN([.Q8]/[.P8])" office:value-type="float" office:value="0.0168256624188935" calcext:value-type="float">
            <text:p>0.0168256624</text:p>
          </table:table-cell>
          <table:table-cell/>
          <table:table-cell office:value-type="float" office:value="2042" calcext:value-type="float">
            <text:p>2042</text:p>
          </table:table-cell>
          <table:table-cell office:value-type="float" office:value="1" calcext:value-type="float">
            <text:p>1</text:p>
          </table:table-cell>
          <table:table-cell office:value-type="float" office:value="13988" calcext:value-type="float">
            <text:p>13988</text:p>
          </table:table-cell>
          <table:table-cell office:value-type="float" office:value="7759" calcext:value-type="float">
            <text:p>7759</text:p>
          </table:table-cell>
          <table:table-cell office:value-type="float" office:value="0.589346" calcext:value-type="float">
            <text:p>0.589346</text:p>
          </table:table-cell>
          <table:table-cell office:value-type="float" office:value="7382" calcext:value-type="float">
            <text:p>7382</text:p>
          </table:table-cell>
          <table:table-cell office:value-type="float" office:value="7243" calcext:value-type="float">
            <text:p>7243</text:p>
          </table:table-cell>
          <table:table-cell table:formula="of:=-LN([.Z8]/[.Y8])" office:value-type="float" office:value="0.0190091193946179" calcext:value-type="float">
            <text:p>0.0190091194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38" calcext:value-type="float">
            <text:p>1438</text:p>
          </table:table-cell>
          <table:table-cell office:value-type="float" office:value="13818" calcext:value-type="float">
            <text:p>13818</text:p>
          </table:table-cell>
          <table:table-cell table:formula="of:=LN([.E9]/[.D9])" office:value-type="float" office:value="2.26271883076775" calcext:value-type="float">
            <text:p>2.2627188308</text:p>
          </table:table-cell>
          <table:table-cell office:value-type="float" office:value="7173" calcext:value-type="float">
            <text:p>7173</text:p>
          </table:table-cell>
          <table:table-cell office:value-type="float" office:value="7568" calcext:value-type="float">
            <text:p>7568</text:p>
          </table:table-cell>
          <table:table-cell table:formula="of:=LN([.H9]/[.G9])" office:value-type="float" office:value="0.0536048546052799" calcext:value-type="float">
            <text:p>0.0536048546</text:p>
          </table:table-cell>
          <table:table-cell/>
          <table:table-cell office:value-type="float" office:value="2028" calcext:value-type="float">
            <text:p>2028</text:p>
          </table:table-cell>
          <table:table-cell office:value-type="float" office:value="2" calcext:value-type="float">
            <text:p>2</text:p>
          </table:table-cell>
          <table:table-cell office:value-type="float" office:value="7443" calcext:value-type="float">
            <text:p>7443</text:p>
          </table:table-cell>
          <table:table-cell office:value-type="float" office:value="14279" calcext:value-type="float">
            <text:p>14279</text:p>
          </table:table-cell>
          <table:table-cell table:formula="of:=LN([.N9]/[.M9])" office:value-type="float" office:value="0.651515933070385" calcext:value-type="float">
            <text:p>0.6515159331</text:p>
          </table:table-cell>
          <table:table-cell office:value-type="float" office:value="6616" calcext:value-type="float">
            <text:p>6616</text:p>
          </table:table-cell>
          <table:table-cell office:value-type="float" office:value="6488" calcext:value-type="float">
            <text:p>6488</text:p>
          </table:table-cell>
          <table:table-cell table:formula="of:=LN([.Q9]/[.P9])" office:value-type="float" office:value="-0.0195366409082784" calcext:value-type="float">
            <text:p>-0.0195366409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2" calcext:value-type="float">
            <text:p>2</text:p>
          </table:table-cell>
          <table:table-cell office:value-type="float" office:value="13813" calcext:value-type="float">
            <text:p>13813</text:p>
          </table:table-cell>
          <table:table-cell office:value-type="float" office:value="7725" calcext:value-type="float">
            <text:p>7725</text:p>
          </table:table-cell>
          <table:table-cell office:value-type="float" office:value="0.581148" calcext:value-type="float">
            <text:p>0.581148</text:p>
          </table:table-cell>
          <table:table-cell office:value-type="float" office:value="7357" calcext:value-type="float">
            <text:p>7357</text:p>
          </table:table-cell>
          <table:table-cell office:value-type="float" office:value="7255" calcext:value-type="float">
            <text:p>7255</text:p>
          </table:table-cell>
          <table:table-cell table:formula="of:=-LN([.Z9]/[.Y9])" office:value-type="float" office:value="0.0139613546139762" calcext:value-type="float">
            <text:p>0.0139613546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73" calcext:value-type="float">
            <text:p>1473</text:p>
          </table:table-cell>
          <table:table-cell office:value-type="float" office:value="13990" calcext:value-type="float">
            <text:p>13990</text:p>
          </table:table-cell>
          <table:table-cell table:formula="of:=LN([.E10]/[.D10])" office:value-type="float" office:value="2.2510416511969" calcext:value-type="float">
            <text:p>2.2510416512</text:p>
          </table:table-cell>
          <table:table-cell office:value-type="float" office:value="7108" calcext:value-type="float">
            <text:p>7108</text:p>
          </table:table-cell>
          <table:table-cell office:value-type="float" office:value="7545" calcext:value-type="float">
            <text:p>7545</text:p>
          </table:table-cell>
          <table:table-cell table:formula="of:=LN([.H10]/[.G10])" office:value-type="float" office:value="0.0596641819274072" calcext:value-type="float">
            <text:p>0.0596641819</text:p>
          </table:table-cell>
          <table:table-cell/>
          <table:table-cell office:value-type="float" office:value="2029" calcext:value-type="float">
            <text:p>2029</text:p>
          </table:table-cell>
          <table:table-cell office:value-type="float" office:value="3" calcext:value-type="float">
            <text:p>3</text:p>
          </table:table-cell>
          <table:table-cell office:value-type="float" office:value="7443" calcext:value-type="float">
            <text:p>7443</text:p>
          </table:table-cell>
          <table:table-cell office:value-type="float" office:value="14203" calcext:value-type="float">
            <text:p>14203</text:p>
          </table:table-cell>
          <table:table-cell table:formula="of:=LN([.N10]/[.M10])" office:value-type="float" office:value="0.646179216521217" calcext:value-type="float">
            <text:p>0.6461792165</text:p>
          </table:table-cell>
          <table:table-cell office:value-type="float" office:value="7303" calcext:value-type="float">
            <text:p>7303</text:p>
          </table:table-cell>
          <table:table-cell office:value-type="float" office:value="7430" calcext:value-type="float">
            <text:p>7430</text:p>
          </table:table-cell>
          <table:table-cell table:formula="of:=LN([.Q10]/[.P10])" office:value-type="float" office:value="0.0172406360916951" calcext:value-type="float">
            <text:p>0.0172406361</text:p>
          </table:table-cell>
          <table:table-cell/>
          <table:table-cell office:value-type="float" office:value="2044" calcext:value-type="float">
            <text:p>2044</text:p>
          </table:table-cell>
          <table:table-cell office:value-type="float" office:value="3" calcext:value-type="float">
            <text:p>3</text:p>
          </table:table-cell>
          <table:table-cell office:value-type="float" office:value="14099" calcext:value-type="float">
            <text:p>14099</text:p>
          </table:table-cell>
          <table:table-cell office:value-type="float" office:value="7891" calcext:value-type="float">
            <text:p>7891</text:p>
          </table:table-cell>
          <table:table-cell office:value-type="float" office:value="0.580381" calcext:value-type="float">
            <text:p>0.580381</text:p>
          </table:table-cell>
          <table:table-cell office:value-type="float" office:value="7231" calcext:value-type="float">
            <text:p>7231</text:p>
          </table:table-cell>
          <table:table-cell office:value-type="float" office:value="7329" calcext:value-type="float">
            <text:p>7329</text:p>
          </table:table-cell>
          <table:table-cell table:formula="of:=-LN([.Z10]/[.Y10])" office:value-type="float" office:value="-0.0134617417508983" calcext:value-type="float">
            <text:p>-0.0134617418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43" calcext:value-type="float">
            <text:p>1443</text:p>
          </table:table-cell>
          <table:table-cell office:value-type="float" office:value="13774" calcext:value-type="float">
            <text:p>13774</text:p>
          </table:table-cell>
          <table:table-cell table:formula="of:=LN([.E11]/[.D11])" office:value-type="float" office:value="2.25605847733077" calcext:value-type="float">
            <text:p>2.2560584773</text:p>
          </table:table-cell>
          <table:table-cell office:value-type="float" office:value="7147" calcext:value-type="float">
            <text:p>7147</text:p>
          </table:table-cell>
          <table:table-cell office:value-type="float" office:value="7548" calcext:value-type="float">
            <text:p>7548</text:p>
          </table:table-cell>
          <table:table-cell table:formula="of:=LN([.H11]/[.G11])" office:value-type="float" office:value="0.054589939268462" calcext:value-type="float">
            <text:p>0.0545899393</text:p>
          </table:table-cell>
          <table:table-cell/>
          <table:table-cell office:value-type="float" office:value="2030" calcext:value-type="float">
            <text:p>2030</text:p>
          </table:table-cell>
          <table:table-cell office:value-type="float" office:value="4" calcext:value-type="float">
            <text:p>4</text:p>
          </table:table-cell>
          <table:table-cell office:value-type="float" office:value="7354" calcext:value-type="float">
            <text:p>7354</text:p>
          </table:table-cell>
          <table:table-cell office:value-type="float" office:value="14093" calcext:value-type="float">
            <text:p>14093</text:p>
          </table:table-cell>
          <table:table-cell table:formula="of:=LN([.N11]/[.M11])" office:value-type="float" office:value="0.650433837330294" calcext:value-type="float">
            <text:p>0.6504338373</text:p>
          </table:table-cell>
          <table:table-cell office:value-type="float" office:value="7367" calcext:value-type="float">
            <text:p>7367</text:p>
          </table:table-cell>
          <table:table-cell office:value-type="float" office:value="7479" calcext:value-type="float">
            <text:p>7479</text:p>
          </table:table-cell>
          <table:table-cell table:formula="of:=LN([.Q11]/[.P11])" office:value-type="float" office:value="0.015088525508854" calcext:value-type="float">
            <text:p>0.0150885255</text:p>
          </table:table-cell>
          <table:table-cell/>
          <table:table-cell office:value-type="float" office:value="2045" calcext:value-type="float">
            <text:p>2045</text:p>
          </table:table-cell>
          <table:table-cell office:value-type="float" office:value="4" calcext:value-type="float">
            <text:p>4</text:p>
          </table:table-cell>
          <table:table-cell office:value-type="float" office:value="14286" calcext:value-type="float">
            <text:p>14286</text:p>
          </table:table-cell>
          <table:table-cell office:value-type="float" office:value="7905" calcext:value-type="float">
            <text:p>7905</text:p>
          </table:table-cell>
          <table:table-cell office:value-type="float" office:value="0.591785" calcext:value-type="float">
            <text:p>0.591785</text:p>
          </table:table-cell>
          <table:table-cell office:value-type="float" office:value="7399" calcext:value-type="float">
            <text:p>7399</text:p>
          </table:table-cell>
          <table:table-cell office:value-type="float" office:value="7377" calcext:value-type="float">
            <text:p>7377</text:p>
          </table:table-cell>
          <table:table-cell table:formula="of:=-LN([.Z11]/[.Y11])" office:value-type="float" office:value="0.00297780404124869" calcext:value-type="float">
            <text:p>0.002977804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57" calcext:value-type="float">
            <text:p>1557</text:p>
          </table:table-cell>
          <table:table-cell office:value-type="float" office:value="14044" calcext:value-type="float">
            <text:p>14044</text:p>
          </table:table-cell>
          <table:table-cell table:formula="of:=LN([.E12]/[.D12])" office:value-type="float" office:value="2.19943436545432" calcext:value-type="float">
            <text:p>2.1994343655</text:p>
          </table:table-cell>
          <table:table-cell office:value-type="float" office:value="7074" calcext:value-type="float">
            <text:p>7074</text:p>
          </table:table-cell>
          <table:table-cell office:value-type="float" office:value="7455" calcext:value-type="float">
            <text:p>7455</text:p>
          </table:table-cell>
          <table:table-cell table:formula="of:=LN([.H12]/[.G12])" office:value-type="float" office:value="0.0524588574334128" calcext:value-type="float">
            <text:p>0.0524588574</text:p>
          </table:table-cell>
          <table:table-cell/>
          <table:table-cell office:value-type="float" office:value="2031" calcext:value-type="float">
            <text:p>2031</text:p>
          </table:table-cell>
          <table:table-cell office:value-type="float" office:value="5" calcext:value-type="float">
            <text:p>5</text:p>
          </table:table-cell>
          <table:table-cell office:value-type="float" office:value="7258" calcext:value-type="float">
            <text:p>7258</text:p>
          </table:table-cell>
          <table:table-cell office:value-type="float" office:value="13988" calcext:value-type="float">
            <text:p>13988</text:p>
          </table:table-cell>
          <table:table-cell table:formula="of:=LN([.N12]/[.M12])" office:value-type="float" office:value="0.656095510410251" calcext:value-type="float">
            <text:p>0.6560955104</text:p>
          </table:table-cell>
          <table:table-cell office:value-type="float" office:value="7172" calcext:value-type="float">
            <text:p>7172</text:p>
          </table:table-cell>
          <table:table-cell office:value-type="float" office:value="7415" calcext:value-type="float">
            <text:p>7415</text:p>
          </table:table-cell>
          <table:table-cell table:formula="of:=LN([.Q12]/[.P12])" office:value-type="float" office:value="0.0333204198470089" calcext:value-type="float">
            <text:p>0.0333204198</text:p>
          </table:table-cell>
          <table:table-cell/>
          <table:table-cell office:value-type="float" office:value="2046" calcext:value-type="float">
            <text:p>2046</text:p>
          </table:table-cell>
          <table:table-cell office:value-type="float" office:value="5" calcext:value-type="float">
            <text:p>5</text:p>
          </table:table-cell>
          <table:table-cell office:value-type="float" office:value="14346" calcext:value-type="float">
            <text:p>14346</text:p>
          </table:table-cell>
          <table:table-cell office:value-type="float" office:value="7993" calcext:value-type="float">
            <text:p>7993</text:p>
          </table:table-cell>
          <table:table-cell office:value-type="float" office:value="0.584905" calcext:value-type="float">
            <text:p>0.584905</text:p>
          </table:table-cell>
          <table:table-cell office:value-type="float" office:value="7424" calcext:value-type="float">
            <text:p>7424</text:p>
          </table:table-cell>
          <table:table-cell office:value-type="float" office:value="7301" calcext:value-type="float">
            <text:p>7301</text:p>
          </table:table-cell>
          <table:table-cell table:formula="of:=-LN([.Z12]/[.Y12])" office:value-type="float" office:value="0.0167066704099507" calcext:value-type="float">
            <text:p>0.016706670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27" calcext:value-type="float">
            <text:p>1527</text:p>
          </table:table-cell>
          <table:table-cell office:value-type="float" office:value="14143" calcext:value-type="float">
            <text:p>14143</text:p>
          </table:table-cell>
          <table:table-cell table:formula="of:=LN([.E13]/[.D13])" office:value-type="float" office:value="2.22591477580187" calcext:value-type="float">
            <text:p>2.2259147758</text:p>
          </table:table-cell>
          <table:table-cell office:value-type="float" office:value="7037" calcext:value-type="float">
            <text:p>7037</text:p>
          </table:table-cell>
          <table:table-cell office:value-type="float" office:value="7476" calcext:value-type="float">
            <text:p>7476</text:p>
          </table:table-cell>
          <table:table-cell table:formula="of:=LN([.H13]/[.G13])" office:value-type="float" office:value="0.0605159466089045" calcext:value-type="float">
            <text:p>0.0605159466</text:p>
          </table:table-cell>
          <table:table-cell/>
          <table:table-cell office:value-type="float" office:value="2032" calcext:value-type="float">
            <text:p>2032</text:p>
          </table:table-cell>
          <table:table-cell office:value-type="float" office:value="6" calcext:value-type="float">
            <text:p>6</text:p>
          </table:table-cell>
          <table:table-cell office:value-type="float" office:value="7481" calcext:value-type="float">
            <text:p>7481</text:p>
          </table:table-cell>
          <table:table-cell office:value-type="float" office:value="14362" calcext:value-type="float">
            <text:p>14362</text:p>
          </table:table-cell>
          <table:table-cell table:formula="of:=LN([.N13]/[.M13])" office:value-type="float" office:value="0.652219356797858" calcext:value-type="float">
            <text:p>0.6522193568</text:p>
          </table:table-cell>
          <table:table-cell office:value-type="float" office:value="7380" calcext:value-type="float">
            <text:p>7380</text:p>
          </table:table-cell>
          <table:table-cell office:value-type="float" office:value="7502" calcext:value-type="float">
            <text:p>7502</text:p>
          </table:table-cell>
          <table:table-cell table:formula="of:=LN([.Q13]/[.P13])" office:value-type="float" office:value="0.0163960130473145" calcext:value-type="float">
            <text:p>0.016396013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6" calcext:value-type="float">
            <text:p>6</text:p>
          </table:table-cell>
          <table:table-cell office:value-type="float" office:value="13929" calcext:value-type="float">
            <text:p>13929</text:p>
          </table:table-cell>
          <table:table-cell office:value-type="float" office:value="7736" calcext:value-type="float">
            <text:p>7736</text:p>
          </table:table-cell>
          <table:table-cell office:value-type="float" office:value="0.588088" calcext:value-type="float">
            <text:p>0.588088</text:p>
          </table:table-cell>
          <table:table-cell office:value-type="float" office:value="7216" calcext:value-type="float">
            <text:p>7216</text:p>
          </table:table-cell>
          <table:table-cell office:value-type="float" office:value="7290" calcext:value-type="float">
            <text:p>7290</text:p>
          </table:table-cell>
          <table:table-cell table:formula="of:=-LN([.Z13]/[.Y13])" office:value-type="float" office:value="-0.0102027632602442" calcext:value-type="float">
            <text:p>-0.0102027633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503" calcext:value-type="float">
            <text:p>1503</text:p>
          </table:table-cell>
          <table:table-cell office:value-type="float" office:value="13892" calcext:value-type="float">
            <text:p>13892</text:p>
          </table:table-cell>
          <table:table-cell table:formula="of:=LN([.E14]/[.D14])" office:value-type="float" office:value="2.22385002411099" calcext:value-type="float">
            <text:p>2.2238500241</text:p>
          </table:table-cell>
          <table:table-cell office:value-type="float" office:value="6933" calcext:value-type="float">
            <text:p>6933</text:p>
          </table:table-cell>
          <table:table-cell office:value-type="float" office:value="7567" calcext:value-type="float">
            <text:p>7567</text:p>
          </table:table-cell>
          <table:table-cell table:formula="of:=LN([.H14]/[.G14])" office:value-type="float" office:value="0.0875040677520312" calcext:value-type="float">
            <text:p>0.0875040678</text:p>
          </table:table-cell>
          <table:table-cell/>
          <table:table-cell office:value-type="float" office:value="2033" calcext:value-type="float">
            <text:p>2033</text:p>
          </table:table-cell>
          <table:table-cell office:value-type="float" office:value="7" calcext:value-type="float">
            <text:p>7</text:p>
          </table:table-cell>
          <table:table-cell office:value-type="float" office:value="7372" calcext:value-type="float">
            <text:p>7372</text:p>
          </table:table-cell>
          <table:table-cell office:value-type="float" office:value="14186" calcext:value-type="float">
            <text:p>14186</text:p>
          </table:table-cell>
          <table:table-cell table:formula="of:=LN([.N14]/[.M14])" office:value-type="float" office:value="0.654566522972318" calcext:value-type="float">
            <text:p>0.654566523</text:p>
          </table:table-cell>
          <table:table-cell office:value-type="float" office:value="7260" calcext:value-type="float">
            <text:p>7260</text:p>
          </table:table-cell>
          <table:table-cell office:value-type="float" office:value="7383" calcext:value-type="float">
            <text:p>7383</text:p>
          </table:table-cell>
          <table:table-cell table:formula="of:=LN([.Q14]/[.P14])" office:value-type="float" office:value="0.0168002312403237" calcext:value-type="float">
            <text:p>0.0168002312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7" calcext:value-type="float">
            <text:p>7</text:p>
          </table:table-cell>
          <table:table-cell office:value-type="float" office:value="13945" calcext:value-type="float">
            <text:p>13945</text:p>
          </table:table-cell>
          <table:table-cell office:value-type="float" office:value="7782" calcext:value-type="float">
            <text:p>7782</text:p>
          </table:table-cell>
          <table:table-cell office:value-type="float" office:value="0.583308" calcext:value-type="float">
            <text:p>0.583308</text:p>
          </table:table-cell>
          <table:table-cell office:value-type="float" office:value="7249" calcext:value-type="float">
            <text:p>7249</text:p>
          </table:table-cell>
          <table:table-cell office:value-type="float" office:value="7287" calcext:value-type="float">
            <text:p>7287</text:p>
          </table:table-cell>
          <table:table-cell table:formula="of:=-LN([.Z14]/[.Y14])" office:value-type="float" office:value="-0.00522841036940432" calcext:value-type="float">
            <text:p>-0.0052284104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445" calcext:value-type="float">
            <text:p>1445</text:p>
          </table:table-cell>
          <table:table-cell office:value-type="float" office:value="13949" calcext:value-type="float">
            <text:p>13949</text:p>
          </table:table-cell>
          <table:table-cell table:formula="of:=LN([.E15]/[.D15])" office:value-type="float" office:value="2.2672984995457" calcext:value-type="float">
            <text:p>2.2672984995</text:p>
          </table:table-cell>
          <table:table-cell office:value-type="float" office:value="7119" calcext:value-type="float">
            <text:p>7119</text:p>
          </table:table-cell>
          <table:table-cell office:value-type="float" office:value="7519" calcext:value-type="float">
            <text:p>7519</text:p>
          </table:table-cell>
          <table:table-cell table:formula="of:=LN([.H15]/[.G15])" office:value-type="float" office:value="0.0546658842741537" calcext:value-type="float">
            <text:p>0.0546658843</text:p>
          </table:table-cell>
          <table:table-cell/>
          <table:table-cell office:value-type="float" office:value="2034" calcext:value-type="float">
            <text:p>2034</text:p>
          </table:table-cell>
          <table:table-cell office:value-type="float" office:value="8" calcext:value-type="float">
            <text:p>8</text:p>
          </table:table-cell>
          <table:table-cell office:value-type="float" office:value="7415" calcext:value-type="float">
            <text:p>7415</text:p>
          </table:table-cell>
          <table:table-cell office:value-type="float" office:value="14158" calcext:value-type="float">
            <text:p>14158</text:p>
          </table:table-cell>
          <table:table-cell table:formula="of:=LN([.N15]/[.M15])" office:value-type="float" office:value="0.646774859762102" calcext:value-type="float">
            <text:p>0.6467748598</text:p>
          </table:table-cell>
          <table:table-cell office:value-type="float" office:value="7270" calcext:value-type="float">
            <text:p>7270</text:p>
          </table:table-cell>
          <table:table-cell office:value-type="float" office:value="7327" calcext:value-type="float">
            <text:p>7327</text:p>
          </table:table-cell>
          <table:table-cell table:formula="of:=LN([.Q15]/[.P15])" office:value-type="float" office:value="0.00780986363239872" calcext:value-type="float">
            <text:p>0.0078098636</text:p>
          </table:table-cell>
          <table:table-cell/>
          <table:table-cell office:value-type="float" office:value="2049" calcext:value-type="float">
            <text:p>2049</text:p>
          </table:table-cell>
          <table:table-cell office:value-type="float" office:value="8" calcext:value-type="float">
            <text:p>8</text:p>
          </table:table-cell>
          <table:table-cell office:value-type="float" office:value="13912" calcext:value-type="float">
            <text:p>13912</text:p>
          </table:table-cell>
          <table:table-cell office:value-type="float" office:value="7648" calcext:value-type="float">
            <text:p>7648</text:p>
          </table:table-cell>
          <table:table-cell office:value-type="float" office:value="0.598308" calcext:value-type="float">
            <text:p>0.598308</text:p>
          </table:table-cell>
          <table:table-cell office:value-type="float" office:value="7294" calcext:value-type="float">
            <text:p>7294</text:p>
          </table:table-cell>
          <table:table-cell office:value-type="float" office:value="7226" calcext:value-type="float">
            <text:p>7226</text:p>
          </table:table-cell>
          <table:table-cell table:formula="of:=-LN([.Z15]/[.Y15])" office:value-type="float" office:value="0.00936645966103997" calcext:value-type="float">
            <text:p>0.0093664597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456" calcext:value-type="float">
            <text:p>1456</text:p>
          </table:table-cell>
          <table:table-cell office:value-type="float" office:value="13849" calcext:value-type="float">
            <text:p>13849</text:p>
          </table:table-cell>
          <table:table-cell table:formula="of:=LN([.E16]/[.D16])" office:value-type="float" office:value="2.25252007808609" calcext:value-type="float">
            <text:p>2.2525200781</text:p>
          </table:table-cell>
          <table:table-cell office:value-type="float" office:value="7077" calcext:value-type="float">
            <text:p>7077</text:p>
          </table:table-cell>
          <table:table-cell office:value-type="float" office:value="7466" calcext:value-type="float">
            <text:p>7466</text:p>
          </table:table-cell>
          <table:table-cell table:formula="of:=LN([.H16]/[.G16])" office:value-type="float" office:value="0.0535092913987444" calcext:value-type="float">
            <text:p>0.0535092914</text:p>
          </table:table-cell>
          <table:table-cell/>
          <table:table-cell office:value-type="float" office:value="2035" calcext:value-type="float">
            <text:p>2035</text:p>
          </table:table-cell>
          <table:table-cell office:value-type="float" office:value="9" calcext:value-type="float">
            <text:p>9</text:p>
          </table:table-cell>
          <table:table-cell office:value-type="float" office:value="7337" calcext:value-type="float">
            <text:p>7337</text:p>
          </table:table-cell>
          <table:table-cell office:value-type="float" office:value="13984" calcext:value-type="float">
            <text:p>13984</text:p>
          </table:table-cell>
          <table:table-cell table:formula="of:=LN([.N16]/[.M16])" office:value-type="float" office:value="0.644983779181322" calcext:value-type="float">
            <text:p>0.6449837792</text:p>
          </table:table-cell>
          <table:table-cell office:value-type="float" office:value="7426" calcext:value-type="float">
            <text:p>7426</text:p>
          </table:table-cell>
          <table:table-cell office:value-type="float" office:value="7259" calcext:value-type="float">
            <text:p>7259</text:p>
          </table:table-cell>
          <table:table-cell table:formula="of:=LN([.Q16]/[.P16])" office:value-type="float" office:value="-0.0227452774521848" calcext:value-type="float">
            <text:p>-0.0227452775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9" calcext:value-type="float">
            <text:p>9</text:p>
          </table:table-cell>
          <table:table-cell office:value-type="float" office:value="14000" calcext:value-type="float">
            <text:p>14000</text:p>
          </table:table-cell>
          <table:table-cell office:value-type="float" office:value="7821" calcext:value-type="float">
            <text:p>7821</text:p>
          </table:table-cell>
          <table:table-cell office:value-type="float" office:value="0.582245" calcext:value-type="float">
            <text:p>0.582245</text:p>
          </table:table-cell>
          <table:table-cell office:value-type="float" office:value="7308" calcext:value-type="float">
            <text:p>7308</text:p>
          </table:table-cell>
          <table:table-cell office:value-type="float" office:value="7255" calcext:value-type="float">
            <text:p>7255</text:p>
          </table:table-cell>
          <table:table-cell table:formula="of:=-LN([.Z16]/[.Y16])" office:value-type="float" office:value="0.00727875217960909" calcext:value-type="float">
            <text:p>0.0072787522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498" calcext:value-type="float">
            <text:p>1498</text:p>
          </table:table-cell>
          <table:table-cell office:value-type="float" office:value="13763" calcext:value-type="float">
            <text:p>13763</text:p>
          </table:table-cell>
          <table:table-cell table:formula="of:=LN([.E17]/[.D17])" office:value-type="float" office:value="2.21785294690237" calcext:value-type="float">
            <text:p>2.2178529469</text:p>
          </table:table-cell>
          <table:table-cell office:value-type="float" office:value="7088" calcext:value-type="float">
            <text:p>7088</text:p>
          </table:table-cell>
          <table:table-cell office:value-type="float" office:value="7481" calcext:value-type="float">
            <text:p>7481</text:p>
          </table:table-cell>
          <table:table-cell table:formula="of:=LN([.H17]/[.G17])" office:value-type="float" office:value="0.0539632595874881" calcext:value-type="float">
            <text:p>0.0539632596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10" calcext:value-type="float">
            <text:p>10</text:p>
          </table:table-cell>
          <table:table-cell office:value-type="float" office:value="7294" calcext:value-type="float">
            <text:p>7294</text:p>
          </table:table-cell>
          <table:table-cell office:value-type="float" office:value="14098" calcext:value-type="float">
            <text:p>14098</text:p>
          </table:table-cell>
          <table:table-cell table:formula="of:=LN([.N17]/[.M17])" office:value-type="float" office:value="0.658980850965195" calcext:value-type="float">
            <text:p>0.658980851</text:p>
          </table:table-cell>
          <table:table-cell office:value-type="float" office:value="7300" calcext:value-type="float">
            <text:p>7300</text:p>
          </table:table-cell>
          <table:table-cell office:value-type="float" office:value="7481" calcext:value-type="float">
            <text:p>7481</text:p>
          </table:table-cell>
          <table:table-cell table:formula="of:=LN([.Q17]/[.P17])" office:value-type="float" office:value="0.0244921247359224" calcext:value-type="float">
            <text:p>0.0244921247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10" calcext:value-type="float">
            <text:p>10</text:p>
          </table:table-cell>
          <table:table-cell office:value-type="float" office:value="14174" calcext:value-type="float">
            <text:p>14174</text:p>
          </table:table-cell>
          <table:table-cell office:value-type="float" office:value="7959" calcext:value-type="float">
            <text:p>7959</text:p>
          </table:table-cell>
          <table:table-cell office:value-type="float" office:value="0.577106" calcext:value-type="float">
            <text:p>0.577106</text:p>
          </table:table-cell>
          <table:table-cell office:value-type="float" office:value="7325" calcext:value-type="float">
            <text:p>7325</text:p>
          </table:table-cell>
          <table:table-cell office:value-type="float" office:value="7382" calcext:value-type="float">
            <text:p>7382</text:p>
          </table:table-cell>
          <table:table-cell table:formula="of:=-LN([.Z17]/[.Y17])" office:value-type="float" office:value="-0.00775144970467583" calcext:value-type="float">
            <text:p>-0.0077514497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450" calcext:value-type="float">
            <text:p>1450</text:p>
          </table:table-cell>
          <table:table-cell office:value-type="float" office:value="13952" calcext:value-type="float">
            <text:p>13952</text:p>
          </table:table-cell>
          <table:table-cell table:formula="of:=LN([.E18]/[.D18])" office:value-type="float" office:value="2.26405931073414" calcext:value-type="float">
            <text:p>2.2640593107</text:p>
          </table:table-cell>
          <table:table-cell office:value-type="float" office:value="7071" calcext:value-type="float">
            <text:p>7071</text:p>
          </table:table-cell>
          <table:table-cell office:value-type="float" office:value="7433" calcext:value-type="float">
            <text:p>7433</text:p>
          </table:table-cell>
          <table:table-cell table:formula="of:=LN([.H18]/[.G18])" office:value-type="float" office:value="0.0499276331210526" calcext:value-type="float">
            <text:p>0.0499276331</text:p>
          </table:table-cell>
          <table:table-cell/>
          <table:table-cell office:value-type="float" office:value="2037" calcext:value-type="float">
            <text:p>2037</text:p>
          </table:table-cell>
          <table:table-cell office:value-type="float" office:value="11" calcext:value-type="float">
            <text:p>11</text:p>
          </table:table-cell>
          <table:table-cell office:value-type="float" office:value="7394" calcext:value-type="float">
            <text:p>7394</text:p>
          </table:table-cell>
          <table:table-cell office:value-type="float" office:value="14131" calcext:value-type="float">
            <text:p>14131</text:p>
          </table:table-cell>
          <table:table-cell table:formula="of:=LN([.N18]/[.M18])" office:value-type="float" office:value="0.647702105086169" calcext:value-type="float">
            <text:p>0.6477021051</text:p>
          </table:table-cell>
          <table:table-cell office:value-type="float" office:value="7258" calcext:value-type="float">
            <text:p>7258</text:p>
          </table:table-cell>
          <table:table-cell office:value-type="float" office:value="7363" calcext:value-type="float">
            <text:p>7363</text:p>
          </table:table-cell>
          <table:table-cell table:formula="of:=LN([.Q18]/[.P18])" office:value-type="float" office:value="0.0143631495957012" calcext:value-type="float">
            <text:p>0.0143631496</text:p>
          </table:table-cell>
          <table:table-cell/>
          <table:table-cell office:value-type="float" office:value="2052" calcext:value-type="float">
            <text:p>2052</text:p>
          </table:table-cell>
          <table:table-cell office:value-type="float" office:value="11" calcext:value-type="float">
            <text:p>11</text:p>
          </table:table-cell>
          <table:table-cell office:value-type="float" office:value="14190" calcext:value-type="float">
            <text:p>14190</text:p>
          </table:table-cell>
          <table:table-cell office:value-type="float" office:value="7968" calcext:value-type="float">
            <text:p>7968</text:p>
          </table:table-cell>
          <table:table-cell office:value-type="float" office:value="0.577104" calcext:value-type="float">
            <text:p>0.577104</text:p>
          </table:table-cell>
          <table:table-cell table:style-name="ce12" office:value-type="float" office:value="7283" calcext:value-type="float">
            <text:p>7.28E+003</text:p>
          </table:table-cell>
          <table:table-cell office:value-type="float" office:value="7320" calcext:value-type="float">
            <text:p>7320</text:p>
          </table:table-cell>
          <table:table-cell table:formula="of:=-LN([.Z18]/[.Y18])" office:value-type="float" office:value="-0.00506746273744214" calcext:value-type="float">
            <text:p>-0.0050674627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399" calcext:value-type="float">
            <text:p>1399</text:p>
          </table:table-cell>
          <table:table-cell office:value-type="float" office:value="14111" calcext:value-type="float">
            <text:p>14111</text:p>
          </table:table-cell>
          <table:table-cell table:formula="of:=LN([.E19]/[.D19])" office:value-type="float" office:value="2.31119693939228" calcext:value-type="float">
            <text:p>2.3111969394</text:p>
          </table:table-cell>
          <table:table-cell office:value-type="float" office:value="7020" calcext:value-type="float">
            <text:p>7020</text:p>
          </table:table-cell>
          <table:table-cell office:value-type="float" office:value="7579" calcext:value-type="float">
            <text:p>7579</text:p>
          </table:table-cell>
          <table:table-cell table:formula="of:=LN([.H19]/[.G19])" office:value-type="float" office:value="0.0766180467921724" calcext:value-type="float">
            <text:p>0.0766180468</text:p>
          </table:table-cell>
          <table:table-cell/>
          <table:table-cell office:value-type="float" office:value="2038" calcext:value-type="float">
            <text:p>2038</text:p>
          </table:table-cell>
          <table:table-cell office:value-type="float" office:value="12" calcext:value-type="float">
            <text:p>12</text:p>
          </table:table-cell>
          <table:table-cell office:value-type="float" office:value="7288" calcext:value-type="float">
            <text:p>7288</text:p>
          </table:table-cell>
          <table:table-cell office:value-type="float" office:value="14001" calcext:value-type="float">
            <text:p>14001</text:p>
          </table:table-cell>
          <table:table-cell table:formula="of:=LN([.N19]/[.M19])" office:value-type="float" office:value="0.652899595678131" calcext:value-type="float">
            <text:p>0.6528995957</text:p>
          </table:table-cell>
          <table:table-cell office:value-type="float" office:value="7382" calcext:value-type="float">
            <text:p>7382</text:p>
          </table:table-cell>
          <table:table-cell office:value-type="float" office:value="7496" calcext:value-type="float">
            <text:p>7496</text:p>
          </table:table-cell>
          <table:table-cell table:formula="of:=LN([.Q19]/[.P19])" office:value-type="float" office:value="0.0153249403283142" calcext:value-type="float">
            <text:p>0.0153249403</text:p>
          </table:table-cell>
          <table:table-cell/>
          <table:table-cell office:value-type="float" office:value="2053" calcext:value-type="float">
            <text:p>2053</text:p>
          </table:table-cell>
          <table:table-cell office:value-type="float" office:value="12" calcext:value-type="float">
            <text:p>12</text:p>
          </table:table-cell>
          <table:table-cell office:value-type="float" office:value="14034" calcext:value-type="float">
            <text:p>14034</text:p>
          </table:table-cell>
          <table:table-cell office:value-type="float" office:value="7678" calcext:value-type="float">
            <text:p>7678</text:p>
          </table:table-cell>
          <table:table-cell office:value-type="float" office:value="0.603124" calcext:value-type="float">
            <text:p>0.603124</text:p>
          </table:table-cell>
          <table:table-cell office:value-type="float" office:value="7436" calcext:value-type="float">
            <text:p>7436</text:p>
          </table:table-cell>
          <table:table-cell office:value-type="float" office:value="7158" calcext:value-type="float">
            <text:p>7158</text:p>
          </table:table-cell>
          <table:table-cell table:formula="of:=-LN([.Z19]/[.Y19])" office:value-type="float" office:value="0.0381024575153635" calcext:value-type="float">
            <text:p>0.0381024575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37" calcext:value-type="float">
            <text:p>1537</text:p>
          </table:table-cell>
          <table:table-cell office:value-type="float" office:value="14292" calcext:value-type="float">
            <text:p>14292</text:p>
          </table:table-cell>
          <table:table-cell table:formula="of:=LN([.E20]/[.D20])" office:value-type="float" office:value="2.2298674756047" calcext:value-type="float">
            <text:p>2.2298674756</text:p>
          </table:table-cell>
          <table:table-cell office:value-type="float" office:value="7047" calcext:value-type="float">
            <text:p>7047</text:p>
          </table:table-cell>
          <table:table-cell office:value-type="float" office:value="7543" calcext:value-type="float">
            <text:p>7543</text:p>
          </table:table-cell>
          <table:table-cell table:formula="of:=LN([.H20]/[.G20])" office:value-type="float" office:value="0.0680179865266084" calcext:value-type="float">
            <text:p>0.0680179865</text:p>
          </table:table-cell>
          <table:table-cell/>
          <table:table-cell office:value-type="float" office:value="2039" calcext:value-type="float">
            <text:p>2039</text:p>
          </table:table-cell>
          <table:table-cell office:value-type="float" office:value="13" calcext:value-type="float">
            <text:p>13</text:p>
          </table:table-cell>
          <table:table-cell office:value-type="float" office:value="7336" calcext:value-type="float">
            <text:p>7336</text:p>
          </table:table-cell>
          <table:table-cell office:value-type="float" office:value="14078" calcext:value-type="float">
            <text:p>14078</text:p>
          </table:table-cell>
          <table:table-cell table:formula="of:=LN([.N20]/[.M20])" office:value-type="float" office:value="0.651819560231776" calcext:value-type="float">
            <text:p>0.6518195602</text:p>
          </table:table-cell>
          <table:table-cell office:value-type="float" office:value="7289" calcext:value-type="float">
            <text:p>7289</text:p>
          </table:table-cell>
          <table:table-cell office:value-type="float" office:value="7361" calcext:value-type="float">
            <text:p>7361</text:p>
          </table:table-cell>
          <table:table-cell table:formula="of:=LN([.Q20]/[.P20])" office:value-type="float" office:value="0.00982943067649308" calcext:value-type="float">
            <text:p>0.0098294307</text:p>
          </table:table-cell>
          <table:table-cell/>
          <table:table-cell office:value-type="float" office:value="2054" calcext:value-type="float">
            <text:p>2054</text:p>
          </table:table-cell>
          <table:table-cell office:value-type="float" office:value="13" calcext:value-type="float">
            <text:p>13</text:p>
          </table:table-cell>
          <table:table-cell office:value-type="float" office:value="14197" calcext:value-type="float">
            <text:p>14197</text:p>
          </table:table-cell>
          <table:table-cell office:value-type="float" office:value="7984" calcext:value-type="float">
            <text:p>7984</text:p>
          </table:table-cell>
          <table:table-cell office:value-type="float" office:value="0.575591" calcext:value-type="float">
            <text:p>0.575591</text:p>
          </table:table-cell>
          <table:table-cell office:value-type="float" office:value="7358" calcext:value-type="float">
            <text:p>7358</text:p>
          </table:table-cell>
          <table:table-cell office:value-type="float" office:value="7293" calcext:value-type="float">
            <text:p>7293</text:p>
          </table:table-cell>
          <table:table-cell table:formula="of:=-LN([.Z20]/[.Y20])" office:value-type="float" office:value="0.00887317268048657" calcext:value-type="float">
            <text:p>0.0088731727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537" calcext:value-type="float">
            <text:p>1537</text:p>
          </table:table-cell>
          <table:table-cell office:value-type="float" office:value="14222" calcext:value-type="float">
            <text:p>14222</text:p>
          </table:table-cell>
          <table:table-cell table:formula="of:=LN([.E21]/[.D21])" office:value-type="float" office:value="2.22495759690487" calcext:value-type="float">
            <text:p>2.2249575969</text:p>
          </table:table-cell>
          <table:table-cell office:value-type="float" office:value="7073" calcext:value-type="float">
            <text:p>7073</text:p>
          </table:table-cell>
          <table:table-cell office:value-type="float" office:value="7522" calcext:value-type="float">
            <text:p>7522</text:p>
          </table:table-cell>
          <table:table-cell table:formula="of:=LN([.H21]/[.G21])" office:value-type="float" office:value="0.0615473419942917" calcext:value-type="float">
            <text:p>0.061547342</text:p>
          </table:table-cell>
          <table:table-cell/>
          <table:table-cell office:value-type="float" office:value="2040" calcext:value-type="float">
            <text:p>2040</text:p>
          </table:table-cell>
          <table:table-cell office:value-type="float" office:value="14" calcext:value-type="float">
            <text:p>14</text:p>
          </table:table-cell>
          <table:table-cell office:value-type="float" office:value="7310" calcext:value-type="float">
            <text:p>7310</text:p>
          </table:table-cell>
          <table:table-cell office:value-type="float" office:value="14186" calcext:value-type="float">
            <text:p>14186</text:p>
          </table:table-cell>
          <table:table-cell table:formula="of:=LN([.N21]/[.M21])" office:value-type="float" office:value="0.663012289018208" calcext:value-type="float">
            <text:p>0.663012289</text:p>
          </table:table-cell>
          <table:table-cell office:value-type="float" office:value="7218" calcext:value-type="float">
            <text:p>7218</text:p>
          </table:table-cell>
          <table:table-cell office:value-type="float" office:value="7305" calcext:value-type="float">
            <text:p>7305</text:p>
          </table:table-cell>
          <table:table-cell table:formula="of:=LN([.Q21]/[.P21])" office:value-type="float" office:value="0.0119811389820659" calcext:value-type="float">
            <text:p>0.011981139</text:p>
          </table:table-cell>
          <table:table-cell/>
          <table:table-cell office:value-type="float" office:value="2055" calcext:value-type="float">
            <text:p>20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LN([.W21]/[.V21])" office:value-type="string" office:string-value="" calcext:value-type="error">
            <text:p>#DIV/0!</text:p>
          </table:table-cell>
          <table:table-cell office:value-type="float" office:value="7223" calcext:value-type="float">
            <text:p>7223</text:p>
          </table:table-cell>
          <table:table-cell office:value-type="float" office:value="7203" calcext:value-type="float">
            <text:p>7203</text:p>
          </table:table-cell>
          <table:table-cell table:formula="of:=-LN([.Z21]/[.Y21])" office:value-type="float" office:value="0.00277277316148394" calcext:value-type="float">
            <text:p>0.0027727732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534" calcext:value-type="float">
            <text:p>1534</text:p>
          </table:table-cell>
          <table:table-cell office:value-type="float" office:value="14251" calcext:value-type="float">
            <text:p>14251</text:p>
          </table:table-cell>
          <table:table-cell table:formula="of:=LN([.E22]/[.D22])" office:value-type="float" office:value="2.22894837674601" calcext:value-type="float">
            <text:p>2.2289483767</text:p>
          </table:table-cell>
          <table:table-cell office:value-type="float" office:value="7063" calcext:value-type="float">
            <text:p>7063</text:p>
          </table:table-cell>
          <table:table-cell office:value-type="float" office:value="7447" calcext:value-type="float">
            <text:p>7447</text:p>
          </table:table-cell>
          <table:table-cell table:formula="of:=LN([.H22]/[.G22])" office:value-type="float" office:value="0.0529413763017234" calcext:value-type="float">
            <text:p>0.0529413763</text:p>
          </table:table-cell>
          <table:table-cell/>
          <table:table-cell office:value-type="float" office:value="2041" calcext:value-type="float">
            <text:p>2041</text:p>
          </table:table-cell>
          <table:table-cell office:value-type="float" office:value="15" calcext:value-type="float">
            <text:p>15</text:p>
          </table:table-cell>
          <table:table-cell office:value-type="float" office:value="7378" calcext:value-type="float">
            <text:p>7378</text:p>
          </table:table-cell>
          <table:table-cell office:value-type="float" office:value="14088" calcext:value-type="float">
            <text:p>14088</text:p>
          </table:table-cell>
          <table:table-cell table:formula="of:=LN([.N22]/[.M22])" office:value-type="float" office:value="0.646820772019421" calcext:value-type="float">
            <text:p>0.646820772</text:p>
          </table:table-cell>
          <table:table-cell office:value-type="float" office:value="7296" calcext:value-type="float">
            <text:p>7296</text:p>
          </table:table-cell>
          <table:table-cell office:value-type="float" office:value="7362" calcext:value-type="float">
            <text:p>7362</text:p>
          </table:table-cell>
          <table:table-cell table:formula="of:=LN([.Q22]/[.P22])" office:value-type="float" office:value="0.00900538218479916" calcext:value-type="float">
            <text:p>0.0090053822</text:p>
          </table:table-cell>
          <table:table-cell/>
          <table:table-cell office:value-type="float" office:value="2056" calcext:value-type="float">
            <text:p>205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LN([.W22]/[.V22])" office:value-type="string" office:string-value="" calcext:value-type="error">
            <text:p>#DIV/0!</text:p>
          </table:table-cell>
          <table:table-cell table:number-columns-repeated="2"/>
          <table:table-cell table:formula="of:=-LN([.Z22]/[.Y22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2">
          <table:table-cell table:number-columns-repeated="28"/>
        </table:table-row>
        <table:table-row table:style-name="ro1">
          <table:table-cell table:number-columns-repeated="23"/>
          <table:table-cell table:style-name="ce12"/>
          <table:table-cell table:number-columns-repeated="4"/>
        </table:table-row>
      </table:table>
      <table:table table:name="Sheet16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Ps 1 </text:p>
          </table:table-cell>
          <table:table-cell table:number-columns-repeated="3"/>
          <table:table-cell office:value-type="float" office:value="14109" calcext:value-type="float">
            <text:p>14109</text:p>
          </table:table-cell>
          <table:table-cell office:value-type="float" office:value="13852" calcext:value-type="float">
            <text:p>13852</text:p>
          </table:table-cell>
          <table:table-cell office:value-type="float" office:value="0.0183832" calcext:value-type="float">
            <text:p>0.0183832</text:p>
          </table:table-cell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office:value-type="float" office:value="0.00614359" calcext:value-type="float">
            <text:p>0.00614359</text:p>
          </table:table-cell>
          <table:table-cell office:value-type="float" office:value="0.000601697" calcext:value-type="float">
            <text:p>0.000601697</text:p>
          </table:table-cell>
          <table:table-cell office:value-type="float" office:value="13831" calcext:value-type="float">
            <text:p>13831</text:p>
          </table:table-cell>
          <table:table-cell office:value-type="float" office:value="13491" calcext:value-type="float">
            <text:p>13491</text:p>
          </table:table-cell>
          <table:table-cell office:value-type="float" office:value="0.0248897" calcext:value-type="float">
            <text:p>0.0248897</text:p>
          </table:table-cell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float" office:value="-0.00017704" calcext:value-type="float">
            <text:p>-0.00017704</text:p>
          </table:table-cell>
          <table:table-cell office:value-type="float" office:value="0.00175455" calcext:value-type="float">
            <text:p>0.00175455</text:p>
          </table:table-cell>
          <table:table-cell office:value-type="float" office:value="13910" calcext:value-type="float">
            <text:p>13910</text:p>
          </table:table-cell>
          <table:table-cell office:value-type="float" office:value="13652" calcext:value-type="float">
            <text:p>13652</text:p>
          </table:table-cell>
          <table:table-cell office:value-type="float" office:value="0.018722" calcext:value-type="float">
            <text:p>0.018722</text:p>
          </table:table-cell>
        </table:table-row>
      </table:table>
      <table:table table:name="Sheet17" table:style-name="ta1">
        <table:table-column table:style-name="co1" table:default-cell-style-name="Default"/>
        <table:table-column table:style-name="co1" table:default-cell-style-name="ce15"/>
        <table:table-column table:style-name="co7" table:default-cell-style-name="ce15"/>
        <table:table-column table:style-name="co8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1" table:number-columns-repeated="10" table:default-cell-style-name="ce15"/>
        <table:table-column table:style-name="co1" table:default-cell-style-name="Default"/>
        <table:table-column table:style-name="co1" table:number-columns-repeated="14" table:default-cell-style-name="ce15"/>
        <table:table-row table:style-name="ro1" table:number-rows-repeated="3">
          <table:table-cell/>
          <table:table-cell table:style-name="Default" table:number-columns-repeated="16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bin/NormGain.exe</text:p>
          </table:table-cell>
          <table:table-cell table:style-name="Default" office:value-type="string" calcext:value-type="string">
            <text:p>-r</text:p>
          </table:table-cell>
          <table:table-cell table:style-name="Default" office:value-type="float" office:value="1791" calcext:value-type="float">
            <text:p>1791</text:p>
          </table:table-cell>
          <table:table-cell table:style-name="Default" office:value-type="string" calcext:value-type="string">
            <text:p>-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a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string" calcext:value-type="string">
            <text:p>-p</text:p>
          </table:table-cell>
          <table:table-cell table:style-name="Default" office:value-type="float" office:value="-0.004" calcext:value-type="float">
            <text:p>-0.004</text:p>
          </table:table-cell>
          <table:table-cell table:style-name="Default" office:value-type="string" calcext:value-type="string">
            <text:p>-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-f</text:p>
          </table:table-cell>
          <table:table-cell table:style-name="Default" office:value-type="string" calcext:value-type="string">
            <text:p>VUV3_coll_pos11.txt</text:p>
          </table:table-cell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office:value-type="string" calcext:value-type="string">
            <text:p>-t</text:p>
          </table:table-cell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 office:value-type="string" calcext:value-type="string">
            <text:p>-t</text:p>
          </table:table-cell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1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1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office:value-type="string" calcext:value-type="string">
            <text:p>-t</text:p>
          </table:table-cell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 office:value-type="string" calcext:value-type="string">
            <text:p>-t</text:p>
          </table:table-cell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2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2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office:value-type="string" calcext:value-type="string">
            <text:p>-t</text:p>
          </table:table-cell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 office:value-type="string" calcext:value-type="string">
            <text:p>-t</text:p>
          </table:table-cell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2_test2_pos3.txt</text:p>
          </table:table-cell>
          <table:table-cell table:number-columns-repeated="2"/>
          <table:table-cell office:value-type="string" calcext:value-type="string">
            <text:p>bin/NormGain.exe</text:p>
          </table:table-cell>
          <table:table-cell office:value-type="string" calcext:value-type="string">
            <text:p>-r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-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p</text:p>
          </table:table-cell>
          <table:table-cell office:value-type="float" office:value="-0.0025" calcext:value-type="float">
            <text:p>-0.0025</text:p>
          </table:table-cell>
          <table:table-cell office:value-type="string" calcext:value-type="string">
            <text:p>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 </text:p>
          </table:table-cell>
          <table:table-cell office:value-type="string" calcext:value-type="string">
            <text:p>VUV3_test2_pos3.txt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16"/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9"/>
          <table:table-cell table:style-name="ce16"/>
          <table:table-cell table:style-name="Default" table:number-columns-repeated="6"/>
          <table:table-cell/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0:33:26.890646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8-24T15:46:30.376035722</dc:date>
    <meta:editing-duration>P4DT1H27M32S</meta:editing-duration>
    <meta:editing-cycles>699</meta:editing-cycles>
    <meta:generator>LibreOffice/4.2.8.2$Linux_X86_64 LibreOffice_project/420m0$Build-2</meta:generator>
    <meta:document-statistic meta:table-count="17" meta:cell-count="12063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cm" svg:height="12.758cm" xlink:href=".." xlink:type="simple" chart:class="chart:scatter" chart:style-name="ch1">
        <chart:legend chart:legend-position="end" svg:x="16.021cm" svg:y="4.737cm" style:legend-expansion="high" chart:style-name="ch2"/>
        <chart:plot-area chart:style-name="ch3" table:cell-range-address="Sheet1.D4:Sheet1.D69 Sheet1.G2:Sheet1.G2 Sheet1.I4:Sheet1.I69 Sheet2.A1:Sheet2.G2 Sheet2.I4:Sheet2.I52 Sheet2.K2:Sheet2.K2 Sheet2.M4:Sheet2.M51 Sheet1.L2:Sheet1.L2 Sheet1.N4:Sheet1.N69" chart:data-source-has-labels="row" svg:x="0.496cm" svg:y="0.255cm" svg:width="15.029cm" svg:height="12.248cm">
          <chartooo:coordinate-region svg:x="1.223cm" svg:y="0.455cm" svg:width="14.022cm" svg:height="11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69" chart:label-cell-address="Sheet1.G2:Sheet1.G2" chart:class="chart:scatter">
            <chart:domain table:cell-range-address="Sheet1.D4:Sheet1.D69"/>
            <chart:data-point chart:repeated="66"/>
          </chart:series>
          <chart:series chart:style-name="ch7" chart:values-cell-range-address="Sheet2.I4:Sheet2.I52" chart:label-cell-address="Sheet2.A1:Sheet2.G2" chart:class="chart:scatter">
            <chart:domain table:cell-range-address="Sheet2.D4:Sheet2.D51"/>
            <chart:data-point chart:repeated="49"/>
          </chart:series>
          <chart:series chart:style-name="ch8" chart:values-cell-range-address="Sheet2.M4:Sheet2.M51" chart:label-cell-address="Sheet2.K2:Sheet2.K2" chart:class="chart:scatter">
            <chart:domain table:cell-range-address="Sheet2.D4:Sheet2.D51"/>
            <chart:data-point chart:repeated="48"/>
          </chart:series>
          <chart:series chart:style-name="ch9" chart:values-cell-range-address="Sheet1.N4:Sheet1.N69" chart:label-cell-address="Sheet1.L2:Sheet1.L2" chart:class="chart:scatter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1 , no colling, N2 gaz, beam splitter on</text:p>
                <draw:g>
                  <svg:desc>Sheet1.G2:Sheet1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UN 2, no colling, N2 gaz, beam splitter on Top (65.5V), no collin, N2 gaz, </text:p>
                <text:list>
                  <text:list-item>
                    <text:p>RUN 2, no colling, N2 gaz, beam splitter 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Top (65.5V), no collin, N2 gaz, </text:p>
                  </text:list-item>
                </text:list>
                <draw:g>
                  <svg:desc>Sheet2.A1:Sheet2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no colling, N2 gaz</text:p>
                <draw:g>
                  <svg:desc>Sheet2.K2:Sheet2.K2</svg:desc>
                </draw:g>
              </table:table-cell>
              <table:table-cell office:value-type="string">
                <text:p>Bottom (51.8V), run  1, no colling, N2 gaz, beam splitter on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4:Sheet1.D69</svg:desc>
                </draw:g>
              </table:table-cell>
              <table:table-cell office:value-type="float" office:value="1.23381667569867">
                <text:p>1.23381667569867</text:p>
                <draw:g>
                  <svg:desc>Sheet1.I4:Sheet1.I69</svg:desc>
                </draw:g>
              </table:table-cell>
              <table:table-cell office:value-type="float" office:value="0">
                <text:p>0</text:p>
                <draw:g>
                  <svg:desc>Sheet2.D4:Sheet2.D51</svg:desc>
                </draw:g>
              </table:table-cell>
              <table:table-cell office:value-type="float" office:value="1.28483668333448">
                <text:p>1.28483668333448</text:p>
                <draw:g>
                  <svg:desc>Sheet2.I4:Sheet2.I52</svg:desc>
                </draw:g>
              </table:table-cell>
              <table:table-cell office:value-type="float" office:value="0">
                <text:p>0</text:p>
                <draw:g>
                  <svg:desc>Sheet2.D4:Sheet2.D51</svg:desc>
                </draw:g>
              </table:table-cell>
              <table:table-cell office:value-type="float" office:value="0.144842567206046">
                <text:p>0.144842567206046</text:p>
                <draw:g>
                  <svg:desc>Sheet2.M4:Sheet2.M51</svg:desc>
                </draw:g>
              </table:table-cell>
              <table:table-cell office:value-type="float" office:value="0.132049954766551">
                <text:p>0.132049954766551</text:p>
                <draw:g>
                  <svg:desc>Sheet1.N4:Sheet1.N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3">
                <text:p>3</text:p>
              </table:table-cell>
              <table:table-cell office:value-type="float" office:value="1.0366407679644">
                <text:p>1.0366407679644</text:p>
              </table:table-cell>
              <table:table-cell office:value-type="float" office:value="3">
                <text:p>3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6">
                <text:p>6</text:p>
              </table:table-cell>
              <table:table-cell office:value-type="float" office:value="1.31633272653238">
                <text:p>1.31633272653238</text:p>
              </table:table-cell>
              <table:table-cell office:value-type="float" office:value="6">
                <text:p>6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10">
                <text:p>10</text:p>
              </table:table-cell>
              <table:table-cell office:value-type="float" office:value="1.66853180857379">
                <text:p>1.66853180857379</text:p>
              </table:table-cell>
              <table:table-cell office:value-type="float" office:value="10">
                <text:p>10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13">
                <text:p>13</text:p>
              </table:table-cell>
              <table:table-cell office:value-type="float" office:value="1.62875939046162">
                <text:p>1.62875939046162</text:p>
              </table:table-cell>
              <table:table-cell office:value-type="float" office:value="13">
                <text:p>13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17">
                <text:p>17</text:p>
              </table:table-cell>
              <table:table-cell office:value-type="float" office:value="1.61938255631527">
                <text:p>1.61938255631527</text:p>
              </table:table-cell>
              <table:table-cell office:value-type="float" office:value="17">
                <text:p>17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20">
                <text:p>20</text:p>
              </table:table-cell>
              <table:table-cell office:value-type="float" office:value="1.58024198712405">
                <text:p>1.58024198712405</text:p>
              </table:table-cell>
              <table:table-cell office:value-type="float" office:value="20">
                <text:p>20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24">
                <text:p>24</text:p>
              </table:table-cell>
              <table:table-cell office:value-type="float" office:value="1.60414600119348">
                <text:p>1.60414600119348</text:p>
              </table:table-cell>
              <table:table-cell office:value-type="float" office:value="24">
                <text:p>24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27">
                <text:p>27</text:p>
              </table:table-cell>
              <table:table-cell office:value-type="float" office:value="1.70503483059164">
                <text:p>1.70503483059164</text:p>
              </table:table-cell>
              <table:table-cell office:value-type="float" office:value="27">
                <text:p>2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31">
                <text:p>31</text:p>
              </table:table-cell>
              <table:table-cell office:value-type="float" office:value="1.59685212509598">
                <text:p>1.59685212509598</text:p>
              </table:table-cell>
              <table:table-cell office:value-type="float" office:value="31">
                <text:p>31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34">
                <text:p>34</text:p>
              </table:table-cell>
              <table:table-cell office:value-type="float" office:value="1.53221944325184">
                <text:p>1.53221944325184</text:p>
              </table:table-cell>
              <table:table-cell office:value-type="float" office:value="34">
                <text:p>34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38">
                <text:p>38</text:p>
              </table:table-cell>
              <table:table-cell office:value-type="float" office:value="1.44882942106461">
                <text:p>1.44882942106461</text:p>
              </table:table-cell>
              <table:table-cell office:value-type="float" office:value="38">
                <text:p>38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42">
                <text:p>42</text:p>
              </table:table-cell>
              <table:table-cell office:value-type="float" office:value="1.19903895264874">
                <text:p>1.19903895264874</text:p>
              </table:table-cell>
              <table:table-cell office:value-type="float" office:value="42">
                <text:p>42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45">
                <text:p>45</text:p>
              </table:table-cell>
              <table:table-cell office:value-type="float" office:value="1.13409143877787">
                <text:p>1.13409143877787</text:p>
              </table:table-cell>
              <table:table-cell office:value-type="float" office:value="45">
                <text:p>45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48">
                <text:p>48</text:p>
              </table:table-cell>
              <table:table-cell office:value-type="float" office:value="1.48639570348577">
                <text:p>1.48639570348577</text:p>
              </table:table-cell>
              <table:table-cell office:value-type="float" office:value="48">
                <text:p>48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52">
                <text:p>52</text:p>
              </table:table-cell>
              <table:table-cell office:value-type="float" office:value="1.53184267649547">
                <text:p>1.53184267649547</text:p>
              </table:table-cell>
              <table:table-cell office:value-type="float" office:value="52">
                <text:p>52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56">
                <text:p>56</text:p>
              </table:table-cell>
              <table:table-cell office:value-type="float" office:value="1.44540089206537">
                <text:p>1.44540089206537</text:p>
              </table:table-cell>
              <table:table-cell office:value-type="float" office:value="56">
                <text:p>56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59">
                <text:p>59</text:p>
              </table:table-cell>
              <table:table-cell office:value-type="float" office:value="1.44994418573439">
                <text:p>1.44994418573439</text:p>
              </table:table-cell>
              <table:table-cell office:value-type="float" office:value="59">
                <text:p>59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63">
                <text:p>63</text:p>
              </table:table-cell>
              <table:table-cell office:value-type="float" office:value="1.47783383124483">
                <text:p>1.47783383124483</text:p>
              </table:table-cell>
              <table:table-cell office:value-type="float" office:value="63">
                <text:p>63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66">
                <text:p>66</text:p>
              </table:table-cell>
              <table:table-cell office:value-type="float" office:value="1.45812970359268">
                <text:p>1.45812970359268</text:p>
              </table:table-cell>
              <table:table-cell office:value-type="float" office:value="66">
                <text:p>66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">
                <text:p>87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70">
                <text:p>70</text:p>
              </table:table-cell>
              <table:table-cell office:value-type="float" office:value="1.52677655381316">
                <text:p>1.52677655381316</text:p>
              </table:table-cell>
              <table:table-cell office:value-type="float" office:value="70">
                <text:p>70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74">
                <text:p>74</text:p>
              </table:table-cell>
              <table:table-cell office:value-type="float" office:value="1.47058238524917">
                <text:p>1.47058238524917</text:p>
              </table:table-cell>
              <table:table-cell office:value-type="float" office:value="74">
                <text:p>74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">
                <text:p>94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77">
                <text:p>77</text:p>
              </table:table-cell>
              <table:table-cell office:value-type="float" office:value="1.49396678027327">
                <text:p>1.49396678027327</text:p>
              </table:table-cell>
              <table:table-cell office:value-type="float" office:value="77">
                <text:p>7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">
                <text:p>97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81">
                <text:p>81</text:p>
              </table:table-cell>
              <table:table-cell office:value-type="float" office:value="1.55243227531128">
                <text:p>1.55243227531128</text:p>
              </table:table-cell>
              <table:table-cell office:value-type="float" office:value="81">
                <text:p>81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84">
                <text:p>84</text:p>
              </table:table-cell>
              <table:table-cell office:value-type="float" office:value="1.54316674822946">
                <text:p>1.54316674822946</text:p>
              </table:table-cell>
              <table:table-cell office:value-type="float" office:value="84">
                <text:p>84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">
                <text:p>104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89">
                <text:p>89</text:p>
              </table:table-cell>
              <table:table-cell office:value-type="float" office:value="1.46838873415919">
                <text:p>1.46838873415919</text:p>
              </table:table-cell>
              <table:table-cell office:value-type="float" office:value="89">
                <text:p>89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94">
                <text:p>94</text:p>
              </table:table-cell>
              <table:table-cell office:value-type="float" office:value="1.54224037356582">
                <text:p>1.54224037356582</text:p>
              </table:table-cell>
              <table:table-cell office:value-type="float" office:value="94">
                <text:p>94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">
                <text:p>111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97">
                <text:p>97</text:p>
              </table:table-cell>
              <table:table-cell office:value-type="float" office:value="1.5001521421417">
                <text:p>1.5001521421417</text:p>
              </table:table-cell>
              <table:table-cell office:value-type="float" office:value="97">
                <text:p>97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101">
                <text:p>101</text:p>
              </table:table-cell>
              <table:table-cell office:value-type="float" office:value="1.57048556153685">
                <text:p>1.57048556153685</text:p>
              </table:table-cell>
              <table:table-cell office:value-type="float" office:value="101">
                <text:p>101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105">
                <text:p>105</text:p>
              </table:table-cell>
              <table:table-cell office:value-type="float" office:value="1.45649861979314">
                <text:p>1.45649861979314</text:p>
              </table:table-cell>
              <table:table-cell office:value-type="float" office:value="105">
                <text:p>105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">
                <text:p>126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109">
                <text:p>109</text:p>
              </table:table-cell>
              <table:table-cell office:value-type="float" office:value="1.49103063715135">
                <text:p>1.49103063715135</text:p>
              </table:table-cell>
              <table:table-cell office:value-type="float" office:value="109">
                <text:p>10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">
                <text:p>129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112">
                <text:p>112</text:p>
              </table:table-cell>
              <table:table-cell office:value-type="float" office:value="1.63034379672475">
                <text:p>1.63034379672475</text:p>
              </table:table-cell>
              <table:table-cell office:value-type="float" office:value="112">
                <text:p>112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115">
                <text:p>115</text:p>
              </table:table-cell>
              <table:table-cell office:value-type="float" office:value="1.55447780988467">
                <text:p>1.55447780988467</text:p>
              </table:table-cell>
              <table:table-cell office:value-type="float" office:value="115">
                <text:p>115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">
                <text:p>133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119">
                <text:p>119</text:p>
              </table:table-cell>
              <table:table-cell office:value-type="float" office:value="1.64588034812365">
                <text:p>1.64588034812365</text:p>
              </table:table-cell>
              <table:table-cell office:value-type="float" office:value="119">
                <text:p>119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">
                <text:p>137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123">
                <text:p>123</text:p>
              </table:table-cell>
              <table:table-cell office:value-type="float" office:value="1.60362890925463">
                <text:p>1.60362890925463</text:p>
              </table:table-cell>
              <table:table-cell office:value-type="float" office:value="123">
                <text:p>123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127">
                <text:p>127</text:p>
              </table:table-cell>
              <table:table-cell office:value-type="float" office:value="1.55402694857964">
                <text:p>1.55402694857964</text:p>
              </table:table-cell>
              <table:table-cell office:value-type="float" office:value="127">
                <text:p>127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131">
                <text:p>131</text:p>
              </table:table-cell>
              <table:table-cell office:value-type="float" office:value="1.5558340419108">
                <text:p>1.5558340419108</text:p>
              </table:table-cell>
              <table:table-cell office:value-type="float" office:value="131">
                <text:p>131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">
                <text:p>147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134">
                <text:p>134</text:p>
              </table:table-cell>
              <table:table-cell office:value-type="float" office:value="1.43351096084189">
                <text:p>1.43351096084189</text:p>
              </table:table-cell>
              <table:table-cell office:value-type="float" office:value="134">
                <text:p>134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1">
                <text:p>151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138">
                <text:p>138</text:p>
              </table:table-cell>
              <table:table-cell office:value-type="float" office:value="1.52433110841526">
                <text:p>1.52433110841526</text:p>
              </table:table-cell>
              <table:table-cell office:value-type="float" office:value="138">
                <text:p>138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141">
                <text:p>141</text:p>
              </table:table-cell>
              <table:table-cell office:value-type="float" office:value="1.55249861493015">
                <text:p>1.55249861493015</text:p>
              </table:table-cell>
              <table:table-cell office:value-type="float" office:value="141">
                <text:p>141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145">
                <text:p>145</text:p>
              </table:table-cell>
              <table:table-cell office:value-type="float" office:value="1.53718951805042">
                <text:p>1.53718951805042</text:p>
              </table:table-cell>
              <table:table-cell office:value-type="float" office:value="145">
                <text:p>145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">
                <text:p>161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148">
                <text:p>148</text:p>
              </table:table-cell>
              <table:table-cell office:value-type="float" office:value="1.5534108139005">
                <text:p>1.5534108139005</text:p>
              </table:table-cell>
              <table:table-cell office:value-type="float" office:value="148">
                <text:p>148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">
                <text:p>165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152">
                <text:p>152</text:p>
              </table:table-cell>
              <table:table-cell office:value-type="float" office:value="1.42888369454548">
                <text:p>1.42888369454548</text:p>
              </table:table-cell>
              <table:table-cell office:value-type="float" office:value="152">
                <text:p>15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">
                <text:p>169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156">
                <text:p>156</text:p>
              </table:table-cell>
              <table:table-cell office:value-type="float" office:value="1.37210653164289">
                <text:p>1.37210653164289</text:p>
              </table:table-cell>
              <table:table-cell office:value-type="float" office:value="156">
                <text:p>156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160">
                <text:p>160</text:p>
              </table:table-cell>
              <table:table-cell office:value-type="float" office:value="1.40415502588355">
                <text:p>1.40415502588355</text:p>
              </table:table-cell>
              <table:table-cell office:value-type="float" office:value="160">
                <text:p>160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163">
                <text:p>163</text:p>
              </table:table-cell>
              <table:table-cell office:value-type="float" office:value="1.5772239648565">
                <text:p>1.5772239648565</text:p>
              </table:table-cell>
              <table:table-cell office:value-type="float" office:value="163">
                <text:p>163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">
                <text:p>183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167">
                <text:p>167</text:p>
              </table:table-cell>
              <table:table-cell office:value-type="float" office:value="1.45505967543212">
                <text:p>1.45505967543212</text:p>
              </table:table-cell>
              <table:table-cell office:value-type="float" office:value="167">
                <text:p>167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7">
                <text:p>187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170">
                <text:p>170</text:p>
              </table:table-cell>
              <table:table-cell office:value-type="float" office:value="1.42198562419777">
                <text:p>1.42198562419777</text:p>
              </table:table-cell>
              <table:table-cell office:value-type="float" office:value="170">
                <text:p>170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0">
                <text:p>190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NaN">
                <text:p>NaN</text:p>
              </table:table-cell>
              <table:table-cell office:value-type="float" office:value="1.40953532515934">
                <text:p>1.4095353251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">
                <text:p>197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">
                <text:p>201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">
                <text:p>204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8">
                <text:p>208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">
                <text:p>211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">
                <text:p>215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">
                <text:p>219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2">
                <text:p>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6">
                <text:p>226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9">
                <text:p>229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">
                <text:p>233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6">
                <text:p>236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3">
                <text:p>243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7">
                <text:p>24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0">
                <text:p>250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994539407629">
                <text:p>0.101994539407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45cm" svg:y="3.952cm" style:legend-expansion="high" chart:style-name="ch2"/>
        <chart:plot-area chart:style-name="ch3" table:cell-range-address="Sheet6.E3:Sheet6.G39 Sheet6.F2:Sheet6.G2" chart:data-source-has-labels="row" svg:x="0.32cm" svg:y="0.18cm" svg:width="13.705cm" svg:height="8.64cm">
          <chartooo:coordinate-region svg:x="1.047cm" svg:y="0.379cm" svg:width="12.6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F3:Sheet6.F39" chart:label-cell-address="Sheet6.F2:Sheet6.F2" chart:class="chart:scatter">
            <chart:domain table:cell-range-address="Sheet6.E3:Sheet6.E39"/>
            <chart:data-point chart:repeated="37"/>
          </chart:series>
          <chart:series chart:style-name="ch7" chart:values-cell-range-address="Sheet6.G3:Sheet6.G39" chart:label-cell-address="Sheet6.G2:Sheet6.G2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o bs</text:p>
                <draw:g>
                  <svg:desc>Sheet6.F2:Sheet6.F2</svg:desc>
                </draw:g>
              </table:table-cell>
              <table:table-cell office:value-type="string">
                <text:p>bs</text:p>
                <draw:g>
                  <svg:desc>Sheet6.G2:Sheet6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E3:Sheet6.E39</svg:desc>
                </draw:g>
              </table:table-cell>
              <table:table-cell office:value-type="float" office:value="1.1245933913344">
                <text:p>1.1245933913344</text:p>
                <draw:g>
                  <svg:desc>Sheet6.F3:Sheet6.F39</svg:desc>
                </draw:g>
              </table:table-cell>
              <table:table-cell office:value-type="float" office:value="2.72022971203232">
                <text:p>2.72022971203232</text:p>
                <draw:g>
                  <svg:desc>Sheet6.G3:Sheet6.G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5558206357703">
                <text:p>1.05558206357703</text:p>
              </table:table-cell>
              <table:table-cell office:value-type="float" office:value="2.70202526480265">
                <text:p>2.70202526480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6526663505658">
                <text:p>1.06526663505658</text:p>
              </table:table-cell>
              <table:table-cell office:value-type="float" office:value="2.64531120329719">
                <text:p>2.64531120329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973879127819">
                <text:p>1.03973879127819</text:p>
              </table:table-cell>
              <table:table-cell office:value-type="float" office:value="2.52344632914614">
                <text:p>2.52344632914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7774168446737">
                <text:p>1.07774168446737</text:p>
              </table:table-cell>
              <table:table-cell office:value-type="float" office:value="2.46233873163242">
                <text:p>2.46233873163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113074791381">
                <text:p>1.1113074791381</text:p>
              </table:table-cell>
              <table:table-cell office:value-type="float" office:value="2.36936712640249">
                <text:p>2.36936712640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12843748926902">
                <text:p>1.12843748926902</text:p>
              </table:table-cell>
              <table:table-cell office:value-type="float" office:value="2.28996060973055">
                <text:p>2.28996060973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15580438102267">
                <text:p>1.15580438102267</text:p>
              </table:table-cell>
              <table:table-cell office:value-type="float" office:value="2.17125396943558">
                <text:p>2.17125396943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20948596193198">
                <text:p>1.20948596193198</text:p>
              </table:table-cell>
              <table:table-cell office:value-type="float" office:value="2.05067071398052">
                <text:p>2.05067071398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25560905971337">
                <text:p>1.25560905971337</text:p>
              </table:table-cell>
              <table:table-cell office:value-type="float" office:value="2.10630863661387">
                <text:p>2.10630863661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22659434661">
                <text:p>1.22659434661</text:p>
              </table:table-cell>
              <table:table-cell office:value-type="float" office:value="1.96013601340711">
                <text:p>1.9601360134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21142947203463">
                <text:p>1.21142947203463</text:p>
              </table:table-cell>
              <table:table-cell office:value-type="float" office:value="1.93703430249112">
                <text:p>1.93703430249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30243596592712">
                <text:p>1.30243596592712</text:p>
              </table:table-cell>
              <table:table-cell office:value-type="float" office:value="1.87474822893855">
                <text:p>1.87474822893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27454501853648">
                <text:p>1.27454501853648</text:p>
              </table:table-cell>
              <table:table-cell office:value-type="float" office:value="1.75094268248027">
                <text:p>1.75094268248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27595389857964">
                <text:p>1.27595389857964</text:p>
              </table:table-cell>
              <table:table-cell office:value-type="float" office:value="1.69934113828754">
                <text:p>1.699341138287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26815811687543">
                <text:p>1.26815811687543</text:p>
              </table:table-cell>
              <table:table-cell office:value-type="float" office:value="1.67620135730846">
                <text:p>1.67620135730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29555518484708">
                <text:p>1.29555518484708</text:p>
              </table:table-cell>
              <table:table-cell office:value-type="float" office:value="1.65482703781977">
                <text:p>1.65482703781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26929604429413">
                <text:p>1.26929604429413</text:p>
              </table:table-cell>
              <table:table-cell office:value-type="float" office:value="1.57725027128732">
                <text:p>1.57725027128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31288297465173">
                <text:p>1.31288297465173</text:p>
              </table:table-cell>
              <table:table-cell office:value-type="float" office:value="1.58521355791349">
                <text:p>1.58521355791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25510763519866">
                <text:p>1.25510763519866</text:p>
              </table:table-cell>
              <table:table-cell office:value-type="float" office:value="1.47337045368555">
                <text:p>1.47337045368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37590451764589">
                <text:p>1.37590451764589</text:p>
              </table:table-cell>
              <table:table-cell office:value-type="float" office:value="1.47579638685268">
                <text:p>1.47579638685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3897336101091">
                <text:p>1.3897336101091</text:p>
              </table:table-cell>
              <table:table-cell office:value-type="float" office:value="1.45472849079518">
                <text:p>1.45472849079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33218898791775">
                <text:p>1.33218898791775</text:p>
              </table:table-cell>
              <table:table-cell office:value-type="float" office:value="1.46682090199698">
                <text:p>1.466820901996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37545750821119">
                <text:p>1.37545750821119</text:p>
              </table:table-cell>
              <table:table-cell office:value-type="float" office:value="1.47419721552098">
                <text:p>1.474197215520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3904713597525">
                <text:p>1.3904713597525</text:p>
              </table:table-cell>
              <table:table-cell office:value-type="float" office:value="1.42917144703919">
                <text:p>1.42917144703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4033198423536">
                <text:p>1.4033198423536</text:p>
              </table:table-cell>
              <table:table-cell office:value-type="float" office:value="1.31667331294149">
                <text:p>1.31667331294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35698950615432">
                <text:p>1.35698950615432</text:p>
              </table:table-cell>
              <table:table-cell office:value-type="float" office:value="1.3531917310558">
                <text:p>1.3531917310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38388258573912">
                <text:p>1.38388258573912</text:p>
              </table:table-cell>
              <table:table-cell office:value-type="float" office:value="1.27134299426859">
                <text:p>1.271342994268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.38367617960357">
                <text:p>1.38367617960357</text:p>
              </table:table-cell>
              <table:table-cell office:value-type="float" office:value="1.2409043413018">
                <text:p>1.2409043413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.41361965213039">
                <text:p>1.41361965213039</text:p>
              </table:table-cell>
              <table:table-cell office:value-type="float" office:value="1.22305344309032">
                <text:p>1.223053443090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1.41697410727844">
                <text:p>1.41697410727844</text:p>
              </table:table-cell>
              <table:table-cell office:value-type="float" office:value="1.26473867844384">
                <text:p>1.26473867844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.43358870951581">
                <text:p>1.43358870951581</text:p>
              </table:table-cell>
              <table:table-cell office:value-type="float" office:value="1.2015929769788">
                <text:p>1.2015929769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42205341144697">
                <text:p>1.42205341144697</text:p>
              </table:table-cell>
              <table:table-cell office:value-type="float" office:value="1.20156831650535">
                <text:p>1.20156831650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1.41400608588405">
                <text:p>1.41400608588405</text:p>
              </table:table-cell>
              <table:table-cell office:value-type="float" office:value="1.1394390510645">
                <text:p>1.1394390510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1.47447464403119">
                <text:p>1.47447464403119</text:p>
              </table:table-cell>
              <table:table-cell office:value-type="float" office:value="1.14943882883946">
                <text:p>1.149438828839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1.43469690748896">
                <text:p>1.43469690748896</text:p>
              </table:table-cell>
              <table:table-cell office:value-type="float" office:value="1.08406872086636">
                <text:p>1.084068720866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.42232717276721">
                <text:p>1.42232717276721</text:p>
              </table:table-cell>
              <table:table-cell office:value-type="float" office:value="1.1123909412719">
                <text:p>1.11239094127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587cm" svg:height="18.556cm" xlink:href=".." xlink:type="simple" chart:class="chart:scatter" chart:style-name="ch1">
        <chart:legend chart:legend-position="end" svg:x="15.734cm" svg:y="8.232cm" style:legend-expansion="high" chart:style-name="ch2"/>
        <chart:plot-area chart:style-name="ch3" table:cell-range-address="Sheet7.A5:Sheet7.A49 Sheet7.D3:Sheet7.D3 Sheet7.F5:Sheet7.F49 Sheet7.P3:Sheet7.P3 Sheet7.R5:Sheet7.R46 Sheet7.T3:Sheet7.T3 Sheet7.V5:Sheet7.V46 Sheet7.H3:Sheet7.H3 Sheet7.J5:Sheet7.J49" chart:data-source-has-labels="row" svg:x="0.471cm" svg:y="0.371cm" svg:width="14.792cm" svg:height="17.814cm">
          <chartooo:coordinate-region svg:x="1.198cm" svg:y="0.57cm" svg:width="13.785cm" svg:height="16.9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F5:Sheet7.F49" chart:label-cell-address="Sheet7.D3:Sheet7.D3" chart:class="chart:scatter">
            <chart:domain table:cell-range-address="Sheet7.A5:Sheet7.A49"/>
            <chart:data-point chart:repeated="45"/>
          </chart:series>
          <chart:series chart:style-name="ch7" chart:values-cell-range-address="Sheet7.R5:Sheet7.R46" chart:label-cell-address="Sheet7.P3:Sheet7.P3" chart:class="chart:scatter">
            <chart:data-point chart:repeated="45"/>
          </chart:series>
          <chart:series chart:style-name="ch8" chart:values-cell-range-address="Sheet7.V5:Sheet7.V46" chart:label-cell-address="Sheet7.T3:Sheet7.T3" chart:class="chart:scatter">
            <chart:data-point chart:repeated="45"/>
          </chart:series>
          <chart:series chart:style-name="ch9" chart:values-cell-range-address="Sheet7.J5:Sheet7.J49" chart:label-cell-address="Sheet7.H3:Sheet7.H3" chart:class="chart:scatter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p (65.5V), bs, cooling @ 0C , N2</text:p>
                <draw:g>
                  <svg:desc>Sheet7.D3:Sheet7.D3</svg:desc>
                </draw:g>
              </table:table-cell>
              <table:table-cell office:value-type="string">
                <text:p>Top (65.5V), bs, cooling @ 10C , N2</text:p>
                <draw:g>
                  <svg:desc>Sheet7.P3:Sheet7.P3</svg:desc>
                </draw:g>
              </table:table-cell>
              <table:table-cell office:value-type="string">
                <text:p>Bottom (+4.8 OV), bs, cooling @ 10C , N2</text:p>
                <draw:g>
                  <svg:desc>Sheet7.T3:Sheet7.T3</svg:desc>
                </draw:g>
              </table:table-cell>
              <table:table-cell office:value-type="string">
                <text:p>Bottom (+4.8 OV) , bs, cooling @ 0C , N2</text:p>
                <draw:g>
                  <svg:desc>Sheet7.H3:Sheet7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A5:Sheet7.A49</svg:desc>
                </draw:g>
              </table:table-cell>
              <table:table-cell office:value-type="float" office:value="1.97189158187541">
                <text:p>1.97189158187541</text:p>
                <draw:g>
                  <svg:desc>Sheet7.F5:Sheet7.F49</svg:desc>
                </draw:g>
              </table:table-cell>
              <table:table-cell office:value-type="float" office:value="2.14319684040054">
                <text:p>2.14319684040054</text:p>
                <draw:g>
                  <svg:desc>Sheet7.R5:Sheet7.R46</svg:desc>
                </draw:g>
              </table:table-cell>
              <table:table-cell office:value-type="float" office:value="1.57613071441633">
                <text:p>1.57613071441633</text:p>
                <draw:g>
                  <svg:desc>Sheet7.V5:Sheet7.V46</svg:desc>
                </draw:g>
              </table:table-cell>
              <table:table-cell office:value-type="float" office:value="1.81814982201993">
                <text:p>1.81814982201993</text:p>
                <draw:g>
                  <svg:desc>Sheet7.J5:Sheet7.J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06721910384334">
                <text:p>2.06721910384334</text:p>
              </table:table-cell>
              <table:table-cell office:value-type="float" office:value="2.14931786119547">
                <text:p>2.14931786119547</text:p>
              </table:table-cell>
              <table:table-cell office:value-type="float" office:value="1.61338074652181">
                <text:p>1.61338074652181</text:p>
              </table:table-cell>
              <table:table-cell office:value-type="float" office:value="1.78299320960204">
                <text:p>1.78299320960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.02999721848354">
                <text:p>2.02999721848354</text:p>
              </table:table-cell>
              <table:table-cell office:value-type="float" office:value="2.10807335435416">
                <text:p>2.10807335435416</text:p>
              </table:table-cell>
              <table:table-cell office:value-type="float" office:value="1.54879346488585">
                <text:p>1.54879346488585</text:p>
              </table:table-cell>
              <table:table-cell office:value-type="float" office:value="1.79790984107804">
                <text:p>1.79790984107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.04414044176089">
                <text:p>2.04414044176089</text:p>
              </table:table-cell>
              <table:table-cell office:value-type="float" office:value="2.160404558977">
                <text:p>2.160404558977</text:p>
              </table:table-cell>
              <table:table-cell office:value-type="float" office:value="1.55225114950345">
                <text:p>1.55225114950345</text:p>
              </table:table-cell>
              <table:table-cell office:value-type="float" office:value="1.73122868685241">
                <text:p>1.73122868685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.0072614411553">
                <text:p>2.0072614411553</text:p>
              </table:table-cell>
              <table:table-cell office:value-type="float" office:value="2.11397420729253">
                <text:p>2.11397420729253</text:p>
              </table:table-cell>
              <table:table-cell office:value-type="float" office:value="1.53911834091839">
                <text:p>1.53911834091839</text:p>
              </table:table-cell>
              <table:table-cell office:value-type="float" office:value="1.69626200596968">
                <text:p>1.69626200596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.0458674007591">
                <text:p>2.0458674007591</text:p>
              </table:table-cell>
              <table:table-cell office:value-type="float" office:value="2.14031751450928">
                <text:p>2.14031751450928</text:p>
              </table:table-cell>
              <table:table-cell office:value-type="float" office:value="1.58121155542633">
                <text:p>1.58121155542633</text:p>
              </table:table-cell>
              <table:table-cell office:value-type="float" office:value="1.64532647476655">
                <text:p>1.64532647476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.98011991963374">
                <text:p>1.98011991963374</text:p>
              </table:table-cell>
              <table:table-cell office:value-type="float" office:value="2.11975058414986">
                <text:p>2.11975058414986</text:p>
              </table:table-cell>
              <table:table-cell office:value-type="float" office:value="1.60016939192903">
                <text:p>1.60016939192903</text:p>
              </table:table-cell>
              <table:table-cell office:value-type="float" office:value="1.61234040031043">
                <text:p>1.61234040031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.9284388715607">
                <text:p>1.9284388715607</text:p>
              </table:table-cell>
              <table:table-cell office:value-type="float" office:value="2.17501292038861">
                <text:p>2.17501292038861</text:p>
              </table:table-cell>
              <table:table-cell office:value-type="float" office:value="1.62357536203465">
                <text:p>1.62357536203465</text:p>
              </table:table-cell>
              <table:table-cell office:value-type="float" office:value="1.66625438747776">
                <text:p>1.66625438747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.96142351600945">
                <text:p>1.96142351600945</text:p>
              </table:table-cell>
              <table:table-cell office:value-type="float" office:value="2.14415560920599">
                <text:p>2.14415560920599</text:p>
              </table:table-cell>
              <table:table-cell office:value-type="float" office:value="1.55497504328527">
                <text:p>1.55497504328527</text:p>
              </table:table-cell>
              <table:table-cell office:value-type="float" office:value="1.66378704884979">
                <text:p>1.66378704884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.93079533973705">
                <text:p>1.93079533973705</text:p>
              </table:table-cell>
              <table:table-cell office:value-type="float" office:value="2.09591726885404">
                <text:p>2.09591726885404</text:p>
              </table:table-cell>
              <table:table-cell office:value-type="float" office:value="1.51075056425216">
                <text:p>1.51075056425216</text:p>
              </table:table-cell>
              <table:table-cell office:value-type="float" office:value="1.60243344765329">
                <text:p>1.60243344765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.93463315888006">
                <text:p>1.93463315888006</text:p>
              </table:table-cell>
              <table:table-cell office:value-type="float" office:value="2.13411453511177">
                <text:p>2.13411453511177</text:p>
              </table:table-cell>
              <table:table-cell office:value-type="float" office:value="1.61679334512806">
                <text:p>1.61679334512806</text:p>
              </table:table-cell>
              <table:table-cell office:value-type="float" office:value="1.61590193793934">
                <text:p>1.61590193793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.92927582765154">
                <text:p>1.92927582765154</text:p>
              </table:table-cell>
              <table:table-cell office:value-type="float" office:value="2.17348536420222">
                <text:p>2.17348536420222</text:p>
              </table:table-cell>
              <table:table-cell office:value-type="float" office:value="1.59786389783112">
                <text:p>1.59786389783112</text:p>
              </table:table-cell>
              <table:table-cell office:value-type="float" office:value="1.61130882036991">
                <text:p>1.61130882036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.92118112123609">
                <text:p>1.92118112123609</text:p>
              </table:table-cell>
              <table:table-cell office:value-type="float" office:value="2.17003393243625">
                <text:p>2.17003393243625</text:p>
              </table:table-cell>
              <table:table-cell office:value-type="float" office:value="1.62464230382783">
                <text:p>1.62464230382783</text:p>
              </table:table-cell>
              <table:table-cell office:value-type="float" office:value="1.5856882513516">
                <text:p>1.5856882513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.8607182830895">
                <text:p>1.8607182830895</text:p>
              </table:table-cell>
              <table:table-cell office:value-type="float" office:value="2.0973345274136">
                <text:p>2.0973345274136</text:p>
              </table:table-cell>
              <table:table-cell office:value-type="float" office:value="1.60727969793322">
                <text:p>1.60727969793322</text:p>
              </table:table-cell>
              <table:table-cell office:value-type="float" office:value="1.59424444311545">
                <text:p>1.59424444311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.82618939652965">
                <text:p>1.82618939652965</text:p>
              </table:table-cell>
              <table:table-cell office:value-type="float" office:value="2.09233108640583">
                <text:p>2.09233108640583</text:p>
              </table:table-cell>
              <table:table-cell office:value-type="float" office:value="1.61010714451529">
                <text:p>1.61010714451529</text:p>
              </table:table-cell>
              <table:table-cell office:value-type="float" office:value="1.56640074495674">
                <text:p>1.56640074495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.87364472846451">
                <text:p>1.87364472846451</text:p>
              </table:table-cell>
              <table:table-cell office:value-type="float" office:value="2.16300662002588">
                <text:p>2.16300662002588</text:p>
              </table:table-cell>
              <table:table-cell office:value-type="float" office:value="1.62721689697755">
                <text:p>1.62721689697755</text:p>
              </table:table-cell>
              <table:table-cell office:value-type="float" office:value="1.5427857564019">
                <text:p>1.5427857564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89126079042897">
                <text:p>1.89126079042897</text:p>
              </table:table-cell>
              <table:table-cell office:value-type="float" office:value="2.09893741888502">
                <text:p>2.09893741888502</text:p>
              </table:table-cell>
              <table:table-cell office:value-type="float" office:value="1.60071142254591">
                <text:p>1.60071142254591</text:p>
              </table:table-cell>
              <table:table-cell office:value-type="float" office:value="1.55828520899741">
                <text:p>1.55828520899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.88905750699235">
                <text:p>1.88905750699235</text:p>
              </table:table-cell>
              <table:table-cell office:value-type="float" office:value="2.13697923450724">
                <text:p>2.13697923450724</text:p>
              </table:table-cell>
              <table:table-cell office:value-type="float" office:value="1.59776878503464">
                <text:p>1.59776878503464</text:p>
              </table:table-cell>
              <table:table-cell office:value-type="float" office:value="1.54436917940328">
                <text:p>1.54436917940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.91566165297236">
                <text:p>1.91566165297236</text:p>
              </table:table-cell>
              <table:table-cell office:value-type="float" office:value="2.07709748539101">
                <text:p>2.07709748539101</text:p>
              </table:table-cell>
              <table:table-cell office:value-type="float" office:value="1.5622368464249">
                <text:p>1.5622368464249</text:p>
              </table:table-cell>
              <table:table-cell office:value-type="float" office:value="1.55646674547841">
                <text:p>1.55646674547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.92372373040386">
                <text:p>1.92372373040386</text:p>
              </table:table-cell>
              <table:table-cell office:value-type="float" office:value="2.11421000822511">
                <text:p>2.11421000822511</text:p>
              </table:table-cell>
              <table:table-cell office:value-type="float" office:value="1.5487837858551">
                <text:p>1.5487837858551</text:p>
              </table:table-cell>
              <table:table-cell office:value-type="float" office:value="1.53434144906101">
                <text:p>1.534341449061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.90502579888238">
                <text:p>1.90502579888238</text:p>
              </table:table-cell>
              <table:table-cell office:value-type="float" office:value="2.15643400514782">
                <text:p>2.15643400514782</text:p>
              </table:table-cell>
              <table:table-cell office:value-type="float" office:value="1.60894396330082">
                <text:p>1.60894396330082</text:p>
              </table:table-cell>
              <table:table-cell office:value-type="float" office:value="1.56345813948936">
                <text:p>1.56345813948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.82816835306324">
                <text:p>1.82816835306324</text:p>
              </table:table-cell>
              <table:table-cell office:value-type="float" office:value="2.21747908336396">
                <text:p>2.21747908336396</text:p>
              </table:table-cell>
              <table:table-cell office:value-type="float" office:value="1.56218502758355">
                <text:p>1.56218502758355</text:p>
              </table:table-cell>
              <table:table-cell office:value-type="float" office:value="1.57618201482052">
                <text:p>1.57618201482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.88910069571926">
                <text:p>1.88910069571926</text:p>
              </table:table-cell>
              <table:table-cell office:value-type="float" office:value="2.13785621784547">
                <text:p>2.13785621784547</text:p>
              </table:table-cell>
              <table:table-cell office:value-type="float" office:value="1.56524523959613">
                <text:p>1.56524523959613</text:p>
              </table:table-cell>
              <table:table-cell office:value-type="float" office:value="1.53828673297282">
                <text:p>1.53828673297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.88961186939556">
                <text:p>1.88961186939556</text:p>
              </table:table-cell>
              <table:table-cell office:value-type="float" office:value="2.17077032984025">
                <text:p>2.17077032984025</text:p>
              </table:table-cell>
              <table:table-cell office:value-type="float" office:value="1.52767879354486">
                <text:p>1.52767879354486</text:p>
              </table:table-cell>
              <table:table-cell office:value-type="float" office:value="1.57438211252932">
                <text:p>1.57438211252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.90167341487168">
                <text:p>1.90167341487168</text:p>
              </table:table-cell>
              <table:table-cell office:value-type="float" office:value="2.15544105919231">
                <text:p>2.15544105919231</text:p>
              </table:table-cell>
              <table:table-cell office:value-type="float" office:value="1.56961943029109">
                <text:p>1.56961943029109</text:p>
              </table:table-cell>
              <table:table-cell office:value-type="float" office:value="1.53663034819564">
                <text:p>1.536630348195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.9206170907895">
                <text:p>1.9206170907895</text:p>
              </table:table-cell>
              <table:table-cell office:value-type="float" office:value="2.17101225038475">
                <text:p>2.17101225038475</text:p>
              </table:table-cell>
              <table:table-cell office:value-type="float" office:value="1.57600634404119">
                <text:p>1.57600634404119</text:p>
              </table:table-cell>
              <table:table-cell office:value-type="float" office:value="1.52803827938786">
                <text:p>1.52803827938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.97722883231274">
                <text:p>1.97722883231274</text:p>
              </table:table-cell>
              <table:table-cell office:value-type="float" office:value="2.17383611024974">
                <text:p>2.17383611024974</text:p>
              </table:table-cell>
              <table:table-cell office:value-type="float" office:value="1.55296167339378">
                <text:p>1.55296167339378</text:p>
              </table:table-cell>
              <table:table-cell office:value-type="float" office:value="1.5554250590018">
                <text:p>1.55542505900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.95149201041143">
                <text:p>1.95149201041143</text:p>
              </table:table-cell>
              <table:table-cell office:value-type="float" office:value="2.16992696400508">
                <text:p>2.16992696400508</text:p>
              </table:table-cell>
              <table:table-cell office:value-type="float" office:value="1.57600634404119">
                <text:p>1.57600634404119</text:p>
              </table:table-cell>
              <table:table-cell office:value-type="float" office:value="1.55790941800783">
                <text:p>1.55790941800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.97412879406042">
                <text:p>1.97412879406042</text:p>
              </table:table-cell>
              <table:table-cell office:value-type="float" office:value="2.20690144789431">
                <text:p>2.20690144789431</text:p>
              </table:table-cell>
              <table:table-cell office:value-type="float" office:value="1.5853803440621">
                <text:p>1.5853803440621</text:p>
              </table:table-cell>
              <table:table-cell office:value-type="float" office:value="1.54530123278421">
                <text:p>1.54530123278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2.00008439373706">
                <text:p>2.00008439373706</text:p>
              </table:table-cell>
              <table:table-cell office:value-type="float" office:value="2.19328481243848">
                <text:p>2.19328481243848</text:p>
              </table:table-cell>
              <table:table-cell office:value-type="float" office:value="1.59138024069031">
                <text:p>1.59138024069031</text:p>
              </table:table-cell>
              <table:table-cell office:value-type="float" office:value="1.52592561748667">
                <text:p>1.52592561748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2.01031795978161">
                <text:p>2.01031795978161</text:p>
              </table:table-cell>
              <table:table-cell office:value-type="float" office:value="2.18290632217276">
                <text:p>2.18290632217276</text:p>
              </table:table-cell>
              <table:table-cell office:value-type="float" office:value="1.56827983994059">
                <text:p>1.56827983994059</text:p>
              </table:table-cell>
              <table:table-cell office:value-type="float" office:value="1.54057045638595">
                <text:p>1.54057045638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2.04674012208324">
                <text:p>2.04674012208324</text:p>
              </table:table-cell>
              <table:table-cell office:value-type="float" office:value="2.21623919038742">
                <text:p>2.21623919038742</text:p>
              </table:table-cell>
              <table:table-cell office:value-type="float" office:value="1.53696677657082">
                <text:p>1.53696677657082</text:p>
              </table:table-cell>
              <table:table-cell office:value-type="float" office:value="1.51452987683384">
                <text:p>1.514529876833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2.00689065102126">
                <text:p>2.00689065102126</text:p>
              </table:table-cell>
              <table:table-cell office:value-type="float" office:value="2.17133809189719">
                <text:p>2.17133809189719</text:p>
              </table:table-cell>
              <table:table-cell office:value-type="float" office:value="1.52855309944764">
                <text:p>1.52855309944764</text:p>
              </table:table-cell>
              <table:table-cell office:value-type="float" office:value="1.54702442040088">
                <text:p>1.54702442040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2.03495699885146">
                <text:p>2.03495699885146</text:p>
              </table:table-cell>
              <table:table-cell office:value-type="float" office:value="2.28001930589113">
                <text:p>2.28001930589113</text:p>
              </table:table-cell>
              <table:table-cell office:value-type="float" office:value="1.69506197776505">
                <text:p>1.69506197776505</text:p>
              </table:table-cell>
              <table:table-cell office:value-type="float" office:value="1.52256674529211">
                <text:p>1.52256674529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2.04896742191661">
                <text:p>2.04896742191661</text:p>
              </table:table-cell>
              <table:table-cell office:value-type="float" office:value="2.02997547346304">
                <text:p>2.02997547346304</text:p>
              </table:table-cell>
              <table:table-cell office:value-type="float" office:value="1.62046048023156">
                <text:p>1.62046048023156</text:p>
              </table:table-cell>
              <table:table-cell office:value-type="float" office:value="1.54715562576495">
                <text:p>1.547155625764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2.07485181706876">
                <text:p>2.07485181706876</text:p>
              </table:table-cell>
              <table:table-cell office:value-type="float" office:value="2.0607915236838">
                <text:p>2.0607915236838</text:p>
              </table:table-cell>
              <table:table-cell office:value-type="float" office:value="1.52641509531467">
                <text:p>1.52641509531467</text:p>
              </table:table-cell>
              <table:table-cell office:value-type="float" office:value="1.52815879600638">
                <text:p>1.528158796006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2.15468001239257">
                <text:p>2.15468001239257</text:p>
              </table:table-cell>
              <table:table-cell office:value-type="float" office:value="2.13976069872926">
                <text:p>2.13976069872926</text:p>
              </table:table-cell>
              <table:table-cell office:value-type="float" office:value="1.57429520384099">
                <text:p>1.57429520384099</text:p>
              </table:table-cell>
              <table:table-cell office:value-type="float" office:value="1.55814461804655">
                <text:p>1.55814461804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2.0668995203496">
                <text:p>2.0668995203496</text:p>
              </table:table-cell>
              <table:table-cell office:value-type="float" office:value="2.3016018087457">
                <text:p>2.3016018087457</text:p>
              </table:table-cell>
              <table:table-cell office:value-type="float" office:value="1.54756250871601">
                <text:p>1.54756250871601</text:p>
              </table:table-cell>
              <table:table-cell office:value-type="float" office:value="1.53909107251133">
                <text:p>1.53909107251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2.13836672147522">
                <text:p>2.13836672147522</text:p>
              </table:table-cell>
              <table:table-cell office:value-type="float" office:value="2.28304049692108">
                <text:p>2.28304049692108</text:p>
              </table:table-cell>
              <table:table-cell office:value-type="float" office:value="1.60205904279777">
                <text:p>1.60205904279777</text:p>
              </table:table-cell>
              <table:table-cell office:value-type="float" office:value="1.54693735415652">
                <text:p>1.54693735415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2.06322895370201">
                <text:p>2.06322895370201</text:p>
              </table:table-cell>
              <table:table-cell office:value-type="float" office:value="2.32886181607226">
                <text:p>2.32886181607226</text:p>
              </table:table-cell>
              <table:table-cell office:value-type="float" office:value="1.56095564251353">
                <text:p>1.56095564251353</text:p>
              </table:table-cell>
              <table:table-cell office:value-type="float" office:value="1.51332568693917">
                <text:p>1.513325686939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2.07223452337202">
                <text:p>2.0722345233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579367382014">
                <text:p>1.52579367382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2.09447941904438">
                <text:p>2.0944794190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014383111228">
                <text:p>1.550143831112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51cm" svg:stroke-color="#0000ff" draw:fill-color="#0000f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85cm" svg:height="11.092cm" xlink:href=".." xlink:type="simple" chart:class="chart:scatter" chart:style-name="ch1">
        <chart:legend chart:legend-position="end" svg:x="12.811cm" svg:y="4.799cm" style:legend-expansion="high" chart:style-name="ch2"/>
        <chart:plot-area chart:style-name="ch3" table:cell-range-address="Sheet7.M5:Sheet7.M46 Sheet7.P3:Sheet7.P3 Sheet7.R5:Sheet7.R47 Sheet7.T3:Sheet7.T3 Sheet7.V5:Sheet7.V47" chart:data-source-has-labels="row" svg:x="0.393cm" svg:y="0.221cm" svg:width="12.025cm" svg:height="10.65cm">
          <chartooo:coordinate-region svg:x="1.12cm" svg:y="0.42cm" svg:width="11.019cm" svg:height="9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R5:Sheet7.R47" chart:label-cell-address="Sheet7.P3:Sheet7.P3" chart:class="chart:scatter">
            <chart:domain table:cell-range-address="Sheet7.M5:Sheet7.M46"/>
            <chart:data-point chart:repeated="43"/>
          </chart:series>
          <chart:series chart:style-name="ch7" chart:values-cell-range-address="Sheet7.V5:Sheet7.V47" chart:label-cell-address="Sheet7.T3:Sheet7.T3" chart:class="chart:scatter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Top (65.5V), bs, cooling @ 10C , N2</text:p>
                <draw:g>
                  <svg:desc>Sheet7.P3:Sheet7.P3</svg:desc>
                </draw:g>
              </table:table-cell>
              <table:table-cell office:value-type="string">
                <text:p>Bottom (+4.8 OV), bs, cooling @ 10C , N2</text:p>
                <draw:g>
                  <svg:desc>Sheet7.T3:Sheet7.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M5:Sheet7.M46</svg:desc>
                </draw:g>
              </table:table-cell>
              <table:table-cell office:value-type="float" office:value="2.14319684040054">
                <text:p>2.14319684040054</text:p>
                <draw:g>
                  <svg:desc>Sheet7.R5:Sheet7.R47</svg:desc>
                </draw:g>
              </table:table-cell>
              <table:table-cell office:value-type="float" office:value="1.57613071441633">
                <text:p>1.57613071441633</text:p>
                <draw:g>
                  <svg:desc>Sheet7.V5:Sheet7.V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14931786119547">
                <text:p>2.14931786119547</text:p>
              </table:table-cell>
              <table:table-cell office:value-type="float" office:value="1.61338074652181">
                <text:p>1.61338074652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.10807335435416">
                <text:p>2.10807335435416</text:p>
              </table:table-cell>
              <table:table-cell office:value-type="float" office:value="1.54879346488585">
                <text:p>1.54879346488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.160404558977">
                <text:p>2.160404558977</text:p>
              </table:table-cell>
              <table:table-cell office:value-type="float" office:value="1.55225114950345">
                <text:p>1.55225114950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.11397420729253">
                <text:p>2.11397420729253</text:p>
              </table:table-cell>
              <table:table-cell office:value-type="float" office:value="1.53911834091839">
                <text:p>1.53911834091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.14031751450928">
                <text:p>2.14031751450928</text:p>
              </table:table-cell>
              <table:table-cell office:value-type="float" office:value="1.58121155542633">
                <text:p>1.58121155542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2.11975058414986">
                <text:p>2.11975058414986</text:p>
              </table:table-cell>
              <table:table-cell office:value-type="float" office:value="1.60016939192903">
                <text:p>1.60016939192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.17501292038861">
                <text:p>2.17501292038861</text:p>
              </table:table-cell>
              <table:table-cell office:value-type="float" office:value="1.62357536203465">
                <text:p>1.62357536203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.14415560920599">
                <text:p>2.14415560920599</text:p>
              </table:table-cell>
              <table:table-cell office:value-type="float" office:value="1.55497504328527">
                <text:p>1.55497504328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.09591726885404">
                <text:p>2.09591726885404</text:p>
              </table:table-cell>
              <table:table-cell office:value-type="float" office:value="1.51075056425216">
                <text:p>1.510750564252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.13411453511177">
                <text:p>2.13411453511177</text:p>
              </table:table-cell>
              <table:table-cell office:value-type="float" office:value="1.61679334512806">
                <text:p>1.61679334512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.17348536420222">
                <text:p>2.17348536420222</text:p>
              </table:table-cell>
              <table:table-cell office:value-type="float" office:value="1.59786389783112">
                <text:p>1.59786389783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.17003393243625">
                <text:p>2.17003393243625</text:p>
              </table:table-cell>
              <table:table-cell office:value-type="float" office:value="1.62464230382783">
                <text:p>1.62464230382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.0973345274136">
                <text:p>2.0973345274136</text:p>
              </table:table-cell>
              <table:table-cell office:value-type="float" office:value="1.60727969793322">
                <text:p>1.607279697933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2.09233108640583">
                <text:p>2.09233108640583</text:p>
              </table:table-cell>
              <table:table-cell office:value-type="float" office:value="1.61010714451529">
                <text:p>1.61010714451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2.16300662002588">
                <text:p>2.16300662002588</text:p>
              </table:table-cell>
              <table:table-cell office:value-type="float" office:value="1.62721689697755">
                <text:p>1.62721689697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2.09893741888502">
                <text:p>2.09893741888502</text:p>
              </table:table-cell>
              <table:table-cell office:value-type="float" office:value="1.60071142254591">
                <text:p>1.60071142254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2.13697923450724">
                <text:p>2.13697923450724</text:p>
              </table:table-cell>
              <table:table-cell office:value-type="float" office:value="1.59776878503464">
                <text:p>1.59776878503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2.07709748539101">
                <text:p>2.07709748539101</text:p>
              </table:table-cell>
              <table:table-cell office:value-type="float" office:value="1.5622368464249">
                <text:p>1.5622368464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2.11421000822511">
                <text:p>2.11421000822511</text:p>
              </table:table-cell>
              <table:table-cell office:value-type="float" office:value="1.5487837858551">
                <text:p>1.5487837858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2.15643400514782">
                <text:p>2.15643400514782</text:p>
              </table:table-cell>
              <table:table-cell office:value-type="float" office:value="1.60894396330082">
                <text:p>1.608943963300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.21747908336396">
                <text:p>2.21747908336396</text:p>
              </table:table-cell>
              <table:table-cell office:value-type="float" office:value="1.56218502758355">
                <text:p>1.562185027583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2.13785621784547">
                <text:p>2.13785621784547</text:p>
              </table:table-cell>
              <table:table-cell office:value-type="float" office:value="1.56524523959613">
                <text:p>1.565245239596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2.17077032984025">
                <text:p>2.17077032984025</text:p>
              </table:table-cell>
              <table:table-cell office:value-type="float" office:value="1.52767879354486">
                <text:p>1.52767879354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2.15544105919231">
                <text:p>2.15544105919231</text:p>
              </table:table-cell>
              <table:table-cell office:value-type="float" office:value="1.56961943029109">
                <text:p>1.56961943029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.17101225038475">
                <text:p>2.17101225038475</text:p>
              </table:table-cell>
              <table:table-cell office:value-type="float" office:value="1.57600634404119">
                <text:p>1.57600634404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2.17383611024974">
                <text:p>2.17383611024974</text:p>
              </table:table-cell>
              <table:table-cell office:value-type="float" office:value="1.55296167339378">
                <text:p>1.55296167339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2.16992696400508">
                <text:p>2.16992696400508</text:p>
              </table:table-cell>
              <table:table-cell office:value-type="float" office:value="1.57600634404119">
                <text:p>1.57600634404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2.20690144789431">
                <text:p>2.20690144789431</text:p>
              </table:table-cell>
              <table:table-cell office:value-type="float" office:value="1.5853803440621">
                <text:p>1.58538034406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2.19328481243848">
                <text:p>2.19328481243848</text:p>
              </table:table-cell>
              <table:table-cell office:value-type="float" office:value="1.59138024069031">
                <text:p>1.59138024069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2.18290632217276">
                <text:p>2.18290632217276</text:p>
              </table:table-cell>
              <table:table-cell office:value-type="float" office:value="1.56827983994059">
                <text:p>1.568279839940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2.21623919038742">
                <text:p>2.21623919038742</text:p>
              </table:table-cell>
              <table:table-cell office:value-type="float" office:value="1.53696677657082">
                <text:p>1.536966776570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2.17133809189719">
                <text:p>2.17133809189719</text:p>
              </table:table-cell>
              <table:table-cell office:value-type="float" office:value="1.52855309944764">
                <text:p>1.52855309944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2.28001930589113">
                <text:p>2.28001930589113</text:p>
              </table:table-cell>
              <table:table-cell office:value-type="float" office:value="1.69506197776505">
                <text:p>1.695061977765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2.02997547346304">
                <text:p>2.02997547346304</text:p>
              </table:table-cell>
              <table:table-cell office:value-type="float" office:value="1.62046048023156">
                <text:p>1.62046048023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2.0607915236838">
                <text:p>2.0607915236838</text:p>
              </table:table-cell>
              <table:table-cell office:value-type="float" office:value="1.52641509531467">
                <text:p>1.526415095314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2.13976069872926">
                <text:p>2.13976069872926</text:p>
              </table:table-cell>
              <table:table-cell office:value-type="float" office:value="1.57429520384099">
                <text:p>1.574295203840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2.3016018087457">
                <text:p>2.3016018087457</text:p>
              </table:table-cell>
              <table:table-cell office:value-type="float" office:value="1.54756250871601">
                <text:p>1.54756250871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2.28304049692108">
                <text:p>2.28304049692108</text:p>
              </table:table-cell>
              <table:table-cell office:value-type="float" office:value="1.60205904279777">
                <text:p>1.602059042797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2.32886181607226">
                <text:p>2.32886181607226</text:p>
              </table:table-cell>
              <table:table-cell office:value-type="float" office:value="1.56095564251353">
                <text:p>1.56095564251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62cm" svg:height="11.615cm" xlink:href=".." xlink:type="simple" chart:class="chart:scatter" chart:style-name="ch1">
        <chart:legend chart:legend-position="end" svg:x="17.577cm" svg:y="5.01cm" style:legend-expansion="high" chart:style-name="ch2"/>
        <chart:plot-area chart:style-name="ch3" table:cell-range-address="Sheet7.M69:Sheet7.M84 Sheet7.O68:Sheet7.O84 Sheet7.P68:Sheet7.P85 Sheet7.P3:Sheet7.P3 Sheet7.R5:Sheet7.R46" chart:data-source-has-labels="row" svg:x="0.477cm" svg:y="0.232cm" svg:width="16.623cm" svg:height="11.151cm">
          <chartooo:coordinate-region svg:x="1.204cm" svg:y="0.431cm" svg:width="15.616cm" svg:height="10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O69:Sheet7.O84" chart:label-cell-address="Sheet7.O68:Sheet7.O68" chart:class="chart:scatter">
            <chart:domain table:cell-range-address="Sheet7.M69:Sheet7.M84"/>
            <chart:data-point chart:repeated="16"/>
          </chart:series>
          <chart:series chart:style-name="ch7" chart:values-cell-range-address="Sheet7.P69:Sheet7.P85" chart:label-cell-address="Sheet7.P68:Sheet7.P68" chart:class="chart:scatter">
            <chart:data-point chart:repeated="17"/>
          </chart:series>
          <chart:series chart:style-name="ch8" chart:values-cell-range-address="Sheet7.R5:Sheet7.R46" chart:label-cell-address="Sheet7.P3:Sheet7.P3" chart:class="chart:scatter">
            <chart:domain table:cell-range-address="Sheet7.A5:Sheet7.A46"/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Top , 10C , test 1</text:p>
                <draw:g>
                  <svg:desc>Sheet7.O68:Sheet7.O68</svg:desc>
                </draw:g>
              </table:table-cell>
              <table:table-cell office:value-type="string">
                <text:p>Top , 10 C , test 2</text:p>
                <draw:g>
                  <svg:desc>Sheet7.P68:Sheet7.P6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op (65.5V), bs, cooling @ 10C , N2</text:p>
                <draw:g>
                  <svg:desc>Sheet7.P3:Sheet7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M69:Sheet7.M84</svg:desc>
                </draw:g>
              </table:table-cell>
              <table:table-cell office:value-type="float" office:value="1.42658133722709">
                <text:p>1.42658133722709</text:p>
                <draw:g>
                  <svg:desc>Sheet7.O69:Sheet7.O84</svg:desc>
                </draw:g>
              </table:table-cell>
              <table:table-cell office:value-type="float" office:value="1.28556654732802">
                <text:p>1.28556654732802</text:p>
                <draw:g>
                  <svg:desc>Sheet7.P69:Sheet7.P85</svg:desc>
                </draw:g>
              </table:table-cell>
              <table:table-cell office:value-type="float" office:value="0">
                <text:p>0</text:p>
                <draw:g>
                  <svg:desc>Sheet7.A5:Sheet7.A46</svg:desc>
                </draw:g>
              </table:table-cell>
              <table:table-cell office:value-type="float" office:value="2.14319684040054">
                <text:p>2.14319684040054</text:p>
                <draw:g>
                  <svg:desc>Sheet7.R5:Sheet7.R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.47531701944863">
                <text:p>1.47531701944863</text:p>
              </table:table-cell>
              <table:table-cell office:value-type="float" office:value="1.34665779980106">
                <text:p>1.34665779980106</text:p>
              </table:table-cell>
              <table:table-cell office:value-type="float" office:value="3">
                <text:p>3</text:p>
              </table:table-cell>
              <table:table-cell office:value-type="float" office:value="2.14931786119547">
                <text:p>2.14931786119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.63451070153957">
                <text:p>1.63451070153957</text:p>
              </table:table-cell>
              <table:table-cell office:value-type="float" office:value="1.31373722769902">
                <text:p>1.31373722769902</text:p>
              </table:table-cell>
              <table:table-cell office:value-type="float" office:value="6">
                <text:p>6</text:p>
              </table:table-cell>
              <table:table-cell office:value-type="float" office:value="2.10807335435416">
                <text:p>2.10807335435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.51377005855428">
                <text:p>1.51377005855428</text:p>
              </table:table-cell>
              <table:table-cell office:value-type="float" office:value="1.42003093712911">
                <text:p>1.42003093712911</text:p>
              </table:table-cell>
              <table:table-cell office:value-type="float" office:value="9">
                <text:p>9</text:p>
              </table:table-cell>
              <table:table-cell office:value-type="float" office:value="2.160404558977">
                <text:p>2.160404558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.58870937363345">
                <text:p>1.58870937363345</text:p>
              </table:table-cell>
              <table:table-cell office:value-type="float" office:value="1.45631844675447">
                <text:p>1.45631844675447</text:p>
              </table:table-cell>
              <table:table-cell office:value-type="float" office:value="12">
                <text:p>12</text:p>
              </table:table-cell>
              <table:table-cell office:value-type="float" office:value="2.11397420729253">
                <text:p>2.11397420729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.63749936823863">
                <text:p>1.63749936823863</text:p>
              </table:table-cell>
              <table:table-cell office:value-type="float" office:value="1.53465376201403">
                <text:p>1.53465376201403</text:p>
              </table:table-cell>
              <table:table-cell office:value-type="float" office:value="15">
                <text:p>15</text:p>
              </table:table-cell>
              <table:table-cell office:value-type="float" office:value="2.14031751450928">
                <text:p>2.14031751450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.64070855532192">
                <text:p>1.64070855532192</text:p>
              </table:table-cell>
              <table:table-cell office:value-type="float" office:value="1.62958654393732">
                <text:p>1.62958654393732</text:p>
              </table:table-cell>
              <table:table-cell office:value-type="float" office:value="18">
                <text:p>18</text:p>
              </table:table-cell>
              <table:table-cell office:value-type="float" office:value="2.11975058414986">
                <text:p>2.11975058414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1.63485085860668">
                <text:p>1.63485085860668</text:p>
              </table:table-cell>
              <table:table-cell office:value-type="float" office:value="1.72311736416934">
                <text:p>1.72311736416934</text:p>
              </table:table-cell>
              <table:table-cell office:value-type="float" office:value="21">
                <text:p>21</text:p>
              </table:table-cell>
              <table:table-cell office:value-type="float" office:value="2.17501292038861">
                <text:p>2.17501292038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1.69280678243851">
                <text:p>1.69280678243851</text:p>
              </table:table-cell>
              <table:table-cell office:value-type="float" office:value="1.7340667866847">
                <text:p>1.7340667866847</text:p>
              </table:table-cell>
              <table:table-cell office:value-type="float" office:value="24">
                <text:p>24</text:p>
              </table:table-cell>
              <table:table-cell office:value-type="float" office:value="2.14415560920599">
                <text:p>2.14415560920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1.76440638238651">
                <text:p>1.76440638238651</text:p>
              </table:table-cell>
              <table:table-cell office:value-type="float" office:value="1.7816301836551">
                <text:p>1.7816301836551</text:p>
              </table:table-cell>
              <table:table-cell office:value-type="float" office:value="27">
                <text:p>27</text:p>
              </table:table-cell>
              <table:table-cell office:value-type="float" office:value="2.09591726885404">
                <text:p>2.09591726885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1.77057581083966">
                <text:p>1.77057581083966</text:p>
              </table:table-cell>
              <table:table-cell office:value-type="float" office:value="1.85162932492108">
                <text:p>1.85162932492108</text:p>
              </table:table-cell>
              <table:table-cell office:value-type="float" office:value="30">
                <text:p>30</text:p>
              </table:table-cell>
              <table:table-cell office:value-type="float" office:value="2.13411453511177">
                <text:p>2.13411453511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1.80404656547055">
                <text:p>1.80404656547055</text:p>
              </table:table-cell>
              <table:table-cell office:value-type="float" office:value="1.8889530858139">
                <text:p>1.8889530858139</text:p>
              </table:table-cell>
              <table:table-cell office:value-type="float" office:value="33">
                <text:p>33</text:p>
              </table:table-cell>
              <table:table-cell office:value-type="float" office:value="2.17348536420222">
                <text:p>2.17348536420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.86913319865907">
                <text:p>1.86913319865907</text:p>
              </table:table-cell>
              <table:table-cell office:value-type="float" office:value="1.84661406393295">
                <text:p>1.84661406393295</text:p>
              </table:table-cell>
              <table:table-cell office:value-type="float" office:value="36">
                <text:p>36</text:p>
              </table:table-cell>
              <table:table-cell office:value-type="float" office:value="2.17003393243625">
                <text:p>2.17003393243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">
                <text:p>81</text:p>
              </table:table-cell>
              <table:table-cell office:value-type="float" office:value="1.86154372827695">
                <text:p>1.86154372827695</text:p>
              </table:table-cell>
              <table:table-cell office:value-type="float" office:value="1.95551448521214">
                <text:p>1.95551448521214</text:p>
              </table:table-cell>
              <table:table-cell office:value-type="float" office:value="39">
                <text:p>39</text:p>
              </table:table-cell>
              <table:table-cell office:value-type="float" office:value="2.0973345274136">
                <text:p>2.0973345274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">
                <text:p>87</text:p>
              </table:table-cell>
              <table:table-cell office:value-type="float" office:value="1.84899770108297">
                <text:p>1.84899770108297</text:p>
              </table:table-cell>
              <table:table-cell office:value-type="float" office:value="1.91624915479488">
                <text:p>1.91624915479488</text:p>
              </table:table-cell>
              <table:table-cell office:value-type="float" office:value="42">
                <text:p>42</text:p>
              </table:table-cell>
              <table:table-cell office:value-type="float" office:value="2.09233108640583">
                <text:p>2.09233108640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1.63900734850505">
                <text:p>1.63900734850505</text:p>
              </table:table-cell>
              <table:table-cell office:value-type="float" office:value="1.99337190330103">
                <text:p>1.99337190330103</text:p>
              </table:table-cell>
              <table:table-cell office:value-type="float" office:value="45">
                <text:p>45</text:p>
              </table:table-cell>
              <table:table-cell office:value-type="float" office:value="2.16300662002588">
                <text:p>2.16300662002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078497655134">
                <text:p>2.00078497655134</text:p>
              </table:table-cell>
              <table:table-cell office:value-type="float" office:value="48">
                <text:p>48</text:p>
              </table:table-cell>
              <table:table-cell office:value-type="float" office:value="2.09893741888502">
                <text:p>2.09893741888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2.13697923450724">
                <text:p>2.13697923450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2.07709748539101">
                <text:p>2.07709748539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2.11421000822511">
                <text:p>2.11421000822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15643400514782">
                <text:p>2.15643400514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2.21747908336396">
                <text:p>2.21747908336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2.13785621784547">
                <text:p>2.13785621784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2.17077032984025">
                <text:p>2.17077032984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2.15544105919231">
                <text:p>2.15544105919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2.17101225038475">
                <text:p>2.17101225038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2.17383611024974">
                <text:p>2.17383611024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2.16992696400508">
                <text:p>2.16992696400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2.20690144789431">
                <text:p>2.20690144789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2.19328481243848">
                <text:p>2.19328481243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18290632217276">
                <text:p>2.18290632217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2.21623919038742">
                <text:p>2.21623919038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2.17133809189719">
                <text:p>2.17133809189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2.28001930589113">
                <text:p>2.28001930589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.02997547346304">
                <text:p>2.02997547346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2.0607915236838">
                <text:p>2.0607915236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2.13976069872926">
                <text:p>2.13976069872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2.3016018087457">
                <text:p>2.3016018087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.28304049692108">
                <text:p>2.28304049692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2.32886181607226">
                <text:p>2.32886181607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68cm" svg:y="3.952cm" style:legend-expansion="high" chart:style-name="ch2"/>
        <chart:plot-area chart:style-name="ch3" table:cell-range-address="Sheet8.C5:Sheet8.C32 Sheet8.F3:Sheet8.F3 Sheet8.J5:Sheet8.J33 Sheet8.Q3:Sheet8.Q3 Sheet8.U5:Sheet8.U31" chart:data-source-has-labels="row" svg:x="0.32cm" svg:y="0.18cm" svg:width="10.028cm" svg:height="8.64cm">
          <chartooo:coordinate-region svg:x="1.418cm" svg:y="0.38cm" svg:width="8.6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J5:Sheet8.J33" chart:label-cell-address="Sheet8.F3:Sheet8.F3" chart:class="chart:scatter">
            <chart:domain table:cell-range-address="Sheet8.C5:Sheet8.C32"/>
            <chart:data-point chart:repeated="29"/>
          </chart:series>
          <chart:series chart:style-name="ch7" chart:values-cell-range-address="Sheet8.U5:Sheet8.U31" chart:label-cell-address="Sheet8.Q3:Sheet8.Q3" chart:class="chart:scatter">
            <chart:domain table:cell-range-address="Sheet8.O5:Sheet8.O3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, run 18, @ -100C </text:p>
                <draw:g>
                  <svg:desc>Sheet8.F3:Sheet8.F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Top (65.5V), run 7 , @ -100C </text:p>
                <draw:g>
                  <svg:desc>Sheet8.Q3:Sheet8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C5:Sheet8.C32</svg:desc>
                </draw:g>
              </table:table-cell>
              <table:table-cell office:value-type="float" office:value="0.0054442">
                <text:p>0.0054442</text:p>
                <draw:g>
                  <svg:desc>Sheet8.J5:Sheet8.J33</svg:desc>
                </draw:g>
              </table:table-cell>
              <table:table-cell office:value-type="float" office:value="0">
                <text:p>0</text:p>
                <draw:g>
                  <svg:desc>Sheet8.O5:Sheet8.O31</svg:desc>
                </draw:g>
              </table:table-cell>
              <table:table-cell office:value-type="float" office:value="0.00730052">
                <text:p>0.00730052</text:p>
                <draw:g>
                  <svg:desc>Sheet8.U5:Sheet8.U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56998">
                <text:p>0.0056998</text:p>
              </table:table-cell>
              <table:table-cell office:value-type="float" office:value="10">
                <text:p>10</text:p>
              </table:table-cell>
              <table:table-cell office:value-type="float" office:value="0.00818714">
                <text:p>0.00818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0598441">
                <text:p>0.00598441</text:p>
              </table:table-cell>
              <table:table-cell office:value-type="float" office:value="17">
                <text:p>17</text:p>
              </table:table-cell>
              <table:table-cell office:value-type="float" office:value="0.00801485">
                <text:p>0.00801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616802">
                <text:p>0.00616802</text:p>
              </table:table-cell>
              <table:table-cell office:value-type="float" office:value="24">
                <text:p>24</text:p>
              </table:table-cell>
              <table:table-cell office:value-type="float" office:value="0.00837461">
                <text:p>0.00837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0622514">
                <text:p>0.00622514</text:p>
              </table:table-cell>
              <table:table-cell office:value-type="float" office:value="30">
                <text:p>30</text:p>
              </table:table-cell>
              <table:table-cell office:value-type="float" office:value="0.00852299">
                <text:p>0.00852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00632438">
                <text:p>0.00632438</text:p>
              </table:table-cell>
              <table:table-cell office:value-type="float" office:value="38">
                <text:p>38</text:p>
              </table:table-cell>
              <table:table-cell office:value-type="float" office:value="0.00874071">
                <text:p>0.00874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00651848">
                <text:p>0.00651848</text:p>
              </table:table-cell>
              <table:table-cell office:value-type="float" office:value="45">
                <text:p>45</text:p>
              </table:table-cell>
              <table:table-cell office:value-type="float" office:value="0.00887359">
                <text:p>0.00887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0.00673941">
                <text:p>0.00673941</text:p>
              </table:table-cell>
              <table:table-cell office:value-type="float" office:value="52">
                <text:p>52</text:p>
              </table:table-cell>
              <table:table-cell office:value-type="float" office:value="0.00901945">
                <text:p>0.00901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0.00678928">
                <text:p>0.00678928</text:p>
              </table:table-cell>
              <table:table-cell office:value-type="float" office:value="58">
                <text:p>58</text:p>
              </table:table-cell>
              <table:table-cell office:value-type="float" office:value="0.00915176">
                <text:p>0.00915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0.00695811">
                <text:p>0.00695811</text:p>
              </table:table-cell>
              <table:table-cell office:value-type="float" office:value="65">
                <text:p>65</text:p>
              </table:table-cell>
              <table:table-cell office:value-type="float" office:value="0.00922858">
                <text:p>0.009228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00704471">
                <text:p>0.00704471</text:p>
              </table:table-cell>
              <table:table-cell office:value-type="float" office:value="72">
                <text:p>72</text:p>
              </table:table-cell>
              <table:table-cell office:value-type="float" office:value="0.00937273">
                <text:p>0.0093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0722446">
                <text:p>0.00722446</text:p>
              </table:table-cell>
              <table:table-cell office:value-type="float" office:value="79">
                <text:p>79</text:p>
              </table:table-cell>
              <table:table-cell office:value-type="float" office:value="0.00941864">
                <text:p>0.00941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00737987">
                <text:p>0.00737987</text:p>
              </table:table-cell>
              <table:table-cell office:value-type="float" office:value="86">
                <text:p>86</text:p>
              </table:table-cell>
              <table:table-cell office:value-type="float" office:value="0.00961493">
                <text:p>0.00961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00749387">
                <text:p>0.00749387</text:p>
              </table:table-cell>
              <table:table-cell office:value-type="float" office:value="93">
                <text:p>93</text:p>
              </table:table-cell>
              <table:table-cell office:value-type="float" office:value="0.00964">
                <text:p>0.00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0.00758444">
                <text:p>0.00758444</text:p>
              </table:table-cell>
              <table:table-cell office:value-type="float" office:value="100">
                <text:p>100</text:p>
              </table:table-cell>
              <table:table-cell office:value-type="float" office:value="0.0098264">
                <text:p>0.0098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">
                <text:p>57</text:p>
              </table:table-cell>
              <table:table-cell office:value-type="float" office:value="0.00774047">
                <text:p>0.00774047</text:p>
              </table:table-cell>
              <table:table-cell office:value-type="float" office:value="107">
                <text:p>107</text:p>
              </table:table-cell>
              <table:table-cell office:value-type="float" office:value="0.00994669">
                <text:p>0.00994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00774047">
                <text:p>0.00774047</text:p>
              </table:table-cell>
              <table:table-cell office:value-type="float" office:value="114">
                <text:p>114</text:p>
              </table:table-cell>
              <table:table-cell office:value-type="float" office:value="0.0100431">
                <text:p>0.0100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">
                <text:p>67</text:p>
              </table:table-cell>
              <table:table-cell office:value-type="float" office:value="0.00784823">
                <text:p>0.00784823</text:p>
              </table:table-cell>
              <table:table-cell office:value-type="float" office:value="120">
                <text:p>120</text:p>
              </table:table-cell>
              <table:table-cell office:value-type="float" office:value="0.0101426">
                <text:p>0.0101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0.0079677">
                <text:p>0.0079677</text:p>
              </table:table-cell>
              <table:table-cell office:value-type="float" office:value="127">
                <text:p>127</text:p>
              </table:table-cell>
              <table:table-cell office:value-type="float" office:value="0.0101146">
                <text:p>0.0101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0.00799764">
                <text:p>0.00799764</text:p>
              </table:table-cell>
              <table:table-cell office:value-type="float" office:value="134">
                <text:p>134</text:p>
              </table:table-cell>
              <table:table-cell office:value-type="float" office:value="0.0103122">
                <text:p>0.0103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">
                <text:p>78</text:p>
              </table:table-cell>
              <table:table-cell office:value-type="float" office:value="0.00816797">
                <text:p>0.00816797</text:p>
              </table:table-cell>
              <table:table-cell office:value-type="float" office:value="141">
                <text:p>141</text:p>
              </table:table-cell>
              <table:table-cell office:value-type="float" office:value="0.0103815">
                <text:p>0.010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">
                <text:p>81</text:p>
              </table:table-cell>
              <table:table-cell office:value-type="float" office:value="0.00819826">
                <text:p>0.00819826</text:p>
              </table:table-cell>
              <table:table-cell office:value-type="float" office:value="148">
                <text:p>148</text:p>
              </table:table-cell>
              <table:table-cell office:value-type="float" office:value="0.0102147">
                <text:p>0.0102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">
                <text:p>85</text:p>
              </table:table-cell>
              <table:table-cell office:value-type="float" office:value="0.00824453">
                <text:p>0.00824453</text:p>
              </table:table-cell>
              <table:table-cell office:value-type="float" office:value="154">
                <text:p>154</text:p>
              </table:table-cell>
              <table:table-cell office:value-type="float" office:value="0.0103201">
                <text:p>0.01032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">
                <text:p>89</text:p>
              </table:table-cell>
              <table:table-cell office:value-type="float" office:value="0.00843498">
                <text:p>0.00843498</text:p>
              </table:table-cell>
              <table:table-cell office:value-type="float" office:value="161">
                <text:p>161</text:p>
              </table:table-cell>
              <table:table-cell office:value-type="float" office:value="0.0104064">
                <text:p>0.0104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">
                <text:p>92</text:p>
              </table:table-cell>
              <table:table-cell office:value-type="float" office:value="0.00848684">
                <text:p>0.00848684</text:p>
              </table:table-cell>
              <table:table-cell office:value-type="float" office:value="168">
                <text:p>168</text:p>
              </table:table-cell>
              <table:table-cell office:value-type="float" office:value="0.0102752">
                <text:p>0.0102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0.00848517">
                <text:p>0.00848517</text:p>
              </table:table-cell>
              <table:table-cell office:value-type="float" office:value="174">
                <text:p>174</text:p>
              </table:table-cell>
              <table:table-cell office:value-type="float" office:value="0.0104881">
                <text:p>0.01048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0.0086353">
                <text:p>0.0086353</text:p>
              </table:table-cell>
              <table:table-cell office:value-type="float" office:value="181">
                <text:p>181</text:p>
              </table:table-cell>
              <table:table-cell office:value-type="float" office:value="0.0104704">
                <text:p>0.0104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">
                <text:p>103</text:p>
              </table:table-cell>
              <table:table-cell office:value-type="float" office:value="0.00872162">
                <text:p>0.0087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00880621">
                <text:p>0.0088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cm" chart:symbol-height="0.2cm" chart:link-data-style-to-source="true">
        <chart:symbol-image xlink:href="Pictures/2000000A000000DF000000DFEC460C48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3.952cm" style:legend-expansion="high" chart:style-name="ch2"/>
        <chart:plot-area chart:style-name="ch3" table:cell-range-address="Sheet9.B4:Sheet9.B22 Sheet9.C2:Sheet9.C2 Sheet9.E4:Sheet9.E23 Sheet9.G2:Sheet9.G2 Sheet9.H4:Sheet9.H23" chart:data-source-has-labels="row" svg:x="0.32cm" svg:y="0.18cm" svg:width="12.905cm" svg:height="8.64cm">
          <chartooo:coordinate-region svg:x="1.047cm" svg:y="0.379cm" svg:width="11.9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9.E4:Sheet9.E23" chart:label-cell-address="Sheet9.C2:Sheet9.C2" chart:class="chart:scatter">
            <chart:domain table:cell-range-address="Sheet9.B4:Sheet9.B22"/>
            <chart:data-point chart:repeated="20"/>
          </chart:series>
          <chart:series chart:style-name="ch7" chart:values-cell-range-address="Sheet9.H4:Sheet9.H23" chart:label-cell-address="Sheet9.G2:Sheet9.G2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p </text:p>
                <draw:g>
                  <svg:desc>Sheet9.C2:Sheet9.C2</svg:desc>
                </draw:g>
              </table:table-cell>
              <table:table-cell office:value-type="string">
                <text:p>Bottom</text:p>
                <draw:g>
                  <svg:desc>Sheet9.G2:Sheet9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9.B4:Sheet9.B22</svg:desc>
                </draw:g>
              </table:table-cell>
              <table:table-cell office:value-type="float" office:value="2.88538745892202">
                <text:p>2.88538745892202</text:p>
                <draw:g>
                  <svg:desc>Sheet9.E4:Sheet9.E23</svg:desc>
                </draw:g>
              </table:table-cell>
              <table:table-cell office:value-type="float" office:value="4.14488192124498">
                <text:p>4.14488192124498</text:p>
                <draw:g>
                  <svg:desc>Sheet9.H4:Sheet9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05656327242203">
                <text:p>3.05656327242203</text:p>
              </table:table-cell>
              <table:table-cell office:value-type="float" office:value="4.13124254989619">
                <text:p>4.13124254989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.96189941027343">
                <text:p>2.96189941027343</text:p>
              </table:table-cell>
              <table:table-cell office:value-type="float" office:value="4.07962028807592">
                <text:p>4.07962028807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97906183261088">
                <text:p>2.97906183261088</text:p>
              </table:table-cell>
              <table:table-cell office:value-type="float" office:value="4.02635816580921">
                <text:p>4.02635816580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98374666981237">
                <text:p>2.98374666981237</text:p>
              </table:table-cell>
              <table:table-cell office:value-type="float" office:value="4.05235554207592">
                <text:p>4.05235554207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3.09793563673363">
                <text:p>3.09793563673363</text:p>
              </table:table-cell>
              <table:table-cell office:value-type="float" office:value="3.91889125678961">
                <text:p>3.91889125678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3.03706613704697">
                <text:p>3.03706613704697</text:p>
              </table:table-cell>
              <table:table-cell office:value-type="float" office:value="3.99957758040238">
                <text:p>3.99957758040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3.10173573600419">
                <text:p>3.10173573600419</text:p>
              </table:table-cell>
              <table:table-cell office:value-type="float" office:value="4.01561243691327">
                <text:p>4.01561243691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3.13495508391861">
                <text:p>3.13495508391861</text:p>
              </table:table-cell>
              <table:table-cell office:value-type="float" office:value="4.02608987148873">
                <text:p>4.02608987148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3.02587053401833">
                <text:p>3.02587053401833</text:p>
              </table:table-cell>
              <table:table-cell office:value-type="float" office:value="3.84773602497861">
                <text:p>3.84773602497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3.05122475427201">
                <text:p>3.05122475427201</text:p>
              </table:table-cell>
              <table:table-cell office:value-type="float" office:value="4.06845679126997">
                <text:p>4.06845679126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3.09580646766191">
                <text:p>3.09580646766191</text:p>
              </table:table-cell>
              <table:table-cell office:value-type="float" office:value="4.13272005184395">
                <text:p>4.13272005184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3.14827451768465">
                <text:p>3.14827451768465</text:p>
              </table:table-cell>
              <table:table-cell office:value-type="float" office:value="4.08096175987143">
                <text:p>4.0809617598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3.07352526149351">
                <text:p>3.07352526149351</text:p>
              </table:table-cell>
              <table:table-cell office:value-type="float" office:value="3.94349484881294">
                <text:p>3.94349484881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3.26922321748624">
                <text:p>3.26922321748624</text:p>
              </table:table-cell>
              <table:table-cell office:value-type="float" office:value="3.92954772741133">
                <text:p>3.92954772741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3.24680085057367">
                <text:p>3.24680085057367</text:p>
              </table:table-cell>
              <table:table-cell office:value-type="float" office:value="3.96034357578759">
                <text:p>3.96034357578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3.06990494340773">
                <text:p>3.06990494340773</text:p>
              </table:table-cell>
              <table:table-cell office:value-type="float" office:value="4.03615676614432">
                <text:p>4.03615676614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3.30670100273651">
                <text:p>3.30670100273651</text:p>
              </table:table-cell>
              <table:table-cell office:value-type="float" office:value="3.9082701528799">
                <text:p>3.9082701528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3.12557900151625">
                <text:p>3.12557900151625</text:p>
              </table:table-cell>
              <table:table-cell office:value-type="float" office:value="4.08406615630986">
                <text:p>4.08406615630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26cm" svg:y="3.952cm" style:legend-expansion="high" chart:style-name="ch2"/>
        <chart:plot-area chart:style-name="ch3" table:cell-range-address="Sheet10.B4:Sheet10.B35 Sheet10.C2:Sheet10.C2 Sheet10.E4:Sheet10.E35 Sheet10.G2:Sheet10.G2 Sheet10.H4:Sheet10.H35" chart:data-source-has-labels="row" svg:x="0.32cm" svg:y="0.18cm" svg:width="11.086cm" svg:height="8.64cm">
          <chartooo:coordinate-region svg:x="1.047cm" svg:y="0.379cm" svg:width="10.07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0.E4:Sheet10.E35" chart:label-cell-address="Sheet10.C2:Sheet10.C2" chart:class="chart:scatter">
            <chart:domain table:cell-range-address="Sheet10.B4:Sheet10.B35"/>
            <chart:data-point chart:repeated="32"/>
          </chart:series>
          <chart:series chart:style-name="ch7" chart:values-cell-range-address="Sheet10.H4:Sheet10.H35" chart:label-cell-address="Sheet10.G2:Sheet10.G2" chart:class="chart:scatte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p , without collimator</text:p>
                <draw:g>
                  <svg:desc>Sheet10.C2:Sheet10.C2</svg:desc>
                </draw:g>
              </table:table-cell>
              <table:table-cell office:value-type="string">
                <text:p>Bottom, with collimator</text:p>
                <draw:g>
                  <svg:desc>Sheet10.G2:Sheet10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0.B4:Sheet10.B35</svg:desc>
                </draw:g>
              </table:table-cell>
              <table:table-cell office:value-type="float" office:value="1.47067721384775">
                <text:p>1.47067721384775</text:p>
                <draw:g>
                  <svg:desc>Sheet10.E4:Sheet10.E35</svg:desc>
                </draw:g>
              </table:table-cell>
              <table:table-cell office:value-type="float" office:value="1.10572068769856">
                <text:p>1.10572068769856</text:p>
                <draw:g>
                  <svg:desc>Sheet10.H4:Sheet10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55019329036081">
                <text:p>1.55019329036081</text:p>
              </table:table-cell>
              <table:table-cell office:value-type="float" office:value="1.04459779527455">
                <text:p>1.04459779527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56913318160054">
                <text:p>1.56913318160054</text:p>
              </table:table-cell>
              <table:table-cell office:value-type="float" office:value="0.980829253011726">
                <text:p>0.980829253011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.56105983591808">
                <text:p>1.56105983591808</text:p>
              </table:table-cell>
              <table:table-cell office:value-type="float" office:value="0.941625645425452">
                <text:p>0.941625645425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55024070721272">
                <text:p>1.55024070721272</text:p>
              </table:table-cell>
              <table:table-cell office:value-type="float" office:value="0.939895130216607">
                <text:p>0.939895130216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.61249405121298">
                <text:p>1.61249405121298</text:p>
              </table:table-cell>
              <table:table-cell office:value-type="float" office:value="0.917325082410978">
                <text:p>0.917325082410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.59870435679099">
                <text:p>1.59870435679099</text:p>
              </table:table-cell>
              <table:table-cell office:value-type="float" office:value="0.899653174104498">
                <text:p>0.899653174104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.62481038343779">
                <text:p>1.62481038343779</text:p>
              </table:table-cell>
              <table:table-cell office:value-type="float" office:value="0.859176796084296">
                <text:p>0.859176796084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.62664473254825">
                <text:p>1.62664473254825</text:p>
              </table:table-cell>
              <table:table-cell office:value-type="float" office:value="0.830642757480287">
                <text:p>0.830642757480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.61984216795153">
                <text:p>1.61984216795153</text:p>
              </table:table-cell>
              <table:table-cell office:value-type="float" office:value="0.805126543123473">
                <text:p>0.805126543123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.69270478206595">
                <text:p>1.69270478206595</text:p>
              </table:table-cell>
              <table:table-cell office:value-type="float" office:value="0.802043631203774">
                <text:p>0.802043631203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.69270478206595">
                <text:p>1.69270478206595</text:p>
              </table:table-cell>
              <table:table-cell office:value-type="float" office:value="0.792335407481794">
                <text:p>0.792335407481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.66588956251574">
                <text:p>1.66588956251574</text:p>
              </table:table-cell>
              <table:table-cell office:value-type="float" office:value="0.779267510692479">
                <text:p>0.779267510692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.68485984483859">
                <text:p>1.68485984483859</text:p>
              </table:table-cell>
              <table:table-cell office:value-type="float" office:value="0.765281031005085">
                <text:p>0.765281031005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.67434870469571">
                <text:p>1.67434870469571</text:p>
              </table:table-cell>
              <table:table-cell office:value-type="float" office:value="0.741770480606445">
                <text:p>0.741770480606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.69686170979446">
                <text:p>1.69686170979446</text:p>
              </table:table-cell>
              <table:table-cell office:value-type="float" office:value="0.731026118287279">
                <text:p>0.731026118287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.67836818415265">
                <text:p>1.67836818415265</text:p>
              </table:table-cell>
              <table:table-cell office:value-type="float" office:value="0.731015815988136">
                <text:p>0.731015815988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.70813299880147">
                <text:p>1.70813299880147</text:p>
              </table:table-cell>
              <table:table-cell office:value-type="float" office:value="0.704416417072953">
                <text:p>0.7044164170729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.760303217129">
                <text:p>1.760303217129</text:p>
              </table:table-cell>
              <table:table-cell office:value-type="float" office:value="0.705434574553297">
                <text:p>0.705434574553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1.73847056451947">
                <text:p>1.73847056451947</text:p>
              </table:table-cell>
              <table:table-cell office:value-type="float" office:value="0.688621081246521">
                <text:p>0.6886210812465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1.78117903100795">
                <text:p>1.78117903100795</text:p>
              </table:table-cell>
              <table:table-cell office:value-type="float" office:value="0.685501120903519">
                <text:p>0.685501120903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1.73077574832673">
                <text:p>1.73077574832673</text:p>
              </table:table-cell>
              <table:table-cell office:value-type="float" office:value="0.655565016296648">
                <text:p>0.655565016296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1.73077574832673">
                <text:p>1.73077574832673</text:p>
              </table:table-cell>
              <table:table-cell office:value-type="float" office:value="0.663101861024322">
                <text:p>0.6631018610243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1.74108630031653">
                <text:p>1.74108630031653</text:p>
              </table:table-cell>
              <table:table-cell office:value-type="float" office:value="0.660073299838881">
                <text:p>0.660073299838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.75620468303654">
                <text:p>1.75620468303654</text:p>
              </table:table-cell>
              <table:table-cell office:value-type="float" office:value="0.663435516894756">
                <text:p>0.6634355168947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1.81130406530103">
                <text:p>1.81130406530103</text:p>
              </table:table-cell>
              <table:table-cell office:value-type="float" office:value="0.683321049181864">
                <text:p>0.683321049181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1.85194826623916">
                <text:p>1.85194826623916</text:p>
              </table:table-cell>
              <table:table-cell office:value-type="float" office:value="0.644681267516312">
                <text:p>0.644681267516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  <table:table-cell office:value-type="float" office:value="1.81719306768048">
                <text:p>1.81719306768048</text:p>
              </table:table-cell>
              <table:table-cell office:value-type="float" office:value="0.645408994030509">
                <text:p>0.645408994030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1.84339905651193">
                <text:p>1.84339905651193</text:p>
              </table:table-cell>
              <table:table-cell office:value-type="float" office:value="0.646621101103329">
                <text:p>0.646621101103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.79715973648157">
                <text:p>1.79715973648157</text:p>
              </table:table-cell>
              <table:table-cell office:value-type="float" office:value="0.668954312817098">
                <text:p>0.668954312817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">
                <text:p>123</text:p>
              </table:table-cell>
              <table:table-cell office:value-type="float" office:value="1.80603053641287">
                <text:p>1.80603053641287</text:p>
              </table:table-cell>
              <table:table-cell office:value-type="float" office:value="0.65846768683505">
                <text:p>0.6584676868350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6cm" chart:style-name="ch2">
          <text:p>VUV2, top, no coll</text:p>
        </chart:title>
        <chart:legend chart:legend-position="end" svg:x="12.705cm" svg:y="3.703cm" style:legend-expansion="high" chart:style-name="ch3"/>
        <chart:plot-area chart:style-name="ch4" table:cell-range-address="Sheet11.C7:Sheet11.C21 Sheet11.D5:Sheet11.D5 Sheet11.F7:Sheet11.F21 Sheet11.M5:Sheet11.M5 Sheet11.O7:Sheet11.O21 Sheet11.V5:Sheet11.V5 Sheet11.X7:Sheet11.X21" chart:data-source-has-labels="row" svg:x="0.32cm" svg:y="1.301cm" svg:width="12.065cm" svg:height="7.519cm">
          <chartooo:coordinate-region svg:x="0.862cm" svg:y="1.5cm" svg:width="11.337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1.F7:Sheet11.F21" chart:label-cell-address="Sheet11.D5:Sheet11.D5" chart:class="chart:scatter">
            <chart:domain table:cell-range-address="Sheet11.C7:Sheet11.C21"/>
            <chart:data-point chart:repeated="15"/>
          </chart:series>
          <chart:series chart:style-name="ch8" chart:values-cell-range-address="Sheet11.O7:Sheet11.O21" chart:label-cell-address="Sheet11.M5:Sheet11.M5" chart:class="chart:scatter">
            <chart:data-point chart:repeated="15"/>
          </chart:series>
          <chart:series chart:style-name="ch9" chart:values-cell-range-address="Sheet11.X7:Sheet11.X21" chart:label-cell-address="Sheet11.V5:Sheet11.V5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,65.5V, pos1</text:p>
                <draw:g>
                  <svg:desc>Sheet11.D5:Sheet11.D5</svg:desc>
                </draw:g>
              </table:table-cell>
              <table:table-cell office:value-type="string">
                <text:p>Top ,65.5V, pos2</text:p>
                <draw:g>
                  <svg:desc>Sheet11.M5:Sheet11.M5</svg:desc>
                </draw:g>
              </table:table-cell>
              <table:table-cell office:value-type="string">
                <text:p>Top ,65.5V, pos3</text:p>
                <draw:g>
                  <svg:desc>Sheet11.V5:Sheet11.V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1.C7:Sheet11.C21</svg:desc>
                </draw:g>
              </table:table-cell>
              <table:table-cell office:value-type="float" office:value="0.749711008018708">
                <text:p>0.749711008018708</text:p>
                <draw:g>
                  <svg:desc>Sheet11.F7:Sheet11.F21</svg:desc>
                </draw:g>
              </table:table-cell>
              <table:table-cell office:value-type="float" office:value="1.10917842470599">
                <text:p>1.10917842470599</text:p>
                <draw:g>
                  <svg:desc>Sheet11.O7:Sheet11.O21</svg:desc>
                </draw:g>
              </table:table-cell>
              <table:table-cell office:value-type="float" office:value="-3.55535">
                <text:p>-3.55535</text:p>
                <draw:g>
                  <svg:desc>Sheet11.X7:Sheet11.X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833219804405453">
                <text:p>0.833219804405453</text:p>
              </table:table-cell>
              <table:table-cell office:value-type="float" office:value="1.06455445850384">
                <text:p>1.06455445850384</text:p>
              </table:table-cell>
              <table:table-cell office:value-type="float" office:value="-3.49651">
                <text:p>-3.49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902477353383452">
                <text:p>0.902477353383452</text:p>
              </table:table-cell>
              <table:table-cell office:value-type="float" office:value="1.05747930052072">
                <text:p>1.05747930052072</text:p>
              </table:table-cell>
              <table:table-cell office:value-type="float" office:value="-2.53897">
                <text:p>-2.53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880535341284761">
                <text:p>0.880535341284761</text:p>
              </table:table-cell>
              <table:table-cell office:value-type="float" office:value="1.10491033190683">
                <text:p>1.10491033190683</text:p>
              </table:table-cell>
              <table:table-cell office:value-type="float" office:value="-2.97041">
                <text:p>-2.97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70007701268548">
                <text:p>0.970007701268548</text:p>
              </table:table-cell>
              <table:table-cell office:value-type="float" office:value="0.989475972677804">
                <text:p>0.989475972677804</text:p>
              </table:table-cell>
              <table:table-cell office:value-type="float" office:value="-3.3673">
                <text:p>-3.3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927452694539525">
                <text:p>0.927452694539525</text:p>
              </table:table-cell>
              <table:table-cell office:value-type="float" office:value="1.05179098793412">
                <text:p>1.05179098793412</text:p>
              </table:table-cell>
              <table:table-cell office:value-type="float" office:value="-3.55535">
                <text:p>-3.55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.975475139466999">
                <text:p>0.975475139466999</text:p>
              </table:table-cell>
              <table:table-cell office:value-type="float" office:value="0.957847591450067">
                <text:p>0.957847591450067</text:p>
              </table:table-cell>
              <table:table-cell office:value-type="float" office:value="-2.52573">
                <text:p>-2.52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.855362420223934">
                <text:p>0.855362420223934</text:p>
              </table:table-cell>
              <table:table-cell office:value-type="float" office:value="0.985981247921154">
                <text:p>0.985981247921154</text:p>
              </table:table-cell>
              <table:table-cell office:value-type="float" office:value="-2.75154">
                <text:p>-2.7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929374002190102">
                <text:p>0.929374002190102</text:p>
              </table:table-cell>
              <table:table-cell office:value-type="float" office:value="1.04389485074663">
                <text:p>1.04389485074663</text:p>
              </table:table-cell>
              <table:table-cell office:value-type="float" office:value="-2.45674">
                <text:p>-2.45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.029084410724">
                <text:p>1.029084410724</text:p>
              </table:table-cell>
              <table:table-cell office:value-type="float" office:value="0.986983118586105">
                <text:p>0.986983118586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.0394147987799">
                <text:p>1.0394147987799</text:p>
              </table:table-cell>
              <table:table-cell office:value-type="float" office:value="0.949885622429872">
                <text:p>0.949885622429872</text:p>
              </table:table-cell>
              <table:table-cell office:value-type="float" office:value="-2.48491">
                <text:p>-2.48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0.95264001377582">
                <text:p>0.95264001377582</text:p>
              </table:table-cell>
              <table:table-cell office:value-type="float" office:value="0.971626477446279">
                <text:p>0.971626477446279</text:p>
              </table:table-cell>
              <table:table-cell office:value-type="float" office:value="-2.30259">
                <text:p>-2.30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0.850709271109192">
                <text:p>0.850709271109192</text:p>
              </table:table-cell>
              <table:table-cell office:value-type="float" office:value="0.935776200905704">
                <text:p>0.935776200905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.06513026737135">
                <text:p>1.06513026737135</text:p>
              </table:table-cell>
              <table:table-cell office:value-type="float" office:value="0.969049347266325">
                <text:p>0.969049347266325</text:p>
              </table:table-cell>
              <table:table-cell office:value-type="float" office:value="-2.97041">
                <text:p>-2.97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0.997678429663024">
                <text:p>0.997678429663024</text:p>
              </table:table-cell>
              <table:table-cell office:value-type="float" office:value="0.897731663531628">
                <text:p>0.897731663531628</text:p>
              </table:table-cell>
              <table:table-cell office:value-type="float" office:value="-1.76359">
                <text:p>-1.7635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6cm" chart:style-name="ch2">
          <text:p>VUV3, bottom, no coll</text:p>
        </chart:title>
        <chart:legend chart:legend-position="end" svg:x="12.123cm" svg:y="3.703cm" style:legend-expansion="high" chart:style-name="ch3"/>
        <chart:plot-area chart:style-name="ch4" table:cell-range-address="Sheet11.C7:Sheet11.C21 Sheet11.G5:Sheet11.G5 Sheet11.I7:Sheet11.I21 Sheet11.P5:Sheet11.P5 Sheet11.R7:Sheet11.R21 Sheet11.Y5:Sheet11.Y5 Sheet11.AA7:Sheet11.AA21" chart:data-source-has-labels="row" svg:x="0.32cm" svg:y="1.301cm" svg:width="11.483cm" svg:height="7.519cm">
          <chartooo:coordinate-region svg:x="1.047cm" svg:y="1.501cm" svg:width="10.57cm" svg:height="6.67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1.I7:Sheet11.I21" chart:label-cell-address="Sheet11.G5:Sheet11.G5" chart:class="chart:scatter">
            <chart:domain table:cell-range-address="Sheet11.C7:Sheet11.C21"/>
            <chart:data-point chart:repeated="15"/>
          </chart:series>
          <chart:series chart:style-name="ch8" chart:values-cell-range-address="Sheet11.R7:Sheet11.R21" chart:label-cell-address="Sheet11.P5:Sheet11.P5" chart:class="chart:scatter">
            <chart:data-point chart:repeated="15"/>
          </chart:series>
          <chart:series chart:style-name="ch9" chart:values-cell-range-address="Sheet11.AA7:Sheet11.AA21" chart:label-cell-address="Sheet11.Y5:Sheet11.Y5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ottom, 51.8V, pos1</text:p>
                <draw:g>
                  <svg:desc>Sheet11.G5:Sheet11.G5</svg:desc>
                </draw:g>
              </table:table-cell>
              <table:table-cell office:value-type="string">
                <text:p>Bottom, 51.8V, pos2</text:p>
                <draw:g>
                  <svg:desc>Sheet11.P5:Sheet11.P5</svg:desc>
                </draw:g>
              </table:table-cell>
              <table:table-cell office:value-type="string">
                <text:p>Bottom, 51.8V, pos3</text:p>
                <draw:g>
                  <svg:desc>Sheet11.Y5:Sheet11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1.C7:Sheet11.C21</svg:desc>
                </draw:g>
              </table:table-cell>
              <table:table-cell office:value-type="float" office:value="0.897547874177296">
                <text:p>0.897547874177296</text:p>
                <draw:g>
                  <svg:desc>Sheet11.I7:Sheet11.I21</svg:desc>
                </draw:g>
              </table:table-cell>
              <table:table-cell office:value-type="float" office:value="0.428406677350571">
                <text:p>0.428406677350571</text:p>
                <draw:g>
                  <svg:desc>Sheet11.R7:Sheet11.R21</svg:desc>
                </draw:g>
              </table:table-cell>
              <table:table-cell office:value-type="float" office:value="0.210625">
                <text:p>0.210625</text:p>
                <draw:g>
                  <svg:desc>Sheet11.AA7:Sheet11.A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54722048365571">
                <text:p>0.954722048365571</text:p>
              </table:table-cell>
              <table:table-cell office:value-type="float" office:value="0.439614132032864">
                <text:p>0.439614132032864</text:p>
              </table:table-cell>
              <table:table-cell office:value-type="float" office:value="0.21912">
                <text:p>0.21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955255853971732">
                <text:p>0.955255853971732</text:p>
              </table:table-cell>
              <table:table-cell office:value-type="float" office:value="0.402284241503548">
                <text:p>0.402284241503548</text:p>
              </table:table-cell>
              <table:table-cell office:value-type="float" office:value="0.257753">
                <text:p>0.257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989660278809102">
                <text:p>0.989660278809102</text:p>
              </table:table-cell>
              <table:table-cell office:value-type="float" office:value="0.412337096253834">
                <text:p>0.412337096253834</text:p>
              </table:table-cell>
              <table:table-cell office:value-type="float" office:value="0.24228">
                <text:p>0.24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01474392107568">
                <text:p>1.01474392107568</text:p>
              </table:table-cell>
              <table:table-cell office:value-type="float" office:value="0.409970943922293">
                <text:p>0.409970943922293</text:p>
              </table:table-cell>
              <table:table-cell office:value-type="float" office:value="0.234318">
                <text:p>0.234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.04941792820076">
                <text:p>1.04941792820076</text:p>
              </table:table-cell>
              <table:table-cell office:value-type="float" office:value="0.443827387093548">
                <text:p>0.443827387093548</text:p>
              </table:table-cell>
              <table:table-cell office:value-type="float" office:value="0.239415">
                <text:p>0.239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.05436729411826">
                <text:p>1.05436729411826</text:p>
              </table:table-cell>
              <table:table-cell office:value-type="float" office:value="0.432465437682668">
                <text:p>0.432465437682668</text:p>
              </table:table-cell>
              <table:table-cell office:value-type="float" office:value="0.23805">
                <text:p>0.23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.0528678307593">
                <text:p>1.0528678307593</text:p>
              </table:table-cell>
              <table:table-cell office:value-type="float" office:value="0.415757460349699">
                <text:p>0.415757460349699</text:p>
              </table:table-cell>
              <table:table-cell office:value-type="float" office:value="0.215633">
                <text:p>0.215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.07588984055384">
                <text:p>1.07588984055384</text:p>
              </table:table-cell>
              <table:table-cell office:value-type="float" office:value="0.418468687749191">
                <text:p>0.418468687749191</text:p>
              </table:table-cell>
              <table:table-cell office:value-type="float" office:value="0.239521">
                <text:p>0.239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.11751397895474">
                <text:p>1.11751397895474</text:p>
              </table:table-cell>
              <table:table-cell office:value-type="float" office:value="0.431572130864761">
                <text:p>0.431572130864761</text:p>
              </table:table-cell>
              <table:table-cell office:value-type="float" office:value="0.23469">
                <text:p>0.23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.11143867569894">
                <text:p>1.11143867569894</text:p>
              </table:table-cell>
              <table:table-cell office:value-type="float" office:value="0.434262649673153">
                <text:p>0.434262649673153</text:p>
              </table:table-cell>
              <table:table-cell office:value-type="float" office:value="0.208507">
                <text:p>0.208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.16108740394563">
                <text:p>1.16108740394563</text:p>
              </table:table-cell>
              <table:table-cell office:value-type="float" office:value="0.423864175983888">
                <text:p>0.423864175983888</text:p>
              </table:table-cell>
              <table:table-cell office:value-type="float" office:value="0.24053">
                <text:p>0.24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.14278768063008">
                <text:p>1.14278768063008</text:p>
              </table:table-cell>
              <table:table-cell office:value-type="float" office:value="0.410362656240084">
                <text:p>0.410362656240084</text:p>
              </table:table-cell>
              <table:table-cell office:value-type="float" office:value="0.214224">
                <text:p>0.214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.19203386984658">
                <text:p>1.19203386984658</text:p>
              </table:table-cell>
              <table:table-cell office:value-type="float" office:value="0.451694288680841">
                <text:p>0.451694288680841</text:p>
              </table:table-cell>
              <table:table-cell office:value-type="float" office:value="0.214483">
                <text:p>0.214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.15181216132624">
                <text:p>1.15181216132624</text:p>
              </table:table-cell>
              <table:table-cell office:value-type="float" office:value="0.412265872685429">
                <text:p>0.412265872685429</text:p>
              </table:table-cell>
              <table:table-cell office:value-type="float" office:value="0.233966">
                <text:p>0.23396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29cm" svg:y="0.316cm" chart:style-name="ch2">
          <text:p>PMT, top no coll</text:p>
        </chart:title>
        <chart:legend chart:legend-position="end" svg:x="13.499cm" svg:y="3.703cm" style:legend-expansion="high" chart:style-name="ch3"/>
        <chart:plot-area chart:style-name="ch4" table:cell-range-address="Sheet15.C8:Sheet15.C22 Sheet15.D6:Sheet15.D6 Sheet15.F8:Sheet15.F22 Sheet15.M6:Sheet15.M6 Sheet15.O8:Sheet15.O22 Sheet15.V6:Sheet15.V6 Sheet15.X8:Sheet15.X22" chart:data-source-has-labels="row" svg:x="0.32cm" svg:y="1.301cm" svg:width="12.859cm" svg:height="7.519cm">
          <chartooo:coordinate-region svg:x="1.047cm" svg:y="1.5cm" svg:width="11.946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5.F8:Sheet15.F22" chart:label-cell-address="Sheet15.D6:Sheet15.D6" chart:class="chart:scatter">
            <chart:domain table:cell-range-address="Sheet15.C8:Sheet15.C22"/>
            <chart:data-point chart:repeated="15"/>
          </chart:series>
          <chart:series chart:style-name="ch8" chart:values-cell-range-address="Sheet15.O8:Sheet15.O22" chart:label-cell-address="Sheet15.M6:Sheet15.M6" chart:class="chart:scatter">
            <chart:data-point chart:repeated="15"/>
          </chart:series>
          <chart:series chart:style-name="ch9" chart:values-cell-range-address="Sheet15.X8:Sheet15.X22" chart:label-cell-address="Sheet15.V6:Sheet15.V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MT,  pos1</text:p>
                <draw:g>
                  <svg:desc>Sheet15.D6:Sheet15.D6</svg:desc>
                </draw:g>
              </table:table-cell>
              <table:table-cell office:value-type="string">
                <text:p>PMT, pos2</text:p>
                <draw:g>
                  <svg:desc>Sheet15.M6:Sheet15.M6</svg:desc>
                </draw:g>
              </table:table-cell>
              <table:table-cell office:value-type="string">
                <text:p>PMT, pos3</text:p>
                <draw:g>
                  <svg:desc>Sheet15.V6:Sheet15.V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5.C8:Sheet15.C22</svg:desc>
                </draw:g>
              </table:table-cell>
              <table:table-cell office:value-type="float" office:value="2.27526235329152">
                <text:p>2.27526235329152</text:p>
                <draw:g>
                  <svg:desc>Sheet15.F8:Sheet15.F22</svg:desc>
                </draw:g>
              </table:table-cell>
              <table:table-cell office:value-type="float" office:value="0.666390654043892">
                <text:p>0.666390654043892</text:p>
                <draw:g>
                  <svg:desc>Sheet15.O8:Sheet15.O22</svg:desc>
                </draw:g>
              </table:table-cell>
              <table:table-cell office:value-type="float" office:value="0.589346">
                <text:p>0.589346</text:p>
                <draw:g>
                  <svg:desc>Sheet15.X8:Sheet15.X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26271883076775">
                <text:p>2.26271883076775</text:p>
              </table:table-cell>
              <table:table-cell office:value-type="float" office:value="0.651515933070385">
                <text:p>0.651515933070385</text:p>
              </table:table-cell>
              <table:table-cell office:value-type="float" office:value="0.581148">
                <text:p>0.581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.2510416511969">
                <text:p>2.2510416511969</text:p>
              </table:table-cell>
              <table:table-cell office:value-type="float" office:value="0.646179216521217">
                <text:p>0.646179216521217</text:p>
              </table:table-cell>
              <table:table-cell office:value-type="float" office:value="0.580381">
                <text:p>0.580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25605847733077">
                <text:p>2.25605847733077</text:p>
              </table:table-cell>
              <table:table-cell office:value-type="float" office:value="0.650433837330294">
                <text:p>0.650433837330294</text:p>
              </table:table-cell>
              <table:table-cell office:value-type="float" office:value="0.591785">
                <text:p>0.591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19943436545432">
                <text:p>2.19943436545432</text:p>
              </table:table-cell>
              <table:table-cell office:value-type="float" office:value="0.656095510410251">
                <text:p>0.656095510410251</text:p>
              </table:table-cell>
              <table:table-cell office:value-type="float" office:value="0.584905">
                <text:p>0.584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22591477580187">
                <text:p>2.22591477580187</text:p>
              </table:table-cell>
              <table:table-cell office:value-type="float" office:value="0.652219356797858">
                <text:p>0.652219356797858</text:p>
              </table:table-cell>
              <table:table-cell office:value-type="float" office:value="0.588088">
                <text:p>0.588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2.22385002411099">
                <text:p>2.22385002411099</text:p>
              </table:table-cell>
              <table:table-cell office:value-type="float" office:value="0.654566522972318">
                <text:p>0.654566522972318</text:p>
              </table:table-cell>
              <table:table-cell office:value-type="float" office:value="0.583308">
                <text:p>0.583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.2672984995457">
                <text:p>2.2672984995457</text:p>
              </table:table-cell>
              <table:table-cell office:value-type="float" office:value="0.646774859762102">
                <text:p>0.646774859762102</text:p>
              </table:table-cell>
              <table:table-cell office:value-type="float" office:value="0.598308">
                <text:p>0.598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.25252007808609">
                <text:p>2.25252007808609</text:p>
              </table:table-cell>
              <table:table-cell office:value-type="float" office:value="0.644983779181322">
                <text:p>0.644983779181322</text:p>
              </table:table-cell>
              <table:table-cell office:value-type="float" office:value="0.582245">
                <text:p>0.582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.21785294690237">
                <text:p>2.21785294690237</text:p>
              </table:table-cell>
              <table:table-cell office:value-type="float" office:value="0.658980850965195">
                <text:p>0.658980850965195</text:p>
              </table:table-cell>
              <table:table-cell office:value-type="float" office:value="0.577106">
                <text:p>0.577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2.26405931073414">
                <text:p>2.26405931073414</text:p>
              </table:table-cell>
              <table:table-cell office:value-type="float" office:value="0.647702105086169">
                <text:p>0.647702105086169</text:p>
              </table:table-cell>
              <table:table-cell office:value-type="float" office:value="0.577104">
                <text:p>0.577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2.31119693939228">
                <text:p>2.31119693939228</text:p>
              </table:table-cell>
              <table:table-cell office:value-type="float" office:value="0.652899595678131">
                <text:p>0.652899595678131</text:p>
              </table:table-cell>
              <table:table-cell office:value-type="float" office:value="0.603124">
                <text:p>0.603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2.2298674756047">
                <text:p>2.2298674756047</text:p>
              </table:table-cell>
              <table:table-cell office:value-type="float" office:value="0.651819560231776">
                <text:p>0.651819560231776</text:p>
              </table:table-cell>
              <table:table-cell office:value-type="float" office:value="0.575591">
                <text:p>0.575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2.22495759690487">
                <text:p>2.22495759690487</text:p>
              </table:table-cell>
              <table:table-cell office:value-type="float" office:value="0.663012289018208">
                <text:p>0.66301228901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2.22894837674601">
                <text:p>2.22894837674601</text:p>
              </table:table-cell>
              <table:table-cell office:value-type="float" office:value="0.646820772019421">
                <text:p>0.6468207720194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O4:Sheet2.Q69 Sheet2.P3:Sheet2.Q3" chart:data-source-has-labels="row" svg:x="0.4cm" svg:y="0.214cm" svg:width="16.879cm" svg:height="10.308cm">
          <chartooo:coordinate-region svg:x="1.207cm" svg:y="0.413cm" svg:width="15.79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69" chart:label-cell-address="Sheet2.P3:Sheet2.P3" chart:class="chart:scatter">
            <chart:domain table:cell-range-address="Sheet2.O4:Sheet2.O69"/>
            <chart:data-point chart:repeated="66"/>
          </chart:series>
          <chart:series chart:style-name="ch7" chart:values-cell-range-address="Sheet2.Q4:Sheet2.Q69" chart:label-cell-address="Sheet2.Q3:Sheet2.Q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un 1 </text:p>
                <draw:g>
                  <svg:desc>Sheet2.P3:Sheet2.P3</svg:desc>
                </draw:g>
              </table:table-cell>
              <table:table-cell office:value-type="string">
                <text:p>Run 2 </text:p>
                <draw:g>
                  <svg:desc>Sheet2.Q3:Sheet2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O4:Sheet2.O69</svg:desc>
                </draw:g>
              </table:table-cell>
              <table:table-cell office:value-type="float" office:value="9.3435600025757">
                <text:p>9.3435600025757</text:p>
                <draw:g>
                  <svg:desc>Sheet2.P4:Sheet2.P69</svg:desc>
                </draw:g>
              </table:table-cell>
              <table:table-cell office:value-type="float" office:value="8.87057381071366">
                <text:p>8.87057381071366</text:p>
                <draw:g>
                  <svg:desc>Sheet2.Q4:Sheet2.Q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2528379568015">
                <text:p>9.22528379568015</text:p>
              </table:table-cell>
              <table:table-cell office:value-type="float" office:value="10.5023793170088">
                <text:p>10.502379317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5971610856003">
                <text:p>9.65971610856003</text:p>
              </table:table-cell>
              <table:table-cell office:value-type="float" office:value="10.3527136253465">
                <text:p>10.352713625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4910230995973">
                <text:p>13.4910230995973</text:p>
              </table:table-cell>
              <table:table-cell office:value-type="float" office:value="9.90132542511884">
                <text:p>9.9013254251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9054432653998">
                <text:p>12.9054432653998</text:p>
              </table:table-cell>
              <table:table-cell office:value-type="float" office:value="11.1048478885828">
                <text:p>11.104847888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7013785542027">
                <text:p>33.7013785542027</text:p>
              </table:table-cell>
              <table:table-cell office:value-type="float" office:value="10.5596709186138">
                <text:p>10.559670918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392033912796">
                <text:p>13.5392033912796</text:p>
              </table:table-cell>
              <table:table-cell office:value-type="float" office:value="11.3124666117524">
                <text:p>11.312466611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9037934582335">
                <text:p>12.9037934582335</text:p>
              </table:table-cell>
              <table:table-cell office:value-type="float" office:value="11.7208472649888">
                <text:p>11.720847264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2188679049614">
                <text:p>12.2188679049614</text:p>
              </table:table-cell>
              <table:table-cell office:value-type="float" office:value="9.95384569549842">
                <text:p>9.9538456954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5809154373973">
                <text:p>12.5809154373973</text:p>
              </table:table-cell>
              <table:table-cell office:value-type="float" office:value="10.4507530562036">
                <text:p>10.45075305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6049166870092">
                <text:p>16.6049166870092</text:p>
              </table:table-cell>
              <table:table-cell office:value-type="float" office:value="192.440802798709">
                <text:p>192.440802798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9.1471704465381">
                <text:p>29.1471704465381</text:p>
              </table:table-cell>
              <table:table-cell office:value-type="float" office:value="10.0015166167865">
                <text:p>10.00151661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.1539792026281">
                <text:p>10.1539792026281</text:p>
              </table:table-cell>
              <table:table-cell office:value-type="float" office:value="9.03086455275062">
                <text:p>9.03086455275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.5155269603013">
                <text:p>40.5155269603013</text:p>
              </table:table-cell>
              <table:table-cell office:value-type="float" office:value="8.32104605420172">
                <text:p>8.321046054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219584041517">
                <text:p>10.7219584041517</text:p>
              </table:table-cell>
              <table:table-cell office:value-type="float" office:value="10.6947091649415">
                <text:p>10.6947091649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9.7886892036306">
                <text:p>89.7886892036306</text:p>
              </table:table-cell>
              <table:table-cell office:value-type="float" office:value="11.2132628147682">
                <text:p>11.2132628147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0.0571701814693">
                <text:p>10.0571701814693</text:p>
              </table:table-cell>
              <table:table-cell office:value-type="float" office:value="11.6922177717249">
                <text:p>11.69221777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3.0479204982061">
                <text:p>13.0479204982061</text:p>
              </table:table-cell>
              <table:table-cell office:value-type="float" office:value="10.7383066683275">
                <text:p>10.738306668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2.6960344461134">
                <text:p>12.6960344461134</text:p>
              </table:table-cell>
              <table:table-cell office:value-type="float" office:value="10.0042772879952">
                <text:p>10.004277287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913809242293">
                <text:p>15.3913809242293</text:p>
              </table:table-cell>
              <table:table-cell office:value-type="float" office:value="13.2079855551818">
                <text:p>13.207985555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5589937205563">
                <text:p>14.5589937205563</text:p>
              </table:table-cell>
              <table:table-cell office:value-type="float" office:value="10.8284485470941">
                <text:p>10.828448547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3.6935039921641">
                <text:p>23.6935039921641</text:p>
              </table:table-cell>
              <table:table-cell office:value-type="float" office:value="10.4563616052465">
                <text:p>10.456361605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8.7617972478183">
                <text:p>18.7617972478183</text:p>
              </table:table-cell>
              <table:table-cell office:value-type="float" office:value="10.237282952534">
                <text:p>10.237282952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4.5735499156268">
                <text:p>34.5735499156268</text:p>
              </table:table-cell>
              <table:table-cell office:value-type="float" office:value="12.7428588394789">
                <text:p>12.742858839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8.198550941936">
                <text:p>18.198550941936</text:p>
              </table:table-cell>
              <table:table-cell office:value-type="float" office:value="10.8758537179786">
                <text:p>10.875853717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3.7331298569007">
                <text:p>23.7331298569007</text:p>
              </table:table-cell>
              <table:table-cell office:value-type="float" office:value="11.8396194009215">
                <text:p>11.8396194009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769091514068">
                <text:p>11.5769091514068</text:p>
              </table:table-cell>
              <table:table-cell office:value-type="float" office:value="9.62675279653554">
                <text:p>9.6267527965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3.735004126682">
                <text:p>13.735004126682</text:p>
              </table:table-cell>
              <table:table-cell office:value-type="float" office:value="10.6728388455051">
                <text:p>10.672838845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2.3561179792917">
                <text:p>12.3561179792917</text:p>
              </table:table-cell>
              <table:table-cell office:value-type="float" office:value="11.3345934094601">
                <text:p>11.3345934094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6634903550548">
                <text:p>11.6634903550548</text:p>
              </table:table-cell>
              <table:table-cell office:value-type="float" office:value="9.71132036908036">
                <text:p>9.7113203690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7130263497519">
                <text:p>13.7130263497519</text:p>
              </table:table-cell>
              <table:table-cell office:value-type="float" office:value="9.59322514407815">
                <text:p>9.5932251440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2.2832224122314">
                <text:p>12.2832224122314</text:p>
              </table:table-cell>
              <table:table-cell office:value-type="float" office:value="12.0020220986096">
                <text:p>12.002022098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3477994546487">
                <text:p>13.3477994546487</text:p>
              </table:table-cell>
              <table:table-cell office:value-type="float" office:value="11.443523178065">
                <text:p>11.443523178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.8553110291154">
                <text:p>12.8553110291154</text:p>
              </table:table-cell>
              <table:table-cell office:value-type="float" office:value="10.515036752745">
                <text:p>10.515036752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6.8960690065612">
                <text:p>16.8960690065612</text:p>
              </table:table-cell>
              <table:table-cell office:value-type="float" office:value="11.6501425145146">
                <text:p>11.650142514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0.181861255369">
                <text:p>10.181861255369</text:p>
              </table:table-cell>
              <table:table-cell office:value-type="float" office:value="10.5953646286279">
                <text:p>10.595364628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2.2752499051868">
                <text:p>12.2752499051868</text:p>
              </table:table-cell>
              <table:table-cell office:value-type="float" office:value="10.1040287207153">
                <text:p>10.104028720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4.7285470025457">
                <text:p>14.7285470025457</text:p>
              </table:table-cell>
              <table:table-cell office:value-type="float" office:value="13.0215113265839">
                <text:p>13.0215113265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5.2478424733261">
                <text:p>15.2478424733261</text:p>
              </table:table-cell>
              <table:table-cell office:value-type="float" office:value="10.9232372762544">
                <text:p>10.923237276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4.927057364685">
                <text:p>14.927057364685</text:p>
              </table:table-cell>
              <table:table-cell office:value-type="float" office:value="11.9172740810481">
                <text:p>11.9172740810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3.1034360335961">
                <text:p>13.1034360335961</text:p>
              </table:table-cell>
              <table:table-cell office:value-type="float" office:value="12.5810530518913">
                <text:p>12.5810530518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2.2308253584892">
                <text:p>12.2308253584892</text:p>
              </table:table-cell>
              <table:table-cell office:value-type="float" office:value="12.0735124031265">
                <text:p>12.073512403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6.0608595153466">
                <text:p>16.0608595153466</text:p>
              </table:table-cell>
              <table:table-cell office:value-type="float" office:value="10.8445795591704">
                <text:p>10.844579559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3.5152607251965">
                <text:p>13.5152607251965</text:p>
              </table:table-cell>
              <table:table-cell office:value-type="float" office:value="9.6616654613737">
                <text:p>9.661665461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2.4803122874305">
                <text:p>12.4803122874305</text:p>
              </table:table-cell>
              <table:table-cell office:value-type="float" office:value="10.8908179519701">
                <text:p>10.890817951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1.0822479629481">
                <text:p>11.0822479629481</text:p>
              </table:table-cell>
              <table:table-cell office:value-type="float" office:value="9.63236903133084">
                <text:p>9.6323690313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0.8405358038498">
                <text:p>10.8405358038498</text:p>
              </table:table-cell>
              <table:table-cell office:value-type="float" office:value="11.6830448904159">
                <text:p>11.683044890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1.0210983459369">
                <text:p>11.0210983459369</text:p>
              </table:table-cell>
              <table:table-cell office:value-type="float" office:value="9.80042148753822">
                <text:p>9.8004214875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4.0358857022338">
                <text:p>14.0358857022338</text:p>
              </table:table-cell>
              <table:table-cell office:value-type="float" office:value="14.51545933787">
                <text:p>14.5154593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1.0679106258048">
                <text:p>11.0679106258048</text:p>
              </table:table-cell>
              <table:table-cell office:value-type="float" office:value="9.39037749202167">
                <text:p>9.39037749202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6.0932279997742">
                <text:p>16.0932279997742</text:p>
              </table:table-cell>
              <table:table-cell office:value-type="float" office:value="11.0839068505056">
                <text:p>11.083906850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4.7055876001504">
                <text:p>14.7055876001504</text:p>
              </table:table-cell>
              <table:table-cell office:value-type="float" office:value="12.5042438265941">
                <text:p>12.5042438265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2.9449574823169">
                <text:p>12.9449574823169</text:p>
              </table:table-cell>
              <table:table-cell office:value-type="float" office:value="10.6101914806861">
                <text:p>10.6101914806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0.9888074659743">
                <text:p>10.9888074659743</text:p>
              </table:table-cell>
              <table:table-cell office:value-type="float" office:value="11.1719407155581">
                <text:p>11.171940715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1.9286574087038">
                <text:p>11.9286574087038</text:p>
              </table:table-cell>
              <table:table-cell office:value-type="float" office:value="9.50339440169494">
                <text:p>9.50339440169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6.3933368511598">
                <text:p>16.3933368511598</text:p>
              </table:table-cell>
              <table:table-cell office:value-type="float" office:value="11.4673854916727">
                <text:p>11.4673854916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3638933826503">
                <text:p>10.3638933826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2.220063862155">
                <text:p>12.220063862155</text:p>
              </table:table-cell>
              <table:table-cell office:value-type="float" office:value="10.5689220560162">
                <text:p>10.568922056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0.7794389452758">
                <text:p>10.7794389452758</text:p>
              </table:table-cell>
              <table:table-cell office:value-type="float" office:value="11.5474538368941">
                <text:p>11.5474538368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.6947248643127">
                <text:p>18.6947248643127</text:p>
              </table:table-cell>
              <table:table-cell office:value-type="float" office:value="11.0916666987894">
                <text:p>11.091666698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4.1060855130853">
                <text:p>14.1060855130853</text:p>
              </table:table-cell>
              <table:table-cell office:value-type="float" office:value="11.9009789863423">
                <text:p>11.9009789863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21.1614453501527">
                <text:p>21.1614453501527</text:p>
              </table:table-cell>
              <table:table-cell office:value-type="float" office:value="11.1067027723352">
                <text:p>11.1067027723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1.3147624726954">
                <text:p>11.3147624726954</text:p>
              </table:table-cell>
              <table:table-cell office:value-type="float" office:value="12.3004832585833">
                <text:p>12.300483258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3.4285286092643">
                <text:p>13.4285286092643</text:p>
              </table:table-cell>
              <table:table-cell office:value-type="float" office:value="13.0883737946996">
                <text:p>13.0883737946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.9737425724928">
                <text:p>9.9737425724928</text:p>
              </table:table-cell>
              <table:table-cell office:value-type="float" office:value="10.5719140782013">
                <text:p>10.571914078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4.5671889673473">
                <text:p>14.5671889673473</text:p>
              </table:table-cell>
              <table:table-cell office:value-type="float" office:value="11.2573702964766">
                <text:p>11.257370296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test 4,VUV3 coll , bottom</text:p>
        </chart:title>
        <chart:legend chart:legend-position="end" svg:x="12.123cm" svg:y="3.703cm" style:legend-expansion="high" chart:style-name="ch3"/>
        <chart:plot-area chart:style-name="ch4" table:cell-range-address="Sheet15.C8:Sheet15.C22 Sheet15.G6:Sheet15.G6 Sheet15.I8:Sheet15.I22 Sheet15.P6:Sheet15.P6 Sheet15.R8:Sheet15.R22 Sheet15.Y6:Sheet15.Y6 Sheet15.AA8:Sheet15.AA22" chart:data-source-has-labels="row" svg:x="0.246cm" svg:y="1.301cm" svg:width="11.482cm" svg:height="7.518cm">
          <chartooo:coordinate-region svg:x="1.264cm" svg:y="1.5cm" svg:width="10.277cm" svg:height="7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5.I8:Sheet15.I22" chart:label-cell-address="Sheet15.G6:Sheet15.G6" chart:class="chart:scatter">
            <chart:domain table:cell-range-address="Sheet15.C8:Sheet15.C22"/>
            <chart:data-point chart:repeated="15"/>
          </chart:series>
          <chart:series chart:style-name="ch8" chart:values-cell-range-address="Sheet15.R8:Sheet15.R22" chart:label-cell-address="Sheet15.P6:Sheet15.P6" chart:class="chart:scatter">
            <chart:data-point chart:repeated="15"/>
          </chart:series>
          <chart:series chart:style-name="ch9" chart:values-cell-range-address="Sheet15.AA8:Sheet15.AA22" chart:label-cell-address="Sheet15.Y6:Sheet15.Y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ottom, 51.8V, pos1</text:p>
                <draw:g>
                  <svg:desc>Sheet15.G6:Sheet15.G6</svg:desc>
                </draw:g>
              </table:table-cell>
              <table:table-cell office:value-type="string">
                <text:p>Bottom, 51.8V, pos2</text:p>
                <draw:g>
                  <svg:desc>Sheet15.P6:Sheet15.P6</svg:desc>
                </draw:g>
              </table:table-cell>
              <table:table-cell office:value-type="string">
                <text:p>Bottom, 51.8V, pos3</text:p>
                <draw:g>
                  <svg:desc>Sheet15.Y6:Sheet15.Y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5.C8:Sheet15.C22</svg:desc>
                </draw:g>
              </table:table-cell>
              <table:table-cell office:value-type="float" office:value="0.0551140677411724">
                <text:p>0.0551140677411724</text:p>
                <draw:g>
                  <svg:desc>Sheet15.I8:Sheet15.I22</svg:desc>
                </draw:g>
              </table:table-cell>
              <table:table-cell office:value-type="float" office:value="0.0168256624188935">
                <text:p>0.0168256624188935</text:p>
                <draw:g>
                  <svg:desc>Sheet15.R8:Sheet15.R22</svg:desc>
                </draw:g>
              </table:table-cell>
              <table:table-cell office:value-type="float" office:value="0.0190091193946179">
                <text:p>0.0190091193946179</text:p>
                <draw:g>
                  <svg:desc>Sheet15.AA8:Sheet15.A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536048546052799">
                <text:p>0.0536048546052799</text:p>
              </table:table-cell>
              <table:table-cell office:value-type="float" office:value="-0.0195366409082784">
                <text:p>-0.0195366409082784</text:p>
              </table:table-cell>
              <table:table-cell office:value-type="float" office:value="0.0139613546139762">
                <text:p>0.0139613546139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596641819274072">
                <text:p>0.0596641819274072</text:p>
              </table:table-cell>
              <table:table-cell office:value-type="float" office:value="0.0172406360916951">
                <text:p>0.0172406360916951</text:p>
              </table:table-cell>
              <table:table-cell office:value-type="float" office:value="-0.0134617417508983">
                <text:p>-0.0134617417508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054589939268462">
                <text:p>0.054589939268462</text:p>
              </table:table-cell>
              <table:table-cell office:value-type="float" office:value="0.015088525508854">
                <text:p>0.015088525508854</text:p>
              </table:table-cell>
              <table:table-cell office:value-type="float" office:value="0.00297780404124869">
                <text:p>0.00297780404124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524588574334128">
                <text:p>0.0524588574334128</text:p>
              </table:table-cell>
              <table:table-cell office:value-type="float" office:value="0.0333204198470089">
                <text:p>0.0333204198470089</text:p>
              </table:table-cell>
              <table:table-cell office:value-type="float" office:value="0.0167066704099507">
                <text:p>0.0167066704099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605159466089045">
                <text:p>0.0605159466089045</text:p>
              </table:table-cell>
              <table:table-cell office:value-type="float" office:value="0.0163960130473145">
                <text:p>0.0163960130473145</text:p>
              </table:table-cell>
              <table:table-cell office:value-type="float" office:value="-0.0102027632602442">
                <text:p>-0.0102027632602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.0875040677520312">
                <text:p>0.0875040677520312</text:p>
              </table:table-cell>
              <table:table-cell office:value-type="float" office:value="0.0168002312403237">
                <text:p>0.0168002312403237</text:p>
              </table:table-cell>
              <table:table-cell office:value-type="float" office:value="-0.00522841036940432">
                <text:p>-0.00522841036940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.0546658842741537">
                <text:p>0.0546658842741537</text:p>
              </table:table-cell>
              <table:table-cell office:value-type="float" office:value="0.00780986363239872">
                <text:p>0.00780986363239872</text:p>
              </table:table-cell>
              <table:table-cell office:value-type="float" office:value="0.00936645966103997">
                <text:p>0.00936645966103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0535092913987444">
                <text:p>0.0535092913987444</text:p>
              </table:table-cell>
              <table:table-cell office:value-type="float" office:value="-0.0227452774521848">
                <text:p>-0.0227452774521848</text:p>
              </table:table-cell>
              <table:table-cell office:value-type="float" office:value="0.00727875217960909">
                <text:p>0.0072787521796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0.0539632595874881">
                <text:p>0.0539632595874881</text:p>
              </table:table-cell>
              <table:table-cell office:value-type="float" office:value="0.0244921247359224">
                <text:p>0.0244921247359224</text:p>
              </table:table-cell>
              <table:table-cell office:value-type="float" office:value="-0.00775144970467583">
                <text:p>-0.00775144970467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0.0499276331210526">
                <text:p>0.0499276331210526</text:p>
              </table:table-cell>
              <table:table-cell office:value-type="float" office:value="0.0143631495957012">
                <text:p>0.0143631495957012</text:p>
              </table:table-cell>
              <table:table-cell office:value-type="float" office:value="-0.00506746273744214">
                <text:p>-0.00506746273744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0.0766180467921724">
                <text:p>0.0766180467921724</text:p>
              </table:table-cell>
              <table:table-cell office:value-type="float" office:value="0.0153249403283142">
                <text:p>0.0153249403283142</text:p>
              </table:table-cell>
              <table:table-cell office:value-type="float" office:value="0.0381024575153635">
                <text:p>0.0381024575153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0.0680179865266084">
                <text:p>0.0680179865266084</text:p>
              </table:table-cell>
              <table:table-cell office:value-type="float" office:value="0.00982943067649308">
                <text:p>0.00982943067649308</text:p>
              </table:table-cell>
              <table:table-cell office:value-type="float" office:value="0.00887317268048657">
                <text:p>0.008873172680486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0.0615473419942917">
                <text:p>0.0615473419942917</text:p>
              </table:table-cell>
              <table:table-cell office:value-type="float" office:value="0.0119811389820659">
                <text:p>0.0119811389820659</text:p>
              </table:table-cell>
              <table:table-cell office:value-type="float" office:value="0.00277277316148394">
                <text:p>0.00277277316148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0.0529413763017234">
                <text:p>0.0529413763017234</text:p>
              </table:table-cell>
              <table:table-cell office:value-type="float" office:value="0.00900538218479916">
                <text:p>0.009005382184799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VUV2, top, coll</text:p>
        </chart:title>
        <chart:legend chart:legend-position="end" svg:x="12.705cm" svg:y="3.703cm" style:legend-expansion="high" chart:style-name="ch3"/>
        <chart:plot-area chart:style-name="ch4" table:cell-range-address="Sheet12.C8:Sheet12.C22 Sheet12.D6:Sheet12.D6 Sheet12.F8:Sheet12.F22 Sheet12.M6:Sheet12.M6 Sheet12.O8:Sheet12.O22 Sheet12.V6:Sheet12.V6 Sheet12.X8:Sheet12.X16" chart:data-source-has-labels="row" svg:x="0.32cm" svg:y="1.301cm" svg:width="12.065cm" svg:height="7.519cm">
          <chartooo:coordinate-region svg:x="1.232cm" svg:y="1.5cm" svg:width="10.966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2.F8:Sheet12.F22" chart:label-cell-address="Sheet12.D6:Sheet12.D6" chart:class="chart:scatter">
            <chart:domain table:cell-range-address="Sheet12.C8:Sheet12.C22"/>
            <chart:data-point chart:repeated="15"/>
          </chart:series>
          <chart:series chart:style-name="ch8" chart:values-cell-range-address="Sheet12.O8:Sheet12.O22" chart:label-cell-address="Sheet12.M6:Sheet12.M6" chart:class="chart:scatter">
            <chart:data-point chart:repeated="15"/>
          </chart:series>
          <chart:series chart:style-name="ch9" chart:values-cell-range-address="Sheet12.X8:Sheet12.X16" chart:label-cell-address="Sheet12.V6:Sheet12.V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,65.5V, pos1</text:p>
                <draw:g>
                  <svg:desc>Sheet12.D6:Sheet12.D6</svg:desc>
                </draw:g>
              </table:table-cell>
              <table:table-cell office:value-type="string">
                <text:p>Top ,65.5V, pos2</text:p>
                <draw:g>
                  <svg:desc>Sheet12.M6:Sheet12.M6</svg:desc>
                </draw:g>
              </table:table-cell>
              <table:table-cell office:value-type="string">
                <text:p>Top ,65.5V, pos3</text:p>
                <draw:g>
                  <svg:desc>Sheet12.V6:Sheet12.V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2.C8:Sheet12.C22</svg:desc>
                </draw:g>
              </table:table-cell>
              <table:table-cell office:value-type="float" office:value="0.248249712029626">
                <text:p>0.248249712029626</text:p>
                <draw:g>
                  <svg:desc>Sheet12.F8:Sheet12.F22</svg:desc>
                </draw:g>
              </table:table-cell>
              <table:table-cell office:value-type="float" office:value="0.138423603303456">
                <text:p>0.138423603303456</text:p>
                <draw:g>
                  <svg:desc>Sheet12.O8:Sheet12.O22</svg:desc>
                </draw:g>
              </table:table-cell>
              <table:table-cell office:value-type="float" office:value="0.0260369737829954">
                <text:p>0.0260369737829954</text:p>
                <draw:g>
                  <svg:desc>Sheet12.X8:Sheet12.X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258953589348621">
                <text:p>0.258953589348621</text:p>
              </table:table-cell>
              <table:table-cell office:value-type="float" office:value="0.133676599585031">
                <text:p>0.133676599585031</text:p>
              </table:table-cell>
              <table:table-cell office:value-type="float" office:value="0.0284291350987678">
                <text:p>0.0284291350987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9333872353833">
                <text:p>0.279333872353833</text:p>
              </table:table-cell>
              <table:table-cell office:value-type="float" office:value="0.113441342322838">
                <text:p>0.113441342322838</text:p>
              </table:table-cell>
              <table:table-cell office:value-type="float" office:value="0.00884179058146101">
                <text:p>0.00884179058146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7095278012907">
                <text:p>0.27095278012907</text:p>
              </table:table-cell>
              <table:table-cell office:value-type="float" office:value="0.132716676571886">
                <text:p>0.132716676571886</text:p>
              </table:table-cell>
              <table:table-cell office:value-type="float" office:value="0.0456637320671005">
                <text:p>0.0456637320671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91335384995973">
                <text:p>0.291335384995973</text:p>
              </table:table-cell>
              <table:table-cell office:value-type="float" office:value="0.111151730494176">
                <text:p>0.111151730494176</text:p>
              </table:table-cell>
              <table:table-cell office:value-type="float" office:value="0.0553381916674796">
                <text:p>0.0553381916674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279283837099425">
                <text:p>0.279283837099425</text:p>
              </table:table-cell>
              <table:table-cell office:value-type="float" office:value="0.122867708353762">
                <text:p>0.122867708353762</text:p>
              </table:table-cell>
              <table:table-cell office:value-type="float" office:value="0.0265538240601245">
                <text:p>0.0265538240601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.293205711187954">
                <text:p>0.293205711187954</text:p>
              </table:table-cell>
              <table:table-cell office:value-type="float" office:value="0.144015677826064">
                <text:p>0.144015677826064</text:p>
              </table:table-cell>
              <table:table-cell office:value-type="float" office:value="0.0217973526151538">
                <text:p>0.0217973526151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.315391116917896">
                <text:p>0.315391116917896</text:p>
              </table:table-cell>
              <table:table-cell office:value-type="float" office:value="0.129814962872557">
                <text:p>0.129814962872557</text:p>
              </table:table-cell>
              <table:table-cell office:value-type="float" office:value="0.0641956290632179">
                <text:p>0.0641956290632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332468542481177">
                <text:p>0.332468542481177</text:p>
              </table:table-cell>
              <table:table-cell office:value-type="float" office:value="0.126324154219573">
                <text:p>0.126324154219573</text:p>
              </table:table-cell>
              <table:table-cell office:value-type="float" office:value="0.0375614733933323">
                <text:p>0.0375614733933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0.36265990291954">
                <text:p>0.36265990291954</text:p>
              </table:table-cell>
              <table:table-cell office:value-type="float" office:value="0.113050260114012">
                <text:p>0.113050260114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0.380274859279606">
                <text:p>0.380274859279606</text:p>
              </table:table-cell>
              <table:table-cell office:value-type="float" office:value="0.11191041030247">
                <text:p>0.11191041030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0.345877649182929">
                <text:p>0.345877649182929</text:p>
              </table:table-cell>
              <table:table-cell office:value-type="float" office:value="0.126782066723523">
                <text:p>0.126782066723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0.368686805515969">
                <text:p>0.368686805515969</text:p>
              </table:table-cell>
              <table:table-cell office:value-type="float" office:value="0.119780757230722">
                <text:p>0.119780757230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0.37917509310205">
                <text:p>0.37917509310205</text:p>
              </table:table-cell>
              <table:table-cell office:value-type="float" office:value="0.109974570211102">
                <text:p>0.10997457021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0.39222361304257">
                <text:p>0.39222361304257</text:p>
              </table:table-cell>
              <table:table-cell office:value-type="float" office:value="0.110761521062444">
                <text:p>0.1107615210624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6cm" chart:style-name="ch2">
          <text:p>VUV3, bottom coll</text:p>
        </chart:title>
        <chart:legend chart:legend-position="end" svg:x="12.123cm" svg:y="3.703cm" style:legend-expansion="high" chart:style-name="ch3"/>
        <chart:plot-area chart:style-name="ch4" table:cell-range-address="Sheet12.C8:Sheet12.C22 Sheet12.G6:Sheet12.G6 Sheet12.I8:Sheet12.I22 Sheet12.P6:Sheet12.P6 Sheet12.R8:Sheet12.R22 Sheet12.Y6:Sheet12.Y6 Sheet12.AA8:Sheet12.AA16" chart:data-source-has-labels="row" svg:x="0.32cm" svg:y="1.301cm" svg:width="11.483cm" svg:height="7.519cm">
          <chartooo:coordinate-region svg:x="1.338cm" svg:y="1.501cm" svg:width="10.278cm" svg:height="7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2.I8:Sheet12.I22" chart:label-cell-address="Sheet12.G6:Sheet12.G6" chart:class="chart:scatter">
            <chart:domain table:cell-range-address="Sheet12.C8:Sheet12.C22"/>
            <chart:data-point chart:repeated="15"/>
          </chart:series>
          <chart:series chart:style-name="ch8" chart:values-cell-range-address="Sheet12.R8:Sheet12.R22" chart:label-cell-address="Sheet12.P6:Sheet12.P6" chart:class="chart:scatter">
            <chart:data-point chart:repeated="15"/>
          </chart:series>
          <chart:series chart:style-name="ch9" chart:values-cell-range-address="Sheet12.AA8:Sheet12.AA16" chart:label-cell-address="Sheet12.Y6:Sheet12.Y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ottom, 51.8V, pos1</text:p>
                <draw:g>
                  <svg:desc>Sheet12.G6:Sheet12.G6</svg:desc>
                </draw:g>
              </table:table-cell>
              <table:table-cell office:value-type="string">
                <text:p>Bottom, 51.8V, pos2</text:p>
                <draw:g>
                  <svg:desc>Sheet12.P6:Sheet12.P6</svg:desc>
                </draw:g>
              </table:table-cell>
              <table:table-cell office:value-type="string">
                <text:p>Bottom, 51.8V, pos3</text:p>
                <draw:g>
                  <svg:desc>Sheet12.Y6:Sheet12.Y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2.C8:Sheet12.C22</svg:desc>
                </draw:g>
              </table:table-cell>
              <table:table-cell office:value-type="float" office:value="0.040589987492716">
                <text:p>0.040589987492716</text:p>
                <draw:g>
                  <svg:desc>Sheet12.I8:Sheet12.I22</svg:desc>
                </draw:g>
              </table:table-cell>
              <table:table-cell office:value-type="float" office:value="-0.00424685442539861">
                <text:p>-0.00424685442539861</text:p>
                <draw:g>
                  <svg:desc>Sheet12.R8:Sheet12.R22</svg:desc>
                </draw:g>
              </table:table-cell>
              <table:table-cell office:value-type="float" office:value="0.0612708253930411">
                <text:p>0.0612708253930411</text:p>
                <draw:g>
                  <svg:desc>Sheet12.AA8:Sheet12.A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798346970751938">
                <text:p>0.0798346970751938</text:p>
              </table:table-cell>
              <table:table-cell office:value-type="float" office:value="0.0168358573471926">
                <text:p>0.0168358573471926</text:p>
              </table:table-cell>
              <table:table-cell office:value-type="float" office:value="0.0224106399896599">
                <text:p>0.0224106399896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761119908306663">
                <text:p>0.0761119908306663</text:p>
              </table:table-cell>
              <table:table-cell office:value-type="float" office:value="-0.00787458189889425">
                <text:p>-0.00787458189889425</text:p>
              </table:table-cell>
              <table:table-cell office:value-type="float" office:value="-0.0443621126537">
                <text:p>-0.0443621126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0884152800701369">
                <text:p>0.0884152800701369</text:p>
              </table:table-cell>
              <table:table-cell office:value-type="float" office:value="0.0384409578329961">
                <text:p>0.0384409578329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78524763112311">
                <text:p>0.078524763112311</text:p>
              </table:table-cell>
              <table:table-cell office:value-type="float" office:value="NaN">
                <text:p>NaN</text:p>
              </table:table-cell>
              <table:table-cell office:value-type="float" office:value="0.0154591174060582">
                <text:p>0.0154591174060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937309676463914">
                <text:p>0.0937309676463914</text:p>
              </table:table-cell>
              <table:table-cell office:value-type="float" office:value="0.0330520491257915">
                <text:p>0.0330520491257915</text:p>
              </table:table-cell>
              <table:table-cell office:value-type="float" office:value="-0.000263713081697065">
                <text:p>-0.000263713081697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.0622593480734581">
                <text:p>0.0622593480734581</text:p>
              </table:table-cell>
              <table:table-cell office:value-type="float" office:value="0.0309336938287384">
                <text:p>0.0309336938287384</text:p>
              </table:table-cell>
              <table:table-cell office:value-type="float" office:value="-0.00742020099954296">
                <text:p>-0.00742020099954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.0894828678497629">
                <text:p>0.0894828678497629</text:p>
              </table:table-cell>
              <table:table-cell office:value-type="float" office:value="0.0612708253930411">
                <text:p>0.0612708253930411</text:p>
              </table:table-cell>
              <table:table-cell office:value-type="float" office:value="-0.00609192719652456">
                <text:p>-0.00609192719652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0751243770142608">
                <text:p>0.0751243770142608</text:p>
              </table:table-cell>
              <table:table-cell office:value-type="float" office:value="0.0224106399896599">
                <text:p>0.0224106399896599</text:p>
              </table:table-cell>
              <table:table-cell office:value-type="float" office:value="-0.00583246616269284">
                <text:p>-0.00583246616269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0.0905357339188282">
                <text:p>0.0905357339188282</text:p>
              </table:table-cell>
              <table:table-cell office:value-type="float" office:value="0.0115839122367006">
                <text:p>0.0115839122367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0.189241999638528">
                <text:p>0.189241999638528</text:p>
              </table:table-cell>
              <table:table-cell office:value-type="float" office:value="0.00471884477683363">
                <text:p>0.00471884477683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0.0890325644710366">
                <text:p>0.0890325644710366</text:p>
              </table:table-cell>
              <table:table-cell office:value-type="float" office:value="0.024937610820326">
                <text:p>0.024937610820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0.0783590767562035">
                <text:p>0.0783590767562035</text:p>
              </table:table-cell>
              <table:table-cell office:value-type="float" office:value="0.0289453895837957">
                <text:p>0.0289453895837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0.0923441578994358">
                <text:p>0.0923441578994358</text:p>
              </table:table-cell>
              <table:table-cell office:value-type="float" office:value="-0.00104712051452547">
                <text:p>-0.0010471205145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0.072954740170177">
                <text:p>0.072954740170177</text:p>
              </table:table-cell>
              <table:table-cell office:value-type="float" office:value="0.00760858976839581">
                <text:p>0.007608589768395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VUV3, bottom, coll</text:p>
        </chart:title>
        <chart:legend chart:legend-position="end" svg:x="12.123cm" svg:y="3.703cm" style:legend-expansion="high" chart:style-name="ch3"/>
        <chart:plot-area chart:style-name="ch4" table:cell-range-address="Sheet13.C8:Sheet13.C22 Sheet13.G6:Sheet13.G6 Sheet13.I8:Sheet13.I22 Sheet13.P6:Sheet13.P6 Sheet13.R8:Sheet13.R22 Sheet13.Y6:Sheet13.Y6 Sheet13.AA9:Sheet13.AA22" chart:data-source-has-labels="row" svg:x="0.32cm" svg:y="1.301cm" svg:width="11.483cm" svg:height="7.519cm">
          <chartooo:coordinate-region svg:x="1.153cm" svg:y="1.5cm" svg:width="10.463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3.I8:Sheet13.I22" chart:label-cell-address="Sheet13.G6:Sheet13.G6" chart:class="chart:scatter">
            <chart:domain table:cell-range-address="Sheet13.C8:Sheet13.C22"/>
            <chart:data-point chart:repeated="15"/>
          </chart:series>
          <chart:series chart:style-name="ch8" chart:values-cell-range-address="Sheet13.R8:Sheet13.R22" chart:label-cell-address="Sheet13.P6:Sheet13.P6" chart:class="chart:scatter">
            <chart:data-point chart:repeated="15"/>
          </chart:series>
          <chart:series chart:style-name="ch9" chart:values-cell-range-address="Sheet13.AA9:Sheet13.AA22" chart:label-cell-address="Sheet13.Y6:Sheet13.Y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ottom, 51.8V, pos1</text:p>
                <draw:g>
                  <svg:desc>Sheet13.G6:Sheet13.G6</svg:desc>
                </draw:g>
              </table:table-cell>
              <table:table-cell office:value-type="string">
                <text:p>Bottom, 51.8V, pos2</text:p>
                <draw:g>
                  <svg:desc>Sheet13.P6:Sheet13.P6</svg:desc>
                </draw:g>
              </table:table-cell>
              <table:table-cell office:value-type="string">
                <text:p>Bottom, 51.8V, pos3</text:p>
                <draw:g>
                  <svg:desc>Sheet13.Y6:Sheet13.Y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3.C8:Sheet13.C22</svg:desc>
                </draw:g>
              </table:table-cell>
              <table:table-cell office:value-type="float" office:value="0.0504835">
                <text:p>0.0504835</text:p>
                <draw:g>
                  <svg:desc>Sheet13.I8:Sheet13.I22</svg:desc>
                </draw:g>
              </table:table-cell>
              <table:table-cell office:value-type="float" office:value="0.013581">
                <text:p>0.013581</text:p>
                <draw:g>
                  <svg:desc>Sheet13.R8:Sheet13.R22</svg:desc>
                </draw:g>
              </table:table-cell>
              <table:table-cell office:value-type="float" office:value="-2.63906">
                <text:p>-2.63906</text:p>
                <draw:g>
                  <svg:desc>Sheet13.AA9:Sheet13.A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834044">
                <text:p>0.0834044</text:p>
              </table:table-cell>
              <table:table-cell office:value-type="float" office:value="-0.00104482">
                <text:p>-0.00104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493676">
                <text:p>0.0493676</text:p>
              </table:table-cell>
              <table:table-cell office:value-type="float" office:value="0.0152914">
                <text:p>0.0152914</text:p>
              </table:table-cell>
              <table:table-cell office:value-type="float" office:value="-3.2581">
                <text:p>-3.2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0733242">
                <text:p>0.0733242</text:p>
              </table:table-cell>
              <table:table-cell office:value-type="float" office:value="0.0214921">
                <text:p>0.0214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647738">
                <text:p>0.0647738</text:p>
              </table:table-cell>
              <table:table-cell office:value-type="float" office:value="0.0353914">
                <text:p>0.0353914</text:p>
              </table:table-cell>
              <table:table-cell office:value-type="float" office:value="-2.53897">
                <text:p>-2.53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640535">
                <text:p>0.0640535</text:p>
              </table:table-cell>
              <table:table-cell office:value-type="float" office:value="0.0187687">
                <text:p>0.0187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.0691055">
                <text:p>0.0691055</text:p>
              </table:table-cell>
              <table:table-cell office:value-type="float" office:value="0.0209168">
                <text:p>0.0209168</text:p>
              </table:table-cell>
              <table:table-cell office:value-type="float" office:value="-2.60269">
                <text:p>-2.60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.0498276">
                <text:p>0.0498276</text:p>
              </table:table-cell>
              <table:table-cell office:value-type="float" office:value="0.0248395">
                <text:p>0.0248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0564235">
                <text:p>0.0564235</text:p>
              </table:table-cell>
              <table:table-cell office:value-type="float" office:value="0.0262267">
                <text:p>0.0262267</text:p>
              </table:table-cell>
              <table:table-cell office:value-type="float" office:value="-3.55535">
                <text:p>-3.55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0.0585454">
                <text:p>0.0585454</text:p>
              </table:table-cell>
              <table:table-cell office:value-type="float" office:value="-0.00406369">
                <text:p>-0.00406369</text:p>
              </table:table-cell>
              <table:table-cell office:value-type="float" office:value="-3.58352">
                <text:p>-3.58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0.0546777">
                <text:p>0.0546777</text:p>
              </table:table-cell>
              <table:table-cell office:value-type="float" office:value="0.0239149">
                <text:p>0.0239149</text:p>
              </table:table-cell>
              <table:table-cell office:value-type="float" office:value="-3.61092">
                <text:p>-3.61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0.054645">
                <text:p>0.054645</text:p>
              </table:table-cell>
              <table:table-cell office:value-type="float" office:value="0.0136038">
                <text:p>0.0136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0.0680366">
                <text:p>0.0680366</text:p>
              </table:table-cell>
              <table:table-cell office:value-type="float" office:value="0.0165446">
                <text:p>0.0165446</text:p>
              </table:table-cell>
              <table:table-cell office:value-type="float" office:value="-3.09104">
                <text:p>-3.09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0.0276708">
                <text:p>0.0276708</text:p>
              </table:table-cell>
              <table:table-cell office:value-type="float" office:value="0.00718758">
                <text:p>0.00718758</text:p>
              </table:table-cell>
              <table:table-cell office:value-type="float" office:value="-3.3322">
                <text:p>-3.33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0.0418759">
                <text:p>0.0418759</text:p>
              </table:table-cell>
              <table:table-cell office:value-type="float" office:value="0.0199729">
                <text:p>0.01997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O4:Sheet2.O71 Sheet2.R3:Sheet2.R71" chart:data-source-has-labels="row" svg:x="0.421cm" svg:y="0.214cm" svg:width="16.797cm" svg:height="10.284cm">
          <chartooo:coordinate-region svg:x="1.333cm" svg:y="0.413cm" svg:width="15.605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R4:Sheet2.R71" chart:label-cell-address="Sheet2.R3:Sheet2.R3" chart:class="chart:scatter">
            <chart:domain table:cell-range-address="Sheet2.O4:Sheet2.O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un 2 – Run1</text:p>
                <draw:g>
                  <svg:desc>Sheet2.R3:Sheet2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O4:Sheet2.O71</svg:desc>
                </draw:g>
              </table:table-cell>
              <table:table-cell office:value-type="float" office:value="-0.47298619186204">
                <text:p>-0.47298619186204</text:p>
                <draw:g>
                  <svg:desc>Sheet2.R4:Sheet2.R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7709552132866">
                <text:p>1.2770955213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92997516786505">
                <text:p>0.69299751678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3.58969767447849">
                <text:p>-3.589697674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.80059537681697">
                <text:p>-1.8005953768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23.1417076355889">
                <text:p>-23.141707635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2.22673677952722">
                <text:p>-2.226736779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18294619324472">
                <text:p>-1.1829461932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.26502220946302">
                <text:p>-2.26502220946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2.13016238119379">
                <text:p>-2.1301623811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5.8358861117">
                <text:p>175.835886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9.1456538297516">
                <text:p>-19.14565382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.12311464987746">
                <text:p>-1.1231146498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2.1944809060996">
                <text:p>-32.1944809060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272492392102244">
                <text:p>-0.027249239210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78.5754263888624">
                <text:p>-78.5754263888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63504759025559">
                <text:p>1.6350475902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.30961382987859">
                <text:p>-2.3096138298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2.69175715811824">
                <text:p>-2.6917571581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2.18339536904754">
                <text:p>-2.1833953690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3.73054517346221">
                <text:p>-3.7305451734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13.2371423869176">
                <text:p>-13.237142386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-8.52451429528436">
                <text:p>-8.524514295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-21.8306910761479">
                <text:p>-21.8306910761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-7.32269722395736">
                <text:p>-7.3226972239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11.8935104559792">
                <text:p>-11.893510455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-1.95015635487125">
                <text:p>-1.9501563548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3.06216528117685">
                <text:p>-3.062165281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-1.02152456983158">
                <text:p>-1.021524569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1.95216998597443">
                <text:p>-1.95216998597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4.1198012056737">
                <text:p>-4.1198012056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-0.281200313621813">
                <text:p>-0.28120031362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-1.90427627658371">
                <text:p>-1.9042762765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-2.34027427637037">
                <text:p>-2.340274276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-5.24592649204662">
                <text:p>-5.24592649204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413503373258942">
                <text:p>0.413503373258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-2.17122118447153">
                <text:p>-2.1712211844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1.70703567596185">
                <text:p>-1.70703567596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4.32460519707172">
                <text:p>-4.3246051970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-3.00978328363686">
                <text:p>-3.009783283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-0.522382981704753">
                <text:p>-0.52238298170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-0.157312955362732">
                <text:p>-0.157312955362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5.21627995617621">
                <text:p>-5.2162799561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3.85359526382278">
                <text:p>-3.8535952638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1.58949433546036">
                <text:p>-1.58949433546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-1.44987893161729">
                <text:p>-1.4498789316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842509086566142">
                <text:p>0.842509086566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1.22067685839868">
                <text:p>-1.2206768583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0.479573635636244">
                <text:p>0.479573635636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1.67753313378314">
                <text:p>-1.67753313378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5.00932114926862">
                <text:p>-5.0093211492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-2.20134377355634">
                <text:p>-2.2013437735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2.33476600163077">
                <text:p>-2.3347660016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0.183133249583779">
                <text:p>0.183133249583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2.42526300700882">
                <text:p>-2.42526300700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4.92595135948717">
                <text:p>-4.92595135948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-1.65114180613887">
                <text:p>-1.6511418061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0.7680148916183">
                <text:p>0.7680148916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7.60305816552322">
                <text:p>-7.60305816552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2.20510652674294">
                <text:p>-2.2051065267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10.0547425778175">
                <text:p>-10.0547425778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98572078588785">
                <text:p>0.9857207858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-0.340154814564716">
                <text:p>-0.34015481456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598171505708509">
                <text:p>0.598171505708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-3.30981867087065">
                <text:p>-3.3098186708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65cm" svg:height="9.358cm" xlink:href=".." xlink:type="simple" chart:class="chart:scatter" chart:style-name="ch1">
        <chart:legend chart:legend-position="end" svg:x="19.319cm" svg:y="3.734cm" style:legend-expansion="high" chart:style-name="ch2"/>
        <chart:plot-area chart:style-name="ch3" table:cell-range-address="Sheet3.C5:Sheet3.C41 Sheet3.D2:Sheet3.D2 Sheet3.J5:Sheet3.J41 Sheet3.K2:Sheet3.K2 Sheet3.T5:Sheet3.T41" chart:data-source-has-labels="row" svg:x="0.577cm" svg:y="0.187cm" svg:width="18.165cm" svg:height="8.984cm">
          <chartooo:coordinate-region svg:x="1.489cm" svg:y="0.386cm" svg:width="16.973cm" svg:height="8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5:Sheet3.J41" chart:label-cell-address="Sheet3.D2:Sheet3.D2" chart:class="chart:scatter">
            <chart:domain table:cell-range-address="Sheet3.C5:Sheet3.C41"/>
            <chart:data-point chart:repeated="37"/>
          </chart:series>
          <chart:series chart:style-name="ch7" chart:values-cell-range-address="Sheet3.T5:Sheet3.T41" chart:label-cell-address="Sheet3.K2:Sheet3.K2" chart:class="chart:scatter">
            <chart:domain table:cell-range-address="Sheet3.M5:Sheet3.M41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UN 4, beam splitter off, no cooling, start lamp and detector when taking data, no N2 gaz</text:p>
                <draw:g>
                  <svg:desc>Sheet3.D2:Sheet3.D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UN 5, beam splitter off, no colling, leave the detecor on, start lamp while taking data, no N2 gaz</text:p>
                <draw:g>
                  <svg:desc>Sheet3.K2:Sheet3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5:Sheet3.C41</svg:desc>
                </draw:g>
              </table:table-cell>
              <table:table-cell office:value-type="float" office:value="1">
                <text:p>1</text:p>
                <draw:g>
                  <svg:desc>Sheet3.J5:Sheet3.J41</svg:desc>
                </draw:g>
              </table:table-cell>
              <table:table-cell office:value-type="float" office:value="0">
                <text:p>0</text:p>
                <draw:g>
                  <svg:desc>Sheet3.M5:Sheet3.M41</svg:desc>
                </draw:g>
              </table:table-cell>
              <table:table-cell office:value-type="float" office:value="1">
                <text:p>1</text:p>
                <draw:g>
                  <svg:desc>Sheet3.T5:Sheet3.T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3387800616252">
                <text:p>1.03387800616252</text:p>
              </table:table-cell>
              <table:table-cell office:value-type="float" office:value="3">
                <text:p>3</text:p>
              </table:table-cell>
              <table:table-cell office:value-type="float" office:value="1.01123000850471">
                <text:p>1.01123000850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00466808018394">
                <text:p>1.00466808018394</text:p>
              </table:table-cell>
              <table:table-cell office:value-type="float" office:value="6">
                <text:p>6</text:p>
              </table:table-cell>
              <table:table-cell office:value-type="float" office:value="1.01617939544053">
                <text:p>1.01617939544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552123385188">
                <text:p>1.03552123385188</text:p>
              </table:table-cell>
              <table:table-cell office:value-type="float" office:value="10">
                <text:p>10</text:p>
              </table:table-cell>
              <table:table-cell office:value-type="float" office:value="1.02798308610594">
                <text:p>1.02798308610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256288101434">
                <text:p>1.04256288101434</text:p>
              </table:table-cell>
              <table:table-cell office:value-type="float" office:value="13">
                <text:p>13</text:p>
              </table:table-cell>
              <table:table-cell office:value-type="float" office:value="1.06000806098776">
                <text:p>1.0600080609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01906056256609">
                <text:p>1.01906056256609</text:p>
              </table:table-cell>
              <table:table-cell office:value-type="float" office:value="16">
                <text:p>16</text:p>
              </table:table-cell>
              <table:table-cell office:value-type="float" office:value="1.01304119420156">
                <text:p>1.0130411942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06005205231233">
                <text:p>1.06005205231233</text:p>
              </table:table-cell>
              <table:table-cell office:value-type="float" office:value="19">
                <text:p>19</text:p>
              </table:table-cell>
              <table:table-cell office:value-type="float" office:value="1.02645566059135">
                <text:p>1.02645566059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04707752342267">
                <text:p>1.04707752342267</text:p>
              </table:table-cell>
              <table:table-cell office:value-type="float" office:value="22">
                <text:p>22</text:p>
              </table:table-cell>
              <table:table-cell office:value-type="float" office:value="1.0666826025498">
                <text:p>1.0666826025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.02365476536587">
                <text:p>1.02365476536587</text:p>
              </table:table-cell>
              <table:table-cell office:value-type="float" office:value="26">
                <text:p>26</text:p>
              </table:table-cell>
              <table:table-cell office:value-type="float" office:value="1.05489685744741">
                <text:p>1.05489685744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03832534645601">
                <text:p>1.03832534645601</text:p>
              </table:table-cell>
              <table:table-cell office:value-type="float" office:value="29">
                <text:p>29</text:p>
              </table:table-cell>
              <table:table-cell office:value-type="float" office:value="1.03909715280233">
                <text:p>1.03909715280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.02042334859969">
                <text:p>1.02042334859969</text:p>
              </table:table-cell>
              <table:table-cell office:value-type="float" office:value="32">
                <text:p>32</text:p>
              </table:table-cell>
              <table:table-cell office:value-type="float" office:value="1.03862741330312">
                <text:p>1.03862741330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.07112575986602">
                <text:p>1.07112575986602</text:p>
              </table:table-cell>
              <table:table-cell office:value-type="float" office:value="36">
                <text:p>36</text:p>
              </table:table-cell>
              <table:table-cell office:value-type="float" office:value="1.07592013664737">
                <text:p>1.07592013664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0898713096895">
                <text:p>0.990898713096895</text:p>
              </table:table-cell>
              <table:table-cell office:value-type="float" office:value="39">
                <text:p>39</text:p>
              </table:table-cell>
              <table:table-cell office:value-type="float" office:value="1.05780624672124">
                <text:p>1.05780624672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99488009818321">
                <text:p>0.99488009818321</text:p>
              </table:table-cell>
              <table:table-cell office:value-type="float" office:value="42">
                <text:p>42</text:p>
              </table:table-cell>
              <table:table-cell office:value-type="float" office:value="1.06554205321141">
                <text:p>1.0655420532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.02851388406378">
                <text:p>1.02851388406378</text:p>
              </table:table-cell>
              <table:table-cell office:value-type="float" office:value="45">
                <text:p>45</text:p>
              </table:table-cell>
              <table:table-cell office:value-type="float" office:value="1.05766554461076">
                <text:p>1.0576655446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49">
                <text:p>49</text:p>
              </table:table-cell>
              <table:table-cell office:value-type="float" office:value="1.00347672191605">
                <text:p>1.00347672191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53">
                <text:p>53</text:p>
              </table:table-cell>
              <table:table-cell office:value-type="float" office:value="1.03308041701593">
                <text:p>1.03308041701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.04660249857809">
                <text:p>1.04660249857809</text:p>
              </table:table-cell>
              <table:table-cell office:value-type="float" office:value="56">
                <text:p>56</text:p>
              </table:table-cell>
              <table:table-cell office:value-type="float" office:value="0.999931613864676">
                <text:p>0.999931613864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1.01133129497425">
                <text:p>1.01133129497425</text:p>
              </table:table-cell>
              <table:table-cell office:value-type="float" office:value="59">
                <text:p>59</text:p>
              </table:table-cell>
              <table:table-cell office:value-type="float" office:value="1.03768553505355">
                <text:p>1.03768553505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99241754855063">
                <text:p>0.99241754855063</text:p>
              </table:table-cell>
              <table:table-cell office:value-type="float" office:value="62">
                <text:p>62</text:p>
              </table:table-cell>
              <table:table-cell office:value-type="float" office:value="1.06619272808092">
                <text:p>1.06619272808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.01560775732071">
                <text:p>1.01560775732071</text:p>
              </table:table-cell>
              <table:table-cell office:value-type="float" office:value="65">
                <text:p>65</text:p>
              </table:table-cell>
              <table:table-cell office:value-type="float" office:value="1.02940195609315">
                <text:p>1.02940195609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1.04313728679726">
                <text:p>1.04313728679726</text:p>
              </table:table-cell>
              <table:table-cell office:value-type="float" office:value="68">
                <text:p>68</text:p>
              </table:table-cell>
              <table:table-cell office:value-type="float" office:value="1.05099215644626">
                <text:p>1.05099215644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1.03643228042405">
                <text:p>1.03643228042405</text:p>
              </table:table-cell>
              <table:table-cell office:value-type="float" office:value="72">
                <text:p>72</text:p>
              </table:table-cell>
              <table:table-cell office:value-type="float" office:value="1.01015276464651">
                <text:p>1.01015276464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1.03439711452154">
                <text:p>1.03439711452154</text:p>
              </table:table-cell>
              <table:table-cell office:value-type="float" office:value="75">
                <text:p>75</text:p>
              </table:table-cell>
              <table:table-cell office:value-type="float" office:value="0.99499944286884">
                <text:p>0.99499944286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1.03850208577401">
                <text:p>1.03850208577401</text:p>
              </table:table-cell>
              <table:table-cell office:value-type="float" office:value="78">
                <text:p>78</text:p>
              </table:table-cell>
              <table:table-cell office:value-type="float" office:value="1.03431299556748">
                <text:p>1.03431299556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1.04543883114297">
                <text:p>1.04543883114297</text:p>
              </table:table-cell>
              <table:table-cell office:value-type="float" office:value="81">
                <text:p>81</text:p>
              </table:table-cell>
              <table:table-cell office:value-type="float" office:value="1.05047102475204">
                <text:p>1.05047102475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1.00339657521164">
                <text:p>1.00339657521164</text:p>
              </table:table-cell>
              <table:table-cell office:value-type="float" office:value="84">
                <text:p>84</text:p>
              </table:table-cell>
              <table:table-cell office:value-type="float" office:value="1.04545061276113">
                <text:p>1.04545061276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1.06023661161759">
                <text:p>1.06023661161759</text:p>
              </table:table-cell>
              <table:table-cell office:value-type="float" office:value="88">
                <text:p>88</text:p>
              </table:table-cell>
              <table:table-cell office:value-type="float" office:value="1.01717861708561">
                <text:p>1.017178617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998609369344661">
                <text:p>0.998609369344661</text:p>
              </table:table-cell>
              <table:table-cell office:value-type="float" office:value="91">
                <text:p>91</text:p>
              </table:table-cell>
              <table:table-cell office:value-type="float" office:value="1.0328669852853">
                <text:p>1.0328669852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1.05099765947897">
                <text:p>1.05099765947897</text:p>
              </table:table-cell>
              <table:table-cell office:value-type="float" office:value="94">
                <text:p>94</text:p>
              </table:table-cell>
              <table:table-cell office:value-type="float" office:value="1.03764476626859">
                <text:p>1.03764476626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.01778088183389">
                <text:p>1.01778088183389</text:p>
              </table:table-cell>
              <table:table-cell office:value-type="float" office:value="97">
                <text:p>97</text:p>
              </table:table-cell>
              <table:table-cell office:value-type="float" office:value="1.00140168678736">
                <text:p>1.00140168678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1.06092468782825">
                <text:p>1.06092468782825</text:p>
              </table:table-cell>
              <table:table-cell office:value-type="float" office:value="100">
                <text:p>100</text:p>
              </table:table-cell>
              <table:table-cell office:value-type="float" office:value="1.07009424904736">
                <text:p>1.0700942490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">
                <text:p>107</text:p>
              </table:table-cell>
              <table:table-cell office:value-type="float" office:value="0.991745546463175">
                <text:p>0.991745546463175</text:p>
              </table:table-cell>
              <table:table-cell office:value-type="float" office:value="104">
                <text:p>104</text:p>
              </table:table-cell>
              <table:table-cell office:value-type="float" office:value="1.0510025982445">
                <text:p>1.0510025982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1.0392018078217">
                <text:p>1.0392018078217</text:p>
              </table:table-cell>
              <table:table-cell office:value-type="float" office:value="107">
                <text:p>107</text:p>
              </table:table-cell>
              <table:table-cell office:value-type="float" office:value="1.0455201014239">
                <text:p>1.0455201014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0.997388180373097">
                <text:p>0.997388180373097</text:p>
              </table:table-cell>
              <table:table-cell office:value-type="float" office:value="110">
                <text:p>110</text:p>
              </table:table-cell>
              <table:table-cell office:value-type="float" office:value="1.05866514943647">
                <text:p>1.05866514943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0.986648080009604">
                <text:p>0.986648080009604</text:p>
              </table:table-cell>
              <table:table-cell office:value-type="float" office:value="113">
                <text:p>113</text:p>
              </table:table-cell>
              <table:table-cell office:value-type="float" office:value="1.00760332463621">
                <text:p>1.00760332463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1.00285056826639">
                <text:p>1.00285056826639</text:p>
              </table:table-cell>
              <table:table-cell office:value-type="float" office:value="117">
                <text:p>117</text:p>
              </table:table-cell>
              <table:table-cell office:value-type="float" office:value="1.06973880223645">
                <text:p>1.069738802236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15cm" svg:height="12.492cm" xlink:href=".." xlink:type="simple" chart:class="chart:scatter" chart:style-name="ch1">
        <chart:legend chart:legend-position="end" svg:x="18.712cm" svg:y="5.2cm" style:legend-expansion="high" chart:style-name="ch2"/>
        <chart:plot-area chart:style-name="ch3" table:cell-range-address="Sheet4.D5:Sheet4.D61 Sheet4.G3:Sheet4.G3 Sheet4.I5:Sheet4.I72 Sheet4.W3:Sheet4.W3 Sheet6.I4:Sheet6.I60 Sheet4.AA3:Sheet4.AA3 Sheet6.M4:Sheet6.M60 Sheet4.K3:Sheet4.K3 Sheet4.M5:Sheet4.M73" chart:data-source-has-labels="row" svg:x="0.966cm" svg:y="0.287cm" svg:width="18.765cm" svg:height="11.662cm">
          <chartooo:coordinate-region svg:x="1.693cm" svg:y="0.486cm" svg:width="17.758cm" svg:height="10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5:Sheet4.I72" chart:label-cell-address="Sheet4.G3:Sheet4.G3" chart:class="chart:scatter">
            <chart:domain table:cell-range-address="Sheet4.D5:Sheet4.D61"/>
            <chart:data-point chart:repeated="68"/>
          </chart:series>
          <chart:series chart:style-name="ch7" chart:values-cell-range-address="Sheet6.I4:Sheet6.I60" chart:label-cell-address="Sheet4.W3:Sheet4.W3" chart:class="chart:scatter">
            <chart:domain table:cell-range-address="Sheet6.D4:Sheet6.D60"/>
            <chart:data-point chart:repeated="57"/>
          </chart:series>
          <chart:series chart:style-name="ch8" chart:values-cell-range-address="Sheet6.M4:Sheet6.M60" chart:label-cell-address="Sheet4.AA3:Sheet4.AA3" chart:class="chart:scatter">
            <chart:domain table:cell-range-address="Sheet6.D4:Sheet6.D60"/>
            <chart:data-point chart:repeated="57"/>
          </chart:series>
          <chart:series chart:style-name="ch9" chart:values-cell-range-address="Sheet4.M5:Sheet4.M73" chart:label-cell-address="Sheet4.K3:Sheet4.K3" chart:class="chart:scatter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bs, cooling on</text:p>
                <draw:g>
                  <svg:desc>Sheet4.G3:Sheet4.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no bs, cooling on</text:p>
                <draw:g>
                  <svg:desc>Sheet4.W3:Sheet4.W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no bs, cooling on</text:p>
                <draw:g>
                  <svg:desc>Sheet4.AA3:Sheet4.AA3</svg:desc>
                </draw:g>
              </table:table-cell>
              <table:table-cell office:value-type="string">
                <text:p>Bottom (51.8V), bs, cooling on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5:Sheet4.D61</svg:desc>
                </draw:g>
              </table:table-cell>
              <table:table-cell office:value-type="float" office:value="0.916127007694457">
                <text:p>0.916127007694457</text:p>
                <draw:g>
                  <svg:desc>Sheet4.I5:Sheet4.I72</svg:desc>
                </draw:g>
              </table:table-cell>
              <table:table-cell office:value-type="float" office:value="NaN">
                <text:p>NaN</text:p>
                <draw:g>
                  <svg:desc>Sheet6.D4:Sheet6.D60</svg:desc>
                </draw:g>
              </table:table-cell>
              <table:table-cell office:value-type="float" office:value="NaN">
                <text:p>NaN</text:p>
                <draw:g>
                  <svg:desc>Sheet6.I4:Sheet6.I60</svg:desc>
                </draw:g>
              </table:table-cell>
              <table:table-cell office:value-type="float" office:value="NaN">
                <text:p>NaN</text:p>
                <draw:g>
                  <svg:desc>Sheet6.D4:Sheet6.D60</svg:desc>
                </draw:g>
              </table:table-cell>
              <table:table-cell office:value-type="float" office:value="NaN">
                <text:p>NaN</text:p>
                <draw:g>
                  <svg:desc>Sheet6.M4:Sheet6.M60</svg:desc>
                </draw:g>
              </table:table-cell>
              <table:table-cell office:value-type="float" office:value="1.16384456867226">
                <text:p>1.16384456867226</text:p>
                <draw:g>
                  <svg:desc>Sheet4.M5:Sheet4.M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9308791205936">
                <text:p>0.94930879120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439889759613">
                <text:p>1.14439889759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69580294771716">
                <text:p>0.96958029477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521669966697">
                <text:p>1.0952166996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1863673565177">
                <text:p>1.0186367356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767017213354">
                <text:p>1.08767017213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508958143252">
                <text:p>1.0450895814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341199832603">
                <text:p>1.04341199832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08236401599738">
                <text:p>1.08236401599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737252039786">
                <text:p>0.98973725203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12870942463476">
                <text:p>1.1287094246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116257146449">
                <text:p>0.974116257146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17488911287654">
                <text:p>1.1748891128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2322802615113">
                <text:p>0.932322802615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22459942465423">
                <text:p>1.22459942465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278786282871">
                <text:p>0.84927878628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24618241349108">
                <text:p>1.2461824134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666701381359">
                <text:p>0.807666701381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30789868386475">
                <text:p>1.307898683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824141991808">
                <text:p>0.791824141991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34673419642006">
                <text:p>1.3467341964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4255349285683">
                <text:p>0.754255349285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38895832987527">
                <text:p>1.3889583298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3752808705157">
                <text:p>0.743752808705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4518046011227">
                <text:p>1.451804601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830271253796">
                <text:p>0.725830271253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46661944499099">
                <text:p>1.46661944499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687480173001">
                <text:p>0.69668748017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48022300720229">
                <text:p>1.4802230072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909593010164">
                <text:p>0.674909593010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52924418397902">
                <text:p>1.5292441839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792156478291">
                <text:p>0.658792156478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58478067061787">
                <text:p>1.5847806706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973794914547">
                <text:p>0.647973794914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60954148034885">
                <text:p>1.6095414803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701505560815">
                <text:p>0.629701505560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66018876037494">
                <text:p>1.6601887603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354457950205">
                <text:p>0.631354457950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64591199053621">
                <text:p>1.6459119905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909916434872">
                <text:p>0.61190991643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66974867412069">
                <text:p>1.6697486741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973553774349">
                <text:p>0.586973553774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6588985426025">
                <text:p>1.658898542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771143747417">
                <text:p>0.598771143747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66614173187209">
                <text:p>1.6661417318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435499119502">
                <text:p>0.591435499119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71265528813678">
                <text:p>1.7126552881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737442049246">
                <text:p>0.572737442049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78923255627483">
                <text:p>1.7892325562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544588530819">
                <text:p>0.577544588530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77259970309896">
                <text:p>1.7725997030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768302684483">
                <text:p>0.567768302684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8283073585328">
                <text:p>1.8283073585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556826988118">
                <text:p>0.568556826988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.84205543100169">
                <text:p>1.8420554310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399735876029">
                <text:p>0.553399735876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.88039112476569">
                <text:p>1.8803911247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704949943424">
                <text:p>0.55570494994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1.83438073185577">
                <text:p>1.8343807318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282898701101">
                <text:p>0.55828289870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.84943607881626">
                <text:p>1.8494360788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379536867894">
                <text:p>0.549379536867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90232876756075">
                <text:p>1.902328767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821222253304">
                <text:p>0.555821222253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1.94389320605611">
                <text:p>1.9438932060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828311080843">
                <text:p>0.530828311080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1.91368267414658">
                <text:p>1.9136826741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671152691971">
                <text:p>0.532671152691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1.99770165818372">
                <text:p>1.9977016581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543106398125">
                <text:p>0.54154310639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.96809935460055">
                <text:p>1.9680993546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387520564466">
                <text:p>0.537387520564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01470249918607">
                <text:p>2.0147024991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710712956743">
                <text:p>0.538710712956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04173808182339">
                <text:p>2.0417380818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628484257797">
                <text:p>0.529628484257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02445174693125">
                <text:p>2.02445174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718682196044">
                <text:p>0.52571868219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06833912787553">
                <text:p>2.0683391278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35623840005">
                <text:p>0.52303562384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0404188287252">
                <text:p>2.040418828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718074121091">
                <text:p>0.532718074121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07038814388512">
                <text:p>2.0703881438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654810462466">
                <text:p>0.520654810462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05438050606825">
                <text:p>2.0543805060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12636631138">
                <text:p>0.520812636631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04129927415059">
                <text:p>2.0412992741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320846443364">
                <text:p>0.51432084644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05618240657908">
                <text:p>2.0561824065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755464138861">
                <text:p>0.516755464138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12131302630987">
                <text:p>2.1213130263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29848846514">
                <text:p>0.528229848846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14036072876915">
                <text:p>2.1403607287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929015309211">
                <text:p>0.528929015309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12922897809923">
                <text:p>2.1292289780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987435311011">
                <text:p>0.513987435311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12815312347525">
                <text:p>2.1281531234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300126890309">
                <text:p>0.506300126890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14826576488238">
                <text:p>2.1482657648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382909953903">
                <text:p>0.5123829099539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12732086880632">
                <text:p>2.1273208688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960354857264">
                <text:p>0.503960354857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15286532598244">
                <text:p>2.1528653259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226978638143">
                <text:p>0.512226978638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18705450566068">
                <text:p>2.1870545056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049001553004">
                <text:p>0.51204900155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1814322414264">
                <text:p>2.181432241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83275288382">
                <text:p>0.498783275288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22056734203552">
                <text:p>2.2205673420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625703616686">
                <text:p>0.509625703616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17081944538392">
                <text:p>2.1708194453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756282990591">
                <text:p>0.496756282990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66cm" svg:height="10.785cm" xlink:href=".." xlink:type="simple" chart:class="chart:scatter" chart:style-name="ch1">
        <chart:legend chart:legend-position="end" svg:x="16.24cm" svg:y="4.147cm" style:legend-expansion="high" chart:style-name="ch2"/>
        <chart:plot-area chart:style-name="ch3" table:cell-range-address="Sheet4.D5:Sheet4.D61 Sheet4.G3:Sheet4.G3 Sheet4.J5:Sheet4.J61 Sheet4.W3:Sheet4.W3 Sheet4.Z5:Sheet4.Z40 Sheet1.L2:Sheet1.L2 Sheet4.O5:Sheet4.O61 Sheet4.K3:Sheet4.K3" chart:data-source-has-labels="row" svg:x="0.481cm" svg:y="0.215cm" svg:width="15.278cm" svg:height="10.355cm">
          <chartooo:coordinate-region svg:x="1.288cm" svg:y="0.414cm" svg:width="14.191cm" svg:height="9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J5:Sheet4.J61" chart:label-cell-address="Sheet4.G3:Sheet4.G3" chart:class="chart:scatter">
            <chart:domain table:cell-range-address="Sheet4.D5:Sheet4.D61"/>
            <chart:data-point chart:repeated="57"/>
          </chart:series>
          <chart:series chart:style-name="ch7" chart:values-cell-range-address="Sheet4.Z5:Sheet4.Z40" chart:label-cell-address="Sheet4.W3:Sheet4.W3" chart:class="chart:scatter">
            <chart:domain table:cell-range-address="Sheet4.T5:Sheet4.T41"/>
            <chart:data-point chart:repeated="37"/>
          </chart:series>
          <chart:series chart:style-name="ch8" chart:values-cell-range-address="Sheet4.O5:Sheet4.O61" chart:label-cell-address="Sheet1.L2:Sheet1.L2" chart:class="chart:scatter">
            <chart:domain table:cell-range-address="Sheet1.D4:Sheet1.D69"/>
            <chart:data-point chart:repeated="66"/>
          </chart:series>
          <chart:series chart:style-name="ch9" chart:values-cell-range-address="Sheet4.O5:Sheet4.O61" chart:label-cell-address="Sheet4.K3:Sheet4.K3" chart:class="chart:scatte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bs, cooling on</text:p>
                <draw:g>
                  <svg:desc>Sheet4.G3:Sheet4.G3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Top (65.5V), no bs, cooling on</text:p>
                <draw:g>
                  <svg:desc>Sheet4.W3:Sheet4.W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 1, no colling, N2 gaz, beam splitter on</text:p>
                <draw:g>
                  <svg:desc>Sheet1.L2:Sheet1.L2</svg:desc>
                </draw:g>
              </table:table-cell>
              <table:table-cell office:value-type="string">
                <text:p>Bottom (51.8V), bs, cooling on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5:Sheet4.D61</svg:desc>
                </draw:g>
              </table:table-cell>
              <table:table-cell office:value-type="float" office:value="1">
                <text:p>1</text:p>
                <draw:g>
                  <svg:desc>Sheet4.J5:Sheet4.J61</svg:desc>
                </draw:g>
              </table:table-cell>
              <table:table-cell office:value-type="float" office:value="0">
                <text:p>0</text:p>
                <draw:g>
                  <svg:desc>Sheet4.T5:Sheet4.T41</svg:desc>
                </draw:g>
              </table:table-cell>
              <table:table-cell office:value-type="float" office:value="1">
                <text:p>1</text:p>
                <draw:g>
                  <svg:desc>Sheet4.Z5:Sheet4.Z40</svg:desc>
                </draw:g>
              </table:table-cell>
              <table:table-cell office:value-type="float" office:value="NaN">
                <text:p>NaN</text:p>
                <draw:g>
                  <svg:desc>Sheet1.D4:Sheet1.D69</svg:desc>
                </draw:g>
              </table:table-cell>
              <table:table-cell office:value-type="float" office:value="0">
                <text:p>0</text:p>
                <draw:g>
                  <svg:desc>Sheet4.O5:Sheet4.O61</svg:desc>
                </draw:g>
              </table:table-cell>
              <table:table-cell office:value-type="float" office:value="0">
                <text:p>0</text:p>
                <draw:g>
                  <svg:desc>Sheet4.O5:Sheet4.O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3621963246666">
                <text:p>1.03621963246666</text:p>
              </table:table-cell>
              <table:table-cell office:value-type="float" office:value="4">
                <text:p>4</text:p>
              </table:table-cell>
              <table:table-cell office:value-type="float" office:value="1.01093970274865">
                <text:p>1.0109397027486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5834702680776">
                <text:p>1.05834702680776</text:p>
              </table:table-cell>
              <table:table-cell office:value-type="float" office:value="7">
                <text:p>7</text:p>
              </table:table-cell>
              <table:table-cell office:value-type="float" office:value="1.06820378741459">
                <text:p>1.0682037874145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11189466863912">
                <text:p>1.11189466863912</text:p>
              </table:table-cell>
              <table:table-cell office:value-type="float" office:value="11">
                <text:p>11</text:p>
              </table:table-cell>
              <table:table-cell office:value-type="float" office:value="1.10512520494179">
                <text:p>1.1051252049417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14076931763273">
                <text:p>1.14076931763273</text:p>
              </table:table-cell>
              <table:table-cell office:value-type="float" office:value="15">
                <text:p>15</text:p>
              </table:table-cell>
              <table:table-cell office:value-type="float" office:value="1.13119979945395">
                <text:p>1.1311997994539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8145629034698">
                <text:p>1.18145629034698</text:p>
              </table:table-cell>
              <table:table-cell office:value-type="float" office:value="19">
                <text:p>19</text:p>
              </table:table-cell>
              <table:table-cell office:value-type="float" office:value="1.16643052379844">
                <text:p>1.1664305237984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23204470030339">
                <text:p>1.23204470030339</text:p>
              </table:table-cell>
              <table:table-cell office:value-type="float" office:value="22">
                <text:p>22</text:p>
              </table:table-cell>
              <table:table-cell office:value-type="float" office:value="1.20552099054723">
                <text:p>1.2055209905472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28245221787892">
                <text:p>1.28245221787892</text:p>
              </table:table-cell>
              <table:table-cell office:value-type="float" office:value="26">
                <text:p>26</text:p>
              </table:table-cell>
              <table:table-cell office:value-type="float" office:value="1.23890112653278">
                <text:p>1.2389011265327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33671359360542">
                <text:p>1.33671359360542</text:p>
              </table:table-cell>
              <table:table-cell office:value-type="float" office:value="29">
                <text:p>29</text:p>
              </table:table-cell>
              <table:table-cell office:value-type="float" office:value="1.2478319548179">
                <text:p>1.2478319548179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36027254193417">
                <text:p>1.36027254193417</text:p>
              </table:table-cell>
              <table:table-cell office:value-type="float" office:value="33">
                <text:p>33</text:p>
              </table:table-cell>
              <table:table-cell office:value-type="float" office:value="1.2789304711445">
                <text:p>1.2789304711445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42763904227235">
                <text:p>1.42763904227235</text:p>
              </table:table-cell>
              <table:table-cell office:value-type="float" office:value="36">
                <text:p>36</text:p>
              </table:table-cell>
              <table:table-cell office:value-type="float" office:value="1.28855583197206">
                <text:p>1.2885558319720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47003001233342">
                <text:p>1.47003001233342</text:p>
              </table:table-cell>
              <table:table-cell office:value-type="float" office:value="40">
                <text:p>40</text:p>
              </table:table-cell>
              <table:table-cell office:value-type="float" office:value="1.26273243066262">
                <text:p>1.26273243066262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51611983732556">
                <text:p>1.51611983732556</text:p>
              </table:table-cell>
              <table:table-cell office:value-type="float" office:value="43">
                <text:p>43</text:p>
              </table:table-cell>
              <table:table-cell office:value-type="float" office:value="1.31580914724339">
                <text:p>1.31580914724339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58471979204755">
                <text:p>1.58471979204755</text:p>
              </table:table-cell>
              <table:table-cell office:value-type="float" office:value="47">
                <text:p>47</text:p>
              </table:table-cell>
              <table:table-cell office:value-type="float" office:value="1.27993934308139">
                <text:p>1.27993934308139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60089096017583">
                <text:p>1.60089096017583</text:p>
              </table:table-cell>
              <table:table-cell office:value-type="float" office:value="50">
                <text:p>50</text:p>
              </table:table-cell>
              <table:table-cell office:value-type="float" office:value="1.29463827701183">
                <text:p>1.2946382770118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61573995174255">
                <text:p>1.61573995174255</text:p>
              </table:table-cell>
              <table:table-cell office:value-type="float" office:value="54">
                <text:p>54</text:p>
              </table:table-cell>
              <table:table-cell office:value-type="float" office:value="1.28154793068486">
                <text:p>1.28154793068486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6692491009817">
                <text:p>1.6692491009817</text:p>
              </table:table-cell>
              <table:table-cell office:value-type="float" office:value="57">
                <text:p>57</text:p>
              </table:table-cell>
              <table:table-cell office:value-type="float" office:value="1.2999683223079">
                <text:p>1.2999683223079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72987004782903">
                <text:p>1.72987004782903</text:p>
              </table:table-cell>
              <table:table-cell office:value-type="float" office:value="60">
                <text:p>60</text:p>
              </table:table-cell>
              <table:table-cell office:value-type="float" office:value="1.29067756566514">
                <text:p>1.29067756566514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75689775198251">
                <text:p>1.75689775198251</text:p>
              </table:table-cell>
              <table:table-cell office:value-type="float" office:value="64">
                <text:p>64</text:p>
              </table:table-cell>
              <table:table-cell office:value-type="float" office:value="1.32372525794583">
                <text:p>1.32372525794583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81218187700087">
                <text:p>1.81218187700087</text:p>
              </table:table-cell>
              <table:table-cell office:value-type="float" office:value="67">
                <text:p>67</text:p>
              </table:table-cell>
              <table:table-cell office:value-type="float" office:value="1.28957170839144">
                <text:p>1.28957170839144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7965980444986">
                <text:p>1.7965980444986</text:p>
              </table:table-cell>
              <table:table-cell office:value-type="float" office:value="71">
                <text:p>71</text:p>
              </table:table-cell>
              <table:table-cell office:value-type="float" office:value="1.33102261352306">
                <text:p>1.33102261352306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82261701717845">
                <text:p>1.82261701717845</text:p>
              </table:table-cell>
              <table:table-cell office:value-type="float" office:value="74">
                <text:p>74</text:p>
              </table:table-cell>
              <table:table-cell office:value-type="float" office:value="1.34701935279205">
                <text:p>1.34701935279205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81077353758767">
                <text:p>1.81077353758767</text:p>
              </table:table-cell>
              <table:table-cell office:value-type="float" office:value="78">
                <text:p>78</text:p>
              </table:table-cell>
              <table:table-cell office:value-type="float" office:value="1.3183708684886">
                <text:p>1.3183708684886</text:p>
              </table:table-cell>
              <table:table-cell office:value-type="float" office:value="94">
                <text:p>9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81867985320631">
                <text:p>1.81867985320631</text:p>
              </table:table-cell>
              <table:table-cell office:value-type="float" office:value="81">
                <text:p>81</text:p>
              </table:table-cell>
              <table:table-cell office:value-type="float" office:value="1.33230339230881">
                <text:p>1.33230339230881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8694518049925">
                <text:p>1.8694518049925</text:p>
              </table:table-cell>
              <table:table-cell office:value-type="float" office:value="84">
                <text:p>84</text:p>
              </table:table-cell>
              <table:table-cell office:value-type="float" office:value="1.34698331701789">
                <text:p>1.34698331701789</text:p>
              </table:table-cell>
              <table:table-cell office:value-type="float" office:value="101">
                <text:p>10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95303985282308">
                <text:p>1.95303985282308</text:p>
              </table:table-cell>
              <table:table-cell office:value-type="float" office:value="88">
                <text:p>88</text:p>
              </table:table-cell>
              <table:table-cell office:value-type="float" office:value="1.36025559973125">
                <text:p>1.36025559973125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93488423352993">
                <text:p>1.93488423352993</text:p>
              </table:table-cell>
              <table:table-cell office:value-type="float" office:value="92">
                <text:p>92</text:p>
              </table:table-cell>
              <table:table-cell office:value-type="float" office:value="1.33084231933995">
                <text:p>1.33084231933995</text:p>
              </table:table-cell>
              <table:table-cell office:value-type="float" office:value="108">
                <text:p>108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99569201996779">
                <text:p>1.99569201996779</text:p>
              </table:table-cell>
              <table:table-cell office:value-type="float" office:value="96">
                <text:p>96</text:p>
              </table:table-cell>
              <table:table-cell office:value-type="float" office:value="1.35962422379952">
                <text:p>1.35962422379952</text:p>
              </table:table-cell>
              <table:table-cell office:value-type="float" office:value="111">
                <text:p>111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.01069875195301">
                <text:p>2.01069875195301</text:p>
              </table:table-cell>
              <table:table-cell office:value-type="float" office:value="99">
                <text:p>99</text:p>
              </table:table-cell>
              <table:table-cell office:value-type="float" office:value="1.33456436701108">
                <text:p>1.33456436701108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.05254414395873">
                <text:p>2.05254414395873</text:p>
              </table:table-cell>
              <table:table-cell office:value-type="float" office:value="102">
                <text:p>102</text:p>
              </table:table-cell>
              <table:table-cell office:value-type="float" office:value="1.37292355519086">
                <text:p>1.37292355519086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2.00232142099184">
                <text:p>2.00232142099184</text:p>
              </table:table-cell>
              <table:table-cell office:value-type="float" office:value="106">
                <text:p>106</text:p>
              </table:table-cell>
              <table:table-cell office:value-type="float" office:value="1.35484285092952">
                <text:p>1.35484285092952</text:p>
              </table:table-cell>
              <table:table-cell office:value-type="float" office:value="126">
                <text:p>12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.0187551106812">
                <text:p>2.0187551106812</text:p>
              </table:table-cell>
              <table:table-cell office:value-type="float" office:value="109">
                <text:p>109</text:p>
              </table:table-cell>
              <table:table-cell office:value-type="float" office:value="1.36246915322213">
                <text:p>1.36246915322213</text:p>
              </table:table-cell>
              <table:table-cell office:value-type="float" office:value="129">
                <text:p>12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2.07649021542131">
                <text:p>2.07649021542131</text:p>
              </table:table-cell>
              <table:table-cell office:value-type="float" office:value="113">
                <text:p>113</text:p>
              </table:table-cell>
              <table:table-cell office:value-type="float" office:value="1.35501880877367">
                <text:p>1.35501880877367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2.12185994925327">
                <text:p>2.12185994925327</text:p>
              </table:table-cell>
              <table:table-cell office:value-type="float" office:value="116">
                <text:p>116</text:p>
              </table:table-cell>
              <table:table-cell office:value-type="float" office:value="1.38105110786702">
                <text:p>1.38105110786702</text:p>
              </table:table-cell>
              <table:table-cell office:value-type="float" office:value="133">
                <text:p>133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2.08888359154763">
                <text:p>2.08888359154763</text:p>
              </table:table-cell>
              <table:table-cell office:value-type="float" office:value="120">
                <text:p>120</text:p>
              </table:table-cell>
              <table:table-cell office:value-type="float" office:value="1.36236037859931">
                <text:p>1.36236037859931</text:p>
              </table:table-cell>
              <table:table-cell office:value-type="float" office:value="137">
                <text:p>13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2.18059465707836">
                <text:p>2.18059465707836</text:p>
              </table:table-cell>
              <table:table-cell office:value-type="float" office:value="123">
                <text:p>123</text:p>
              </table:table-cell>
              <table:table-cell office:value-type="float" office:value="1.36988556692916">
                <text:p>1.36988556692916</text:p>
              </table:table-cell>
              <table:table-cell office:value-type="float" office:value="140">
                <text:p>14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2.14828221204121">
                <text:p>2.14828221204121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19915195411203">
                <text:p>2.1991519541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22866269051675">
                <text:p>2.2286626905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20979376214006">
                <text:p>2.2097937621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25769910776973">
                <text:p>2.2576991077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22722265754413">
                <text:p>2.2272226575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25993571469473">
                <text:p>2.2599357146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24246255029457">
                <text:p>2.2424625502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22818370925202">
                <text:p>2.2281837092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24442941787483">
                <text:p>2.2444294178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31552285708551">
                <text:p>2.3155228570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33631440923855">
                <text:p>2.3363144092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32416352778169">
                <text:p>2.3241635277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32298917682932">
                <text:p>2.3229891768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3449431649098">
                <text:p>2.344943164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32208072782394">
                <text:p>2.3220807278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34996382368464">
                <text:p>2.3499638236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38728308115778">
                <text:p>2.3872830811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38114608902999">
                <text:p>2.3811460890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42386407494289">
                <text:p>2.4238640749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36956167338309">
                <text:p>2.3695616733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2cm" svg:y="3.952cm" style:legend-expansion="high" chart:style-name="ch2"/>
        <chart:plot-area chart:style-name="ch3" table:cell-range-address="Sheet5.C5:Sheet5.C39 Sheet5.G3:Sheet5.G3 Sheet5.I5:Sheet5.I61 Sheet5.K3:Sheet5.K3 Sheet5.M5:Sheet5.M61" chart:data-source-has-labels="row" svg:x="0.702cm" svg:y="0.31cm" svg:width="12.367cm" svg:height="8.637cm">
          <chartooo:coordinate-region svg:x="1.429cm" svg:y="0.509cm" svg:width="11.36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I5:Sheet5.I61" chart:label-cell-address="Sheet5.G3:Sheet5.G3" chart:class="chart:scatter">
            <chart:domain table:cell-range-address="Sheet5.C5:Sheet5.C39"/>
            <chart:data-point chart:repeated="57"/>
          </chart:series>
          <chart:series chart:style-name="ch7" chart:values-cell-range-address="Sheet5.M5:Sheet5.M61" chart:label-cell-address="Sheet5.K3:Sheet5.K3" chart:class="chart:scatte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, bs, no cooling, N2</text:p>
                <draw:g>
                  <svg:desc>Sheet5.G3:Sheet5.G3</svg:desc>
                </draw:g>
              </table:table-cell>
              <table:table-cell office:value-type="string">
                <text:p>Bottom (51.8V)</text:p>
                <draw:g>
                  <svg:desc>Sheet5.K3:Sheet5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9">
                <text:p>839</text:p>
                <draw:g>
                  <svg:desc>Sheet5.C5:Sheet5.C39</svg:desc>
                </draw:g>
              </table:table-cell>
              <table:table-cell office:value-type="float" office:value="2.49207590632572">
                <text:p>2.49207590632572</text:p>
                <draw:g>
                  <svg:desc>Sheet5.I5:Sheet5.I61</svg:desc>
                </draw:g>
              </table:table-cell>
              <table:table-cell office:value-type="float" office:value="0.242592467588603">
                <text:p>0.242592467588603</text:p>
                <draw:g>
                  <svg:desc>Sheet5.M5:Sheet5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2">
                <text:p>842</text:p>
              </table:table-cell>
              <table:table-cell office:value-type="float" office:value="2.5650563379377">
                <text:p>2.5650563379377</text:p>
              </table:table-cell>
              <table:table-cell office:value-type="float" office:value="0.254219377561236">
                <text:p>0.25421937756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  <table:table-cell office:value-type="float" office:value="2.56484161625581">
                <text:p>2.56484161625581</text:p>
              </table:table-cell>
              <table:table-cell office:value-type="float" office:value="0.23166000108534">
                <text:p>0.23166000108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9">
                <text:p>849</text:p>
              </table:table-cell>
              <table:table-cell office:value-type="float" office:value="2.57047513131388">
                <text:p>2.57047513131388</text:p>
              </table:table-cell>
              <table:table-cell office:value-type="float" office:value="0.222830780302689">
                <text:p>0.222830780302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2">
                <text:p>852</text:p>
              </table:table-cell>
              <table:table-cell office:value-type="float" office:value="2.57336455438682">
                <text:p>2.57336455438682</text:p>
              </table:table-cell>
              <table:table-cell office:value-type="float" office:value="0.221116751836462">
                <text:p>0.221116751836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6">
                <text:p>856</text:p>
              </table:table-cell>
              <table:table-cell office:value-type="float" office:value="2.56451771830516">
                <text:p>2.56451771830516</text:p>
              </table:table-cell>
              <table:table-cell office:value-type="float" office:value="0.221125329790315">
                <text:p>0.221125329790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0">
                <text:p>860</text:p>
              </table:table-cell>
              <table:table-cell office:value-type="float" office:value="2.58470012224523">
                <text:p>2.58470012224523</text:p>
              </table:table-cell>
              <table:table-cell office:value-type="float" office:value="0.216759580704286">
                <text:p>0.21675958070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">
                <text:p>863</text:p>
              </table:table-cell>
              <table:table-cell office:value-type="float" office:value="2.55098264997983">
                <text:p>2.55098264997983</text:p>
              </table:table-cell>
              <table:table-cell office:value-type="float" office:value="0.235728038011359">
                <text:p>0.235728038011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2.51125017649583">
                <text:p>2.51125017649583</text:p>
              </table:table-cell>
              <table:table-cell office:value-type="float" office:value="0.217092138612037">
                <text:p>0.217092138612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">
                <text:p>871</text:p>
              </table:table-cell>
              <table:table-cell office:value-type="float" office:value="2.62484478033258">
                <text:p>2.62484478033258</text:p>
              </table:table-cell>
              <table:table-cell office:value-type="float" office:value="0.198450938723838">
                <text:p>0.198450938723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4">
                <text:p>874</text:p>
              </table:table-cell>
              <table:table-cell office:value-type="float" office:value="2.56365931213105">
                <text:p>2.56365931213105</text:p>
              </table:table-cell>
              <table:table-cell office:value-type="float" office:value="0.206157098757779">
                <text:p>0.206157098757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8">
                <text:p>878</text:p>
              </table:table-cell>
              <table:table-cell office:value-type="float" office:value="2.60867033480347">
                <text:p>2.60867033480347</text:p>
              </table:table-cell>
              <table:table-cell office:value-type="float" office:value="0.230641483893908">
                <text:p>0.230641483893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1">
                <text:p>881</text:p>
              </table:table-cell>
              <table:table-cell office:value-type="float" office:value="2.6039471690031">
                <text:p>2.6039471690031</text:p>
              </table:table-cell>
              <table:table-cell office:value-type="float" office:value="0.222124356389906">
                <text:p>0.222124356389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5">
                <text:p>885</text:p>
              </table:table-cell>
              <table:table-cell office:value-type="float" office:value="2.54202664272697">
                <text:p>2.54202664272697</text:p>
              </table:table-cell>
              <table:table-cell office:value-type="float" office:value="0.20064493089873">
                <text:p>0.20064493089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8">
                <text:p>888</text:p>
              </table:table-cell>
              <table:table-cell office:value-type="float" office:value="2.49228675708562">
                <text:p>2.49228675708562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1">
                <text:p>891</text:p>
              </table:table-cell>
              <table:table-cell office:value-type="float" office:value="2.48115181379169">
                <text:p>2.48115181379169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5">
                <text:p>895</text:p>
              </table:table-cell>
              <table:table-cell office:value-type="float" office:value="2.53063462307711">
                <text:p>2.53063462307711</text:p>
              </table:table-cell>
              <table:table-cell office:value-type="float" office:value="0.199037104389912">
                <text:p>0.199037104389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2.49959574266294">
                <text:p>2.49959574266294</text:p>
              </table:table-cell>
              <table:table-cell office:value-type="float" office:value="0.200222767123195">
                <text:p>0.200222767123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">
                <text:p>902</text:p>
              </table:table-cell>
              <table:table-cell office:value-type="float" office:value="2.55146697667314">
                <text:p>2.55146697667314</text:p>
              </table:table-cell>
              <table:table-cell office:value-type="float" office:value="0.206287922512278">
                <text:p>0.206287922512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2.44607306707726">
                <text:p>2.44607306707726</text:p>
              </table:table-cell>
              <table:table-cell office:value-type="float" office:value="0.189843375060399">
                <text:p>0.189843375060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9">
                <text:p>909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181220299609424">
                <text:p>0.181220299609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">
                <text:p>913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208489704965537">
                <text:p>0.208489704965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6">
                <text:p>916</text:p>
              </table:table-cell>
              <table:table-cell office:value-type="float" office:value="2.43330705658168">
                <text:p>2.43330705658168</text:p>
              </table:table-cell>
              <table:table-cell office:value-type="float" office:value="0.167505775284285">
                <text:p>0.167505775284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0">
                <text:p>920</text:p>
              </table:table-cell>
              <table:table-cell office:value-type="float" office:value="2.45622150178914">
                <text:p>2.45622150178914</text:p>
              </table:table-cell>
              <table:table-cell office:value-type="float" office:value="0.173332573168551">
                <text:p>0.17333257316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3">
                <text:p>923</text:p>
              </table:table-cell>
              <table:table-cell office:value-type="float" office:value="2.44767803642577">
                <text:p>2.44767803642577</text:p>
              </table:table-cell>
              <table:table-cell office:value-type="float" office:value="0.183971527704519">
                <text:p>0.183971527704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7">
                <text:p>927</text:p>
              </table:table-cell>
              <table:table-cell office:value-type="float" office:value="2.35583475749316">
                <text:p>2.35583475749316</text:p>
              </table:table-cell>
              <table:table-cell office:value-type="float" office:value="0.192747123188544">
                <text:p>0.192747123188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1">
                <text:p>931</text:p>
              </table:table-cell>
              <table:table-cell office:value-type="float" office:value="2.39866726070547">
                <text:p>2.39866726070547</text:p>
              </table:table-cell>
              <table:table-cell office:value-type="float" office:value="0.163001771376443">
                <text:p>0.163001771376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4">
                <text:p>934</text:p>
              </table:table-cell>
              <table:table-cell office:value-type="float" office:value="2.32440575164038">
                <text:p>2.32440575164038</text:p>
              </table:table-cell>
              <table:table-cell office:value-type="float" office:value="0.172071311653341">
                <text:p>0.172071311653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7">
                <text:p>937</text:p>
              </table:table-cell>
              <table:table-cell office:value-type="float" office:value="2.28581458124855">
                <text:p>2.28581458124855</text:p>
              </table:table-cell>
              <table:table-cell office:value-type="float" office:value="0.188715027083591">
                <text:p>0.188715027083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1">
                <text:p>941</text:p>
              </table:table-cell>
              <table:table-cell office:value-type="float" office:value="2.29981883950116">
                <text:p>2.29981883950116</text:p>
              </table:table-cell>
              <table:table-cell office:value-type="float" office:value="0.181090087875005">
                <text:p>0.181090087875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5">
                <text:p>945</text:p>
              </table:table-cell>
              <table:table-cell office:value-type="float" office:value="2.32001226257011">
                <text:p>2.32001226257011</text:p>
              </table:table-cell>
              <table:table-cell office:value-type="float" office:value="0.169519105973579">
                <text:p>0.169519105973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8">
                <text:p>948</text:p>
              </table:table-cell>
              <table:table-cell office:value-type="float" office:value="2.22226940367683">
                <text:p>2.22226940367683</text:p>
              </table:table-cell>
              <table:table-cell office:value-type="float" office:value="0.183381814889391">
                <text:p>0.183381814889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1">
                <text:p>951</text:p>
              </table:table-cell>
              <table:table-cell office:value-type="float" office:value="2.28577797467766">
                <text:p>2.28577797467766</text:p>
              </table:table-cell>
              <table:table-cell office:value-type="float" office:value="0.170369082380901">
                <text:p>0.170369082380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5">
                <text:p>955</text:p>
              </table:table-cell>
              <table:table-cell office:value-type="float" office:value="2.2149478300793">
                <text:p>2.2149478300793</text:p>
              </table:table-cell>
              <table:table-cell office:value-type="float" office:value="0.186546480597677">
                <text:p>0.186546480597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9">
                <text:p>959</text:p>
              </table:table-cell>
              <table:table-cell office:value-type="float" office:value="2.19966117174141">
                <text:p>2.19966117174141</text:p>
              </table:table-cell>
              <table:table-cell office:value-type="float" office:value="0.188380538233542">
                <text:p>0.188380538233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.16564588125983">
                <text:p>2.16564588125983</text:p>
              </table:table-cell>
              <table:table-cell office:value-type="float" office:value="0.183551336534602">
                <text:p>0.183551336534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.18929589358071">
                <text:p>2.18929589358071</text:p>
              </table:table-cell>
              <table:table-cell office:value-type="float" office:value="0.18840349134489">
                <text:p>0.18840349134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3.952cm" style:legend-expansion="high" chart:style-name="ch2"/>
        <chart:plot-area chart:style-name="ch3" table:cell-range-address="Sheet6.A3:Sheet6.C39 Sheet6.B2:Sheet6.C2" chart:data-source-has-labels="row" svg:x="0.32cm" svg:y="0.232cm" svg:width="13.757cm" svg:height="8.639cm">
          <chartooo:coordinate-region svg:x="1.047cm" svg:y="0.431cm" svg:width="12.7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3:Sheet6.B39" chart:label-cell-address="Sheet6.B2:Sheet6.B2" chart:class="chart:scatter">
            <chart:domain table:cell-range-address="Sheet6.A3:Sheet6.A39"/>
            <chart:data-point chart:repeated="37"/>
          </chart:series>
          <chart:series chart:style-name="ch7" chart:values-cell-range-address="Sheet6.C3:Sheet6.C39" chart:label-cell-address="Sheet6.C2:Sheet6.C2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cooling</text:p>
                <draw:g>
                  <svg:desc>Sheet6.B2:Sheet6.B2</svg:desc>
                </draw:g>
              </table:table-cell>
              <table:table-cell office:value-type="string">
                <text:p>cooling</text:p>
                <draw:g>
                  <svg:desc>Sheet6.C2:Sheet6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A3:Sheet6.A39</svg:desc>
                </draw:g>
              </table:table-cell>
              <table:table-cell office:value-type="float" office:value="0.685613030750089">
                <text:p>0.685613030750089</text:p>
                <draw:g>
                  <svg:desc>Sheet6.B3:Sheet6.B39</svg:desc>
                </draw:g>
              </table:table-cell>
              <table:table-cell office:value-type="float" office:value="2.09739471905225">
                <text:p>2.09739471905225</text:p>
                <draw:g>
                  <svg:desc>Sheet6.C3:Sheet6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17417884981647">
                <text:p>0.717417884981647</text:p>
              </table:table-cell>
              <table:table-cell office:value-type="float" office:value="2.04622603875775">
                <text:p>2.04622603875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75122683551388">
                <text:p>0.75122683551388</text:p>
              </table:table-cell>
              <table:table-cell office:value-type="float" office:value="2.1169284987295">
                <text:p>2.116928498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794528878481342">
                <text:p>0.794528878481342</text:p>
              </table:table-cell>
              <table:table-cell office:value-type="float" office:value="2.08462531039328">
                <text:p>2.08462531039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783716843715342">
                <text:p>0.783716843715342</text:p>
              </table:table-cell>
              <table:table-cell office:value-type="float" office:value="2.07980040214538">
                <text:p>2.07980040214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786420437611884">
                <text:p>0.786420437611884</text:p>
              </table:table-cell>
              <table:table-cell office:value-type="float" office:value="2.07072004334386">
                <text:p>2.07072004334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794187347760311">
                <text:p>0.794187347760311</text:p>
              </table:table-cell>
              <table:table-cell office:value-type="float" office:value="2.05224157748316">
                <text:p>2.05224157748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0.807384975310793">
                <text:p>0.807384975310793</text:p>
              </table:table-cell>
              <table:table-cell office:value-type="float" office:value="2.02616880690916">
                <text:p>2.02616880690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789407316548982">
                <text:p>0.789407316548982</text:p>
              </table:table-cell>
              <table:table-cell office:value-type="float" office:value="1.95793337093291">
                <text:p>1.95793337093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0.74563231930799">
                <text:p>0.74563231930799</text:p>
              </table:table-cell>
              <table:table-cell office:value-type="float" office:value="1.97197394898478">
                <text:p>1.97197394898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787368122837933">
                <text:p>0.787368122837933</text:p>
              </table:table-cell>
              <table:table-cell office:value-type="float" office:value="1.89306268402444">
                <text:p>1.89306268402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767767733910117">
                <text:p>0.767767733910117</text:p>
              </table:table-cell>
              <table:table-cell office:value-type="float" office:value="1.80162874868373">
                <text:p>1.80162874868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0.745487230336543">
                <text:p>0.745487230336543</text:p>
              </table:table-cell>
              <table:table-cell office:value-type="float" office:value="1.82028563228695">
                <text:p>1.82028563228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0.759084227158404">
                <text:p>0.759084227158404</text:p>
              </table:table-cell>
              <table:table-cell office:value-type="float" office:value="1.69401431871911">
                <text:p>1.694014318719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0.782260329779888">
                <text:p>0.782260329779888</text:p>
              </table:table-cell>
              <table:table-cell office:value-type="float" office:value="1.69616017132689">
                <text:p>1.69616017132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0.782607429397855">
                <text:p>0.782607429397855</text:p>
              </table:table-cell>
              <table:table-cell office:value-type="float" office:value="1.66357950060707">
                <text:p>1.66357950060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0.76187419462086">
                <text:p>0.76187419462086</text:p>
              </table:table-cell>
              <table:table-cell office:value-type="float" office:value="1.63339713200402">
                <text:p>1.63339713200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0.781665447625015">
                <text:p>0.781665447625015</text:p>
              </table:table-cell>
              <table:table-cell office:value-type="float" office:value="1.56489229559331">
                <text:p>1.56489229559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0.759307595399714">
                <text:p>0.759307595399714</text:p>
              </table:table-cell>
              <table:table-cell office:value-type="float" office:value="1.5802708850636">
                <text:p>1.5802708850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0.807106706494152">
                <text:p>0.807106706494152</text:p>
              </table:table-cell>
              <table:table-cell office:value-type="float" office:value="1.49253280001657">
                <text:p>1.49253280001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0.765244015967636">
                <text:p>0.765244015967636</text:p>
              </table:table-cell>
              <table:table-cell office:value-type="float" office:value="1.55386999840662">
                <text:p>1.55386999840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0.76673463071747">
                <text:p>0.76673463071747</text:p>
              </table:table-cell>
              <table:table-cell office:value-type="float" office:value="1.55009596112567">
                <text:p>1.55009596112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0.781467101598606">
                <text:p>0.781467101598606</text:p>
              </table:table-cell>
              <table:table-cell office:value-type="float" office:value="1.52705130703647">
                <text:p>1.52705130703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0.757747100320931">
                <text:p>0.757747100320931</text:p>
              </table:table-cell>
              <table:table-cell office:value-type="float" office:value="1.53648048295991">
                <text:p>1.5364804829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0.760469384673011">
                <text:p>0.760469384673011</text:p>
              </table:table-cell>
              <table:table-cell office:value-type="float" office:value="1.51122146514824">
                <text:p>1.51122146514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0.790596501301923">
                <text:p>0.790596501301923</text:p>
              </table:table-cell>
              <table:table-cell office:value-type="float" office:value="1.46079605457801">
                <text:p>1.46079605457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0.785626207328111">
                <text:p>0.785626207328111</text:p>
              </table:table-cell>
              <table:table-cell office:value-type="float" office:value="1.44261946224168">
                <text:p>1.44261946224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0.8121636810285">
                <text:p>0.8121636810285</text:p>
              </table:table-cell>
              <table:table-cell office:value-type="float" office:value="1.4289121960505">
                <text:p>1.4289121960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0.810774196234223">
                <text:p>0.810774196234223</text:p>
              </table:table-cell>
              <table:table-cell office:value-type="float" office:value="1.39210722286744">
                <text:p>1.39210722286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0.811439250844851">
                <text:p>0.811439250844851</text:p>
              </table:table-cell>
              <table:table-cell office:value-type="float" office:value="1.40292359742673">
                <text:p>1.402923597426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0.791904089893966">
                <text:p>0.791904089893966</text:p>
              </table:table-cell>
              <table:table-cell office:value-type="float" office:value="1.41917287149516">
                <text:p>1.41917287149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0.821752920497564">
                <text:p>0.821752920497564</text:p>
              </table:table-cell>
              <table:table-cell office:value-type="float" office:value="1.41554346622826">
                <text:p>1.41554346622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0.800997624482758">
                <text:p>0.800997624482758</text:p>
              </table:table-cell>
              <table:table-cell office:value-type="float" office:value="1.36866009414916">
                <text:p>1.36866009414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0.847287554123052">
                <text:p>0.847287554123052</text:p>
              </table:table-cell>
              <table:table-cell office:value-type="float" office:value="1.36512746819173">
                <text:p>1.365127468191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0.807113783283923">
                <text:p>0.807113783283923</text:p>
              </table:table-cell>
              <table:table-cell office:value-type="float" office:value="1.36791129725099">
                <text:p>1.367911297250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0.847173847752658">
                <text:p>0.847173847752658</text:p>
              </table:table-cell>
              <table:table-cell office:value-type="float" office:value="1.31761799216399">
                <text:p>1.31761799216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0.83852206333603">
                <text:p>0.83852206333603</text:p>
              </table:table-cell>
              <table:table-cell office:value-type="float" office:value="1.32669607696979">
                <text:p>1.326696076969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77216f" draw:fill-color="#77216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2cm" svg:y="3.753cm" style:legend-expansion="high" chart:style-name="ch2"/>
        <chart:plot-area chart:style-name="ch3" table:cell-range-address="Sheet5.AD5:Sheet5.AD57 Sheet5.AG3:Sheet5.AG3 Sheet5.AI5:Sheet5.AI57 Sheet5.G3:Sheet5.G3 Sheet5.I5:Sheet5.I41" chart:data-source-has-labels="row" svg:x="0.32cm" svg:y="0.18cm" svg:width="9.28cm" svg:height="8.64cm">
          <chartooo:coordinate-region svg:x="1.047cm" svg:y="0.379cm" svg:width="8.27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I5:Sheet5.AI57" chart:label-cell-address="Sheet5.AG3:Sheet5.AG3" chart:class="chart:scatter">
            <chart:domain table:cell-range-address="Sheet5.AD5:Sheet5.AD57"/>
            <chart:data-point chart:repeated="53"/>
          </chart:series>
          <chart:series chart:style-name="ch7" chart:values-cell-range-address="Sheet5.I5:Sheet5.I41" chart:label-cell-address="Sheet5.G3:Sheet5.G3" chart:class="chart:scatter">
            <chart:domain table:cell-range-address="Sheet5.D5:Sheet5.D41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op (65.5V), no bs, test 1, no cooling, RT</text:p>
                <draw:g>
                  <svg:desc>Sheet5.AG3:Sheet5.A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bs, no cooling, N2</text:p>
                <draw:g>
                  <svg:desc>Sheet5.G3:Sheet5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D5:Sheet5.AD57</svg:desc>
                </draw:g>
              </table:table-cell>
              <table:table-cell office:value-type="float" office:value="1.70859971499525">
                <text:p>1.70859971499525</text:p>
                <draw:g>
                  <svg:desc>Sheet5.AI5:Sheet5.AI57</svg:desc>
                </draw:g>
              </table:table-cell>
              <table:table-cell office:value-type="float" office:value="0">
                <text:p>0</text:p>
                <draw:g>
                  <svg:desc>Sheet5.D5:Sheet5.D41</svg:desc>
                </draw:g>
              </table:table-cell>
              <table:table-cell office:value-type="float" office:value="2.49207590632572">
                <text:p>2.49207590632572</text:p>
                <draw:g>
                  <svg:desc>Sheet5.I5:Sheet5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84021729282204">
                <text:p>1.84021729282204</text:p>
              </table:table-cell>
              <table:table-cell office:value-type="float" office:value="3">
                <text:p>3</text:p>
              </table:table-cell>
              <table:table-cell office:value-type="float" office:value="2.5650563379377">
                <text:p>2.5650563379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92677785097416">
                <text:p>1.92677785097416</text:p>
              </table:table-cell>
              <table:table-cell office:value-type="float" office:value="6">
                <text:p>6</text:p>
              </table:table-cell>
              <table:table-cell office:value-type="float" office:value="2.56484161625581">
                <text:p>2.56484161625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042316723247">
                <text:p>2.042316723247</text:p>
              </table:table-cell>
              <table:table-cell office:value-type="float" office:value="10">
                <text:p>10</text:p>
              </table:table-cell>
              <table:table-cell office:value-type="float" office:value="2.57047513131388">
                <text:p>2.57047513131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.01678914629298">
                <text:p>2.01678914629298</text:p>
              </table:table-cell>
              <table:table-cell office:value-type="float" office:value="13">
                <text:p>13</text:p>
              </table:table-cell>
              <table:table-cell office:value-type="float" office:value="2.57336455438682">
                <text:p>2.57336455438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01678914629298">
                <text:p>2.01678914629298</text:p>
              </table:table-cell>
              <table:table-cell office:value-type="float" office:value="17">
                <text:p>17</text:p>
              </table:table-cell>
              <table:table-cell office:value-type="float" office:value="2.56451771830516">
                <text:p>2.56451771830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.05273613484169">
                <text:p>2.05273613484169</text:p>
              </table:table-cell>
              <table:table-cell office:value-type="float" office:value="21">
                <text:p>21</text:p>
              </table:table-cell>
              <table:table-cell office:value-type="float" office:value="2.58470012224523">
                <text:p>2.58470012224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.05962506387223">
                <text:p>2.05962506387223</text:p>
              </table:table-cell>
              <table:table-cell office:value-type="float" office:value="24">
                <text:p>24</text:p>
              </table:table-cell>
              <table:table-cell office:value-type="float" office:value="2.55098264997983">
                <text:p>2.55098264997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.98239926301073">
                <text:p>1.98239926301073</text:p>
              </table:table-cell>
              <table:table-cell office:value-type="float" office:value="28">
                <text:p>28</text:p>
              </table:table-cell>
              <table:table-cell office:value-type="float" office:value="2.51125017649583">
                <text:p>2.51125017649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95716910138285">
                <text:p>1.95716910138285</text:p>
              </table:table-cell>
              <table:table-cell office:value-type="float" office:value="32">
                <text:p>32</text:p>
              </table:table-cell>
              <table:table-cell office:value-type="float" office:value="2.62484478033258">
                <text:p>2.624844780332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2.01854362018861">
                <text:p>2.01854362018861</text:p>
              </table:table-cell>
              <table:table-cell office:value-type="float" office:value="35">
                <text:p>35</text:p>
              </table:table-cell>
              <table:table-cell office:value-type="float" office:value="2.56365931213105">
                <text:p>2.56365931213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.0028529114706">
                <text:p>2.0028529114706</text:p>
              </table:table-cell>
              <table:table-cell office:value-type="float" office:value="39">
                <text:p>39</text:p>
              </table:table-cell>
              <table:table-cell office:value-type="float" office:value="2.60867033480347">
                <text:p>2.60867033480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.94120936296281">
                <text:p>1.94120936296281</text:p>
              </table:table-cell>
              <table:table-cell office:value-type="float" office:value="42">
                <text:p>42</text:p>
              </table:table-cell>
              <table:table-cell office:value-type="float" office:value="2.6039471690031">
                <text:p>2.6039471690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1.92961232951048">
                <text:p>1.92961232951048</text:p>
              </table:table-cell>
              <table:table-cell office:value-type="float" office:value="46">
                <text:p>46</text:p>
              </table:table-cell>
              <table:table-cell office:value-type="float" office:value="2.54202664272697">
                <text:p>2.54202664272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.94961706050385">
                <text:p>1.94961706050385</text:p>
              </table:table-cell>
              <table:table-cell office:value-type="float" office:value="49">
                <text:p>49</text:p>
              </table:table-cell>
              <table:table-cell office:value-type="float" office:value="2.49228675708562">
                <text:p>2.49228675708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.94176784293734">
                <text:p>1.94176784293734</text:p>
              </table:table-cell>
              <table:table-cell office:value-type="float" office:value="52">
                <text:p>52</text:p>
              </table:table-cell>
              <table:table-cell office:value-type="float" office:value="2.48115181379169">
                <text:p>2.48115181379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1.92802521533654">
                <text:p>1.92802521533654</text:p>
              </table:table-cell>
              <table:table-cell office:value-type="float" office:value="56">
                <text:p>56</text:p>
              </table:table-cell>
              <table:table-cell office:value-type="float" office:value="2.53063462307711">
                <text:p>2.53063462307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1.95384762507021">
                <text:p>1.95384762507021</text:p>
              </table:table-cell>
              <table:table-cell office:value-type="float" office:value="60">
                <text:p>60</text:p>
              </table:table-cell>
              <table:table-cell office:value-type="float" office:value="2.49959574266294">
                <text:p>2.499595742662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1.93734825479946">
                <text:p>1.93734825479946</text:p>
              </table:table-cell>
              <table:table-cell office:value-type="float" office:value="63">
                <text:p>63</text:p>
              </table:table-cell>
              <table:table-cell office:value-type="float" office:value="2.55146697667314">
                <text:p>2.55146697667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1.97424197701278">
                <text:p>1.97424197701278</text:p>
              </table:table-cell>
              <table:table-cell office:value-type="float" office:value="66">
                <text:p>66</text:p>
              </table:table-cell>
              <table:table-cell office:value-type="float" office:value="2.44607306707726">
                <text:p>2.44607306707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.85880141340604">
                <text:p>1.85880141340604</text:p>
              </table:table-cell>
              <table:table-cell office:value-type="float" office:value="70">
                <text:p>70</text:p>
              </table:table-cell>
              <table:table-cell office:value-type="float" office:value="2.42903096871084">
                <text:p>2.42903096871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1.86242216279581">
                <text:p>1.86242216279581</text:p>
              </table:table-cell>
              <table:table-cell office:value-type="float" office:value="74">
                <text:p>74</text:p>
              </table:table-cell>
              <table:table-cell office:value-type="float" office:value="2.42903096871084">
                <text:p>2.42903096871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1.90154941280632">
                <text:p>1.90154941280632</text:p>
              </table:table-cell>
              <table:table-cell office:value-type="float" office:value="77">
                <text:p>77</text:p>
              </table:table-cell>
              <table:table-cell office:value-type="float" office:value="2.43330705658168">
                <text:p>2.43330705658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1.86119472072664">
                <text:p>1.86119472072664</text:p>
              </table:table-cell>
              <table:table-cell office:value-type="float" office:value="81">
                <text:p>81</text:p>
              </table:table-cell>
              <table:table-cell office:value-type="float" office:value="2.45622150178914">
                <text:p>2.45622150178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1.86138421023835">
                <text:p>1.86138421023835</text:p>
              </table:table-cell>
              <table:table-cell office:value-type="float" office:value="84">
                <text:p>84</text:p>
              </table:table-cell>
              <table:table-cell office:value-type="float" office:value="2.44767803642577">
                <text:p>2.44767803642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1.86251471691956">
                <text:p>1.86251471691956</text:p>
              </table:table-cell>
              <table:table-cell office:value-type="float" office:value="88">
                <text:p>88</text:p>
              </table:table-cell>
              <table:table-cell office:value-type="float" office:value="2.35583475749316">
                <text:p>2.35583475749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1.88445586267015">
                <text:p>1.88445586267015</text:p>
              </table:table-cell>
              <table:table-cell office:value-type="float" office:value="92">
                <text:p>92</text:p>
              </table:table-cell>
              <table:table-cell office:value-type="float" office:value="2.39866726070547">
                <text:p>2.39866726070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1.88779793145607">
                <text:p>1.88779793145607</text:p>
              </table:table-cell>
              <table:table-cell office:value-type="float" office:value="95">
                <text:p>95</text:p>
              </table:table-cell>
              <table:table-cell office:value-type="float" office:value="2.32440575164038">
                <text:p>2.32440575164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1.85327947985226">
                <text:p>1.85327947985226</text:p>
              </table:table-cell>
              <table:table-cell office:value-type="float" office:value="98">
                <text:p>98</text:p>
              </table:table-cell>
              <table:table-cell office:value-type="float" office:value="2.28581458124855">
                <text:p>2.28581458124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">
                <text:p>98</text:p>
              </table:table-cell>
              <table:table-cell office:value-type="float" office:value="1.86616327620369">
                <text:p>1.86616327620369</text:p>
              </table:table-cell>
              <table:table-cell office:value-type="float" office:value="102">
                <text:p>102</text:p>
              </table:table-cell>
              <table:table-cell office:value-type="float" office:value="2.29981883950116">
                <text:p>2.299818839501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">
                <text:p>101</text:p>
              </table:table-cell>
              <table:table-cell office:value-type="float" office:value="1.83722719933342">
                <text:p>1.83722719933342</text:p>
              </table:table-cell>
              <table:table-cell office:value-type="float" office:value="106">
                <text:p>106</text:p>
              </table:table-cell>
              <table:table-cell office:value-type="float" office:value="2.32001226257011">
                <text:p>2.32001226257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">
                <text:p>105</text:p>
              </table:table-cell>
              <table:table-cell office:value-type="float" office:value="1.82615637260381">
                <text:p>1.82615637260381</text:p>
              </table:table-cell>
              <table:table-cell office:value-type="float" office:value="109">
                <text:p>109</text:p>
              </table:table-cell>
              <table:table-cell office:value-type="float" office:value="2.22226940367683">
                <text:p>2.222269403676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">
                <text:p>108</text:p>
              </table:table-cell>
              <table:table-cell office:value-type="float" office:value="1.83090272781182">
                <text:p>1.83090272781182</text:p>
              </table:table-cell>
              <table:table-cell office:value-type="float" office:value="112">
                <text:p>112</text:p>
              </table:table-cell>
              <table:table-cell office:value-type="float" office:value="2.28577797467766">
                <text:p>2.28577797467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">
                <text:p>111</text:p>
              </table:table-cell>
              <table:table-cell office:value-type="float" office:value="1.87669772945805">
                <text:p>1.87669772945805</text:p>
              </table:table-cell>
              <table:table-cell office:value-type="float" office:value="116">
                <text:p>116</text:p>
              </table:table-cell>
              <table:table-cell office:value-type="float" office:value="2.2149478300793">
                <text:p>2.2149478300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">
                <text:p>115</text:p>
              </table:table-cell>
              <table:table-cell office:value-type="float" office:value="1.77537685026696">
                <text:p>1.77537685026696</text:p>
              </table:table-cell>
              <table:table-cell office:value-type="float" office:value="120">
                <text:p>120</text:p>
              </table:table-cell>
              <table:table-cell office:value-type="float" office:value="2.19966117174141">
                <text:p>2.19966117174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9">
                <text:p>119</text:p>
              </table:table-cell>
              <table:table-cell office:value-type="float" office:value="1.83467855409659">
                <text:p>1.83467855409659</text:p>
              </table:table-cell>
              <table:table-cell office:value-type="float" office:value="124">
                <text:p>124</text:p>
              </table:table-cell>
              <table:table-cell office:value-type="float" office:value="2.16564588125983">
                <text:p>2.16564588125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">
                <text:p>122</text:p>
              </table:table-cell>
              <table:table-cell office:value-type="float" office:value="1.8357729099384">
                <text:p>1.8357729099384</text:p>
              </table:table-cell>
              <table:table-cell office:value-type="float" office:value="128">
                <text:p>128</text:p>
              </table:table-cell>
              <table:table-cell office:value-type="float" office:value="2.18929589358071">
                <text:p>2.18929589358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